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6500" calcext:value-type="float">
            <text:p>6500</text:p>
          </table:table-cell>
          <table:table-cell office:value-type="float" office:value="7000" calcext:value-type="float">
            <text:p>7000</text:p>
          </table:table-cell>
          <table:table-cell office:value-type="float" office:value="7500" calcext:value-type="float">
            <text:p>7500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office:value-type="float" office:value="9200" calcext:value-type="float">
            <text:p>9200</text:p>
          </table:table-cell>
          <table:table-cell office:value-type="float" office:value="9500" calcext:value-type="float">
            <text:p>9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500" calcext:value-type="float">
            <text:p>10500</text:p>
          </table:table-cell>
          <table:table-cell office:value-type="float" office:value="11000" calcext:value-type="float">
            <text:p>11000</text:p>
          </table:table-cell>
          <table:table-cell office:value-type="float" office:value="11500" calcext:value-type="float">
            <text:p>1150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349765378363065" calcext:value-type="float">
            <text:p>3.49765378363065E-05</text:p>
          </table:table-cell>
          <table:table-cell office:value-type="float" office:value="0.999974" calcext:value-type="float">
            <text:p>0.999974</text:p>
          </table:table-cell>
          <table:table-cell office:value-type="float" office:value="0.999976" calcext:value-type="float">
            <text:p>0.999976</text:p>
          </table:table-cell>
          <table:table-cell office:value-type="float" office:value="0.999978" calcext:value-type="float">
            <text:p>0.999978</text:p>
          </table:table-cell>
          <table:table-cell office:value-type="float" office:value="0.99998" calcext:value-type="float">
            <text:p>0.99998</text:p>
          </table:table-cell>
          <table:table-cell office:value-type="float" office:value="0.999981" calcext:value-type="float">
            <text:p>0.999981</text:p>
          </table:table-cell>
          <table:table-cell office:value-type="float" office:value="0.999982" calcext:value-type="float">
            <text:p>0.999982</text:p>
          </table:table-cell>
          <table:table-cell office:value-type="float" office:value="0.999983" calcext:value-type="float">
            <text:p>0.999983</text:p>
          </table:table-cell>
          <table:table-cell table:number-columns-repeated="2" office:value-type="float" office:value="0.999984" calcext:value-type="float">
            <text:p>0.999984</text:p>
          </table:table-cell>
          <table:table-cell office:value-type="float" office:value="0.999985" calcext:value-type="float">
            <text:p>0.999985</text:p>
          </table:table-cell>
          <table:table-cell table:number-columns-repeated="2" office:value-type="float" office:value="0.999986" calcext:value-type="float">
            <text:p>0.999986</text:p>
          </table:table-cell>
          <table:table-cell table:number-columns-repeated="2" office:value-type="float" office:value="0.999987" calcext:value-type="float">
            <text:p>0.999987</text:p>
          </table:table-cell>
        </table:table-row>
        <table:table-row table:style-name="ro1">
          <table:table-cell office:value-type="float" office:value="0.000069953075672613" calcext:value-type="float">
            <text:p>6.9953075672613E-05</text:p>
          </table:table-cell>
          <table:table-cell office:value-type="float" office:value="0.999948" calcext:value-type="float">
            <text:p>0.999948</text:p>
          </table:table-cell>
          <table:table-cell office:value-type="float" office:value="0.999953" calcext:value-type="float">
            <text:p>0.999953</text:p>
          </table:table-cell>
          <table:table-cell office:value-type="float" office:value="0.999957" calcext:value-type="float">
            <text:p>0.999957</text:p>
          </table:table-cell>
          <table:table-cell office:value-type="float" office:value="0.99996" calcext:value-type="float">
            <text:p>0.99996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999965" calcext:value-type="float">
            <text:p>0.999965</text:p>
          </table:table-cell>
          <table:table-cell table:number-columns-repeated="2" office:value-type="float" office:value="0.999967" calcext:value-type="float">
            <text:p>0.999967</text:p>
          </table:table-cell>
          <table:table-cell office:value-type="float" office:value="0.999968" calcext:value-type="float">
            <text:p>0.999968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999971" calcext:value-type="float">
            <text:p>0.999971</text:p>
          </table:table-cell>
          <table:table-cell office:value-type="float" office:value="0.999972" calcext:value-type="float">
            <text:p>0.999972</text:p>
          </table:table-cell>
          <table:table-cell office:value-type="float" office:value="0.999973" calcext:value-type="float">
            <text:p>0.999973</text:p>
          </table:table-cell>
          <table:table-cell office:value-type="float" office:value="0.999974" calcext:value-type="float">
            <text:p>0.999974</text:p>
          </table:table-cell>
        </table:table-row>
        <table:table-row table:style-name="ro1">
          <table:table-cell office:value-type="float" office:value="0.00010492961350892" calcext:value-type="float">
            <text:p>0.000104929613509</text:p>
          </table:table-cell>
          <table:table-cell office:value-type="float" office:value="0.999923" calcext:value-type="float">
            <text:p>0.999923</text:p>
          </table:table-cell>
          <table:table-cell office:value-type="float" office:value="0.999929" calcext:value-type="float">
            <text:p>0.999929</text:p>
          </table:table-cell>
          <table:table-cell office:value-type="float" office:value="0.999935" calcext:value-type="float">
            <text:p>0.999935</text:p>
          </table:table-cell>
          <table:table-cell office:value-type="float" office:value="0.999939" calcext:value-type="float">
            <text:p>0.999939</text:p>
          </table:table-cell>
          <table:table-cell office:value-type="float" office:value="0.999943" calcext:value-type="float">
            <text:p>0.999943</text:p>
          </table:table-cell>
          <table:table-cell office:value-type="float" office:value="0.999947" calcext:value-type="float">
            <text:p>0.999947</text:p>
          </table:table-cell>
          <table:table-cell office:value-type="float" office:value="0.99995" calcext:value-type="float">
            <text:p>0.99995</text:p>
          </table:table-cell>
          <table:table-cell office:value-type="float" office:value="0.999951" calcext:value-type="float">
            <text:p>0.999951</text:p>
          </table:table-cell>
          <table:table-cell office:value-type="float" office:value="0.999953" calcext:value-type="float">
            <text:p>0.999953</text:p>
          </table:table-cell>
          <table:table-cell office:value-type="float" office:value="0.999955" calcext:value-type="float">
            <text:p>0.999955</text:p>
          </table:table-cell>
          <table:table-cell office:value-type="float" office:value="0.999957" calcext:value-type="float">
            <text:p>0.999957</text:p>
          </table:table-cell>
          <table:table-cell office:value-type="float" office:value="0.999959" calcext:value-type="float">
            <text:p>0.999959</text:p>
          </table:table-cell>
          <table:table-cell office:value-type="float" office:value="0.99996" calcext:value-type="float">
            <text:p>0.99996</text:p>
          </table:table-cell>
          <table:table-cell office:value-type="float" office:value="0.999961" calcext:value-type="float">
            <text:p>0.999961</text:p>
          </table:table-cell>
        </table:table-row>
        <table:table-row table:style-name="ro1">
          <table:table-cell office:value-type="float" office:value="0.000139906151345226" calcext:value-type="float">
            <text:p>0.000139906151345</text:p>
          </table:table-cell>
          <table:table-cell office:value-type="float" office:value="0.999897" calcext:value-type="float">
            <text:p>0.999897</text:p>
          </table:table-cell>
          <table:table-cell office:value-type="float" office:value="0.999906" calcext:value-type="float">
            <text:p>0.999906</text:p>
          </table:table-cell>
          <table:table-cell office:value-type="float" office:value="0.999913" calcext:value-type="float">
            <text:p>0.999913</text:p>
          </table:table-cell>
          <table:table-cell office:value-type="float" office:value="0.999919" calcext:value-type="float">
            <text:p>0.999919</text:p>
          </table:table-cell>
          <table:table-cell office:value-type="float" office:value="0.999925" calcext:value-type="float">
            <text:p>0.999925</text:p>
          </table:table-cell>
          <table:table-cell office:value-type="float" office:value="0.999929" calcext:value-type="float">
            <text:p>0.999929</text:p>
          </table:table-cell>
          <table:table-cell office:value-type="float" office:value="0.999933" calcext:value-type="float">
            <text:p>0.999933</text:p>
          </table:table-cell>
          <table:table-cell office:value-type="float" office:value="0.999935" calcext:value-type="float">
            <text:p>0.999935</text:p>
          </table:table-cell>
          <table:table-cell office:value-type="float" office:value="0.999937" calcext:value-type="float">
            <text:p>0.999937</text:p>
          </table:table-cell>
          <table:table-cell office:value-type="float" office:value="0.99994" calcext:value-type="float">
            <text:p>0.99994</text:p>
          </table:table-cell>
          <table:table-cell office:value-type="float" office:value="0.999942" calcext:value-type="float">
            <text:p>0.999942</text:p>
          </table:table-cell>
          <table:table-cell office:value-type="float" office:value="0.999945" calcext:value-type="float">
            <text:p>0.999945</text:p>
          </table:table-cell>
          <table:table-cell office:value-type="float" office:value="0.999947" calcext:value-type="float">
            <text:p>0.999947</text:p>
          </table:table-cell>
          <table:table-cell office:value-type="float" office:value="0.999948" calcext:value-type="float">
            <text:p>0.999948</text:p>
          </table:table-cell>
        </table:table-row>
        <table:table-row table:style-name="ro1">
          <table:table-cell office:value-type="float" office:value="0.000174882689181533" calcext:value-type="float">
            <text:p>0.000174882689182</text:p>
          </table:table-cell>
          <table:table-cell office:value-type="float" office:value="0.999871" calcext:value-type="float">
            <text:p>0.999871</text:p>
          </table:table-cell>
          <table:table-cell office:value-type="float" office:value="0.999882" calcext:value-type="float">
            <text:p>0.999882</text:p>
          </table:table-cell>
          <table:table-cell office:value-type="float" office:value="0.999891" calcext:value-type="float">
            <text:p>0.999891</text:p>
          </table:table-cell>
          <table:table-cell office:value-type="float" office:value="0.999899" calcext:value-type="float">
            <text:p>0.999899</text:p>
          </table:table-cell>
          <table:table-cell office:value-type="float" office:value="0.999906" calcext:value-type="float">
            <text:p>0.999906</text:p>
          </table:table-cell>
          <table:table-cell office:value-type="float" office:value="0.999912" calcext:value-type="float">
            <text:p>0.999912</text:p>
          </table:table-cell>
          <table:table-cell office:value-type="float" office:value="0.999917" calcext:value-type="float">
            <text:p>0.999917</text:p>
          </table:table-cell>
          <table:table-cell office:value-type="float" office:value="0.999918" calcext:value-type="float">
            <text:p>0.999918</text:p>
          </table:table-cell>
          <table:table-cell office:value-type="float" office:value="0.999921" calcext:value-type="float">
            <text:p>0.999921</text:p>
          </table:table-cell>
          <table:table-cell office:value-type="float" office:value="0.999925" calcext:value-type="float">
            <text:p>0.999925</text:p>
          </table:table-cell>
          <table:table-cell office:value-type="float" office:value="0.999928" calcext:value-type="float">
            <text:p>0.999928</text:p>
          </table:table-cell>
          <table:table-cell office:value-type="float" office:value="0.999931" calcext:value-type="float">
            <text:p>0.999931</text:p>
          </table:table-cell>
          <table:table-cell office:value-type="float" office:value="0.999933" calcext:value-type="float">
            <text:p>0.999933</text:p>
          </table:table-cell>
          <table:table-cell office:value-type="float" office:value="0.999935" calcext:value-type="float">
            <text:p>0.999935</text:p>
          </table:table-cell>
        </table:table-row>
        <table:table-row table:style-name="ro1">
          <table:table-cell office:value-type="float" office:value="0.000209859261924424" calcext:value-type="float">
            <text:p>0.000209859261924</text:p>
          </table:table-cell>
          <table:table-cell office:value-type="float" office:value="0.999845" calcext:value-type="float">
            <text:p>0.999845</text:p>
          </table:table-cell>
          <table:table-cell office:value-type="float" office:value="0.999858" calcext:value-type="float">
            <text:p>0.999858</text:p>
          </table:table-cell>
          <table:table-cell office:value-type="float" office:value="0.999869" calcext:value-type="float">
            <text:p>0.999869</text:p>
          </table:table-cell>
          <table:table-cell office:value-type="float" office:value="0.999879" calcext:value-type="float">
            <text:p>0.999879</text:p>
          </table:table-cell>
          <table:table-cell office:value-type="float" office:value="0.999887" calcext:value-type="float">
            <text:p>0.999887</text:p>
          </table:table-cell>
          <table:table-cell office:value-type="float" office:value="0.999894" calcext:value-type="float">
            <text:p>0.999894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9902" calcext:value-type="float">
            <text:p>0.999902</text:p>
          </table:table-cell>
          <table:table-cell office:value-type="float" office:value="0.999905" calcext:value-type="float">
            <text:p>0.999905</text:p>
          </table:table-cell>
          <table:table-cell office:value-type="float" office:value="0.99991" calcext:value-type="float">
            <text:p>0.99991</text:p>
          </table:table-cell>
          <table:table-cell office:value-type="float" office:value="0.999914" calcext:value-type="float">
            <text:p>0.999914</text:p>
          </table:table-cell>
          <table:table-cell office:value-type="float" office:value="0.999917" calcext:value-type="float">
            <text:p>0.999917</text:p>
          </table:table-cell>
          <table:table-cell office:value-type="float" office:value="0.99992" calcext:value-type="float">
            <text:p>0.99992</text:p>
          </table:table-cell>
          <table:table-cell office:value-type="float" office:value="0.999922" calcext:value-type="float">
            <text:p>0.999922</text:p>
          </table:table-cell>
        </table:table-row>
        <table:table-row table:style-name="ro1">
          <table:table-cell office:value-type="float" office:value="0.000244835834667316" calcext:value-type="float">
            <text:p>0.000244835834667</text:p>
          </table:table-cell>
          <table:table-cell office:value-type="float" office:value="0.999819" calcext:value-type="float">
            <text:p>0.999819</text:p>
          </table:table-cell>
          <table:table-cell office:value-type="float" office:value="0.999835" calcext:value-type="float">
            <text:p>0.999835</text:p>
          </table:table-cell>
          <table:table-cell office:value-type="float" office:value="0.999848" calcext:value-type="float">
            <text:p>0.999848</text:p>
          </table:table-cell>
          <table:table-cell office:value-type="float" office:value="0.999859" calcext:value-type="float">
            <text:p>0.999859</text:p>
          </table:table-cell>
          <table:table-cell office:value-type="float" office:value="0.999868" calcext:value-type="float">
            <text:p>0.999868</text:p>
          </table:table-cell>
          <table:table-cell office:value-type="float" office:value="0.999876" calcext:value-type="float">
            <text:p>0.999876</text:p>
          </table:table-cell>
          <table:table-cell office:value-type="float" office:value="0.999883" calcext:value-type="float">
            <text:p>0.999883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999889" calcext:value-type="float">
            <text:p>0.999889</text:p>
          </table:table-cell>
          <table:table-cell office:value-type="float" office:value="0.999895" calcext:value-type="float">
            <text:p>0.999895</text:p>
          </table:table-cell>
          <table:table-cell office:value-type="float" office:value="0.999899" calcext:value-type="float">
            <text:p>0.999899</text:p>
          </table:table-cell>
          <table:table-cell office:value-type="float" office:value="0.999903" calcext:value-type="float">
            <text:p>0.999903</text:p>
          </table:table-cell>
          <table:table-cell office:value-type="float" office:value="0.999906" calcext:value-type="float">
            <text:p>0.999906</text:p>
          </table:table-cell>
          <table:table-cell office:value-type="float" office:value="0.999909" calcext:value-type="float">
            <text:p>0.999909</text:p>
          </table:table-cell>
        </table:table-row>
        <table:table-row table:style-name="ro1">
          <table:table-cell office:value-type="float" office:value="0.000279812232877282" calcext:value-type="float">
            <text:p>0.000279812232877</text:p>
          </table:table-cell>
          <table:table-cell office:value-type="float" office:value="0.999793" calcext:value-type="float">
            <text:p>0.999793</text:p>
          </table:table-cell>
          <table:table-cell office:value-type="float" office:value="0.999811" calcext:value-type="float">
            <text:p>0.999811</text:p>
          </table:table-cell>
          <table:table-cell office:value-type="float" office:value="0.999826" calcext:value-type="float">
            <text:p>0.999826</text:p>
          </table:table-cell>
          <table:table-cell office:value-type="float" office:value="0.999838" calcext:value-type="float">
            <text:p>0.999838</text:p>
          </table:table-cell>
          <table:table-cell office:value-type="float" office:value="0.999849" calcext:value-type="float">
            <text:p>0.999849</text:p>
          </table:table-cell>
          <table:table-cell office:value-type="float" office:value="0.999858" calcext:value-type="float">
            <text:p>0.999858</text:p>
          </table:table-cell>
          <table:table-cell office:value-type="float" office:value="0.999866" calcext:value-type="float">
            <text:p>0.999866</text:p>
          </table:table-cell>
          <table:table-cell office:value-type="float" office:value="0.999869" calcext:value-type="float">
            <text:p>0.999869</text:p>
          </table:table-cell>
          <table:table-cell office:value-type="float" office:value="0.999873" calcext:value-type="float">
            <text:p>0.999873</text:p>
          </table:table-cell>
          <table:table-cell office:value-type="float" office:value="0.999879" calcext:value-type="float">
            <text:p>0.999879</text:p>
          </table:table-cell>
          <table:table-cell office:value-type="float" office:value="0.999885" calcext:value-type="float">
            <text:p>0.999885</text:p>
          </table:table-cell>
          <table:table-cell office:value-type="float" office:value="0.999889" calcext:value-type="float">
            <text:p>0.999889</text:p>
          </table:table-cell>
          <table:table-cell office:value-type="float" office:value="0.999893" calcext:value-type="float">
            <text:p>0.999893</text:p>
          </table:table-cell>
          <table:table-cell office:value-type="float" office:value="0.999896" calcext:value-type="float">
            <text:p>0.999896</text:p>
          </table:table-cell>
        </table:table-row>
        <table:table-row table:style-name="ro1">
          <table:table-cell office:value-type="float" office:value="0.000314788805620174" calcext:value-type="float">
            <text:p>0.00031478880562</text:p>
          </table:table-cell>
          <table:table-cell office:value-type="float" office:value="0.999767" calcext:value-type="float">
            <text:p>0.999767</text:p>
          </table:table-cell>
          <table:table-cell office:value-type="float" office:value="0.999787" calcext:value-type="float">
            <text:p>0.999787</text:p>
          </table:table-cell>
          <table:table-cell office:value-type="float" office:value="0.999804" calcext:value-type="float">
            <text:p>0.999804</text:p>
          </table:table-cell>
          <table:table-cell office:value-type="float" office:value="0.999818" calcext:value-type="float">
            <text:p>0.999818</text:p>
          </table:table-cell>
          <table:table-cell office:value-type="float" office:value="0.99983" calcext:value-type="float">
            <text:p>0.99983</text:p>
          </table:table-cell>
          <table:table-cell office:value-type="float" office:value="0.999841" calcext:value-type="float">
            <text:p>0.999841</text:p>
          </table:table-cell>
          <table:table-cell office:value-type="float" office:value="0.99985" calcext:value-type="float">
            <text:p>0.99985</text:p>
          </table:table-cell>
          <table:table-cell office:value-type="float" office:value="0.999853" calcext:value-type="float">
            <text:p>0.999853</text:p>
          </table:table-cell>
          <table:table-cell office:value-type="float" office:value="0.999857" calcext:value-type="float">
            <text:p>0.999857</text:p>
          </table:table-cell>
          <table:table-cell office:value-type="float" office:value="0.999864" calcext:value-type="float">
            <text:p>0.999864</text:p>
          </table:table-cell>
          <table:table-cell office:value-type="float" office:value="0.99987" calcext:value-type="float">
            <text:p>0.99987</text:p>
          </table:table-cell>
          <table:table-cell office:value-type="float" office:value="0.999875" calcext:value-type="float">
            <text:p>0.999875</text:p>
          </table:table-cell>
          <table:table-cell office:value-type="float" office:value="0.999879" calcext:value-type="float">
            <text:p>0.999879</text:p>
          </table:table-cell>
          <table:table-cell office:value-type="float" office:value="0.999883" calcext:value-type="float">
            <text:p>0.999883</text:p>
          </table:table-cell>
        </table:table-row>
        <table:table-row table:style-name="ro1">
          <table:table-cell office:value-type="float" office:value="0.000349765378363065" calcext:value-type="float">
            <text:p>0.000349765378363</text:p>
          </table:table-cell>
          <table:table-cell office:value-type="float" office:value="0.999741" calcext:value-type="float">
            <text:p>0.999741</text:p>
          </table:table-cell>
          <table:table-cell office:value-type="float" office:value="0.999763" calcext:value-type="float">
            <text:p>0.999763</text:p>
          </table:table-cell>
          <table:table-cell office:value-type="float" office:value="0.999782" calcext:value-type="float">
            <text:p>0.999782</text:p>
          </table:table-cell>
          <table:table-cell office:value-type="float" office:value="0.999798" calcext:value-type="float">
            <text:p>0.999798</text:p>
          </table:table-cell>
          <table:table-cell office:value-type="float" office:value="0.999811" calcext:value-type="float">
            <text:p>0.999811</text:p>
          </table:table-cell>
          <table:table-cell office:value-type="float" office:value="0.999823" calcext:value-type="float">
            <text:p>0.999823</text:p>
          </table:table-cell>
          <table:table-cell office:value-type="float" office:value="0.999833" calcext:value-type="float">
            <text:p>0.999833</text:p>
          </table:table-cell>
          <table:table-cell office:value-type="float" office:value="0.999836" calcext:value-type="float">
            <text:p>0.999836</text:p>
          </table:table-cell>
          <table:table-cell office:value-type="float" office:value="0.999841" calcext:value-type="float">
            <text:p>0.999841</text:p>
          </table:table-cell>
          <table:table-cell office:value-type="float" office:value="0.999849" calcext:value-type="float">
            <text:p>0.999849</text:p>
          </table:table-cell>
          <table:table-cell office:value-type="float" office:value="0.999855" calcext:value-type="float">
            <text:p>0.999855</text:p>
          </table:table-cell>
          <table:table-cell office:value-type="float" office:value="0.999861" calcext:value-type="float">
            <text:p>0.999861</text:p>
          </table:table-cell>
          <table:table-cell office:value-type="float" office:value="0.999866" calcext:value-type="float">
            <text:p>0.999866</text:p>
          </table:table-cell>
          <table:table-cell office:value-type="float" office:value="0.99987" calcext:value-type="float">
            <text:p>0.99987</text:p>
          </table:table-cell>
        </table:table-row>
        <table:table-row table:style-name="ro1">
          <table:table-cell office:value-type="float" office:value="0.000384741951105957" calcext:value-type="float">
            <text:p>0.000384741951106</text:p>
          </table:table-cell>
          <table:table-cell office:value-type="float" office:value="0.999716" calcext:value-type="float">
            <text:p>0.999716</text:p>
          </table:table-cell>
          <table:table-cell office:value-type="float" office:value="0.99974" calcext:value-type="float">
            <text:p>0.99974</text:p>
          </table:table-cell>
          <table:table-cell office:value-type="float" office:value="0.99976" calcext:value-type="float">
            <text:p>0.99976</text:p>
          </table:table-cell>
          <table:table-cell office:value-type="float" office:value="0.999777" calcext:value-type="float">
            <text:p>0.999777</text:p>
          </table:table-cell>
          <table:table-cell office:value-type="float" office:value="0.999792" calcext:value-type="float">
            <text:p>0.999792</text:p>
          </table:table-cell>
          <table:table-cell office:value-type="float" office:value="0.999805" calcext:value-type="float">
            <text:p>0.999805</text:p>
          </table:table-cell>
          <table:table-cell office:value-type="float" office:value="0.999816" calcext:value-type="float">
            <text:p>0.999816</text:p>
          </table:table-cell>
          <table:table-cell office:value-type="float" office:value="0.99982" calcext:value-type="float">
            <text:p>0.99982</text:p>
          </table:table-cell>
          <table:table-cell office:value-type="float" office:value="0.999825" calcext:value-type="float">
            <text:p>0.999825</text:p>
          </table:table-cell>
          <table:table-cell office:value-type="float" office:value="0.999834" calcext:value-type="float">
            <text:p>0.999834</text:p>
          </table:table-cell>
          <table:table-cell office:value-type="float" office:value="0.999841" calcext:value-type="float">
            <text:p>0.999841</text:p>
          </table:table-cell>
          <table:table-cell office:value-type="float" office:value="0.999847" calcext:value-type="float">
            <text:p>0.999847</text:p>
          </table:table-cell>
          <table:table-cell office:value-type="float" office:value="0.999852" calcext:value-type="float">
            <text:p>0.999852</text:p>
          </table:table-cell>
          <table:table-cell office:value-type="float" office:value="0.999856" calcext:value-type="float">
            <text:p>0.999856</text:p>
          </table:table-cell>
        </table:table-row>
        <table:table-row table:style-name="ro1">
          <table:table-cell office:value-type="float" office:value="0.000419718523848848" calcext:value-type="float">
            <text:p>0.000419718523849</text:p>
          </table:table-cell>
          <table:table-cell office:value-type="float" office:value="0.99969" calcext:value-type="float">
            <text:p>0.99969</text:p>
          </table:table-cell>
          <table:table-cell office:value-type="float" office:value="0.999716" calcext:value-type="float">
            <text:p>0.999716</text:p>
          </table:table-cell>
          <table:table-cell office:value-type="float" office:value="0.999738" calcext:value-type="float">
            <text:p>0.999738</text:p>
          </table:table-cell>
          <table:table-cell office:value-type="float" office:value="0.999757" calcext:value-type="float">
            <text:p>0.999757</text:p>
          </table:table-cell>
          <table:table-cell office:value-type="float" office:value="0.999773" calcext:value-type="float">
            <text:p>0.999773</text:p>
          </table:table-cell>
          <table:table-cell office:value-type="float" office:value="0.999787" calcext:value-type="float">
            <text:p>0.999787</text:p>
          </table:table-cell>
          <table:table-cell office:value-type="float" office:value="0.999799" calcext:value-type="float">
            <text:p>0.999799</text:p>
          </table:table-cell>
          <table:table-cell office:value-type="float" office:value="0.999803" calcext:value-type="float">
            <text:p>0.999803</text:p>
          </table:table-cell>
          <table:table-cell office:value-type="float" office:value="0.999809" calcext:value-type="float">
            <text:p>0.999809</text:p>
          </table:table-cell>
          <table:table-cell office:value-type="float" office:value="0.999818" calcext:value-type="float">
            <text:p>0.999818</text:p>
          </table:table-cell>
          <table:table-cell office:value-type="float" office:value="0.999826" calcext:value-type="float">
            <text:p>0.999826</text:p>
          </table:table-cell>
          <table:table-cell office:value-type="float" office:value="0.999833" calcext:value-type="float">
            <text:p>0.999833</text:p>
          </table:table-cell>
          <table:table-cell office:value-type="float" office:value="0.999838" calcext:value-type="float">
            <text:p>0.999838</text:p>
          </table:table-cell>
          <table:table-cell office:value-type="float" office:value="0.999843" calcext:value-type="float">
            <text:p>0.999843</text:p>
          </table:table-cell>
        </table:table-row>
        <table:table-row table:style-name="ro1">
          <table:table-cell office:value-type="float" office:value="0.000454694922058815" calcext:value-type="float">
            <text:p>0.000454694922059</text:p>
          </table:table-cell>
          <table:table-cell office:value-type="float" office:value="0.999663" calcext:value-type="float">
            <text:p>0.999663</text:p>
          </table:table-cell>
          <table:table-cell office:value-type="float" office:value="0.999692" calcext:value-type="float">
            <text:p>0.999692</text:p>
          </table:table-cell>
          <table:table-cell office:value-type="float" office:value="0.999716" calcext:value-type="float">
            <text:p>0.999716</text:p>
          </table:table-cell>
          <table:table-cell office:value-type="float" office:value="0.999736" calcext:value-type="float">
            <text:p>0.999736</text:p>
          </table:table-cell>
          <table:table-cell office:value-type="float" office:value="0.999754" calcext:value-type="float">
            <text:p>0.999754</text:p>
          </table:table-cell>
          <table:table-cell office:value-type="float" office:value="0.999769" calcext:value-type="float">
            <text:p>0.999769</text:p>
          </table:table-cell>
          <table:table-cell office:value-type="float" office:value="0.999782" calcext:value-type="float">
            <text:p>0.999782</text:p>
          </table:table-cell>
          <table:table-cell office:value-type="float" office:value="0.999786" calcext:value-type="float">
            <text:p>0.999786</text:p>
          </table:table-cell>
          <table:table-cell office:value-type="float" office:value="0.999793" calcext:value-type="float">
            <text:p>0.999793</text:p>
          </table:table-cell>
          <table:table-cell office:value-type="float" office:value="0.999803" calcext:value-type="float">
            <text:p>0.999803</text:p>
          </table:table-cell>
          <table:table-cell office:value-type="float" office:value="0.999811" calcext:value-type="float">
            <text:p>0.999811</text:p>
          </table:table-cell>
          <table:table-cell office:value-type="float" office:value="0.999818" calcext:value-type="float">
            <text:p>0.999818</text:p>
          </table:table-cell>
          <table:table-cell office:value-type="float" office:value="0.999824" calcext:value-type="float">
            <text:p>0.999824</text:p>
          </table:table-cell>
          <table:table-cell office:value-type="float" office:value="0.99983" calcext:value-type="float">
            <text:p>0.99983</text:p>
          </table:table-cell>
        </table:table-row>
        <table:table-row table:style-name="ro1">
          <table:table-cell office:value-type="float" office:value="0.000489671494801706" calcext:value-type="float">
            <text:p>0.000489671494802</text:p>
          </table:table-cell>
          <table:table-cell office:value-type="float" office:value="0.999637" calcext:value-type="float">
            <text:p>0.999637</text:p>
          </table:table-cell>
          <table:table-cell office:value-type="float" office:value="0.999668" calcext:value-type="float">
            <text:p>0.999668</text:p>
          </table:table-cell>
          <table:table-cell office:value-type="float" office:value="0.999694" calcext:value-type="float">
            <text:p>0.999694</text:p>
          </table:table-cell>
          <table:table-cell office:value-type="float" office:value="0.999716" calcext:value-type="float">
            <text:p>0.999716</text:p>
          </table:table-cell>
          <table:table-cell office:value-type="float" office:value="0.999735" calcext:value-type="float">
            <text:p>0.999735</text:p>
          </table:table-cell>
          <table:table-cell office:value-type="float" office:value="0.999751" calcext:value-type="float">
            <text:p>0.999751</text:p>
          </table:table-cell>
          <table:table-cell office:value-type="float" office:value="0.999765" calcext:value-type="float">
            <text:p>0.999765</text:p>
          </table:table-cell>
          <table:table-cell office:value-type="float" office:value="0.99977" calcext:value-type="float">
            <text:p>0.99977</text:p>
          </table:table-cell>
          <table:table-cell office:value-type="float" office:value="0.999777" calcext:value-type="float">
            <text:p>0.999777</text:p>
          </table:table-cell>
          <table:table-cell office:value-type="float" office:value="0.999787" calcext:value-type="float">
            <text:p>0.999787</text:p>
          </table:table-cell>
          <table:table-cell office:value-type="float" office:value="0.999796" calcext:value-type="float">
            <text:p>0.999796</text:p>
          </table:table-cell>
          <table:table-cell office:value-type="float" office:value="0.999804" calcext:value-type="float">
            <text:p>0.999804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999816" calcext:value-type="float">
            <text:p>0.999816</text:p>
          </table:table-cell>
        </table:table-row>
        <table:table-row table:style-name="ro1">
          <table:table-cell office:value-type="float" office:value="0.000524648067544598" calcext:value-type="float">
            <text:p>0.000524648067545</text:p>
          </table:table-cell>
          <table:table-cell office:value-type="float" office:value="0.999611" calcext:value-type="float">
            <text:p>0.999611</text:p>
          </table:table-cell>
          <table:table-cell office:value-type="float" office:value="0.999644" calcext:value-type="float">
            <text:p>0.999644</text:p>
          </table:table-cell>
          <table:table-cell office:value-type="float" office:value="0.999672" calcext:value-type="float">
            <text:p>0.999672</text:p>
          </table:table-cell>
          <table:table-cell office:value-type="float" office:value="0.999695" calcext:value-type="float">
            <text:p>0.999695</text:p>
          </table:table-cell>
          <table:table-cell office:value-type="float" office:value="0.999715" calcext:value-type="float">
            <text:p>0.999715</text:p>
          </table:table-cell>
          <table:table-cell office:value-type="float" office:value="0.999733" calcext:value-type="float">
            <text:p>0.999733</text:p>
          </table:table-cell>
          <table:table-cell office:value-type="float" office:value="0.999748" calcext:value-type="float">
            <text:p>0.999748</text:p>
          </table:table-cell>
          <table:table-cell office:value-type="float" office:value="0.999753" calcext:value-type="float">
            <text:p>0.999753</text:p>
          </table:table-cell>
          <table:table-cell office:value-type="float" office:value="0.99976" calcext:value-type="float">
            <text:p>0.99976</text:p>
          </table:table-cell>
          <table:table-cell office:value-type="float" office:value="0.999771" calcext:value-type="float">
            <text:p>0.999771</text:p>
          </table:table-cell>
          <table:table-cell office:value-type="float" office:value="0.999781" calcext:value-type="float">
            <text:p>0.999781</text:p>
          </table:table-cell>
          <table:table-cell office:value-type="float" office:value="0.999789" calcext:value-type="float">
            <text:p>0.999789</text:p>
          </table:table-cell>
          <table:table-cell office:value-type="float" office:value="0.999796" calcext:value-type="float">
            <text:p>0.999796</text:p>
          </table:table-cell>
          <table:table-cell office:value-type="float" office:value="0.999802" calcext:value-type="float">
            <text:p>0.999802</text:p>
          </table:table-cell>
        </table:table-row>
        <table:table-row table:style-name="ro1">
          <table:table-cell office:value-type="float" office:value="0.000559624640287489" calcext:value-type="float">
            <text:p>0.000559624640287</text:p>
          </table:table-cell>
          <table:table-cell office:value-type="float" office:value="0.999585" calcext:value-type="float">
            <text:p>0.999585</text:p>
          </table:table-cell>
          <table:table-cell office:value-type="float" office:value="0.99962" calcext:value-type="float">
            <text:p>0.99962</text:p>
          </table:table-cell>
          <table:table-cell office:value-type="float" office:value="0.999649" calcext:value-type="float">
            <text:p>0.999649</text:p>
          </table:table-cell>
          <table:table-cell office:value-type="float" office:value="0.999674" calcext:value-type="float">
            <text:p>0.999674</text:p>
          </table:table-cell>
          <table:table-cell office:value-type="float" office:value="0.999696" calcext:value-type="float">
            <text:p>0.999696</text:p>
          </table:table-cell>
          <table:table-cell office:value-type="float" office:value="0.999714" calcext:value-type="float">
            <text:p>0.999714</text:p>
          </table:table-cell>
          <table:table-cell office:value-type="float" office:value="0.99973" calcext:value-type="float">
            <text:p>0.99973</text:p>
          </table:table-cell>
          <table:table-cell office:value-type="float" office:value="0.999736" calcext:value-type="float">
            <text:p>0.999736</text:p>
          </table:table-cell>
          <table:table-cell office:value-type="float" office:value="0.999744" calcext:value-type="float">
            <text:p>0.999744</text:p>
          </table:table-cell>
          <table:table-cell office:value-type="float" office:value="0.999756" calcext:value-type="float">
            <text:p>0.999756</text:p>
          </table:table-cell>
          <table:table-cell office:value-type="float" office:value="0.999766" calcext:value-type="float">
            <text:p>0.999766</text:p>
          </table:table-cell>
          <table:table-cell office:value-type="float" office:value="0.999775" calcext:value-type="float">
            <text:p>0.999775</text:p>
          </table:table-cell>
          <table:table-cell office:value-type="float" office:value="0.999782" calcext:value-type="float">
            <text:p>0.999782</text:p>
          </table:table-cell>
          <table:table-cell office:value-type="float" office:value="0.999789" calcext:value-type="float">
            <text:p>0.999789</text:p>
          </table:table-cell>
        </table:table-row>
        <table:table-row table:style-name="ro1">
          <table:table-cell office:value-type="float" office:value="0.000594601213030381" calcext:value-type="float">
            <text:p>0.00059460121303</text:p>
          </table:table-cell>
          <table:table-cell office:value-type="float" office:value="0.999559" calcext:value-type="float">
            <text:p>0.999559</text:p>
          </table:table-cell>
          <table:table-cell office:value-type="float" office:value="0.999596" calcext:value-type="float">
            <text:p>0.999596</text:p>
          </table:table-cell>
          <table:table-cell office:value-type="float" office:value="0.999627" calcext:value-type="float">
            <text:p>0.999627</text:p>
          </table:table-cell>
          <table:table-cell office:value-type="float" office:value="0.999654" calcext:value-type="float">
            <text:p>0.999654</text:p>
          </table:table-cell>
          <table:table-cell office:value-type="float" office:value="0.999676" calcext:value-type="float">
            <text:p>0.999676</text:p>
          </table:table-cell>
          <table:table-cell office:value-type="float" office:value="0.999696" calcext:value-type="float">
            <text:p>0.999696</text:p>
          </table:table-cell>
          <table:table-cell office:value-type="float" office:value="0.999713" calcext:value-type="float">
            <text:p>0.999713</text:p>
          </table:table-cell>
          <table:table-cell office:value-type="float" office:value="0.999719" calcext:value-type="float">
            <text:p>0.999719</text:p>
          </table:table-cell>
          <table:table-cell office:value-type="float" office:value="0.999727" calcext:value-type="float">
            <text:p>0.999727</text:p>
          </table:table-cell>
          <table:table-cell office:value-type="float" office:value="0.99974" calcext:value-type="float">
            <text:p>0.99974</text:p>
          </table:table-cell>
          <table:table-cell office:value-type="float" office:value="0.999751" calcext:value-type="float">
            <text:p>0.999751</text:p>
          </table:table-cell>
          <table:table-cell office:value-type="float" office:value="0.99976" calcext:value-type="float">
            <text:p>0.99976</text:p>
          </table:table-cell>
          <table:table-cell office:value-type="float" office:value="0.999768" calcext:value-type="float">
            <text:p>0.999768</text:p>
          </table:table-cell>
          <table:table-cell office:value-type="float" office:value="0.999775" calcext:value-type="float">
            <text:p>0.999775</text:p>
          </table:table-cell>
        </table:table-row>
        <table:table-row table:style-name="ro1">
          <table:table-cell office:value-type="float" office:value="0.000629577785773273" calcext:value-type="float">
            <text:p>0.000629577785773</text:p>
          </table:table-cell>
          <table:table-cell office:value-type="float" office:value="0.999532" calcext:value-type="float">
            <text:p>0.999532</text:p>
          </table:table-cell>
          <table:table-cell office:value-type="float" office:value="0.999572" calcext:value-type="float">
            <text:p>0.999572</text:p>
          </table:table-cell>
          <table:table-cell office:value-type="float" office:value="0.999605" calcext:value-type="float">
            <text:p>0.999605</text:p>
          </table:table-cell>
          <table:table-cell office:value-type="float" office:value="0.999633" calcext:value-type="float">
            <text:p>0.999633</text:p>
          </table:table-cell>
          <table:table-cell office:value-type="float" office:value="0.999657" calcext:value-type="float">
            <text:p>0.999657</text:p>
          </table:table-cell>
          <table:table-cell office:value-type="float" office:value="0.999678" calcext:value-type="float">
            <text:p>0.999678</text:p>
          </table:table-cell>
          <table:table-cell office:value-type="float" office:value="0.999695" calcext:value-type="float">
            <text:p>0.999695</text:p>
          </table:table-cell>
          <table:table-cell office:value-type="float" office:value="0.999702" calcext:value-type="float">
            <text:p>0.999702</text:p>
          </table:table-cell>
          <table:table-cell office:value-type="float" office:value="0.999711" calcext:value-type="float">
            <text:p>0.999711</text:p>
          </table:table-cell>
          <table:table-cell office:value-type="float" office:value="0.999724" calcext:value-type="float">
            <text:p>0.999724</text:p>
          </table:table-cell>
          <table:table-cell office:value-type="float" office:value="0.999735" calcext:value-type="float">
            <text:p>0.999735</text:p>
          </table:table-cell>
          <table:table-cell office:value-type="float" office:value="0.999745" calcext:value-type="float">
            <text:p>0.999745</text:p>
          </table:table-cell>
          <table:table-cell office:value-type="float" office:value="0.999754" calcext:value-type="float">
            <text:p>0.999754</text:p>
          </table:table-cell>
          <table:table-cell office:value-type="float" office:value="0.999761" calcext:value-type="float">
            <text:p>0.999761</text:p>
          </table:table-cell>
        </table:table-row>
        <table:table-row table:style-name="ro1">
          <table:table-cell office:value-type="float" office:value="0.000664554183983239" calcext:value-type="float">
            <text:p>0.000664554183983</text:p>
          </table:table-cell>
          <table:table-cell office:value-type="float" office:value="0.999506" calcext:value-type="float">
            <text:p>0.999506</text:p>
          </table:table-cell>
          <table:table-cell office:value-type="float" office:value="0.999547" calcext:value-type="float">
            <text:p>0.999547</text:p>
          </table:table-cell>
          <table:table-cell office:value-type="float" office:value="0.999582" calcext:value-type="float">
            <text:p>0.999582</text:p>
          </table:table-cell>
          <table:table-cell office:value-type="float" office:value="0.999612" calcext:value-type="float">
            <text:p>0.999612</text:p>
          </table:table-cell>
          <table:table-cell office:value-type="float" office:value="0.999637" calcext:value-type="float">
            <text:p>0.999637</text:p>
          </table:table-cell>
          <table:table-cell office:value-type="float" office:value="0.999659" calcext:value-type="float">
            <text:p>0.999659</text:p>
          </table:table-cell>
          <table:table-cell office:value-type="float" office:value="0.999678" calcext:value-type="float">
            <text:p>0.999678</text:p>
          </table:table-cell>
          <table:table-cell office:value-type="float" office:value="0.999685" calcext:value-type="float">
            <text:p>0.999685</text:p>
          </table:table-cell>
          <table:table-cell office:value-type="float" office:value="0.999694" calcext:value-type="float">
            <text:p>0.999694</text:p>
          </table:table-cell>
          <table:table-cell office:value-type="float" office:value="0.999708" calcext:value-type="float">
            <text:p>0.999708</text:p>
          </table:table-cell>
          <table:table-cell office:value-type="float" office:value="0.99972" calcext:value-type="float">
            <text:p>0.99972</text:p>
          </table:table-cell>
          <table:table-cell office:value-type="float" office:value="0.99973" calcext:value-type="float">
            <text:p>0.99973</text:p>
          </table:table-cell>
          <table:table-cell office:value-type="float" office:value="0.999739" calcext:value-type="float">
            <text:p>0.999739</text:p>
          </table:table-cell>
          <table:table-cell office:value-type="float" office:value="0.999746" calcext:value-type="float">
            <text:p>0.999746</text:p>
          </table:table-cell>
        </table:table-row>
        <table:table-row table:style-name="ro1">
          <table:table-cell office:value-type="float" office:value="0.00069953075672613" calcext:value-type="float">
            <text:p>0.000699530756726</text:p>
          </table:table-cell>
          <table:table-cell office:value-type="float" office:value="0.99948" calcext:value-type="float">
            <text:p>0.99948</text:p>
          </table:table-cell>
          <table:table-cell office:value-type="float" office:value="0.999523" calcext:value-type="float">
            <text:p>0.999523</text:p>
          </table:table-cell>
          <table:table-cell office:value-type="float" office:value="0.99956" calcext:value-type="float">
            <text:p>0.99956</text:p>
          </table:table-cell>
          <table:table-cell office:value-type="float" office:value="0.999591" calcext:value-type="float">
            <text:p>0.999591</text:p>
          </table:table-cell>
          <table:table-cell office:value-type="float" office:value="0.999618" calcext:value-type="float">
            <text:p>0.999618</text:p>
          </table:table-cell>
          <table:table-cell office:value-type="float" office:value="0.999641" calcext:value-type="float">
            <text:p>0.999641</text:p>
          </table:table-cell>
          <table:table-cell office:value-type="float" office:value="0.99966" calcext:value-type="float">
            <text:p>0.99966</text:p>
          </table:table-cell>
          <table:table-cell office:value-type="float" office:value="0.999667" calcext:value-type="float">
            <text:p>0.999667</text:p>
          </table:table-cell>
          <table:table-cell office:value-type="float" office:value="0.999677" calcext:value-type="float">
            <text:p>0.999677</text:p>
          </table:table-cell>
          <table:table-cell office:value-type="float" office:value="0.999692" calcext:value-type="float">
            <text:p>0.999692</text:p>
          </table:table-cell>
          <table:table-cell office:value-type="float" office:value="0.999704" calcext:value-type="float">
            <text:p>0.999704</text:p>
          </table:table-cell>
          <table:table-cell office:value-type="float" office:value="0.999715" calcext:value-type="float">
            <text:p>0.999715</text:p>
          </table:table-cell>
          <table:table-cell office:value-type="float" office:value="0.999724" calcext:value-type="float">
            <text:p>0.999724</text:p>
          </table:table-cell>
          <table:table-cell office:value-type="float" office:value="0.999732" calcext:value-type="float">
            <text:p>0.999732</text:p>
          </table:table-cell>
        </table:table-row>
        <table:table-row table:style-name="ro1">
          <table:table-cell office:value-type="float" office:value="0.000734507329469022" calcext:value-type="float">
            <text:p>0.000734507329469</text:p>
          </table:table-cell>
          <table:table-cell office:value-type="float" office:value="0.999453" calcext:value-type="float">
            <text:p>0.999453</text:p>
          </table:table-cell>
          <table:table-cell office:value-type="float" office:value="0.999499" calcext:value-type="float">
            <text:p>0.999499</text:p>
          </table:table-cell>
          <table:table-cell office:value-type="float" office:value="0.999537" calcext:value-type="float">
            <text:p>0.999537</text:p>
          </table:table-cell>
          <table:table-cell office:value-type="float" office:value="0.99957" calcext:value-type="float">
            <text:p>0.99957</text:p>
          </table:table-cell>
          <table:table-cell office:value-type="float" office:value="0.999598" calcext:value-type="float">
            <text:p>0.999598</text:p>
          </table:table-cell>
          <table:table-cell office:value-type="float" office:value="0.999622" calcext:value-type="float">
            <text:p>0.999622</text:p>
          </table:table-cell>
          <table:table-cell office:value-type="float" office:value="0.999643" calcext:value-type="float">
            <text:p>0.999643</text:p>
          </table:table-cell>
          <table:table-cell office:value-type="float" office:value="0.99965" calcext:value-type="float">
            <text:p>0.99965</text:p>
          </table:table-cell>
          <table:table-cell office:value-type="float" office:value="0.99966" calcext:value-type="float">
            <text:p>0.99966</text:p>
          </table:table-cell>
          <table:table-cell office:value-type="float" office:value="0.999676" calcext:value-type="float">
            <text:p>0.999676</text:p>
          </table:table-cell>
          <table:table-cell office:value-type="float" office:value="0.999689" calcext:value-type="float">
            <text:p>0.999689</text:p>
          </table:table-cell>
          <table:table-cell office:value-type="float" office:value="0.9997" calcext:value-type="float">
            <text:p>0.9997</text:p>
          </table:table-cell>
          <table:table-cell office:value-type="float" office:value="0.99971" calcext:value-type="float">
            <text:p>0.99971</text:p>
          </table:table-cell>
          <table:table-cell office:value-type="float" office:value="0.999718" calcext:value-type="float">
            <text:p>0.999718</text:p>
          </table:table-cell>
        </table:table-row>
        <table:table-row table:style-name="ro1">
          <table:table-cell office:value-type="float" office:value="0.000769483902211914" calcext:value-type="float">
            <text:p>0.000769483902212</text:p>
          </table:table-cell>
          <table:table-cell office:value-type="float" office:value="0.999426" calcext:value-type="float">
            <text:p>0.999426</text:p>
          </table:table-cell>
          <table:table-cell office:value-type="float" office:value="0.999474" calcext:value-type="float">
            <text:p>0.999474</text:p>
          </table:table-cell>
          <table:table-cell office:value-type="float" office:value="0.999515" calcext:value-type="float">
            <text:p>0.999515</text:p>
          </table:table-cell>
          <table:table-cell office:value-type="float" office:value="0.999549" calcext:value-type="float">
            <text:p>0.999549</text:p>
          </table:table-cell>
          <table:table-cell office:value-type="float" office:value="0.999578" calcext:value-type="float">
            <text:p>0.999578</text:p>
          </table:table-cell>
          <table:table-cell office:value-type="float" office:value="0.999603" calcext:value-type="float">
            <text:p>0.999603</text:p>
          </table:table-cell>
          <table:table-cell office:value-type="float" office:value="0.999625" calcext:value-type="float">
            <text:p>0.999625</text:p>
          </table:table-cell>
          <table:table-cell office:value-type="float" office:value="0.999632" calcext:value-type="float">
            <text:p>0.999632</text:p>
          </table:table-cell>
          <table:table-cell office:value-type="float" office:value="0.999643" calcext:value-type="float">
            <text:p>0.999643</text:p>
          </table:table-cell>
          <table:table-cell office:value-type="float" office:value="0.999659" calcext:value-type="float">
            <text:p>0.999659</text:p>
          </table:table-cell>
          <table:table-cell office:value-type="float" office:value="0.999673" calcext:value-type="float">
            <text:p>0.999673</text:p>
          </table:table-cell>
          <table:table-cell office:value-type="float" office:value="0.999685" calcext:value-type="float">
            <text:p>0.999685</text:p>
          </table:table-cell>
          <table:table-cell office:value-type="float" office:value="0.999695" calcext:value-type="float">
            <text:p>0.999695</text:p>
          </table:table-cell>
          <table:table-cell office:value-type="float" office:value="0.999703" calcext:value-type="float">
            <text:p>0.999703</text:p>
          </table:table-cell>
        </table:table-row>
        <table:table-row table:style-name="ro1">
          <table:table-cell office:value-type="float" office:value="0.000804460474954805" calcext:value-type="float">
            <text:p>0.000804460474955</text:p>
          </table:table-cell>
          <table:table-cell office:value-type="float" office:value="0.9994" calcext:value-type="float">
            <text:p>0.9994</text:p>
          </table:table-cell>
          <table:table-cell office:value-type="float" office:value="0.99945" calcext:value-type="float">
            <text:p>0.99945</text:p>
          </table:table-cell>
          <table:table-cell office:value-type="float" office:value="0.999492" calcext:value-type="float">
            <text:p>0.999492</text:p>
          </table:table-cell>
          <table:table-cell office:value-type="float" office:value="0.999528" calcext:value-type="float">
            <text:p>0.999528</text:p>
          </table:table-cell>
          <table:table-cell office:value-type="float" office:value="0.999558" calcext:value-type="float">
            <text:p>0.999558</text:p>
          </table:table-cell>
          <table:table-cell office:value-type="float" office:value="0.999584" calcext:value-type="float">
            <text:p>0.999584</text:p>
          </table:table-cell>
          <table:table-cell office:value-type="float" office:value="0.999607" calcext:value-type="float">
            <text:p>0.999607</text:p>
          </table:table-cell>
          <table:table-cell office:value-type="float" office:value="0.999615" calcext:value-type="float">
            <text:p>0.999615</text:p>
          </table:table-cell>
          <table:table-cell office:value-type="float" office:value="0.999626" calcext:value-type="float">
            <text:p>0.999626</text:p>
          </table:table-cell>
          <table:table-cell office:value-type="float" office:value="0.999643" calcext:value-type="float">
            <text:p>0.999643</text:p>
          </table:table-cell>
          <table:table-cell office:value-type="float" office:value="0.999657" calcext:value-type="float">
            <text:p>0.999657</text:p>
          </table:table-cell>
          <table:table-cell office:value-type="float" office:value="0.999669" calcext:value-type="float">
            <text:p>0.999669</text:p>
          </table:table-cell>
          <table:table-cell office:value-type="float" office:value="0.999679" calcext:value-type="float">
            <text:p>0.999679</text:p>
          </table:table-cell>
          <table:table-cell office:value-type="float" office:value="0.999688" calcext:value-type="float">
            <text:p>0.999688</text:p>
          </table:table-cell>
        </table:table-row>
        <table:table-row table:style-name="ro1">
          <table:table-cell office:value-type="float" office:value="0.000839436873164772" calcext:value-type="float">
            <text:p>0.000839436873165</text:p>
          </table:table-cell>
          <table:table-cell office:value-type="float" office:value="0.999373" calcext:value-type="float">
            <text:p>0.999373</text:p>
          </table:table-cell>
          <table:table-cell office:value-type="float" office:value="0.999425" calcext:value-type="float">
            <text:p>0.99942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999506" calcext:value-type="float">
            <text:p>0.999506</text:p>
          </table:table-cell>
          <table:table-cell office:value-type="float" office:value="0.999538" calcext:value-type="float">
            <text:p>0.999538</text:p>
          </table:table-cell>
          <table:table-cell office:value-type="float" office:value="0.999565" calcext:value-type="float">
            <text:p>0.999565</text:p>
          </table:table-cell>
          <table:table-cell office:value-type="float" office:value="0.999589" calcext:value-type="float">
            <text:p>0.999589</text:p>
          </table:table-cell>
          <table:table-cell office:value-type="float" office:value="0.999597" calcext:value-type="float">
            <text:p>0.999597</text:p>
          </table:table-cell>
          <table:table-cell office:value-type="float" office:value="0.999609" calcext:value-type="float">
            <text:p>0.999609</text:p>
          </table:table-cell>
          <table:table-cell office:value-type="float" office:value="0.999626" calcext:value-type="float">
            <text:p>0.999626</text:p>
          </table:table-cell>
          <table:table-cell office:value-type="float" office:value="0.999641" calcext:value-type="float">
            <text:p>0.999641</text:p>
          </table:table-cell>
          <table:table-cell office:value-type="float" office:value="0.999653" calcext:value-type="float">
            <text:p>0.999653</text:p>
          </table:table-cell>
          <table:table-cell office:value-type="float" office:value="0.999664" calcext:value-type="float">
            <text:p>0.999664</text:p>
          </table:table-cell>
          <table:table-cell office:value-type="float" office:value="0.999673" calcext:value-type="float">
            <text:p>0.999673</text:p>
          </table:table-cell>
        </table:table-row>
        <table:table-row table:style-name="ro1">
          <table:table-cell office:value-type="float" office:value="0.000874413445907663" calcext:value-type="float">
            <text:p>0.000874413445908</text:p>
          </table:table-cell>
          <table:table-cell office:value-type="float" office:value="0.999346" calcext:value-type="float">
            <text:p>0.999346</text:p>
          </table:table-cell>
          <table:table-cell office:value-type="float" office:value="0.9994" calcext:value-type="float">
            <text:p>0.9994</text:p>
          </table:table-cell>
          <table:table-cell office:value-type="float" office:value="0.999446" calcext:value-type="float">
            <text:p>0.999446</text:p>
          </table:table-cell>
          <table:table-cell office:value-type="float" office:value="0.999485" calcext:value-type="float">
            <text:p>0.999485</text:p>
          </table:table-cell>
          <table:table-cell office:value-type="float" office:value="0.999518" calcext:value-type="float">
            <text:p>0.999518</text:p>
          </table:table-cell>
          <table:table-cell office:value-type="float" office:value="0.999546" calcext:value-type="float">
            <text:p>0.999546</text:p>
          </table:table-cell>
          <table:table-cell office:value-type="float" office:value="0.99957" calcext:value-type="float">
            <text:p>0.99957</text:p>
          </table:table-cell>
          <table:table-cell office:value-type="float" office:value="0.999579" calcext:value-type="float">
            <text:p>0.999579</text:p>
          </table:table-cell>
          <table:table-cell office:value-type="float" office:value="0.999591" calcext:value-type="float">
            <text:p>0.999591</text:p>
          </table:table-cell>
          <table:table-cell office:value-type="float" office:value="0.999609" calcext:value-type="float">
            <text:p>0.999609</text:p>
          </table:table-cell>
          <table:table-cell office:value-type="float" office:value="0.999624" calcext:value-type="float">
            <text:p>0.999624</text:p>
          </table:table-cell>
          <table:table-cell office:value-type="float" office:value="0.999638" calcext:value-type="float">
            <text:p>0.999638</text:p>
          </table:table-cell>
          <table:table-cell office:value-type="float" office:value="0.999649" calcext:value-type="float">
            <text:p>0.999649</text:p>
          </table:table-cell>
          <table:table-cell office:value-type="float" office:value="0.999658" calcext:value-type="float">
            <text:p>0.999658</text:p>
          </table:table-cell>
        </table:table-row>
        <table:table-row table:style-name="ro1">
          <table:table-cell office:value-type="float" office:value="0.000909390018650555" calcext:value-type="float">
            <text:p>0.000909390018651</text:p>
          </table:table-cell>
          <table:table-cell office:value-type="float" office:value="0.999319" calcext:value-type="float">
            <text:p>0.999319</text:p>
          </table:table-cell>
          <table:table-cell office:value-type="float" office:value="0.999375" calcext:value-type="float">
            <text:p>0.999375</text:p>
          </table:table-cell>
          <table:table-cell office:value-type="float" office:value="0.999423" calcext:value-type="float">
            <text:p>0.999423</text:p>
          </table:table-cell>
          <table:table-cell office:value-type="float" office:value="0.999463" calcext:value-type="float">
            <text:p>0.999463</text:p>
          </table:table-cell>
          <table:table-cell office:value-type="float" office:value="0.999497" calcext:value-type="float">
            <text:p>0.999497</text:p>
          </table:table-cell>
          <table:table-cell office:value-type="float" office:value="0.999527" calcext:value-type="float">
            <text:p>0.999527</text:p>
          </table:table-cell>
          <table:table-cell office:value-type="float" office:value="0.999552" calcext:value-type="float">
            <text:p>0.999552</text:p>
          </table:table-cell>
          <table:table-cell office:value-type="float" office:value="0.999561" calcext:value-type="float">
            <text:p>0.999561</text:p>
          </table:table-cell>
          <table:table-cell office:value-type="float" office:value="0.999574" calcext:value-type="float">
            <text:p>0.999574</text:p>
          </table:table-cell>
          <table:table-cell office:value-type="float" office:value="0.999592" calcext:value-type="float">
            <text:p>0.999592</text:p>
          </table:table-cell>
          <table:table-cell office:value-type="float" office:value="0.999608" calcext:value-type="float">
            <text:p>0.999608</text:p>
          </table:table-cell>
          <table:table-cell office:value-type="float" office:value="0.999621" calcext:value-type="float">
            <text:p>0.999621</text:p>
          </table:table-cell>
          <table:table-cell office:value-type="float" office:value="0.999633" calcext:value-type="float">
            <text:p>0.999633</text:p>
          </table:table-cell>
          <table:table-cell office:value-type="float" office:value="0.999642" calcext:value-type="float">
            <text:p>0.999642</text:p>
          </table:table-cell>
        </table:table-row>
        <table:table-row table:style-name="ro1">
          <table:table-cell office:value-type="float" office:value="0.000944366591393446" calcext:value-type="float">
            <text:p>0.000944366591393</text:p>
          </table:table-cell>
          <table:table-cell office:value-type="float" office:value="0.999292" calcext:value-type="float">
            <text:p>0.999292</text:p>
          </table:table-cell>
          <table:table-cell office:value-type="float" office:value="0.99935" calcext:value-type="float">
            <text:p>0.99935</text:p>
          </table:table-cell>
          <table:table-cell office:value-type="float" office:value="0.9994" calcext:value-type="float">
            <text:p>0.9994</text:p>
          </table:table-cell>
          <table:table-cell office:value-type="float" office:value="0.999441" calcext:value-type="float">
            <text:p>0.999441</text:p>
          </table:table-cell>
          <table:table-cell office:value-type="float" office:value="0.999477" calcext:value-type="float">
            <text:p>0.999477</text:p>
          </table:table-cell>
          <table:table-cell office:value-type="float" office:value="0.999507" calcext:value-type="float">
            <text:p>0.999507</text:p>
          </table:table-cell>
          <table:table-cell office:value-type="float" office:value="0.999533" calcext:value-type="float">
            <text:p>0.999533</text:p>
          </table:table-cell>
          <table:table-cell office:value-type="float" office:value="0.999543" calcext:value-type="float">
            <text:p>0.999543</text:p>
          </table:table-cell>
          <table:table-cell office:value-type="float" office:value="0.999556" calcext:value-type="float">
            <text:p>0.999556</text:p>
          </table:table-cell>
          <table:table-cell office:value-type="float" office:value="0.999575" calcext:value-type="float">
            <text:p>0.999575</text:p>
          </table:table-cell>
          <table:table-cell office:value-type="float" office:value="0.999591" calcext:value-type="float">
            <text:p>0.999591</text:p>
          </table:table-cell>
          <table:table-cell office:value-type="float" office:value="0.999605" calcext:value-type="float">
            <text:p>0.999605</text:p>
          </table:table-cell>
          <table:table-cell office:value-type="float" office:value="0.999617" calcext:value-type="float">
            <text:p>0.999617</text:p>
          </table:table-cell>
          <table:table-cell office:value-type="float" office:value="0.999626" calcext:value-type="float">
            <text:p>0.999626</text:p>
          </table:table-cell>
        </table:table-row>
        <table:table-row table:style-name="ro1">
          <table:table-cell office:value-type="float" office:value="0.000979343164136338" calcext:value-type="float">
            <text:p>0.000979343164136</text:p>
          </table:table-cell>
          <table:table-cell office:value-type="float" office:value="0.999265" calcext:value-type="float">
            <text:p>0.999265</text:p>
          </table:table-cell>
          <table:table-cell office:value-type="float" office:value="0.999325" calcext:value-type="float">
            <text:p>0.999325</text:p>
          </table:table-cell>
          <table:table-cell office:value-type="float" office:value="0.999376" calcext:value-type="float">
            <text:p>0.999376</text:p>
          </table:table-cell>
          <table:table-cell office:value-type="float" office:value="0.999419" calcext:value-type="float">
            <text:p>0.999419</text:p>
          </table:table-cell>
          <table:table-cell office:value-type="float" office:value="0.999456" calcext:value-type="float">
            <text:p>0.999456</text:p>
          </table:table-cell>
          <table:table-cell office:value-type="float" office:value="0.999488" calcext:value-type="float">
            <text:p>0.999488</text:p>
          </table:table-cell>
          <table:table-cell office:value-type="float" office:value="0.999515" calcext:value-type="float">
            <text:p>0.999515</text:p>
          </table:table-cell>
          <table:table-cell office:value-type="float" office:value="0.999524" calcext:value-type="float">
            <text:p>0.999524</text:p>
          </table:table-cell>
          <table:table-cell office:value-type="float" office:value="0.999538" calcext:value-type="float">
            <text:p>0.999538</text:p>
          </table:table-cell>
          <table:table-cell office:value-type="float" office:value="0.999557" calcext:value-type="float">
            <text:p>0.999557</text:p>
          </table:table-cell>
          <table:table-cell office:value-type="float" office:value="0.999574" calcext:value-type="float">
            <text:p>0.999574</text:p>
          </table:table-cell>
          <table:table-cell office:value-type="float" office:value="0.999589" calcext:value-type="float">
            <text:p>0.999589</text:p>
          </table:table-cell>
          <table:table-cell office:value-type="float" office:value="0.999601" calcext:value-type="float">
            <text:p>0.999601</text:p>
          </table:table-cell>
          <table:table-cell office:value-type="float" office:value="0.99961" calcext:value-type="float">
            <text:p>0.99961</text:p>
          </table:table-cell>
        </table:table-row>
        <table:table-row table:style-name="ro1">
          <table:table-cell office:value-type="float" office:value="0.0010143195623463" calcext:value-type="float">
            <text:p>0.001014319562346</text:p>
          </table:table-cell>
          <table:table-cell office:value-type="float" office:value="0.999238" calcext:value-type="float">
            <text:p>0.999238</text:p>
          </table:table-cell>
          <table:table-cell office:value-type="float" office:value="0.9993" calcext:value-type="float">
            <text:p>0.9993</text:p>
          </table:table-cell>
          <table:table-cell office:value-type="float" office:value="0.999353" calcext:value-type="float">
            <text:p>0.999353</text:p>
          </table:table-cell>
          <table:table-cell office:value-type="float" office:value="0.999397" calcext:value-type="float">
            <text:p>0.999397</text:p>
          </table:table-cell>
          <table:table-cell office:value-type="float" office:value="0.999435" calcext:value-type="float">
            <text:p>0.999435</text:p>
          </table:table-cell>
          <table:table-cell office:value-type="float" office:value="0.999468" calcext:value-type="float">
            <text:p>0.999468</text:p>
          </table:table-cell>
          <table:table-cell office:value-type="float" office:value="0.999496" calcext:value-type="float">
            <text:p>0.999496</text:p>
          </table:table-cell>
          <table:table-cell office:value-type="float" office:value="0.999506" calcext:value-type="float">
            <text:p>0.999506</text:p>
          </table:table-cell>
          <table:table-cell office:value-type="float" office:value="0.999519" calcext:value-type="float">
            <text:p>0.999519</text:p>
          </table:table-cell>
          <table:table-cell office:value-type="float" office:value="0.99954" calcext:value-type="float">
            <text:p>0.99954</text:p>
          </table:table-cell>
          <table:table-cell office:value-type="float" office:value="0.999557" calcext:value-type="float">
            <text:p>0.999557</text:p>
          </table:table-cell>
          <table:table-cell office:value-type="float" office:value="0.999572" calcext:value-type="float">
            <text:p>0.999572</text:p>
          </table:table-cell>
          <table:table-cell office:value-type="float" office:value="0.999584" calcext:value-type="float">
            <text:p>0.999584</text:p>
          </table:table-cell>
          <table:table-cell office:value-type="float" office:value="0.999594" calcext:value-type="float">
            <text:p>0.999594</text:p>
          </table:table-cell>
        </table:table-row>
        <table:table-row table:style-name="ro1">
          <table:table-cell office:value-type="float" office:value="0.0010492961350892" calcext:value-type="float">
            <text:p>0.001049296135089</text:p>
          </table:table-cell>
          <table:table-cell office:value-type="float" office:value="0.99921" calcext:value-type="float">
            <text:p>0.99921</text:p>
          </table:table-cell>
          <table:table-cell office:value-type="float" office:value="0.999275" calcext:value-type="float">
            <text:p>0.999275</text:p>
          </table:table-cell>
          <table:table-cell office:value-type="float" office:value="0.999329" calcext:value-type="float">
            <text:p>0.999329</text:p>
          </table:table-cell>
          <table:table-cell office:value-type="float" office:value="0.999375" calcext:value-type="float">
            <text:p>0.999375</text:p>
          </table:table-cell>
          <table:table-cell office:value-type="float" office:value="0.999414" calcext:value-type="float">
            <text:p>0.999414</text:p>
          </table:table-cell>
          <table:table-cell office:value-type="float" office:value="0.999448" calcext:value-type="float">
            <text:p>0.999448</text:p>
          </table:table-cell>
          <table:table-cell office:value-type="float" office:value="0.999477" calcext:value-type="float">
            <text:p>0.999477</text:p>
          </table:table-cell>
          <table:table-cell office:value-type="float" office:value="0.999487" calcext:value-type="float">
            <text:p>0.999487</text:p>
          </table:table-cell>
          <table:table-cell office:value-type="float" office:value="0.999501" calcext:value-type="float">
            <text:p>0.999501</text:p>
          </table:table-cell>
          <table:table-cell office:value-type="float" office:value="0.999522" calcext:value-type="float">
            <text:p>0.999522</text:p>
          </table:table-cell>
          <table:table-cell office:value-type="float" office:value="0.99954" calcext:value-type="float">
            <text:p>0.99954</text:p>
          </table:table-cell>
          <table:table-cell office:value-type="float" office:value="0.999555" calcext:value-type="float">
            <text:p>0.999555</text:p>
          </table:table-cell>
          <table:table-cell office:value-type="float" office:value="0.999567" calcext:value-type="float">
            <text:p>0.999567</text:p>
          </table:table-cell>
          <table:table-cell office:value-type="float" office:value="0.999577" calcext:value-type="float">
            <text:p>0.999577</text:p>
          </table:table-cell>
        </table:table-row>
        <table:table-row table:style-name="ro1">
          <table:table-cell office:value-type="float" office:value="0.00108427270783209" calcext:value-type="float">
            <text:p>0.001084272707832</text:p>
          </table:table-cell>
          <table:table-cell office:value-type="float" office:value="0.999183" calcext:value-type="float">
            <text:p>0.999183</text:p>
          </table:table-cell>
          <table:table-cell office:value-type="float" office:value="0.99925" calcext:value-type="float">
            <text:p>0.99925</text:p>
          </table:table-cell>
          <table:table-cell office:value-type="float" office:value="0.999306" calcext:value-type="float">
            <text:p>0.999306</text:p>
          </table:table-cell>
          <table:table-cell office:value-type="float" office:value="0.999353" calcext:value-type="float">
            <text:p>0.999353</text:p>
          </table:table-cell>
          <table:table-cell office:value-type="float" office:value="0.999393" calcext:value-type="float">
            <text:p>0.999393</text:p>
          </table:table-cell>
          <table:table-cell office:value-type="float" office:value="0.999428" calcext:value-type="float">
            <text:p>0.999428</text:p>
          </table:table-cell>
          <table:table-cell office:value-type="float" office:value="0.999457" calcext:value-type="float">
            <text:p>0.999457</text:p>
          </table:table-cell>
          <table:table-cell office:value-type="float" office:value="0.999468" calcext:value-type="float">
            <text:p>0.999468</text:p>
          </table:table-cell>
          <table:table-cell office:value-type="float" office:value="0.999483" calcext:value-type="float">
            <text:p>0.999483</text:p>
          </table:table-cell>
          <table:table-cell office:value-type="float" office:value="0.999504" calcext:value-type="float">
            <text:p>0.999504</text:p>
          </table:table-cell>
          <table:table-cell office:value-type="float" office:value="0.999522" calcext:value-type="float">
            <text:p>0.999522</text:p>
          </table:table-cell>
          <table:table-cell office:value-type="float" office:value="0.999538" calcext:value-type="float">
            <text:p>0.999538</text:p>
          </table:table-cell>
          <table:table-cell office:value-type="float" office:value="0.99955" calcext:value-type="float">
            <text:p>0.99955</text:p>
          </table:table-cell>
          <table:table-cell office:value-type="float" office:value="0.99956" calcext:value-type="float">
            <text:p>0.99956</text:p>
          </table:table-cell>
        </table:table-row>
        <table:table-row table:style-name="ro1">
          <table:table-cell office:value-type="float" office:value="0.00111924928057498" calcext:value-type="float">
            <text:p>0.001119249280575</text:p>
          </table:table-cell>
          <table:table-cell office:value-type="float" office:value="0.999155" calcext:value-type="float">
            <text:p>0.999155</text:p>
          </table:table-cell>
          <table:table-cell office:value-type="float" office:value="0.999224" calcext:value-type="float">
            <text:p>0.999224</text:p>
          </table:table-cell>
          <table:table-cell office:value-type="float" office:value="0.999282" calcext:value-type="float">
            <text:p>0.999282</text:p>
          </table:table-cell>
          <table:table-cell office:value-type="float" office:value="0.999331" calcext:value-type="float">
            <text:p>0.999331</text:p>
          </table:table-cell>
          <table:table-cell office:value-type="float" office:value="0.999372" calcext:value-type="float">
            <text:p>0.999372</text:p>
          </table:table-cell>
          <table:table-cell office:value-type="float" office:value="0.999408" calcext:value-type="float">
            <text:p>0.999408</text:p>
          </table:table-cell>
          <table:table-cell office:value-type="float" office:value="0.999438" calcext:value-type="float">
            <text:p>0.999438</text:p>
          </table:table-cell>
          <table:table-cell office:value-type="float" office:value="0.999449" calcext:value-type="float">
            <text:p>0.999449</text:p>
          </table:table-cell>
          <table:table-cell office:value-type="float" office:value="0.999464" calcext:value-type="float">
            <text:p>0.999464</text:p>
          </table:table-cell>
          <table:table-cell office:value-type="float" office:value="0.999486" calcext:value-type="float">
            <text:p>0.999486</text:p>
          </table:table-cell>
          <table:table-cell office:value-type="float" office:value="0.999504" calcext:value-type="float">
            <text:p>0.999504</text:p>
          </table:table-cell>
          <table:table-cell office:value-type="float" office:value="0.99952" calcext:value-type="float">
            <text:p>0.99952</text:p>
          </table:table-cell>
          <table:table-cell office:value-type="float" office:value="0.999533" calcext:value-type="float">
            <text:p>0.999533</text:p>
          </table:table-cell>
          <table:table-cell office:value-type="float" office:value="0.999543" calcext:value-type="float">
            <text:p>0.999543</text:p>
          </table:table-cell>
        </table:table-row>
        <table:table-row table:style-name="ro1">
          <table:table-cell office:value-type="float" office:value="0.00115422567878495" calcext:value-type="float">
            <text:p>0.001154225678785</text:p>
          </table:table-cell>
          <table:table-cell office:value-type="float" office:value="0.999128" calcext:value-type="float">
            <text:p>0.999128</text:p>
          </table:table-cell>
          <table:table-cell office:value-type="float" office:value="0.999198" calcext:value-type="float">
            <text:p>0.999198</text:p>
          </table:table-cell>
          <table:table-cell office:value-type="float" office:value="0.999258" calcext:value-type="float">
            <text:p>0.999258</text:p>
          </table:table-cell>
          <table:table-cell office:value-type="float" office:value="0.999308" calcext:value-type="float">
            <text:p>0.999308</text:p>
          </table:table-cell>
          <table:table-cell office:value-type="float" office:value="0.999351" calcext:value-type="float">
            <text:p>0.999351</text:p>
          </table:table-cell>
          <table:table-cell office:value-type="float" office:value="0.999387" calcext:value-type="float">
            <text:p>0.999387</text:p>
          </table:table-cell>
          <table:table-cell office:value-type="float" office:value="0.999418" calcext:value-type="float">
            <text:p>0.999418</text:p>
          </table:table-cell>
          <table:table-cell office:value-type="float" office:value="0.999429" calcext:value-type="float">
            <text:p>0.999429</text:p>
          </table:table-cell>
          <table:table-cell office:value-type="float" office:value="0.999445" calcext:value-type="float">
            <text:p>0.999445</text:p>
          </table:table-cell>
          <table:table-cell office:value-type="float" office:value="0.999467" calcext:value-type="float">
            <text:p>0.999467</text:p>
          </table:table-cell>
          <table:table-cell office:value-type="float" office:value="0.999486" calcext:value-type="float">
            <text:p>0.999486</text:p>
          </table:table-cell>
          <table:table-cell office:value-type="float" office:value="0.999502" calcext:value-type="float">
            <text:p>0.999502</text:p>
          </table:table-cell>
          <table:table-cell office:value-type="float" office:value="0.999515" calcext:value-type="float">
            <text:p>0.999515</text:p>
          </table:table-cell>
          <table:table-cell office:value-type="float" office:value="0.999525" calcext:value-type="float">
            <text:p>0.999525</text:p>
          </table:table-cell>
        </table:table-row>
        <table:table-row table:style-name="ro1">
          <table:table-cell office:value-type="float" office:value="0.00118920225152784" calcext:value-type="float">
            <text:p>0.001189202251528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9173" calcext:value-type="float">
            <text:p>0.999173</text:p>
          </table:table-cell>
          <table:table-cell office:value-type="float" office:value="0.999234" calcext:value-type="float">
            <text:p>0.999234</text:p>
          </table:table-cell>
          <table:table-cell office:value-type="float" office:value="0.999285" calcext:value-type="float">
            <text:p>0.999285</text:p>
          </table:table-cell>
          <table:table-cell office:value-type="float" office:value="0.999329" calcext:value-type="float">
            <text:p>0.999329</text:p>
          </table:table-cell>
          <table:table-cell office:value-type="float" office:value="0.999367" calcext:value-type="float">
            <text:p>0.999367</text:p>
          </table:table-cell>
          <table:table-cell office:value-type="float" office:value="0.999398" calcext:value-type="float">
            <text:p>0.999398</text:p>
          </table:table-cell>
          <table:table-cell office:value-type="float" office:value="0.99941" calcext:value-type="float">
            <text:p>0.99941</text:p>
          </table:table-cell>
          <table:table-cell office:value-type="float" office:value="0.999425" calcext:value-type="float">
            <text:p>0.999425</text:p>
          </table:table-cell>
          <table:table-cell office:value-type="float" office:value="0.999448" calcext:value-type="float">
            <text:p>0.999448</text:p>
          </table:table-cell>
          <table:table-cell office:value-type="float" office:value="0.999468" calcext:value-type="float">
            <text:p>0.999468</text:p>
          </table:table-cell>
          <table:table-cell office:value-type="float" office:value="0.999484" calcext:value-type="float">
            <text:p>0.999484</text:p>
          </table:table-cell>
          <table:table-cell office:value-type="float" office:value="0.999497" calcext:value-type="float">
            <text:p>0.999497</text:p>
          </table:table-cell>
          <table:table-cell office:value-type="float" office:value="0.999507" calcext:value-type="float">
            <text:p>0.999507</text:p>
          </table:table-cell>
        </table:table-row>
        <table:table-row table:style-name="ro1">
          <table:table-cell office:value-type="float" office:value="0.00122417882427073" calcext:value-type="float">
            <text:p>0.001224178824271</text:p>
          </table:table-cell>
          <table:table-cell office:value-type="float" office:value="0.999072" calcext:value-type="float">
            <text:p>0.999072</text:p>
          </table:table-cell>
          <table:table-cell office:value-type="float" office:value="0.999147" calcext:value-type="float">
            <text:p>0.999147</text:p>
          </table:table-cell>
          <table:table-cell office:value-type="float" office:value="0.999209" calcext:value-type="float">
            <text:p>0.999209</text:p>
          </table:table-cell>
          <table:table-cell office:value-type="float" office:value="0.999262" calcext:value-type="float">
            <text:p>0.999262</text:p>
          </table:table-cell>
          <table:table-cell office:value-type="float" office:value="0.999307" calcext:value-type="float">
            <text:p>0.999307</text:p>
          </table:table-cell>
          <table:table-cell office:value-type="float" office:value="0.999346" calcext:value-type="float">
            <text:p>0.999346</text:p>
          </table:table-cell>
          <table:table-cell office:value-type="float" office:value="0.999378" calcext:value-type="float">
            <text:p>0.999378</text:p>
          </table:table-cell>
          <table:table-cell office:value-type="float" office:value="0.99939" calcext:value-type="float">
            <text:p>0.99939</text:p>
          </table:table-cell>
          <table:table-cell office:value-type="float" office:value="0.999406" calcext:value-type="float">
            <text:p>0.999406</text:p>
          </table:table-cell>
          <table:table-cell office:value-type="float" office:value="0.999429" calcext:value-type="float">
            <text:p>0.999429</text:p>
          </table:table-cell>
          <table:table-cell office:value-type="float" office:value="0.999449" calcext:value-type="float">
            <text:p>0.999449</text:p>
          </table:table-cell>
          <table:table-cell office:value-type="float" office:value="0.999465" calcext:value-type="float">
            <text:p>0.999465</text:p>
          </table:table-cell>
          <table:table-cell office:value-type="float" office:value="0.999479" calcext:value-type="float">
            <text:p>0.999479</text:p>
          </table:table-cell>
          <table:table-cell office:value-type="float" office:value="0.999489" calcext:value-type="float">
            <text:p>0.999489</text:p>
          </table:table-cell>
        </table:table-row>
        <table:table-row table:style-name="ro1">
          <table:table-cell office:value-type="float" office:value="0.00125915539701362" calcext:value-type="float">
            <text:p>0.001259155397014</text:p>
          </table:table-cell>
          <table:table-cell office:value-type="float" office:value="0.999044" calcext:value-type="float">
            <text:p>0.999044</text:p>
          </table:table-cell>
          <table:table-cell office:value-type="float" office:value="0.99912" calcext:value-type="float">
            <text:p>0.99912</text:p>
          </table:table-cell>
          <table:table-cell office:value-type="float" office:value="0.999185" calcext:value-type="float">
            <text:p>0.999185</text:p>
          </table:table-cell>
          <table:table-cell office:value-type="float" office:value="0.999239" calcext:value-type="float">
            <text:p>0.999239</text:p>
          </table:table-cell>
          <table:table-cell office:value-type="float" office:value="0.999285" calcext:value-type="float">
            <text:p>0.999285</text:p>
          </table:table-cell>
          <table:table-cell office:value-type="float" office:value="0.999324" calcext:value-type="float">
            <text:p>0.999324</text:p>
          </table:table-cell>
          <table:table-cell office:value-type="float" office:value="0.999358" calcext:value-type="float">
            <text:p>0.999358</text:p>
          </table:table-cell>
          <table:table-cell office:value-type="float" office:value="0.99937" calcext:value-type="float">
            <text:p>0.99937</text:p>
          </table:table-cell>
          <table:table-cell office:value-type="float" office:value="0.999386" calcext:value-type="float">
            <text:p>0.999386</text:p>
          </table:table-cell>
          <table:table-cell office:value-type="float" office:value="0.99941" calcext:value-type="float">
            <text:p>0.99941</text:p>
          </table:table-cell>
          <table:table-cell office:value-type="float" office:value="0.99943" calcext:value-type="float">
            <text:p>0.99943</text:p>
          </table:table-cell>
          <table:table-cell office:value-type="float" office:value="0.999446" calcext:value-type="float">
            <text:p>0.999446</text:p>
          </table:table-cell>
          <table:table-cell office:value-type="float" office:value="0.99946" calcext:value-type="float">
            <text:p>0.99946</text:p>
          </table:table-cell>
          <table:table-cell office:value-type="float" office:value="0.99947" calcext:value-type="float">
            <text:p>0.99947</text:p>
          </table:table-cell>
        </table:table-row>
        <table:table-row table:style-name="ro1">
          <table:table-cell office:value-type="float" office:value="0.00129413196975651" calcext:value-type="float">
            <text:p>0.001294131969757</text:p>
          </table:table-cell>
          <table:table-cell office:value-type="float" office:value="0.999016" calcext:value-type="float">
            <text:p>0.999016</text:p>
          </table:table-cell>
          <table:table-cell office:value-type="float" office:value="0.999094" calcext:value-type="float">
            <text:p>0.999094</text:p>
          </table:table-cell>
          <table:table-cell office:value-type="float" office:value="0.99916" calcext:value-type="float">
            <text:p>0.99916</text:p>
          </table:table-cell>
          <table:table-cell office:value-type="float" office:value="0.999216" calcext:value-type="float">
            <text:p>0.999216</text:p>
          </table:table-cell>
          <table:table-cell office:value-type="float" office:value="0.999263" calcext:value-type="float">
            <text:p>0.999263</text:p>
          </table:table-cell>
          <table:table-cell office:value-type="float" office:value="0.999303" calcext:value-type="float">
            <text:p>0.999303</text:p>
          </table:table-cell>
          <table:table-cell office:value-type="float" office:value="0.999337" calcext:value-type="float">
            <text:p>0.999337</text:p>
          </table:table-cell>
          <table:table-cell office:value-type="float" office:value="0.999349" calcext:value-type="float">
            <text:p>0.999349</text:p>
          </table:table-cell>
          <table:table-cell office:value-type="float" office:value="0.999366" calcext:value-type="float">
            <text:p>0.999366</text:p>
          </table:table-cell>
          <table:table-cell office:value-type="float" office:value="0.99939" calcext:value-type="float">
            <text:p>0.99939</text:p>
          </table:table-cell>
          <table:table-cell office:value-type="float" office:value="0.99941" calcext:value-type="float">
            <text:p>0.99941</text:p>
          </table:table-cell>
          <table:table-cell office:value-type="float" office:value="0.999427" calcext:value-type="float">
            <text:p>0.999427</text:p>
          </table:table-cell>
          <table:table-cell office:value-type="float" office:value="0.99944" calcext:value-type="float">
            <text:p>0.99944</text:p>
          </table:table-cell>
          <table:table-cell office:value-type="float" office:value="0.999451" calcext:value-type="float">
            <text:p>0.999451</text:p>
          </table:table-cell>
        </table:table-row>
        <table:table-row table:style-name="ro1">
          <table:table-cell office:value-type="float" office:value="0.00132910836796648" calcext:value-type="float">
            <text:p>0.001329108367966</text:p>
          </table:table-cell>
          <table:table-cell office:value-type="float" office:value="0.998987" calcext:value-type="float">
            <text:p>0.998987</text:p>
          </table:table-cell>
          <table:table-cell office:value-type="float" office:value="0.999068" calcext:value-type="float">
            <text:p>0.999068</text:p>
          </table:table-cell>
          <table:table-cell office:value-type="float" office:value="0.999135" calcext:value-type="float">
            <text:p>0.999135</text:p>
          </table:table-cell>
          <table:table-cell office:value-type="float" office:value="0.999192" calcext:value-type="float">
            <text:p>0.999192</text:p>
          </table:table-cell>
          <table:table-cell office:value-type="float" office:value="0.999241" calcext:value-type="float">
            <text:p>0.999241</text:p>
          </table:table-cell>
          <table:table-cell office:value-type="float" office:value="0.999282" calcext:value-type="float">
            <text:p>0.999282</text:p>
          </table:table-cell>
          <table:table-cell office:value-type="float" office:value="0.999316" calcext:value-type="float">
            <text:p>0.999316</text:p>
          </table:table-cell>
          <table:table-cell office:value-type="float" office:value="0.999329" calcext:value-type="float">
            <text:p>0.999329</text:p>
          </table:table-cell>
          <table:table-cell office:value-type="float" office:value="0.999346" calcext:value-type="float">
            <text:p>0.999346</text:p>
          </table:table-cell>
          <table:table-cell office:value-type="float" office:value="0.99937" calcext:value-type="float">
            <text:p>0.99937</text:p>
          </table:table-cell>
          <table:table-cell office:value-type="float" office:value="0.999391" calcext:value-type="float">
            <text:p>0.999391</text:p>
          </table:table-cell>
          <table:table-cell office:value-type="float" office:value="0.999407" calcext:value-type="float">
            <text:p>0.999407</text:p>
          </table:table-cell>
          <table:table-cell office:value-type="float" office:value="0.999421" calcext:value-type="float">
            <text:p>0.999421</text:p>
          </table:table-cell>
          <table:table-cell office:value-type="float" office:value="0.999431" calcext:value-type="float">
            <text:p>0.999431</text:p>
          </table:table-cell>
        </table:table-row>
        <table:table-row table:style-name="ro1">
          <table:table-cell office:value-type="float" office:value="0.00136408494070937" calcext:value-type="float">
            <text:p>0.001364084940709</text:p>
          </table:table-cell>
          <table:table-cell office:value-type="float" office:value="0.998959" calcext:value-type="float">
            <text:p>0.998959</text:p>
          </table:table-cell>
          <table:table-cell office:value-type="float" office:value="0.999041" calcext:value-type="float">
            <text:p>0.999041</text:p>
          </table:table-cell>
          <table:table-cell office:value-type="float" office:value="0.99911" calcext:value-type="float">
            <text:p>0.99911</text:p>
          </table:table-cell>
          <table:table-cell office:value-type="float" office:value="0.999169" calcext:value-type="float">
            <text:p>0.999169</text:p>
          </table:table-cell>
          <table:table-cell office:value-type="float" office:value="0.999218" calcext:value-type="float">
            <text:p>0.999218</text:p>
          </table:table-cell>
          <table:table-cell office:value-type="float" office:value="0.99926" calcext:value-type="float">
            <text:p>0.99926</text:p>
          </table:table-cell>
          <table:table-cell office:value-type="float" office:value="0.999295" calcext:value-type="float">
            <text:p>0.999295</text:p>
          </table:table-cell>
          <table:table-cell office:value-type="float" office:value="0.999308" calcext:value-type="float">
            <text:p>0.999308</text:p>
          </table:table-cell>
          <table:table-cell office:value-type="float" office:value="0.999325" calcext:value-type="float">
            <text:p>0.999325</text:p>
          </table:table-cell>
          <table:table-cell office:value-type="float" office:value="0.99935" calcext:value-type="float">
            <text:p>0.99935</text:p>
          </table:table-cell>
          <table:table-cell office:value-type="float" office:value="0.999371" calcext:value-type="float">
            <text:p>0.999371</text:p>
          </table:table-cell>
          <table:table-cell office:value-type="float" office:value="0.999387" calcext:value-type="float">
            <text:p>0.999387</text:p>
          </table:table-cell>
          <table:table-cell office:value-type="float" office:value="0.999401" calcext:value-type="float">
            <text:p>0.999401</text:p>
          </table:table-cell>
          <table:table-cell office:value-type="float" office:value="0.99941" calcext:value-type="float">
            <text:p>0.99941</text:p>
          </table:table-cell>
        </table:table-row>
        <table:table-row table:style-name="ro1">
          <table:table-cell office:value-type="float" office:value="0.00139906151345226" calcext:value-type="float">
            <text:p>0.001399061513452</text:p>
          </table:table-cell>
          <table:table-cell office:value-type="float" office:value="0.99893" calcext:value-type="float">
            <text:p>0.99893</text:p>
          </table:table-cell>
          <table:table-cell office:value-type="float" office:value="0.999014" calcext:value-type="float">
            <text:p>0.999014</text:p>
          </table:table-cell>
          <table:table-cell office:value-type="float" office:value="0.999085" calcext:value-type="float">
            <text:p>0.999085</text:p>
          </table:table-cell>
          <table:table-cell office:value-type="float" office:value="0.999145" calcext:value-type="float">
            <text:p>0.999145</text:p>
          </table:table-cell>
          <table:table-cell office:value-type="float" office:value="0.999195" calcext:value-type="float">
            <text:p>0.999195</text:p>
          </table:table-cell>
          <table:table-cell office:value-type="float" office:value="0.999238" calcext:value-type="float">
            <text:p>0.999238</text:p>
          </table:table-cell>
          <table:table-cell office:value-type="float" office:value="0.999274" calcext:value-type="float">
            <text:p>0.999274</text:p>
          </table:table-cell>
          <table:table-cell office:value-type="float" office:value="0.999286" calcext:value-type="float">
            <text:p>0.999286</text:p>
          </table:table-cell>
          <table:table-cell office:value-type="float" office:value="0.999304" calcext:value-type="float">
            <text:p>0.999304</text:p>
          </table:table-cell>
          <table:table-cell office:value-type="float" office:value="0.999329" calcext:value-type="float">
            <text:p>0.999329</text:p>
          </table:table-cell>
          <table:table-cell office:value-type="float" office:value="0.99935" calcext:value-type="float">
            <text:p>0.99935</text:p>
          </table:table-cell>
          <table:table-cell office:value-type="float" office:value="0.999367" calcext:value-type="float">
            <text:p>0.999367</text:p>
          </table:table-cell>
          <table:table-cell office:value-type="float" office:value="0.99938" calcext:value-type="float">
            <text:p>0.99938</text:p>
          </table:table-cell>
          <table:table-cell office:value-type="float" office:value="0.999389" calcext:value-type="float">
            <text:p>0.999389</text:p>
          </table:table-cell>
        </table:table-row>
        <table:table-row table:style-name="ro1">
          <table:table-cell office:value-type="float" office:value="0.00143403808619515" calcext:value-type="float">
            <text:p>0.001434038086195</text:p>
          </table:table-cell>
          <table:table-cell office:value-type="float" office:value="0.998901" calcext:value-type="float">
            <text:p>0.998901</text:p>
          </table:table-cell>
          <table:table-cell office:value-type="float" office:value="0.998987" calcext:value-type="float">
            <text:p>0.998987</text:p>
          </table:table-cell>
          <table:table-cell office:value-type="float" office:value="0.99906" calcext:value-type="float">
            <text:p>0.99906</text:p>
          </table:table-cell>
          <table:table-cell office:value-type="float" office:value="0.99912" calcext:value-type="float">
            <text:p>0.99912</text:p>
          </table:table-cell>
          <table:table-cell office:value-type="float" office:value="0.999172" calcext:value-type="float">
            <text:p>0.999172</text:p>
          </table:table-cell>
          <table:table-cell office:value-type="float" office:value="0.999215" calcext:value-type="float">
            <text:p>0.999215</text:p>
          </table:table-cell>
          <table:table-cell office:value-type="float" office:value="0.999252" calcext:value-type="float">
            <text:p>0.999252</text:p>
          </table:table-cell>
          <table:table-cell office:value-type="float" office:value="0.999265" calcext:value-type="float">
            <text:p>0.999265</text:p>
          </table:table-cell>
          <table:table-cell office:value-type="float" office:value="0.999283" calcext:value-type="float">
            <text:p>0.999283</text:p>
          </table:table-cell>
          <table:table-cell office:value-type="float" office:value="0.999308" calcext:value-type="float">
            <text:p>0.999308</text:p>
          </table:table-cell>
          <table:table-cell office:value-type="float" office:value="0.999329" calcext:value-type="float">
            <text:p>0.999329</text:p>
          </table:table-cell>
          <table:table-cell office:value-type="float" office:value="0.999346" calcext:value-type="float">
            <text:p>0.999346</text:p>
          </table:table-cell>
          <table:table-cell office:value-type="float" office:value="0.999358" calcext:value-type="float">
            <text:p>0.999358</text:p>
          </table:table-cell>
          <table:table-cell office:value-type="float" office:value="0.999367" calcext:value-type="float">
            <text:p>0.999367</text:p>
          </table:table-cell>
        </table:table-row>
        <table:table-row table:style-name="ro1">
          <table:table-cell office:value-type="float" office:value="0.00146901465893804" calcext:value-type="float">
            <text:p>0.001469014658938</text:p>
          </table:table-cell>
          <table:table-cell office:value-type="float" office:value="0.998872" calcext:value-type="float">
            <text:p>0.998872</text:p>
          </table:table-cell>
          <table:table-cell office:value-type="float" office:value="0.99896" calcext:value-type="float">
            <text:p>0.99896</text:p>
          </table:table-cell>
          <table:table-cell office:value-type="float" office:value="0.999034" calcext:value-type="float">
            <text:p>0.999034</text:p>
          </table:table-cell>
          <table:table-cell office:value-type="float" office:value="0.999096" calcext:value-type="float">
            <text:p>0.999096</text:p>
          </table:table-cell>
          <table:table-cell office:value-type="float" office:value="0.999148" calcext:value-type="float">
            <text:p>0.999148</text:p>
          </table:table-cell>
          <table:table-cell office:value-type="float" office:value="0.999193" calcext:value-type="float">
            <text:p>0.999193</text:p>
          </table:table-cell>
          <table:table-cell office:value-type="float" office:value="0.99923" calcext:value-type="float">
            <text:p>0.99923</text:p>
          </table:table-cell>
          <table:table-cell office:value-type="float" office:value="0.999243" calcext:value-type="float">
            <text:p>0.999243</text:p>
          </table:table-cell>
          <table:table-cell office:value-type="float" office:value="0.999261" calcext:value-type="float">
            <text:p>0.999261</text:p>
          </table:table-cell>
          <table:table-cell office:value-type="float" office:value="0.999286" calcext:value-type="float">
            <text:p>0.999286</text:p>
          </table:table-cell>
          <table:table-cell office:value-type="float" office:value="0.999307" calcext:value-type="float">
            <text:p>0.999307</text:p>
          </table:table-cell>
          <table:table-cell office:value-type="float" office:value="0.999324" calcext:value-type="float">
            <text:p>0.999324</text:p>
          </table:table-cell>
          <table:table-cell office:value-type="float" office:value="0.999337" calcext:value-type="float">
            <text:p>0.999337</text:p>
          </table:table-cell>
          <table:table-cell office:value-type="float" office:value="0.999345" calcext:value-type="float">
            <text:p>0.999345</text:p>
          </table:table-cell>
        </table:table-row>
        <table:table-row table:style-name="ro1">
          <table:table-cell office:value-type="float" office:value="0.00150399105714801" calcext:value-type="float">
            <text:p>0.001503991057148</text:p>
          </table:table-cell>
          <table:table-cell office:value-type="float" office:value="0.998843" calcext:value-type="float">
            <text:p>0.998843</text:p>
          </table:table-cell>
          <table:table-cell office:value-type="float" office:value="0.998933" calcext:value-type="float">
            <text:p>0.998933</text:p>
          </table:table-cell>
          <table:table-cell office:value-type="float" office:value="0.999008" calcext:value-type="float">
            <text:p>0.999008</text:p>
          </table:table-cell>
          <table:table-cell office:value-type="float" office:value="0.999071" calcext:value-type="float">
            <text:p>0.999071</text:p>
          </table:table-cell>
          <table:table-cell office:value-type="float" office:value="0.999125" calcext:value-type="float">
            <text:p>0.999125</text:p>
          </table:table-cell>
          <table:table-cell office:value-type="float" office:value="0.99917" calcext:value-type="float">
            <text:p>0.99917</text:p>
          </table:table-cell>
          <table:table-cell office:value-type="float" office:value="0.999207" calcext:value-type="float">
            <text:p>0.999207</text:p>
          </table:table-cell>
          <table:table-cell office:value-type="float" office:value="0.99922" calcext:value-type="float">
            <text:p>0.99922</text:p>
          </table:table-cell>
          <table:table-cell office:value-type="float" office:value="0.999239" calcext:value-type="float">
            <text:p>0.999239</text:p>
          </table:table-cell>
          <table:table-cell office:value-type="float" office:value="0.999264" calcext:value-type="float">
            <text:p>0.999264</text:p>
          </table:table-cell>
          <table:table-cell office:value-type="float" office:value="0.999285" calcext:value-type="float">
            <text:p>0.999285</text:p>
          </table:table-cell>
          <table:table-cell office:value-type="float" office:value="0.999302" calcext:value-type="float">
            <text:p>0.999302</text:p>
          </table:table-cell>
          <table:table-cell office:value-type="float" office:value="0.999314" calcext:value-type="float">
            <text:p>0.999314</text:p>
          </table:table-cell>
          <table:table-cell office:value-type="float" office:value="0.999322" calcext:value-type="float">
            <text:p>0.999322</text:p>
          </table:table-cell>
        </table:table-row>
        <table:table-row table:style-name="ro1">
          <table:table-cell office:value-type="float" office:value="0.0015389676298909" calcext:value-type="float">
            <text:p>0.001538967629891</text:p>
          </table:table-cell>
          <table:table-cell office:value-type="float" office:value="0.998813" calcext:value-type="float">
            <text:p>0.998813</text:p>
          </table:table-cell>
          <table:table-cell office:value-type="float" office:value="0.998905" calcext:value-type="float">
            <text:p>0.998905</text:p>
          </table:table-cell>
          <table:table-cell office:value-type="float" office:value="0.998982" calcext:value-type="float">
            <text:p>0.998982</text:p>
          </table:table-cell>
          <table:table-cell office:value-type="float" office:value="0.999046" calcext:value-type="float">
            <text:p>0.999046</text:p>
          </table:table-cell>
          <table:table-cell office:value-type="float" office:value="0.999101" calcext:value-type="float">
            <text:p>0.999101</text:p>
          </table:table-cell>
          <table:table-cell office:value-type="float" office:value="0.999146" calcext:value-type="float">
            <text:p>0.999146</text:p>
          </table:table-cell>
          <table:table-cell office:value-type="float" office:value="0.999184" calcext:value-type="float">
            <text:p>0.999184</text:p>
          </table:table-cell>
          <table:table-cell office:value-type="float" office:value="0.999198" calcext:value-type="float">
            <text:p>0.999198</text:p>
          </table:table-cell>
          <table:table-cell office:value-type="float" office:value="0.999216" calcext:value-type="float">
            <text:p>0.999216</text:p>
          </table:table-cell>
          <table:table-cell office:value-type="float" office:value="0.999242" calcext:value-type="float">
            <text:p>0.999242</text:p>
          </table:table-cell>
          <table:table-cell office:value-type="float" office:value="0.999263" calcext:value-type="float">
            <text:p>0.999263</text:p>
          </table:table-cell>
          <table:table-cell office:value-type="float" office:value="0.999279" calcext:value-type="float">
            <text:p>0.999279</text:p>
          </table:table-cell>
          <table:table-cell office:value-type="float" office:value="0.999291" calcext:value-type="float">
            <text:p>0.999291</text:p>
          </table:table-cell>
          <table:table-cell office:value-type="float" office:value="0.999298" calcext:value-type="float">
            <text:p>0.999298</text:p>
          </table:table-cell>
        </table:table-row>
        <table:table-row table:style-name="ro1">
          <table:table-cell office:value-type="float" office:value="0.00157394420263379" calcext:value-type="float">
            <text:p>0.001573944202634</text:p>
          </table:table-cell>
          <table:table-cell office:value-type="float" office:value="0.998784" calcext:value-type="float">
            <text:p>0.998784</text:p>
          </table:table-cell>
          <table:table-cell office:value-type="float" office:value="0.998877" calcext:value-type="float">
            <text:p>0.998877</text:p>
          </table:table-cell>
          <table:table-cell office:value-type="float" office:value="0.998956" calcext:value-type="float">
            <text:p>0.998956</text:p>
          </table:table-cell>
          <table:table-cell office:value-type="float" office:value="0.999021" calcext:value-type="float">
            <text:p>0.999021</text:p>
          </table:table-cell>
          <table:table-cell office:value-type="float" office:value="0.999076" calcext:value-type="float">
            <text:p>0.999076</text:p>
          </table:table-cell>
          <table:table-cell office:value-type="float" office:value="0.999123" calcext:value-type="float">
            <text:p>0.999123</text:p>
          </table:table-cell>
          <table:table-cell office:value-type="float" office:value="0.999161" calcext:value-type="float">
            <text:p>0.999161</text:p>
          </table:table-cell>
          <table:table-cell office:value-type="float" office:value="0.999175" calcext:value-type="float">
            <text:p>0.999175</text:p>
          </table:table-cell>
          <table:table-cell office:value-type="float" office:value="0.999193" calcext:value-type="float">
            <text:p>0.999193</text:p>
          </table:table-cell>
          <table:table-cell office:value-type="float" office:value="0.999219" calcext:value-type="float">
            <text:p>0.999219</text:p>
          </table:table-cell>
          <table:table-cell office:value-type="float" office:value="0.99924" calcext:value-type="float">
            <text:p>0.99924</text:p>
          </table:table-cell>
          <table:table-cell office:value-type="float" office:value="0.999256" calcext:value-type="float">
            <text:p>0.999256</text:p>
          </table:table-cell>
          <table:table-cell office:value-type="float" office:value="0.999267" calcext:value-type="float">
            <text:p>0.999267</text:p>
          </table:table-cell>
          <table:table-cell office:value-type="float" office:value="0.999273" calcext:value-type="float">
            <text:p>0.999273</text:p>
          </table:table-cell>
        </table:table-row>
        <table:table-row table:style-name="ro1">
          <table:table-cell office:value-type="float" office:value="0.00160892077537669" calcext:value-type="float">
            <text:p>0.001608920775377</text:p>
          </table:table-cell>
          <table:table-cell office:value-type="float" office:value="0.998754" calcext:value-type="float">
            <text:p>0.998754</text:p>
          </table:table-cell>
          <table:table-cell office:value-type="float" office:value="0.998849" calcext:value-type="float">
            <text:p>0.998849</text:p>
          </table:table-cell>
          <table:table-cell office:value-type="float" office:value="0.998929" calcext:value-type="float">
            <text:p>0.998929</text:p>
          </table:table-cell>
          <table:table-cell office:value-type="float" office:value="0.998996" calcext:value-type="float">
            <text:p>0.998996</text:p>
          </table:table-cell>
          <table:table-cell office:value-type="float" office:value="0.999052" calcext:value-type="float">
            <text:p>0.999052</text:p>
          </table:table-cell>
          <table:table-cell office:value-type="float" office:value="0.999099" calcext:value-type="float">
            <text:p>0.999099</text:p>
          </table:table-cell>
          <table:table-cell office:value-type="float" office:value="0.999138" calcext:value-type="float">
            <text:p>0.999138</text:p>
          </table:table-cell>
          <table:table-cell office:value-type="float" office:value="0.999151" calcext:value-type="float">
            <text:p>0.999151</text:p>
          </table:table-cell>
          <table:table-cell office:value-type="float" office:value="0.99917" calcext:value-type="float">
            <text:p>0.99917</text:p>
          </table:table-cell>
          <table:table-cell office:value-type="float" office:value="0.999196" calcext:value-type="float">
            <text:p>0.999196</text:p>
          </table:table-cell>
          <table:table-cell office:value-type="float" office:value="0.999216" calcext:value-type="float">
            <text:p>0.999216</text:p>
          </table:table-cell>
          <table:table-cell office:value-type="float" office:value="0.999232" calcext:value-type="float">
            <text:p>0.999232</text:p>
          </table:table-cell>
          <table:table-cell office:value-type="float" office:value="0.999242" calcext:value-type="float">
            <text:p>0.999242</text:p>
          </table:table-cell>
          <table:table-cell office:value-type="float" office:value="0.999247" calcext:value-type="float">
            <text:p>0.999247</text:p>
          </table:table-cell>
        </table:table-row>
        <table:table-row table:style-name="ro1">
          <table:table-cell office:value-type="float" office:value="0.00164389734811958" calcext:value-type="float">
            <text:p>0.00164389734812</text:p>
          </table:table-cell>
          <table:table-cell office:value-type="float" office:value="0.998724" calcext:value-type="float">
            <text:p>0.998724</text:p>
          </table:table-cell>
          <table:table-cell office:value-type="float" office:value="0.998821" calcext:value-type="float">
            <text:p>0.998821</text:p>
          </table:table-cell>
          <table:table-cell office:value-type="float" office:value="0.998902" calcext:value-type="float">
            <text:p>0.998902</text:p>
          </table:table-cell>
          <table:table-cell office:value-type="float" office:value="0.99897" calcext:value-type="float">
            <text:p>0.99897</text:p>
          </table:table-cell>
          <table:table-cell office:value-type="float" office:value="0.999027" calcext:value-type="float">
            <text:p>0.999027</text:p>
          </table:table-cell>
          <table:table-cell office:value-type="float" office:value="0.999074" calcext:value-type="float">
            <text:p>0.999074</text:p>
          </table:table-cell>
          <table:table-cell office:value-type="float" office:value="0.999114" calcext:value-type="float">
            <text:p>0.999114</text:p>
          </table:table-cell>
          <table:table-cell office:value-type="float" office:value="0.999127" calcext:value-type="float">
            <text:p>0.999127</text:p>
          </table:table-cell>
          <table:table-cell office:value-type="float" office:value="0.999146" calcext:value-type="float">
            <text:p>0.999146</text:p>
          </table:table-cell>
          <table:table-cell office:value-type="float" office:value="0.999172" calcext:value-type="float">
            <text:p>0.999172</text:p>
          </table:table-cell>
          <table:table-cell office:value-type="float" office:value="0.999192" calcext:value-type="float">
            <text:p>0.999192</text:p>
          </table:table-cell>
          <table:table-cell office:value-type="float" office:value="0.999207" calcext:value-type="float">
            <text:p>0.999207</text:p>
          </table:table-cell>
          <table:table-cell office:value-type="float" office:value="0.999216" calcext:value-type="float">
            <text:p>0.999216</text:p>
          </table:table-cell>
          <table:table-cell office:value-type="float" office:value="0.999221" calcext:value-type="float">
            <text:p>0.999221</text:p>
          </table:table-cell>
        </table:table-row>
        <table:table-row table:style-name="ro1">
          <table:table-cell office:value-type="float" office:value="0.00167887392086247" calcext:value-type="float">
            <text:p>0.001678873920862</text:p>
          </table:table-cell>
          <table:table-cell office:value-type="float" office:value="0.998694" calcext:value-type="float">
            <text:p>0.998694</text:p>
          </table:table-cell>
          <table:table-cell office:value-type="float" office:value="0.998793" calcext:value-type="float">
            <text:p>0.998793</text:p>
          </table:table-cell>
          <table:table-cell office:value-type="float" office:value="0.998875" calcext:value-type="float">
            <text:p>0.998875</text:p>
          </table:table-cell>
          <table:table-cell office:value-type="float" office:value="0.998944" calcext:value-type="float">
            <text:p>0.998944</text:p>
          </table:table-cell>
          <table:table-cell office:value-type="float" office:value="0.999002" calcext:value-type="float">
            <text:p>0.999002</text:p>
          </table:table-cell>
          <table:table-cell office:value-type="float" office:value="0.999049" calcext:value-type="float">
            <text:p>0.999049</text:p>
          </table:table-cell>
          <table:table-cell office:value-type="float" office:value="0.999089" calcext:value-type="float">
            <text:p>0.999089</text:p>
          </table:table-cell>
          <table:table-cell office:value-type="float" office:value="0.999103" calcext:value-type="float">
            <text:p>0.999103</text:p>
          </table:table-cell>
          <table:table-cell office:value-type="float" office:value="0.999122" calcext:value-type="float">
            <text:p>0.999122</text:p>
          </table:table-cell>
          <table:table-cell office:value-type="float" office:value="0.999147" calcext:value-type="float">
            <text:p>0.999147</text:p>
          </table:table-cell>
          <table:table-cell office:value-type="float" office:value="0.999167" calcext:value-type="float">
            <text:p>0.999167</text:p>
          </table:table-cell>
          <table:table-cell office:value-type="float" office:value="0.999181" calcext:value-type="float">
            <text:p>0.999181</text:p>
          </table:table-cell>
          <table:table-cell office:value-type="float" office:value="0.99919" calcext:value-type="float">
            <text:p>0.99919</text:p>
          </table:table-cell>
          <table:table-cell office:value-type="float" office:value="0.999192" calcext:value-type="float">
            <text:p>0.999192</text:p>
          </table:table-cell>
        </table:table-row>
        <table:table-row table:style-name="ro1">
          <table:table-cell office:value-type="float" office:value="0.00171385031907243" calcext:value-type="float">
            <text:p>0.001713850319072</text:p>
          </table:table-cell>
          <table:table-cell office:value-type="float" office:value="0.998663" calcext:value-type="float">
            <text:p>0.998663</text:p>
          </table:table-cell>
          <table:table-cell office:value-type="float" office:value="0.998764" calcext:value-type="float">
            <text:p>0.998764</text:p>
          </table:table-cell>
          <table:table-cell office:value-type="float" office:value="0.998848" calcext:value-type="float">
            <text:p>0.998848</text:p>
          </table:table-cell>
          <table:table-cell office:value-type="float" office:value="0.998918" calcext:value-type="float">
            <text:p>0.998918</text:p>
          </table:table-cell>
          <table:table-cell office:value-type="float" office:value="0.998976" calcext:value-type="float">
            <text:p>0.998976</text:p>
          </table:table-cell>
          <table:table-cell office:value-type="float" office:value="0.999024" calcext:value-type="float">
            <text:p>0.999024</text:p>
          </table:table-cell>
          <table:table-cell office:value-type="float" office:value="0.999064" calcext:value-type="float">
            <text:p>0.999064</text:p>
          </table:table-cell>
          <table:table-cell office:value-type="float" office:value="0.999078" calcext:value-type="float">
            <text:p>0.999078</text:p>
          </table:table-cell>
          <table:table-cell office:value-type="float" office:value="0.999097" calcext:value-type="float">
            <text:p>0.999097</text:p>
          </table:table-cell>
          <table:table-cell office:value-type="float" office:value="0.999122" calcext:value-type="float">
            <text:p>0.999122</text:p>
          </table:table-cell>
          <table:table-cell office:value-type="float" office:value="0.999141" calcext:value-type="float">
            <text:p>0.999141</text:p>
          </table:table-cell>
          <table:table-cell office:value-type="float" office:value="0.999155" calcext:value-type="float">
            <text:p>0.999155</text:p>
          </table:table-cell>
          <table:table-cell office:value-type="float" office:value="0.999162" calcext:value-type="float">
            <text:p>0.999162</text:p>
          </table:table-cell>
          <table:table-cell office:value-type="float" office:value="0.999163" calcext:value-type="float">
            <text:p>0.999163</text:p>
          </table:table-cell>
        </table:table-row>
        <table:table-row table:style-name="ro1">
          <table:table-cell office:value-type="float" office:value="0.00174881991049832" calcext:value-type="float">
            <text:p>0.001748819910498</text:p>
          </table:table-cell>
          <table:table-cell office:value-type="float" office:value="0.998633" calcext:value-type="float">
            <text:p>0.998633</text:p>
          </table:table-cell>
          <table:table-cell office:value-type="float" office:value="0.998735" calcext:value-type="float">
            <text:p>0.998735</text:p>
          </table:table-cell>
          <table:table-cell office:value-type="float" office:value="0.99882" calcext:value-type="float">
            <text:p>0.99882</text:p>
          </table:table-cell>
          <table:table-cell office:value-type="float" office:value="0.998891" calcext:value-type="float">
            <text:p>0.998891</text:p>
          </table:table-cell>
          <table:table-cell office:value-type="float" office:value="0.99895" calcext:value-type="float">
            <text:p>0.99895</text:p>
          </table:table-cell>
          <table:table-cell office:value-type="float" office:value="0.998999" calcext:value-type="float">
            <text:p>0.998999</text:p>
          </table:table-cell>
          <table:table-cell office:value-type="float" office:value="0.999039" calcext:value-type="float">
            <text:p>0.999039</text:p>
          </table:table-cell>
          <table:table-cell office:value-type="float" office:value="0.999053" calcext:value-type="float">
            <text:p>0.999053</text:p>
          </table:table-cell>
          <table:table-cell office:value-type="float" office:value="0.999071" calcext:value-type="float">
            <text:p>0.999071</text:p>
          </table:table-cell>
          <table:table-cell office:value-type="float" office:value="0.999096" calcext:value-type="float">
            <text:p>0.999096</text:p>
          </table:table-cell>
          <table:table-cell office:value-type="float" office:value="0.999115" calcext:value-type="float">
            <text:p>0.999115</text:p>
          </table:table-cell>
          <table:table-cell office:value-type="float" office:value="0.999127" calcext:value-type="float">
            <text:p>0.999127</text:p>
          </table:table-cell>
          <table:table-cell table:number-columns-repeated="2" office:value-type="float" office:value="0.999133" calcext:value-type="float">
            <text:p>0.999133</text:p>
          </table:table-cell>
        </table:table-row>
        <table:table-row table:style-name="ro1">
          <table:table-cell office:value-type="float" office:value="0.00178379630870828" calcext:value-type="float">
            <text:p>0.001783796308708</text:p>
          </table:table-cell>
          <table:table-cell office:value-type="float" office:value="0.998602" calcext:value-type="float">
            <text:p>0.998602</text:p>
          </table:table-cell>
          <table:table-cell office:value-type="float" office:value="0.998706" calcext:value-type="float">
            <text:p>0.998706</text:p>
          </table:table-cell>
          <table:table-cell office:value-type="float" office:value="0.998792" calcext:value-type="float">
            <text:p>0.998792</text:p>
          </table:table-cell>
          <table:table-cell office:value-type="float" office:value="0.998864" calcext:value-type="float">
            <text:p>0.998864</text:p>
          </table:table-cell>
          <table:table-cell office:value-type="float" office:value="0.998923" calcext:value-type="float">
            <text:p>0.998923</text:p>
          </table:table-cell>
          <table:table-cell office:value-type="float" office:value="0.998973" calcext:value-type="float">
            <text:p>0.998973</text:p>
          </table:table-cell>
          <table:table-cell office:value-type="float" office:value="0.999013" calcext:value-type="float">
            <text:p>0.999013</text:p>
          </table:table-cell>
          <table:table-cell office:value-type="float" office:value="0.999027" calcext:value-type="float">
            <text:p>0.999027</text:p>
          </table:table-cell>
          <table:table-cell office:value-type="float" office:value="0.999045" calcext:value-type="float">
            <text:p>0.999045</text:p>
          </table:table-cell>
          <table:table-cell office:value-type="float" office:value="0.99907" calcext:value-type="float">
            <text:p>0.99907</text:p>
          </table:table-cell>
          <table:table-cell office:value-type="float" office:value="0.999087" calcext:value-type="float">
            <text:p>0.999087</text:p>
          </table:table-cell>
          <table:table-cell office:value-type="float" office:value="0.999099" calcext:value-type="float">
            <text:p>0.999099</text:p>
          </table:table-cell>
          <table:table-cell office:value-type="float" office:value="0.999103" calcext:value-type="float">
            <text:p>0.999103</text:p>
          </table:table-cell>
          <table:table-cell office:value-type="float" office:value="0.999101" calcext:value-type="float">
            <text:p>0.999101</text:p>
          </table:table-cell>
        </table:table-row>
        <table:table-row table:style-name="ro1">
          <table:table-cell office:value-type="float" office:value="0.00181877270691825" calcext:value-type="float">
            <text:p>0.001818772706918</text:p>
          </table:table-cell>
          <table:table-cell office:value-type="float" office:value="0.998571" calcext:value-type="float">
            <text:p>0.998571</text:p>
          </table:table-cell>
          <table:table-cell office:value-type="float" office:value="0.998676" calcext:value-type="float">
            <text:p>0.998676</text:p>
          </table:table-cell>
          <table:table-cell office:value-type="float" office:value="0.998764" calcext:value-type="float">
            <text:p>0.998764</text:p>
          </table:table-cell>
          <table:table-cell office:value-type="float" office:value="0.998837" calcext:value-type="float">
            <text:p>0.998837</text:p>
          </table:table-cell>
          <table:table-cell office:value-type="float" office:value="0.998897" calcext:value-type="float">
            <text:p>0.998897</text:p>
          </table:table-cell>
          <table:table-cell office:value-type="float" office:value="0.998946" calcext:value-type="float">
            <text:p>0.998946</text:p>
          </table:table-cell>
          <table:table-cell office:value-type="float" office:value="0.998986" calcext:value-type="float">
            <text:p>0.998986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9018" calcext:value-type="float">
            <text:p>0.999018</text:p>
          </table:table-cell>
          <table:table-cell office:value-type="float" office:value="0.999042" calcext:value-type="float">
            <text:p>0.999042</text:p>
          </table:table-cell>
          <table:table-cell office:value-type="float" office:value="0.999059" calcext:value-type="float">
            <text:p>0.999059</text:p>
          </table:table-cell>
          <table:table-cell office:value-type="float" office:value="0.999069" calcext:value-type="float">
            <text:p>0.999069</text:p>
          </table:table-cell>
          <table:table-cell office:value-type="float" office:value="0.999072" calcext:value-type="float">
            <text:p>0.999072</text:p>
          </table:table-cell>
          <table:table-cell office:value-type="float" office:value="0.999067" calcext:value-type="float">
            <text:p>0.999067</text:p>
          </table:table-cell>
        </table:table-row>
        <table:table-row table:style-name="ro1">
          <table:table-cell office:value-type="float" office:value="0.00185374910512822" calcext:value-type="float">
            <text:p>0.001853749105128</text:p>
          </table:table-cell>
          <table:table-cell office:value-type="float" office:value="0.998539" calcext:value-type="float">
            <text:p>0.998539</text:p>
          </table:table-cell>
          <table:table-cell office:value-type="float" office:value="0.998647" calcext:value-type="float">
            <text:p>0.998647</text:p>
          </table:table-cell>
          <table:table-cell office:value-type="float" office:value="0.998735" calcext:value-type="float">
            <text:p>0.998735</text:p>
          </table:table-cell>
          <table:table-cell office:value-type="float" office:value="0.998809" calcext:value-type="float">
            <text:p>0.998809</text:p>
          </table:table-cell>
          <table:table-cell office:value-type="float" office:value="0.998869" calcext:value-type="float">
            <text:p>0.998869</text:p>
          </table:table-cell>
          <table:table-cell office:value-type="float" office:value="0.998919" calcext:value-type="float">
            <text:p>0.998919</text:p>
          </table:table-cell>
          <table:table-cell office:value-type="float" office:value="0.998959" calcext:value-type="float">
            <text:p>0.998959</text:p>
          </table:table-cell>
          <table:table-cell office:value-type="float" office:value="0.998973" calcext:value-type="float">
            <text:p>0.998973</text:p>
          </table:table-cell>
          <table:table-cell office:value-type="float" office:value="0.998991" calcext:value-type="float">
            <text:p>0.998991</text:p>
          </table:table-cell>
          <table:table-cell office:value-type="float" office:value="0.999014" calcext:value-type="float">
            <text:p>0.999014</text:p>
          </table:table-cell>
          <table:table-cell office:value-type="float" office:value="0.99903" calcext:value-type="float">
            <text:p>0.99903</text:p>
          </table:table-cell>
          <table:table-cell office:value-type="float" office:value="0.999038" calcext:value-type="float">
            <text:p>0.999038</text:p>
          </table:table-cell>
          <table:table-cell office:value-type="float" office:value="0.999039" calcext:value-type="float">
            <text:p>0.999039</text:p>
          </table:table-cell>
          <table:table-cell office:value-type="float" office:value="0.999031" calcext:value-type="float">
            <text:p>0.999031</text:p>
          </table:table-cell>
        </table:table-row>
        <table:table-row table:style-name="ro1">
          <table:table-cell office:value-type="float" office:value="0.00188872550333818" calcext:value-type="float">
            <text:p>0.001888725503338</text:p>
          </table:table-cell>
          <table:table-cell office:value-type="float" office:value="0.998508" calcext:value-type="float">
            <text:p>0.998508</text:p>
          </table:table-cell>
          <table:table-cell office:value-type="float" office:value="0.998617" calcext:value-type="float">
            <text:p>0.998617</text:p>
          </table:table-cell>
          <table:table-cell office:value-type="float" office:value="0.998706" calcext:value-type="float">
            <text:p>0.998706</text:p>
          </table:table-cell>
          <table:table-cell office:value-type="float" office:value="0.998781" calcext:value-type="float">
            <text:p>0.998781</text:p>
          </table:table-cell>
          <table:table-cell office:value-type="float" office:value="0.998842" calcext:value-type="float">
            <text:p>0.998842</text:p>
          </table:table-cell>
          <table:table-cell office:value-type="float" office:value="0.998892" calcext:value-type="float">
            <text:p>0.998892</text:p>
          </table:table-cell>
          <table:table-cell office:value-type="float" office:value="0.998932" calcext:value-type="float">
            <text:p>0.998932</text:p>
          </table:table-cell>
          <table:table-cell office:value-type="float" office:value="0.998945" calcext:value-type="float">
            <text:p>0.998945</text:p>
          </table:table-cell>
          <table:table-cell office:value-type="float" office:value="0.998963" calcext:value-type="float">
            <text:p>0.998963</text:p>
          </table:table-cell>
          <table:table-cell office:value-type="float" office:value="0.998985" calcext:value-type="float">
            <text:p>0.998985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9006" calcext:value-type="float">
            <text:p>0.999006</text:p>
          </table:table-cell>
          <table:table-cell office:value-type="float" office:value="0.999004" calcext:value-type="float">
            <text:p>0.999004</text:p>
          </table:table-cell>
          <table:table-cell office:value-type="float" office:value="0.998993" calcext:value-type="float">
            <text:p>0.998993</text:p>
          </table:table-cell>
        </table:table-row>
        <table:table-row table:style-name="ro1">
          <table:table-cell office:value-type="float" office:value="0.00192370190154815" calcext:value-type="float">
            <text:p>0.001923701901548</text:p>
          </table:table-cell>
          <table:table-cell office:value-type="float" office:value="0.998476" calcext:value-type="float">
            <text:p>0.998476</text:p>
          </table:table-cell>
          <table:table-cell office:value-type="float" office:value="0.998586" calcext:value-type="float">
            <text:p>0.998586</text:p>
          </table:table-cell>
          <table:table-cell office:value-type="float" office:value="0.998677" calcext:value-type="float">
            <text:p>0.998677</text:p>
          </table:table-cell>
          <table:table-cell office:value-type="float" office:value="0.998752" calcext:value-type="float">
            <text:p>0.998752</text:p>
          </table:table-cell>
          <table:table-cell office:value-type="float" office:value="0.998814" calcext:value-type="float">
            <text:p>0.998814</text:p>
          </table:table-cell>
          <table:table-cell office:value-type="float" office:value="0.998864" calcext:value-type="float">
            <text:p>0.998864</text:p>
          </table:table-cell>
          <table:table-cell office:value-type="float" office:value="0.998904" calcext:value-type="float">
            <text:p>0.998904</text:p>
          </table:table-cell>
          <table:table-cell office:value-type="float" office:value="0.998917" calcext:value-type="float">
            <text:p>0.998917</text:p>
          </table:table-cell>
          <table:table-cell office:value-type="float" office:value="0.998934" calcext:value-type="float">
            <text:p>0.998934</text:p>
          </table:table-cell>
          <table:table-cell office:value-type="float" office:value="0.998955" calcext:value-type="float">
            <text:p>0.998955</text:p>
          </table:table-cell>
          <table:table-cell office:value-type="float" office:value="0.998968" calcext:value-type="float">
            <text:p>0.998968</text:p>
          </table:table-cell>
          <table:table-cell office:value-type="float" office:value="0.998973" calcext:value-type="float">
            <text:p>0.998973</text:p>
          </table:table-cell>
          <table:table-cell office:value-type="float" office:value="0.998968" calcext:value-type="float">
            <text:p>0.998968</text:p>
          </table:table-cell>
          <table:table-cell office:value-type="float" office:value="0.998953" calcext:value-type="float">
            <text:p>0.998953</text:p>
          </table:table-cell>
        </table:table-row>
        <table:table-row table:style-name="ro1">
          <table:table-cell office:value-type="float" office:value="0.00195867829975812" calcext:value-type="float">
            <text:p>0.001958678299758</text:p>
          </table:table-cell>
          <table:table-cell office:value-type="float" office:value="0.998444" calcext:value-type="float">
            <text:p>0.998444</text:p>
          </table:table-cell>
          <table:table-cell office:value-type="float" office:value="0.998556" calcext:value-type="float">
            <text:p>0.998556</text:p>
          </table:table-cell>
          <table:table-cell office:value-type="float" office:value="0.998648" calcext:value-type="float">
            <text:p>0.998648</text:p>
          </table:table-cell>
          <table:table-cell office:value-type="float" office:value="0.998723" calcext:value-type="float">
            <text:p>0.998723</text:p>
          </table:table-cell>
          <table:table-cell office:value-type="float" office:value="0.998785" calcext:value-type="float">
            <text:p>0.998785</text:p>
          </table:table-cell>
          <table:table-cell office:value-type="float" office:value="0.998835" calcext:value-type="float">
            <text:p>0.998835</text:p>
          </table:table-cell>
          <table:table-cell office:value-type="float" office:value="0.998875" calcext:value-type="float">
            <text:p>0.998875</text:p>
          </table:table-cell>
          <table:table-cell office:value-type="float" office:value="0.998887" calcext:value-type="float">
            <text:p>0.998887</text:p>
          </table:table-cell>
          <table:table-cell office:value-type="float" office:value="0.998904" calcext:value-type="float">
            <text:p>0.998904</text:p>
          </table:table-cell>
          <table:table-cell office:value-type="float" office:value="0.998924" calcext:value-type="float">
            <text:p>0.998924</text:p>
          </table:table-cell>
          <table:table-cell office:value-type="float" office:value="0.998936" calcext:value-type="float">
            <text:p>0.998936</text:p>
          </table:table-cell>
          <table:table-cell office:value-type="float" office:value="0.998938" calcext:value-type="float">
            <text:p>0.998938</text:p>
          </table:table-cell>
          <table:table-cell office:value-type="float" office:value="0.99893" calcext:value-type="float">
            <text:p>0.99893</text:p>
          </table:table-cell>
          <table:table-cell office:value-type="float" office:value="0.99891" calcext:value-type="float">
            <text:p>0.99891</text:p>
          </table:table-cell>
        </table:table-row>
        <table:table-row table:style-name="ro1">
          <table:table-cell office:value-type="float" office:value="0.00199365469796808" calcext:value-type="float">
            <text:p>0.001993654697968</text:p>
          </table:table-cell>
          <table:table-cell office:value-type="float" office:value="0.998411" calcext:value-type="float">
            <text:p>0.998411</text:p>
          </table:table-cell>
          <table:table-cell office:value-type="float" office:value="0.998524" calcext:value-type="float">
            <text:p>0.998524</text:p>
          </table:table-cell>
          <table:table-cell office:value-type="float" office:value="0.998618" calcext:value-type="float">
            <text:p>0.998618</text:p>
          </table:table-cell>
          <table:table-cell office:value-type="float" office:value="0.998694" calcext:value-type="float">
            <text:p>0.998694</text:p>
          </table:table-cell>
          <table:table-cell office:value-type="float" office:value="0.998756" calcext:value-type="float">
            <text:p>0.998756</text:p>
          </table:table-cell>
          <table:table-cell office:value-type="float" office:value="0.998806" calcext:value-type="float">
            <text:p>0.998806</text:p>
          </table:table-cell>
          <table:table-cell office:value-type="float" office:value="0.998845" calcext:value-type="float">
            <text:p>0.998845</text:p>
          </table:table-cell>
          <table:table-cell office:value-type="float" office:value="0.998858" calcext:value-type="float">
            <text:p>0.998858</text:p>
          </table:table-cell>
          <table:table-cell office:value-type="float" office:value="0.998874" calcext:value-type="float">
            <text:p>0.998874</text:p>
          </table:table-cell>
          <table:table-cell office:value-type="float" office:value="0.998892" calcext:value-type="float">
            <text:p>0.998892</text:p>
          </table:table-cell>
          <table:table-cell office:value-type="float" office:value="0.998902" calcext:value-type="float">
            <text:p>0.998902</text:p>
          </table:table-cell>
          <table:table-cell office:value-type="float" office:value="0.998901" calcext:value-type="float">
            <text:p>0.998901</text:p>
          </table:table-cell>
          <table:table-cell office:value-type="float" office:value="0.998889" calcext:value-type="float">
            <text:p>0.998889</text:p>
          </table:table-cell>
          <table:table-cell office:value-type="float" office:value="0.998864" calcext:value-type="float">
            <text:p>0.998864</text:p>
          </table:table-cell>
        </table:table-row>
        <table:table-row table:style-name="ro1">
          <table:table-cell office:value-type="float" office:value="0.00202863109617805" calcext:value-type="float">
            <text:p>0.002028631096178</text:p>
          </table:table-cell>
          <table:table-cell office:value-type="float" office:value="0.998379" calcext:value-type="float">
            <text:p>0.998379</text:p>
          </table:table-cell>
          <table:table-cell office:value-type="float" office:value="0.998493" calcext:value-type="float">
            <text:p>0.998493</text:p>
          </table:table-cell>
          <table:table-cell office:value-type="float" office:value="0.998587" calcext:value-type="float">
            <text:p>0.998587</text:p>
          </table:table-cell>
          <table:table-cell office:value-type="float" office:value="0.998664" calcext:value-type="float">
            <text:p>0.998664</text:p>
          </table:table-cell>
          <table:table-cell office:value-type="float" office:value="0.998726" calcext:value-type="float">
            <text:p>0.998726</text:p>
          </table:table-cell>
          <table:table-cell office:value-type="float" office:value="0.998776" calcext:value-type="float">
            <text:p>0.998776</text:p>
          </table:table-cell>
          <table:table-cell office:value-type="float" office:value="0.998814" calcext:value-type="float">
            <text:p>0.998814</text:p>
          </table:table-cell>
          <table:table-cell office:value-type="float" office:value="0.998827" calcext:value-type="float">
            <text:p>0.998827</text:p>
          </table:table-cell>
          <table:table-cell office:value-type="float" office:value="0.998842" calcext:value-type="float">
            <text:p>0.998842</text:p>
          </table:table-cell>
          <table:table-cell office:value-type="float" office:value="0.998859" calcext:value-type="float">
            <text:p>0.998859</text:p>
          </table:table-cell>
          <table:table-cell office:value-type="float" office:value="0.998866" calcext:value-type="float">
            <text:p>0.998866</text:p>
          </table:table-cell>
          <table:table-cell office:value-type="float" office:value="0.998862" calcext:value-type="float">
            <text:p>0.998862</text:p>
          </table:table-cell>
          <table:table-cell office:value-type="float" office:value="0.998846" calcext:value-type="float">
            <text:p>0.998846</text:p>
          </table:table-cell>
          <table:table-cell office:value-type="float" office:value="0.998815" calcext:value-type="float">
            <text:p>0.998815</text:p>
          </table:table-cell>
        </table:table-row>
        <table:table-row table:style-name="ro1">
          <table:table-cell office:value-type="float" office:value="0.00206360749438802" calcext:value-type="float">
            <text:p>0.002063607494388</text:p>
          </table:table-cell>
          <table:table-cell office:value-type="float" office:value="0.998346" calcext:value-type="float">
            <text:p>0.998346</text:p>
          </table:table-cell>
          <table:table-cell office:value-type="float" office:value="0.998462" calcext:value-type="float">
            <text:p>0.998462</text:p>
          </table:table-cell>
          <table:table-cell office:value-type="float" office:value="0.998556" calcext:value-type="float">
            <text:p>0.998556</text:p>
          </table:table-cell>
          <table:table-cell office:value-type="float" office:value="0.998634" calcext:value-type="float">
            <text:p>0.998634</text:p>
          </table:table-cell>
          <table:table-cell office:value-type="float" office:value="0.998696" calcext:value-type="float">
            <text:p>0.998696</text:p>
          </table:table-cell>
          <table:table-cell office:value-type="float" office:value="0.998746" calcext:value-type="float">
            <text:p>0.998746</text:p>
          </table:table-cell>
          <table:table-cell office:value-type="float" office:value="0.998783" calcext:value-type="float">
            <text:p>0.998783</text:p>
          </table:table-cell>
          <table:table-cell office:value-type="float" office:value="0.998795" calcext:value-type="float">
            <text:p>0.998795</text:p>
          </table:table-cell>
          <table:table-cell office:value-type="float" office:value="0.998809" calcext:value-type="float">
            <text:p>0.998809</text:p>
          </table:table-cell>
          <table:table-cell office:value-type="float" office:value="0.998825" calcext:value-type="float">
            <text:p>0.998825</text:p>
          </table:table-cell>
          <table:table-cell office:value-type="float" office:value="0.998829" calcext:value-type="float">
            <text:p>0.998829</text:p>
          </table:table-cell>
          <table:table-cell office:value-type="float" office:value="0.998822" calcext:value-type="float">
            <text:p>0.998822</text:p>
          </table:table-cell>
          <table:table-cell office:value-type="float" office:value="0.9988" calcext:value-type="float">
            <text:p>0.9988</text:p>
          </table:table-cell>
          <table:table-cell office:value-type="float" office:value="0.998762" calcext:value-type="float">
            <text:p>0.998762</text:p>
          </table:table-cell>
        </table:table-row>
        <table:table-row table:style-name="ro1">
          <table:table-cell office:value-type="float" office:value="0.00209858389259798" calcext:value-type="float">
            <text:p>0.002098583892598</text:p>
          </table:table-cell>
          <table:table-cell office:value-type="float" office:value="0.998312" calcext:value-type="float">
            <text:p>0.998312</text:p>
          </table:table-cell>
          <table:table-cell office:value-type="float" office:value="0.998429" calcext:value-type="float">
            <text:p>0.998429</text:p>
          </table:table-cell>
          <table:table-cell office:value-type="float" office:value="0.998525" calcext:value-type="float">
            <text:p>0.998525</text:p>
          </table:table-cell>
          <table:table-cell office:value-type="float" office:value="0.998603" calcext:value-type="float">
            <text:p>0.998603</text:p>
          </table:table-cell>
          <table:table-cell office:value-type="float" office:value="0.998665" calcext:value-type="float">
            <text:p>0.998665</text:p>
          </table:table-cell>
          <table:table-cell office:value-type="float" office:value="0.998714" calcext:value-type="float">
            <text:p>0.998714</text:p>
          </table:table-cell>
          <table:table-cell office:value-type="float" office:value="0.998751" calcext:value-type="float">
            <text:p>0.998751</text:p>
          </table:table-cell>
          <table:table-cell office:value-type="float" office:value="0.998762" calcext:value-type="float">
            <text:p>0.998762</text:p>
          </table:table-cell>
          <table:table-cell office:value-type="float" office:value="0.998776" calcext:value-type="float">
            <text:p>0.998776</text:p>
          </table:table-cell>
          <table:table-cell office:value-type="float" office:value="0.998789" calcext:value-type="float">
            <text:p>0.998789</text:p>
          </table:table-cell>
          <table:table-cell office:value-type="float" office:value="0.998791" calcext:value-type="float">
            <text:p>0.998791</text:p>
          </table:table-cell>
          <table:table-cell office:value-type="float" office:value="0.998779" calcext:value-type="float">
            <text:p>0.998779</text:p>
          </table:table-cell>
          <table:table-cell office:value-type="float" office:value="0.998751" calcext:value-type="float">
            <text:p>0.998751</text:p>
          </table:table-cell>
          <table:table-cell office:value-type="float" office:value="0.998703" calcext:value-type="float">
            <text:p>0.998703</text:p>
          </table:table-cell>
        </table:table-row>
        <table:table-row table:style-name="ro1">
          <table:table-cell office:value-type="float" office:value="0.00213356029080795" calcext:value-type="float">
            <text:p>0.002133560290808</text:p>
          </table:table-cell>
          <table:table-cell office:value-type="float" office:value="0.998278" calcext:value-type="float">
            <text:p>0.998278</text:p>
          </table:table-cell>
          <table:table-cell office:value-type="float" office:value="0.998397" calcext:value-type="float">
            <text:p>0.998397</text:p>
          </table:table-cell>
          <table:table-cell office:value-type="float" office:value="0.998493" calcext:value-type="float">
            <text:p>0.998493</text:p>
          </table:table-cell>
          <table:table-cell office:value-type="float" office:value="0.998572" calcext:value-type="float">
            <text:p>0.998572</text:p>
          </table:table-cell>
          <table:table-cell office:value-type="float" office:value="0.998634" calcext:value-type="float">
            <text:p>0.998634</text:p>
          </table:table-cell>
          <table:table-cell office:value-type="float" office:value="0.998682" calcext:value-type="float">
            <text:p>0.998682</text:p>
          </table:table-cell>
          <table:table-cell office:value-type="float" office:value="0.998718" calcext:value-type="float">
            <text:p>0.998718</text:p>
          </table:table-cell>
          <table:table-cell office:value-type="float" office:value="0.998729" calcext:value-type="float">
            <text:p>0.998729</text:p>
          </table:table-cell>
          <table:table-cell office:value-type="float" office:value="0.998741" calcext:value-type="float">
            <text:p>0.998741</text:p>
          </table:table-cell>
          <table:table-cell office:value-type="float" office:value="0.998752" calcext:value-type="float">
            <text:p>0.998752</text:p>
          </table:table-cell>
          <table:table-cell office:value-type="float" office:value="0.99875" calcext:value-type="float">
            <text:p>0.99875</text:p>
          </table:table-cell>
          <table:table-cell office:value-type="float" office:value="0.998733" calcext:value-type="float">
            <text:p>0.998733</text:p>
          </table:table-cell>
          <table:table-cell office:value-type="float" office:value="0.998698" calcext:value-type="float">
            <text:p>0.998698</text:p>
          </table:table-cell>
          <table:table-cell office:value-type="float" office:value="0.99864" calcext:value-type="float">
            <text:p>0.99864</text:p>
          </table:table-cell>
        </table:table-row>
        <table:table-row table:style-name="ro1">
          <table:table-cell office:value-type="float" office:value="0.00216853668901791" calcext:value-type="float">
            <text:p>0.002168536689018</text:p>
          </table:table-cell>
          <table:table-cell office:value-type="float" office:value="0.998245" calcext:value-type="float">
            <text:p>0.998245</text:p>
          </table:table-cell>
          <table:table-cell office:value-type="float" office:value="0.998364" calcext:value-type="float">
            <text:p>0.998364</text:p>
          </table:table-cell>
          <table:table-cell office:value-type="float" office:value="0.998461" calcext:value-type="float">
            <text:p>0.998461</text:p>
          </table:table-cell>
          <table:table-cell office:value-type="float" office:value="0.99854" calcext:value-type="float">
            <text:p>0.99854</text:p>
          </table:table-cell>
          <table:table-cell office:value-type="float" office:value="0.998602" calcext:value-type="float">
            <text:p>0.998602</text:p>
          </table:table-cell>
          <table:table-cell office:value-type="float" office:value="0.99865" calcext:value-type="float">
            <text:p>0.99865</text:p>
          </table:table-cell>
          <table:table-cell office:value-type="float" office:value="0.998684" calcext:value-type="float">
            <text:p>0.998684</text:p>
          </table:table-cell>
          <table:table-cell office:value-type="float" office:value="0.998694" calcext:value-type="float">
            <text:p>0.998694</text:p>
          </table:table-cell>
          <table:table-cell office:value-type="float" office:value="0.998705" calcext:value-type="float">
            <text:p>0.998705</text:p>
          </table:table-cell>
          <table:table-cell office:value-type="float" office:value="0.998713" calcext:value-type="float">
            <text:p>0.998713</text:p>
          </table:table-cell>
          <table:table-cell office:value-type="float" office:value="0.998707" calcext:value-type="float">
            <text:p>0.998707</text:p>
          </table:table-cell>
          <table:table-cell office:value-type="float" office:value="0.998685" calcext:value-type="float">
            <text:p>0.998685</text:p>
          </table:table-cell>
          <table:table-cell office:value-type="float" office:value="0.998641" calcext:value-type="float">
            <text:p>0.998641</text:p>
          </table:table-cell>
          <table:table-cell office:value-type="float" office:value="0.99857" calcext:value-type="float">
            <text:p>0.99857</text:p>
          </table:table-cell>
        </table:table-row>
        <table:table-row table:style-name="ro1">
          <table:table-cell office:value-type="float" office:value="0.0022035305405204" calcext:value-type="float">
            <text:p>0.00220353054052</text:p>
          </table:table-cell>
          <table:table-cell office:value-type="float" office:value="0.99821" calcext:value-type="float">
            <text:p>0.99821</text:p>
          </table:table-cell>
          <table:table-cell office:value-type="float" office:value="0.998331" calcext:value-type="float">
            <text:p>0.998331</text:p>
          </table:table-cell>
          <table:table-cell office:value-type="float" office:value="0.998429" calcext:value-type="float">
            <text:p>0.998429</text:p>
          </table:table-cell>
          <table:table-cell office:value-type="float" office:value="0.998507" calcext:value-type="float">
            <text:p>0.998507</text:p>
          </table:table-cell>
          <table:table-cell office:value-type="float" office:value="0.998569" calcext:value-type="float">
            <text:p>0.998569</text:p>
          </table:table-cell>
          <table:table-cell office:value-type="float" office:value="0.998616" calcext:value-type="float">
            <text:p>0.998616</text:p>
          </table:table-cell>
          <table:table-cell office:value-type="float" office:value="0.998649" calcext:value-type="float">
            <text:p>0.998649</text:p>
          </table:table-cell>
          <table:table-cell office:value-type="float" office:value="0.998658" calcext:value-type="float">
            <text:p>0.998658</text:p>
          </table:table-cell>
          <table:table-cell office:value-type="float" office:value="0.998668" calcext:value-type="float">
            <text:p>0.998668</text:p>
          </table:table-cell>
          <table:table-cell office:value-type="float" office:value="0.998673" calcext:value-type="float">
            <text:p>0.998673</text:p>
          </table:table-cell>
          <table:table-cell office:value-type="float" office:value="0.998662" calcext:value-type="float">
            <text:p>0.998662</text:p>
          </table:table-cell>
          <table:table-cell office:value-type="float" office:value="0.998633" calcext:value-type="float">
            <text:p>0.998633</text:p>
          </table:table-cell>
          <table:table-cell office:value-type="float" office:value="0.998579" calcext:value-type="float">
            <text:p>0.998579</text:p>
          </table:table-cell>
          <table:table-cell office:value-type="float" office:value="0.998492" calcext:value-type="float">
            <text:p>0.998492</text:p>
          </table:table-cell>
        </table:table-row>
        <table:table-row table:style-name="ro1">
          <table:table-cell office:value-type="float" office:value="0.00223850693873037" calcext:value-type="float">
            <text:p>0.00223850693873</text:p>
          </table:table-cell>
          <table:table-cell office:value-type="float" office:value="0.998176" calcext:value-type="float">
            <text:p>0.998176</text:p>
          </table:table-cell>
          <table:table-cell office:value-type="float" office:value="0.998297" calcext:value-type="float">
            <text:p>0.998297</text:p>
          </table:table-cell>
          <table:table-cell office:value-type="float" office:value="0.998396" calcext:value-type="float">
            <text:p>0.998396</text:p>
          </table:table-cell>
          <table:table-cell office:value-type="float" office:value="0.998474" calcext:value-type="float">
            <text:p>0.998474</text:p>
          </table:table-cell>
          <table:table-cell office:value-type="float" office:value="0.998535" calcext:value-type="float">
            <text:p>0.998535</text:p>
          </table:table-cell>
          <table:table-cell office:value-type="float" office:value="0.998581" calcext:value-type="float">
            <text:p>0.998581</text:p>
          </table:table-cell>
          <table:table-cell office:value-type="float" office:value="0.998613" calcext:value-type="float">
            <text:p>0.998613</text:p>
          </table:table-cell>
          <table:table-cell office:value-type="float" office:value="0.998621" calcext:value-type="float">
            <text:p>0.998621</text:p>
          </table:table-cell>
          <table:table-cell office:value-type="float" office:value="0.998629" calcext:value-type="float">
            <text:p>0.998629</text:p>
          </table:table-cell>
          <table:table-cell office:value-type="float" office:value="0.99863" calcext:value-type="float">
            <text:p>0.99863</text:p>
          </table:table-cell>
          <table:table-cell office:value-type="float" office:value="0.998614" calcext:value-type="float">
            <text:p>0.998614</text:p>
          </table:table-cell>
          <table:table-cell office:value-type="float" office:value="0.998577" calcext:value-type="float">
            <text:p>0.998577</text:p>
          </table:table-cell>
          <table:table-cell office:value-type="float" office:value="0.998511" calcext:value-type="float">
            <text:p>0.998511</text:p>
          </table:table-cell>
          <table:table-cell office:value-type="float" office:value="0.998403" calcext:value-type="float">
            <text:p>0.998403</text:p>
          </table:table-cell>
        </table:table-row>
        <table:table-row table:style-name="ro1">
          <table:table-cell office:value-type="float" office:value="0.00227348333694033" calcext:value-type="float">
            <text:p>0.00227348333694</text:p>
          </table:table-cell>
          <table:table-cell office:value-type="float" office:value="0.998141" calcext:value-type="float">
            <text:p>0.998141</text:p>
          </table:table-cell>
          <table:table-cell office:value-type="float" office:value="0.998263" calcext:value-type="float">
            <text:p>0.998263</text:p>
          </table:table-cell>
          <table:table-cell office:value-type="float" office:value="0.998362" calcext:value-type="float">
            <text:p>0.998362</text:p>
          </table:table-cell>
          <table:table-cell office:value-type="float" office:value="0.998441" calcext:value-type="float">
            <text:p>0.998441</text:p>
          </table:table-cell>
          <table:table-cell office:value-type="float" office:value="0.998501" calcext:value-type="float">
            <text:p>0.998501</text:p>
          </table:table-cell>
          <table:table-cell office:value-type="float" office:value="0.998546" calcext:value-type="float">
            <text:p>0.998546</text:p>
          </table:table-cell>
          <table:table-cell office:value-type="float" office:value="0.998575" calcext:value-type="float">
            <text:p>0.998575</text:p>
          </table:table-cell>
          <table:table-cell office:value-type="float" office:value="0.998582" calcext:value-type="float">
            <text:p>0.998582</text:p>
          </table:table-cell>
          <table:table-cell office:value-type="float" office:value="0.998589" calcext:value-type="float">
            <text:p>0.998589</text:p>
          </table:table-cell>
          <table:table-cell office:value-type="float" office:value="0.998585" calcext:value-type="float">
            <text:p>0.998585</text:p>
          </table:table-cell>
          <table:table-cell office:value-type="float" office:value="0.998563" calcext:value-type="float">
            <text:p>0.998563</text:p>
          </table:table-cell>
          <table:table-cell office:value-type="float" office:value="0.998517" calcext:value-type="float">
            <text:p>0.998517</text:p>
          </table:table-cell>
          <table:table-cell office:value-type="float" office:value="0.998437" calcext:value-type="float">
            <text:p>0.998437</text:p>
          </table:table-cell>
          <table:table-cell office:value-type="float" office:value="0.998303" calcext:value-type="float">
            <text:p>0.998303</text:p>
          </table:table-cell>
        </table:table-row>
        <table:table-row table:style-name="ro1">
          <table:table-cell office:value-type="float" office:value="0.0023084597351503" calcext:value-type="float">
            <text:p>0.00230845973515</text:p>
          </table:table-cell>
          <table:table-cell office:value-type="float" office:value="0.998105" calcext:value-type="float">
            <text:p>0.998105</text:p>
          </table:table-cell>
          <table:table-cell office:value-type="float" office:value="0.998229" calcext:value-type="float">
            <text:p>0.998229</text:p>
          </table:table-cell>
          <table:table-cell office:value-type="float" office:value="0.998328" calcext:value-type="float">
            <text:p>0.998328</text:p>
          </table:table-cell>
          <table:table-cell office:value-type="float" office:value="0.998406" calcext:value-type="float">
            <text:p>0.998406</text:p>
          </table:table-cell>
          <table:table-cell office:value-type="float" office:value="0.998466" calcext:value-type="float">
            <text:p>0.998466</text:p>
          </table:table-cell>
          <table:table-cell office:value-type="float" office:value="0.998509" calcext:value-type="float">
            <text:p>0.998509</text:p>
          </table:table-cell>
          <table:table-cell office:value-type="float" office:value="0.998536" calcext:value-type="float">
            <text:p>0.998536</text:p>
          </table:table-cell>
          <table:table-cell office:value-type="float" office:value="0.998543" calcext:value-type="float">
            <text:p>0.998543</text:p>
          </table:table-cell>
          <table:table-cell office:value-type="float" office:value="0.998547" calcext:value-type="float">
            <text:p>0.998547</text:p>
          </table:table-cell>
          <table:table-cell office:value-type="float" office:value="0.998539" calcext:value-type="float">
            <text:p>0.998539</text:p>
          </table:table-cell>
          <table:table-cell office:value-type="float" office:value="0.998509" calcext:value-type="float">
            <text:p>0.998509</text:p>
          </table:table-cell>
          <table:table-cell office:value-type="float" office:value="0.998452" calcext:value-type="float">
            <text:p>0.998452</text:p>
          </table:table-cell>
          <table:table-cell office:value-type="float" office:value="0.998353" calcext:value-type="float">
            <text:p>0.998353</text:p>
          </table:table-cell>
          <table:table-cell office:value-type="float" office:value="0.998186" calcext:value-type="float">
            <text:p>0.998186</text:p>
          </table:table-cell>
        </table:table-row>
        <table:table-row table:style-name="ro1">
          <table:table-cell office:value-type="float" office:value="0.00234343613336027" calcext:value-type="float">
            <text:p>0.00234343613336</text:p>
          </table:table-cell>
          <table:table-cell office:value-type="float" office:value="0.998069" calcext:value-type="float">
            <text:p>0.998069</text:p>
          </table:table-cell>
          <table:table-cell office:value-type="float" office:value="0.998194" calcext:value-type="float">
            <text:p>0.998194</text:p>
          </table:table-cell>
          <table:table-cell office:value-type="float" office:value="0.998293" calcext:value-type="float">
            <text:p>0.998293</text:p>
          </table:table-cell>
          <table:table-cell office:value-type="float" office:value="0.998371" calcext:value-type="float">
            <text:p>0.998371</text:p>
          </table:table-cell>
          <table:table-cell office:value-type="float" office:value="0.99843" calcext:value-type="float">
            <text:p>0.99843</text:p>
          </table:table-cell>
          <table:table-cell office:value-type="float" office:value="0.998472" calcext:value-type="float">
            <text:p>0.998472</text:p>
          </table:table-cell>
          <table:table-cell office:value-type="float" office:value="0.998496" calcext:value-type="float">
            <text:p>0.998496</text:p>
          </table:table-cell>
          <table:table-cell office:value-type="float" office:value="0.998501" calcext:value-type="float">
            <text:p>0.998501</text:p>
          </table:table-cell>
          <table:table-cell office:value-type="float" office:value="0.998503" calcext:value-type="float">
            <text:p>0.998503</text:p>
          </table:table-cell>
          <table:table-cell office:value-type="float" office:value="0.998489" calcext:value-type="float">
            <text:p>0.998489</text:p>
          </table:table-cell>
          <table:table-cell office:value-type="float" office:value="0.998451" calcext:value-type="float">
            <text:p>0.998451</text:p>
          </table:table-cell>
          <table:table-cell office:value-type="float" office:value="0.998381" calcext:value-type="float">
            <text:p>0.998381</text:p>
          </table:table-cell>
          <table:table-cell office:value-type="float" office:value="0.99826" calcext:value-type="float">
            <text:p>0.99826</text:p>
          </table:table-cell>
          <table:table-cell office:value-type="float" office:value="0.998048" calcext:value-type="float">
            <text:p>0.998048</text:p>
          </table:table-cell>
        </table:table-row>
        <table:table-row table:style-name="ro1">
          <table:table-cell office:value-type="float" office:value="0.00237841253157023" calcext:value-type="float">
            <text:p>0.00237841253157</text:p>
          </table:table-cell>
          <table:table-cell office:value-type="float" office:value="0.998033" calcext:value-type="float">
            <text:p>0.998033</text:p>
          </table:table-cell>
          <table:table-cell office:value-type="float" office:value="0.998159" calcext:value-type="float">
            <text:p>0.998159</text:p>
          </table:table-cell>
          <table:table-cell office:value-type="float" office:value="0.998258" calcext:value-type="float">
            <text:p>0.998258</text:p>
          </table:table-cell>
          <table:table-cell office:value-type="float" office:value="0.998336" calcext:value-type="float">
            <text:p>0.998336</text:p>
          </table:table-cell>
          <table:table-cell office:value-type="float" office:value="0.998393" calcext:value-type="float">
            <text:p>0.998393</text:p>
          </table:table-cell>
          <table:table-cell office:value-type="float" office:value="0.998433" calcext:value-type="float">
            <text:p>0.998433</text:p>
          </table:table-cell>
          <table:table-cell office:value-type="float" office:value="0.998455" calcext:value-type="float">
            <text:p>0.998455</text:p>
          </table:table-cell>
          <table:table-cell office:value-type="float" office:value="0.998458" calcext:value-type="float">
            <text:p>0.998458</text:p>
          </table:table-cell>
          <table:table-cell office:value-type="float" office:value="0.998457" calcext:value-type="float">
            <text:p>0.998457</text:p>
          </table:table-cell>
          <table:table-cell office:value-type="float" office:value="0.998437" calcext:value-type="float">
            <text:p>0.998437</text:p>
          </table:table-cell>
          <table:table-cell office:value-type="float" office:value="0.998389" calcext:value-type="float">
            <text:p>0.998389</text:p>
          </table:table-cell>
          <table:table-cell office:value-type="float" office:value="0.998303" calcext:value-type="float">
            <text:p>0.998303</text:p>
          </table:table-cell>
          <table:table-cell office:value-type="float" office:value="0.998153" calcext:value-type="float">
            <text:p>0.998153</text:p>
          </table:table-cell>
          <table:table-cell office:value-type="float" office:value="0.997879" calcext:value-type="float">
            <text:p>0.997879</text:p>
          </table:table-cell>
        </table:table-row>
        <table:table-row table:style-name="ro1">
          <table:table-cell office:value-type="float" office:value="0.0024133889297802" calcext:value-type="float">
            <text:p>0.00241338892978</text:p>
          </table:table-cell>
          <table:table-cell office:value-type="float" office:value="0.997997" calcext:value-type="float">
            <text:p>0.997997</text:p>
          </table:table-cell>
          <table:table-cell office:value-type="float" office:value="0.998123" calcext:value-type="float">
            <text:p>0.998123</text:p>
          </table:table-cell>
          <table:table-cell office:value-type="float" office:value="0.998222" calcext:value-type="float">
            <text:p>0.998222</text:p>
          </table:table-cell>
          <table:table-cell office:value-type="float" office:value="0.998299" calcext:value-type="float">
            <text:p>0.998299</text:p>
          </table:table-cell>
          <table:table-cell office:value-type="float" office:value="0.998356" calcext:value-type="float">
            <text:p>0.998356</text:p>
          </table:table-cell>
          <table:table-cell office:value-type="float" office:value="0.998393" calcext:value-type="float">
            <text:p>0.998393</text:p>
          </table:table-cell>
          <table:table-cell office:value-type="float" office:value="0.998411" calcext:value-type="float">
            <text:p>0.998411</text:p>
          </table:table-cell>
          <table:table-cell office:value-type="float" office:value="0.998413" calcext:value-type="float">
            <text:p>0.998413</text:p>
          </table:table-cell>
          <table:table-cell office:value-type="float" office:value="0.998409" calcext:value-type="float">
            <text:p>0.998409</text:p>
          </table:table-cell>
          <table:table-cell office:value-type="float" office:value="0.998381" calcext:value-type="float">
            <text:p>0.998381</text:p>
          </table:table-cell>
          <table:table-cell office:value-type="float" office:value="0.998322" calcext:value-type="float">
            <text:p>0.998322</text:p>
          </table:table-cell>
          <table:table-cell office:value-type="float" office:value="0.998216" calcext:value-type="float">
            <text:p>0.998216</text:p>
          </table:table-cell>
          <table:table-cell office:value-type="float" office:value="0.99803" calcext:value-type="float">
            <text:p>0.99803</text:p>
          </table:table-cell>
          <table:table-cell office:value-type="float" office:value="0.997664" calcext:value-type="float">
            <text:p>0.997664</text:p>
          </table:table-cell>
        </table:table-row>
        <table:table-row table:style-name="ro1">
          <table:table-cell office:value-type="float" office:value="0.00244836532799017" calcext:value-type="float">
            <text:p>0.00244836532799</text:p>
          </table:table-cell>
          <table:table-cell office:value-type="float" office:value="0.99796" calcext:value-type="float">
            <text:p>0.99796</text:p>
          </table:table-cell>
          <table:table-cell office:value-type="float" office:value="0.998086" calcext:value-type="float">
            <text:p>0.998086</text:p>
          </table:table-cell>
          <table:table-cell office:value-type="float" office:value="0.998186" calcext:value-type="float">
            <text:p>0.998186</text:p>
          </table:table-cell>
          <table:table-cell office:value-type="float" office:value="0.998262" calcext:value-type="float">
            <text:p>0.998262</text:p>
          </table:table-cell>
          <table:table-cell office:value-type="float" office:value="0.998317" calcext:value-type="float">
            <text:p>0.998317</text:p>
          </table:table-cell>
          <table:table-cell office:value-type="float" office:value="0.998352" calcext:value-type="float">
            <text:p>0.998352</text:p>
          </table:table-cell>
          <table:table-cell table:number-columns-repeated="2" office:value-type="float" office:value="0.998366" calcext:value-type="float">
            <text:p>0.998366</text:p>
          </table:table-cell>
          <table:table-cell office:value-type="float" office:value="0.998358" calcext:value-type="float">
            <text:p>0.998358</text:p>
          </table:table-cell>
          <table:table-cell office:value-type="float" office:value="0.998322" calcext:value-type="float">
            <text:p>0.998322</text:p>
          </table:table-cell>
          <table:table-cell office:value-type="float" office:value="0.998249" calcext:value-type="float">
            <text:p>0.998249</text:p>
          </table:table-cell>
          <table:table-cell office:value-type="float" office:value="0.99812" calcext:value-type="float">
            <text:p>0.99812</text:p>
          </table:table-cell>
          <table:table-cell office:value-type="float" office:value="0.997885" calcext:value-type="float">
            <text:p>0.997885</text:p>
          </table:table-cell>
          <table:table-cell office:value-type="float" office:value="0.997371" calcext:value-type="float">
            <text:p>0.997371</text:p>
          </table:table-cell>
        </table:table-row>
        <table:table-row table:style-name="ro1">
          <table:table-cell office:value-type="float" office:value="0.00248334172620013" calcext:value-type="float">
            <text:p>0.0024833417262</text:p>
          </table:table-cell>
          <table:table-cell office:value-type="float" office:value="0.997922" calcext:value-type="float">
            <text:p>0.997922</text:p>
          </table:table-cell>
          <table:table-cell office:value-type="float" office:value="0.998049" calcext:value-type="float">
            <text:p>0.998049</text:p>
          </table:table-cell>
          <table:table-cell office:value-type="float" office:value="0.998148" calcext:value-type="float">
            <text:p>0.998148</text:p>
          </table:table-cell>
          <table:table-cell office:value-type="float" office:value="0.998224" calcext:value-type="float">
            <text:p>0.998224</text:p>
          </table:table-cell>
          <table:table-cell office:value-type="float" office:value="0.998277" calcext:value-type="float">
            <text:p>0.998277</text:p>
          </table:table-cell>
          <table:table-cell office:value-type="float" office:value="0.998309" calcext:value-type="float">
            <text:p>0.998309</text:p>
          </table:table-cell>
          <table:table-cell office:value-type="float" office:value="0.998319" calcext:value-type="float">
            <text:p>0.998319</text:p>
          </table:table-cell>
          <table:table-cell office:value-type="float" office:value="0.998317" calcext:value-type="float">
            <text:p>0.998317</text:p>
          </table:table-cell>
          <table:table-cell office:value-type="float" office:value="0.998305" calcext:value-type="float">
            <text:p>0.998305</text:p>
          </table:table-cell>
          <table:table-cell office:value-type="float" office:value="0.998259" calcext:value-type="float">
            <text:p>0.998259</text:p>
          </table:table-cell>
          <table:table-cell office:value-type="float" office:value="0.99817" calcext:value-type="float">
            <text:p>0.99817</text:p>
          </table:table-cell>
          <table:table-cell office:value-type="float" office:value="0.99801" calcext:value-type="float">
            <text:p>0.99801</text:p>
          </table:table-cell>
          <table:table-cell office:value-type="float" office:value="0.997708" calcext:value-type="float">
            <text:p>0.997708</text:p>
          </table:table-cell>
          <table:table-cell office:value-type="float" office:value="0.99693" calcext:value-type="float">
            <text:p>0.99693</text:p>
          </table:table-cell>
        </table:table-row>
        <table:table-row table:style-name="ro1">
          <table:table-cell office:value-type="float" office:value="0.0025183181244101" calcext:value-type="float">
            <text:p>0.00251831812441</text:p>
          </table:table-cell>
          <table:table-cell office:value-type="float" office:value="0.997884" calcext:value-type="float">
            <text:p>0.997884</text:p>
          </table:table-cell>
          <table:table-cell office:value-type="float" office:value="0.998012" calcext:value-type="float">
            <text:p>0.998012</text:p>
          </table:table-cell>
          <table:table-cell office:value-type="float" office:value="0.99811" calcext:value-type="float">
            <text:p>0.99811</text:p>
          </table:table-cell>
          <table:table-cell office:value-type="float" office:value="0.998185" calcext:value-type="float">
            <text:p>0.998185</text:p>
          </table:table-cell>
          <table:table-cell office:value-type="float" office:value="0.998236" calcext:value-type="float">
            <text:p>0.998236</text:p>
          </table:table-cell>
          <table:table-cell office:value-type="float" office:value="0.998265" calcext:value-type="float">
            <text:p>0.998265</text:p>
          </table:table-cell>
          <table:table-cell office:value-type="float" office:value="0.998271" calcext:value-type="float">
            <text:p>0.998271</text:p>
          </table:table-cell>
          <table:table-cell office:value-type="float" office:value="0.998265" calcext:value-type="float">
            <text:p>0.998265</text:p>
          </table:table-cell>
          <table:table-cell office:value-type="float" office:value="0.998248" calcext:value-type="float">
            <text:p>0.998248</text:p>
          </table:table-cell>
          <table:table-cell office:value-type="float" office:value="0.998191" calcext:value-type="float">
            <text:p>0.998191</text:p>
          </table:table-cell>
          <table:table-cell office:value-type="float" office:value="0.998082" calcext:value-type="float">
            <text:p>0.998082</text:p>
          </table:table-cell>
          <table:table-cell office:value-type="float" office:value="0.997885" calcext:value-type="float">
            <text:p>0.997885</text:p>
          </table:table-cell>
          <table:table-cell office:value-type="float" office:value="0.997485" calcext:value-type="float">
            <text:p>0.997485</text:p>
          </table:table-cell>
          <table:table-cell office:value-type="float" office:value="0.996127" calcext:value-type="float">
            <text:p>0.996127</text:p>
          </table:table-cell>
        </table:table-row>
        <table:table-row table:style-name="ro1">
          <table:table-cell office:value-type="float" office:value="0.00255329452262006" calcext:value-type="float">
            <text:p>0.00255329452262</text:p>
          </table:table-cell>
          <table:table-cell office:value-type="float" office:value="0.997846" calcext:value-type="float">
            <text:p>0.997846</text:p>
          </table:table-cell>
          <table:table-cell office:value-type="float" office:value="0.997973" calcext:value-type="float">
            <text:p>0.997973</text:p>
          </table:table-cell>
          <table:table-cell office:value-type="float" office:value="0.998072" calcext:value-type="float">
            <text:p>0.998072</text:p>
          </table:table-cell>
          <table:table-cell office:value-type="float" office:value="0.998145" calcext:value-type="float">
            <text:p>0.998145</text:p>
          </table:table-cell>
          <table:table-cell office:value-type="float" office:value="0.998194" calcext:value-type="float">
            <text:p>0.998194</text:p>
          </table:table-cell>
          <table:table-cell table:number-columns-repeated="2" office:value-type="float" office:value="0.998219" calcext:value-type="float">
            <text:p>0.998219</text:p>
          </table:table-cell>
          <table:table-cell office:value-type="float" office:value="0.998211" calcext:value-type="float">
            <text:p>0.998211</text:p>
          </table:table-cell>
          <table:table-cell office:value-type="float" office:value="0.998189" calcext:value-type="float">
            <text:p>0.998189</text:p>
          </table:table-cell>
          <table:table-cell office:value-type="float" office:value="0.998117" calcext:value-type="float">
            <text:p>0.998117</text:p>
          </table:table-cell>
          <table:table-cell office:value-type="float" office:value="0.997985" calcext:value-type="float">
            <text:p>0.997985</text:p>
          </table:table-cell>
          <table:table-cell office:value-type="float" office:value="0.997738" calcext:value-type="float">
            <text:p>0.997738</text:p>
          </table:table-cell>
          <table:table-cell office:value-type="float" office:value="0.997185" calcext:value-type="float">
            <text:p>0.997185</text:p>
          </table:table-cell>
          <table:table-cell office:value-type="float" office:value="0.994054" calcext:value-type="float">
            <text:p>0.994054</text:p>
          </table:table-cell>
        </table:table-row>
        <table:table-row table:style-name="ro1">
          <table:table-cell office:value-type="float" office:value="0.00258827092083003" calcext:value-type="float">
            <text:p>0.00258827092083</text:p>
          </table:table-cell>
          <table:table-cell office:value-type="float" office:value="0.997807" calcext:value-type="float">
            <text:p>0.997807</text:p>
          </table:table-cell>
          <table:table-cell office:value-type="float" office:value="0.997935" calcext:value-type="float">
            <text:p>0.997935</text:p>
          </table:table-cell>
          <table:table-cell office:value-type="float" office:value="0.998032" calcext:value-type="float">
            <text:p>0.998032</text:p>
          </table:table-cell>
          <table:table-cell office:value-type="float" office:value="0.998104" calcext:value-type="float">
            <text:p>0.998104</text:p>
          </table:table-cell>
          <table:table-cell office:value-type="float" office:value="0.99815" calcext:value-type="float">
            <text:p>0.99815</text:p>
          </table:table-cell>
          <table:table-cell office:value-type="float" office:value="0.998172" calcext:value-type="float">
            <text:p>0.998172</text:p>
          </table:table-cell>
          <table:table-cell office:value-type="float" office:value="0.998165" calcext:value-type="float">
            <text:p>0.998165</text:p>
          </table:table-cell>
          <table:table-cell office:value-type="float" office:value="0.998154" calcext:value-type="float">
            <text:p>0.998154</text:p>
          </table:table-cell>
          <table:table-cell office:value-type="float" office:value="0.998125" calcext:value-type="float">
            <text:p>0.998125</text:p>
          </table:table-cell>
          <table:table-cell office:value-type="float" office:value="0.998038" calcext:value-type="float">
            <text:p>0.998038</text:p>
          </table:table-cell>
          <table:table-cell office:value-type="float" office:value="0.997876" calcext:value-type="float">
            <text:p>0.997876</text:p>
          </table:table-cell>
          <table:table-cell office:value-type="float" office:value="0.997562" calcext:value-type="float">
            <text:p>0.997562</text:p>
          </table:table-cell>
          <table:table-cell office:value-type="float" office:value="0.996742" calcext:value-type="float">
            <text:p>0.996742</text:p>
          </table:table-cell>
          <table:table-cell office:value-type="float" office:value="0.982427" calcext:value-type="float">
            <text:p>0.982427</text:p>
          </table:table-cell>
        </table:table-row>
        <table:table-row table:style-name="ro1">
          <table:table-cell office:value-type="float" office:value="0.00262324731904" calcext:value-type="float">
            <text:p>0.00262324731904</text:p>
          </table:table-cell>
          <table:table-cell office:value-type="float" office:value="0.997767" calcext:value-type="float">
            <text:p>0.997767</text:p>
          </table:table-cell>
          <table:table-cell office:value-type="float" office:value="0.997895" calcext:value-type="float">
            <text:p>0.997895</text:p>
          </table:table-cell>
          <table:table-cell office:value-type="float" office:value="0.997992" calcext:value-type="float">
            <text:p>0.997992</text:p>
          </table:table-cell>
          <table:table-cell office:value-type="float" office:value="0.998062" calcext:value-type="float">
            <text:p>0.998062</text:p>
          </table:table-cell>
          <table:table-cell office:value-type="float" office:value="0.998106" calcext:value-type="float">
            <text:p>0.998106</text:p>
          </table:table-cell>
          <table:table-cell office:value-type="float" office:value="0.998122" calcext:value-type="float">
            <text:p>0.998122</text:p>
          </table:table-cell>
          <table:table-cell office:value-type="float" office:value="0.998109" calcext:value-type="float">
            <text:p>0.998109</text:p>
          </table:table-cell>
          <table:table-cell office:value-type="float" office:value="0.998094" calcext:value-type="float">
            <text:p>0.998094</text:p>
          </table:table-cell>
          <table:table-cell office:value-type="float" office:value="0.998057" calcext:value-type="float">
            <text:p>0.998057</text:p>
          </table:table-cell>
          <table:table-cell office:value-type="float" office:value="0.997951" calcext:value-type="float">
            <text:p>0.997951</text:p>
          </table:table-cell>
          <table:table-cell office:value-type="float" office:value="0.997753" calcext:value-type="float">
            <text:p>0.997753</text:p>
          </table:table-cell>
          <table:table-cell office:value-type="float" office:value="0.997344" calcext:value-type="float">
            <text:p>0.997344</text:p>
          </table:table-cell>
          <table:table-cell office:value-type="float" office:value="0.995971" calcext:value-type="float">
            <text:p>0.995971</text:p>
          </table:table-cell>
          <table:table-cell office:value-type="float" office:value="0.812471" calcext:value-type="float">
            <text:p>0.812471</text:p>
          </table:table-cell>
        </table:table-row>
        <table:table-row table:style-name="ro1">
          <table:table-cell office:value-type="float" office:value="0.00265822371724996" calcext:value-type="float">
            <text:p>0.00265822371725</text:p>
          </table:table-cell>
          <table:table-cell office:value-type="float" office:value="0.997728" calcext:value-type="float">
            <text:p>0.997728</text:p>
          </table:table-cell>
          <table:table-cell office:value-type="float" office:value="0.997855" calcext:value-type="float">
            <text:p>0.997855</text:p>
          </table:table-cell>
          <table:table-cell office:value-type="float" office:value="0.997951" calcext:value-type="float">
            <text:p>0.997951</text:p>
          </table:table-cell>
          <table:table-cell office:value-type="float" office:value="0.998019" calcext:value-type="float">
            <text:p>0.998019</text:p>
          </table:table-cell>
          <table:table-cell office:value-type="float" office:value="0.998059" calcext:value-type="float">
            <text:p>0.998059</text:p>
          </table:table-cell>
          <table:table-cell office:value-type="float" office:value="0.998071" calcext:value-type="float">
            <text:p>0.998071</text:p>
          </table:table-cell>
          <table:table-cell office:value-type="float" office:value="0.99805" calcext:value-type="float">
            <text:p>0.99805</text:p>
          </table:table-cell>
          <table:table-cell office:value-type="float" office:value="0.99803" calcext:value-type="float">
            <text:p>0.99803</text:p>
          </table:table-cell>
          <table:table-cell office:value-type="float" office:value="0.997985" calcext:value-type="float">
            <text:p>0.997985</text:p>
          </table:table-cell>
          <table:table-cell office:value-type="float" office:value="0.997856" calcext:value-type="float">
            <text:p>0.997856</text:p>
          </table:table-cell>
          <table:table-cell office:value-type="float" office:value="0.997611" calcext:value-type="float">
            <text:p>0.997611</text:p>
          </table:table-cell>
          <table:table-cell office:value-type="float" office:value="0.997059" calcext:value-type="float">
            <text:p>0.997059</text:p>
          </table:table-cell>
          <table:table-cell office:value-type="float" office:value="0.994153" calcext:value-type="float">
            <text:p>0.994153</text:p>
          </table:table-cell>
          <table:table-cell office:value-type="float" office:value="0.518392" calcext:value-type="float">
            <text:p>0.518392</text:p>
          </table:table-cell>
        </table:table-row>
        <table:table-row table:style-name="ro1">
          <table:table-cell office:value-type="float" office:value="0.00269320011545993" calcext:value-type="float">
            <text:p>0.00269320011546</text:p>
          </table:table-cell>
          <table:table-cell office:value-type="float" office:value="0.997687" calcext:value-type="float">
            <text:p>0.997687</text:p>
          </table:table-cell>
          <table:table-cell office:value-type="float" office:value="0.997814" calcext:value-type="float">
            <text:p>0.997814</text:p>
          </table:table-cell>
          <table:table-cell office:value-type="float" office:value="0.997909" calcext:value-type="float">
            <text:p>0.997909</text:p>
          </table:table-cell>
          <table:table-cell office:value-type="float" office:value="0.997975" calcext:value-type="float">
            <text:p>0.997975</text:p>
          </table:table-cell>
          <table:table-cell office:value-type="float" office:value="0.998011" calcext:value-type="float">
            <text:p>0.998011</text:p>
          </table:table-cell>
          <table:table-cell office:value-type="float" office:value="0.998017" calcext:value-type="float">
            <text:p>0.998017</text:p>
          </table:table-cell>
          <table:table-cell office:value-type="float" office:value="0.997986" calcext:value-type="float">
            <text:p>0.997986</text:p>
          </table:table-cell>
          <table:table-cell office:value-type="float" office:value="0.997962" calcext:value-type="float">
            <text:p>0.997962</text:p>
          </table:table-cell>
          <table:table-cell office:value-type="float" office:value="0.997907" calcext:value-type="float">
            <text:p>0.997907</text:p>
          </table:table-cell>
          <table:table-cell office:value-type="float" office:value="0.99775" calcext:value-type="float">
            <text:p>0.99775</text:p>
          </table:table-cell>
          <table:table-cell office:value-type="float" office:value="0.997444" calcext:value-type="float">
            <text:p>0.997444</text:p>
          </table:table-cell>
          <table:table-cell office:value-type="float" office:value="0.996658" calcext:value-type="float">
            <text:p>0.996658</text:p>
          </table:table-cell>
          <table:table-cell office:value-type="float" office:value="0.986206" calcext:value-type="float">
            <text:p>0.986206</text:p>
          </table:table-cell>
          <table:table-cell office:value-type="float" office:value="0.353874" calcext:value-type="float">
            <text:p>0.353874</text:p>
          </table:table-cell>
        </table:table-row>
        <table:table-row table:style-name="ro1">
          <table:table-cell office:value-type="float" office:value="0.0027281765136699" calcext:value-type="float">
            <text:p>0.00272817651367</text:p>
          </table:table-cell>
          <table:table-cell office:value-type="float" office:value="0.997646" calcext:value-type="float">
            <text:p>0.997646</text:p>
          </table:table-cell>
          <table:table-cell office:value-type="float" office:value="0.997773" calcext:value-type="float">
            <text:p>0.997773</text:p>
          </table:table-cell>
          <table:table-cell office:value-type="float" office:value="0.997867" calcext:value-type="float">
            <text:p>0.997867</text:p>
          </table:table-cell>
          <table:table-cell office:value-type="float" office:value="0.997929" calcext:value-type="float">
            <text:p>0.997929</text:p>
          </table:table-cell>
          <table:table-cell office:value-type="float" office:value="0.997962" calcext:value-type="float">
            <text:p>0.997962</text:p>
          </table:table-cell>
          <table:table-cell office:value-type="float" office:value="0.997961" calcext:value-type="float">
            <text:p>0.997961</text:p>
          </table:table-cell>
          <table:table-cell office:value-type="float" office:value="0.99792" calcext:value-type="float">
            <text:p>0.99792</text:p>
          </table:table-cell>
          <table:table-cell office:value-type="float" office:value="0.997889" calcext:value-type="float">
            <text:p>0.997889</text:p>
          </table:table-cell>
          <table:table-cell office:value-type="float" office:value="0.997823" calcext:value-type="float">
            <text:p>0.997823</text:p>
          </table:table-cell>
          <table:table-cell office:value-type="float" office:value="0.997633" calcext:value-type="float">
            <text:p>0.997633</text:p>
          </table:table-cell>
          <table:table-cell office:value-type="float" office:value="0.997243" calcext:value-type="float">
            <text:p>0.997243</text:p>
          </table:table-cell>
          <table:table-cell office:value-type="float" office:value="0.996013" calcext:value-type="float">
            <text:p>0.996013</text:p>
          </table:table-cell>
          <table:table-cell office:value-type="float" office:value="0.884463" calcext:value-type="float">
            <text:p>0.884463</text:p>
          </table:table-cell>
          <table:table-cell office:value-type="float" office:value="0.286847" calcext:value-type="float">
            <text:p>0.286847</text:p>
          </table:table-cell>
        </table:table-row>
        <table:table-row table:style-name="ro1">
          <table:table-cell office:value-type="float" office:value="0.00276315291187986" calcext:value-type="float">
            <text:p>0.00276315291188</text:p>
          </table:table-cell>
          <table:table-cell office:value-type="float" office:value="0.997604" calcext:value-type="float">
            <text:p>0.997604</text:p>
          </table:table-cell>
          <table:table-cell office:value-type="float" office:value="0.997731" calcext:value-type="float">
            <text:p>0.997731</text:p>
          </table:table-cell>
          <table:table-cell office:value-type="float" office:value="0.997823" calcext:value-type="float">
            <text:p>0.997823</text:p>
          </table:table-cell>
          <table:table-cell office:value-type="float" office:value="0.997883" calcext:value-type="float">
            <text:p>0.997883</text:p>
          </table:table-cell>
          <table:table-cell office:value-type="float" office:value="0.99791" calcext:value-type="float">
            <text:p>0.99791</text:p>
          </table:table-cell>
          <table:table-cell office:value-type="float" office:value="0.997902" calcext:value-type="float">
            <text:p>0.997902</text:p>
          </table:table-cell>
          <table:table-cell office:value-type="float" office:value="0.997849" calcext:value-type="float">
            <text:p>0.997849</text:p>
          </table:table-cell>
          <table:table-cell office:value-type="float" office:value="0.997811" calcext:value-type="float">
            <text:p>0.997811</text:p>
          </table:table-cell>
          <table:table-cell office:value-type="float" office:value="0.997731" calcext:value-type="float">
            <text:p>0.997731</text:p>
          </table:table-cell>
          <table:table-cell office:value-type="float" office:value="0.997499" calcext:value-type="float">
            <text:p>0.997499</text:p>
          </table:table-cell>
          <table:table-cell office:value-type="float" office:value="0.996991" calcext:value-type="float">
            <text:p>0.996991</text:p>
          </table:table-cell>
          <table:table-cell office:value-type="float" office:value="0.99471" calcext:value-type="float">
            <text:p>0.99471</text:p>
          </table:table-cell>
          <table:table-cell office:value-type="float" office:value="0.601097" calcext:value-type="float">
            <text:p>0.601097</text:p>
          </table:table-cell>
          <table:table-cell office:value-type="float" office:value="0.255183" calcext:value-type="float">
            <text:p>0.255183</text:p>
          </table:table-cell>
        </table:table-row>
        <table:table-row table:style-name="ro1">
          <table:table-cell office:value-type="float" office:value="0.00279812931008983" calcext:value-type="float">
            <text:p>0.00279812931009</text:p>
          </table:table-cell>
          <table:table-cell office:value-type="float" office:value="0.997562" calcext:value-type="float">
            <text:p>0.997562</text:p>
          </table:table-cell>
          <table:table-cell office:value-type="float" office:value="0.997688" calcext:value-type="float">
            <text:p>0.997688</text:p>
          </table:table-cell>
          <table:table-cell office:value-type="float" office:value="0.997778" calcext:value-type="float">
            <text:p>0.997778</text:p>
          </table:table-cell>
          <table:table-cell office:value-type="float" office:value="0.997835" calcext:value-type="float">
            <text:p>0.997835</text:p>
          </table:table-cell>
          <table:table-cell office:value-type="float" office:value="0.997857" calcext:value-type="float">
            <text:p>0.997857</text:p>
          </table:table-cell>
          <table:table-cell office:value-type="float" office:value="0.997841" calcext:value-type="float">
            <text:p>0.997841</text:p>
          </table:table-cell>
          <table:table-cell office:value-type="float" office:value="0.997774" calcext:value-type="float">
            <text:p>0.997774</text:p>
          </table:table-cell>
          <table:table-cell office:value-type="float" office:value="0.997728" calcext:value-type="float">
            <text:p>0.997728</text:p>
          </table:table-cell>
          <table:table-cell office:value-type="float" office:value="0.997631" calcext:value-type="float">
            <text:p>0.997631</text:p>
          </table:table-cell>
          <table:table-cell office:value-type="float" office:value="0.997345" calcext:value-type="float">
            <text:p>0.997345</text:p>
          </table:table-cell>
          <table:table-cell office:value-type="float" office:value="0.99666" calcext:value-type="float">
            <text:p>0.99666</text:p>
          </table:table-cell>
          <table:table-cell office:value-type="float" office:value="0.990642" calcext:value-type="float">
            <text:p>0.990642</text:p>
          </table:table-cell>
          <table:table-cell office:value-type="float" office:value="0.394854" calcext:value-type="float">
            <text:p>0.394854</text:p>
          </table:table-cell>
          <table:table-cell office:value-type="float" office:value="0.231764" calcext:value-type="float">
            <text:p>0.231764</text:p>
          </table:table-cell>
        </table:table-row>
        <table:table-row table:style-name="ro1">
          <table:table-cell office:value-type="float" office:value="0.0028331057082998" calcext:value-type="float">
            <text:p>0.0028331057083</text:p>
          </table:table-cell>
          <table:table-cell office:value-type="float" office:value="0.997519" calcext:value-type="float">
            <text:p>0.997519</text:p>
          </table:table-cell>
          <table:table-cell office:value-type="float" office:value="0.997644" calcext:value-type="float">
            <text:p>0.997644</text:p>
          </table:table-cell>
          <table:table-cell office:value-type="float" office:value="0.997732" calcext:value-type="float">
            <text:p>0.997732</text:p>
          </table:table-cell>
          <table:table-cell office:value-type="float" office:value="0.997785" calcext:value-type="float">
            <text:p>0.997785</text:p>
          </table:table-cell>
          <table:table-cell office:value-type="float" office:value="0.997801" calcext:value-type="float">
            <text:p>0.997801</text:p>
          </table:table-cell>
          <table:table-cell office:value-type="float" office:value="0.997776" calcext:value-type="float">
            <text:p>0.997776</text:p>
          </table:table-cell>
          <table:table-cell office:value-type="float" office:value="0.997693" calcext:value-type="float">
            <text:p>0.997693</text:p>
          </table:table-cell>
          <table:table-cell office:value-type="float" office:value="0.997638" calcext:value-type="float">
            <text:p>0.997638</text:p>
          </table:table-cell>
          <table:table-cell office:value-type="float" office:value="0.997521" calcext:value-type="float">
            <text:p>0.997521</text:p>
          </table:table-cell>
          <table:table-cell office:value-type="float" office:value="0.997166" calcext:value-type="float">
            <text:p>0.997166</text:p>
          </table:table-cell>
          <table:table-cell office:value-type="float" office:value="0.996187" calcext:value-type="float">
            <text:p>0.996187</text:p>
          </table:table-cell>
          <table:table-cell office:value-type="float" office:value="0.958982" calcext:value-type="float">
            <text:p>0.958982</text:p>
          </table:table-cell>
          <table:table-cell office:value-type="float" office:value="0.302774" calcext:value-type="float">
            <text:p>0.302774</text:p>
          </table:table-cell>
          <table:table-cell office:value-type="float" office:value="0.208837" calcext:value-type="float">
            <text:p>0.208837</text:p>
          </table:table-cell>
        </table:table-row>
        <table:table-row table:style-name="ro1">
          <table:table-cell office:value-type="float" office:value="0.00286808210650976" calcext:value-type="float">
            <text:p>0.00286808210651</text:p>
          </table:table-cell>
          <table:table-cell office:value-type="float" office:value="0.997476" calcext:value-type="float">
            <text:p>0.997476</text:p>
          </table:table-cell>
          <table:table-cell office:value-type="float" office:value="0.997599" calcext:value-type="float">
            <text:p>0.997599</text:p>
          </table:table-cell>
          <table:table-cell office:value-type="float" office:value="0.997685" calcext:value-type="float">
            <text:p>0.997685</text:p>
          </table:table-cell>
          <table:table-cell office:value-type="float" office:value="0.997734" calcext:value-type="float">
            <text:p>0.997734</text:p>
          </table:table-cell>
          <table:table-cell office:value-type="float" office:value="0.997744" calcext:value-type="float">
            <text:p>0.997744</text:p>
          </table:table-cell>
          <table:table-cell office:value-type="float" office:value="0.997707" calcext:value-type="float">
            <text:p>0.997707</text:p>
          </table:table-cell>
          <table:table-cell office:value-type="float" office:value="0.997606" calcext:value-type="float">
            <text:p>0.997606</text:p>
          </table:table-cell>
          <table:table-cell office:value-type="float" office:value="0.99754" calcext:value-type="float">
            <text:p>0.99754</text:p>
          </table:table-cell>
          <table:table-cell office:value-type="float" office:value="0.997398" calcext:value-type="float">
            <text:p>0.997398</text:p>
          </table:table-cell>
          <table:table-cell office:value-type="float" office:value="0.996951" calcext:value-type="float">
            <text:p>0.996951</text:p>
          </table:table-cell>
          <table:table-cell office:value-type="float" office:value="0.995416" calcext:value-type="float">
            <text:p>0.995416</text:p>
          </table:table-cell>
          <table:table-cell office:value-type="float" office:value="0.770025" calcext:value-type="float">
            <text:p>0.770025</text:p>
          </table:table-cell>
          <table:table-cell office:value-type="float" office:value="0.264491" calcext:value-type="float">
            <text:p>0.264491</text:p>
          </table:table-cell>
          <table:table-cell office:value-type="float" office:value="0.185547" calcext:value-type="float">
            <text:p>0.185547</text:p>
          </table:table-cell>
        </table:table-row>
        <table:table-row table:style-name="ro1">
          <table:table-cell office:value-type="float" office:value="0.00290305850471973" calcext:value-type="float">
            <text:p>0.00290305850472</text:p>
          </table:table-cell>
          <table:table-cell office:value-type="float" office:value="0.997431" calcext:value-type="float">
            <text:p>0.997431</text:p>
          </table:table-cell>
          <table:table-cell office:value-type="float" office:value="0.997554" calcext:value-type="float">
            <text:p>0.997554</text:p>
          </table:table-cell>
          <table:table-cell office:value-type="float" office:value="0.997637" calcext:value-type="float">
            <text:p>0.997637</text:p>
          </table:table-cell>
          <table:table-cell office:value-type="float" office:value="0.997681" calcext:value-type="float">
            <text:p>0.997681</text:p>
          </table:table-cell>
          <table:table-cell office:value-type="float" office:value="0.997683" calcext:value-type="float">
            <text:p>0.997683</text:p>
          </table:table-cell>
          <table:table-cell office:value-type="float" office:value="0.997635" calcext:value-type="float">
            <text:p>0.997635</text:p>
          </table:table-cell>
          <table:table-cell office:value-type="float" office:value="0.997513" calcext:value-type="float">
            <text:p>0.997513</text:p>
          </table:table-cell>
          <table:table-cell office:value-type="float" office:value="0.997433" calcext:value-type="float">
            <text:p>0.997433</text:p>
          </table:table-cell>
          <table:table-cell office:value-type="float" office:value="0.99726" calcext:value-type="float">
            <text:p>0.99726</text:p>
          </table:table-cell>
          <table:table-cell office:value-type="float" office:value="0.996683" calcext:value-type="float">
            <text:p>0.996683</text:p>
          </table:table-cell>
          <table:table-cell office:value-type="float" office:value="0.993838" calcext:value-type="float">
            <text:p>0.993838</text:p>
          </table:table-cell>
          <table:table-cell office:value-type="float" office:value="0.520033" calcext:value-type="float">
            <text:p>0.520033</text:p>
          </table:table-cell>
          <table:table-cell office:value-type="float" office:value="0.241744" calcext:value-type="float">
            <text:p>0.241744</text:p>
          </table:table-cell>
          <table:table-cell office:value-type="float" office:value="0.163031" calcext:value-type="float">
            <text:p>0.163031</text:p>
          </table:table-cell>
        </table:table-row>
        <table:table-row table:style-name="ro1">
          <table:table-cell office:value-type="float" office:value="0.00293803490292969" calcext:value-type="float">
            <text:p>0.00293803490293</text:p>
          </table:table-cell>
          <table:table-cell office:value-type="float" office:value="0.997386" calcext:value-type="float">
            <text:p>0.997386</text:p>
          </table:table-cell>
          <table:table-cell office:value-type="float" office:value="0.997507" calcext:value-type="float">
            <text:p>0.997507</text:p>
          </table:table-cell>
          <table:table-cell office:value-type="float" office:value="0.997587" calcext:value-type="float">
            <text:p>0.997587</text:p>
          </table:table-cell>
          <table:table-cell office:value-type="float" office:value="0.997626" calcext:value-type="float">
            <text:p>0.997626</text:p>
          </table:table-cell>
          <table:table-cell office:value-type="float" office:value="0.997621" calcext:value-type="float">
            <text:p>0.997621</text:p>
          </table:table-cell>
          <table:table-cell office:value-type="float" office:value="0.997558" calcext:value-type="float">
            <text:p>0.997558</text:p>
          </table:table-cell>
          <table:table-cell office:value-type="float" office:value="0.997411" calcext:value-type="float">
            <text:p>0.997411</text:p>
          </table:table-cell>
          <table:table-cell office:value-type="float" office:value="0.997314" calcext:value-type="float">
            <text:p>0.997314</text:p>
          </table:table-cell>
          <table:table-cell office:value-type="float" office:value="0.997103" calcext:value-type="float">
            <text:p>0.997103</text:p>
          </table:table-cell>
          <table:table-cell office:value-type="float" office:value="0.996335" calcext:value-type="float">
            <text:p>0.996335</text:p>
          </table:table-cell>
          <table:table-cell office:value-type="float" office:value="0.988986" calcext:value-type="float">
            <text:p>0.988986</text:p>
          </table:table-cell>
          <table:table-cell office:value-type="float" office:value="0.354272" calcext:value-type="float">
            <text:p>0.354272</text:p>
          </table:table-cell>
          <table:table-cell office:value-type="float" office:value="0.221026" calcext:value-type="float">
            <text:p>0.221026</text:p>
          </table:table-cell>
          <table:table-cell office:value-type="float" office:value="0.142626" calcext:value-type="float">
            <text:p>0.142626</text:p>
          </table:table-cell>
        </table:table-row>
        <table:table-row table:style-name="ro1">
          <table:table-cell office:value-type="float" office:value="0.00297301130113966" calcext:value-type="float">
            <text:p>0.00297301130114</text:p>
          </table:table-cell>
          <table:table-cell office:value-type="float" office:value="0.997341" calcext:value-type="float">
            <text:p>0.997341</text:p>
          </table:table-cell>
          <table:table-cell office:value-type="float" office:value="0.99746" calcext:value-type="float">
            <text:p>0.99746</text:p>
          </table:table-cell>
          <table:table-cell office:value-type="float" office:value="0.997536" calcext:value-type="float">
            <text:p>0.997536</text:p>
          </table:table-cell>
          <table:table-cell office:value-type="float" office:value="0.99757" calcext:value-type="float">
            <text:p>0.99757</text:p>
          </table:table-cell>
          <table:table-cell office:value-type="float" office:value="0.997555" calcext:value-type="float">
            <text:p>0.997555</text:p>
          </table:table-cell>
          <table:table-cell office:value-type="float" office:value="0.997477" calcext:value-type="float">
            <text:p>0.997477</text:p>
          </table:table-cell>
          <table:table-cell office:value-type="float" office:value="0.997299" calcext:value-type="float">
            <text:p>0.997299</text:p>
          </table:table-cell>
          <table:table-cell office:value-type="float" office:value="0.997183" calcext:value-type="float">
            <text:p>0.997183</text:p>
          </table:table-cell>
          <table:table-cell office:value-type="float" office:value="0.996922" calcext:value-type="float">
            <text:p>0.996922</text:p>
          </table:table-cell>
          <table:table-cell office:value-type="float" office:value="0.995845" calcext:value-type="float">
            <text:p>0.995845</text:p>
          </table:table-cell>
          <table:table-cell office:value-type="float" office:value="0.956001" calcext:value-type="float">
            <text:p>0.956001</text:p>
          </table:table-cell>
          <table:table-cell office:value-type="float" office:value="0.281443" calcext:value-type="float">
            <text:p>0.281443</text:p>
          </table:table-cell>
          <table:table-cell office:value-type="float" office:value="0.199329" calcext:value-type="float">
            <text:p>0.199329</text:p>
          </table:table-cell>
          <table:table-cell office:value-type="float" office:value="0.12523" calcext:value-type="float">
            <text:p>0.12523</text:p>
          </table:table-cell>
        </table:table-row>
        <table:table-row table:style-name="ro1">
          <table:table-cell office:value-type="float" office:value="0.00300798769934963" calcext:value-type="float">
            <text:p>0.00300798769935</text:p>
          </table:table-cell>
          <table:table-cell office:value-type="float" office:value="0.997294" calcext:value-type="float">
            <text:p>0.997294</text:p>
          </table:table-cell>
          <table:table-cell office:value-type="float" office:value="0.997411" calcext:value-type="float">
            <text:p>0.997411</text:p>
          </table:table-cell>
          <table:table-cell office:value-type="float" office:value="0.997484" calcext:value-type="float">
            <text:p>0.997484</text:p>
          </table:table-cell>
          <table:table-cell office:value-type="float" office:value="0.997511" calcext:value-type="float">
            <text:p>0.997511</text:p>
          </table:table-cell>
          <table:table-cell office:value-type="float" office:value="0.997486" calcext:value-type="float">
            <text:p>0.997486</text:p>
          </table:table-cell>
          <table:table-cell office:value-type="float" office:value="0.997389" calcext:value-type="float">
            <text:p>0.997389</text:p>
          </table:table-cell>
          <table:table-cell office:value-type="float" office:value="0.997177" calcext:value-type="float">
            <text:p>0.997177</text:p>
          </table:table-cell>
          <table:table-cell office:value-type="float" office:value="0.997035" calcext:value-type="float">
            <text:p>0.997035</text:p>
          </table:table-cell>
          <table:table-cell office:value-type="float" office:value="0.996708" calcext:value-type="float">
            <text:p>0.996708</text:p>
          </table:table-cell>
          <table:table-cell office:value-type="float" office:value="0.995068" calcext:value-type="float">
            <text:p>0.995068</text:p>
          </table:table-cell>
          <table:table-cell office:value-type="float" office:value="0.750071" calcext:value-type="float">
            <text:p>0.750071</text:p>
          </table:table-cell>
          <table:table-cell office:value-type="float" office:value="0.252014" calcext:value-type="float">
            <text:p>0.252014</text:p>
          </table:table-cell>
          <table:table-cell office:value-type="float" office:value="0.17717" calcext:value-type="float">
            <text:p>0.17717</text:p>
          </table:table-cell>
          <table:table-cell office:value-type="float" office:value="0.111147" calcext:value-type="float">
            <text:p>0.111147</text:p>
          </table:table-cell>
        </table:table-row>
        <table:table-row table:style-name="ro1">
          <table:table-cell office:value-type="float" office:value="0.00304296409755959" calcext:value-type="float">
            <text:p>0.00304296409756</text:p>
          </table:table-cell>
          <table:table-cell office:value-type="float" office:value="0.997247" calcext:value-type="float">
            <text:p>0.997247</text:p>
          </table:table-cell>
          <table:table-cell office:value-type="float" office:value="0.997362" calcext:value-type="float">
            <text:p>0.997362</text:p>
          </table:table-cell>
          <table:table-cell office:value-type="float" office:value="0.99743" calcext:value-type="float">
            <text:p>0.99743</text:p>
          </table:table-cell>
          <table:table-cell office:value-type="float" office:value="0.997451" calcext:value-type="float">
            <text:p>0.997451</text:p>
          </table:table-cell>
          <table:table-cell office:value-type="float" office:value="0.997413" calcext:value-type="float">
            <text:p>0.997413</text:p>
          </table:table-cell>
          <table:table-cell office:value-type="float" office:value="0.997296" calcext:value-type="float">
            <text:p>0.997296</text:p>
          </table:table-cell>
          <table:table-cell office:value-type="float" office:value="0.997041" calcext:value-type="float">
            <text:p>0.997041</text:p>
          </table:table-cell>
          <table:table-cell office:value-type="float" office:value="0.996868" calcext:value-type="float">
            <text:p>0.996868</text:p>
          </table:table-cell>
          <table:table-cell office:value-type="float" office:value="0.996449" calcext:value-type="float">
            <text:p>0.996449</text:p>
          </table:table-cell>
          <table:table-cell office:value-type="float" office:value="0.993567" calcext:value-type="float">
            <text:p>0.993567</text:p>
          </table:table-cell>
          <table:table-cell office:value-type="float" office:value="0.491071" calcext:value-type="float">
            <text:p>0.491071</text:p>
          </table:table-cell>
          <table:table-cell office:value-type="float" office:value="0.23463" calcext:value-type="float">
            <text:p>0.23463</text:p>
          </table:table-cell>
          <table:table-cell office:value-type="float" office:value="0.155942" calcext:value-type="float">
            <text:p>0.155942</text:p>
          </table:table-cell>
          <table:table-cell office:value-type="float" office:value="0.100164" calcext:value-type="float">
            <text:p>0.100164</text:p>
          </table:table-cell>
        </table:table-row>
        <table:table-row table:style-name="ro1">
          <table:table-cell office:value-type="float" office:value="0.00307794049576956" calcext:value-type="float">
            <text:p>0.00307794049577</text:p>
          </table:table-cell>
          <table:table-cell office:value-type="float" office:value="0.997199" calcext:value-type="float">
            <text:p>0.997199</text:p>
          </table:table-cell>
          <table:table-cell office:value-type="float" office:value="0.997311" calcext:value-type="float">
            <text:p>0.997311</text:p>
          </table:table-cell>
          <table:table-cell office:value-type="float" office:value="0.997375" calcext:value-type="float">
            <text:p>0.997375</text:p>
          </table:table-cell>
          <table:table-cell office:value-type="float" office:value="0.997387" calcext:value-type="float">
            <text:p>0.997387</text:p>
          </table:table-cell>
          <table:table-cell office:value-type="float" office:value="0.997337" calcext:value-type="float">
            <text:p>0.997337</text:p>
          </table:table-cell>
          <table:table-cell office:value-type="float" office:value="0.997196" calcext:value-type="float">
            <text:p>0.997196</text:p>
          </table:table-cell>
          <table:table-cell office:value-type="float" office:value="0.996888" calcext:value-type="float">
            <text:p>0.996888</text:p>
          </table:table-cell>
          <table:table-cell office:value-type="float" office:value="0.996674" calcext:value-type="float">
            <text:p>0.996674</text:p>
          </table:table-cell>
          <table:table-cell office:value-type="float" office:value="0.996121" calcext:value-type="float">
            <text:p>0.996121</text:p>
          </table:table-cell>
          <table:table-cell office:value-type="float" office:value="0.989471" calcext:value-type="float">
            <text:p>0.989471</text:p>
          </table:table-cell>
          <table:table-cell office:value-type="float" office:value="0.347114" calcext:value-type="float">
            <text:p>0.347114</text:p>
          </table:table-cell>
          <table:table-cell office:value-type="float" office:value="0.217736" calcext:value-type="float">
            <text:p>0.217736</text:p>
          </table:table-cell>
          <table:table-cell office:value-type="float" office:value="0.136901" calcext:value-type="float">
            <text:p>0.136901</text:p>
          </table:table-cell>
          <table:table-cell office:value-type="float" office:value="0.0917448" calcext:value-type="float">
            <text:p>0.0917448</text:p>
          </table:table-cell>
        </table:table-row>
        <table:table-row table:style-name="ro1">
          <table:table-cell office:value-type="float" office:value="0.00311291689397953" calcext:value-type="float">
            <text:p>0.00311291689398</text:p>
          </table:table-cell>
          <table:table-cell office:value-type="float" office:value="0.99715" calcext:value-type="float">
            <text:p>0.99715</text:p>
          </table:table-cell>
          <table:table-cell office:value-type="float" office:value="0.997259" calcext:value-type="float">
            <text:p>0.997259</text:p>
          </table:table-cell>
          <table:table-cell office:value-type="float" office:value="0.997318" calcext:value-type="float">
            <text:p>0.997318</text:p>
          </table:table-cell>
          <table:table-cell office:value-type="float" office:value="0.997321" calcext:value-type="float">
            <text:p>0.997321</text:p>
          </table:table-cell>
          <table:table-cell office:value-type="float" office:value="0.997256" calcext:value-type="float">
            <text:p>0.997256</text:p>
          </table:table-cell>
          <table:table-cell office:value-type="float" office:value="0.997087" calcext:value-type="float">
            <text:p>0.997087</text:p>
          </table:table-cell>
          <table:table-cell office:value-type="float" office:value="0.996715" calcext:value-type="float">
            <text:p>0.996715</text:p>
          </table:table-cell>
          <table:table-cell office:value-type="float" office:value="0.996445" calcext:value-type="float">
            <text:p>0.996445</text:p>
          </table:table-cell>
          <table:table-cell office:value-type="float" office:value="0.995684" calcext:value-type="float">
            <text:p>0.995684</text:p>
          </table:table-cell>
          <table:table-cell office:value-type="float" office:value="0.968451" calcext:value-type="float">
            <text:p>0.968451</text:p>
          </table:table-cell>
          <table:table-cell office:value-type="float" office:value="0.288877" calcext:value-type="float">
            <text:p>0.288877</text:p>
          </table:table-cell>
          <table:table-cell office:value-type="float" office:value="0.198734" calcext:value-type="float">
            <text:p>0.198734</text:p>
          </table:table-cell>
          <table:table-cell office:value-type="float" office:value="0.120802" calcext:value-type="float">
            <text:p>0.120802</text:p>
          </table:table-cell>
          <table:table-cell office:value-type="float" office:value="0.08521657" calcext:value-type="float">
            <text:p>0.08521657</text:p>
          </table:table-cell>
        </table:table-row>
        <table:table-row table:style-name="ro1">
          <table:table-cell office:value-type="float" office:value="0.00314789329218949" calcext:value-type="float">
            <text:p>0.00314789329219</text:p>
          </table:table-cell>
          <table:table-cell office:value-type="float" office:value="0.9971" calcext:value-type="float">
            <text:p>0.9971</text:p>
          </table:table-cell>
          <table:table-cell office:value-type="float" office:value="0.997206" calcext:value-type="float">
            <text:p>0.997206</text:p>
          </table:table-cell>
          <table:table-cell office:value-type="float" office:value="0.997259" calcext:value-type="float">
            <text:p>0.997259</text:p>
          </table:table-cell>
          <table:table-cell office:value-type="float" office:value="0.997253" calcext:value-type="float">
            <text:p>0.997253</text:p>
          </table:table-cell>
          <table:table-cell office:value-type="float" office:value="0.997171" calcext:value-type="float">
            <text:p>0.997171</text:p>
          </table:table-cell>
          <table:table-cell office:value-type="float" office:value="0.996969" calcext:value-type="float">
            <text:p>0.996969</text:p>
          </table:table-cell>
          <table:table-cell office:value-type="float" office:value="0.996515" calcext:value-type="float">
            <text:p>0.996515</text:p>
          </table:table-cell>
          <table:table-cell office:value-type="float" office:value="0.996167" calcext:value-type="float">
            <text:p>0.996167</text:p>
          </table:table-cell>
          <table:table-cell office:value-type="float" office:value="0.995049" calcext:value-type="float">
            <text:p>0.995049</text:p>
          </table:table-cell>
          <table:table-cell office:value-type="float" office:value="0.829687" calcext:value-type="float">
            <text:p>0.829687</text:p>
          </table:table-cell>
          <table:table-cell office:value-type="float" office:value="0.262496" calcext:value-type="float">
            <text:p>0.262496</text:p>
          </table:table-cell>
          <table:table-cell office:value-type="float" office:value="0.178245" calcext:value-type="float">
            <text:p>0.178245</text:p>
          </table:table-cell>
          <table:table-cell office:value-type="float" office:value="0.107846" calcext:value-type="float">
            <text:p>0.107846</text:p>
          </table:table-cell>
          <table:table-cell office:value-type="float" office:value="0.07992797" calcext:value-type="float">
            <text:p>0.07992797</text:p>
          </table:table-cell>
        </table:table-row>
        <table:table-row table:style-name="ro1">
          <table:table-cell office:value-type="float" office:value="0.00318286969039946" calcext:value-type="float">
            <text:p>0.003182869690399</text:p>
          </table:table-cell>
          <table:table-cell office:value-type="float" office:value="0.997049" calcext:value-type="float">
            <text:p>0.997049</text:p>
          </table:table-cell>
          <table:table-cell office:value-type="float" office:value="0.997151" calcext:value-type="float">
            <text:p>0.997151</text:p>
          </table:table-cell>
          <table:table-cell office:value-type="float" office:value="0.997198" calcext:value-type="float">
            <text:p>0.997198</text:p>
          </table:table-cell>
          <table:table-cell office:value-type="float" office:value="0.997181" calcext:value-type="float">
            <text:p>0.997181</text:p>
          </table:table-cell>
          <table:table-cell office:value-type="float" office:value="0.99708" calcext:value-type="float">
            <text:p>0.99708</text:p>
          </table:table-cell>
          <table:table-cell office:value-type="float" office:value="0.99684" calcext:value-type="float">
            <text:p>0.99684</text:p>
          </table:table-cell>
          <table:table-cell office:value-type="float" office:value="0.996281" calcext:value-type="float">
            <text:p>0.996281</text:p>
          </table:table-cell>
          <table:table-cell office:value-type="float" office:value="0.995817" calcext:value-type="float">
            <text:p>0.995817</text:p>
          </table:table-cell>
          <table:table-cell office:value-type="float" office:value="0.993989" calcext:value-type="float">
            <text:p>0.993989</text:p>
          </table:table-cell>
          <table:table-cell office:value-type="float" office:value="0.577717" calcext:value-type="float">
            <text:p>0.577717</text:p>
          </table:table-cell>
          <table:table-cell office:value-type="float" office:value="0.243355" calcext:value-type="float">
            <text:p>0.243355</text:p>
          </table:table-cell>
          <table:table-cell office:value-type="float" office:value="0.157776" calcext:value-type="float">
            <text:p>0.157776</text:p>
          </table:table-cell>
          <table:table-cell office:value-type="float" office:value="0.09778499" calcext:value-type="float">
            <text:p>0.09778499</text:p>
          </table:table-cell>
          <table:table-cell office:value-type="float" office:value="0.07534107" calcext:value-type="float">
            <text:p>0.07534107</text:p>
          </table:table-cell>
        </table:table-row>
        <table:table-row table:style-name="ro1">
          <table:table-cell office:value-type="float" office:value="0.00321784608860943" calcext:value-type="float">
            <text:p>0.003217846088609</text:p>
          </table:table-cell>
          <table:table-cell office:value-type="float" office:value="0.996997" calcext:value-type="float">
            <text:p>0.996997</text:p>
          </table:table-cell>
          <table:table-cell office:value-type="float" office:value="0.997095" calcext:value-type="float">
            <text:p>0.997095</text:p>
          </table:table-cell>
          <table:table-cell office:value-type="float" office:value="0.997135" calcext:value-type="float">
            <text:p>0.997135</text:p>
          </table:table-cell>
          <table:table-cell office:value-type="float" office:value="0.997106" calcext:value-type="float">
            <text:p>0.997106</text:p>
          </table:table-cell>
          <table:table-cell office:value-type="float" office:value="0.996983" calcext:value-type="float">
            <text:p>0.996983</text:p>
          </table:table-cell>
          <table:table-cell office:value-type="float" office:value="0.996697" calcext:value-type="float">
            <text:p>0.996697</text:p>
          </table:table-cell>
          <table:table-cell office:value-type="float" office:value="0.995997" calcext:value-type="float">
            <text:p>0.995997</text:p>
          </table:table-cell>
          <table:table-cell office:value-type="float" office:value="0.99535" calcext:value-type="float">
            <text:p>0.99535</text:p>
          </table:table-cell>
          <table:table-cell office:value-type="float" office:value="0.991789" calcext:value-type="float">
            <text:p>0.991789</text:p>
          </table:table-cell>
          <table:table-cell office:value-type="float" office:value="0.39039" calcext:value-type="float">
            <text:p>0.39039</text:p>
          </table:table-cell>
          <table:table-cell office:value-type="float" office:value="0.223891" calcext:value-type="float">
            <text:p>0.223891</text:p>
          </table:table-cell>
          <table:table-cell office:value-type="float" office:value="0.13878" calcext:value-type="float">
            <text:p>0.13878</text:p>
          </table:table-cell>
          <table:table-cell office:value-type="float" office:value="0.09009156" calcext:value-type="float">
            <text:p>0.09009156</text:p>
          </table:table-cell>
          <table:table-cell office:value-type="float" office:value="0.07107118" calcext:value-type="float">
            <text:p>0.07107118</text:p>
          </table:table-cell>
        </table:table-row>
        <table:table-row table:style-name="ro1">
          <table:table-cell office:value-type="float" office:value="0.00325282248681939" calcext:value-type="float">
            <text:p>0.003252822486819</text:p>
          </table:table-cell>
          <table:table-cell office:value-type="float" office:value="0.996944" calcext:value-type="float">
            <text:p>0.996944</text:p>
          </table:table-cell>
          <table:table-cell office:value-type="float" office:value="0.997038" calcext:value-type="float">
            <text:p>0.997038</text:p>
          </table:table-cell>
          <table:table-cell office:value-type="float" office:value="0.99707" calcext:value-type="float">
            <text:p>0.99707</text:p>
          </table:table-cell>
          <table:table-cell office:value-type="float" office:value="0.997028" calcext:value-type="float">
            <text:p>0.997028</text:p>
          </table:table-cell>
          <table:table-cell office:value-type="float" office:value="0.99688" calcext:value-type="float">
            <text:p>0.99688</text:p>
          </table:table-cell>
          <table:table-cell office:value-type="float" office:value="0.996538" calcext:value-type="float">
            <text:p>0.996538</text:p>
          </table:table-cell>
          <table:table-cell office:value-type="float" office:value="0.995641" calcext:value-type="float">
            <text:p>0.995641</text:p>
          </table:table-cell>
          <table:table-cell office:value-type="float" office:value="0.994673" calcext:value-type="float">
            <text:p>0.994673</text:p>
          </table:table-cell>
          <table:table-cell office:value-type="float" office:value="0.985145" calcext:value-type="float">
            <text:p>0.985145</text:p>
          </table:table-cell>
          <table:table-cell office:value-type="float" office:value="0.303996" calcext:value-type="float">
            <text:p>0.303996</text:p>
          </table:table-cell>
          <table:table-cell office:value-type="float" office:value="0.202968" calcext:value-type="float">
            <text:p>0.202968</text:p>
          </table:table-cell>
          <table:table-cell office:value-type="float" office:value="0.122275" calcext:value-type="float">
            <text:p>0.122275</text:p>
          </table:table-cell>
          <table:table-cell office:value-type="float" office:value="0.08413339" calcext:value-type="float">
            <text:p>0.08413339</text:p>
          </table:table-cell>
          <table:table-cell office:value-type="float" office:value="0.06688802" calcext:value-type="float">
            <text:p>0.06688802</text:p>
          </table:table-cell>
        </table:table-row>
        <table:table-row table:style-name="ro1">
          <table:table-cell office:value-type="float" office:value="0.00328779888502936" calcext:value-type="float">
            <text:p>0.003287798885029</text:p>
          </table:table-cell>
          <table:table-cell office:value-type="float" office:value="0.996891" calcext:value-type="float">
            <text:p>0.996891</text:p>
          </table:table-cell>
          <table:table-cell office:value-type="float" office:value="0.996979" calcext:value-type="float">
            <text:p>0.996979</text:p>
          </table:table-cell>
          <table:table-cell office:value-type="float" office:value="0.997002" calcext:value-type="float">
            <text:p>0.997002</text:p>
          </table:table-cell>
          <table:table-cell office:value-type="float" office:value="0.996945" calcext:value-type="float">
            <text:p>0.996945</text:p>
          </table:table-cell>
          <table:table-cell office:value-type="float" office:value="0.996769" calcext:value-type="float">
            <text:p>0.996769</text:p>
          </table:table-cell>
          <table:table-cell office:value-type="float" office:value="0.99636" calcext:value-type="float">
            <text:p>0.99636</text:p>
          </table:table-cell>
          <table:table-cell office:value-type="float" office:value="0.995171" calcext:value-type="float">
            <text:p>0.995171</text:p>
          </table:table-cell>
          <table:table-cell office:value-type="float" office:value="0.993553" calcext:value-type="float">
            <text:p>0.993553</text:p>
          </table:table-cell>
          <table:table-cell office:value-type="float" office:value="0.94869" calcext:value-type="float">
            <text:p>0.94869</text:p>
          </table:table-cell>
          <table:table-cell office:value-type="float" office:value="0.269585" calcext:value-type="float">
            <text:p>0.269585</text:p>
          </table:table-cell>
          <table:table-cell office:value-type="float" office:value="0.181515" calcext:value-type="float">
            <text:p>0.181515</text:p>
          </table:table-cell>
          <table:table-cell office:value-type="float" office:value="0.108733" calcext:value-type="float">
            <text:p>0.108733</text:p>
          </table:table-cell>
          <table:table-cell office:value-type="float" office:value="0.07930283" calcext:value-type="float">
            <text:p>0.07930283</text:p>
          </table:table-cell>
          <table:table-cell office:value-type="float" office:value="0.06269278" calcext:value-type="float">
            <text:p>0.06269278</text:p>
          </table:table-cell>
        </table:table-row>
        <table:table-row table:style-name="ro1">
          <table:table-cell office:value-type="float" office:value="0.00332277528323932" calcext:value-type="float">
            <text:p>0.003322775283239</text:p>
          </table:table-cell>
          <table:table-cell office:value-type="float" office:value="0.996835" calcext:value-type="float">
            <text:p>0.996835</text:p>
          </table:table-cell>
          <table:table-cell office:value-type="float" office:value="0.996919" calcext:value-type="float">
            <text:p>0.996919</text:p>
          </table:table-cell>
          <table:table-cell office:value-type="float" office:value="0.996932" calcext:value-type="float">
            <text:p>0.996932</text:p>
          </table:table-cell>
          <table:table-cell office:value-type="float" office:value="0.996858" calcext:value-type="float">
            <text:p>0.996858</text:p>
          </table:table-cell>
          <table:table-cell office:value-type="float" office:value="0.996649" calcext:value-type="float">
            <text:p>0.996649</text:p>
          </table:table-cell>
          <table:table-cell office:value-type="float" office:value="0.996156" calcext:value-type="float">
            <text:p>0.996156</text:p>
          </table:table-cell>
          <table:table-cell office:value-type="float" office:value="0.9945" calcext:value-type="float">
            <text:p>0.9945</text:p>
          </table:table-cell>
          <table:table-cell office:value-type="float" office:value="0.991265" calcext:value-type="float">
            <text:p>0.991265</text:p>
          </table:table-cell>
          <table:table-cell office:value-type="float" office:value="0.777154" calcext:value-type="float">
            <text:p>0.777154</text:p>
          </table:table-cell>
          <table:table-cell office:value-type="float" office:value="0.251376" calcext:value-type="float">
            <text:p>0.251376</text:p>
          </table:table-cell>
          <table:table-cell office:value-type="float" office:value="0.160888" calcext:value-type="float">
            <text:p>0.160888</text:p>
          </table:table-cell>
          <table:table-cell office:value-type="float" office:value="0.09813315" calcext:value-type="float">
            <text:p>0.09813315</text:p>
          </table:table-cell>
          <table:table-cell office:value-type="float" office:value="0.0750978" calcext:value-type="float">
            <text:p>0.0750978</text:p>
          </table:table-cell>
          <table:table-cell office:value-type="float" office:value="0.05848511" calcext:value-type="float">
            <text:p>0.05848511</text:p>
          </table:table-cell>
        </table:table-row>
        <table:table-row table:style-name="ro1">
          <table:table-cell office:value-type="float" office:value="0.00335775168144929" calcext:value-type="float">
            <text:p>0.003357751681449</text:p>
          </table:table-cell>
          <table:table-cell office:value-type="float" office:value="0.996779" calcext:value-type="float">
            <text:p>0.996779</text:p>
          </table:table-cell>
          <table:table-cell office:value-type="float" office:value="0.996856" calcext:value-type="float">
            <text:p>0.996856</text:p>
          </table:table-cell>
          <table:table-cell office:value-type="float" office:value="0.99686" calcext:value-type="float">
            <text:p>0.99686</text:p>
          </table:table-cell>
          <table:table-cell office:value-type="float" office:value="0.996767" calcext:value-type="float">
            <text:p>0.996767</text:p>
          </table:table-cell>
          <table:table-cell office:value-type="float" office:value="0.996518" calcext:value-type="float">
            <text:p>0.996518</text:p>
          </table:table-cell>
          <table:table-cell office:value-type="float" office:value="0.995921" calcext:value-type="float">
            <text:p>0.995921</text:p>
          </table:table-cell>
          <table:table-cell office:value-type="float" office:value="0.993419" calcext:value-type="float">
            <text:p>0.993419</text:p>
          </table:table-cell>
          <table:table-cell office:value-type="float" office:value="0.984661" calcext:value-type="float">
            <text:p>0.984661</text:p>
          </table:table-cell>
          <table:table-cell office:value-type="float" office:value="0.52958" calcext:value-type="float">
            <text:p>0.52958</text:p>
          </table:table-cell>
          <table:table-cell office:value-type="float" office:value="0.235241" calcext:value-type="float">
            <text:p>0.235241</text:p>
          </table:table-cell>
          <table:table-cell office:value-type="float" office:value="0.142236" calcext:value-type="float">
            <text:p>0.142236</text:p>
          </table:table-cell>
          <table:table-cell office:value-type="float" office:value="0.0901008" calcext:value-type="float">
            <text:p>0.0901008</text:p>
          </table:table-cell>
          <table:table-cell office:value-type="float" office:value="0.07115633" calcext:value-type="float">
            <text:p>0.07115633</text:p>
          </table:table-cell>
          <table:table-cell office:value-type="float" office:value="0.05432767" calcext:value-type="float">
            <text:p>0.05432767</text:p>
          </table:table-cell>
        </table:table-row>
        <table:table-row table:style-name="ro1">
          <table:table-cell office:value-type="float" office:value="0.00339272807965926" calcext:value-type="float">
            <text:p>0.003392728079659</text:p>
          </table:table-cell>
          <table:table-cell office:value-type="float" office:value="0.996722" calcext:value-type="float">
            <text:p>0.996722</text:p>
          </table:table-cell>
          <table:table-cell office:value-type="float" office:value="0.996792" calcext:value-type="float">
            <text:p>0.996792</text:p>
          </table:table-cell>
          <table:table-cell office:value-type="float" office:value="0.996784" calcext:value-type="float">
            <text:p>0.996784</text:p>
          </table:table-cell>
          <table:table-cell office:value-type="float" office:value="0.99667" calcext:value-type="float">
            <text:p>0.99667</text:p>
          </table:table-cell>
          <table:table-cell office:value-type="float" office:value="0.996377" calcext:value-type="float">
            <text:p>0.996377</text:p>
          </table:table-cell>
          <table:table-cell office:value-type="float" office:value="0.995642" calcext:value-type="float">
            <text:p>0.995642</text:p>
          </table:table-cell>
          <table:table-cell office:value-type="float" office:value="0.991319" calcext:value-type="float">
            <text:p>0.991319</text:p>
          </table:table-cell>
          <table:table-cell office:value-type="float" office:value="0.952237" calcext:value-type="float">
            <text:p>0.952237</text:p>
          </table:table-cell>
          <table:table-cell office:value-type="float" office:value="0.366934" calcext:value-type="float">
            <text:p>0.366934</text:p>
          </table:table-cell>
          <table:table-cell office:value-type="float" office:value="0.217334" calcext:value-type="float">
            <text:p>0.217334</text:p>
          </table:table-cell>
          <table:table-cell office:value-type="float" office:value="0.126264" calcext:value-type="float">
            <text:p>0.126264</text:p>
          </table:table-cell>
          <table:table-cell office:value-type="float" office:value="0.08406895" calcext:value-type="float">
            <text:p>0.08406895</text:p>
          </table:table-cell>
          <table:table-cell office:value-type="float" office:value="0.06725753" calcext:value-type="float">
            <text:p>0.06725753</text:p>
          </table:table-cell>
          <table:table-cell office:value-type="float" office:value="0.0503136" calcext:value-type="float">
            <text:p>0.0503136</text:p>
          </table:table-cell>
        </table:table-row>
        <table:table-row table:style-name="ro1">
          <table:table-cell office:value-type="float" office:value="0.00342770447786922" calcext:value-type="float">
            <text:p>0.003427704477869</text:p>
          </table:table-cell>
          <table:table-cell office:value-type="float" office:value="0.996663" calcext:value-type="float">
            <text:p>0.996663</text:p>
          </table:table-cell>
          <table:table-cell office:value-type="float" office:value="0.996726" calcext:value-type="float">
            <text:p>0.996726</text:p>
          </table:table-cell>
          <table:table-cell office:value-type="float" office:value="0.996705" calcext:value-type="float">
            <text:p>0.996705</text:p>
          </table:table-cell>
          <table:table-cell office:value-type="float" office:value="0.996567" calcext:value-type="float">
            <text:p>0.996567</text:p>
          </table:table-cell>
          <table:table-cell office:value-type="float" office:value="0.996221" calcext:value-type="float">
            <text:p>0.996221</text:p>
          </table:table-cell>
          <table:table-cell office:value-type="float" office:value="0.995302" calcext:value-type="float">
            <text:p>0.995302</text:p>
          </table:table-cell>
          <table:table-cell office:value-type="float" office:value="0.985795" calcext:value-type="float">
            <text:p>0.985795</text:p>
          </table:table-cell>
          <table:table-cell office:value-type="float" office:value="0.803479" calcext:value-type="float">
            <text:p>0.803479</text:p>
          </table:table-cell>
          <table:table-cell office:value-type="float" office:value="0.297364" calcext:value-type="float">
            <text:p>0.297364</text:p>
          </table:table-cell>
          <table:table-cell office:value-type="float" office:value="0.197623" calcext:value-type="float">
            <text:p>0.197623</text:p>
          </table:table-cell>
          <table:table-cell office:value-type="float" office:value="0.113206" calcext:value-type="float">
            <text:p>0.113206</text:p>
          </table:table-cell>
          <table:table-cell office:value-type="float" office:value="0.07942423" calcext:value-type="float">
            <text:p>0.07942423</text:p>
          </table:table-cell>
          <table:table-cell office:value-type="float" office:value="0.06330276" calcext:value-type="float">
            <text:p>0.06330276</text:p>
          </table:table-cell>
          <table:table-cell office:value-type="float" office:value="0.04653988" calcext:value-type="float">
            <text:p>0.04653988</text:p>
          </table:table-cell>
        </table:table-row>
        <table:table-row table:style-name="ro1">
          <table:table-cell office:value-type="float" office:value="0.00346268087607919" calcext:value-type="float">
            <text:p>0.003462680876079</text:p>
          </table:table-cell>
          <table:table-cell office:value-type="float" office:value="0.996603" calcext:value-type="float">
            <text:p>0.996603</text:p>
          </table:table-cell>
          <table:table-cell office:value-type="float" office:value="0.996658" calcext:value-type="float">
            <text:p>0.996658</text:p>
          </table:table-cell>
          <table:table-cell office:value-type="float" office:value="0.996623" calcext:value-type="float">
            <text:p>0.996623</text:p>
          </table:table-cell>
          <table:table-cell office:value-type="float" office:value="0.996458" calcext:value-type="float">
            <text:p>0.996458</text:p>
          </table:table-cell>
          <table:table-cell office:value-type="float" office:value="0.996048" calcext:value-type="float">
            <text:p>0.996048</text:p>
          </table:table-cell>
          <table:table-cell office:value-type="float" office:value="0.994872" calcext:value-type="float">
            <text:p>0.994872</text:p>
          </table:table-cell>
          <table:table-cell office:value-type="float" office:value="0.962455" calcext:value-type="float">
            <text:p>0.962455</text:p>
          </table:table-cell>
          <table:table-cell office:value-type="float" office:value="0.562654" calcext:value-type="float">
            <text:p>0.562654</text:p>
          </table:table-cell>
          <table:table-cell office:value-type="float" office:value="0.269879" calcext:value-type="float">
            <text:p>0.269879</text:p>
          </table:table-cell>
          <table:table-cell office:value-type="float" office:value="0.17728" calcext:value-type="float">
            <text:p>0.17728</text:p>
          </table:table-cell>
          <table:table-cell office:value-type="float" office:value="0.102904" calcext:value-type="float">
            <text:p>0.102904</text:p>
          </table:table-cell>
          <table:table-cell office:value-type="float" office:value="0.07560977" calcext:value-type="float">
            <text:p>0.07560977</text:p>
          </table:table-cell>
          <table:table-cell office:value-type="float" office:value="0.0592869" calcext:value-type="float">
            <text:p>0.0592869</text:p>
          </table:table-cell>
          <table:table-cell office:value-type="float" office:value="0.04308787" calcext:value-type="float">
            <text:p>0.04308787</text:p>
          </table:table-cell>
        </table:table-row>
        <table:table-row table:style-name="ro1">
          <table:table-cell office:value-type="float" office:value="0.00349765727428916" calcext:value-type="float">
            <text:p>0.003497657274289</text:p>
          </table:table-cell>
          <table:table-cell office:value-type="float" office:value="0.996541" calcext:value-type="float">
            <text:p>0.996541</text:p>
          </table:table-cell>
          <table:table-cell office:value-type="float" office:value="0.996588" calcext:value-type="float">
            <text:p>0.996588</text:p>
          </table:table-cell>
          <table:table-cell office:value-type="float" office:value="0.996537" calcext:value-type="float">
            <text:p>0.996537</text:p>
          </table:table-cell>
          <table:table-cell office:value-type="float" office:value="0.99634" calcext:value-type="float">
            <text:p>0.99634</text:p>
          </table:table-cell>
          <table:table-cell office:value-type="float" office:value="0.995854" calcext:value-type="float">
            <text:p>0.995854</text:p>
          </table:table-cell>
          <table:table-cell office:value-type="float" office:value="0.994296" calcext:value-type="float">
            <text:p>0.994296</text:p>
          </table:table-cell>
          <table:table-cell office:value-type="float" office:value="0.845228" calcext:value-type="float">
            <text:p>0.845228</text:p>
          </table:table-cell>
          <table:table-cell office:value-type="float" office:value="0.384956" calcext:value-type="float">
            <text:p>0.384956</text:p>
          </table:table-cell>
          <table:table-cell office:value-type="float" office:value="0.254014" calcext:value-type="float">
            <text:p>0.254014</text:p>
          </table:table-cell>
          <table:table-cell office:value-type="float" office:value="0.157649" calcext:value-type="float">
            <text:p>0.157649</text:p>
          </table:table-cell>
          <table:table-cell office:value-type="float" office:value="0.09494177" calcext:value-type="float">
            <text:p>0.09494177</text:p>
          </table:table-cell>
          <table:table-cell office:value-type="float" office:value="0.07218325" calcext:value-type="float">
            <text:p>0.07218325</text:p>
          </table:table-cell>
          <table:table-cell office:value-type="float" office:value="0.05526732" calcext:value-type="float">
            <text:p>0.05526732</text:p>
          </table:table-cell>
          <table:table-cell office:value-type="float" office:value="0.04001158" calcext:value-type="float">
            <text:p>0.04001158</text:p>
          </table:table-cell>
        </table:table-row>
        <table:table-row table:style-name="ro1">
          <table:table-cell office:value-type="float" office:value="0.00353263367249912" calcext:value-type="float">
            <text:p>0.003532633672499</text:p>
          </table:table-cell>
          <table:table-cell office:value-type="float" office:value="0.996478" calcext:value-type="float">
            <text:p>0.996478</text:p>
          </table:table-cell>
          <table:table-cell office:value-type="float" office:value="0.996515" calcext:value-type="float">
            <text:p>0.996515</text:p>
          </table:table-cell>
          <table:table-cell office:value-type="float" office:value="0.996447" calcext:value-type="float">
            <text:p>0.996447</text:p>
          </table:table-cell>
          <table:table-cell office:value-type="float" office:value="0.996215" calcext:value-type="float">
            <text:p>0.996215</text:p>
          </table:table-cell>
          <table:table-cell office:value-type="float" office:value="0.995635" calcext:value-type="float">
            <text:p>0.995635</text:p>
          </table:table-cell>
          <table:table-cell office:value-type="float" office:value="0.993458" calcext:value-type="float">
            <text:p>0.993458</text:p>
          </table:table-cell>
          <table:table-cell office:value-type="float" office:value="0.608073" calcext:value-type="float">
            <text:p>0.608073</text:p>
          </table:table-cell>
          <table:table-cell office:value-type="float" office:value="0.303802" calcext:value-type="float">
            <text:p>0.303802</text:p>
          </table:table-cell>
          <table:table-cell office:value-type="float" office:value="0.238655" calcext:value-type="float">
            <text:p>0.238655</text:p>
          </table:table-cell>
          <table:table-cell office:value-type="float" office:value="0.139826" calcext:value-type="float">
            <text:p>0.139826</text:p>
          </table:table-cell>
          <table:table-cell office:value-type="float" office:value="0.08877892" calcext:value-type="float">
            <text:p>0.08877892</text:p>
          </table:table-cell>
          <table:table-cell office:value-type="float" office:value="0.06883757" calcext:value-type="float">
            <text:p>0.06883757</text:p>
          </table:table-cell>
          <table:table-cell office:value-type="float" office:value="0.05133437" calcext:value-type="float">
            <text:p>0.05133437</text:p>
          </table:table-cell>
          <table:table-cell office:value-type="float" office:value="0.03733253" calcext:value-type="float">
            <text:p>0.03733253</text:p>
          </table:table-cell>
        </table:table-row>
        <table:table-row table:style-name="ro1">
          <table:table-cell office:value-type="float" office:value="0.00356761007070909" calcext:value-type="float">
            <text:p>0.003567610070709</text:p>
          </table:table-cell>
          <table:table-cell office:value-type="float" office:value="0.996414" calcext:value-type="float">
            <text:p>0.996414</text:p>
          </table:table-cell>
          <table:table-cell office:value-type="float" office:value="0.99644" calcext:value-type="float">
            <text:p>0.99644</text:p>
          </table:table-cell>
          <table:table-cell office:value-type="float" office:value="0.996352" calcext:value-type="float">
            <text:p>0.996352</text:p>
          </table:table-cell>
          <table:table-cell office:value-type="float" office:value="0.99608" calcext:value-type="float">
            <text:p>0.99608</text:p>
          </table:table-cell>
          <table:table-cell office:value-type="float" office:value="0.995383" calcext:value-type="float">
            <text:p>0.995383</text:p>
          </table:table-cell>
          <table:table-cell office:value-type="float" office:value="0.992081" calcext:value-type="float">
            <text:p>0.992081</text:p>
          </table:table-cell>
          <table:table-cell office:value-type="float" office:value="0.409957" calcext:value-type="float">
            <text:p>0.409957</text:p>
          </table:table-cell>
          <table:table-cell office:value-type="float" office:value="0.272761" calcext:value-type="float">
            <text:p>0.272761</text:p>
          </table:table-cell>
          <table:table-cell office:value-type="float" office:value="0.22109" calcext:value-type="float">
            <text:p>0.22109</text:p>
          </table:table-cell>
          <table:table-cell office:value-type="float" office:value="0.124491" calcext:value-type="float">
            <text:p>0.124491</text:p>
          </table:table-cell>
          <table:table-cell office:value-type="float" office:value="0.08386621" calcext:value-type="float">
            <text:p>0.08386621</text:p>
          </table:table-cell>
          <table:table-cell office:value-type="float" office:value="0.06539633" calcext:value-type="float">
            <text:p>0.06539633</text:p>
          </table:table-cell>
          <table:table-cell office:value-type="float" office:value="0.047587" calcext:value-type="float">
            <text:p>0.047587</text:p>
          </table:table-cell>
          <table:table-cell office:value-type="float" office:value="0.03504096" calcext:value-type="float">
            <text:p>0.03504096</text:p>
          </table:table-cell>
        </table:table-row>
        <table:table-row table:style-name="ro1">
          <table:table-cell office:value-type="float" office:value="0.00360258646891905" calcext:value-type="float">
            <text:p>0.003602586468919</text:p>
          </table:table-cell>
          <table:table-cell office:value-type="float" office:value="0.996347" calcext:value-type="float">
            <text:p>0.996347</text:p>
          </table:table-cell>
          <table:table-cell office:value-type="float" office:value="0.996362" calcext:value-type="float">
            <text:p>0.996362</text:p>
          </table:table-cell>
          <table:table-cell office:value-type="float" office:value="0.996252" calcext:value-type="float">
            <text:p>0.996252</text:p>
          </table:table-cell>
          <table:table-cell office:value-type="float" office:value="0.995933" calcext:value-type="float">
            <text:p>0.995933</text:p>
          </table:table-cell>
          <table:table-cell office:value-type="float" office:value="0.995088" calcext:value-type="float">
            <text:p>0.995088</text:p>
          </table:table-cell>
          <table:table-cell office:value-type="float" office:value="0.989349" calcext:value-type="float">
            <text:p>0.989349</text:p>
          </table:table-cell>
          <table:table-cell office:value-type="float" office:value="0.314969" calcext:value-type="float">
            <text:p>0.314969</text:p>
          </table:table-cell>
          <table:table-cell office:value-type="float" office:value="0.25736" calcext:value-type="float">
            <text:p>0.25736</text:p>
          </table:table-cell>
          <table:table-cell office:value-type="float" office:value="0.201621" calcext:value-type="float">
            <text:p>0.201621</text:p>
          </table:table-cell>
          <table:table-cell office:value-type="float" office:value="0.111899" calcext:value-type="float">
            <text:p>0.111899</text:p>
          </table:table-cell>
          <table:table-cell office:value-type="float" office:value="0.07971951" calcext:value-type="float">
            <text:p>0.07971951</text:p>
          </table:table-cell>
          <table:table-cell office:value-type="float" office:value="0.06179366" calcext:value-type="float">
            <text:p>0.06179366</text:p>
          </table:table-cell>
          <table:table-cell office:value-type="float" office:value="0.0441135" calcext:value-type="float">
            <text:p>0.0441135</text:p>
          </table:table-cell>
          <table:table-cell office:value-type="float" office:value="0.03310068" calcext:value-type="float">
            <text:p>0.03310068</text:p>
          </table:table-cell>
        </table:table-row>
        <table:table-row table:style-name="ro1">
          <table:table-cell office:value-type="float" office:value="0.00363756286712902" calcext:value-type="float">
            <text:p>0.003637562867129</text:p>
          </table:table-cell>
          <table:table-cell office:value-type="float" office:value="0.996279" calcext:value-type="float">
            <text:p>0.996279</text:p>
          </table:table-cell>
          <table:table-cell office:value-type="float" office:value="0.996281" calcext:value-type="float">
            <text:p>0.996281</text:p>
          </table:table-cell>
          <table:table-cell office:value-type="float" office:value="0.996147" calcext:value-type="float">
            <text:p>0.996147</text:p>
          </table:table-cell>
          <table:table-cell office:value-type="float" office:value="0.995774" calcext:value-type="float">
            <text:p>0.995774</text:p>
          </table:table-cell>
          <table:table-cell office:value-type="float" office:value="0.994734" calcext:value-type="float">
            <text:p>0.994734</text:p>
          </table:table-cell>
          <table:table-cell office:value-type="float" office:value="0.982109" calcext:value-type="float">
            <text:p>0.982109</text:p>
          </table:table-cell>
          <table:table-cell office:value-type="float" office:value="0.279306" calcext:value-type="float">
            <text:p>0.279306</text:p>
          </table:table-cell>
          <table:table-cell office:value-type="float" office:value="0.243707" calcext:value-type="float">
            <text:p>0.243707</text:p>
          </table:table-cell>
          <table:table-cell office:value-type="float" office:value="0.181465" calcext:value-type="float">
            <text:p>0.181465</text:p>
          </table:table-cell>
          <table:table-cell office:value-type="float" office:value="0.101938" calcext:value-type="float">
            <text:p>0.101938</text:p>
          </table:table-cell>
          <table:table-cell office:value-type="float" office:value="0.07596" calcext:value-type="float">
            <text:p>0.07596</text:p>
          </table:table-cell>
          <table:table-cell office:value-type="float" office:value="0.0580474" calcext:value-type="float">
            <text:p>0.0580474</text:p>
          </table:table-cell>
          <table:table-cell office:value-type="float" office:value="0.04097933" calcext:value-type="float">
            <text:p>0.04097933</text:p>
          </table:table-cell>
          <table:table-cell office:value-type="float" office:value="0.03145693" calcext:value-type="float">
            <text:p>0.03145693</text:p>
          </table:table-cell>
        </table:table-row>
        <table:table-row table:style-name="ro1">
          <table:table-cell office:value-type="float" office:value="0.00367253926533899" calcext:value-type="float">
            <text:p>0.003672539265339</text:p>
          </table:table-cell>
          <table:table-cell office:value-type="float" office:value="0.99621" calcext:value-type="float">
            <text:p>0.99621</text:p>
          </table:table-cell>
          <table:table-cell office:value-type="float" office:value="0.996197" calcext:value-type="float">
            <text:p>0.996197</text:p>
          </table:table-cell>
          <table:table-cell office:value-type="float" office:value="0.996036" calcext:value-type="float">
            <text:p>0.996036</text:p>
          </table:table-cell>
          <table:table-cell office:value-type="float" office:value="0.995599" calcext:value-type="float">
            <text:p>0.995599</text:p>
          </table:table-cell>
          <table:table-cell office:value-type="float" office:value="0.994294" calcext:value-type="float">
            <text:p>0.994294</text:p>
          </table:table-cell>
          <table:table-cell office:value-type="float" office:value="0.953436" calcext:value-type="float">
            <text:p>0.953436</text:p>
          </table:table-cell>
          <table:table-cell office:value-type="float" office:value="0.263247" calcext:value-type="float">
            <text:p>0.263247</text:p>
          </table:table-cell>
          <table:table-cell office:value-type="float" office:value="0.227858" calcext:value-type="float">
            <text:p>0.227858</text:p>
          </table:table-cell>
          <table:table-cell office:value-type="float" office:value="0.161935" calcext:value-type="float">
            <text:p>0.161935</text:p>
          </table:table-cell>
          <table:table-cell office:value-type="float" office:value="0.09425038" calcext:value-type="float">
            <text:p>0.09425038</text:p>
          </table:table-cell>
          <table:table-cell office:value-type="float" office:value="0.07232568" calcext:value-type="float">
            <text:p>0.07232568</text:p>
          </table:table-cell>
          <table:table-cell office:value-type="float" office:value="0.05423108" calcext:value-type="float">
            <text:p>0.05423108</text:p>
          </table:table-cell>
          <table:table-cell office:value-type="float" office:value="0.03822051" calcext:value-type="float">
            <text:p>0.03822051</text:p>
          </table:table-cell>
          <table:table-cell office:value-type="float" office:value="0.03004484" calcext:value-type="float">
            <text:p>0.03004484</text:p>
          </table:table-cell>
        </table:table-row>
        <table:table-row table:style-name="ro1">
          <table:table-cell office:value-type="float" office:value="0.00370751566354895" calcext:value-type="float">
            <text:p>0.003707515663549</text:p>
          </table:table-cell>
          <table:table-cell office:value-type="float" office:value="0.996138" calcext:value-type="float">
            <text:p>0.996138</text:p>
          </table:table-cell>
          <table:table-cell office:value-type="float" office:value="0.99611" calcext:value-type="float">
            <text:p>0.99611</text:p>
          </table:table-cell>
          <table:table-cell office:value-type="float" office:value="0.995918" calcext:value-type="float">
            <text:p>0.995918</text:p>
          </table:table-cell>
          <table:table-cell office:value-type="float" office:value="0.995405" calcext:value-type="float">
            <text:p>0.995405</text:p>
          </table:table-cell>
          <table:table-cell office:value-type="float" office:value="0.993722" calcext:value-type="float">
            <text:p>0.993722</text:p>
          </table:table-cell>
          <table:table-cell office:value-type="float" office:value="0.832266" calcext:value-type="float">
            <text:p>0.832266</text:p>
          </table:table-cell>
          <table:table-cell office:value-type="float" office:value="0.250076" calcext:value-type="float">
            <text:p>0.250076</text:p>
          </table:table-cell>
          <table:table-cell office:value-type="float" office:value="0.209627" calcext:value-type="float">
            <text:p>0.209627</text:p>
          </table:table-cell>
          <table:table-cell office:value-type="float" office:value="0.14409" calcext:value-type="float">
            <text:p>0.14409</text:p>
          </table:table-cell>
          <table:table-cell office:value-type="float" office:value="0.0883489" calcext:value-type="float">
            <text:p>0.0883489</text:p>
          </table:table-cell>
          <table:table-cell office:value-type="float" office:value="0.06866433" calcext:value-type="float">
            <text:p>0.06866433</text:p>
          </table:table-cell>
          <table:table-cell office:value-type="float" office:value="0.05044727" calcext:value-type="float">
            <text:p>0.05044727</text:p>
          </table:table-cell>
          <table:table-cell office:value-type="float" office:value="0.03584268" calcext:value-type="float">
            <text:p>0.03584268</text:p>
          </table:table-cell>
          <table:table-cell office:value-type="float" office:value="0.02879793" calcext:value-type="float">
            <text:p>0.02879793</text:p>
          </table:table-cell>
        </table:table-row>
        <table:table-row table:style-name="ro1">
          <table:table-cell office:value-type="float" office:value="0.00374249206175892" calcext:value-type="float">
            <text:p>0.003742492061759</text:p>
          </table:table-cell>
          <table:table-cell office:value-type="float" office:value="0.996064" calcext:value-type="float">
            <text:p>0.996064</text:p>
          </table:table-cell>
          <table:table-cell office:value-type="float" office:value="0.996019" calcext:value-type="float">
            <text:p>0.996019</text:p>
          </table:table-cell>
          <table:table-cell office:value-type="float" office:value="0.995793" calcext:value-type="float">
            <text:p>0.995793</text:p>
          </table:table-cell>
          <table:table-cell office:value-type="float" office:value="0.99519" calcext:value-type="float">
            <text:p>0.99519</text:p>
          </table:table-cell>
          <table:table-cell office:value-type="float" office:value="0.992925" calcext:value-type="float">
            <text:p>0.992925</text:p>
          </table:table-cell>
          <table:table-cell office:value-type="float" office:value="0.598712" calcext:value-type="float">
            <text:p>0.598712</text:p>
          </table:table-cell>
          <table:table-cell office:value-type="float" office:value="0.234828" calcext:value-type="float">
            <text:p>0.234828</text:p>
          </table:table-cell>
          <table:table-cell office:value-type="float" office:value="0.190073" calcext:value-type="float">
            <text:p>0.190073</text:p>
          </table:table-cell>
          <table:table-cell office:value-type="float" office:value="0.128609" calcext:value-type="float">
            <text:p>0.128609</text:p>
          </table:table-cell>
          <table:table-cell office:value-type="float" office:value="0.08371905" calcext:value-type="float">
            <text:p>0.08371905</text:p>
          </table:table-cell>
          <table:table-cell office:value-type="float" office:value="0.06491569" calcext:value-type="float">
            <text:p>0.06491569</text:p>
          </table:table-cell>
          <table:table-cell office:value-type="float" office:value="0.04680537" calcext:value-type="float">
            <text:p>0.04680537</text:p>
          </table:table-cell>
          <table:table-cell office:value-type="float" office:value="0.03382412" calcext:value-type="float">
            <text:p>0.03382412</text:p>
          </table:table-cell>
          <table:table-cell office:value-type="float" office:value="0.02765476" calcext:value-type="float">
            <text:p>0.02765476</text:p>
          </table:table-cell>
        </table:table-row>
        <table:table-row table:style-name="ro1">
          <table:table-cell office:value-type="float" office:value="0.00377746845996889" calcext:value-type="float">
            <text:p>0.003777468459969</text:p>
          </table:table-cell>
          <table:table-cell office:value-type="float" office:value="0.995988" calcext:value-type="float">
            <text:p>0.995988</text:p>
          </table:table-cell>
          <table:table-cell office:value-type="float" office:value="0.995925" calcext:value-type="float">
            <text:p>0.995925</text:p>
          </table:table-cell>
          <table:table-cell office:value-type="float" office:value="0.99566" calcext:value-type="float">
            <text:p>0.99566</text:p>
          </table:table-cell>
          <table:table-cell office:value-type="float" office:value="0.994948" calcext:value-type="float">
            <text:p>0.994948</text:p>
          </table:table-cell>
          <table:table-cell office:value-type="float" office:value="0.991702" calcext:value-type="float">
            <text:p>0.991702</text:p>
          </table:table-cell>
          <table:table-cell office:value-type="float" office:value="0.404174" calcext:value-type="float">
            <text:p>0.404174</text:p>
          </table:table-cell>
          <table:table-cell office:value-type="float" office:value="0.216982" calcext:value-type="float">
            <text:p>0.216982</text:p>
          </table:table-cell>
          <table:table-cell office:value-type="float" office:value="0.170511" calcext:value-type="float">
            <text:p>0.170511</text:p>
          </table:table-cell>
          <table:table-cell office:value-type="float" office:value="0.115771" calcext:value-type="float">
            <text:p>0.115771</text:p>
          </table:table-cell>
          <table:table-cell office:value-type="float" office:value="0.07989186" calcext:value-type="float">
            <text:p>0.07989186</text:p>
          </table:table-cell>
          <table:table-cell office:value-type="float" office:value="0.06108877" calcext:value-type="float">
            <text:p>0.06108877</text:p>
          </table:table-cell>
          <table:table-cell office:value-type="float" office:value="0.04340394" calcext:value-type="float">
            <text:p>0.04340394</text:p>
          </table:table-cell>
          <table:table-cell office:value-type="float" office:value="0.03212174" calcext:value-type="float">
            <text:p>0.03212174</text:p>
          </table:table-cell>
          <table:table-cell office:value-type="float" office:value="0.02656417" calcext:value-type="float">
            <text:p>0.02656417</text:p>
          </table:table-cell>
        </table:table-row>
        <table:table-row table:style-name="ro1">
          <table:table-cell office:value-type="float" office:value="0.00381244485817885" calcext:value-type="float">
            <text:p>0.003812444858179</text:p>
          </table:table-cell>
          <table:table-cell office:value-type="float" office:value="0.995909" calcext:value-type="float">
            <text:p>0.995909</text:p>
          </table:table-cell>
          <table:table-cell office:value-type="float" office:value="0.995826" calcext:value-type="float">
            <text:p>0.995826</text:p>
          </table:table-cell>
          <table:table-cell office:value-type="float" office:value="0.995517" calcext:value-type="float">
            <text:p>0.995517</text:p>
          </table:table-cell>
          <table:table-cell office:value-type="float" office:value="0.99467" calcext:value-type="float">
            <text:p>0.99467</text:p>
          </table:table-cell>
          <table:table-cell office:value-type="float" office:value="0.989537" calcext:value-type="float">
            <text:p>0.989537</text:p>
          </table:table-cell>
          <table:table-cell office:value-type="float" office:value="0.313177" calcext:value-type="float">
            <text:p>0.313177</text:p>
          </table:table-cell>
          <table:table-cell office:value-type="float" office:value="0.197503" calcext:value-type="float">
            <text:p>0.197503</text:p>
          </table:table-cell>
          <table:table-cell office:value-type="float" office:value="0.152109" calcext:value-type="float">
            <text:p>0.152109</text:p>
          </table:table-cell>
          <table:table-cell office:value-type="float" office:value="0.105516" calcext:value-type="float">
            <text:p>0.105516</text:p>
          </table:table-cell>
          <table:table-cell office:value-type="float" office:value="0.07648559" calcext:value-type="float">
            <text:p>0.07648559</text:p>
          </table:table-cell>
          <table:table-cell office:value-type="float" office:value="0.05723905" calcext:value-type="float">
            <text:p>0.05723905</text:p>
          </table:table-cell>
          <table:table-cell office:value-type="float" office:value="0.04031918" calcext:value-type="float">
            <text:p>0.04031918</text:p>
          </table:table-cell>
          <table:table-cell office:value-type="float" office:value="0.03067865" calcext:value-type="float">
            <text:p>0.03067865</text:p>
          </table:table-cell>
          <table:table-cell office:value-type="float" office:value="0.02548831" calcext:value-type="float">
            <text:p>0.02548831</text:p>
          </table:table-cell>
        </table:table-row>
        <table:table-row table:style-name="ro1">
          <table:table-cell office:value-type="float" office:value="0.00384742125638882" calcext:value-type="float">
            <text:p>0.003847421256389</text:p>
          </table:table-cell>
          <table:table-cell office:value-type="float" office:value="0.995828" calcext:value-type="float">
            <text:p>0.995828</text:p>
          </table:table-cell>
          <table:table-cell office:value-type="float" office:value="0.995723" calcext:value-type="float">
            <text:p>0.995723</text:p>
          </table:table-cell>
          <table:table-cell office:value-type="float" office:value="0.995363" calcext:value-type="float">
            <text:p>0.995363</text:p>
          </table:table-cell>
          <table:table-cell office:value-type="float" office:value="0.994347" calcext:value-type="float">
            <text:p>0.994347</text:p>
          </table:table-cell>
          <table:table-cell office:value-type="float" office:value="0.984798" calcext:value-type="float">
            <text:p>0.984798</text:p>
          </table:table-cell>
          <table:table-cell office:value-type="float" office:value="0.281002" calcext:value-type="float">
            <text:p>0.281002</text:p>
          </table:table-cell>
          <table:table-cell office:value-type="float" office:value="0.177714" calcext:value-type="float">
            <text:p>0.177714</text:p>
          </table:table-cell>
          <table:table-cell office:value-type="float" office:value="0.13571" calcext:value-type="float">
            <text:p>0.13571</text:p>
          </table:table-cell>
          <table:table-cell office:value-type="float" office:value="0.09754074" calcext:value-type="float">
            <text:p>0.09754074</text:p>
          </table:table-cell>
          <table:table-cell office:value-type="float" office:value="0.07322209" calcext:value-type="float">
            <text:p>0.07322209</text:p>
          </table:table-cell>
          <table:table-cell office:value-type="float" office:value="0.05344722" calcext:value-type="float">
            <text:p>0.05344722</text:p>
          </table:table-cell>
          <table:table-cell office:value-type="float" office:value="0.03759791" calcext:value-type="float">
            <text:p>0.03759791</text:p>
          </table:table-cell>
          <table:table-cell office:value-type="float" office:value="0.02943165" calcext:value-type="float">
            <text:p>0.02943165</text:p>
          </table:table-cell>
          <table:table-cell office:value-type="float" office:value="0.02440365" calcext:value-type="float">
            <text:p>0.02440365</text:p>
          </table:table-cell>
        </table:table-row>
        <table:table-row table:style-name="ro1">
          <table:table-cell office:value-type="float" office:value="0.00388239765459879" calcext:value-type="float">
            <text:p>0.003882397654599</text:p>
          </table:table-cell>
          <table:table-cell office:value-type="float" office:value="0.995745" calcext:value-type="float">
            <text:p>0.995745</text:p>
          </table:table-cell>
          <table:table-cell office:value-type="float" office:value="0.995614" calcext:value-type="float">
            <text:p>0.995614</text:p>
          </table:table-cell>
          <table:table-cell office:value-type="float" office:value="0.995197" calcext:value-type="float">
            <text:p>0.995197</text:p>
          </table:table-cell>
          <table:table-cell office:value-type="float" office:value="0.993963" calcext:value-type="float">
            <text:p>0.993963</text:p>
          </table:table-cell>
          <table:table-cell office:value-type="float" office:value="0.970814" calcext:value-type="float">
            <text:p>0.970814</text:p>
          </table:table-cell>
          <table:table-cell office:value-type="float" office:value="0.267602" calcext:value-type="float">
            <text:p>0.267602</text:p>
          </table:table-cell>
          <table:table-cell office:value-type="float" office:value="0.158831" calcext:value-type="float">
            <text:p>0.158831</text:p>
          </table:table-cell>
          <table:table-cell office:value-type="float" office:value="0.121774" calcext:value-type="float">
            <text:p>0.121774</text:p>
          </table:table-cell>
          <table:table-cell office:value-type="float" office:value="0.09140337" calcext:value-type="float">
            <text:p>0.09140337</text:p>
          </table:table-cell>
          <table:table-cell office:value-type="float" office:value="0.06992529" calcext:value-type="float">
            <text:p>0.06992529</text:p>
          </table:table-cell>
          <table:table-cell office:value-type="float" office:value="0.04980051" calcext:value-type="float">
            <text:p>0.04980051</text:p>
          </table:table-cell>
          <table:table-cell office:value-type="float" office:value="0.03525616" calcext:value-type="float">
            <text:p>0.03525616</text:p>
          </table:table-cell>
          <table:table-cell office:value-type="float" office:value="0.02831839" calcext:value-type="float">
            <text:p>0.02831839</text:p>
          </table:table-cell>
          <table:table-cell office:value-type="float" office:value="0.02330049" calcext:value-type="float">
            <text:p>0.02330049</text:p>
          </table:table-cell>
        </table:table-row>
        <table:table-row table:style-name="ro1">
          <table:table-cell office:value-type="float" office:value="0.00391737405280875" calcext:value-type="float">
            <text:p>0.003917374052809</text:p>
          </table:table-cell>
          <table:table-cell office:value-type="float" office:value="0.995659" calcext:value-type="float">
            <text:p>0.995659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5017" calcext:value-type="float">
            <text:p>0.995017</text:p>
          </table:table-cell>
          <table:table-cell office:value-type="float" office:value="0.993492" calcext:value-type="float">
            <text:p>0.993492</text:p>
          </table:table-cell>
          <table:table-cell office:value-type="float" office:value="0.91764" calcext:value-type="float">
            <text:p>0.91764</text:p>
          </table:table-cell>
          <table:table-cell office:value-type="float" office:value="0.256415" calcext:value-type="float">
            <text:p>0.256415</text:p>
          </table:table-cell>
          <table:table-cell office:value-type="float" office:value="0.141773" calcext:value-type="float">
            <text:p>0.141773</text:p>
          </table:table-cell>
          <table:table-cell office:value-type="float" office:value="0.110411" calcext:value-type="float">
            <text:p>0.110411</text:p>
          </table:table-cell>
          <table:table-cell office:value-type="float" office:value="0.08662114" calcext:value-type="float">
            <text:p>0.08662114</text:p>
          </table:table-cell>
          <table:table-cell office:value-type="float" office:value="0.0665089" calcext:value-type="float">
            <text:p>0.0665089</text:p>
          </table:table-cell>
          <table:table-cell office:value-type="float" office:value="0.04637935" calcext:value-type="float">
            <text:p>0.04637935</text:p>
          </table:table-cell>
          <table:table-cell office:value-type="float" office:value="0.0332813" calcext:value-type="float">
            <text:p>0.0332813</text:p>
          </table:table-cell>
          <table:table-cell office:value-type="float" office:value="0.02728292" calcext:value-type="float">
            <text:p>0.02728292</text:p>
          </table:table-cell>
          <table:table-cell office:value-type="float" office:value="0.02218095" calcext:value-type="float">
            <text:p>0.02218095</text:p>
          </table:table-cell>
        </table:table-row>
        <table:table-row table:style-name="ro1">
          <table:table-cell office:value-type="float" office:value="0.00395235045101872" calcext:value-type="float">
            <text:p>0.003952350451019</text:p>
          </table:table-cell>
          <table:table-cell office:value-type="float" office:value="0.995569" calcext:value-type="float">
            <text:p>0.995569</text:p>
          </table:table-cell>
          <table:table-cell office:value-type="float" office:value="0.99538" calcext:value-type="float">
            <text:p>0.99538</text:p>
          </table:table-cell>
          <table:table-cell office:value-type="float" office:value="0.994819" calcext:value-type="float">
            <text:p>0.994819</text:p>
          </table:table-cell>
          <table:table-cell office:value-type="float" office:value="0.992892" calcext:value-type="float">
            <text:p>0.992892</text:p>
          </table:table-cell>
          <table:table-cell office:value-type="float" office:value="0.765086" calcext:value-type="float">
            <text:p>0.765086</text:p>
          </table:table-cell>
          <table:table-cell office:value-type="float" office:value="0.24262" calcext:value-type="float">
            <text:p>0.24262</text:p>
          </table:table-cell>
          <table:table-cell office:value-type="float" office:value="0.127089" calcext:value-type="float">
            <text:p>0.127089</text:p>
          </table:table-cell>
          <table:table-cell office:value-type="float" office:value="0.101449" calcext:value-type="float">
            <text:p>0.101449</text:p>
          </table:table-cell>
          <table:table-cell office:value-type="float" office:value="0.08273798" calcext:value-type="float">
            <text:p>0.08273798</text:p>
          </table:table-cell>
          <table:table-cell office:value-type="float" office:value="0.06295832" calcext:value-type="float">
            <text:p>0.06295832</text:p>
          </table:table-cell>
          <table:table-cell office:value-type="float" office:value="0.04324735" calcext:value-type="float">
            <text:p>0.04324735</text:p>
          </table:table-cell>
          <table:table-cell office:value-type="float" office:value="0.03163734" calcext:value-type="float">
            <text:p>0.03163734</text:p>
          </table:table-cell>
          <table:table-cell office:value-type="float" office:value="0.02627982" calcext:value-type="float">
            <text:p>0.02627982</text:p>
          </table:table-cell>
          <table:table-cell office:value-type="float" office:value="0.02105639" calcext:value-type="float">
            <text:p>0.02105639</text:p>
          </table:table-cell>
        </table:table-row>
        <table:table-row table:style-name="ro1">
          <table:table-cell office:value-type="float" office:value="0.00398732684922869" calcext:value-type="float">
            <text:p>0.003987326849229</text:p>
          </table:table-cell>
          <table:table-cell office:value-type="float" office:value="0.995477" calcext:value-type="float">
            <text:p>0.995477</text:p>
          </table:table-cell>
          <table:table-cell office:value-type="float" office:value="0.995254" calcext:value-type="float">
            <text:p>0.995254</text:p>
          </table:table-cell>
          <table:table-cell office:value-type="float" office:value="0.994602" calcext:value-type="float">
            <text:p>0.994602</text:p>
          </table:table-cell>
          <table:table-cell office:value-type="float" office:value="0.992083" calcext:value-type="float">
            <text:p>0.992083</text:p>
          </table:table-cell>
          <table:table-cell office:value-type="float" office:value="0.544265" calcext:value-type="float">
            <text:p>0.544265</text:p>
          </table:table-cell>
          <table:table-cell office:value-type="float" office:value="0.225756" calcext:value-type="float">
            <text:p>0.225756</text:p>
          </table:table-cell>
          <table:table-cell office:value-type="float" office:value="0.114972" calcext:value-type="float">
            <text:p>0.114972</text:p>
          </table:table-cell>
          <table:table-cell office:value-type="float" office:value="0.09453255" calcext:value-type="float">
            <text:p>0.09453255</text:p>
          </table:table-cell>
          <table:table-cell office:value-type="float" office:value="0.07936778" calcext:value-type="float">
            <text:p>0.07936778</text:p>
          </table:table-cell>
          <table:table-cell office:value-type="float" office:value="0.05931054" calcext:value-type="float">
            <text:p>0.05931054</text:p>
          </table:table-cell>
          <table:table-cell office:value-type="float" office:value="0.04044522" calcext:value-type="float">
            <text:p>0.04044522</text:p>
          </table:table-cell>
          <table:table-cell office:value-type="float" office:value="0.03027148" calcext:value-type="float">
            <text:p>0.03027148</text:p>
          </table:table-cell>
          <table:table-cell office:value-type="float" office:value="0.02527623" calcext:value-type="float">
            <text:p>0.02527623</text:p>
          </table:table-cell>
          <table:table-cell office:value-type="float" office:value="0.01994403" calcext:value-type="float">
            <text:p>0.01994403</text:p>
          </table:table-cell>
        </table:table-row>
        <table:table-row table:style-name="ro1">
          <table:table-cell office:value-type="float" office:value="0.00402230324743865" calcext:value-type="float">
            <text:p>0.004022303247439</text:p>
          </table:table-cell>
          <table:table-cell office:value-type="float" office:value="0.995381" calcext:value-type="float">
            <text:p>0.995381</text:p>
          </table:table-cell>
          <table:table-cell office:value-type="float" office:value="0.99512" calcext:value-type="float">
            <text:p>0.99512</text:p>
          </table:table-cell>
          <table:table-cell office:value-type="float" office:value="0.994361" calcext:value-type="float">
            <text:p>0.994361</text:p>
          </table:table-cell>
          <table:table-cell office:value-type="float" office:value="0.990901" calcext:value-type="float">
            <text:p>0.990901</text:p>
          </table:table-cell>
          <table:table-cell office:value-type="float" office:value="0.377083" calcext:value-type="float">
            <text:p>0.377083</text:p>
          </table:table-cell>
          <table:table-cell office:value-type="float" office:value="0.206806" calcext:value-type="float">
            <text:p>0.206806</text:p>
          </table:table-cell>
          <table:table-cell office:value-type="float" office:value="0.105317" calcext:value-type="float">
            <text:p>0.105317</text:p>
          </table:table-cell>
          <table:table-cell office:value-type="float" office:value="0.08921531" calcext:value-type="float">
            <text:p>0.08921531</text:p>
          </table:table-cell>
          <table:table-cell office:value-type="float" office:value="0.07621536" calcext:value-type="float">
            <text:p>0.07621536</text:p>
          </table:table-cell>
          <table:table-cell office:value-type="float" office:value="0.05563545" calcext:value-type="float">
            <text:p>0.05563545</text:p>
          </table:table-cell>
          <table:table-cell office:value-type="float" office:value="0.03798961" calcext:value-type="float">
            <text:p>0.03798961</text:p>
          </table:table-cell>
          <table:table-cell office:value-type="float" office:value="0.0291218" calcext:value-type="float">
            <text:p>0.0291218</text:p>
          </table:table-cell>
          <table:table-cell office:value-type="float" office:value="0.02425263" calcext:value-type="float">
            <text:p>0.02425263</text:p>
          </table:table-cell>
          <table:table-cell office:value-type="float" office:value="0.01886398" calcext:value-type="float">
            <text:p>0.01886398</text:p>
          </table:table-cell>
        </table:table-row>
        <table:table-row table:style-name="ro1">
          <table:table-cell office:value-type="float" office:value="0.00405727964564862" calcext:value-type="float">
            <text:p>0.004057279645649</text:p>
          </table:table-cell>
          <table:table-cell office:value-type="float" office:value="0.995282" calcext:value-type="float">
            <text:p>0.995282</text:p>
          </table:table-cell>
          <table:table-cell office:value-type="float" office:value="0.994977" calcext:value-type="float">
            <text:p>0.994977</text:p>
          </table:table-cell>
          <table:table-cell office:value-type="float" office:value="0.99409" calcext:value-type="float">
            <text:p>0.99409</text:p>
          </table:table-cell>
          <table:table-cell office:value-type="float" office:value="0.988973" calcext:value-type="float">
            <text:p>0.988973</text:p>
          </table:table-cell>
          <table:table-cell office:value-type="float" office:value="0.300024" calcext:value-type="float">
            <text:p>0.300024</text:p>
          </table:table-cell>
          <table:table-cell office:value-type="float" office:value="0.187105" calcext:value-type="float">
            <text:p>0.187105</text:p>
          </table:table-cell>
          <table:table-cell office:value-type="float" office:value="0.09781684" calcext:value-type="float">
            <text:p>0.09781684</text:p>
          </table:table-cell>
          <table:table-cell office:value-type="float" office:value="0.08503911" calcext:value-type="float">
            <text:p>0.08503911</text:p>
          </table:table-cell>
          <table:table-cell office:value-type="float" office:value="0.07307903" calcext:value-type="float">
            <text:p>0.07307903</text:p>
          </table:table-cell>
          <table:table-cell office:value-type="float" office:value="0.05201823" calcext:value-type="float">
            <text:p>0.05201823</text:p>
          </table:table-cell>
          <table:table-cell office:value-type="float" office:value="0.0358737" calcext:value-type="float">
            <text:p>0.0358737</text:p>
          </table:table-cell>
          <table:table-cell office:value-type="float" office:value="0.0281241" calcext:value-type="float">
            <text:p>0.0281241</text:p>
          </table:table-cell>
          <table:table-cell office:value-type="float" office:value="0.02320204" calcext:value-type="float">
            <text:p>0.02320204</text:p>
          </table:table-cell>
          <table:table-cell office:value-type="float" office:value="0.01783602" calcext:value-type="float">
            <text:p>0.01783602</text:p>
          </table:table-cell>
        </table:table-row>
        <table:table-row table:style-name="ro1">
          <table:table-cell office:value-type="float" office:value="0.00409225604385858" calcext:value-type="float">
            <text:p>0.004092256043859</text:p>
          </table:table-cell>
          <table:table-cell office:value-type="float" office:value="0.995178" calcext:value-type="float">
            <text:p>0.995178</text:p>
          </table:table-cell>
          <table:table-cell office:value-type="float" office:value="0.994826" calcext:value-type="float">
            <text:p>0.994826</text:p>
          </table:table-cell>
          <table:table-cell office:value-type="float" office:value="0.993782" calcext:value-type="float">
            <text:p>0.993782</text:p>
          </table:table-cell>
          <table:table-cell office:value-type="float" office:value="0.985281" calcext:value-type="float">
            <text:p>0.985281</text:p>
          </table:table-cell>
          <table:table-cell office:value-type="float" office:value="0.273524" calcext:value-type="float">
            <text:p>0.273524</text:p>
          </table:table-cell>
          <table:table-cell office:value-type="float" office:value="0.16791" calcext:value-type="float">
            <text:p>0.16791</text:p>
          </table:table-cell>
          <table:table-cell office:value-type="float" office:value="0.09204932" calcext:value-type="float">
            <text:p>0.09204932</text:p>
          </table:table-cell>
          <table:table-cell office:value-type="float" office:value="0.08158785" calcext:value-type="float">
            <text:p>0.08158785</text:p>
          </table:table-cell>
          <table:table-cell office:value-type="float" office:value="0.06984314" calcext:value-type="float">
            <text:p>0.06984314</text:p>
          </table:table-cell>
          <table:table-cell office:value-type="float" office:value="0.04854513" calcext:value-type="float">
            <text:p>0.04854513</text:p>
          </table:table-cell>
          <table:table-cell office:value-type="float" office:value="0.03407113" calcext:value-type="float">
            <text:p>0.03407113</text:p>
          </table:table-cell>
          <table:table-cell office:value-type="float" office:value="0.02721806" calcext:value-type="float">
            <text:p>0.02721806</text:p>
          </table:table-cell>
          <table:table-cell office:value-type="float" office:value="0.02212815" calcext:value-type="float">
            <text:p>0.02212815</text:p>
          </table:table-cell>
          <table:table-cell office:value-type="float" office:value="0.0168774" calcext:value-type="float">
            <text:p>0.0168774</text:p>
          </table:table-cell>
        </table:table-row>
        <table:table-row table:style-name="ro1">
          <table:table-cell office:value-type="float" office:value="0.00412723244206855" calcext:value-type="float">
            <text:p>0.004127232442069</text:p>
          </table:table-cell>
          <table:table-cell office:value-type="float" office:value="0.995071" calcext:value-type="float">
            <text:p>0.995071</text:p>
          </table:table-cell>
          <table:table-cell office:value-type="float" office:value="0.994665" calcext:value-type="float">
            <text:p>0.994665</text:p>
          </table:table-cell>
          <table:table-cell office:value-type="float" office:value="0.993427" calcext:value-type="float">
            <text:p>0.993427</text:p>
          </table:table-cell>
          <table:table-cell office:value-type="float" office:value="0.976492" calcext:value-type="float">
            <text:p>0.976492</text:p>
          </table:table-cell>
          <table:table-cell office:value-type="float" office:value="0.263619" calcext:value-type="float">
            <text:p>0.263619</text:p>
          </table:table-cell>
          <table:table-cell office:value-type="float" office:value="0.150216" calcext:value-type="float">
            <text:p>0.150216</text:p>
          </table:table-cell>
          <table:table-cell office:value-type="float" office:value="0.08756083" calcext:value-type="float">
            <text:p>0.08756083</text:p>
          </table:table-cell>
          <table:table-cell office:value-type="float" office:value="0.07851924" calcext:value-type="float">
            <text:p>0.07851924</text:p>
          </table:table-cell>
          <table:table-cell office:value-type="float" office:value="0.0664638" calcext:value-type="float">
            <text:p>0.0664638</text:p>
          </table:table-cell>
          <table:table-cell office:value-type="float" office:value="0.04529244" calcext:value-type="float">
            <text:p>0.04529244</text:p>
          </table:table-cell>
          <table:table-cell office:value-type="float" office:value="0.03254066" calcext:value-type="float">
            <text:p>0.03254066</text:p>
          </table:table-cell>
          <table:table-cell office:value-type="float" office:value="0.02635178" calcext:value-type="float">
            <text:p>0.02635178</text:p>
          </table:table-cell>
          <table:table-cell office:value-type="float" office:value="0.02104293" calcext:value-type="float">
            <text:p>0.02104293</text:p>
          </table:table-cell>
          <table:table-cell office:value-type="float" office:value="0.01600073" calcext:value-type="float">
            <text:p>0.01600073</text:p>
          </table:table-cell>
        </table:table-row>
        <table:table-row table:style-name="ro1">
          <table:table-cell office:value-type="float" office:value="0.00416220884027852" calcext:value-type="float">
            <text:p>0.004162208840279</text:p>
          </table:table-cell>
          <table:table-cell office:value-type="float" office:value="0.994958" calcext:value-type="float">
            <text:p>0.994958</text:p>
          </table:table-cell>
          <table:table-cell office:value-type="float" office:value="0.994491" calcext:value-type="float">
            <text:p>0.994491</text:p>
          </table:table-cell>
          <table:table-cell office:value-type="float" office:value="0.993008" calcext:value-type="float">
            <text:p>0.993008</text:p>
          </table:table-cell>
          <table:table-cell office:value-type="float" office:value="0.949672" calcext:value-type="float">
            <text:p>0.949672</text:p>
          </table:table-cell>
          <table:table-cell office:value-type="float" office:value="0.255492" calcext:value-type="float">
            <text:p>0.255492</text:p>
          </table:table-cell>
          <table:table-cell office:value-type="float" office:value="0.13468" calcext:value-type="float">
            <text:p>0.13468</text:p>
          </table:table-cell>
          <table:table-cell office:value-type="float" office:value="0.08392473" calcext:value-type="float">
            <text:p>0.08392473</text:p>
          </table:table-cell>
          <table:table-cell office:value-type="float" office:value="0.07557776" calcext:value-type="float">
            <text:p>0.07557776</text:p>
          </table:table-cell>
          <table:table-cell office:value-type="float" office:value="0.06295256" calcext:value-type="float">
            <text:p>0.06295256</text:p>
          </table:table-cell>
          <table:table-cell office:value-type="float" office:value="0.04231936" calcext:value-type="float">
            <text:p>0.04231936</text:p>
          </table:table-cell>
          <table:table-cell office:value-type="float" office:value="0.03123207" calcext:value-type="float">
            <text:p>0.03123207</text:p>
          </table:table-cell>
          <table:table-cell office:value-type="float" office:value="0.02548485" calcext:value-type="float">
            <text:p>0.02548485</text:p>
          </table:table-cell>
          <table:table-cell office:value-type="float" office:value="0.01996371" calcext:value-type="float">
            <text:p>0.01996371</text:p>
          </table:table-cell>
          <table:table-cell office:value-type="float" office:value="0.01521328" calcext:value-type="float">
            <text:p>0.01521328</text:p>
          </table:table-cell>
        </table:table-row>
        <table:table-row table:style-name="ro1">
          <table:table-cell office:value-type="float" office:value="0.00419718523848848" calcext:value-type="float">
            <text:p>0.004197185238488</text:p>
          </table:table-cell>
          <table:table-cell office:value-type="float" office:value="0.994841" calcext:value-type="float">
            <text:p>0.994841</text:p>
          </table:table-cell>
          <table:table-cell office:value-type="float" office:value="0.994305" calcext:value-type="float">
            <text:p>0.994305</text:p>
          </table:table-cell>
          <table:table-cell office:value-type="float" office:value="0.992502" calcext:value-type="float">
            <text:p>0.992502</text:p>
          </table:table-cell>
          <table:table-cell office:value-type="float" office:value="0.863876" calcext:value-type="float">
            <text:p>0.863876</text:p>
          </table:table-cell>
          <table:table-cell office:value-type="float" office:value="0.244506" calcext:value-type="float">
            <text:p>0.244506</text:p>
          </table:table-cell>
          <table:table-cell office:value-type="float" office:value="0.121615" calcext:value-type="float">
            <text:p>0.121615</text:p>
          </table:table-cell>
          <table:table-cell office:value-type="float" office:value="0.08077816" calcext:value-type="float">
            <text:p>0.08077816</text:p>
          </table:table-cell>
          <table:table-cell office:value-type="float" office:value="0.07259414" calcext:value-type="float">
            <text:p>0.07259414</text:p>
          </table:table-cell>
          <table:table-cell office:value-type="float" office:value="0.05935927" calcext:value-type="float">
            <text:p>0.05935927</text:p>
          </table:table-cell>
          <table:table-cell office:value-type="float" office:value="0.03966345" calcext:value-type="float">
            <text:p>0.03966345</text:p>
          </table:table-cell>
          <table:table-cell office:value-type="float" office:value="0.03009146" calcext:value-type="float">
            <text:p>0.03009146</text:p>
          </table:table-cell>
          <table:table-cell office:value-type="float" office:value="0.02458982" calcext:value-type="float">
            <text:p>0.02458982</text:p>
          </table:table-cell>
          <table:table-cell office:value-type="float" office:value="0.01891042" calcext:value-type="float">
            <text:p>0.01891042</text:p>
          </table:table-cell>
          <table:table-cell office:value-type="float" office:value="0.01451643" calcext:value-type="float">
            <text:p>0.01451643</text:p>
          </table:table-cell>
        </table:table-row>
        <table:table-row table:style-name="ro1">
          <table:table-cell office:value-type="float" office:value="0.00423216163669845" calcext:value-type="float">
            <text:p>0.004232161636698</text:p>
          </table:table-cell>
          <table:table-cell office:value-type="float" office:value="0.994718" calcext:value-type="float">
            <text:p>0.994718</text:p>
          </table:table-cell>
          <table:table-cell office:value-type="float" office:value="0.994103" calcext:value-type="float">
            <text:p>0.994103</text:p>
          </table:table-cell>
          <table:table-cell office:value-type="float" office:value="0.99187" calcext:value-type="float">
            <text:p>0.99187</text:p>
          </table:table-cell>
          <table:table-cell office:value-type="float" office:value="0.680488" calcext:value-type="float">
            <text:p>0.680488</text:p>
          </table:table-cell>
          <table:table-cell office:value-type="float" office:value="0.230057" calcext:value-type="float">
            <text:p>0.230057</text:p>
          </table:table-cell>
          <table:table-cell office:value-type="float" office:value="0.111033" calcext:value-type="float">
            <text:p>0.111033</text:p>
          </table:table-cell>
          <table:table-cell office:value-type="float" office:value="0.07783961" calcext:value-type="float">
            <text:p>0.07783961</text:p>
          </table:table-cell>
          <table:table-cell office:value-type="float" office:value="0.06947623" calcext:value-type="float">
            <text:p>0.06947623</text:p>
          </table:table-cell>
          <table:table-cell office:value-type="float" office:value="0.05575646" calcext:value-type="float">
            <text:p>0.05575646</text:p>
          </table:table-cell>
          <table:table-cell office:value-type="float" office:value="0.03733971" calcext:value-type="float">
            <text:p>0.03733971</text:p>
          </table:table-cell>
          <table:table-cell office:value-type="float" office:value="0.02906628" calcext:value-type="float">
            <text:p>0.02906628</text:p>
          </table:table-cell>
          <table:table-cell office:value-type="float" office:value="0.0236522" calcext:value-type="float">
            <text:p>0.0236522</text:p>
          </table:table-cell>
          <table:table-cell office:value-type="float" office:value="0.0179029" calcext:value-type="float">
            <text:p>0.0179029</text:p>
          </table:table-cell>
          <table:table-cell office:value-type="float" office:value="0.01390605" calcext:value-type="float">
            <text:p>0.01390605</text:p>
          </table:table-cell>
        </table:table-row>
        <table:table-row table:style-name="ro1">
          <table:table-cell office:value-type="float" office:value="0.00426713803490842" calcext:value-type="float">
            <text:p>0.004267138034908</text:p>
          </table:table-cell>
          <table:table-cell office:value-type="float" office:value="0.99459" calcext:value-type="float">
            <text:p>0.99459</text:p>
          </table:table-cell>
          <table:table-cell office:value-type="float" office:value="0.993882" calcext:value-type="float">
            <text:p>0.993882</text:p>
          </table:table-cell>
          <table:table-cell office:value-type="float" office:value="0.991042" calcext:value-type="float">
            <text:p>0.991042</text:p>
          </table:table-cell>
          <table:table-cell office:value-type="float" office:value="0.469807" calcext:value-type="float">
            <text:p>0.469807</text:p>
          </table:table-cell>
          <table:table-cell office:value-type="float" office:value="0.212963" calcext:value-type="float">
            <text:p>0.212963</text:p>
          </table:table-cell>
          <table:table-cell office:value-type="float" office:value="0.102719" calcext:value-type="float">
            <text:p>0.102719</text:p>
          </table:table-cell>
          <table:table-cell office:value-type="float" office:value="0.07491218" calcext:value-type="float">
            <text:p>0.07491218</text:p>
          </table:table-cell>
          <table:table-cell office:value-type="float" office:value="0.06619561" calcext:value-type="float">
            <text:p>0.06619561</text:p>
          </table:table-cell>
          <table:table-cell office:value-type="float" office:value="0.05222549" calcext:value-type="float">
            <text:p>0.05222549</text:p>
          </table:table-cell>
          <table:table-cell office:value-type="float" office:value="0.03534186" calcext:value-type="float">
            <text:p>0.03534186</text:p>
          </table:table-cell>
          <table:table-cell office:value-type="float" office:value="0.02810926" calcext:value-type="float">
            <text:p>0.02810926</text:p>
          </table:table-cell>
          <table:table-cell office:value-type="float" office:value="0.02266951" calcext:value-type="float">
            <text:p>0.02266951</text:p>
          </table:table-cell>
          <table:table-cell office:value-type="float" office:value="0.01695854" calcext:value-type="float">
            <text:p>0.01695854</text:p>
          </table:table-cell>
          <table:table-cell office:value-type="float" office:value="0.01337335" calcext:value-type="float">
            <text:p>0.01337335</text:p>
          </table:table-cell>
        </table:table-row>
        <table:table-row table:style-name="ro1">
          <table:table-cell office:value-type="float" office:value="0.00430211443311838" calcext:value-type="float">
            <text:p>0.004302114433118</text:p>
          </table:table-cell>
          <table:table-cell office:value-type="float" office:value="0.994455" calcext:value-type="float">
            <text:p>0.994455</text:p>
          </table:table-cell>
          <table:table-cell office:value-type="float" office:value="0.993642" calcext:value-type="float">
            <text:p>0.993642</text:p>
          </table:table-cell>
          <table:table-cell office:value-type="float" office:value="0.989886" calcext:value-type="float">
            <text:p>0.989886</text:p>
          </table:table-cell>
          <table:table-cell office:value-type="float" office:value="0.337352" calcext:value-type="float">
            <text:p>0.337352</text:p>
          </table:table-cell>
          <table:table-cell office:value-type="float" office:value="0.194456" calcext:value-type="float">
            <text:p>0.194456</text:p>
          </table:table-cell>
          <table:table-cell office:value-type="float" office:value="0.09631456" calcext:value-type="float">
            <text:p>0.09631456</text:p>
          </table:table-cell>
          <table:table-cell office:value-type="float" office:value="0.07187749" calcext:value-type="float">
            <text:p>0.07187749</text:p>
          </table:table-cell>
          <table:table-cell office:value-type="float" office:value="0.06277243" calcext:value-type="float">
            <text:p>0.06277243</text:p>
          </table:table-cell>
          <table:table-cell office:value-type="float" office:value="0.04884553" calcext:value-type="float">
            <text:p>0.04884553</text:p>
          </table:table-cell>
          <table:table-cell office:value-type="float" office:value="0.0336455" calcext:value-type="float">
            <text:p>0.0336455</text:p>
          </table:table-cell>
          <table:table-cell office:value-type="float" office:value="0.02718129" calcext:value-type="float">
            <text:p>0.02718129</text:p>
          </table:table-cell>
          <table:table-cell office:value-type="float" office:value="0.02164922" calcext:value-type="float">
            <text:p>0.02164922</text:p>
          </table:table-cell>
          <table:table-cell office:value-type="float" office:value="0.01609087" calcext:value-type="float">
            <text:p>0.01609087</text:p>
          </table:table-cell>
          <table:table-cell office:value-type="float" office:value="0.01290608" calcext:value-type="float">
            <text:p>0.01290608</text:p>
          </table:table-cell>
        </table:table-row>
        <table:table-row table:style-name="ro1">
          <table:table-cell office:value-type="float" office:value="0.00433709083132835" calcext:value-type="float">
            <text:p>0.004337090831328</text:p>
          </table:table-cell>
          <table:table-cell office:value-type="float" office:value="0.994313" calcext:value-type="float">
            <text:p>0.994313</text:p>
          </table:table-cell>
          <table:table-cell office:value-type="float" office:value="0.993376" calcext:value-type="float">
            <text:p>0.993376</text:p>
          </table:table-cell>
          <table:table-cell office:value-type="float" office:value="0.988129" calcext:value-type="float">
            <text:p>0.988129</text:p>
          </table:table-cell>
          <table:table-cell office:value-type="float" office:value="0.285251" calcext:value-type="float">
            <text:p>0.285251</text:p>
          </table:table-cell>
          <table:table-cell office:value-type="float" office:value="0.175769" calcext:value-type="float">
            <text:p>0.175769</text:p>
          </table:table-cell>
          <table:table-cell office:value-type="float" office:value="0.09139719" calcext:value-type="float">
            <text:p>0.09139719</text:p>
          </table:table-cell>
          <table:table-cell office:value-type="float" office:value="0.06868375" calcext:value-type="float">
            <text:p>0.06868375</text:p>
          </table:table-cell>
          <table:table-cell office:value-type="float" office:value="0.05926003" calcext:value-type="float">
            <text:p>0.05926003</text:p>
          </table:table-cell>
          <table:table-cell office:value-type="float" office:value="0.04568489" calcext:value-type="float">
            <text:p>0.04568489</text:p>
          </table:table-cell>
          <table:table-cell office:value-type="float" office:value="0.03221257" calcext:value-type="float">
            <text:p>0.03221257</text:p>
          </table:table-cell>
          <table:table-cell office:value-type="float" office:value="0.02625299" calcext:value-type="float">
            <text:p>0.02625299</text:p>
          </table:table-cell>
          <table:table-cell office:value-type="float" office:value="0.02060633" calcext:value-type="float">
            <text:p>0.02060633</text:p>
          </table:table-cell>
          <table:table-cell office:value-type="float" office:value="0.01530834" calcext:value-type="float">
            <text:p>0.01530834</text:p>
          </table:table-cell>
          <table:table-cell office:value-type="float" office:value="0.01248993" calcext:value-type="float">
            <text:p>0.01248993</text:p>
          </table:table-cell>
        </table:table-row>
        <table:table-row table:style-name="ro1">
          <table:table-cell office:value-type="float" office:value="0.00437206722953832" calcext:value-type="float">
            <text:p>0.004372067229538</text:p>
          </table:table-cell>
          <table:table-cell office:value-type="float" office:value="0.994163" calcext:value-type="float">
            <text:p>0.994163</text:p>
          </table:table-cell>
          <table:table-cell office:value-type="float" office:value="0.99308" calcext:value-type="float">
            <text:p>0.99308</text:p>
          </table:table-cell>
          <table:table-cell office:value-type="float" office:value="0.985116" calcext:value-type="float">
            <text:p>0.985116</text:p>
          </table:table-cell>
          <table:table-cell office:value-type="float" office:value="0.270275" calcext:value-type="float">
            <text:p>0.270275</text:p>
          </table:table-cell>
          <table:table-cell office:value-type="float" office:value="0.157954" calcext:value-type="float">
            <text:p>0.157954</text:p>
          </table:table-cell>
          <table:table-cell office:value-type="float" office:value="0.08754139" calcext:value-type="float">
            <text:p>0.08754139</text:p>
          </table:table-cell>
          <table:table-cell office:value-type="float" office:value="0.06533203" calcext:value-type="float">
            <text:p>0.06533203</text:p>
          </table:table-cell>
          <table:table-cell office:value-type="float" office:value="0.05573121" calcext:value-type="float">
            <text:p>0.05573121</text:p>
          </table:table-cell>
          <table:table-cell office:value-type="float" office:value="0.04279563" calcext:value-type="float">
            <text:p>0.04279563</text:p>
          </table:table-cell>
          <table:table-cell office:value-type="float" office:value="0.03099618" calcext:value-type="float">
            <text:p>0.03099618</text:p>
          </table:table-cell>
          <table:table-cell office:value-type="float" office:value="0.02530542" calcext:value-type="float">
            <text:p>0.02530542</text:p>
          </table:table-cell>
          <table:table-cell office:value-type="float" office:value="0.01956079" calcext:value-type="float">
            <text:p>0.01956079</text:p>
          </table:table-cell>
          <table:table-cell office:value-type="float" office:value="0.01461393" calcext:value-type="float">
            <text:p>0.01461393</text:p>
          </table:table-cell>
          <table:table-cell office:value-type="float" office:value="0.01210996" calcext:value-type="float">
            <text:p>0.01210996</text:p>
          </table:table-cell>
        </table:table-row>
        <table:table-row table:style-name="ro1">
          <table:table-cell office:value-type="float" office:value="0.00440704362774828" calcext:value-type="float">
            <text:p>0.004407043627748</text:p>
          </table:table-cell>
          <table:table-cell office:value-type="float" office:value="0.994005" calcext:value-type="float">
            <text:p>0.994005</text:p>
          </table:table-cell>
          <table:table-cell office:value-type="float" office:value="0.992746" calcext:value-type="float">
            <text:p>0.992746</text:p>
          </table:table-cell>
          <table:table-cell office:value-type="float" office:value="0.979066" calcext:value-type="float">
            <text:p>0.979066</text:p>
          </table:table-cell>
          <table:table-cell office:value-type="float" office:value="0.26499" calcext:value-type="float">
            <text:p>0.26499</text:p>
          </table:table-cell>
          <table:table-cell office:value-type="float" office:value="0.141794" calcext:value-type="float">
            <text:p>0.141794</text:p>
          </table:table-cell>
          <table:table-cell office:value-type="float" office:value="0.08436309" calcext:value-type="float">
            <text:p>0.08436309</text:p>
          </table:table-cell>
          <table:table-cell office:value-type="float" office:value="0.06186157" calcext:value-type="float">
            <text:p>0.06186157</text:p>
          </table:table-cell>
          <table:table-cell office:value-type="float" office:value="0.05226594" calcext:value-type="float">
            <text:p>0.05226594</text:p>
          </table:table-cell>
          <table:table-cell office:value-type="float" office:value="0.04021042" calcext:value-type="float">
            <text:p>0.04021042</text:p>
          </table:table-cell>
          <table:table-cell office:value-type="float" office:value="0.02994557" calcext:value-type="float">
            <text:p>0.02994557</text:p>
          </table:table-cell>
          <table:table-cell office:value-type="float" office:value="0.02432965" calcext:value-type="float">
            <text:p>0.02432965</text:p>
          </table:table-cell>
          <table:table-cell office:value-type="float" office:value="0.01853451" calcext:value-type="float">
            <text:p>0.01853451</text:p>
          </table:table-cell>
          <table:table-cell office:value-type="float" office:value="0.01400534" calcext:value-type="float">
            <text:p>0.01400534</text:p>
          </table:table-cell>
          <table:table-cell office:value-type="float" office:value="0.01175194" calcext:value-type="float">
            <text:p>0.01175194</text:p>
          </table:table-cell>
        </table:table-row>
        <table:table-row table:style-name="ro1">
          <table:table-cell office:value-type="float" office:value="0.00444202002595825" calcext:value-type="float">
            <text:p>0.004442020025958</text:p>
          </table:table-cell>
          <table:table-cell office:value-type="float" office:value="0.993837" calcext:value-type="float">
            <text:p>0.993837</text:p>
          </table:table-cell>
          <table:table-cell office:value-type="float" office:value="0.992366" calcext:value-type="float">
            <text:p>0.992366</text:p>
          </table:table-cell>
          <table:table-cell office:value-type="float" office:value="0.964327" calcext:value-type="float">
            <text:p>0.964327</text:p>
          </table:table-cell>
          <table:table-cell office:value-type="float" office:value="0.258744" calcext:value-type="float">
            <text:p>0.258744</text:p>
          </table:table-cell>
          <table:table-cell office:value-type="float" office:value="0.127773" calcext:value-type="float">
            <text:p>0.127773</text:p>
          </table:table-cell>
          <table:table-cell office:value-type="float" office:value="0.08154444" calcext:value-type="float">
            <text:p>0.08154444</text:p>
          </table:table-cell>
          <table:table-cell office:value-type="float" office:value="0.05833603" calcext:value-type="float">
            <text:p>0.05833603</text:p>
          </table:table-cell>
          <table:table-cell office:value-type="float" office:value="0.0489414" calcext:value-type="float">
            <text:p>0.0489414</text:p>
          </table:table-cell>
          <table:table-cell office:value-type="float" office:value="0.03794191" calcext:value-type="float">
            <text:p>0.03794191</text:p>
          </table:table-cell>
          <table:table-cell office:value-type="float" office:value="0.02901043" calcext:value-type="float">
            <text:p>0.02901043</text:p>
          </table:table-cell>
          <table:table-cell office:value-type="float" office:value="0.02332568" calcext:value-type="float">
            <text:p>0.02332568</text:p>
          </table:table-cell>
          <table:table-cell office:value-type="float" office:value="0.01754915" calcext:value-type="float">
            <text:p>0.01754915</text:p>
          </table:table-cell>
          <table:table-cell office:value-type="float" office:value="0.01347566" calcext:value-type="float">
            <text:p>0.01347566</text:p>
          </table:table-cell>
          <table:table-cell office:value-type="float" office:value="0.01140342" calcext:value-type="float">
            <text:p>0.01140342</text:p>
          </table:table-cell>
        </table:table-row>
        <table:table-row table:style-name="ro1">
          <table:table-cell office:value-type="float" office:value="0.00447699642416822" calcext:value-type="float">
            <text:p>0.004476996424168</text:p>
          </table:table-cell>
          <table:table-cell office:value-type="float" office:value="0.993659" calcext:value-type="float">
            <text:p>0.993659</text:p>
          </table:table-cell>
          <table:table-cell office:value-type="float" office:value="0.991924" calcext:value-type="float">
            <text:p>0.991924</text:p>
          </table:table-cell>
          <table:table-cell office:value-type="float" office:value="0.922459" calcext:value-type="float">
            <text:p>0.922459</text:p>
          </table:table-cell>
          <table:table-cell office:value-type="float" office:value="0.248652" calcext:value-type="float">
            <text:p>0.248652</text:p>
          </table:table-cell>
          <table:table-cell office:value-type="float" office:value="0.116088" calcext:value-type="float">
            <text:p>0.116088</text:p>
          </table:table-cell>
          <table:table-cell office:value-type="float" office:value="0.07884396" calcext:value-type="float">
            <text:p>0.07884396</text:p>
          </table:table-cell>
          <table:table-cell office:value-type="float" office:value="0.05483127" calcext:value-type="float">
            <text:p>0.05483127</text:p>
          </table:table-cell>
          <table:table-cell office:value-type="float" office:value="0.04582463" calcext:value-type="float">
            <text:p>0.04582463</text:p>
          </table:table-cell>
          <table:table-cell office:value-type="float" office:value="0.03598406" calcext:value-type="float">
            <text:p>0.03598406</text:p>
          </table:table-cell>
          <table:table-cell office:value-type="float" office:value="0.0281446" calcext:value-type="float">
            <text:p>0.0281446</text:p>
          </table:table-cell>
          <table:table-cell office:value-type="float" office:value="0.02230079" calcext:value-type="float">
            <text:p>0.02230079</text:p>
          </table:table-cell>
          <table:table-cell office:value-type="float" office:value="0.01662381" calcext:value-type="float">
            <text:p>0.01662381</text:p>
          </table:table-cell>
          <table:table-cell office:value-type="float" office:value="0.01301424" calcext:value-type="float">
            <text:p>0.01301424</text:p>
          </table:table-cell>
          <table:table-cell office:value-type="float" office:value="0.01105457" calcext:value-type="float">
            <text:p>0.01105457</text:p>
          </table:table-cell>
        </table:table-row>
        <table:table-row table:style-name="ro1">
          <table:table-cell office:value-type="float" office:value="0.00451197282237818" calcext:value-type="float">
            <text:p>0.004511972822378</text:p>
          </table:table-cell>
          <table:table-cell office:value-type="float" office:value="0.993469" calcext:value-type="float">
            <text:p>0.993469</text:p>
          </table:table-cell>
          <table:table-cell office:value-type="float" office:value="0.991401" calcext:value-type="float">
            <text:p>0.991401</text:p>
          </table:table-cell>
          <table:table-cell office:value-type="float" office:value="0.812664" calcext:value-type="float">
            <text:p>0.812664</text:p>
          </table:table-cell>
          <table:table-cell office:value-type="float" office:value="0.234743" calcext:value-type="float">
            <text:p>0.234743</text:p>
          </table:table-cell>
          <table:table-cell office:value-type="float" office:value="0.106691" calcext:value-type="float">
            <text:p>0.106691</text:p>
          </table:table-cell>
          <table:table-cell office:value-type="float" office:value="0.07609618" calcext:value-type="float">
            <text:p>0.07609618</text:p>
          </table:table-cell>
          <table:table-cell office:value-type="float" office:value="0.05142494" calcext:value-type="float">
            <text:p>0.05142494</text:p>
          </table:table-cell>
          <table:table-cell office:value-type="float" office:value="0.04296727" calcext:value-type="float">
            <text:p>0.04296727</text:p>
          </table:table-cell>
          <table:table-cell office:value-type="float" office:value="0.03431493" calcext:value-type="float">
            <text:p>0.03431493</text:p>
          </table:table-cell>
          <table:table-cell office:value-type="float" office:value="0.0273088" calcext:value-type="float">
            <text:p>0.0273088</text:p>
          </table:table-cell>
          <table:table-cell office:value-type="float" office:value="0.02126773" calcext:value-type="float">
            <text:p>0.02126773</text:p>
          </table:table-cell>
          <table:table-cell office:value-type="float" office:value="0.01577359" calcext:value-type="float">
            <text:p>0.01577359</text:p>
          </table:table-cell>
          <table:table-cell office:value-type="float" office:value="0.01260805" calcext:value-type="float">
            <text:p>0.01260805</text:p>
          </table:table-cell>
          <table:table-cell office:value-type="float" office:value="0.01069866" calcext:value-type="float">
            <text:p>0.01069866</text:p>
          </table:table-cell>
        </table:table-row>
        <table:table-row table:style-name="ro1">
          <table:table-cell office:value-type="float" office:value="0.00454694922058815" calcext:value-type="float">
            <text:p>0.004546949220588</text:p>
          </table:table-cell>
          <table:table-cell office:value-type="float" office:value="0.993265" calcext:value-type="float">
            <text:p>0.993265</text:p>
          </table:table-cell>
          <table:table-cell office:value-type="float" office:value="0.990765" calcext:value-type="float">
            <text:p>0.990765</text:p>
          </table:table-cell>
          <table:table-cell office:value-type="float" office:value="0.618583" calcext:value-type="float">
            <text:p>0.618583</text:p>
          </table:table-cell>
          <table:table-cell office:value-type="float" office:value="0.218024" calcext:value-type="float">
            <text:p>0.218024</text:p>
          </table:table-cell>
          <table:table-cell office:value-type="float" office:value="0.09935603" calcext:value-type="float">
            <text:p>0.09935603</text:p>
          </table:table-cell>
          <table:table-cell office:value-type="float" office:value="0.07320427" calcext:value-type="float">
            <text:p>0.07320427</text:p>
          </table:table-cell>
          <table:table-cell office:value-type="float" office:value="0.04818811" calcext:value-type="float">
            <text:p>0.04818811</text:p>
          </table:table-cell>
          <table:table-cell office:value-type="float" office:value="0.04040273" calcext:value-type="float">
            <text:p>0.04040273</text:p>
          </table:table-cell>
          <table:table-cell office:value-type="float" office:value="0.03290025" calcext:value-type="float">
            <text:p>0.03290025</text:p>
          </table:table-cell>
          <table:table-cell office:value-type="float" office:value="0.02647228" calcext:value-type="float">
            <text:p>0.02647228</text:p>
          </table:table-cell>
          <table:table-cell office:value-type="float" office:value="0.02024239" calcext:value-type="float">
            <text:p>0.02024239</text:p>
          </table:table-cell>
          <table:table-cell office:value-type="float" office:value="0.01500843" calcext:value-type="float">
            <text:p>0.01500843</text:p>
          </table:table-cell>
          <table:table-cell office:value-type="float" office:value="0.01224284" calcext:value-type="float">
            <text:p>0.01224284</text:p>
          </table:table-cell>
          <table:table-cell office:value-type="float" office:value="0.01033222" calcext:value-type="float">
            <text:p>0.01033222</text:p>
          </table:table-cell>
        </table:table-row>
        <table:table-row table:style-name="ro1">
          <table:table-cell office:value-type="float" office:value="0.00458192561879811" calcext:value-type="float">
            <text:p>0.004581925618798</text:p>
          </table:table-cell>
          <table:table-cell office:value-type="float" office:value="0.993046" calcext:value-type="float">
            <text:p>0.993046</text:p>
          </table:table-cell>
          <table:table-cell office:value-type="float" office:value="0.989964" calcext:value-type="float">
            <text:p>0.989964</text:p>
          </table:table-cell>
          <table:table-cell office:value-type="float" office:value="0.423813" calcext:value-type="float">
            <text:p>0.423813</text:p>
          </table:table-cell>
          <table:table-cell office:value-type="float" office:value="0.199754" calcext:value-type="float">
            <text:p>0.199754</text:p>
          </table:table-cell>
          <table:table-cell office:value-type="float" office:value="0.09374636" calcext:value-type="float">
            <text:p>0.09374636</text:p>
          </table:table-cell>
          <table:table-cell office:value-type="float" office:value="0.07012974" calcext:value-type="float">
            <text:p>0.07012974</text:p>
          </table:table-cell>
          <table:table-cell office:value-type="float" office:value="0.04517981" calcext:value-type="float">
            <text:p>0.04517981</text:p>
          </table:table-cell>
          <table:table-cell office:value-type="float" office:value="0.03814575" calcext:value-type="float">
            <text:p>0.03814575</text:p>
          </table:table-cell>
          <table:table-cell office:value-type="float" office:value="0.03169775" calcext:value-type="float">
            <text:p>0.03169775</text:p>
          </table:table-cell>
          <table:table-cell office:value-type="float" office:value="0.02561374" calcext:value-type="float">
            <text:p>0.02561374</text:p>
          </table:table-cell>
          <table:table-cell office:value-type="float" office:value="0.01924214" calcext:value-type="float">
            <text:p>0.01924214</text:p>
          </table:table-cell>
          <table:table-cell office:value-type="float" office:value="0.01433282" calcext:value-type="float">
            <text:p>0.01433282</text:p>
          </table:table-cell>
          <table:table-cell office:value-type="float" office:value="0.01190445" calcext:value-type="float">
            <text:p>0.01190445</text:p>
          </table:table-cell>
          <table:table-cell office:value-type="float" office:value="0.00995489" calcext:value-type="float">
            <text:p>0.00995489</text:p>
          </table:table-cell>
        </table:table-row>
        <table:table-row table:style-name="ro1">
          <table:table-cell office:value-type="float" office:value="0.00461690201700808" calcext:value-type="float">
            <text:p>0.004616902017008</text:p>
          </table:table-cell>
          <table:table-cell office:value-type="float" office:value="0.992809" calcext:value-type="float">
            <text:p>0.992809</text:p>
          </table:table-cell>
          <table:table-cell office:value-type="float" office:value="0.988906" calcext:value-type="float">
            <text:p>0.988906</text:p>
          </table:table-cell>
          <table:table-cell office:value-type="float" office:value="0.313872" calcext:value-type="float">
            <text:p>0.313872</text:p>
          </table:table-cell>
          <table:table-cell office:value-type="float" office:value="0.181148" calcext:value-type="float">
            <text:p>0.181148</text:p>
          </table:table-cell>
          <table:table-cell office:value-type="float" office:value="0.08947656" calcext:value-type="float">
            <text:p>0.08947656</text:p>
          </table:table-cell>
          <table:table-cell office:value-type="float" office:value="0.06687937" calcext:value-type="float">
            <text:p>0.06687937</text:p>
          </table:table-cell>
          <table:table-cell office:value-type="float" office:value="0.04244275" calcext:value-type="float">
            <text:p>0.04244275</text:p>
          </table:table-cell>
          <table:table-cell office:value-type="float" office:value="0.03619321" calcext:value-type="float">
            <text:p>0.03619321</text:p>
          </table:table-cell>
          <table:table-cell office:value-type="float" office:value="0.0306611" calcext:value-type="float">
            <text:p>0.0306611</text:p>
          </table:table-cell>
          <table:table-cell office:value-type="float" office:value="0.02472127" calcext:value-type="float">
            <text:p>0.02472127</text:p>
          </table:table-cell>
          <table:table-cell office:value-type="float" office:value="0.01828368" calcext:value-type="float">
            <text:p>0.01828368</text:p>
          </table:table-cell>
          <table:table-cell office:value-type="float" office:value="0.01374574" calcext:value-type="float">
            <text:p>0.01374574</text:p>
          </table:table-cell>
          <table:table-cell office:value-type="float" office:value="0.01157989" calcext:value-type="float">
            <text:p>0.01157989</text:p>
          </table:table-cell>
          <table:table-cell office:value-type="float" office:value="0.009569007" calcext:value-type="float">
            <text:p>0.009569007</text:p>
          </table:table-cell>
        </table:table-row>
        <table:table-row table:style-name="ro1">
          <table:table-cell office:value-type="float" office:value="0.00465187841521805" calcext:value-type="float">
            <text:p>0.004651878415218</text:p>
          </table:table-cell>
          <table:table-cell office:value-type="float" office:value="0.992551" calcext:value-type="float">
            <text:p>0.992551</text:p>
          </table:table-cell>
          <table:table-cell office:value-type="float" office:value="0.987421" calcext:value-type="float">
            <text:p>0.987421</text:p>
          </table:table-cell>
          <table:table-cell office:value-type="float" office:value="0.275922" calcext:value-type="float">
            <text:p>0.275922</text:p>
          </table:table-cell>
          <table:table-cell office:value-type="float" office:value="0.163241" calcext:value-type="float">
            <text:p>0.163241</text:p>
          </table:table-cell>
          <table:table-cell office:value-type="float" office:value="0.08616282" calcext:value-type="float">
            <text:p>0.08616282</text:p>
          </table:table-cell>
          <table:table-cell office:value-type="float" office:value="0.06349315" calcext:value-type="float">
            <text:p>0.06349315</text:p>
          </table:table-cell>
          <table:table-cell office:value-type="float" office:value="0.04000189" calcext:value-type="float">
            <text:p>0.04000189</text:p>
          </table:table-cell>
          <table:table-cell office:value-type="float" office:value="0.03452652" calcext:value-type="float">
            <text:p>0.03452652</text:p>
          </table:table-cell>
          <table:table-cell office:value-type="float" office:value="0.02974379" calcext:value-type="float">
            <text:p>0.02974379</text:p>
          </table:table-cell>
          <table:table-cell office:value-type="float" office:value="0.02379155" calcext:value-type="float">
            <text:p>0.02379155</text:p>
          </table:table-cell>
          <table:table-cell office:value-type="float" office:value="0.01738175" calcext:value-type="float">
            <text:p>0.01738175</text:p>
          </table:table-cell>
          <table:table-cell office:value-type="float" office:value="0.01324128" calcext:value-type="float">
            <text:p>0.01324128</text:p>
          </table:table-cell>
          <table:table-cell office:value-type="float" office:value="0.01125821" calcext:value-type="float">
            <text:p>0.01125821</text:p>
          </table:table-cell>
          <table:table-cell office:value-type="float" office:value="0.009179034" calcext:value-type="float">
            <text:p>0.009179034</text:p>
          </table:table-cell>
        </table:table-row>
        <table:table-row table:style-name="ro1">
          <table:table-cell office:value-type="float" office:value="0.00468685481342801" calcext:value-type="float">
            <text:p>0.004686854813428</text:p>
          </table:table-cell>
          <table:table-cell office:value-type="float" office:value="0.99227" calcext:value-type="float">
            <text:p>0.99227</text:p>
          </table:table-cell>
          <table:table-cell office:value-type="float" office:value="0.985158" calcext:value-type="float">
            <text:p>0.985158</text:p>
          </table:table-cell>
          <table:table-cell office:value-type="float" office:value="0.268171" calcext:value-type="float">
            <text:p>0.268171</text:p>
          </table:table-cell>
          <table:table-cell office:value-type="float" office:value="0.146824" calcext:value-type="float">
            <text:p>0.146824</text:p>
          </table:table-cell>
          <table:table-cell office:value-type="float" office:value="0.08345829" calcext:value-type="float">
            <text:p>0.08345829</text:p>
          </table:table-cell>
          <table:table-cell office:value-type="float" office:value="0.06003291" calcext:value-type="float">
            <text:p>0.06003291</text:p>
          </table:table-cell>
          <table:table-cell office:value-type="float" office:value="0.0378646" calcext:value-type="float">
            <text:p>0.0378646</text:p>
          </table:table-cell>
          <table:table-cell office:value-type="float" office:value="0.03311513" calcext:value-type="float">
            <text:p>0.03311513</text:p>
          </table:table-cell>
          <table:table-cell office:value-type="float" office:value="0.0289023" calcext:value-type="float">
            <text:p>0.0289023</text:p>
          </table:table-cell>
          <table:table-cell office:value-type="float" office:value="0.02282883" calcext:value-type="float">
            <text:p>0.02282883</text:p>
          </table:table-cell>
          <table:table-cell office:value-type="float" office:value="0.01654791" calcext:value-type="float">
            <text:p>0.01654791</text:p>
          </table:table-cell>
          <table:table-cell office:value-type="float" office:value="0.01280953" calcext:value-type="float">
            <text:p>0.01280953</text:p>
          </table:table-cell>
          <table:table-cell office:value-type="float" office:value="0.0109311" calcext:value-type="float">
            <text:p>0.0109311</text:p>
          </table:table-cell>
          <table:table-cell office:value-type="float" office:value="0.008790866" calcext:value-type="float">
            <text:p>0.008790866</text:p>
          </table:table-cell>
        </table:table-row>
        <table:table-row table:style-name="ro1">
          <table:table-cell office:value-type="float" office:value="0.00472183121163798" calcext:value-type="float">
            <text:p>0.004721831211638</text:p>
          </table:table-cell>
          <table:table-cell office:value-type="float" office:value="0.991961" calcext:value-type="float">
            <text:p>0.991961</text:p>
          </table:table-cell>
          <table:table-cell office:value-type="float" office:value="0.981321" calcext:value-type="float">
            <text:p>0.981321</text:p>
          </table:table-cell>
          <table:table-cell office:value-type="float" office:value="0.266812" calcext:value-type="float">
            <text:p>0.266812</text:p>
          </table:table-cell>
          <table:table-cell office:value-type="float" office:value="0.132412" calcext:value-type="float">
            <text:p>0.132412</text:p>
          </table:table-cell>
          <table:table-cell office:value-type="float" office:value="0.08107246" calcext:value-type="float">
            <text:p>0.08107246</text:p>
          </table:table-cell>
          <table:table-cell office:value-type="float" office:value="0.05657096" calcext:value-type="float">
            <text:p>0.05657096</text:p>
          </table:table-cell>
          <table:table-cell office:value-type="float" office:value="0.03602192" calcext:value-type="float">
            <text:p>0.03602192</text:p>
          </table:table-cell>
          <table:table-cell office:value-type="float" office:value="0.03191988" calcext:value-type="float">
            <text:p>0.03191988</text:p>
          </table:table-cell>
          <table:table-cell office:value-type="float" office:value="0.02809862" calcext:value-type="float">
            <text:p>0.02809862</text:p>
          </table:table-cell>
          <table:table-cell office:value-type="float" office:value="0.02184314" calcext:value-type="float">
            <text:p>0.02184314</text:p>
          </table:table-cell>
          <table:table-cell office:value-type="float" office:value="0.01578979" calcext:value-type="float">
            <text:p>0.01578979</text:p>
          </table:table-cell>
          <table:table-cell office:value-type="float" office:value="0.01243771" calcext:value-type="float">
            <text:p>0.01243771</text:p>
          </table:table-cell>
          <table:table-cell office:value-type="float" office:value="0.01059321" calcext:value-type="float">
            <text:p>0.01059321</text:p>
          </table:table-cell>
          <table:table-cell office:value-type="float" office:value="0.008411049" calcext:value-type="float">
            <text:p>0.008411049</text:p>
          </table:table-cell>
        </table:table-row>
        <table:table-row table:style-name="ro1">
          <table:table-cell office:value-type="float" office:value="0.00475680760984795" calcext:value-type="float">
            <text:p>0.004756807609848</text:p>
          </table:table-cell>
          <table:table-cell office:value-type="float" office:value="0.991617" calcext:value-type="float">
            <text:p>0.991617</text:p>
          </table:table-cell>
          <table:table-cell office:value-type="float" office:value="0.973876" calcext:value-type="float">
            <text:p>0.973876</text:p>
          </table:table-cell>
          <table:table-cell office:value-type="float" office:value="0.263064" calcext:value-type="float">
            <text:p>0.263064</text:p>
          </table:table-cell>
          <table:table-cell office:value-type="float" office:value="0.120253" calcext:value-type="float">
            <text:p>0.120253</text:p>
          </table:table-cell>
          <table:table-cell office:value-type="float" office:value="0.07878084" calcext:value-type="float">
            <text:p>0.07878084</text:p>
          </table:table-cell>
          <table:table-cell office:value-type="float" office:value="0.05318223" calcext:value-type="float">
            <text:p>0.05318223</text:p>
          </table:table-cell>
          <table:table-cell office:value-type="float" office:value="0.03445142" calcext:value-type="float">
            <text:p>0.03445142</text:p>
          </table:table-cell>
          <table:table-cell office:value-type="float" office:value="0.03089706" calcext:value-type="float">
            <text:p>0.03089706</text:p>
          </table:table-cell>
          <table:table-cell office:value-type="float" office:value="0.0273018" calcext:value-type="float">
            <text:p>0.0273018</text:p>
          </table:table-cell>
          <table:table-cell office:value-type="float" office:value="0.02084872" calcext:value-type="float">
            <text:p>0.02084872</text:p>
          </table:table-cell>
          <table:table-cell office:value-type="float" office:value="0.01511079" calcext:value-type="float">
            <text:p>0.01511079</text:p>
          </table:table-cell>
          <table:table-cell office:value-type="float" office:value="0.01211137" calcext:value-type="float">
            <text:p>0.01211137</text:p>
          </table:table-cell>
          <table:table-cell office:value-type="float" office:value="0.01024223" calcext:value-type="float">
            <text:p>0.01024223</text:p>
          </table:table-cell>
          <table:table-cell office:value-type="float" office:value="0.008046092" calcext:value-type="float">
            <text:p>0.008046092</text:p>
          </table:table-cell>
        </table:table-row>
        <table:table-row table:style-name="ro1">
          <table:table-cell office:value-type="float" office:value="0.00479178400805791" calcext:value-type="float">
            <text:p>0.004791784008058</text:p>
          </table:table-cell>
          <table:table-cell office:value-type="float" office:value="0.991231" calcext:value-type="float">
            <text:p>0.991231</text:p>
          </table:table-cell>
          <table:table-cell office:value-type="float" office:value="0.957107" calcext:value-type="float">
            <text:p>0.957107</text:p>
          </table:table-cell>
          <table:table-cell office:value-type="float" office:value="0.254777" calcext:value-type="float">
            <text:p>0.254777</text:p>
          </table:table-cell>
          <table:table-cell office:value-type="float" office:value="0.110363" calcext:value-type="float">
            <text:p>0.110363</text:p>
          </table:table-cell>
          <table:table-cell office:value-type="float" office:value="0.07642462" calcext:value-type="float">
            <text:p>0.07642462</text:p>
          </table:table-cell>
          <table:table-cell office:value-type="float" office:value="0.04993643" calcext:value-type="float">
            <text:p>0.04993643</text:p>
          </table:table-cell>
          <table:table-cell office:value-type="float" office:value="0.03312029" calcext:value-type="float">
            <text:p>0.03312029</text:p>
          </table:table-cell>
          <table:table-cell office:value-type="float" office:value="0.03000185" calcext:value-type="float">
            <text:p>0.03000185</text:p>
          </table:table-cell>
          <table:table-cell office:value-type="float" office:value="0.02648903" calcext:value-type="float">
            <text:p>0.02648903</text:p>
          </table:table-cell>
          <table:table-cell office:value-type="float" office:value="0.01986206" calcext:value-type="float">
            <text:p>0.01986206</text:p>
          </table:table-cell>
          <table:table-cell office:value-type="float" office:value="0.01451019" calcext:value-type="float">
            <text:p>0.01451019</text:p>
          </table:table-cell>
          <table:table-cell office:value-type="float" office:value="0.01181568" calcext:value-type="float">
            <text:p>0.01181568</text:p>
          </table:table-cell>
          <table:table-cell office:value-type="float" office:value="0.009878639" calcext:value-type="float">
            <text:p>0.009878639</text:p>
          </table:table-cell>
          <table:table-cell office:value-type="float" office:value="0.007701765" calcext:value-type="float">
            <text:p>0.007701765</text:p>
          </table:table-cell>
        </table:table-row>
        <table:table-row table:style-name="ro1">
          <table:table-cell office:value-type="float" office:value="0.00482676040626788" calcext:value-type="float">
            <text:p>0.004826760406268</text:p>
          </table:table-cell>
          <table:table-cell office:value-type="float" office:value="0.990794" calcext:value-type="float">
            <text:p>0.990794</text:p>
          </table:table-cell>
          <table:table-cell office:value-type="float" office:value="0.914987" calcext:value-type="float">
            <text:p>0.914987</text:p>
          </table:table-cell>
          <table:table-cell office:value-type="float" office:value="0.242222" calcext:value-type="float">
            <text:p>0.242222</text:p>
          </table:table-cell>
          <table:table-cell office:value-type="float" office:value="0.102575" calcext:value-type="float">
            <text:p>0.102575</text:p>
          </table:table-cell>
          <table:table-cell office:value-type="float" office:value="0.07390585" calcext:value-type="float">
            <text:p>0.07390585</text:p>
          </table:table-cell>
          <table:table-cell office:value-type="float" office:value="0.0468929" calcext:value-type="float">
            <text:p>0.0468929</text:p>
          </table:table-cell>
          <table:table-cell office:value-type="float" office:value="0.03198886" calcext:value-type="float">
            <text:p>0.03198886</text:p>
          </table:table-cell>
          <table:table-cell office:value-type="float" office:value="0.02919133" calcext:value-type="float">
            <text:p>0.02919133</text:p>
          </table:table-cell>
          <table:table-cell office:value-type="float" office:value="0.02564576" calcext:value-type="float">
            <text:p>0.02564576</text:p>
          </table:table-cell>
          <table:table-cell office:value-type="float" office:value="0.01890027" calcext:value-type="float">
            <text:p>0.01890027</text:p>
          </table:table-cell>
          <table:table-cell office:value-type="float" office:value="0.01398339" calcext:value-type="float">
            <text:p>0.01398339</text:p>
          </table:table-cell>
          <table:table-cell office:value-type="float" office:value="0.0115365" calcext:value-type="float">
            <text:p>0.0115365</text:p>
          </table:table-cell>
          <table:table-cell office:value-type="float" office:value="0.009505318" calcext:value-type="float">
            <text:p>0.009505318</text:p>
          </table:table-cell>
          <table:table-cell office:value-type="float" office:value="0.007382703" calcext:value-type="float">
            <text:p>0.007382703</text:p>
          </table:table-cell>
        </table:table-row>
        <table:table-row table:style-name="ro1">
          <table:table-cell office:value-type="float" office:value="0.00486173680447785" calcext:value-type="float">
            <text:p>0.004861736804478</text:p>
          </table:table-cell>
          <table:table-cell office:value-type="float" office:value="0.990289" calcext:value-type="float">
            <text:p>0.990289</text:p>
          </table:table-cell>
          <table:table-cell office:value-type="float" office:value="0.814252" calcext:value-type="float">
            <text:p>0.814252</text:p>
          </table:table-cell>
          <table:table-cell office:value-type="float" office:value="0.226466" calcext:value-type="float">
            <text:p>0.226466</text:p>
          </table:table-cell>
          <table:table-cell office:value-type="float" office:value="0.09660283" calcext:value-type="float">
            <text:p>0.09660283</text:p>
          </table:table-cell>
          <table:table-cell office:value-type="float" office:value="0.07117901" calcext:value-type="float">
            <text:p>0.07117901</text:p>
          </table:table-cell>
          <table:table-cell office:value-type="float" office:value="0.04409743" calcext:value-type="float">
            <text:p>0.04409743</text:p>
          </table:table-cell>
          <table:table-cell office:value-type="float" office:value="0.03101425" calcext:value-type="float">
            <text:p>0.03101425</text:p>
          </table:table-cell>
          <table:table-cell office:value-type="float" office:value="0.02842708" calcext:value-type="float">
            <text:p>0.02842708</text:p>
          </table:table-cell>
          <table:table-cell office:value-type="float" office:value="0.02476537" calcext:value-type="float">
            <text:p>0.02476537</text:p>
          </table:table-cell>
          <table:table-cell office:value-type="float" office:value="0.01797961" calcext:value-type="float">
            <text:p>0.01797961</text:p>
          </table:table-cell>
          <table:table-cell office:value-type="float" office:value="0.01352273" calcext:value-type="float">
            <text:p>0.01352273</text:p>
          </table:table-cell>
          <table:table-cell office:value-type="float" office:value="0.01126137" calcext:value-type="float">
            <text:p>0.01126137</text:p>
          </table:table-cell>
          <table:table-cell office:value-type="float" office:value="0.009127024" calcext:value-type="float">
            <text:p>0.009127024</text:p>
          </table:table-cell>
          <table:table-cell office:value-type="float" office:value="0.007091912" calcext:value-type="float">
            <text:p>0.007091912</text:p>
          </table:table-cell>
        </table:table-row>
        <table:table-row table:style-name="ro1">
          <table:table-cell office:value-type="float" office:value="0.00489671320268781" calcext:value-type="float">
            <text:p>0.004896713202688</text:p>
          </table:table-cell>
          <table:table-cell office:value-type="float" office:value="0.989697" calcext:value-type="float">
            <text:p>0.989697</text:p>
          </table:table-cell>
          <table:table-cell office:value-type="float" office:value="0.633648" calcext:value-type="float">
            <text:p>0.633648</text:p>
          </table:table-cell>
          <table:table-cell office:value-type="float" office:value="0.20876" calcext:value-type="float">
            <text:p>0.20876</text:p>
          </table:table-cell>
          <table:table-cell office:value-type="float" office:value="0.09209334" calcext:value-type="float">
            <text:p>0.09209334</text:p>
          </table:table-cell>
          <table:table-cell office:value-type="float" office:value="0.06824097" calcext:value-type="float">
            <text:p>0.06824097</text:p>
          </table:table-cell>
          <table:table-cell office:value-type="float" office:value="0.04157979" calcext:value-type="float">
            <text:p>0.04157979</text:p>
          </table:table-cell>
          <table:table-cell office:value-type="float" office:value="0.03015335" calcext:value-type="float">
            <text:p>0.03015335</text:p>
          </table:table-cell>
          <table:table-cell office:value-type="float" office:value="0.02767682" calcext:value-type="float">
            <text:p>0.02767682</text:p>
          </table:table-cell>
          <table:table-cell office:value-type="float" office:value="0.02384836" calcext:value-type="float">
            <text:p>0.02384836</text:p>
          </table:table-cell>
          <table:table-cell office:value-type="float" office:value="0.01711414" calcext:value-type="float">
            <text:p>0.01711414</text:p>
          </table:table-cell>
          <table:table-cell office:value-type="float" office:value="0.01311812" calcext:value-type="float">
            <text:p>0.01311812</text:p>
          </table:table-cell>
          <table:table-cell office:value-type="float" office:value="0.01098022" calcext:value-type="float">
            <text:p>0.01098022</text:p>
          </table:table-cell>
          <table:table-cell office:value-type="float" office:value="0.008749666" calcext:value-type="float">
            <text:p>0.008749666</text:p>
          </table:table-cell>
          <table:table-cell office:value-type="float" office:value="0.006830711" calcext:value-type="float">
            <text:p>0.006830711</text:p>
          </table:table-cell>
        </table:table-row>
        <table:table-row table:style-name="ro1">
          <table:table-cell office:value-type="float" office:value="0.00493168960089778" calcext:value-type="float">
            <text:p>0.004931689600898</text:p>
          </table:table-cell>
          <table:table-cell office:value-type="float" office:value="0.988985" calcext:value-type="float">
            <text:p>0.988985</text:p>
          </table:table-cell>
          <table:table-cell office:value-type="float" office:value="0.43578" calcext:value-type="float">
            <text:p>0.43578</text:p>
          </table:table-cell>
          <table:table-cell office:value-type="float" office:value="0.190312" calcext:value-type="float">
            <text:p>0.190312</text:p>
          </table:table-cell>
          <table:table-cell office:value-type="float" office:value="0.08867908" calcext:value-type="float">
            <text:p>0.08867908</text:p>
          </table:table-cell>
          <table:table-cell office:value-type="float" office:value="0.0651209" calcext:value-type="float">
            <text:p>0.0651209</text:p>
          </table:table-cell>
          <table:table-cell office:value-type="float" office:value="0.0393536" calcext:value-type="float">
            <text:p>0.0393536</text:p>
          </table:table-cell>
          <table:table-cell office:value-type="float" office:value="0.02936559" calcext:value-type="float">
            <text:p>0.02936559</text:p>
          </table:table-cell>
          <table:table-cell office:value-type="float" office:value="0.02691554" calcext:value-type="float">
            <text:p>0.02691554</text:p>
          </table:table-cell>
          <table:table-cell office:value-type="float" office:value="0.02290109" calcext:value-type="float">
            <text:p>0.02290109</text:p>
          </table:table-cell>
          <table:table-cell office:value-type="float" office:value="0.01631481" calcext:value-type="float">
            <text:p>0.01631481</text:p>
          </table:table-cell>
          <table:table-cell office:value-type="float" office:value="0.01275808" calcext:value-type="float">
            <text:p>0.01275808</text:p>
          </table:table-cell>
          <table:table-cell office:value-type="float" office:value="0.01068578" calcext:value-type="float">
            <text:p>0.01068578</text:p>
          </table:table-cell>
          <table:table-cell office:value-type="float" office:value="0.008379746" calcext:value-type="float">
            <text:p>0.008379746</text:p>
          </table:table-cell>
          <table:table-cell office:value-type="float" office:value="0.00659864" calcext:value-type="float">
            <text:p>0.00659864</text:p>
          </table:table-cell>
        </table:table-row>
        <table:table-row table:style-name="ro1">
          <table:table-cell office:value-type="float" office:value="0.00496666599910774" calcext:value-type="float">
            <text:p>0.004966665999108</text:p>
          </table:table-cell>
          <table:table-cell office:value-type="float" office:value="0.988103" calcext:value-type="float">
            <text:p>0.988103</text:p>
          </table:table-cell>
          <table:table-cell office:value-type="float" office:value="0.31405" calcext:value-type="float">
            <text:p>0.31405</text:p>
          </table:table-cell>
          <table:table-cell office:value-type="float" office:value="0.172175" calcext:value-type="float">
            <text:p>0.172175</text:p>
          </table:table-cell>
          <table:table-cell office:value-type="float" office:value="0.08601248" calcext:value-type="float">
            <text:p>0.08601248</text:p>
          </table:table-cell>
          <table:table-cell office:value-type="float" office:value="0.06187068" calcext:value-type="float">
            <text:p>0.06187068</text:p>
          </table:table-cell>
          <table:table-cell office:value-type="float" office:value="0.03741756" calcext:value-type="float">
            <text:p>0.03741756</text:p>
          </table:table-cell>
          <table:table-cell office:value-type="float" office:value="0.02861522" calcext:value-type="float">
            <text:p>0.02861522</text:p>
          </table:table-cell>
          <table:table-cell office:value-type="float" office:value="0.02612599" calcext:value-type="float">
            <text:p>0.02612599</text:p>
          </table:table-cell>
          <table:table-cell office:value-type="float" office:value="0.02193453" calcext:value-type="float">
            <text:p>0.02193453</text:p>
          </table:table-cell>
          <table:table-cell office:value-type="float" office:value="0.01558891" calcext:value-type="float">
            <text:p>0.01558891</text:p>
          </table:table-cell>
          <table:table-cell office:value-type="float" office:value="0.01243058" calcext:value-type="float">
            <text:p>0.01243058</text:p>
          </table:table-cell>
          <table:table-cell office:value-type="float" office:value="0.01037392" calcext:value-type="float">
            <text:p>0.01037392</text:p>
          </table:table-cell>
          <table:table-cell office:value-type="float" office:value="0.008023703" calcext:value-type="float">
            <text:p>0.008023703</text:p>
          </table:table-cell>
          <table:table-cell office:value-type="float" office:value="0.006393658" calcext:value-type="float">
            <text:p>0.006393658</text:p>
          </table:table-cell>
        </table:table-row>
        <table:table-row table:style-name="ro1">
          <table:table-cell office:value-type="float" office:value="0.00500164239731771" calcext:value-type="float">
            <text:p>0.005001642397318</text:p>
          </table:table-cell>
          <table:table-cell office:value-type="float" office:value="0.986968" calcext:value-type="float">
            <text:p>0.986968</text:p>
          </table:table-cell>
          <table:table-cell office:value-type="float" office:value="0.271561" calcext:value-type="float">
            <text:p>0.271561</text:p>
          </table:table-cell>
          <table:table-cell office:value-type="float" office:value="0.155188" calcext:value-type="float">
            <text:p>0.155188</text:p>
          </table:table-cell>
          <table:table-cell office:value-type="float" office:value="0.08378944" calcext:value-type="float">
            <text:p>0.08378944</text:p>
          </table:table-cell>
          <table:table-cell office:value-type="float" office:value="0.05855568" calcext:value-type="float">
            <text:p>0.05855568</text:p>
          </table:table-cell>
          <table:table-cell office:value-type="float" office:value="0.03575681" calcext:value-type="float">
            <text:p>0.03575681</text:p>
          </table:table-cell>
          <table:table-cell office:value-type="float" office:value="0.0278725" calcext:value-type="float">
            <text:p>0.0278725</text:p>
          </table:table-cell>
          <table:table-cell office:value-type="float" office:value="0.02529851" calcext:value-type="float">
            <text:p>0.02529851</text:p>
          </table:table-cell>
          <table:table-cell office:value-type="float" office:value="0.0209626" calcext:value-type="float">
            <text:p>0.0209626</text:p>
          </table:table-cell>
          <table:table-cell office:value-type="float" office:value="0.01493983" calcext:value-type="float">
            <text:p>0.01493983</text:p>
          </table:table-cell>
          <table:table-cell office:value-type="float" office:value="0.01212393" calcext:value-type="float">
            <text:p>0.01212393</text:p>
          </table:table-cell>
          <table:table-cell office:value-type="float" office:value="0.01004338" calcext:value-type="float">
            <text:p>0.01004338</text:p>
          </table:table-cell>
          <table:table-cell office:value-type="float" office:value="0.007687186" calcext:value-type="float">
            <text:p>0.007687186</text:p>
          </table:table-cell>
          <table:table-cell office:value-type="float" office:value="0.006212408" calcext:value-type="float">
            <text:p>0.006212408</text:p>
          </table:table-cell>
        </table:table-row>
        <table:table-row table:style-name="ro1">
          <table:table-cell office:value-type="float" office:value="0.00503661879552768" calcext:value-type="float">
            <text:p>0.005036618795528</text:p>
          </table:table-cell>
          <table:table-cell office:value-type="float" office:value="0.985432" calcext:value-type="float">
            <text:p>0.985432</text:p>
          </table:table-cell>
          <table:table-cell office:value-type="float" office:value="0.265864" calcext:value-type="float">
            <text:p>0.265864</text:p>
          </table:table-cell>
          <table:table-cell office:value-type="float" office:value="0.139951" calcext:value-type="float">
            <text:p>0.139951</text:p>
          </table:table-cell>
          <table:table-cell office:value-type="float" office:value="0.08176178" calcext:value-type="float">
            <text:p>0.08176178</text:p>
          </table:table-cell>
          <table:table-cell office:value-type="float" office:value="0.05524697" calcext:value-type="float">
            <text:p>0.05524697</text:p>
          </table:table-cell>
          <table:table-cell office:value-type="float" office:value="0.03434572" calcext:value-type="float">
            <text:p>0.03434572</text:p>
          </table:table-cell>
          <table:table-cell office:value-type="float" office:value="0.02711479" calcext:value-type="float">
            <text:p>0.02711479</text:p>
          </table:table-cell>
          <table:table-cell office:value-type="float" office:value="0.02443045" calcext:value-type="float">
            <text:p>0.02443045</text:p>
          </table:table-cell>
          <table:table-cell office:value-type="float" office:value="0.02000082" calcext:value-type="float">
            <text:p>0.02000082</text:p>
          </table:table-cell>
          <table:table-cell office:value-type="float" office:value="0.01436701" calcext:value-type="float">
            <text:p>0.01436701</text:p>
          </table:table-cell>
          <table:table-cell office:value-type="float" office:value="0.01182743" calcext:value-type="float">
            <text:p>0.01182743</text:p>
          </table:table-cell>
          <table:table-cell office:value-type="float" office:value="0.009695708" calcext:value-type="float">
            <text:p>0.009695708</text:p>
          </table:table-cell>
          <table:table-cell office:value-type="float" office:value="0.007374845" calcext:value-type="float">
            <text:p>0.007374845</text:p>
          </table:table-cell>
          <table:table-cell office:value-type="float" office:value="0.006050523" calcext:value-type="float">
            <text:p>0.006050523</text:p>
          </table:table-cell>
        </table:table-row>
        <table:table-row table:style-name="ro1">
          <table:table-cell office:value-type="float" office:value="0.00507159519373764" calcext:value-type="float">
            <text:p>0.005071595193738</text:p>
          </table:table-cell>
          <table:table-cell office:value-type="float" office:value="0.983216" calcext:value-type="float">
            <text:p>0.983216</text:p>
          </table:table-cell>
          <table:table-cell office:value-type="float" office:value="0.268898" calcext:value-type="float">
            <text:p>0.268898</text:p>
          </table:table-cell>
          <table:table-cell office:value-type="float" office:value="0.126816" calcext:value-type="float">
            <text:p>0.126816</text:p>
          </table:table-cell>
          <table:table-cell office:value-type="float" office:value="0.07974138" calcext:value-type="float">
            <text:p>0.07974138</text:p>
          </table:table-cell>
          <table:table-cell office:value-type="float" office:value="0.05201486" calcext:value-type="float">
            <text:p>0.05201486</text:p>
          </table:table-cell>
          <table:table-cell office:value-type="float" office:value="0.03315081" calcext:value-type="float">
            <text:p>0.03315081</text:p>
          </table:table-cell>
          <table:table-cell office:value-type="float" office:value="0.02632679" calcext:value-type="float">
            <text:p>0.02632679</text:p>
          </table:table-cell>
          <table:table-cell office:value-type="float" office:value="0.02352532" calcext:value-type="float">
            <text:p>0.02352532</text:p>
          </table:table-cell>
          <table:table-cell office:value-type="float" office:value="0.01906489" calcext:value-type="float">
            <text:p>0.01906489</text:p>
          </table:table-cell>
          <table:table-cell office:value-type="float" office:value="0.01386643" calcext:value-type="float">
            <text:p>0.01386643</text:p>
          </table:table-cell>
          <table:table-cell office:value-type="float" office:value="0.01153209" calcext:value-type="float">
            <text:p>0.01153209</text:p>
          </table:table-cell>
          <table:table-cell office:value-type="float" office:value="0.009334755" calcext:value-type="float">
            <text:p>0.009334755</text:p>
          </table:table-cell>
          <table:table-cell office:value-type="float" office:value="0.00708981" calcext:value-type="float">
            <text:p>0.00708981</text:p>
          </table:table-cell>
          <table:table-cell office:value-type="float" office:value="0.005903126" calcext:value-type="float">
            <text:p>0.005903126</text:p>
          </table:table-cell>
        </table:table-row>
        <table:table-row table:style-name="ro1">
          <table:table-cell office:value-type="float" office:value="0.00510657159194761" calcext:value-type="float">
            <text:p>0.005106571591948</text:p>
          </table:table-cell>
          <table:table-cell office:value-type="float" office:value="0.97975" calcext:value-type="float">
            <text:p>0.9797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115907" calcext:value-type="float">
            <text:p>0.115907</text:p>
          </table:table-cell>
          <table:table-cell office:value-type="float" office:value="0.07759815" calcext:value-type="float">
            <text:p>0.07759815</text:p>
          </table:table-cell>
          <table:table-cell office:value-type="float" office:value="0.04892341" calcext:value-type="float">
            <text:p>0.04892341</text:p>
          </table:table-cell>
          <table:table-cell office:value-type="float" office:value="0.0321338" calcext:value-type="float">
            <text:p>0.0321338</text:p>
          </table:table-cell>
          <table:table-cell office:value-type="float" office:value="0.02550034" calcext:value-type="float">
            <text:p>0.02550034</text:p>
          </table:table-cell>
          <table:table-cell office:value-type="float" office:value="0.02259159" calcext:value-type="float">
            <text:p>0.02259159</text:p>
          </table:table-cell>
          <table:table-cell office:value-type="float" office:value="0.01816945" calcext:value-type="float">
            <text:p>0.01816945</text:p>
          </table:table-cell>
          <table:table-cell office:value-type="float" office:value="0.01343109" calcext:value-type="float">
            <text:p>0.01343109</text:p>
          </table:table-cell>
          <table:table-cell office:value-type="float" office:value="0.01123097" calcext:value-type="float">
            <text:p>0.01123097</text:p>
          </table:table-cell>
          <table:table-cell office:value-type="float" office:value="0.008966029" calcext:value-type="float">
            <text:p>0.008966029</text:p>
          </table:table-cell>
          <table:table-cell office:value-type="float" office:value="0.006833619" calcext:value-type="float">
            <text:p>0.006833619</text:p>
          </table:table-cell>
          <table:table-cell office:value-type="float" office:value="0.005765179" calcext:value-type="float">
            <text:p>0.005765179</text:p>
          </table:table-cell>
        </table:table-row>
        <table:table-row table:style-name="ro1">
          <table:table-cell office:value-type="float" office:value="0.00514154799015758" calcext:value-type="float">
            <text:p>0.005141547990158</text:p>
          </table:table-cell>
          <table:table-cell office:value-type="float" office:value="0.973767" calcext:value-type="float">
            <text:p>0.973767</text:p>
          </table:table-cell>
          <table:table-cell office:value-type="float" office:value="0.265352" calcext:value-type="float">
            <text:p>0.265352</text:p>
          </table:table-cell>
          <table:table-cell office:value-type="float" office:value="0.107159" calcext:value-type="float">
            <text:p>0.107159</text:p>
          </table:table-cell>
          <table:table-cell office:value-type="float" office:value="0.07525416" calcext:value-type="float">
            <text:p>0.07525416</text:p>
          </table:table-cell>
          <table:table-cell office:value-type="float" office:value="0.04602657" calcext:value-type="float">
            <text:p>0.04602657</text:p>
          </table:table-cell>
          <table:table-cell office:value-type="float" office:value="0.03125434" calcext:value-type="float">
            <text:p>0.03125434</text:p>
          </table:table-cell>
          <table:table-cell office:value-type="float" office:value="0.02463377" calcext:value-type="float">
            <text:p>0.02463377</text:p>
          </table:table-cell>
          <table:table-cell office:value-type="float" office:value="0.02164129" calcext:value-type="float">
            <text:p>0.02164129</text:p>
          </table:table-cell>
          <table:table-cell office:value-type="float" office:value="0.01732706" calcext:value-type="float">
            <text:p>0.01732706</text:p>
          </table:table-cell>
          <table:table-cell office:value-type="float" office:value="0.01305167" calcext:value-type="float">
            <text:p>0.01305167</text:p>
          </table:table-cell>
          <table:table-cell office:value-type="float" office:value="0.01091937" calcext:value-type="float">
            <text:p>0.01091937</text:p>
          </table:table-cell>
          <table:table-cell office:value-type="float" office:value="0.008596175" calcext:value-type="float">
            <text:p>0.008596175</text:p>
          </table:table-cell>
          <table:table-cell office:value-type="float" office:value="0.006606182" calcext:value-type="float">
            <text:p>0.006606182</text:p>
          </table:table-cell>
          <table:table-cell office:value-type="float" office:value="0.005631906" calcext:value-type="float">
            <text:p>0.005631906</text:p>
          </table:table-cell>
        </table:table-row>
        <table:table-row table:style-name="ro1">
          <table:table-cell office:value-type="float" office:value="0.00517652438836754" calcext:value-type="float">
            <text:p>0.005176524388368</text:p>
          </table:table-cell>
          <table:table-cell office:value-type="float" office:value="0.962226" calcext:value-type="float">
            <text:p>0.962226</text:p>
          </table:table-cell>
          <table:table-cell office:value-type="float" office:value="0.2559" calcext:value-type="float">
            <text:p>0.2559</text:p>
          </table:table-cell>
          <table:table-cell office:value-type="float" office:value="0.100366" calcext:value-type="float">
            <text:p>0.100366</text:p>
          </table:table-cell>
          <table:table-cell office:value-type="float" office:value="0.07267632" calcext:value-type="float">
            <text:p>0.07267632</text:p>
          </table:table-cell>
          <table:table-cell office:value-type="float" office:value="0.04336565" calcext:value-type="float">
            <text:p>0.04336565</text:p>
          </table:table-cell>
          <table:table-cell office:value-type="float" office:value="0.03047276" calcext:value-type="float">
            <text:p>0.03047276</text:p>
          </table:table-cell>
          <table:table-cell office:value-type="float" office:value="0.02373111" calcext:value-type="float">
            <text:p>0.02373111</text:p>
          </table:table-cell>
          <table:table-cell office:value-type="float" office:value="0.02068878" calcext:value-type="float">
            <text:p>0.02068878</text:p>
          </table:table-cell>
          <table:table-cell office:value-type="float" office:value="0.01654762" calcext:value-type="float">
            <text:p>0.01654762</text:p>
          </table:table-cell>
          <table:table-cell office:value-type="float" office:value="0.01271741" calcext:value-type="float">
            <text:p>0.01271741</text:p>
          </table:table-cell>
          <table:table-cell office:value-type="float" office:value="0.01059496" calcext:value-type="float">
            <text:p>0.01059496</text:p>
          </table:table-cell>
          <table:table-cell office:value-type="float" office:value="0.008232305" calcext:value-type="float">
            <text:p>0.008232305</text:p>
          </table:table-cell>
          <table:table-cell office:value-type="float" office:value="0.006405859" calcext:value-type="float">
            <text:p>0.006405859</text:p>
          </table:table-cell>
          <table:table-cell office:value-type="float" office:value="0.005499164" calcext:value-type="float">
            <text:p>0.005499164</text:p>
          </table:table-cell>
        </table:table-row>
        <table:table-row table:style-name="ro1">
          <table:table-cell office:value-type="float" office:value="0.00521150078657751" calcext:value-type="float">
            <text:p>0.005211500786578</text:p>
          </table:table-cell>
          <table:table-cell office:value-type="float" office:value="0.93755" calcext:value-type="float">
            <text:p>0.93755</text:p>
          </table:table-cell>
          <table:table-cell office:value-type="float" office:value="0.242352" calcext:value-type="float">
            <text:p>0.242352</text:p>
          </table:table-cell>
          <table:table-cell office:value-type="float" office:value="0.0952314" calcext:value-type="float">
            <text:p>0.0952314</text:p>
          </table:table-cell>
          <table:table-cell office:value-type="float" office:value="0.06986766" calcext:value-type="float">
            <text:p>0.06986766</text:p>
          </table:table-cell>
          <table:table-cell office:value-type="float" office:value="0.04096785" calcext:value-type="float">
            <text:p>0.04096785</text:p>
          </table:table-cell>
          <table:table-cell office:value-type="float" office:value="0.02975215" calcext:value-type="float">
            <text:p>0.02975215</text:p>
          </table:table-cell>
          <table:table-cell office:value-type="float" office:value="0.02280093" calcext:value-type="float">
            <text:p>0.02280093</text:p>
          </table:table-cell>
          <table:table-cell office:value-type="float" office:value="0.01974945" calcext:value-type="float">
            <text:p>0.01974945</text:p>
          </table:table-cell>
          <table:table-cell office:value-type="float" office:value="0.01583767" calcext:value-type="float">
            <text:p>0.01583767</text:p>
          </table:table-cell>
          <table:table-cell office:value-type="float" office:value="0.01241682" calcext:value-type="float">
            <text:p>0.01241682</text:p>
          </table:table-cell>
          <table:table-cell office:value-type="float" office:value="0.01025759" calcext:value-type="float">
            <text:p>0.01025759</text:p>
          </table:table-cell>
          <table:table-cell office:value-type="float" office:value="0.007881361" calcext:value-type="float">
            <text:p>0.007881361</text:p>
          </table:table-cell>
          <table:table-cell office:value-type="float" office:value="0.006229708" calcext:value-type="float">
            <text:p>0.006229708</text:p>
          </table:table-cell>
          <table:table-cell office:value-type="float" office:value="0.005363661" calcext:value-type="float">
            <text:p>0.005363661</text:p>
          </table:table-cell>
        </table:table-row>
        <table:table-row table:style-name="ro1">
          <table:table-cell office:value-type="float" office:value="0.00524647718478748" calcext:value-type="float">
            <text:p>0.005246477184787</text:p>
          </table:table-cell>
          <table:table-cell office:value-type="float" office:value="0.882367" calcext:value-type="float">
            <text:p>0.882367</text:p>
          </table:table-cell>
          <table:table-cell office:value-type="float" office:value="0.225957" calcext:value-type="float">
            <text:p>0.225957</text:p>
          </table:table-cell>
          <table:table-cell office:value-type="float" office:value="0.09141505" calcext:value-type="float">
            <text:p>0.09141505</text:p>
          </table:table-cell>
          <table:table-cell office:value-type="float" office:value="0.06685875" calcext:value-type="float">
            <text:p>0.06685875</text:p>
          </table:table-cell>
          <table:table-cell office:value-type="float" office:value="0.0388462" calcext:value-type="float">
            <text:p>0.0388462</text:p>
          </table:table-cell>
          <table:table-cell office:value-type="float" office:value="0.02905998" calcext:value-type="float">
            <text:p>0.02905998</text:p>
          </table:table-cell>
          <table:table-cell office:value-type="float" office:value="0.02185506" calcext:value-type="float">
            <text:p>0.02185506</text:p>
          </table:table-cell>
          <table:table-cell office:value-type="float" office:value="0.01883827" calcext:value-type="float">
            <text:p>0.01883827</text:p>
          </table:table-cell>
          <table:table-cell office:value-type="float" office:value="0.01520037" calcext:value-type="float">
            <text:p>0.01520037</text:p>
          </table:table-cell>
          <table:table-cell office:value-type="float" office:value="0.0121385" calcext:value-type="float">
            <text:p>0.0121385</text:p>
          </table:table-cell>
          <table:table-cell office:value-type="float" office:value="0.009909047" calcext:value-type="float">
            <text:p>0.009909047</text:p>
          </table:table-cell>
          <table:table-cell office:value-type="float" office:value="0.007549562" calcext:value-type="float">
            <text:p>0.007549562</text:p>
          </table:table-cell>
          <table:table-cell office:value-type="float" office:value="0.006073778" calcext:value-type="float">
            <text:p>0.006073778</text:p>
          </table:table-cell>
          <table:table-cell office:value-type="float" office:value="0.005223163" calcext:value-type="float">
            <text:p>0.005223163</text:p>
          </table:table-cell>
        </table:table-row>
        <table:table-row table:style-name="ro1">
          <table:table-cell office:value-type="float" office:value="0.00528145358299744" calcext:value-type="float">
            <text:p>0.005281453582997</text:p>
          </table:table-cell>
          <table:table-cell office:value-type="float" office:value="0.76868" calcext:value-type="float">
            <text:p>0.76868</text:p>
          </table:table-cell>
          <table:table-cell office:value-type="float" office:value="0.207957" calcext:value-type="float">
            <text:p>0.207957</text:p>
          </table:table-cell>
          <table:table-cell office:value-type="float" office:value="0.0885736" calcext:value-type="float">
            <text:p>0.0885736</text:p>
          </table:table-cell>
          <table:table-cell office:value-type="float" office:value="0.06369998" calcext:value-type="float">
            <text:p>0.06369998</text:p>
          </table:table-cell>
          <table:table-cell office:value-type="float" office:value="0.03700043" calcext:value-type="float">
            <text:p>0.03700043</text:p>
          </table:table-cell>
          <table:table-cell office:value-type="float" office:value="0.02836943" calcext:value-type="float">
            <text:p>0.02836943</text:p>
          </table:table-cell>
          <table:table-cell office:value-type="float" office:value="0.02090744" calcext:value-type="float">
            <text:p>0.02090744</text:p>
          </table:table-cell>
          <table:table-cell office:value-type="float" office:value="0.0179691" calcext:value-type="float">
            <text:p>0.0179691</text:p>
          </table:table-cell>
          <table:table-cell office:value-type="float" office:value="0.01463557" calcext:value-type="float">
            <text:p>0.01463557</text:p>
          </table:table-cell>
          <table:table-cell office:value-type="float" office:value="0.01187186" calcext:value-type="float">
            <text:p>0.01187186</text:p>
          </table:table-cell>
          <table:table-cell office:value-type="float" office:value="0.009552835" calcext:value-type="float">
            <text:p>0.009552835</text:p>
          </table:table-cell>
          <table:table-cell office:value-type="float" office:value="0.007241971" calcext:value-type="float">
            <text:p>0.007241971</text:p>
          </table:table-cell>
          <table:table-cell office:value-type="float" office:value="0.005933471" calcext:value-type="float">
            <text:p>0.005933471</text:p>
          </table:table-cell>
          <table:table-cell office:value-type="float" office:value="0.005076556" calcext:value-type="float">
            <text:p>0.005076556</text:p>
          </table:table-cell>
        </table:table-row>
        <table:table-row table:style-name="ro1">
          <table:table-cell office:value-type="float" office:value="0.00531642998120741" calcext:value-type="float">
            <text:p>0.005316429981207</text:p>
          </table:table-cell>
          <table:table-cell office:value-type="float" office:value="0.588247" calcext:value-type="float">
            <text:p>0.588247</text:p>
          </table:table-cell>
          <table:table-cell office:value-type="float" office:value="0.189478" calcext:value-type="float">
            <text:p>0.189478</text:p>
          </table:table-cell>
          <table:table-cell office:value-type="float" office:value="0.08638705" calcext:value-type="float">
            <text:p>0.08638705</text:p>
          </table:table-cell>
          <table:table-cell office:value-type="float" office:value="0.06045353" calcext:value-type="float">
            <text:p>0.06045353</text:p>
          </table:table-cell>
          <table:table-cell office:value-type="float" office:value="0.03541826" calcext:value-type="float">
            <text:p>0.03541826</text:p>
          </table:table-cell>
          <table:table-cell office:value-type="float" office:value="0.02765986" calcext:value-type="float">
            <text:p>0.02765986</text:p>
          </table:table-cell>
          <table:table-cell office:value-type="float" office:value="0.01997287" calcext:value-type="float">
            <text:p>0.01997287</text:p>
          </table:table-cell>
          <table:table-cell office:value-type="float" office:value="0.01715361" calcext:value-type="float">
            <text:p>0.01715361</text:p>
          </table:table-cell>
          <table:table-cell office:value-type="float" office:value="0.01413991" calcext:value-type="float">
            <text:p>0.01413991</text:p>
          </table:table-cell>
          <table:table-cell office:value-type="float" office:value="0.01160759" calcext:value-type="float">
            <text:p>0.01160759</text:p>
          </table:table-cell>
          <table:table-cell office:value-type="float" office:value="0.009193473" calcext:value-type="float">
            <text:p>0.009193473</text:p>
          </table:table-cell>
          <table:table-cell office:value-type="float" office:value="0.006962218" calcext:value-type="float">
            <text:p>0.006962218</text:p>
          </table:table-cell>
          <table:table-cell office:value-type="float" office:value="0.005803942" calcext:value-type="float">
            <text:p>0.005803942</text:p>
          </table:table-cell>
          <table:table-cell office:value-type="float" office:value="0.004923814" calcext:value-type="float">
            <text:p>0.004923814</text:p>
          </table:table-cell>
        </table:table-row>
        <table:table-row table:style-name="ro1">
          <table:table-cell office:value-type="float" office:value="0.00535140637941737" calcext:value-type="float">
            <text:p>0.005351406379417</text:p>
          </table:table-cell>
          <table:table-cell office:value-type="float" office:value="0.40402" calcext:value-type="float">
            <text:p>0.40402</text:p>
          </table:table-cell>
          <table:table-cell office:value-type="float" office:value="0.171477" calcext:value-type="float">
            <text:p>0.171477</text:p>
          </table:table-cell>
          <table:table-cell office:value-type="float" office:value="0.08457736" calcext:value-type="float">
            <text:p>0.08457736</text:p>
          </table:table-cell>
          <table:table-cell office:value-type="float" office:value="0.05718704" calcext:value-type="float">
            <text:p>0.05718704</text:p>
          </table:table-cell>
          <table:table-cell office:value-type="float" office:value="0.03407761" calcext:value-type="float">
            <text:p>0.03407761</text:p>
          </table:table-cell>
          <table:table-cell office:value-type="float" office:value="0.02691715" calcext:value-type="float">
            <text:p>0.02691715</text:p>
          </table:table-cell>
          <table:table-cell office:value-type="float" office:value="0.01906584" calcext:value-type="float">
            <text:p>0.01906584</text:p>
          </table:table-cell>
          <table:table-cell office:value-type="float" office:value="0.01640073" calcext:value-type="float">
            <text:p>0.01640073</text:p>
          </table:table-cell>
          <table:table-cell office:value-type="float" office:value="0.01370744" calcext:value-type="float">
            <text:p>0.01370744</text:p>
          </table:table-cell>
          <table:table-cell office:value-type="float" office:value="0.01133817" calcext:value-type="float">
            <text:p>0.01133817</text:p>
          </table:table-cell>
          <table:table-cell office:value-type="float" office:value="0.008836278" calcext:value-type="float">
            <text:p>0.008836278</text:p>
          </table:table-cell>
          <table:table-cell office:value-type="float" office:value="0.006712244" calcext:value-type="float">
            <text:p>0.006712244</text:p>
          </table:table-cell>
          <table:table-cell office:value-type="float" office:value="0.005680428" calcext:value-type="float">
            <text:p>0.005680428</text:p>
          </table:table-cell>
          <table:table-cell office:value-type="float" office:value="0.004765921" calcext:value-type="float">
            <text:p>0.004765921</text:p>
          </table:table-cell>
        </table:table-row>
        <table:table-row table:style-name="ro1">
          <table:table-cell office:value-type="float" office:value="0.00538638277762734" calcext:value-type="float">
            <text:p>0.005386382777627</text:p>
          </table:table-cell>
          <table:table-cell office:value-type="float" office:value="0.294744" calcext:value-type="float">
            <text:p>0.294744</text:p>
          </table:table-cell>
          <table:table-cell office:value-type="float" office:value="0.154709" calcext:value-type="float">
            <text:p>0.154709</text:p>
          </table:table-cell>
          <table:table-cell office:value-type="float" office:value="0.08291733" calcext:value-type="float">
            <text:p>0.08291733</text:p>
          </table:table-cell>
          <table:table-cell office:value-type="float" office:value="0.05396834" calcext:value-type="float">
            <text:p>0.05396834</text:p>
          </table:table-cell>
          <table:table-cell office:value-type="float" office:value="0.03294909" calcext:value-type="float">
            <text:p>0.03294909</text:p>
          </table:table-cell>
          <table:table-cell office:value-type="float" office:value="0.02613351" calcext:value-type="float">
            <text:p>0.02613351</text:p>
          </table:table-cell>
          <table:table-cell office:value-type="float" office:value="0.01819964" calcext:value-type="float">
            <text:p>0.01819964</text:p>
          </table:table-cell>
          <table:table-cell office:value-type="float" office:value="0.0157163" calcext:value-type="float">
            <text:p>0.0157163</text:p>
          </table:table-cell>
          <table:table-cell office:value-type="float" office:value="0.01333005" calcext:value-type="float">
            <text:p>0.01333005</text:p>
          </table:table-cell>
          <table:table-cell office:value-type="float" office:value="0.01105807" calcext:value-type="float">
            <text:p>0.01105807</text:p>
          </table:table-cell>
          <table:table-cell office:value-type="float" office:value="0.008486763" calcext:value-type="float">
            <text:p>0.008486763</text:p>
          </table:table-cell>
          <table:table-cell office:value-type="float" office:value="0.006492342" calcext:value-type="float">
            <text:p>0.006492342</text:p>
          </table:table-cell>
          <table:table-cell office:value-type="float" office:value="0.005558602" calcext:value-type="float">
            <text:p>0.005558602</text:p>
          </table:table-cell>
          <table:table-cell office:value-type="float" office:value="0.004604639" calcext:value-type="float">
            <text:p>0.004604639</text:p>
          </table:table-cell>
        </table:table-row>
        <table:table-row table:style-name="ro1">
          <table:table-cell office:value-type="float" office:value="0.00542135917583731" calcext:value-type="float">
            <text:p>0.005421359175837</text:p>
          </table:table-cell>
          <table:table-cell office:value-type="float" office:value="0.259742" calcext:value-type="float">
            <text:p>0.259742</text:p>
          </table:table-cell>
          <table:table-cell office:value-type="float" office:value="0.139709" calcext:value-type="float">
            <text:p>0.139709</text:p>
          </table:table-cell>
          <table:table-cell office:value-type="float" office:value="0.08123337" calcext:value-type="float">
            <text:p>0.08123337</text:p>
          </table:table-cell>
          <table:table-cell office:value-type="float" office:value="0.05086033" calcext:value-type="float">
            <text:p>0.05086033</text:p>
          </table:table-cell>
          <table:table-cell office:value-type="float" office:value="0.03199832" calcext:value-type="float">
            <text:p>0.03199832</text:p>
          </table:table-cell>
          <table:table-cell office:value-type="float" office:value="0.02530697" calcext:value-type="float">
            <text:p>0.02530697</text:p>
          </table:table-cell>
          <table:table-cell office:value-type="float" office:value="0.01738555" calcext:value-type="float">
            <text:p>0.01738555</text:p>
          </table:table-cell>
          <table:table-cell office:value-type="float" office:value="0.01510301" calcext:value-type="float">
            <text:p>0.01510301</text:p>
          </table:table-cell>
          <table:table-cell office:value-type="float" office:value="0.01299824" calcext:value-type="float">
            <text:p>0.01299824</text:p>
          </table:table-cell>
          <table:table-cell office:value-type="float" office:value="0.01076395" calcext:value-type="float">
            <text:p>0.01076395</text:p>
          </table:table-cell>
          <table:table-cell office:value-type="float" office:value="0.00815023" calcext:value-type="float">
            <text:p>0.00815023</text:p>
          </table:table-cell>
          <table:table-cell office:value-type="float" office:value="0.006301196" calcext:value-type="float">
            <text:p>0.006301196</text:p>
          </table:table-cell>
          <table:table-cell office:value-type="float" office:value="0.005434859" calcext:value-type="float">
            <text:p>0.005434859</text:p>
          </table:table-cell>
          <table:table-cell office:value-type="float" office:value="0.004442344" calcext:value-type="float">
            <text:p>0.004442344</text:p>
          </table:table-cell>
        </table:table-row>
        <table:table-row table:style-name="ro1">
          <table:table-cell office:value-type="float" office:value="0.00545633557404727" calcext:value-type="float">
            <text:p>0.005456335574047</text:p>
          </table:table-cell>
          <table:table-cell office:value-type="float" office:value="0.259455" calcext:value-type="float">
            <text:p>0.259455</text:p>
          </table:table-cell>
          <table:table-cell office:value-type="float" office:value="0.126791" calcext:value-type="float">
            <text:p>0.126791</text:p>
          </table:table-cell>
          <table:table-cell office:value-type="float" office:value="0.07940342" calcext:value-type="float">
            <text:p>0.07940342</text:p>
          </table:table-cell>
          <table:table-cell office:value-type="float" office:value="0.04791771" calcext:value-type="float">
            <text:p>0.04791771</text:p>
          </table:table-cell>
          <table:table-cell office:value-type="float" office:value="0.03118853" calcext:value-type="float">
            <text:p>0.03118853</text:p>
          </table:table-cell>
          <table:table-cell office:value-type="float" office:value="0.02444063" calcext:value-type="float">
            <text:p>0.02444063</text:p>
          </table:table-cell>
          <table:table-cell office:value-type="float" office:value="0.01663231" calcext:value-type="float">
            <text:p>0.01663231</text:p>
          </table:table-cell>
          <table:table-cell office:value-type="float" office:value="0.01456031" calcext:value-type="float">
            <text:p>0.01456031</text:p>
          </table:table-cell>
          <table:table-cell office:value-type="float" office:value="0.01270168" calcext:value-type="float">
            <text:p>0.01270168</text:p>
          </table:table-cell>
          <table:table-cell office:value-type="float" office:value="0.01045454" calcext:value-type="float">
            <text:p>0.01045454</text:p>
          </table:table-cell>
          <table:table-cell office:value-type="float" office:value="0.007831423" calcext:value-type="float">
            <text:p>0.007831423</text:p>
          </table:table-cell>
          <table:table-cell office:value-type="float" office:value="0.006136075" calcext:value-type="float">
            <text:p>0.006136075</text:p>
          </table:table-cell>
          <table:table-cell office:value-type="float" office:value="0.005306487" calcext:value-type="float">
            <text:p>0.005306487</text:p>
          </table:table-cell>
          <table:table-cell office:value-type="float" office:value="0.00428174" calcext:value-type="float">
            <text:p>0.00428174</text:p>
          </table:table-cell>
        </table:table-row>
        <table:table-row table:style-name="ro1">
          <table:table-cell office:value-type="float" office:value="0.00549131197225724" calcext:value-type="float">
            <text:p>0.005491311972257</text:p>
          </table:table-cell>
          <table:table-cell office:value-type="float" office:value="0.267187" calcext:value-type="float">
            <text:p>0.267187</text:p>
          </table:table-cell>
          <table:table-cell office:value-type="float" office:value="0.116065" calcext:value-type="float">
            <text:p>0.116065</text:p>
          </table:table-cell>
          <table:table-cell office:value-type="float" office:value="0.0773521" calcext:value-type="float">
            <text:p>0.0773521</text:p>
          </table:table-cell>
          <table:table-cell office:value-type="float" office:value="0.04518471" calcext:value-type="float">
            <text:p>0.04518471</text:p>
          </table:table-cell>
          <table:table-cell office:value-type="float" office:value="0.03048274" calcext:value-type="float">
            <text:p>0.03048274</text:p>
          </table:table-cell>
          <table:table-cell office:value-type="float" office:value="0.02354186" calcext:value-type="float">
            <text:p>0.02354186</text:p>
          </table:table-cell>
          <table:table-cell office:value-type="float" office:value="0.01594578" calcext:value-type="float">
            <text:p>0.01594578</text:p>
          </table:table-cell>
          <table:table-cell office:value-type="float" office:value="0.01408485" calcext:value-type="float">
            <text:p>0.01408485</text:p>
          </table:table-cell>
          <table:table-cell office:value-type="float" office:value="0.0124299" calcext:value-type="float">
            <text:p>0.0124299</text:p>
          </table:table-cell>
          <table:table-cell office:value-type="float" office:value="0.01013057" calcext:value-type="float">
            <text:p>0.01013057</text:p>
          </table:table-cell>
          <table:table-cell office:value-type="float" office:value="0.007534164" calcext:value-type="float">
            <text:p>0.007534164</text:p>
          </table:table-cell>
          <table:table-cell office:value-type="float" office:value="0.00599313" calcext:value-type="float">
            <text:p>0.00599313</text:p>
          </table:table-cell>
          <table:table-cell office:value-type="float" office:value="0.005171793" calcext:value-type="float">
            <text:p>0.005171793</text:p>
          </table:table-cell>
          <table:table-cell office:value-type="float" office:value="0.004125577" calcext:value-type="float">
            <text:p>0.004125577</text:p>
          </table:table-cell>
        </table:table-row>
        <table:table-row table:style-name="ro1">
          <table:table-cell office:value-type="float" office:value="0.00552628837046721" calcext:value-type="float">
            <text:p>0.005526288370467</text:p>
          </table:table-cell>
          <table:table-cell office:value-type="float" office:value="0.272201" calcext:value-type="float">
            <text:p>0.272201</text:p>
          </table:table-cell>
          <table:table-cell office:value-type="float" office:value="0.107471" calcext:value-type="float">
            <text:p>0.107471</text:p>
          </table:table-cell>
          <table:table-cell office:value-type="float" office:value="0.07504413" calcext:value-type="float">
            <text:p>0.07504413</text:p>
          </table:table-cell>
          <table:table-cell office:value-type="float" office:value="0.04269321" calcext:value-type="float">
            <text:p>0.04269321</text:p>
          </table:table-cell>
          <table:table-cell office:value-type="float" office:value="0.0298456" calcext:value-type="float">
            <text:p>0.0298456</text:p>
          </table:table-cell>
          <table:table-cell office:value-type="float" office:value="0.02262115" calcext:value-type="float">
            <text:p>0.02262115</text:p>
          </table:table-cell>
          <table:table-cell office:value-type="float" office:value="0.01532874" calcext:value-type="float">
            <text:p>0.01532874</text:p>
          </table:table-cell>
          <table:table-cell office:value-type="float" office:value="0.01367076" calcext:value-type="float">
            <text:p>0.01367076</text:p>
          </table:table-cell>
          <table:table-cell office:value-type="float" office:value="0.01217291" calcext:value-type="float">
            <text:p>0.01217291</text:p>
          </table:table-cell>
          <table:table-cell office:value-type="float" office:value="0.009794419" calcext:value-type="float">
            <text:p>0.009794419</text:p>
          </table:table-cell>
          <table:table-cell office:value-type="float" office:value="0.007261168" calcext:value-type="float">
            <text:p>0.007261168</text:p>
          </table:table-cell>
          <table:table-cell office:value-type="float" office:value="0.005867742" calcext:value-type="float">
            <text:p>0.005867742</text:p>
          </table:table-cell>
          <table:table-cell office:value-type="float" office:value="0.005030115" calcext:value-type="float">
            <text:p>0.005030115</text:p>
          </table:table-cell>
          <table:table-cell office:value-type="float" office:value="0.003976459" calcext:value-type="float">
            <text:p>0.003976459</text:p>
          </table:table-cell>
        </table:table-row>
        <table:table-row table:style-name="ro1">
          <table:table-cell office:value-type="float" office:value="0.00556126476867717" calcext:value-type="float">
            <text:p>0.005561264768677</text:p>
          </table:table-cell>
          <table:table-cell office:value-type="float" office:value="0.271561" calcext:value-type="float">
            <text:p>0.271561</text:p>
          </table:table-cell>
          <table:table-cell office:value-type="float" office:value="0.100819" calcext:value-type="float">
            <text:p>0.100819</text:p>
          </table:table-cell>
          <table:table-cell office:value-type="float" office:value="0.0724775" calcext:value-type="float">
            <text:p>0.0724775</text:p>
          </table:table-cell>
          <table:table-cell office:value-type="float" office:value="0.04046259" calcext:value-type="float">
            <text:p>0.04046259</text:p>
          </table:table-cell>
          <table:table-cell office:value-type="float" office:value="0.0292451" calcext:value-type="float">
            <text:p>0.0292451</text:p>
          </table:table-cell>
          <table:table-cell office:value-type="float" office:value="0.02169117" calcext:value-type="float">
            <text:p>0.02169117</text:p>
          </table:table-cell>
          <table:table-cell office:value-type="float" office:value="0.01478104" calcext:value-type="float">
            <text:p>0.01478104</text:p>
          </table:table-cell>
          <table:table-cell office:value-type="float" office:value="0.01331031" calcext:value-type="float">
            <text:p>0.01331031</text:p>
          </table:table-cell>
          <table:table-cell office:value-type="float" office:value="0.01192167" calcext:value-type="float">
            <text:p>0.01192167</text:p>
          </table:table-cell>
          <table:table-cell office:value-type="float" office:value="0.009449886" calcext:value-type="float">
            <text:p>0.009449886</text:p>
          </table:table-cell>
          <table:table-cell office:value-type="float" office:value="0.007013929" calcext:value-type="float">
            <text:p>0.007013929</text:p>
          </table:table-cell>
          <table:table-cell office:value-type="float" office:value="0.005754869" calcext:value-type="float">
            <text:p>0.005754869</text:p>
          </table:table-cell>
          <table:table-cell office:value-type="float" office:value="0.004881824" calcext:value-type="float">
            <text:p>0.004881824</text:p>
          </table:table-cell>
          <table:table-cell office:value-type="float" office:value="0.003836581" calcext:value-type="float">
            <text:p>0.003836581</text:p>
          </table:table-cell>
        </table:table-row>
        <table:table-row table:style-name="ro1">
          <table:table-cell office:value-type="float" office:value="0.00559624116688714" calcext:value-type="float">
            <text:p>0.005596241166887</text:p>
          </table:table-cell>
          <table:table-cell office:value-type="float" office:value="0.265262" calcext:value-type="float">
            <text:p>0.265262</text:p>
          </table:table-cell>
          <table:table-cell office:value-type="float" office:value="0.095833" calcext:value-type="float">
            <text:p>0.095833</text:p>
          </table:table-cell>
          <table:table-cell office:value-type="float" office:value="0.06967617" calcext:value-type="float">
            <text:p>0.06967617</text:p>
          </table:table-cell>
          <table:table-cell office:value-type="float" office:value="0.0384998" calcext:value-type="float">
            <text:p>0.0384998</text:p>
          </table:table-cell>
          <table:table-cell office:value-type="float" office:value="0.02865362" calcext:value-type="float">
            <text:p>0.02865362</text:p>
          </table:table-cell>
          <table:table-cell office:value-type="float" office:value="0.02076566" calcext:value-type="float">
            <text:p>0.02076566</text:p>
          </table:table-cell>
          <table:table-cell office:value-type="float" office:value="0.01429974" calcext:value-type="float">
            <text:p>0.01429974</text:p>
          </table:table-cell>
          <table:table-cell office:value-type="float" office:value="0.01299431" calcext:value-type="float">
            <text:p>0.01299431</text:p>
          </table:table-cell>
          <table:table-cell office:value-type="float" office:value="0.01166849" calcext:value-type="float">
            <text:p>0.01166849</text:p>
          </table:table-cell>
          <table:table-cell office:value-type="float" office:value="0.00910168" calcext:value-type="float">
            <text:p>0.00910168</text:p>
          </table:table-cell>
          <table:table-cell office:value-type="float" office:value="0.00679265" calcext:value-type="float">
            <text:p>0.00679265</text:p>
          </table:table-cell>
          <table:table-cell office:value-type="float" office:value="0.005649403" calcext:value-type="float">
            <text:p>0.005649403</text:p>
          </table:table-cell>
          <table:table-cell office:value-type="float" office:value="0.004728125" calcext:value-type="float">
            <text:p>0.004728125</text:p>
          </table:table-cell>
          <table:table-cell office:value-type="float" office:value="0.003707571" calcext:value-type="float">
            <text:p>0.003707571</text:p>
          </table:table-cell>
        </table:table-row>
        <table:table-row table:style-name="ro1">
          <table:table-cell office:value-type="float" office:value="0.0056312175650971" calcext:value-type="float">
            <text:p>0.005631217565097</text:p>
          </table:table-cell>
          <table:table-cell office:value-type="float" office:value="0.254256" calcext:value-type="float">
            <text:p>0.254256</text:p>
          </table:table-cell>
          <table:table-cell office:value-type="float" office:value="0.09219432" calcext:value-type="float">
            <text:p>0.09219432</text:p>
          </table:table-cell>
          <table:table-cell office:value-type="float" office:value="0.06668305" calcext:value-type="float">
            <text:p>0.06668305</text:p>
          </table:table-cell>
          <table:table-cell office:value-type="float" office:value="0.03680027" calcext:value-type="float">
            <text:p>0.03680027</text:p>
          </table:table-cell>
          <table:table-cell office:value-type="float" office:value="0.02804877" calcext:value-type="float">
            <text:p>0.02804877</text:p>
          </table:table-cell>
          <table:table-cell office:value-type="float" office:value="0.01985844" calcext:value-type="float">
            <text:p>0.01985844</text:p>
          </table:table-cell>
          <table:table-cell office:value-type="float" office:value="0.01387955" calcext:value-type="float">
            <text:p>0.01387955</text:p>
          </table:table-cell>
          <table:table-cell office:value-type="float" office:value="0.01271287" calcext:value-type="float">
            <text:p>0.01271287</text:p>
          </table:table-cell>
          <table:table-cell office:value-type="float" office:value="0.01140736" calcext:value-type="float">
            <text:p>0.01140736</text:p>
          </table:table-cell>
          <table:table-cell office:value-type="float" office:value="0.0087551" calcext:value-type="float">
            <text:p>0.0087551</text:p>
          </table:table-cell>
          <table:table-cell office:value-type="float" office:value="0.006596333" calcext:value-type="float">
            <text:p>0.006596333</text:p>
          </table:table-cell>
          <table:table-cell office:value-type="float" office:value="0.00554655" calcext:value-type="float">
            <text:p>0.00554655</text:p>
          </table:table-cell>
          <table:table-cell office:value-type="float" office:value="0.004570944" calcext:value-type="float">
            <text:p>0.004570944</text:p>
          </table:table-cell>
          <table:table-cell office:value-type="float" office:value="0.003590426" calcext:value-type="float">
            <text:p>0.003590426</text:p>
          </table:table-cell>
        </table:table-row>
        <table:table-row table:style-name="ro1">
          <table:table-cell office:value-type="float" office:value="0.00566619396330707" calcext:value-type="float">
            <text:p>0.005666193963307</text:p>
          </table:table-cell>
          <table:table-cell office:value-type="float" office:value="0.239741" calcext:value-type="float">
            <text:p>0.239741</text:p>
          </table:table-cell>
          <table:table-cell office:value-type="float" office:value="0.08957515" calcext:value-type="float">
            <text:p>0.08957515</text:p>
          </table:table-cell>
          <table:table-cell office:value-type="float" office:value="0.06355426" calcext:value-type="float">
            <text:p>0.06355426</text:p>
          </table:table-cell>
          <table:table-cell office:value-type="float" office:value="0.03534977" calcext:value-type="float">
            <text:p>0.03534977</text:p>
          </table:table-cell>
          <table:table-cell office:value-type="float" office:value="0.02741375" calcext:value-type="float">
            <text:p>0.02741375</text:p>
          </table:table-cell>
          <table:table-cell office:value-type="float" office:value="0.01898277" calcext:value-type="float">
            <text:p>0.01898277</text:p>
          </table:table-cell>
          <table:table-cell office:value-type="float" office:value="0.01351328" calcext:value-type="float">
            <text:p>0.01351328</text:p>
          </table:table-cell>
          <table:table-cell office:value-type="float" office:value="0.01245596" calcext:value-type="float">
            <text:p>0.01245596</text:p>
          </table:table-cell>
          <table:table-cell office:value-type="float" office:value="0.01113408" calcext:value-type="float">
            <text:p>0.01113408</text:p>
          </table:table-cell>
          <table:table-cell office:value-type="float" office:value="0.008415572" calcext:value-type="float">
            <text:p>0.008415572</text:p>
          </table:table-cell>
          <table:table-cell office:value-type="float" office:value="0.006422919" calcext:value-type="float">
            <text:p>0.006422919</text:p>
          </table:table-cell>
          <table:table-cell office:value-type="float" office:value="0.005442106" calcext:value-type="float">
            <text:p>0.005442106</text:p>
          </table:table-cell>
          <table:table-cell office:value-type="float" office:value="0.004412718" calcext:value-type="float">
            <text:p>0.004412718</text:p>
          </table:table-cell>
          <table:table-cell office:value-type="float" office:value="0.003485434" calcext:value-type="float">
            <text:p>0.003485434</text:p>
          </table:table-cell>
        </table:table-row>
        <table:table-row table:style-name="ro1">
          <table:table-cell office:value-type="float" office:value="0.00570117036151704" calcext:value-type="float">
            <text:p>0.005701170361517</text:p>
          </table:table-cell>
          <table:table-cell office:value-type="float" office:value="0.222916" calcext:value-type="float">
            <text:p>0.222916</text:p>
          </table:table-cell>
          <table:table-cell office:value-type="float" office:value="0.08766463" calcext:value-type="float">
            <text:p>0.08766463</text:p>
          </table:table-cell>
          <table:table-cell office:value-type="float" office:value="0.06035286" calcext:value-type="float">
            <text:p>0.06035286</text:p>
          </table:table-cell>
          <table:table-cell office:value-type="float" office:value="0.03412584" calcext:value-type="float">
            <text:p>0.03412584</text:p>
          </table:table-cell>
          <table:table-cell office:value-type="float" office:value="0.02673745" calcext:value-type="float">
            <text:p>0.02673745</text:p>
          </table:table-cell>
          <table:table-cell office:value-type="float" office:value="0.01815031" calcext:value-type="float">
            <text:p>0.01815031</text:p>
          </table:table-cell>
          <table:table-cell office:value-type="float" office:value="0.01319236" calcext:value-type="float">
            <text:p>0.01319236</text:p>
          </table:table-cell>
          <table:table-cell office:value-type="float" office:value="0.01221389" calcext:value-type="float">
            <text:p>0.01221389</text:p>
          </table:table-cell>
          <table:table-cell office:value-type="float" office:value="0.0108463" calcext:value-type="float">
            <text:p>0.0108463</text:p>
          </table:table-cell>
          <table:table-cell office:value-type="float" office:value="0.008088324" calcext:value-type="float">
            <text:p>0.008088324</text:p>
          </table:table-cell>
          <table:table-cell office:value-type="float" office:value="0.006269478" calcext:value-type="float">
            <text:p>0.006269478</text:p>
          </table:table-cell>
          <table:table-cell office:value-type="float" office:value="0.005332677" calcext:value-type="float">
            <text:p>0.005332677</text:p>
          </table:table-cell>
          <table:table-cell office:value-type="float" office:value="0.004256131" calcext:value-type="float">
            <text:p>0.004256131</text:p>
          </table:table-cell>
          <table:table-cell office:value-type="float" office:value="0.003392178" calcext:value-type="float">
            <text:p>0.003392178</text:p>
          </table:table-cell>
        </table:table-row>
        <table:table-row table:style-name="ro1">
          <table:table-cell office:value-type="float" office:value="0.005736146759727" calcext:value-type="float">
            <text:p>0.005736146759727</text:p>
          </table:table-cell>
          <table:table-cell office:value-type="float" office:value="0.204894" calcext:value-type="float">
            <text:p>0.204894</text:p>
          </table:table-cell>
          <table:table-cell office:value-type="float" office:value="0.08618639" calcext:value-type="float">
            <text:p>0.08618639</text:p>
          </table:table-cell>
          <table:table-cell office:value-type="float" office:value="0.05714399" calcext:value-type="float">
            <text:p>0.05714399</text:p>
          </table:table-cell>
          <table:table-cell office:value-type="float" office:value="0.03310002" calcext:value-type="float">
            <text:p>0.03310002</text:p>
          </table:table-cell>
          <table:table-cell office:value-type="float" office:value="0.02601415" calcext:value-type="float">
            <text:p>0.02601415</text:p>
          </table:table-cell>
          <table:table-cell office:value-type="float" office:value="0.01737078" calcext:value-type="float">
            <text:p>0.01737078</text:p>
          </table:table-cell>
          <table:table-cell office:value-type="float" office:value="0.01290736" calcext:value-type="float">
            <text:p>0.01290736</text:p>
          </table:table-cell>
          <table:table-cell office:value-type="float" office:value="0.01197782" calcext:value-type="float">
            <text:p>0.01197782</text:p>
          </table:table-cell>
          <table:table-cell office:value-type="float" office:value="0.01054346" calcext:value-type="float">
            <text:p>0.01054346</text:p>
          </table:table-cell>
          <table:table-cell office:value-type="float" office:value="0.00777795" calcext:value-type="float">
            <text:p>0.00777795</text:p>
          </table:table-cell>
          <table:table-cell office:value-type="float" office:value="0.006132415" calcext:value-type="float">
            <text:p>0.006132415</text:p>
          </table:table-cell>
          <table:table-cell office:value-type="float" office:value="0.005215847" calcext:value-type="float">
            <text:p>0.005215847</text:p>
          </table:table-cell>
          <table:table-cell office:value-type="float" office:value="0.004103857" calcext:value-type="float">
            <text:p>0.004103857</text:p>
          </table:table-cell>
          <table:table-cell office:value-type="float" office:value="0.003309615" calcext:value-type="float">
            <text:p>0.003309615</text:p>
          </table:table-cell>
        </table:table-row>
        <table:table-row table:style-name="ro1">
          <table:table-cell office:value-type="float" office:value="0.00577112315793697" calcext:value-type="float">
            <text:p>0.005771123157937</text:p>
          </table:table-cell>
          <table:table-cell office:value-type="float" office:value="0.186661" calcext:value-type="float">
            <text:p>0.186661</text:p>
          </table:table-cell>
          <table:table-cell office:value-type="float" office:value="0.08490831" calcext:value-type="float">
            <text:p>0.08490831</text:p>
          </table:table-cell>
          <table:table-cell office:value-type="float" office:value="0.05399115" calcext:value-type="float">
            <text:p>0.05399115</text:p>
          </table:table-cell>
          <table:table-cell office:value-type="float" office:value="0.03224003" calcext:value-type="float">
            <text:p>0.03224003</text:p>
          </table:table-cell>
          <table:table-cell office:value-type="float" office:value="0.02524318" calcext:value-type="float">
            <text:p>0.02524318</text:p>
          </table:table-cell>
          <table:table-cell office:value-type="float" office:value="0.01665146" calcext:value-type="float">
            <text:p>0.01665146</text:p>
          </table:table-cell>
          <table:table-cell office:value-type="float" office:value="0.01264864" calcext:value-type="float">
            <text:p>0.01264864</text:p>
          </table:table-cell>
          <table:table-cell office:value-type="float" office:value="0.01174017" calcext:value-type="float">
            <text:p>0.01174017</text:p>
          </table:table-cell>
          <table:table-cell office:value-type="float" office:value="0.01022667" calcext:value-type="float">
            <text:p>0.01022667</text:p>
          </table:table-cell>
          <table:table-cell office:value-type="float" office:value="0.007488295" calcext:value-type="float">
            <text:p>0.007488295</text:p>
          </table:table-cell>
          <table:table-cell office:value-type="float" office:value="0.006007792" calcext:value-type="float">
            <text:p>0.006007792</text:p>
          </table:table-cell>
          <table:table-cell office:value-type="float" office:value="0.005090264" calcext:value-type="float">
            <text:p>0.005090264</text:p>
          </table:table-cell>
          <table:table-cell office:value-type="float" office:value="0.003958445" calcext:value-type="float">
            <text:p>0.003958445</text:p>
          </table:table-cell>
          <table:table-cell office:value-type="float" office:value="0.003236203" calcext:value-type="float">
            <text:p>0.003236203</text:p>
          </table:table-cell>
        </table:table-row>
        <table:table-row table:style-name="ro1">
          <table:table-cell office:value-type="float" office:value="0.00580609955614694" calcext:value-type="float">
            <text:p>0.005806099556147</text:p>
          </table:table-cell>
          <table:table-cell office:value-type="float" office:value="0.169048" calcext:value-type="float">
            <text:p>0.169048</text:p>
          </table:table-cell>
          <table:table-cell office:value-type="float" office:value="0.08364611" calcext:value-type="float">
            <text:p>0.08364611</text:p>
          </table:table-cell>
          <table:table-cell office:value-type="float" office:value="0.05095216" calcext:value-type="float">
            <text:p>0.05095216</text:p>
          </table:table-cell>
          <table:table-cell office:value-type="float" office:value="0.03151168" calcext:value-type="float">
            <text:p>0.03151168</text:p>
          </table:table-cell>
          <table:table-cell office:value-type="float" office:value="0.0244282" calcext:value-type="float">
            <text:p>0.0244282</text:p>
          </table:table-cell>
          <table:table-cell office:value-type="float" office:value="0.0159971" calcext:value-type="float">
            <text:p>0.0159971</text:p>
          </table:table-cell>
          <table:table-cell office:value-type="float" office:value="0.01240677" calcext:value-type="float">
            <text:p>0.01240677</text:p>
          </table:table-cell>
          <table:table-cell office:value-type="float" office:value="0.01149484" calcext:value-type="float">
            <text:p>0.01149484</text:p>
          </table:table-cell>
          <table:table-cell office:value-type="float" office:value="0.009898422" calcext:value-type="float">
            <text:p>0.009898422</text:p>
          </table:table-cell>
          <table:table-cell office:value-type="float" office:value="0.007222087" calcext:value-type="float">
            <text:p>0.007222087</text:p>
          </table:table-cell>
          <table:table-cell office:value-type="float" office:value="0.005891554" calcext:value-type="float">
            <text:p>0.005891554</text:p>
          </table:table-cell>
          <table:table-cell office:value-type="float" office:value="0.004955634" calcext:value-type="float">
            <text:p>0.004955634</text:p>
          </table:table-cell>
          <table:table-cell office:value-type="float" office:value="0.003822025" calcext:value-type="float">
            <text:p>0.003822025</text:p>
          </table:table-cell>
          <table:table-cell office:value-type="float" office:value="0.00317001" calcext:value-type="float">
            <text:p>0.00317001</text:p>
          </table:table-cell>
        </table:table-row>
        <table:table-row table:style-name="ro1">
          <table:table-cell office:value-type="float" office:value="0.0058410759543569" calcext:value-type="float">
            <text:p>0.005841075954357</text:p>
          </table:table-cell>
          <table:table-cell office:value-type="float" office:value="0.15271" calcext:value-type="float">
            <text:p>0.15271</text:p>
          </table:table-cell>
          <table:table-cell office:value-type="float" office:value="0.0822629" calcext:value-type="float">
            <text:p>0.0822629</text:p>
          </table:table-cell>
          <table:table-cell office:value-type="float" office:value="0.04807698" calcext:value-type="float">
            <text:p>0.04807698</text:p>
          </table:table-cell>
          <table:table-cell office:value-type="float" office:value="0.03088067" calcext:value-type="float">
            <text:p>0.03088067</text:p>
          </table:table-cell>
          <table:table-cell office:value-type="float" office:value="0.02357654" calcext:value-type="float">
            <text:p>0.02357654</text:p>
          </table:table-cell>
          <table:table-cell office:value-type="float" office:value="0.01540967" calcext:value-type="float">
            <text:p>0.01540967</text:p>
          </table:table-cell>
          <table:table-cell office:value-type="float" office:value="0.01217299" calcext:value-type="float">
            <text:p>0.01217299</text:p>
          </table:table-cell>
          <table:table-cell office:value-type="float" office:value="0.0112374" calcext:value-type="float">
            <text:p>0.0112374</text:p>
          </table:table-cell>
          <table:table-cell office:value-type="float" office:value="0.009562326" calcext:value-type="float">
            <text:p>0.009562326</text:p>
          </table:table-cell>
          <table:table-cell office:value-type="float" office:value="0.00698097" calcext:value-type="float">
            <text:p>0.00698097</text:p>
          </table:table-cell>
          <table:table-cell office:value-type="float" office:value="0.005779778" calcext:value-type="float">
            <text:p>0.005779778</text:p>
          </table:table-cell>
          <table:table-cell office:value-type="float" office:value="0.004812627" calcext:value-type="float">
            <text:p>0.004812627</text:p>
          </table:table-cell>
          <table:table-cell office:value-type="float" office:value="0.003696224" calcext:value-type="float">
            <text:p>0.003696224</text:p>
          </table:table-cell>
          <table:table-cell office:value-type="float" office:value="0.003108927" calcext:value-type="float">
            <text:p>0.003108927</text:p>
          </table:table-cell>
        </table:table-row>
        <table:table-row table:style-name="ro1">
          <table:table-cell office:value-type="float" office:value="0.00587605235256687" calcext:value-type="float">
            <text:p>0.005876052352567</text:p>
          </table:table-cell>
          <table:table-cell office:value-type="float" office:value="0.138111" calcext:value-type="float">
            <text:p>0.138111</text:p>
          </table:table-cell>
          <table:table-cell office:value-type="float" office:value="0.08066583" calcext:value-type="float">
            <text:p>0.08066583</text:p>
          </table:table-cell>
          <table:table-cell office:value-type="float" office:value="0.04540592" calcext:value-type="float">
            <text:p>0.04540592</text:p>
          </table:table-cell>
          <table:table-cell office:value-type="float" office:value="0.0303143" calcext:value-type="float">
            <text:p>0.0303143</text:p>
          </table:table-cell>
          <table:table-cell office:value-type="float" office:value="0.02269818" calcext:value-type="float">
            <text:p>0.02269818</text:p>
          </table:table-cell>
          <table:table-cell office:value-type="float" office:value="0.01488856" calcext:value-type="float">
            <text:p>0.01488856</text:p>
          </table:table-cell>
          <table:table-cell office:value-type="float" office:value="0.01193969" calcext:value-type="float">
            <text:p>0.01193969</text:p>
          </table:table-cell>
          <table:table-cell office:value-type="float" office:value="0.01096519" calcext:value-type="float">
            <text:p>0.01096519</text:p>
          </table:table-cell>
          <table:table-cell office:value-type="float" office:value="0.009222798" calcext:value-type="float">
            <text:p>0.009222798</text:p>
          </table:table-cell>
          <table:table-cell office:value-type="float" office:value="0.00676539" calcext:value-type="float">
            <text:p>0.00676539</text:p>
          </table:table-cell>
          <table:table-cell office:value-type="float" office:value="0.005668934" calcext:value-type="float">
            <text:p>0.005668934</text:p>
          </table:table-cell>
          <table:table-cell office:value-type="float" office:value="0.004662789" calcext:value-type="float">
            <text:p>0.004662789</text:p>
          </table:table-cell>
          <table:table-cell office:value-type="float" office:value="0.003582057" calcext:value-type="float">
            <text:p>0.003582057</text:p>
          </table:table-cell>
          <table:table-cell office:value-type="float" office:value="0.003050794" calcext:value-type="float">
            <text:p>0.003050794</text:p>
          </table:table-cell>
        </table:table-row>
        <table:table-row table:style-name="ro1">
          <table:table-cell office:value-type="float" office:value="0.00591102875077684" calcext:value-type="float">
            <text:p>0.005911028750777</text:p>
          </table:table-cell>
          <table:table-cell office:value-type="float" office:value="0.125527" calcext:value-type="float">
            <text:p>0.125527</text:p>
          </table:table-cell>
          <table:table-cell office:value-type="float" office:value="0.07880094" calcext:value-type="float">
            <text:p>0.07880094</text:p>
          </table:table-cell>
          <table:table-cell office:value-type="float" office:value="0.04296812" calcext:value-type="float">
            <text:p>0.04296812</text:p>
          </table:table-cell>
          <table:table-cell office:value-type="float" office:value="0.02978265" calcext:value-type="float">
            <text:p>0.02978265</text:p>
          </table:table-cell>
          <table:table-cell office:value-type="float" office:value="0.02180514" calcext:value-type="float">
            <text:p>0.02180514</text:p>
          </table:table-cell>
          <table:table-cell office:value-type="float" office:value="0.01443082" calcext:value-type="float">
            <text:p>0.01443082</text:p>
          </table:table-cell>
          <table:table-cell office:value-type="float" office:value="0.01170054" calcext:value-type="float">
            <text:p>0.01170054</text:p>
          </table:table-cell>
          <table:table-cell office:value-type="float" office:value="0.01067722" calcext:value-type="float">
            <text:p>0.01067722</text:p>
          </table:table-cell>
          <table:table-cell office:value-type="float" office:value="0.008884636" calcext:value-type="float">
            <text:p>0.008884636</text:p>
          </table:table-cell>
          <table:table-cell office:value-type="float" office:value="0.006574657" calcext:value-type="float">
            <text:p>0.006574657</text:p>
          </table:table-cell>
          <table:table-cell office:value-type="float" office:value="0.005556019" calcext:value-type="float">
            <text:p>0.005556019</text:p>
          </table:table-cell>
          <table:table-cell office:value-type="float" office:value="0.004508372" calcext:value-type="float">
            <text:p>0.004508372</text:p>
          </table:table-cell>
          <table:table-cell office:value-type="float" office:value="0.003479861" calcext:value-type="float">
            <text:p>0.003479861</text:p>
          </table:table-cell>
          <table:table-cell office:value-type="float" office:value="0.00299358" calcext:value-type="float">
            <text:p>0.00299358</text:p>
          </table:table-cell>
        </table:table-row>
        <table:table-row table:style-name="ro1">
          <table:table-cell office:value-type="float" office:value="0.0059460051489868" calcext:value-type="float">
            <text:p>0.005946005148987</text:p>
          </table:table-cell>
          <table:table-cell office:value-type="float" office:value="0.11506" calcext:value-type="float">
            <text:p>0.11506</text:p>
          </table:table-cell>
          <table:table-cell office:value-type="float" office:value="0.07664756" calcext:value-type="float">
            <text:p>0.07664756</text:p>
          </table:table-cell>
          <table:table-cell office:value-type="float" office:value="0.04078174" calcext:value-type="float">
            <text:p>0.04078174</text:p>
          </table:table-cell>
          <table:table-cell office:value-type="float" office:value="0.02925961" calcext:value-type="float">
            <text:p>0.02925961</text:p>
          </table:table-cell>
          <table:table-cell office:value-type="float" office:value="0.0209104" calcext:value-type="float">
            <text:p>0.0209104</text:p>
          </table:table-cell>
          <table:table-cell office:value-type="float" office:value="0.01403142" calcext:value-type="float">
            <text:p>0.01403142</text:p>
          </table:table-cell>
          <table:table-cell office:value-type="float" office:value="0.01145073" calcext:value-type="float">
            <text:p>0.01145073</text:p>
          </table:table-cell>
          <table:table-cell office:value-type="float" office:value="0.0103741" calcext:value-type="float">
            <text:p>0.0103741</text:p>
          </table:table-cell>
          <table:table-cell office:value-type="float" office:value="0.008552854" calcext:value-type="float">
            <text:p>0.008552854</text:p>
          </table:table-cell>
          <table:table-cell office:value-type="float" office:value="0.00640706" calcext:value-type="float">
            <text:p>0.00640706</text:p>
          </table:table-cell>
          <table:table-cell office:value-type="float" office:value="0.005438732" calcext:value-type="float">
            <text:p>0.005438732</text:p>
          </table:table-cell>
          <table:table-cell office:value-type="float" office:value="0.004352034" calcext:value-type="float">
            <text:p>0.004352034</text:p>
          </table:table-cell>
          <table:table-cell office:value-type="float" office:value="0.003389341" calcext:value-type="float">
            <text:p>0.003389341</text:p>
          </table:table-cell>
          <table:table-cell office:value-type="float" office:value="0.00293552" calcext:value-type="float">
            <text:p>0.00293552</text:p>
          </table:table-cell>
        </table:table-row>
        <table:table-row table:style-name="ro1">
          <table:table-cell office:value-type="float" office:value="0.00598098154719677" calcext:value-type="float">
            <text:p>0.005980981547197</text:p>
          </table:table-cell>
          <table:table-cell office:value-type="float" office:value="0.106662" calcext:value-type="float">
            <text:p>0.106662</text:p>
          </table:table-cell>
          <table:table-cell office:value-type="float" office:value="0.07421234" calcext:value-type="float">
            <text:p>0.07421234</text:p>
          </table:table-cell>
          <table:table-cell office:value-type="float" office:value="0.03885395" calcext:value-type="float">
            <text:p>0.03885395</text:p>
          </table:table-cell>
          <table:table-cell office:value-type="float" office:value="0.02872356" calcext:value-type="float">
            <text:p>0.02872356</text:p>
          </table:table-cell>
          <table:table-cell office:value-type="float" office:value="0.02002722" calcext:value-type="float">
            <text:p>0.02002722</text:p>
          </table:table-cell>
          <table:table-cell office:value-type="float" office:value="0.01368367" calcext:value-type="float">
            <text:p>0.01368367</text:p>
          </table:table-cell>
          <table:table-cell office:value-type="float" office:value="0.01118714" calcext:value-type="float">
            <text:p>0.01118714</text:p>
          </table:table-cell>
          <table:table-cell office:value-type="float" office:value="0.01005781" calcext:value-type="float">
            <text:p>0.01005781</text:p>
          </table:table-cell>
          <table:table-cell office:value-type="float" office:value="0.008232167" calcext:value-type="float">
            <text:p>0.008232167</text:p>
          </table:table-cell>
          <table:table-cell office:value-type="float" office:value="0.006260016" calcext:value-type="float">
            <text:p>0.006260016</text:p>
          </table:table-cell>
          <table:table-cell office:value-type="float" office:value="0.005315551" calcext:value-type="float">
            <text:p>0.005315551</text:p>
          </table:table-cell>
          <table:table-cell office:value-type="float" office:value="0.004196708" calcext:value-type="float">
            <text:p>0.004196708</text:p>
          </table:table-cell>
          <table:table-cell office:value-type="float" office:value="0.003309593" calcext:value-type="float">
            <text:p>0.003309593</text:p>
          </table:table-cell>
          <table:table-cell office:value-type="float" office:value="0.002875237" calcext:value-type="float">
            <text:p>0.002875237</text:p>
          </table:table-cell>
        </table:table-row>
        <table:table-row table:style-name="ro1">
          <table:table-cell office:value-type="float" office:value="0.00601595794540673" calcext:value-type="float">
            <text:p>0.006015957945407</text:p>
          </table:table-cell>
          <table:table-cell office:value-type="float" office:value="0.100166" calcext:value-type="float">
            <text:p>0.100166</text:p>
          </table:table-cell>
          <table:table-cell office:value-type="float" office:value="0.07152303" calcext:value-type="float">
            <text:p>0.07152303</text:p>
          </table:table-cell>
          <table:table-cell office:value-type="float" office:value="0.03718186" calcext:value-type="float">
            <text:p>0.03718186</text:p>
          </table:table-cell>
          <table:table-cell office:value-type="float" office:value="0.02815777" calcext:value-type="float">
            <text:p>0.02815777</text:p>
          </table:table-cell>
          <table:table-cell office:value-type="float" office:value="0.01916837" calcext:value-type="float">
            <text:p>0.01916837</text:p>
          </table:table-cell>
          <table:table-cell office:value-type="float" office:value="0.01337967" calcext:value-type="float">
            <text:p>0.01337967</text:p>
          </table:table-cell>
          <table:table-cell office:value-type="float" office:value="0.01090822" calcext:value-type="float">
            <text:p>0.01090822</text:p>
          </table:table-cell>
          <table:table-cell office:value-type="float" office:value="0.009731528" calcext:value-type="float">
            <text:p>0.009731528</text:p>
          </table:table-cell>
          <table:table-cell office:value-type="float" office:value="0.007926881" calcext:value-type="float">
            <text:p>0.007926881</text:p>
          </table:table-cell>
          <table:table-cell office:value-type="float" office:value="0.006130263" calcext:value-type="float">
            <text:p>0.006130263</text:p>
          </table:table-cell>
          <table:table-cell office:value-type="float" office:value="0.005185751" calcext:value-type="float">
            <text:p>0.005185751</text:p>
          </table:table-cell>
          <table:table-cell office:value-type="float" office:value="0.004045343" calcext:value-type="float">
            <text:p>0.004045343</text:p>
          </table:table-cell>
          <table:table-cell office:value-type="float" office:value="0.003239211" calcext:value-type="float">
            <text:p>0.003239211</text:p>
          </table:table-cell>
          <table:table-cell office:value-type="float" office:value="0.002811793" calcext:value-type="float">
            <text:p>0.002811793</text:p>
          </table:table-cell>
        </table:table-row>
        <table:table-row table:style-name="ro1">
          <table:table-cell office:value-type="float" office:value="0.0060509343436167" calcext:value-type="float">
            <text:p>0.006050934343617</text:p>
          </table:table-cell>
          <table:table-cell office:value-type="float" office:value="0.09532804" calcext:value-type="float">
            <text:p>0.09532804</text:p>
          </table:table-cell>
          <table:table-cell office:value-type="float" office:value="0.06862333" calcext:value-type="float">
            <text:p>0.06862333</text:p>
          </table:table-cell>
          <table:table-cell office:value-type="float" office:value="0.03575355" calcext:value-type="float">
            <text:p>0.03575355</text:p>
          </table:table-cell>
          <table:table-cell office:value-type="float" office:value="0.02755039" calcext:value-type="float">
            <text:p>0.02755039</text:p>
          </table:table-cell>
          <table:table-cell office:value-type="float" office:value="0.01834553" calcext:value-type="float">
            <text:p>0.01834553</text:p>
          </table:table-cell>
          <table:table-cell office:value-type="float" office:value="0.0131108" calcext:value-type="float">
            <text:p>0.0131108</text:p>
          </table:table-cell>
          <table:table-cell office:value-type="float" office:value="0.01061396" calcext:value-type="float">
            <text:p>0.01061396</text:p>
          </table:table-cell>
          <table:table-cell office:value-type="float" office:value="0.009399248" calcext:value-type="float">
            <text:p>0.009399248</text:p>
          </table:table-cell>
          <table:table-cell office:value-type="float" office:value="0.007640544" calcext:value-type="float">
            <text:p>0.007640544</text:p>
          </table:table-cell>
          <table:table-cell office:value-type="float" office:value="0.006014116" calcext:value-type="float">
            <text:p>0.006014116</text:p>
          </table:table-cell>
          <table:table-cell office:value-type="float" office:value="0.005049363" calcext:value-type="float">
            <text:p>0.005049363</text:p>
          </table:table-cell>
          <table:table-cell office:value-type="float" office:value="0.00390066" calcext:value-type="float">
            <text:p>0.00390066</text:p>
          </table:table-cell>
          <table:table-cell office:value-type="float" office:value="0.003176418" calcext:value-type="float">
            <text:p>0.003176418</text:p>
          </table:table-cell>
          <table:table-cell office:value-type="float" office:value="0.002744746" calcext:value-type="float">
            <text:p>0.002744746</text:p>
          </table:table-cell>
        </table:table-row>
        <table:table-row table:style-name="ro1">
          <table:table-cell office:value-type="float" office:value="0.00608591074182667" calcext:value-type="float">
            <text:p>0.006085910741827</text:p>
          </table:table-cell>
          <table:table-cell office:value-type="float" office:value="0.09185992" calcext:value-type="float">
            <text:p>0.09185992</text:p>
          </table:table-cell>
          <table:table-cell office:value-type="float" office:value="0.06556763" calcext:value-type="float">
            <text:p>0.06556763</text:p>
          </table:table-cell>
          <table:table-cell office:value-type="float" office:value="0.03454984" calcext:value-type="float">
            <text:p>0.03454984</text:p>
          </table:table-cell>
          <table:table-cell office:value-type="float" office:value="0.02689452" calcext:value-type="float">
            <text:p>0.02689452</text:p>
          </table:table-cell>
          <table:table-cell office:value-type="float" office:value="0.01756872" calcext:value-type="float">
            <text:p>0.01756872</text:p>
          </table:table-cell>
          <table:table-cell office:value-type="float" office:value="0.0128681" calcext:value-type="float">
            <text:p>0.0128681</text:p>
          </table:table-cell>
          <table:table-cell office:value-type="float" office:value="0.01030578" calcext:value-type="float">
            <text:p>0.01030578</text:p>
          </table:table-cell>
          <table:table-cell office:value-type="float" office:value="0.009065505" calcext:value-type="float">
            <text:p>0.009065505</text:p>
          </table:table-cell>
          <table:table-cell office:value-type="float" office:value="0.007375877" calcext:value-type="float">
            <text:p>0.007375877</text:p>
          </table:table-cell>
          <table:table-cell office:value-type="float" office:value="0.005907667" calcext:value-type="float">
            <text:p>0.005907667</text:p>
          </table:table-cell>
          <table:table-cell office:value-type="float" office:value="0.004907162" calcext:value-type="float">
            <text:p>0.004907162</text:p>
          </table:table-cell>
          <table:table-cell office:value-type="float" office:value="0.003765038" calcext:value-type="float">
            <text:p>0.003765038</text:p>
          </table:table-cell>
          <table:table-cell office:value-type="float" office:value="0.003119192" calcext:value-type="float">
            <text:p>0.003119192</text:p>
          </table:table-cell>
          <table:table-cell office:value-type="float" office:value="0.002674137" calcext:value-type="float">
            <text:p>0.002674137</text:p>
          </table:table-cell>
        </table:table-row>
        <table:table-row table:style-name="ro1">
          <table:table-cell office:value-type="float" office:value="0.00612088714003663" calcext:value-type="float">
            <text:p>0.006120887140037</text:p>
          </table:table-cell>
          <table:table-cell office:value-type="float" office:value="0.08945757" calcext:value-type="float">
            <text:p>0.08945757</text:p>
          </table:table-cell>
          <table:table-cell office:value-type="float" office:value="0.06241642" calcext:value-type="float">
            <text:p>0.06241642</text:p>
          </table:table-cell>
          <table:table-cell office:value-type="float" office:value="0.03354571" calcext:value-type="float">
            <text:p>0.03354571</text:p>
          </table:table-cell>
          <table:table-cell office:value-type="float" office:value="0.02618774" calcext:value-type="float">
            <text:p>0.02618774</text:p>
          </table:table-cell>
          <table:table-cell office:value-type="float" office:value="0.01684594" calcext:value-type="float">
            <text:p>0.01684594</text:p>
          </table:table-cell>
          <table:table-cell office:value-type="float" office:value="0.01264282" calcext:value-type="float">
            <text:p>0.01264282</text:p>
          </table:table-cell>
          <table:table-cell office:value-type="float" office:value="0.009986239" calcext:value-type="float">
            <text:p>0.009986239</text:p>
          </table:table-cell>
          <table:table-cell office:value-type="float" office:value="0.008735128" calcext:value-type="float">
            <text:p>0.008735128</text:p>
          </table:table-cell>
          <table:table-cell office:value-type="float" office:value="0.007134604" calcext:value-type="float">
            <text:p>0.007134604</text:p>
          </table:table-cell>
          <table:table-cell office:value-type="float" office:value="0.005807045" calcext:value-type="float">
            <text:p>0.005807045</text:p>
          </table:table-cell>
          <table:table-cell office:value-type="float" office:value="0.004760489" calcext:value-type="float">
            <text:p>0.004760489</text:p>
          </table:table-cell>
          <table:table-cell office:value-type="float" office:value="0.003640292" calcext:value-type="float">
            <text:p>0.003640292</text:p>
          </table:table-cell>
          <table:table-cell office:value-type="float" office:value="0.003065444" calcext:value-type="float">
            <text:p>0.003065444</text:p>
          </table:table-cell>
          <table:table-cell office:value-type="float" office:value="0.00260045" calcext:value-type="float">
            <text:p>0.00260045</text:p>
          </table:table-cell>
        </table:table-row>
        <table:table-row table:style-name="ro1">
          <table:table-cell office:value-type="float" office:value="0.0061558635382466" calcext:value-type="float">
            <text:p>0.006155863538247</text:p>
          </table:table-cell>
          <table:table-cell office:value-type="float" office:value="0.08782666" calcext:value-type="float">
            <text:p>0.08782666</text:p>
          </table:table-cell>
          <table:table-cell office:value-type="float" office:value="0.05923234" calcext:value-type="float">
            <text:p>0.05923234</text:p>
          </table:table-cell>
          <table:table-cell office:value-type="float" office:value="0.03271231" calcext:value-type="float">
            <text:p>0.03271231</text:p>
          </table:table-cell>
          <table:table-cell office:value-type="float" office:value="0.02543174" calcext:value-type="float">
            <text:p>0.02543174</text:p>
          </table:table-cell>
          <table:table-cell office:value-type="float" office:value="0.01618302" calcext:value-type="float">
            <text:p>0.01618302</text:p>
          </table:table-cell>
          <table:table-cell office:value-type="float" office:value="0.01242668" calcext:value-type="float">
            <text:p>0.01242668</text:p>
          </table:table-cell>
          <table:table-cell office:value-type="float" office:value="0.009658831" calcext:value-type="float">
            <text:p>0.009658831</text:p>
          </table:table-cell>
          <table:table-cell office:value-type="float" office:value="0.008412851" calcext:value-type="float">
            <text:p>0.008412851</text:p>
          </table:table-cell>
          <table:table-cell office:value-type="float" office:value="0.006917445" calcext:value-type="float">
            <text:p>0.006917445</text:p>
          </table:table-cell>
          <table:table-cell office:value-type="float" office:value="0.005708619" calcext:value-type="float">
            <text:p>0.005708619</text:p>
          </table:table-cell>
          <table:table-cell office:value-type="float" office:value="0.004611182" calcext:value-type="float">
            <text:p>0.004611182</text:p>
          </table:table-cell>
          <table:table-cell office:value-type="float" office:value="0.003527645" calcext:value-type="float">
            <text:p>0.003527645</text:p>
          </table:table-cell>
          <table:table-cell office:value-type="float" office:value="0.00301314" calcext:value-type="float">
            <text:p>0.00301314</text:p>
          </table:table-cell>
          <table:table-cell office:value-type="float" office:value="0.00252455" calcext:value-type="float">
            <text:p>0.00252455</text:p>
          </table:table-cell>
        </table:table-row>
        <table:table-row table:style-name="ro1">
          <table:table-cell office:value-type="float" office:value="0.00619083993645657" calcext:value-type="float">
            <text:p>0.006190839936457</text:p>
          </table:table-cell>
          <table:table-cell office:value-type="float" office:value="0.0866983" calcext:value-type="float">
            <text:p>0.0866983</text:p>
          </table:table-cell>
          <table:table-cell office:value-type="float" office:value="0.05607667" calcext:value-type="float">
            <text:p>0.05607667</text:p>
          </table:table-cell>
          <table:table-cell office:value-type="float" office:value="0.03201837" calcext:value-type="float">
            <text:p>0.03201837</text:p>
          </table:table-cell>
          <table:table-cell office:value-type="float" office:value="0.02463169" calcext:value-type="float">
            <text:p>0.02463169</text:p>
          </table:table-cell>
          <table:table-cell office:value-type="float" office:value="0.01558334" calcext:value-type="float">
            <text:p>0.01558334</text:p>
          </table:table-cell>
          <table:table-cell office:value-type="float" office:value="0.01221232" calcext:value-type="float">
            <text:p>0.01221232</text:p>
          </table:table-cell>
          <table:table-cell office:value-type="float" office:value="0.009327728" calcext:value-type="float">
            <text:p>0.009327728</text:p>
          </table:table-cell>
          <table:table-cell office:value-type="float" office:value="0.008103112" calcext:value-type="float">
            <text:p>0.008103112</text:p>
          </table:table-cell>
          <table:table-cell office:value-type="float" office:value="0.006724116" calcext:value-type="float">
            <text:p>0.006724116</text:p>
          </table:table-cell>
          <table:table-cell office:value-type="float" office:value="0.005609164" calcext:value-type="float">
            <text:p>0.005609164</text:p>
          </table:table-cell>
          <table:table-cell office:value-type="float" office:value="0.004461363" calcext:value-type="float">
            <text:p>0.004461363</text:p>
          </table:table-cell>
          <table:table-cell office:value-type="float" office:value="0.003427627" calcext:value-type="float">
            <text:p>0.003427627</text:p>
          </table:table-cell>
          <table:table-cell office:value-type="float" office:value="0.002960447" calcext:value-type="float">
            <text:p>0.002960447</text:p>
          </table:table-cell>
          <table:table-cell office:value-type="float" office:value="0.002447564" calcext:value-type="float">
            <text:p>0.002447564</text:p>
          </table:table-cell>
        </table:table-row>
        <table:table-row table:style-name="ro1">
          <table:table-cell office:value-type="float" office:value="0.00622581633466653" calcext:value-type="float">
            <text:p>0.006225816334667</text:p>
          </table:table-cell>
          <table:table-cell office:value-type="float" office:value="0.08583956" calcext:value-type="float">
            <text:p>0.08583956</text:p>
          </table:table-cell>
          <table:table-cell office:value-type="float" office:value="0.05300635" calcext:value-type="float">
            <text:p>0.05300635</text:p>
          </table:table-cell>
          <table:table-cell office:value-type="float" office:value="0.031432" calcext:value-type="float">
            <text:p>0.031432</text:p>
          </table:table-cell>
          <table:table-cell office:value-type="float" office:value="0.02379565" calcext:value-type="float">
            <text:p>0.02379565</text:p>
          </table:table-cell>
          <table:table-cell office:value-type="float" office:value="0.01504796" calcext:value-type="float">
            <text:p>0.01504796</text:p>
          </table:table-cell>
          <table:table-cell office:value-type="float" office:value="0.01199343" calcext:value-type="float">
            <text:p>0.01199343</text:p>
          </table:table-cell>
          <table:table-cell office:value-type="float" office:value="0.008997434" calcext:value-type="float">
            <text:p>0.008997434</text:p>
          </table:table-cell>
          <table:table-cell office:value-type="float" office:value="0.007809789" calcext:value-type="float">
            <text:p>0.007809789</text:p>
          </table:table-cell>
          <table:table-cell office:value-type="float" office:value="0.006553397" calcext:value-type="float">
            <text:p>0.006553397</text:p>
          </table:table-cell>
          <table:table-cell office:value-type="float" office:value="0.005506034" calcext:value-type="float">
            <text:p>0.005506034</text:p>
          </table:table-cell>
          <table:table-cell office:value-type="float" office:value="0.004313298" calcext:value-type="float">
            <text:p>0.004313298</text:p>
          </table:table-cell>
          <table:table-cell office:value-type="float" office:value="0.003340102" calcext:value-type="float">
            <text:p>0.003340102</text:p>
          </table:table-cell>
          <table:table-cell office:value-type="float" office:value="0.002905845" calcext:value-type="float">
            <text:p>0.002905845</text:p>
          </table:table-cell>
          <table:table-cell office:value-type="float" office:value="0.002370805" calcext:value-type="float">
            <text:p>0.002370805</text:p>
          </table:table-cell>
        </table:table-row>
        <table:table-row table:style-name="ro1">
          <table:table-cell office:value-type="float" office:value="0.0062607927328765" calcext:value-type="float">
            <text:p>0.006260792732877</text:p>
          </table:table-cell>
          <table:table-cell office:value-type="float" office:value="0.08505817" calcext:value-type="float">
            <text:p>0.08505817</text:p>
          </table:table-cell>
          <table:table-cell office:value-type="float" office:value="0.05007206" calcext:value-type="float">
            <text:p>0.05007206</text:p>
          </table:table-cell>
          <table:table-cell office:value-type="float" office:value="0.03092196" calcext:value-type="float">
            <text:p>0.03092196</text:p>
          </table:table-cell>
          <table:table-cell office:value-type="float" office:value="0.02293372" calcext:value-type="float">
            <text:p>0.02293372</text:p>
          </table:table-cell>
          <table:table-cell office:value-type="float" office:value="0.01457565" calcext:value-type="float">
            <text:p>0.01457565</text:p>
          </table:table-cell>
          <table:table-cell office:value-type="float" office:value="0.01176505" calcext:value-type="float">
            <text:p>0.01176505</text:p>
          </table:table-cell>
          <table:table-cell office:value-type="float" office:value="0.008672565" calcext:value-type="float">
            <text:p>0.008672565</text:p>
          </table:table-cell>
          <table:table-cell office:value-type="float" office:value="0.007536055" calcext:value-type="float">
            <text:p>0.007536055</text:p>
          </table:table-cell>
          <table:table-cell office:value-type="float" office:value="0.006403273" calcext:value-type="float">
            <text:p>0.006403273</text:p>
          </table:table-cell>
          <table:table-cell office:value-type="float" office:value="0.005397249" calcext:value-type="float">
            <text:p>0.005397249</text:p>
          </table:table-cell>
          <table:table-cell office:value-type="float" office:value="0.004169255" calcext:value-type="float">
            <text:p>0.004169255</text:p>
          </table:table-cell>
          <table:table-cell office:value-type="float" office:value="0.003264291" calcext:value-type="float">
            <text:p>0.003264291</text:p>
          </table:table-cell>
          <table:table-cell office:value-type="float" office:value="0.002848209" calcext:value-type="float">
            <text:p>0.002848209</text:p>
          </table:table-cell>
          <table:table-cell office:value-type="float" office:value="0.00229563" calcext:value-type="float">
            <text:p>0.00229563</text:p>
          </table:table-cell>
        </table:table-row>
        <table:table-row table:style-name="ro1">
          <table:table-cell office:value-type="float" office:value="0.00629576913108646" calcext:value-type="float">
            <text:p>0.006295769131086</text:p>
          </table:table-cell>
          <table:table-cell office:value-type="float" office:value="0.08420379" calcext:value-type="float">
            <text:p>0.08420379</text:p>
          </table:table-cell>
          <table:table-cell office:value-type="float" office:value="0.04731603" calcext:value-type="float">
            <text:p>0.04731603</text:p>
          </table:table-cell>
          <table:table-cell office:value-type="float" office:value="0.03045896" calcext:value-type="float">
            <text:p>0.03045896</text:p>
          </table:table-cell>
          <table:table-cell office:value-type="float" office:value="0.02205752" calcext:value-type="float">
            <text:p>0.02205752</text:p>
          </table:table-cell>
          <table:table-cell office:value-type="float" office:value="0.01416324" calcext:value-type="float">
            <text:p>0.01416324</text:p>
          </table:table-cell>
          <table:table-cell office:value-type="float" office:value="0.01152358" calcext:value-type="float">
            <text:p>0.01152358</text:p>
          </table:table-cell>
          <table:table-cell office:value-type="float" office:value="0.008357565" calcext:value-type="float">
            <text:p>0.008357565</text:p>
          </table:table-cell>
          <table:table-cell office:value-type="float" office:value="0.007284194" calcext:value-type="float">
            <text:p>0.007284194</text:p>
          </table:table-cell>
          <table:table-cell office:value-type="float" office:value="0.006271059" calcext:value-type="float">
            <text:p>0.006271059</text:p>
          </table:table-cell>
          <table:table-cell office:value-type="float" office:value="0.005281547" calcext:value-type="float">
            <text:p>0.005281547</text:p>
          </table:table-cell>
          <table:table-cell office:value-type="float" office:value="0.004031305" calcext:value-type="float">
            <text:p>0.004031305</text:p>
          </table:table-cell>
          <table:table-cell office:value-type="float" office:value="0.003198883" calcext:value-type="float">
            <text:p>0.003198883</text:p>
          </table:table-cell>
          <table:table-cell office:value-type="float" office:value="0.002786856" calcext:value-type="float">
            <text:p>0.002786856</text:p>
          </table:table-cell>
          <table:table-cell office:value-type="float" office:value="0.002223349" calcext:value-type="float">
            <text:p>0.002223349</text:p>
          </table:table-cell>
        </table:table-row>
        <table:table-row table:style-name="ro1">
          <table:table-cell office:value-type="float" office:value="0.00633074552929643" calcext:value-type="float">
            <text:p>0.006330745529296</text:p>
          </table:table-cell>
          <table:table-cell office:value-type="float" office:value="0.08316604" calcext:value-type="float">
            <text:p>0.08316604</text:p>
          </table:table-cell>
          <table:table-cell office:value-type="float" office:value="0.04477137" calcext:value-type="float">
            <text:p>0.04477137</text:p>
          </table:table-cell>
          <table:table-cell office:value-type="float" office:value="0.03001649" calcext:value-type="float">
            <text:p>0.03001649</text:p>
          </table:table-cell>
          <table:table-cell office:value-type="float" office:value="0.02117937" calcext:value-type="float">
            <text:p>0.02117937</text:p>
          </table:table-cell>
          <table:table-cell office:value-type="float" office:value="0.01380571" calcext:value-type="float">
            <text:p>0.01380571</text:p>
          </table:table-cell>
          <table:table-cell office:value-type="float" office:value="0.01126689" calcext:value-type="float">
            <text:p>0.01126689</text:p>
          </table:table-cell>
          <table:table-cell office:value-type="float" office:value="0.008056468" calcext:value-type="float">
            <text:p>0.008056468</text:p>
          </table:table-cell>
          <table:table-cell office:value-type="float" office:value="0.007055568" calcext:value-type="float">
            <text:p>0.007055568</text:p>
          </table:table-cell>
          <table:table-cell office:value-type="float" office:value="0.00615359" calcext:value-type="float">
            <text:p>0.00615359</text:p>
          </table:table-cell>
          <table:table-cell office:value-type="float" office:value="0.005158412" calcext:value-type="float">
            <text:p>0.005158412</text:p>
          </table:table-cell>
          <table:table-cell office:value-type="float" office:value="0.003901261" calcext:value-type="float">
            <text:p>0.003901261</text:p>
          </table:table-cell>
          <table:table-cell office:value-type="float" office:value="0.003142111" calcext:value-type="float">
            <text:p>0.003142111</text:p>
          </table:table-cell>
          <table:table-cell office:value-type="float" office:value="0.002721561" calcext:value-type="float">
            <text:p>0.002721561</text:p>
          </table:table-cell>
          <table:table-cell office:value-type="float" office:value="0.002155098" calcext:value-type="float">
            <text:p>0.002155098</text:p>
          </table:table-cell>
        </table:table-row>
        <table:table-row table:style-name="ro1">
          <table:table-cell office:value-type="float" office:value="0.0063657219275064" calcext:value-type="float">
            <text:p>0.006365721927506</text:p>
          </table:table-cell>
          <table:table-cell office:value-type="float" office:value="0.08187126" calcext:value-type="float">
            <text:p>0.08187126</text:p>
          </table:table-cell>
          <table:table-cell office:value-type="float" office:value="0.04246143" calcext:value-type="float">
            <text:p>0.04246143</text:p>
          </table:table-cell>
          <table:table-cell office:value-type="float" office:value="0.02957169" calcext:value-type="float">
            <text:p>0.02957169</text:p>
          </table:table-cell>
          <table:table-cell office:value-type="float" office:value="0.02031169" calcext:value-type="float">
            <text:p>0.02031169</text:p>
          </table:table-cell>
          <table:table-cell office:value-type="float" office:value="0.01349672" calcext:value-type="float">
            <text:p>0.01349672</text:p>
          </table:table-cell>
          <table:table-cell office:value-type="float" office:value="0.01099422" calcext:value-type="float">
            <text:p>0.01099422</text:p>
          </table:table-cell>
          <table:table-cell office:value-type="float" office:value="0.00777275" calcext:value-type="float">
            <text:p>0.00777275</text:p>
          </table:table-cell>
          <table:table-cell office:value-type="float" office:value="0.006850603" calcext:value-type="float">
            <text:p>0.006850603</text:p>
          </table:table-cell>
          <table:table-cell office:value-type="float" office:value="0.006047423" calcext:value-type="float">
            <text:p>0.006047423</text:p>
          </table:table-cell>
          <table:table-cell office:value-type="float" office:value="0.005028056" calcext:value-type="float">
            <text:p>0.005028056</text:p>
          </table:table-cell>
          <table:table-cell office:value-type="float" office:value="0.003780547" calcext:value-type="float">
            <text:p>0.003780547</text:p>
          </table:table-cell>
          <table:table-cell office:value-type="float" office:value="0.003091928" calcext:value-type="float">
            <text:p>0.003091928</text:p>
          </table:table-cell>
          <table:table-cell office:value-type="float" office:value="0.002652527" calcext:value-type="float">
            <text:p>0.002652527</text:p>
          </table:table-cell>
          <table:table-cell office:value-type="float" office:value="0.002091788" calcext:value-type="float">
            <text:p>0.002091788</text:p>
          </table:table-cell>
        </table:table-row>
        <table:table-row table:style-name="ro1">
          <table:table-cell office:value-type="float" office:value="0.00640069832571636" calcext:value-type="float">
            <text:p>0.006400698325716</text:p>
          </table:table-cell>
          <table:table-cell office:value-type="float" office:value="0.08027788" calcext:value-type="float">
            <text:p>0.08027788</text:p>
          </table:table-cell>
          <table:table-cell office:value-type="float" office:value="0.04039944" calcext:value-type="float">
            <text:p>0.04039944</text:p>
          </table:table-cell>
          <table:table-cell office:value-type="float" office:value="0.02910561" calcext:value-type="float">
            <text:p>0.02910561</text:p>
          </table:table-cell>
          <table:table-cell office:value-type="float" office:value="0.01946641" calcext:value-type="float">
            <text:p>0.01946641</text:p>
          </table:table-cell>
          <table:table-cell office:value-type="float" office:value="0.01322885" calcext:value-type="float">
            <text:p>0.01322885</text:p>
          </table:table-cell>
          <table:table-cell office:value-type="float" office:value="0.01070611" calcext:value-type="float">
            <text:p>0.01070611</text:p>
          </table:table-cell>
          <table:table-cell office:value-type="float" office:value="0.0075091" calcext:value-type="float">
            <text:p>0.0075091</text:p>
          </table:table-cell>
          <table:table-cell office:value-type="float" office:value="0.006668776" calcext:value-type="float">
            <text:p>0.006668776</text:p>
          </table:table-cell>
          <table:table-cell office:value-type="float" office:value="0.005949005" calcext:value-type="float">
            <text:p>0.005949005</text:p>
          </table:table-cell>
          <table:table-cell office:value-type="float" office:value="0.004891297" calcext:value-type="float">
            <text:p>0.004891297</text:p>
          </table:table-cell>
          <table:table-cell office:value-type="float" office:value="0.00367008" calcext:value-type="float">
            <text:p>0.00367008</text:p>
          </table:table-cell>
          <table:table-cell office:value-type="float" office:value="0.003046126" calcext:value-type="float">
            <text:p>0.003046126</text:p>
          </table:table-cell>
          <table:table-cell office:value-type="float" office:value="0.002580387" calcext:value-type="float">
            <text:p>0.002580387</text:p>
          </table:table-cell>
          <table:table-cell office:value-type="float" office:value="0.00203402" calcext:value-type="float">
            <text:p>0.00203402</text:p>
          </table:table-cell>
        </table:table-row>
        <table:table-row table:style-name="ro1">
          <table:table-cell office:value-type="float" office:value="0.00643567472392633" calcext:value-type="float">
            <text:p>0.006435674723926</text:p>
          </table:table-cell>
          <table:table-cell office:value-type="float" office:value="0.07837188" calcext:value-type="float">
            <text:p>0.07837188</text:p>
          </table:table-cell>
          <table:table-cell office:value-type="float" office:value="0.03858943" calcext:value-type="float">
            <text:p>0.03858943</text:p>
          </table:table-cell>
          <table:table-cell office:value-type="float" office:value="0.02860361" calcext:value-type="float">
            <text:p>0.02860361</text:p>
          </table:table-cell>
          <table:table-cell office:value-type="float" office:value="0.01865445" calcext:value-type="float">
            <text:p>0.01865445</text:p>
          </table:table-cell>
          <table:table-cell office:value-type="float" office:value="0.01299407" calcext:value-type="float">
            <text:p>0.01299407</text:p>
          </table:table-cell>
          <table:table-cell office:value-type="float" office:value="0.01040427" calcext:value-type="float">
            <text:p>0.01040427</text:p>
          </table:table-cell>
          <table:table-cell office:value-type="float" office:value="0.007267377" calcext:value-type="float">
            <text:p>0.007267377</text:p>
          </table:table-cell>
          <table:table-cell office:value-type="float" office:value="0.006508729" calcext:value-type="float">
            <text:p>0.006508729</text:p>
          </table:table-cell>
          <table:table-cell office:value-type="float" office:value="0.005854873" calcext:value-type="float">
            <text:p>0.005854873</text:p>
          </table:table-cell>
          <table:table-cell office:value-type="float" office:value="0.004749532" calcext:value-type="float">
            <text:p>0.004749532</text:p>
          </table:table-cell>
          <table:table-cell office:value-type="float" office:value="0.003570313" calcext:value-type="float">
            <text:p>0.003570313</text:p>
          </table:table-cell>
          <table:table-cell office:value-type="float" office:value="0.003002494" calcext:value-type="float">
            <text:p>0.003002494</text:p>
          </table:table-cell>
          <table:table-cell office:value-type="float" office:value="0.002506063" calcext:value-type="float">
            <text:p>0.002506063</text:p>
          </table:table-cell>
          <table:table-cell office:value-type="float" office:value="0.001982066" calcext:value-type="float">
            <text:p>0.001982066</text:p>
          </table:table-cell>
        </table:table-row>
        <table:table-row table:style-name="ro1">
          <table:table-cell office:value-type="float" office:value="0.0064706511221363" calcext:value-type="float">
            <text:p>0.006470651122136</text:p>
          </table:table-cell>
          <table:table-cell office:value-type="float" office:value="0.07616194" calcext:value-type="float">
            <text:p>0.07616194</text:p>
          </table:table-cell>
          <table:table-cell office:value-type="float" office:value="0.03702672" calcext:value-type="float">
            <text:p>0.03702672</text:p>
          </table:table-cell>
          <table:table-cell office:value-type="float" office:value="0.02805544" calcext:value-type="float">
            <text:p>0.02805544</text:p>
          </table:table-cell>
          <table:table-cell office:value-type="float" office:value="0.01788527" calcext:value-type="float">
            <text:p>0.01788527</text:p>
          </table:table-cell>
          <table:table-cell office:value-type="float" office:value="0.01278407" calcext:value-type="float">
            <text:p>0.01278407</text:p>
          </table:table-cell>
          <table:table-cell office:value-type="float" office:value="0.01009138" calcext:value-type="float">
            <text:p>0.01009138</text:p>
          </table:table-cell>
          <table:table-cell office:value-type="float" office:value="0.007048591" calcext:value-type="float">
            <text:p>0.007048591</text:p>
          </table:table-cell>
          <table:table-cell office:value-type="float" office:value="0.006368388" calcext:value-type="float">
            <text:p>0.006368388</text:p>
          </table:table-cell>
          <table:table-cell office:value-type="float" office:value="0.005761846" calcext:value-type="float">
            <text:p>0.005761846</text:p>
          </table:table-cell>
          <table:table-cell office:value-type="float" office:value="0.004604563" calcext:value-type="float">
            <text:p>0.004604563</text:p>
          </table:table-cell>
          <table:table-cell office:value-type="float" office:value="0.003481188" calcext:value-type="float">
            <text:p>0.003481188</text:p>
          </table:table-cell>
          <table:table-cell office:value-type="float" office:value="0.002958962" calcext:value-type="float">
            <text:p>0.002958962</text:p>
          </table:table-cell>
          <table:table-cell office:value-type="float" office:value="0.002430719" calcext:value-type="float">
            <text:p>0.002430719</text:p>
          </table:table-cell>
          <table:table-cell office:value-type="float" office:value="0.001935857" calcext:value-type="float">
            <text:p>0.001935857</text:p>
          </table:table-cell>
        </table:table-row>
        <table:table-row table:style-name="ro1">
          <table:table-cell office:value-type="float" office:value="0.00650562752034626" calcext:value-type="float">
            <text:p>0.006505627520346</text:p>
          </table:table-cell>
          <table:table-cell office:value-type="float" office:value="0.07367458" calcext:value-type="float">
            <text:p>0.07367458</text:p>
          </table:table-cell>
          <table:table-cell office:value-type="float" office:value="0.03569903" calcext:value-type="float">
            <text:p>0.03569903</text:p>
          </table:table-cell>
          <table:table-cell office:value-type="float" office:value="0.02745499" calcext:value-type="float">
            <text:p>0.02745499</text:p>
          </table:table-cell>
          <table:table-cell office:value-type="float" office:value="0.01716669" calcext:value-type="float">
            <text:p>0.01716669</text:p>
          </table:table-cell>
          <table:table-cell office:value-type="float" office:value="0.01259065" calcext:value-type="float">
            <text:p>0.01259065</text:p>
          </table:table-cell>
          <table:table-cell office:value-type="float" office:value="0.009770872" calcext:value-type="float">
            <text:p>0.009770872</text:p>
          </table:table-cell>
          <table:table-cell office:value-type="float" office:value="0.006852807" calcext:value-type="float">
            <text:p>0.006852807</text:p>
          </table:table-cell>
          <table:table-cell office:value-type="float" office:value="0.006245075" calcext:value-type="float">
            <text:p>0.006245075</text:p>
          </table:table-cell>
          <table:table-cell office:value-type="float" office:value="0.005667108" calcext:value-type="float">
            <text:p>0.005667108</text:p>
          </table:table-cell>
          <table:table-cell office:value-type="float" office:value="0.004458482" calcext:value-type="float">
            <text:p>0.004458482</text:p>
          </table:table-cell>
          <table:table-cell office:value-type="float" office:value="0.003402164" calcext:value-type="float">
            <text:p>0.003402164</text:p>
          </table:table-cell>
          <table:table-cell office:value-type="float" office:value="0.002913712" calcext:value-type="float">
            <text:p>0.002913712</text:p>
          </table:table-cell>
          <table:table-cell office:value-type="float" office:value="0.002355671" calcext:value-type="float">
            <text:p>0.002355671</text:p>
          </table:table-cell>
          <table:table-cell office:value-type="float" office:value="0.001895003" calcext:value-type="float">
            <text:p>0.001895003</text:p>
          </table:table-cell>
        </table:table-row>
        <table:table-row table:style-name="ro1">
          <table:table-cell office:value-type="float" office:value="0.00654062137184875" calcext:value-type="float">
            <text:p>0.006540621371849</text:p>
          </table:table-cell>
          <table:table-cell office:value-type="float" office:value="0.07094999" calcext:value-type="float">
            <text:p>0.07094999</text:p>
          </table:table-cell>
          <table:table-cell office:value-type="float" office:value="0.03458776" calcext:value-type="float">
            <text:p>0.03458776</text:p>
          </table:table-cell>
          <table:table-cell office:value-type="float" office:value="0.02680012" calcext:value-type="float">
            <text:p>0.02680012</text:p>
          </table:table-cell>
          <table:table-cell office:value-type="float" office:value="0.01650444" calcext:value-type="float">
            <text:p>0.01650444</text:p>
          </table:table-cell>
          <table:table-cell office:value-type="float" office:value="0.01240607" calcext:value-type="float">
            <text:p>0.01240607</text:p>
          </table:table-cell>
          <table:table-cell office:value-type="float" office:value="0.00944667" calcext:value-type="float">
            <text:p>0.00944667</text:p>
          </table:table-cell>
          <table:table-cell office:value-type="float" office:value="0.006679291" calcext:value-type="float">
            <text:p>0.006679291</text:p>
          </table:table-cell>
          <table:table-cell office:value-type="float" office:value="0.006135697" calcext:value-type="float">
            <text:p>0.006135697</text:p>
          </table:table-cell>
          <table:table-cell office:value-type="float" office:value="0.005568363" calcext:value-type="float">
            <text:p>0.005568363</text:p>
          </table:table-cell>
          <table:table-cell office:value-type="float" office:value="0.004313498" calcext:value-type="float">
            <text:p>0.004313498</text:p>
          </table:table-cell>
          <table:table-cell office:value-type="float" office:value="0.003332287" calcext:value-type="float">
            <text:p>0.003332287</text:p>
          </table:table-cell>
          <table:table-cell office:value-type="float" office:value="0.00286528" calcext:value-type="float">
            <text:p>0.00286528</text:p>
          </table:table-cell>
          <table:table-cell office:value-type="float" office:value="0.00228224" calcext:value-type="float">
            <text:p>0.00228224</text:p>
          </table:table-cell>
          <table:table-cell office:value-type="float" office:value="0.001858839" calcext:value-type="float">
            <text:p>0.001858839</text:p>
          </table:table-cell>
        </table:table-row>
        <table:table-row table:style-name="ro1">
          <table:table-cell office:value-type="float" office:value="0.00657559777005872" calcext:value-type="float">
            <text:p>0.006575597770059</text:p>
          </table:table-cell>
          <table:table-cell office:value-type="float" office:value="0.06803802" calcext:value-type="float">
            <text:p>0.06803802</text:p>
          </table:table-cell>
          <table:table-cell office:value-type="float" office:value="0.03366951" calcext:value-type="float">
            <text:p>0.03366951</text:p>
          </table:table-cell>
          <table:table-cell office:value-type="float" office:value="0.02609224" calcext:value-type="float">
            <text:p>0.02609224</text:p>
          </table:table-cell>
          <table:table-cell office:value-type="float" office:value="0.01590233" calcext:value-type="float">
            <text:p>0.01590233</text:p>
          </table:table-cell>
          <table:table-cell office:value-type="float" office:value="0.01222326" calcext:value-type="float">
            <text:p>0.01222326</text:p>
          </table:table-cell>
          <table:table-cell office:value-type="float" office:value="0.009123012" calcext:value-type="float">
            <text:p>0.009123012</text:p>
          </table:table-cell>
          <table:table-cell office:value-type="float" office:value="0.006526526" calcext:value-type="float">
            <text:p>0.006526526</text:p>
          </table:table-cell>
          <table:table-cell office:value-type="float" office:value="0.006036917" calcext:value-type="float">
            <text:p>0.006036917</text:p>
          </table:table-cell>
          <table:table-cell office:value-type="float" office:value="0.005463914" calcext:value-type="float">
            <text:p>0.005463914</text:p>
          </table:table-cell>
          <table:table-cell office:value-type="float" office:value="0.004171865" calcext:value-type="float">
            <text:p>0.004171865</text:p>
          </table:table-cell>
          <table:table-cell office:value-type="float" office:value="0.003270245" calcext:value-type="float">
            <text:p>0.003270245</text:p>
          </table:table-cell>
          <table:table-cell office:value-type="float" office:value="0.002812634" calcext:value-type="float">
            <text:p>0.002812634</text:p>
          </table:table-cell>
          <table:table-cell office:value-type="float" office:value="0.002211695" calcext:value-type="float">
            <text:p>0.002211695</text:p>
          </table:table-cell>
          <table:table-cell office:value-type="float" office:value="0.00182649" calcext:value-type="float">
            <text:p>0.00182649</text:p>
          </table:table-cell>
        </table:table-row>
        <table:table-row table:style-name="ro1">
          <table:table-cell office:value-type="float" office:value="0.00661057416826868" calcext:value-type="float">
            <text:p>0.006610574168269</text:p>
          </table:table-cell>
          <table:table-cell office:value-type="float" office:value="0.06499454" calcext:value-type="float">
            <text:p>0.06499454</text:p>
          </table:table-cell>
          <table:table-cell office:value-type="float" office:value="0.0329174" calcext:value-type="float">
            <text:p>0.0329174</text:p>
          </table:table-cell>
          <table:table-cell office:value-type="float" office:value="0.02533589" calcext:value-type="float">
            <text:p>0.02533589</text:p>
          </table:table-cell>
          <table:table-cell office:value-type="float" office:value="0.01536198" calcext:value-type="float">
            <text:p>0.01536198</text:p>
          </table:table-cell>
          <table:table-cell office:value-type="float" office:value="0.0120361" calcext:value-type="float">
            <text:p>0.0120361</text:p>
          </table:table-cell>
          <table:table-cell office:value-type="float" office:value="0.008804239" calcext:value-type="float">
            <text:p>0.008804239</text:p>
          </table:table-cell>
          <table:table-cell office:value-type="float" office:value="0.006392354" calcext:value-type="float">
            <text:p>0.006392354</text:p>
          </table:table-cell>
          <table:table-cell office:value-type="float" office:value="0.005945327" calcext:value-type="float">
            <text:p>0.005945327</text:p>
          </table:table-cell>
          <table:table-cell office:value-type="float" office:value="0.005352688" calcext:value-type="float">
            <text:p>0.005352688</text:p>
          </table:table-cell>
          <table:table-cell office:value-type="float" office:value="0.004035665" calcext:value-type="float">
            <text:p>0.004035665</text:p>
          </table:table-cell>
          <table:table-cell office:value-type="float" office:value="0.003214496" calcext:value-type="float">
            <text:p>0.003214496</text:p>
          </table:table-cell>
          <table:table-cell office:value-type="float" office:value="0.002755201" calcext:value-type="float">
            <text:p>0.002755201</text:p>
          </table:table-cell>
          <table:table-cell office:value-type="float" office:value="0.002145151" calcext:value-type="float">
            <text:p>0.002145151</text:p>
          </table:table-cell>
          <table:table-cell office:value-type="float" office:value="0.001796928" calcext:value-type="float">
            <text:p>0.001796928</text:p>
          </table:table-cell>
        </table:table-row>
        <table:table-row table:style-name="ro1">
          <table:table-cell office:value-type="float" office:value="0.00664555056647865" calcext:value-type="float">
            <text:p>0.006645550566479</text:p>
          </table:table-cell>
          <table:table-cell office:value-type="float" office:value="0.06187789" calcext:value-type="float">
            <text:p>0.06187789</text:p>
          </table:table-cell>
          <table:table-cell office:value-type="float" office:value="0.03230245" calcext:value-type="float">
            <text:p>0.03230245</text:p>
          </table:table-cell>
          <table:table-cell office:value-type="float" office:value="0.02453816" calcext:value-type="float">
            <text:p>0.02453816</text:p>
          </table:table-cell>
          <table:table-cell office:value-type="float" office:value="0.01488308" calcext:value-type="float">
            <text:p>0.01488308</text:p>
          </table:table-cell>
          <table:table-cell office:value-type="float" office:value="0.01183955" calcext:value-type="float">
            <text:p>0.01183955</text:p>
          </table:table-cell>
          <table:table-cell office:value-type="float" office:value="0.008494427" calcext:value-type="float">
            <text:p>0.008494427</text:p>
          </table:table-cell>
          <table:table-cell office:value-type="float" office:value="0.006274092" calcext:value-type="float">
            <text:p>0.006274092</text:p>
          </table:table-cell>
          <table:table-cell office:value-type="float" office:value="0.005857595" calcext:value-type="float">
            <text:p>0.005857595</text:p>
          </table:table-cell>
          <table:table-cell office:value-type="float" office:value="0.005234234" calcext:value-type="float">
            <text:p>0.005234234</text:p>
          </table:table-cell>
          <table:table-cell office:value-type="float" office:value="0.003906724" calcext:value-type="float">
            <text:p>0.003906724</text:p>
          </table:table-cell>
          <table:table-cell office:value-type="float" office:value="0.003163332" calcext:value-type="float">
            <text:p>0.003163332</text:p>
          </table:table-cell>
          <table:table-cell office:value-type="float" office:value="0.002692872" calcext:value-type="float">
            <text:p>0.002692872</text:p>
          </table:table-cell>
          <table:table-cell office:value-type="float" office:value="0.002083472" calcext:value-type="float">
            <text:p>0.002083472</text:p>
          </table:table-cell>
          <table:table-cell office:value-type="float" office:value="0.001769074" calcext:value-type="float">
            <text:p>0.001769074</text:p>
          </table:table-cell>
        </table:table-row>
        <table:table-row table:style-name="ro1">
          <table:table-cell office:value-type="float" office:value="0.00668052696468862" calcext:value-type="float">
            <text:p>0.006680526964689</text:p>
          </table:table-cell>
          <table:table-cell office:value-type="float" office:value="0.05874652" calcext:value-type="float">
            <text:p>0.05874652</text:p>
          </table:table-cell>
          <table:table-cell office:value-type="float" office:value="0.03179502" calcext:value-type="float">
            <text:p>0.03179502</text:p>
          </table:table-cell>
          <table:table-cell office:value-type="float" office:value="0.02370814" calcext:value-type="float">
            <text:p>0.02370814</text:p>
          </table:table-cell>
          <table:table-cell office:value-type="float" office:value="0.01446342" calcext:value-type="float">
            <text:p>0.01446342</text:p>
          </table:table-cell>
          <table:table-cell office:value-type="float" office:value="0.01162982" calcext:value-type="float">
            <text:p>0.01162982</text:p>
          </table:table-cell>
          <table:table-cell office:value-type="float" office:value="0.008197406" calcext:value-type="float">
            <text:p>0.008197406</text:p>
          </table:table-cell>
          <table:table-cell office:value-type="float" office:value="0.00616872" calcext:value-type="float">
            <text:p>0.00616872</text:p>
          </table:table-cell>
          <table:table-cell office:value-type="float" office:value="0.005770666" calcext:value-type="float">
            <text:p>0.005770666</text:p>
          </table:table-cell>
          <table:table-cell office:value-type="float" office:value="0.005108729" calcext:value-type="float">
            <text:p>0.005108729</text:p>
          </table:table-cell>
          <table:table-cell office:value-type="float" office:value="0.003786559" calcext:value-type="float">
            <text:p>0.003786559</text:p>
          </table:table-cell>
          <table:table-cell office:value-type="float" office:value="0.003115012" calcext:value-type="float">
            <text:p>0.003115012</text:p>
          </table:table-cell>
          <table:table-cell office:value-type="float" office:value="0.002625987" calcext:value-type="float">
            <text:p>0.002625987</text:p>
          </table:table-cell>
          <table:table-cell office:value-type="float" office:value="0.002027262" calcext:value-type="float">
            <text:p>0.002027262</text:p>
          </table:table-cell>
          <table:table-cell office:value-type="float" office:value="0.001741865" calcext:value-type="float">
            <text:p>0.001741865</text:p>
          </table:table-cell>
        </table:table-row>
        <table:table-row table:style-name="ro1">
          <table:table-cell office:value-type="float" office:value="0.00671550336289858" calcext:value-type="float">
            <text:p>0.006715503362899</text:p>
          </table:table-cell>
          <table:table-cell office:value-type="float" office:value="0.05565622" calcext:value-type="float">
            <text:p>0.05565622</text:p>
          </table:table-cell>
          <table:table-cell office:value-type="float" office:value="0.03136585" calcext:value-type="float">
            <text:p>0.03136585</text:p>
          </table:table-cell>
          <table:table-cell office:value-type="float" office:value="0.02285641" calcext:value-type="float">
            <text:p>0.02285641</text:p>
          </table:table-cell>
          <table:table-cell office:value-type="float" office:value="0.01409918" calcext:value-type="float">
            <text:p>0.01409918</text:p>
          </table:table-cell>
          <table:table-cell office:value-type="float" office:value="0.01140434" calcext:value-type="float">
            <text:p>0.01140434</text:p>
          </table:table-cell>
          <table:table-cell office:value-type="float" office:value="0.007916455" calcext:value-type="float">
            <text:p>0.007916455</text:p>
          </table:table-cell>
          <table:table-cell office:value-type="float" office:value="0.006073016" calcext:value-type="float">
            <text:p>0.006073016</text:p>
          </table:table-cell>
          <table:table-cell office:value-type="float" office:value="0.005681823" calcext:value-type="float">
            <text:p>0.005681823</text:p>
          </table:table-cell>
          <table:table-cell office:value-type="float" office:value="0.004976916" calcext:value-type="float">
            <text:p>0.004976916</text:p>
          </table:table-cell>
          <table:table-cell office:value-type="float" office:value="0.003676238" calcext:value-type="float">
            <text:p>0.003676238</text:p>
          </table:table-cell>
          <table:table-cell office:value-type="float" office:value="0.003067855" calcext:value-type="float">
            <text:p>0.003067855</text:p>
          </table:table-cell>
          <table:table-cell office:value-type="float" office:value="0.002555287" calcext:value-type="float">
            <text:p>0.002555287</text:p>
          </table:table-cell>
          <table:table-cell office:value-type="float" office:value="0.001976803" calcext:value-type="float">
            <text:p>0.001976803</text:p>
          </table:table-cell>
          <table:table-cell office:value-type="float" office:value="0.001714331" calcext:value-type="float">
            <text:p>0.001714331</text:p>
          </table:table-cell>
        </table:table-row>
        <table:table-row table:style-name="ro1">
          <table:table-cell office:value-type="float" office:value="0.00675047976110855" calcext:value-type="float">
            <text:p>0.006750479761109</text:p>
          </table:table-cell>
          <table:table-cell office:value-type="float" office:value="0.05265838" calcext:value-type="float">
            <text:p>0.05265838</text:p>
          </table:table-cell>
          <table:table-cell office:value-type="float" office:value="0.03098713" calcext:value-type="float">
            <text:p>0.03098713</text:p>
          </table:table-cell>
          <table:table-cell office:value-type="float" office:value="0.02199436" calcext:value-type="float">
            <text:p>0.02199436</text:p>
          </table:table-cell>
          <table:table-cell office:value-type="float" office:value="0.01378515" calcext:value-type="float">
            <text:p>0.01378515</text:p>
          </table:table-cell>
          <table:table-cell office:value-type="float" office:value="0.01116183" calcext:value-type="float">
            <text:p>0.01116183</text:p>
          </table:table-cell>
          <table:table-cell office:value-type="float" office:value="0.007654202" calcext:value-type="float">
            <text:p>0.007654202</text:p>
          </table:table-cell>
          <table:table-cell office:value-type="float" office:value="0.00598373" calcext:value-type="float">
            <text:p>0.00598373</text:p>
          </table:table-cell>
          <table:table-cell office:value-type="float" office:value="0.00558885" calcext:value-type="float">
            <text:p>0.00558885</text:p>
          </table:table-cell>
          <table:table-cell office:value-type="float" office:value="0.004839981" calcext:value-type="float">
            <text:p>0.004839981</text:p>
          </table:table-cell>
          <table:table-cell office:value-type="float" office:value="0.003576385" calcext:value-type="float">
            <text:p>0.003576385</text:p>
          </table:table-cell>
          <table:table-cell office:value-type="float" office:value="0.003020337" calcext:value-type="float">
            <text:p>0.003020337</text:p>
          </table:table-cell>
          <table:table-cell office:value-type="float" office:value="0.002481813" calcext:value-type="float">
            <text:p>0.002481813</text:p>
          </table:table-cell>
          <table:table-cell office:value-type="float" office:value="0.001932067" calcext:value-type="float">
            <text:p>0.001932067</text:p>
          </table:table-cell>
          <table:table-cell office:value-type="float" office:value="0.001685662" calcext:value-type="float">
            <text:p>0.001685662</text:p>
          </table:table-cell>
        </table:table-row>
        <table:table-row table:style-name="ro1">
          <table:table-cell office:value-type="float" office:value="0.00678545615931851" calcext:value-type="float">
            <text:p>0.006785456159319</text:p>
          </table:table-cell>
          <table:table-cell office:value-type="float" office:value="0.04979789" calcext:value-type="float">
            <text:p>0.04979789</text:p>
          </table:table-cell>
          <table:table-cell office:value-type="float" office:value="0.03063332" calcext:value-type="float">
            <text:p>0.03063332</text:p>
          </table:table-cell>
          <table:table-cell office:value-type="float" office:value="0.02113369" calcext:value-type="float">
            <text:p>0.02113369</text:p>
          </table:table-cell>
          <table:table-cell office:value-type="float" office:value="0.01351503" calcext:value-type="float">
            <text:p>0.01351503</text:p>
          </table:table-cell>
          <table:table-cell office:value-type="float" office:value="0.01090218" calcext:value-type="float">
            <text:p>0.01090218</text:p>
          </table:table-cell>
          <table:table-cell office:value-type="float" office:value="0.007412571" calcext:value-type="float">
            <text:p>0.007412571</text:p>
          </table:table-cell>
          <table:table-cell office:value-type="float" office:value="0.005897705" calcext:value-type="float">
            <text:p>0.005897705</text:p>
          </table:table-cell>
          <table:table-cell office:value-type="float" office:value="0.005490062" calcext:value-type="float">
            <text:p>0.005490062</text:p>
          </table:table-cell>
          <table:table-cell office:value-type="float" office:value="0.004699535" calcext:value-type="float">
            <text:p>0.004699535</text:p>
          </table:table-cell>
          <table:table-cell office:value-type="float" office:value="0.003487153" calcext:value-type="float">
            <text:p>0.003487153</text:p>
          </table:table-cell>
          <table:table-cell office:value-type="float" office:value="0.002971151" calcext:value-type="float">
            <text:p>0.002971151</text:p>
          </table:table-cell>
          <table:table-cell office:value-type="float" office:value="0.002406872" calcext:value-type="float">
            <text:p>0.002406872</text:p>
          </table:table-cell>
          <table:table-cell office:value-type="float" office:value="0.001892711" calcext:value-type="float">
            <text:p>0.001892711</text:p>
          </table:table-cell>
          <table:table-cell office:value-type="float" office:value="0.001655255" calcext:value-type="float">
            <text:p>0.001655255</text:p>
          </table:table-cell>
        </table:table-row>
        <table:table-row table:style-name="ro1">
          <table:table-cell office:value-type="float" office:value="0.00682043255752848" calcext:value-type="float">
            <text:p>0.006820432557528</text:p>
          </table:table-cell>
          <table:table-cell office:value-type="float" office:value="0.04711247" calcext:value-type="float">
            <text:p>0.04711247</text:p>
          </table:table-cell>
          <table:table-cell office:value-type="float" office:value="0.03028177" calcext:value-type="float">
            <text:p>0.03028177</text:p>
          </table:table-cell>
          <table:table-cell office:value-type="float" office:value="0.02028597" calcext:value-type="float">
            <text:p>0.02028597</text:p>
          </table:table-cell>
          <table:table-cell office:value-type="float" office:value="0.01328174" calcext:value-type="float">
            <text:p>0.01328174</text:p>
          </table:table-cell>
          <table:table-cell office:value-type="float" office:value="0.01062638" calcext:value-type="float">
            <text:p>0.01062638</text:p>
          </table:table-cell>
          <table:table-cell office:value-type="float" office:value="0.007192729" calcext:value-type="float">
            <text:p>0.007192729</text:p>
          </table:table-cell>
          <table:table-cell office:value-type="float" office:value="0.005812048" calcext:value-type="float">
            <text:p>0.005812048</text:p>
          </table:table-cell>
          <table:table-cell office:value-type="float" office:value="0.005384358" calcext:value-type="float">
            <text:p>0.005384358</text:p>
          </table:table-cell>
          <table:table-cell office:value-type="float" office:value="0.0045574" calcext:value-type="float">
            <text:p>0.0045574</text:p>
          </table:table-cell>
          <table:table-cell office:value-type="float" office:value="0.003408233" calcext:value-type="float">
            <text:p>0.003408233</text:p>
          </table:table-cell>
          <table:table-cell office:value-type="float" office:value="0.002919294" calcext:value-type="float">
            <text:p>0.002919294</text:p>
          </table:table-cell>
          <table:table-cell office:value-type="float" office:value="0.002331851" calcext:value-type="float">
            <text:p>0.002331851</text:p>
          </table:table-cell>
          <table:table-cell office:value-type="float" office:value="0.001858137" calcext:value-type="float">
            <text:p>0.001858137</text:p>
          </table:table-cell>
          <table:table-cell office:value-type="float" office:value="0.001622738" calcext:value-type="float">
            <text:p>0.001622738</text:p>
          </table:table-cell>
        </table:table-row>
        <table:table-row table:style-name="ro1">
          <table:table-cell office:value-type="float" office:value="0.00685540895573845" calcext:value-type="float">
            <text:p>0.006855408955738</text:p>
          </table:table-cell>
          <table:table-cell office:value-type="float" office:value="0.04463175" calcext:value-type="float">
            <text:p>0.04463175</text:p>
          </table:table-cell>
          <table:table-cell office:value-type="float" office:value="0.02991326" calcext:value-type="float">
            <text:p>0.02991326</text:p>
          </table:table-cell>
          <table:table-cell office:value-type="float" office:value="0.01946206" calcext:value-type="float">
            <text:p>0.01946206</text:p>
          </table:table-cell>
          <table:table-cell office:value-type="float" office:value="0.0130778" calcext:value-type="float">
            <text:p>0.0130778</text:p>
          </table:table-cell>
          <table:table-cell office:value-type="float" office:value="0.0103364" calcext:value-type="float">
            <text:p>0.0103364</text:p>
          </table:table-cell>
          <table:table-cell office:value-type="float" office:value="0.006995051" calcext:value-type="float">
            <text:p>0.006995051</text:p>
          </table:table-cell>
          <table:table-cell office:value-type="float" office:value="0.00572424" calcext:value-type="float">
            <text:p>0.00572424</text:p>
          </table:table-cell>
          <table:table-cell office:value-type="float" office:value="0.005271249" calcext:value-type="float">
            <text:p>0.005271249</text:p>
          </table:table-cell>
          <table:table-cell office:value-type="float" office:value="0.004415612" calcext:value-type="float">
            <text:p>0.004415612</text:p>
          </table:table-cell>
          <table:table-cell office:value-type="float" office:value="0.003338903" calcext:value-type="float">
            <text:p>0.003338903</text:p>
          </table:table-cell>
          <table:table-cell office:value-type="float" office:value="0.002864088" calcext:value-type="float">
            <text:p>0.002864088</text:p>
          </table:table-cell>
          <table:table-cell office:value-type="float" office:value="0.002258213" calcext:value-type="float">
            <text:p>0.002258213</text:p>
          </table:table-cell>
          <table:table-cell office:value-type="float" office:value="0.001827532" calcext:value-type="float">
            <text:p>0.001827532</text:p>
          </table:table-cell>
          <table:table-cell office:value-type="float" office:value="0.001587998" calcext:value-type="float">
            <text:p>0.001587998</text:p>
          </table:table-cell>
        </table:table-row>
        <table:table-row table:style-name="ro1">
          <table:table-cell office:value-type="float" office:value="0.00689038535394841" calcext:value-type="float">
            <text:p>0.006890385353948</text:p>
          </table:table-cell>
          <table:table-cell office:value-type="float" office:value="0.04237685" calcext:value-type="float">
            <text:p>0.04237685</text:p>
          </table:table-cell>
          <table:table-cell office:value-type="float" office:value="0.02951209" calcext:value-type="float">
            <text:p>0.02951209</text:p>
          </table:table-cell>
          <table:table-cell office:value-type="float" office:value="0.0186719" calcext:value-type="float">
            <text:p>0.0186719</text:p>
          </table:table-cell>
          <table:table-cell office:value-type="float" office:value="0.01289553" calcext:value-type="float">
            <text:p>0.01289553</text:p>
          </table:table-cell>
          <table:table-cell office:value-type="float" office:value="0.01003501" calcext:value-type="float">
            <text:p>0.01003501</text:p>
          </table:table-cell>
          <table:table-cell office:value-type="float" office:value="0.006819128" calcext:value-type="float">
            <text:p>0.006819128</text:p>
          </table:table-cell>
          <table:table-cell office:value-type="float" office:value="0.005632196" calcext:value-type="float">
            <text:p>0.005632196</text:p>
          </table:table-cell>
          <table:table-cell office:value-type="float" office:value="0.00515081" calcext:value-type="float">
            <text:p>0.00515081</text:p>
          </table:table-cell>
          <table:table-cell office:value-type="float" office:value="0.004276177" calcext:value-type="float">
            <text:p>0.004276177</text:p>
          </table:table-cell>
          <table:table-cell office:value-type="float" office:value="0.003278077" calcext:value-type="float">
            <text:p>0.003278077</text:p>
          </table:table-cell>
          <table:table-cell office:value-type="float" office:value="0.002805208" calcext:value-type="float">
            <text:p>0.002805208</text:p>
          </table:table-cell>
          <table:table-cell office:value-type="float" office:value="0.002187339" calcext:value-type="float">
            <text:p>0.002187339</text:p>
          </table:table-cell>
          <table:table-cell office:value-type="float" office:value="0.001799932" calcext:value-type="float">
            <text:p>0.001799932</text:p>
          </table:table-cell>
          <table:table-cell office:value-type="float" office:value="0.001551168" calcext:value-type="float">
            <text:p>0.001551168</text:p>
          </table:table-cell>
        </table:table-row>
        <table:table-row table:style-name="ro1">
          <table:table-cell office:value-type="float" office:value="0.00692536175215838" calcext:value-type="float">
            <text:p>0.006925361752158</text:p>
          </table:table-cell>
          <table:table-cell office:value-type="float" office:value="0.0403602" calcext:value-type="float">
            <text:p>0.0403602</text:p>
          </table:table-cell>
          <table:table-cell office:value-type="float" office:value="0.02906642" calcext:value-type="float">
            <text:p>0.02906642</text:p>
          </table:table-cell>
          <table:table-cell office:value-type="float" office:value="0.01792397" calcext:value-type="float">
            <text:p>0.01792397</text:p>
          </table:table-cell>
          <table:table-cell office:value-type="float" office:value="0.01272744" calcext:value-type="float">
            <text:p>0.01272744</text:p>
          </table:table-cell>
          <table:table-cell office:value-type="float" office:value="0.009725587" calcext:value-type="float">
            <text:p>0.009725587</text:p>
          </table:table-cell>
          <table:table-cell office:value-type="float" office:value="0.006663873" calcext:value-type="float">
            <text:p>0.006663873</text:p>
          </table:table-cell>
          <table:table-cell office:value-type="float" office:value="0.005534348" calcext:value-type="float">
            <text:p>0.005534348</text:p>
          </table:table-cell>
          <table:table-cell office:value-type="float" office:value="0.005023652" calcext:value-type="float">
            <text:p>0.005023652</text:p>
          </table:table-cell>
          <table:table-cell office:value-type="float" office:value="0.004141058" calcext:value-type="float">
            <text:p>0.004141058</text:p>
          </table:table-cell>
          <table:table-cell office:value-type="float" office:value="0.003224387" calcext:value-type="float">
            <text:p>0.003224387</text:p>
          </table:table-cell>
          <table:table-cell office:value-type="float" office:value="0.002742666" calcext:value-type="float">
            <text:p>0.002742666</text:p>
          </table:table-cell>
          <table:table-cell office:value-type="float" office:value="0.002120453" calcext:value-type="float">
            <text:p>0.002120453</text:p>
          </table:table-cell>
          <table:table-cell office:value-type="float" office:value="0.001774294" calcext:value-type="float">
            <text:p>0.001774294</text:p>
          </table:table-cell>
          <table:table-cell office:value-type="float" office:value="0.001512584" calcext:value-type="float">
            <text:p>0.001512584</text:p>
          </table:table-cell>
        </table:table-row>
        <table:table-row table:style-name="ro1">
          <table:table-cell office:value-type="float" office:value="0.00696033815036835" calcext:value-type="float">
            <text:p>0.006960338150368</text:p>
          </table:table-cell>
          <table:table-cell office:value-type="float" office:value="0.03858655" calcext:value-type="float">
            <text:p>0.03858655</text:p>
          </table:table-cell>
          <table:table-cell office:value-type="float" office:value="0.02856814" calcext:value-type="float">
            <text:p>0.02856814</text:p>
          </table:table-cell>
          <table:table-cell office:value-type="float" office:value="0.01722534" calcext:value-type="float">
            <text:p>0.01722534</text:p>
          </table:table-cell>
          <table:table-cell office:value-type="float" office:value="0.01256645" calcext:value-type="float">
            <text:p>0.01256645</text:p>
          </table:table-cell>
          <table:table-cell office:value-type="float" office:value="0.009411933" calcext:value-type="float">
            <text:p>0.009411933</text:p>
          </table:table-cell>
          <table:table-cell office:value-type="float" office:value="0.006527591" calcext:value-type="float">
            <text:p>0.006527591</text:p>
          </table:table-cell>
          <table:table-cell office:value-type="float" office:value="0.005429695" calcext:value-type="float">
            <text:p>0.005429695</text:p>
          </table:table-cell>
          <table:table-cell office:value-type="float" office:value="0.004890844" calcext:value-type="float">
            <text:p>0.004890844</text:p>
          </table:table-cell>
          <table:table-cell office:value-type="float" office:value="0.004012044" calcext:value-type="float">
            <text:p>0.004012044</text:p>
          </table:table-cell>
          <table:table-cell office:value-type="float" office:value="0.003176267" calcext:value-type="float">
            <text:p>0.003176267</text:p>
          </table:table-cell>
          <table:table-cell office:value-type="float" office:value="0.002676798" calcext:value-type="float">
            <text:p>0.002676798</text:p>
          </table:table-cell>
          <table:table-cell office:value-type="float" office:value="0.002058552" calcext:value-type="float">
            <text:p>0.002058552</text:p>
          </table:table-cell>
          <table:table-cell office:value-type="float" office:value="0.001749569" calcext:value-type="float">
            <text:p>0.001749569</text:p>
          </table:table-cell>
          <table:table-cell office:value-type="float" office:value="0.001472775" calcext:value-type="float">
            <text:p>0.001472775</text:p>
          </table:table-cell>
        </table:table-row>
        <table:table-row table:style-name="ro1">
          <table:table-cell office:value-type="float" office:value="0.00699531454857831" calcext:value-type="float">
            <text:p>0.006995314548578</text:p>
          </table:table-cell>
          <table:table-cell office:value-type="float" office:value="0.03705268" calcext:value-type="float">
            <text:p>0.03705268</text:p>
          </table:table-cell>
          <table:table-cell office:value-type="float" office:value="0.0280127" calcext:value-type="float">
            <text:p>0.0280127</text:p>
          </table:table-cell>
          <table:table-cell office:value-type="float" office:value="0.01658122" calcext:value-type="float">
            <text:p>0.01658122</text:p>
          </table:table-cell>
          <table:table-cell office:value-type="float" office:value="0.01240608" calcext:value-type="float">
            <text:p>0.01240608</text:p>
          </table:table-cell>
          <table:table-cell office:value-type="float" office:value="0.0090981" calcext:value-type="float">
            <text:p>0.0090981</text:p>
          </table:table-cell>
          <table:table-cell office:value-type="float" office:value="0.006408052" calcext:value-type="float">
            <text:p>0.006408052</text:p>
          </table:table-cell>
          <table:table-cell office:value-type="float" office:value="0.005317774" calcext:value-type="float">
            <text:p>0.005317774</text:p>
          </table:table-cell>
          <table:table-cell office:value-type="float" office:value="0.004753849" calcext:value-type="float">
            <text:p>0.004753849</text:p>
          </table:table-cell>
          <table:table-cell office:value-type="float" office:value="0.003890628" calcext:value-type="float">
            <text:p>0.003890628</text:p>
          </table:table-cell>
          <table:table-cell office:value-type="float" office:value="0.003132046" calcext:value-type="float">
            <text:p>0.003132046</text:p>
          </table:table-cell>
          <table:table-cell office:value-type="float" office:value="0.00260823" calcext:value-type="float">
            <text:p>0.00260823</text:p>
          </table:table-cell>
          <table:table-cell office:value-type="float" office:value="0.002002351" calcext:value-type="float">
            <text:p>0.002002351</text:p>
          </table:table-cell>
          <table:table-cell office:value-type="float" office:value="0.001724772" calcext:value-type="float">
            <text:p>0.001724772</text:p>
          </table:table-cell>
          <table:table-cell office:value-type="float" office:value="0.001432396" calcext:value-type="float">
            <text:p>0.001432396</text:p>
          </table:table-cell>
        </table:table-row>
        <table:table-row table:style-name="ro1">
          <table:table-cell office:value-type="float" office:value="0.00703029094678828" calcext:value-type="float">
            <text:p>0.007030290946788</text:p>
          </table:table-cell>
          <table:table-cell office:value-type="float" office:value="0.03574886" calcext:value-type="float">
            <text:p>0.03574886</text:p>
          </table:table-cell>
          <table:table-cell office:value-type="float" office:value="0.02739892" calcext:value-type="float">
            <text:p>0.02739892</text:p>
          </table:table-cell>
          <table:table-cell office:value-type="float" office:value="0.01599504" calcext:value-type="float">
            <text:p>0.01599504</text:p>
          </table:table-cell>
          <table:table-cell office:value-type="float" office:value="0.01224068" calcext:value-type="float">
            <text:p>0.01224068</text:p>
          </table:table-cell>
          <table:table-cell office:value-type="float" office:value="0.00878816" calcext:value-type="float">
            <text:p>0.00878816</text:p>
          </table:table-cell>
          <table:table-cell office:value-type="float" office:value="0.006302653" calcext:value-type="float">
            <text:p>0.006302653</text:p>
          </table:table-cell>
          <table:table-cell office:value-type="float" office:value="0.00519868" calcext:value-type="float">
            <text:p>0.00519868</text:p>
          </table:table-cell>
          <table:table-cell office:value-type="float" office:value="0.004614389" calcext:value-type="float">
            <text:p>0.004614389</text:p>
          </table:table-cell>
          <table:table-cell office:value-type="float" office:value="0.003777987" calcext:value-type="float">
            <text:p>0.003777987</text:p>
          </table:table-cell>
          <table:table-cell office:value-type="float" office:value="0.003090035" calcext:value-type="float">
            <text:p>0.003090035</text:p>
          </table:table-cell>
          <table:table-cell office:value-type="float" office:value="0.002537793" calcext:value-type="float">
            <text:p>0.002537793</text:p>
          </table:table-cell>
          <table:table-cell office:value-type="float" office:value="0.001952247" calcext:value-type="float">
            <text:p>0.001952247</text:p>
          </table:table-cell>
          <table:table-cell office:value-type="float" office:value="0.001699046" calcext:value-type="float">
            <text:p>0.001699046</text:p>
          </table:table-cell>
          <table:table-cell office:value-type="float" office:value="0.001392173" calcext:value-type="float">
            <text:p>0.001392173</text:p>
          </table:table-cell>
        </table:table-row>
        <table:table-row table:style-name="ro1">
          <table:table-cell office:value-type="float" office:value="0.00706526734499825" calcext:value-type="float">
            <text:p>0.007065267344998</text:p>
          </table:table-cell>
          <table:table-cell office:value-type="float" office:value="0.03465978" calcext:value-type="float">
            <text:p>0.03465978</text:p>
          </table:table-cell>
          <table:table-cell office:value-type="float" office:value="0.02672867" calcext:value-type="float">
            <text:p>0.02672867</text:p>
          </table:table-cell>
          <table:table-cell office:value-type="float" office:value="0.01546851" calcext:value-type="float">
            <text:p>0.01546851</text:p>
          </table:table-cell>
          <table:table-cell office:value-type="float" office:value="0.01206557" calcext:value-type="float">
            <text:p>0.01206557</text:p>
          </table:table-cell>
          <table:table-cell office:value-type="float" office:value="0.008486045" calcext:value-type="float">
            <text:p>0.008486045</text:p>
          </table:table-cell>
          <table:table-cell office:value-type="float" office:value="0.006208534" calcext:value-type="float">
            <text:p>0.006208534</text:p>
          </table:table-cell>
          <table:table-cell office:value-type="float" office:value="0.005072996" calcext:value-type="float">
            <text:p>0.005072996</text:p>
          </table:table-cell>
          <table:table-cell office:value-type="float" office:value="0.004474377" calcext:value-type="float">
            <text:p>0.004474377</text:p>
          </table:table-cell>
          <table:table-cell office:value-type="float" office:value="0.003674934" calcext:value-type="float">
            <text:p>0.003674934</text:p>
          </table:table-cell>
          <table:table-cell office:value-type="float" office:value="0.003048636" calcext:value-type="float">
            <text:p>0.003048636</text:p>
          </table:table-cell>
          <table:table-cell office:value-type="float" office:value="0.002466496" calcext:value-type="float">
            <text:p>0.002466496</text:p>
          </table:table-cell>
          <table:table-cell office:value-type="float" office:value="0.001908318" calcext:value-type="float">
            <text:p>0.001908318</text:p>
          </table:table-cell>
          <table:table-cell office:value-type="float" office:value="0.001671709" calcext:value-type="float">
            <text:p>0.001671709</text:p>
          </table:table-cell>
          <table:table-cell office:value-type="float" office:value="0.001352863" calcext:value-type="float">
            <text:p>0.001352863</text:p>
          </table:table-cell>
        </table:table-row>
        <table:table-row table:style-name="ro1">
          <table:table-cell office:value-type="float" office:value="0.00710024374320821" calcext:value-type="float">
            <text:p>0.007100243743208</text:p>
          </table:table-cell>
          <table:table-cell office:value-type="float" office:value="0.03376537" calcext:value-type="float">
            <text:p>0.03376537</text:p>
          </table:table-cell>
          <table:table-cell office:value-type="float" office:value="0.02600647" calcext:value-type="float">
            <text:p>0.02600647</text:p>
          </table:table-cell>
          <table:table-cell office:value-type="float" office:value="0.01500148" calcext:value-type="float">
            <text:p>0.01500148</text:p>
          </table:table-cell>
          <table:table-cell office:value-type="float" office:value="0.0118771" calcext:value-type="float">
            <text:p>0.0118771</text:p>
          </table:table-cell>
          <table:table-cell office:value-type="float" office:value="0.008195391" calcext:value-type="float">
            <text:p>0.008195391</text:p>
          </table:table-cell>
          <table:table-cell office:value-type="float" office:value="0.006122698" calcext:value-type="float">
            <text:p>0.006122698</text:p>
          </table:table-cell>
          <table:table-cell office:value-type="float" office:value="0.004941726" calcext:value-type="float">
            <text:p>0.004941726</text:p>
          </table:table-cell>
          <table:table-cell office:value-type="float" office:value="0.004335788" calcext:value-type="float">
            <text:p>0.004335788</text:p>
          </table:table-cell>
          <table:table-cell office:value-type="float" office:value="0.00358186" calcext:value-type="float">
            <text:p>0.00358186</text:p>
          </table:table-cell>
          <table:table-cell office:value-type="float" office:value="0.003006395" calcext:value-type="float">
            <text:p>0.003006395</text:p>
          </table:table-cell>
          <table:table-cell office:value-type="float" office:value="0.002395429" calcext:value-type="float">
            <text:p>0.002395429</text:p>
          </table:table-cell>
          <table:table-cell office:value-type="float" office:value="0.001870313" calcext:value-type="float">
            <text:p>0.001870313</text:p>
          </table:table-cell>
          <table:table-cell office:value-type="float" office:value="0.001642283" calcext:value-type="float">
            <text:p>0.001642283</text:p>
          </table:table-cell>
          <table:table-cell office:value-type="float" office:value="0.001315157" calcext:value-type="float">
            <text:p>0.001315157</text:p>
          </table:table-cell>
        </table:table-row>
        <table:table-row table:style-name="ro1">
          <table:table-cell office:value-type="float" office:value="0.00713522014141818" calcext:value-type="float">
            <text:p>0.007135220141418</text:p>
          </table:table-cell>
          <table:table-cell office:value-type="float" office:value="0.03304225" calcext:value-type="float">
            <text:p>0.03304225</text:p>
          </table:table-cell>
          <table:table-cell office:value-type="float" office:value="0.02523901" calcext:value-type="float">
            <text:p>0.02523901</text:p>
          </table:table-cell>
          <table:table-cell office:value-type="float" office:value="0.0145922" calcext:value-type="float">
            <text:p>0.0145922</text:p>
          </table:table-cell>
          <table:table-cell office:value-type="float" office:value="0.01167271" calcext:value-type="float">
            <text:p>0.01167271</text:p>
          </table:table-cell>
          <table:table-cell office:value-type="float" office:value="0.007919376" calcext:value-type="float">
            <text:p>0.007919376</text:p>
          </table:table-cell>
          <table:table-cell office:value-type="float" office:value="0.006042151" calcext:value-type="float">
            <text:p>0.006042151</text:p>
          </table:table-cell>
          <table:table-cell office:value-type="float" office:value="0.004806258" calcext:value-type="float">
            <text:p>0.004806258</text:p>
          </table:table-cell>
          <table:table-cell office:value-type="float" office:value="0.004200541" calcext:value-type="float">
            <text:p>0.004200541</text:p>
          </table:table-cell>
          <table:table-cell office:value-type="float" office:value="0.003498755" calcext:value-type="float">
            <text:p>0.003498755</text:p>
          </table:table-cell>
          <table:table-cell office:value-type="float" office:value="0.002962088" calcext:value-type="float">
            <text:p>0.002962088</text:p>
          </table:table-cell>
          <table:table-cell office:value-type="float" office:value="0.002325701" calcext:value-type="float">
            <text:p>0.002325701</text:p>
          </table:table-cell>
          <table:table-cell office:value-type="float" office:value="0.001837694" calcext:value-type="float">
            <text:p>0.001837694</text:p>
          </table:table-cell>
          <table:table-cell office:value-type="float" office:value="0.001610528" calcext:value-type="float">
            <text:p>0.001610528</text:p>
          </table:table-cell>
          <table:table-cell office:value-type="float" office:value="0.001279667" calcext:value-type="float">
            <text:p>0.001279667</text:p>
          </table:table-cell>
        </table:table-row>
        <table:table-row table:style-name="ro1">
          <table:table-cell office:value-type="float" office:value="0.00717019653962814" calcext:value-type="float">
            <text:p>0.007170196539628</text:p>
          </table:table-cell>
          <table:table-cell office:value-type="float" office:value="0.03246468" calcext:value-type="float">
            <text:p>0.03246468</text:p>
          </table:table-cell>
          <table:table-cell office:value-type="float" office:value="0.02443486" calcext:value-type="float">
            <text:p>0.02443486</text:p>
          </table:table-cell>
          <table:table-cell office:value-type="float" office:value="0.0142375" calcext:value-type="float">
            <text:p>0.0142375</text:p>
          </table:table-cell>
          <table:table-cell office:value-type="float" office:value="0.01145094" calcext:value-type="float">
            <text:p>0.01145094</text:p>
          </table:table-cell>
          <table:table-cell office:value-type="float" office:value="0.007660733" calcext:value-type="float">
            <text:p>0.007660733</text:p>
          </table:table-cell>
          <table:table-cell office:value-type="float" office:value="0.005964043" calcext:value-type="float">
            <text:p>0.005964043</text:p>
          </table:table-cell>
          <table:table-cell office:value-type="float" office:value="0.004668233" calcext:value-type="float">
            <text:p>0.004668233</text:p>
          </table:table-cell>
          <table:table-cell office:value-type="float" office:value="0.004070465" calcext:value-type="float">
            <text:p>0.004070465</text:p>
          </table:table-cell>
          <table:table-cell office:value-type="float" office:value="0.003425237" calcext:value-type="float">
            <text:p>0.003425237</text:p>
          </table:table-cell>
          <table:table-cell office:value-type="float" office:value="0.002914761" calcext:value-type="float">
            <text:p>0.002914761</text:p>
          </table:table-cell>
          <table:table-cell office:value-type="float" office:value="0.002258386" calcext:value-type="float">
            <text:p>0.002258386</text:p>
          </table:table-cell>
          <table:table-cell office:value-type="float" office:value="0.001809688" calcext:value-type="float">
            <text:p>0.001809688</text:p>
          </table:table-cell>
          <table:table-cell office:value-type="float" office:value="0.001576426" calcext:value-type="float">
            <text:p>0.001576426</text:p>
          </table:table-cell>
          <table:table-cell office:value-type="float" office:value="0.001246864" calcext:value-type="float">
            <text:p>0.001246864</text:p>
          </table:table-cell>
        </table:table-row>
        <table:table-row table:style-name="ro1">
          <table:table-cell office:value-type="float" office:value="0.00720517293783811" calcext:value-type="float">
            <text:p>0.007205172937838</text:p>
          </table:table-cell>
          <table:table-cell office:value-type="float" office:value="0.03200573" calcext:value-type="float">
            <text:p>0.03200573</text:p>
          </table:table-cell>
          <table:table-cell office:value-type="float" office:value="0.02360373" calcext:value-type="float">
            <text:p>0.02360373</text:p>
          </table:table-cell>
          <table:table-cell office:value-type="float" office:value="0.01393287" calcext:value-type="float">
            <text:p>0.01393287</text:p>
          </table:table-cell>
          <table:table-cell office:value-type="float" office:value="0.01121137" calcext:value-type="float">
            <text:p>0.01121137</text:p>
          </table:table-cell>
          <table:table-cell office:value-type="float" office:value="0.007421424" calcext:value-type="float">
            <text:p>0.007421424</text:p>
          </table:table-cell>
          <table:table-cell office:value-type="float" office:value="0.005885739" calcext:value-type="float">
            <text:p>0.005885739</text:p>
          </table:table-cell>
          <table:table-cell office:value-type="float" office:value="0.004529456" calcext:value-type="float">
            <text:p>0.004529456</text:p>
          </table:table-cell>
          <table:table-cell office:value-type="float" office:value="0.003947137" calcext:value-type="float">
            <text:p>0.003947137</text:p>
          </table:table-cell>
          <table:table-cell office:value-type="float" office:value="0.003360564" calcext:value-type="float">
            <text:p>0.003360564</text:p>
          </table:table-cell>
          <table:table-cell office:value-type="float" office:value="0.002863775" calcext:value-type="float">
            <text:p>0.002863775</text:p>
          </table:table-cell>
          <table:table-cell office:value-type="float" office:value="0.002194427" calcext:value-type="float">
            <text:p>0.002194427</text:p>
          </table:table-cell>
          <table:table-cell office:value-type="float" office:value="0.001785323" calcext:value-type="float">
            <text:p>0.001785323</text:p>
          </table:table-cell>
          <table:table-cell office:value-type="float" office:value="0.001540197" calcext:value-type="float">
            <text:p>0.001540197</text:p>
          </table:table-cell>
          <table:table-cell office:value-type="float" office:value="0.00121706" calcext:value-type="float">
            <text:p>0.00121706</text:p>
          </table:table-cell>
        </table:table-row>
        <table:table-row table:style-name="ro1">
          <table:table-cell office:value-type="float" office:value="0.00724014933604808" calcext:value-type="float">
            <text:p>0.007240149336048</text:p>
          </table:table-cell>
          <table:table-cell office:value-type="float" office:value="0.03163827" calcext:value-type="float">
            <text:p>0.03163827</text:p>
          </table:table-cell>
          <table:table-cell office:value-type="float" office:value="0.02275628" calcext:value-type="float">
            <text:p>0.02275628</text:p>
          </table:table-cell>
          <table:table-cell office:value-type="float" office:value="0.01367282" calcext:value-type="float">
            <text:p>0.01367282</text:p>
          </table:table-cell>
          <table:table-cell office:value-type="float" office:value="0.01095457" calcext:value-type="float">
            <text:p>0.01095457</text:p>
          </table:table-cell>
          <table:table-cell office:value-type="float" office:value="0.007202842" calcext:value-type="float">
            <text:p>0.007202842</text:p>
          </table:table-cell>
          <table:table-cell office:value-type="float" office:value="0.005804942" calcext:value-type="float">
            <text:p>0.005804942</text:p>
          </table:table-cell>
          <table:table-cell office:value-type="float" office:value="0.004391799" calcext:value-type="float">
            <text:p>0.004391799</text:p>
          </table:table-cell>
          <table:table-cell office:value-type="float" office:value="0.003831856" calcext:value-type="float">
            <text:p>0.003831856</text:p>
          </table:table-cell>
          <table:table-cell office:value-type="float" office:value="0.003303698" calcext:value-type="float">
            <text:p>0.003303698</text:p>
          </table:table-cell>
          <table:table-cell office:value-type="float" office:value="0.002808793" calcext:value-type="float">
            <text:p>0.002808793</text:p>
          </table:table-cell>
          <table:table-cell office:value-type="float" office:value="0.002134604" calcext:value-type="float">
            <text:p>0.002134604</text:p>
          </table:table-cell>
          <table:table-cell office:value-type="float" office:value="0.001763528" calcext:value-type="float">
            <text:p>0.001763528</text:p>
          </table:table-cell>
          <table:table-cell office:value-type="float" office:value="0.001502236" calcext:value-type="float">
            <text:p>0.001502236</text:p>
          </table:table-cell>
          <table:table-cell office:value-type="float" office:value="0.001190378" calcext:value-type="float">
            <text:p>0.001190378</text:p>
          </table:table-cell>
        </table:table-row>
        <table:table-row table:style-name="ro1">
          <table:table-cell office:value-type="float" office:value="0.00727512573425804" calcext:value-type="float">
            <text:p>0.007275125734258</text:p>
          </table:table-cell>
          <table:table-cell office:value-type="float" office:value="0.03133584" calcext:value-type="float">
            <text:p>0.03133584</text:p>
          </table:table-cell>
          <table:table-cell office:value-type="float" office:value="0.02190352" calcext:value-type="float">
            <text:p>0.02190352</text:p>
          </table:table-cell>
          <table:table-cell office:value-type="float" office:value="0.01345112" calcext:value-type="float">
            <text:p>0.01345112</text:p>
          </table:table-cell>
          <table:table-cell office:value-type="float" office:value="0.01068203" calcext:value-type="float">
            <text:p>0.01068203</text:p>
          </table:table-cell>
          <table:table-cell office:value-type="float" office:value="0.00700563" calcext:value-type="float">
            <text:p>0.00700563</text:p>
          </table:table-cell>
          <table:table-cell office:value-type="float" office:value="0.005719754" calcext:value-type="float">
            <text:p>0.005719754</text:p>
          </table:table-cell>
          <table:table-cell office:value-type="float" office:value="0.004257145" calcext:value-type="float">
            <text:p>0.004257145</text:p>
          </table:table-cell>
          <table:table-cell office:value-type="float" office:value="0.003725609" calcext:value-type="float">
            <text:p>0.003725609</text:p>
          </table:table-cell>
          <table:table-cell office:value-type="float" office:value="0.003253382" calcext:value-type="float">
            <text:p>0.003253382</text:p>
          </table:table-cell>
          <table:table-cell office:value-type="float" office:value="0.00274983" calcext:value-type="float">
            <text:p>0.00274983</text:p>
          </table:table-cell>
          <table:table-cell office:value-type="float" office:value="0.002079506" calcext:value-type="float">
            <text:p>0.002079506</text:p>
          </table:table-cell>
          <table:table-cell office:value-type="float" office:value="0.001743172" calcext:value-type="float">
            <text:p>0.001743172</text:p>
          </table:table-cell>
          <table:table-cell office:value-type="float" office:value="0.001463102" calcext:value-type="float">
            <text:p>0.001463102</text:p>
          </table:table-cell>
          <table:table-cell office:value-type="float" office:value="0.001166769" calcext:value-type="float">
            <text:p>0.001166769</text:p>
          </table:table-cell>
        </table:table-row>
        <table:table-row table:style-name="ro1">
          <table:table-cell office:value-type="float" office:value="0.00731010213246801" calcext:value-type="float">
            <text:p>0.007310102132468</text:p>
          </table:table-cell>
          <table:table-cell office:value-type="float" office:value="0.03107343" calcext:value-type="float">
            <text:p>0.03107343</text:p>
          </table:table-cell>
          <table:table-cell office:value-type="float" office:value="0.02105646" calcext:value-type="float">
            <text:p>0.02105646</text:p>
          </table:table-cell>
          <table:table-cell office:value-type="float" office:value="0.01326096" calcext:value-type="float">
            <text:p>0.01326096</text:p>
          </table:table-cell>
          <table:table-cell office:value-type="float" office:value="0.01039598" calcext:value-type="float">
            <text:p>0.01039598</text:p>
          </table:table-cell>
          <table:table-cell office:value-type="float" office:value="0.00682978" calcext:value-type="float">
            <text:p>0.00682978</text:p>
          </table:table-cell>
          <table:table-cell office:value-type="float" office:value="0.00562871" calcext:value-type="float">
            <text:p>0.00562871</text:p>
          </table:table-cell>
          <table:table-cell office:value-type="float" office:value="0.004127237" calcext:value-type="float">
            <text:p>0.004127237</text:p>
          </table:table-cell>
          <table:table-cell office:value-type="float" office:value="0.003628989" calcext:value-type="float">
            <text:p>0.003628989</text:p>
          </table:table-cell>
          <table:table-cell office:value-type="float" office:value="0.003208176" calcext:value-type="float">
            <text:p>0.003208176</text:p>
          </table:table-cell>
          <table:table-cell office:value-type="float" office:value="0.00268717" calcext:value-type="float">
            <text:p>0.00268717</text:p>
          </table:table-cell>
          <table:table-cell office:value-type="float" office:value="0.002029474" calcext:value-type="float">
            <text:p>0.002029474</text:p>
          </table:table-cell>
          <table:table-cell office:value-type="float" office:value="0.001723155" calcext:value-type="float">
            <text:p>0.001723155</text:p>
          </table:table-cell>
          <table:table-cell office:value-type="float" office:value="0.001423463" calcext:value-type="float">
            <text:p>0.001423463</text:p>
          </table:table-cell>
          <table:table-cell office:value-type="float" office:value="0.001145996" calcext:value-type="float">
            <text:p>0.001145996</text:p>
          </table:table-cell>
        </table:table-row>
        <table:table-row table:style-name="ro1">
          <table:table-cell office:value-type="float" office:value="0.00734507853067798" calcext:value-type="float">
            <text:p>0.007345078530678</text:p>
          </table:table-cell>
          <table:table-cell office:value-type="float" office:value="0.03082802" calcext:value-type="float">
            <text:p>0.03082802</text:p>
          </table:table-cell>
          <table:table-cell office:value-type="float" office:value="0.02022572" calcext:value-type="float">
            <text:p>0.02022572</text:p>
          </table:table-cell>
          <table:table-cell office:value-type="float" office:value="0.01309533" calcext:value-type="float">
            <text:p>0.01309533</text:p>
          </table:table-cell>
          <table:table-cell office:value-type="float" office:value="0.01009924" calcext:value-type="float">
            <text:p>0.01009924</text:p>
          </table:table-cell>
          <table:table-cell office:value-type="float" office:value="0.006674606" calcext:value-type="float">
            <text:p>0.006674606</text:p>
          </table:table-cell>
          <table:table-cell office:value-type="float" office:value="0.005530857" calcext:value-type="float">
            <text:p>0.005530857</text:p>
          </table:table-cell>
          <table:table-cell office:value-type="float" office:value="0.004003627" calcext:value-type="float">
            <text:p>0.004003627</text:p>
          </table:table-cell>
          <table:table-cell office:value-type="float" office:value="0.003542221" calcext:value-type="float">
            <text:p>0.003542221</text:p>
          </table:table-cell>
          <table:table-cell office:value-type="float" office:value="0.003166574" calcext:value-type="float">
            <text:p>0.003166574</text:p>
          </table:table-cell>
          <table:table-cell office:value-type="float" office:value="0.002621393" calcext:value-type="float">
            <text:p>0.002621393</text:p>
          </table:table-cell>
          <table:table-cell office:value-type="float" office:value="0.001984615" calcext:value-type="float">
            <text:p>0.001984615</text:p>
          </table:table-cell>
          <table:table-cell office:value-type="float" office:value="0.00170247" calcext:value-type="float">
            <text:p>0.00170247</text:p>
          </table:table-cell>
          <table:table-cell office:value-type="float" office:value="0.00138404" calcext:value-type="float">
            <text:p>0.00138404</text:p>
          </table:table-cell>
          <table:table-cell office:value-type="float" office:value="0.001127689" calcext:value-type="float">
            <text:p>0.001127689</text:p>
          </table:table-cell>
        </table:table-row>
        <table:table-row table:style-name="ro1">
          <table:table-cell office:value-type="float" office:value="0.00738005492888794" calcext:value-type="float">
            <text:p>0.007380054928888</text:p>
          </table:table-cell>
          <table:table-cell office:value-type="float" office:value="0.03057924" calcext:value-type="float">
            <text:p>0.03057924</text:p>
          </table:table-cell>
          <table:table-cell office:value-type="float" office:value="0.01942114" calcext:value-type="float">
            <text:p>0.01942114</text:p>
          </table:table-cell>
          <table:table-cell office:value-type="float" office:value="0.01294718" calcext:value-type="float">
            <text:p>0.01294718</text:p>
          </table:table-cell>
          <table:table-cell office:value-type="float" office:value="0.009795183" calcext:value-type="float">
            <text:p>0.009795183</text:p>
          </table:table-cell>
          <table:table-cell office:value-type="float" office:value="0.006538857" calcext:value-type="float">
            <text:p>0.006538857</text:p>
          </table:table-cell>
          <table:table-cell office:value-type="float" office:value="0.005425697" calcext:value-type="float">
            <text:p>0.005425697</text:p>
          </table:table-cell>
          <table:table-cell office:value-type="float" office:value="0.003887614" calcext:value-type="float">
            <text:p>0.003887614</text:p>
          </table:table-cell>
          <table:table-cell office:value-type="float" office:value="0.003465161" calcext:value-type="float">
            <text:p>0.003465161</text:p>
          </table:table-cell>
          <table:table-cell office:value-type="float" office:value="0.003127054" calcext:value-type="float">
            <text:p>0.003127054</text:p>
          </table:table-cell>
          <table:table-cell office:value-type="float" office:value="0.002553286" calcext:value-type="float">
            <text:p>0.002553286</text:p>
          </table:table-cell>
          <table:table-cell office:value-type="float" office:value="0.001944806" calcext:value-type="float">
            <text:p>0.001944806</text:p>
          </table:table-cell>
          <table:table-cell office:value-type="float" office:value="0.001680252" calcext:value-type="float">
            <text:p>0.001680252</text:p>
          </table:table-cell>
          <table:table-cell office:value-type="float" office:value="0.001345559" calcext:value-type="float">
            <text:p>0.001345559</text:p>
          </table:table-cell>
          <table:table-cell office:value-type="float" office:value="0.001111349" calcext:value-type="float">
            <text:p>0.001111349</text:p>
          </table:table-cell>
        </table:table-row>
        <table:table-row table:style-name="ro1">
          <table:table-cell office:value-type="float" office:value="0.00741503132709791" calcext:value-type="float">
            <text:p>0.007415031327098</text:p>
          </table:table-cell>
          <table:table-cell office:value-type="float" office:value="0.03030951" calcext:value-type="float">
            <text:p>0.03030951</text:p>
          </table:table-cell>
          <table:table-cell office:value-type="float" office:value="0.01865152" calcext:value-type="float">
            <text:p>0.01865152</text:p>
          </table:table-cell>
          <table:table-cell office:value-type="float" office:value="0.01280971" calcext:value-type="float">
            <text:p>0.01280971</text:p>
          </table:table-cell>
          <table:table-cell office:value-type="float" office:value="0.009487381" calcext:value-type="float">
            <text:p>0.009487381</text:p>
          </table:table-cell>
          <table:table-cell office:value-type="float" office:value="0.006420742" calcext:value-type="float">
            <text:p>0.006420742</text:p>
          </table:table-cell>
          <table:table-cell office:value-type="float" office:value="0.00531322" calcext:value-type="float">
            <text:p>0.00531322</text:p>
          </table:table-cell>
          <table:table-cell office:value-type="float" office:value="0.003780213" calcext:value-type="float">
            <text:p>0.003780213</text:p>
          </table:table-cell>
          <table:table-cell office:value-type="float" office:value="0.003397308" calcext:value-type="float">
            <text:p>0.003397308</text:p>
          </table:table-cell>
          <table:table-cell office:value-type="float" office:value="0.003088162" calcext:value-type="float">
            <text:p>0.003088162</text:p>
          </table:table-cell>
          <table:table-cell office:value-type="float" office:value="0.002483782" calcext:value-type="float">
            <text:p>0.002483782</text:p>
          </table:table-cell>
          <table:table-cell office:value-type="float" office:value="0.001909686" calcext:value-type="float">
            <text:p>0.001909686</text:p>
          </table:table-cell>
          <table:table-cell office:value-type="float" office:value="0.001655836" calcext:value-type="float">
            <text:p>0.001655836</text:p>
          </table:table-cell>
          <table:table-cell office:value-type="float" office:value="0.001308705" calcext:value-type="float">
            <text:p>0.001308705</text:p>
          </table:table-cell>
          <table:table-cell office:value-type="float" office:value="0.001096406" calcext:value-type="float">
            <text:p>0.001096406</text:p>
          </table:table-cell>
        </table:table-row>
        <table:table-row table:style-name="ro1">
          <table:table-cell office:value-type="float" office:value="0.00745000772530787" calcext:value-type="float">
            <text:p>0.007450007725308</text:p>
          </table:table-cell>
          <table:table-cell office:value-type="float" office:value="0.03000435" calcext:value-type="float">
            <text:p>0.03000435</text:p>
          </table:table-cell>
          <table:table-cell office:value-type="float" office:value="0.01792448" calcext:value-type="float">
            <text:p>0.01792448</text:p>
          </table:table-cell>
          <table:table-cell office:value-type="float" office:value="0.01267649" calcext:value-type="float">
            <text:p>0.01267649</text:p>
          </table:table-cell>
          <table:table-cell office:value-type="float" office:value="0.009179651" calcext:value-type="float">
            <text:p>0.009179651</text:p>
          </table:table-cell>
          <table:table-cell office:value-type="float" office:value="0.006318079" calcext:value-type="float">
            <text:p>0.006318079</text:p>
          </table:table-cell>
          <table:table-cell office:value-type="float" office:value="0.00519387" calcext:value-type="float">
            <text:p>0.00519387</text:p>
          </table:table-cell>
          <table:table-cell office:value-type="float" office:value="0.003682075" calcext:value-type="float">
            <text:p>0.003682075</text:p>
          </table:table-cell>
          <table:table-cell office:value-type="float" office:value="0.003337856" calcext:value-type="float">
            <text:p>0.003337856</text:p>
          </table:table-cell>
          <table:table-cell office:value-type="float" office:value="0.003048575" calcext:value-type="float">
            <text:p>0.003048575</text:p>
          </table:table-cell>
          <table:table-cell office:value-type="float" office:value="0.002413954" calcext:value-type="float">
            <text:p>0.002413954</text:p>
          </table:table-cell>
          <table:table-cell office:value-type="float" office:value="0.001878717" calcext:value-type="float">
            <text:p>0.001878717</text:p>
          </table:table-cell>
          <table:table-cell office:value-type="float" office:value="0.001628771" calcext:value-type="float">
            <text:p>0.001628771</text:p>
          </table:table-cell>
          <table:table-cell office:value-type="float" office:value="0.001274055" calcext:value-type="float">
            <text:p>0.001274055</text:p>
          </table:table-cell>
          <table:table-cell office:value-type="float" office:value="0.001082256" calcext:value-type="float">
            <text:p>0.001082256</text:p>
          </table:table-cell>
        </table:table-row>
        <table:table-row table:style-name="ro1">
          <table:table-cell office:value-type="float" office:value="0.00748498412351784" calcext:value-type="float">
            <text:p>0.007484984123518</text:p>
          </table:table-cell>
          <table:table-cell office:value-type="float" office:value="0.02965255" calcext:value-type="float">
            <text:p>0.02965255</text:p>
          </table:table-cell>
          <table:table-cell office:value-type="float" office:value="0.01724619" calcext:value-type="float">
            <text:p>0.01724619</text:p>
          </table:table-cell>
          <table:table-cell office:value-type="float" office:value="0.01254174" calcext:value-type="float">
            <text:p>0.01254174</text:p>
          </table:table-cell>
          <table:table-cell office:value-type="float" office:value="0.008875763" calcext:value-type="float">
            <text:p>0.008875763</text:p>
          </table:table-cell>
          <table:table-cell office:value-type="float" office:value="0.006228355" calcext:value-type="float">
            <text:p>0.006228355</text:p>
          </table:table-cell>
          <table:table-cell office:value-type="float" office:value="0.005068468" calcext:value-type="float">
            <text:p>0.005068468</text:p>
          </table:table-cell>
          <table:table-cell office:value-type="float" office:value="0.003593517" calcext:value-type="float">
            <text:p>0.003593517</text:p>
          </table:table-cell>
          <table:table-cell office:value-type="float" office:value="0.003285738" calcext:value-type="float">
            <text:p>0.003285738</text:p>
          </table:table-cell>
          <table:table-cell office:value-type="float" office:value="0.003007147" calcext:value-type="float">
            <text:p>0.003007147</text:p>
          </table:table-cell>
          <table:table-cell office:value-type="float" office:value="0.002344883" calcext:value-type="float">
            <text:p>0.002344883</text:p>
          </table:table-cell>
          <table:table-cell office:value-type="float" office:value="0.001851198" calcext:value-type="float">
            <text:p>0.001851198</text:p>
          </table:table-cell>
          <table:table-cell office:value-type="float" office:value="0.001598853" calcext:value-type="float">
            <text:p>0.001598853</text:p>
          </table:table-cell>
          <table:table-cell office:value-type="float" office:value="0.001242079" calcext:value-type="float">
            <text:p>0.001242079</text:p>
          </table:table-cell>
          <table:table-cell office:value-type="float" office:value="0.001068306" calcext:value-type="float">
            <text:p>0.001068306</text:p>
          </table:table-cell>
        </table:table-row>
        <table:table-row table:style-name="ro1">
          <table:table-cell office:value-type="float" office:value="0.00751996052172781" calcext:value-type="float">
            <text:p>0.007519960521728</text:p>
          </table:table-cell>
          <table:table-cell office:value-type="float" office:value="0.02924602" calcext:value-type="float">
            <text:p>0.02924602</text:p>
          </table:table-cell>
          <table:table-cell office:value-type="float" office:value="0.01662128" calcext:value-type="float">
            <text:p>0.01662128</text:p>
          </table:table-cell>
          <table:table-cell office:value-type="float" office:value="0.01240038" calcext:value-type="float">
            <text:p>0.01240038</text:p>
          </table:table-cell>
          <table:table-cell office:value-type="float" office:value="0.008579346" calcext:value-type="float">
            <text:p>0.008579346</text:p>
          </table:table-cell>
          <table:table-cell office:value-type="float" office:value="0.006148858" calcext:value-type="float">
            <text:p>0.006148858</text:p>
          </table:table-cell>
          <table:table-cell office:value-type="float" office:value="0.00493818" calcext:value-type="float">
            <text:p>0.00493818</text:p>
          </table:table-cell>
          <table:table-cell office:value-type="float" office:value="0.003514488" calcext:value-type="float">
            <text:p>0.003514488</text:p>
          </table:table-cell>
          <table:table-cell office:value-type="float" office:value="0.003239684" calcext:value-type="float">
            <text:p>0.003239684</text:p>
          </table:table-cell>
          <table:table-cell office:value-type="float" office:value="0.002962972" calcext:value-type="float">
            <text:p>0.002962972</text:p>
          </table:table-cell>
          <table:table-cell office:value-type="float" office:value="0.002277638" calcext:value-type="float">
            <text:p>0.002277638</text:p>
          </table:table-cell>
          <table:table-cell office:value-type="float" office:value="0.001826326" calcext:value-type="float">
            <text:p>0.001826326</text:p>
          </table:table-cell>
          <table:table-cell office:value-type="float" office:value="0.001566109" calcext:value-type="float">
            <text:p>0.001566109</text:p>
          </table:table-cell>
          <table:table-cell office:value-type="float" office:value="0.001213072" calcext:value-type="float">
            <text:p>0.001213072</text:p>
          </table:table-cell>
          <table:table-cell office:value-type="float" office:value="0.001054013" calcext:value-type="float">
            <text:p>0.001054013</text:p>
          </table:table-cell>
        </table:table-row>
        <table:table-row table:style-name="ro1">
          <table:table-cell office:value-type="float" office:value="0.00755493691993777" calcext:value-type="float">
            <text:p>0.007554936919938</text:p>
          </table:table-cell>
          <table:table-cell office:value-type="float" office:value="0.02877978" calcext:value-type="float">
            <text:p>0.02877978</text:p>
          </table:table-cell>
          <table:table-cell office:value-type="float" office:value="0.01605287" calcext:value-type="float">
            <text:p>0.01605287</text:p>
          </table:table-cell>
          <table:table-cell office:value-type="float" office:value="0.01224815" calcext:value-type="float">
            <text:p>0.01224815</text:p>
          </table:table-cell>
          <table:table-cell office:value-type="float" office:value="0.008293795" calcext:value-type="float">
            <text:p>0.008293795</text:p>
          </table:table-cell>
          <table:table-cell office:value-type="float" office:value="0.006076786" calcext:value-type="float">
            <text:p>0.006076786</text:p>
          </table:table-cell>
          <table:table-cell office:value-type="float" office:value="0.004804425" calcext:value-type="float">
            <text:p>0.004804425</text:p>
          </table:table-cell>
          <table:table-cell office:value-type="float" office:value="0.003444615" calcext:value-type="float">
            <text:p>0.003444615</text:p>
          </table:table-cell>
          <table:table-cell office:value-type="float" office:value="0.003198296" calcext:value-type="float">
            <text:p>0.003198296</text:p>
          </table:table-cell>
          <table:table-cell office:value-type="float" office:value="0.002915391" calcext:value-type="float">
            <text:p>0.002915391</text:p>
          </table:table-cell>
          <table:table-cell office:value-type="float" office:value="0.002213218" calcext:value-type="float">
            <text:p>0.002213218</text:p>
          </table:table-cell>
          <table:table-cell office:value-type="float" office:value="0.00180324" calcext:value-type="float">
            <text:p>0.00180324</text:p>
          </table:table-cell>
          <table:table-cell office:value-type="float" office:value="0.001530797" calcext:value-type="float">
            <text:p>0.001530797</text:p>
          </table:table-cell>
          <table:table-cell office:value-type="float" office:value="0.001187175" calcext:value-type="float">
            <text:p>0.001187175</text:p>
          </table:table-cell>
          <table:table-cell office:value-type="float" office:value="0.001038919" calcext:value-type="float">
            <text:p>0.001038919</text:p>
          </table:table-cell>
        </table:table-row>
        <table:table-row table:style-name="ro1">
          <table:table-cell office:value-type="float" office:value="0.00758991331814774" calcext:value-type="float">
            <text:p>0.007589913318148</text:p>
          </table:table-cell>
          <table:table-cell office:value-type="float" office:value="0.02825181" calcext:value-type="float">
            <text:p>0.02825181</text:p>
          </table:table-cell>
          <table:table-cell office:value-type="float" office:value="0.0155424" calcext:value-type="float">
            <text:p>0.0155424</text:p>
          </table:table-cell>
          <table:table-cell office:value-type="float" office:value="0.01208174" calcext:value-type="float">
            <text:p>0.01208174</text:p>
          </table:table-cell>
          <table:table-cell office:value-type="float" office:value="0.008022029" calcext:value-type="float">
            <text:p>0.008022029</text:p>
          </table:table-cell>
          <table:table-cell office:value-type="float" office:value="0.006009348" calcext:value-type="float">
            <text:p>0.006009348</text:p>
          </table:table-cell>
          <table:table-cell office:value-type="float" office:value="0.004668853" calcext:value-type="float">
            <text:p>0.004668853</text:p>
          </table:table-cell>
          <table:table-cell office:value-type="float" office:value="0.003383216" calcext:value-type="float">
            <text:p>0.003383216</text:p>
          </table:table-cell>
          <table:table-cell office:value-type="float" office:value="0.00316011" calcext:value-type="float">
            <text:p>0.00316011</text:p>
          </table:table-cell>
          <table:table-cell office:value-type="float" office:value="0.002864038" calcext:value-type="float">
            <text:p>0.002864038</text:p>
          </table:table-cell>
          <table:table-cell office:value-type="float" office:value="0.002152477" calcext:value-type="float">
            <text:p>0.002152477</text:p>
          </table:table-cell>
          <table:table-cell office:value-type="float" office:value="0.001781063" calcext:value-type="float">
            <text:p>0.001781063</text:p>
          </table:table-cell>
          <table:table-cell office:value-type="float" office:value="0.001493364" calcext:value-type="float">
            <text:p>0.001493364</text:p>
          </table:table-cell>
          <table:table-cell office:value-type="float" office:value="0.001164349" calcext:value-type="float">
            <text:p>0.001164349</text:p>
          </table:table-cell>
          <table:table-cell office:value-type="float" office:value="0.001022683" calcext:value-type="float">
            <text:p>0.001022683</text:p>
          </table:table-cell>
        </table:table-row>
        <table:table-row table:style-name="ro1">
          <table:table-cell office:value-type="float" office:value="0.00762488971635771" calcext:value-type="float">
            <text:p>0.007624889716358</text:p>
          </table:table-cell>
          <table:table-cell office:value-type="float" office:value="0.02766275" calcext:value-type="float">
            <text:p>0.02766275</text:p>
          </table:table-cell>
          <table:table-cell office:value-type="float" office:value="0.01508986" calcext:value-type="float">
            <text:p>0.01508986</text:p>
          </table:table-cell>
          <table:table-cell office:value-type="float" office:value="0.01189872" calcext:value-type="float">
            <text:p>0.01189872</text:p>
          </table:table-cell>
          <table:table-cell office:value-type="float" office:value="0.007766582" calcext:value-type="float">
            <text:p>0.007766582</text:p>
          </table:table-cell>
          <table:table-cell office:value-type="float" office:value="0.005943867" calcext:value-type="float">
            <text:p>0.005943867</text:p>
          </table:table-cell>
          <table:table-cell office:value-type="float" office:value="0.004533142" calcext:value-type="float">
            <text:p>0.004533142</text:p>
          </table:table-cell>
          <table:table-cell office:value-type="float" office:value="0.003329347" calcext:value-type="float">
            <text:p>0.003329347</text:p>
          </table:table-cell>
          <table:table-cell office:value-type="float" office:value="0.003123664" calcext:value-type="float">
            <text:p>0.003123664</text:p>
          </table:table-cell>
          <table:table-cell office:value-type="float" office:value="0.002808802" calcext:value-type="float">
            <text:p>0.002808802</text:p>
          </table:table-cell>
          <table:table-cell office:value-type="float" office:value="0.00209609" calcext:value-type="float">
            <text:p>0.00209609</text:p>
          </table:table-cell>
          <table:table-cell office:value-type="float" office:value="0.001758967" calcext:value-type="float">
            <text:p>0.001758967</text:p>
          </table:table-cell>
          <table:table-cell office:value-type="float" office:value="0.001454419" calcext:value-type="float">
            <text:p>0.001454419</text:p>
          </table:table-cell>
          <table:table-cell office:value-type="float" office:value="0.001144395" calcext:value-type="float">
            <text:p>0.001144395</text:p>
          </table:table-cell>
          <table:table-cell office:value-type="float" office:value="0.0010051" calcext:value-type="float">
            <text:p>0.0010051</text:p>
          </table:table-cell>
        </table:table-row>
        <table:table-row table:style-name="ro1">
          <table:table-cell office:value-type="float" office:value="0.00765986611456767" calcext:value-type="float">
            <text:p>0.007659866114568</text:p>
          </table:table-cell>
          <table:table-cell office:value-type="float" office:value="0.02701567" calcext:value-type="float">
            <text:p>0.02701567</text:p>
          </table:table-cell>
          <table:table-cell office:value-type="float" office:value="0.01469379" calcext:value-type="float">
            <text:p>0.01469379</text:p>
          </table:table-cell>
          <table:table-cell office:value-type="float" office:value="0.01169769" calcext:value-type="float">
            <text:p>0.01169769</text:p>
          </table:table-cell>
          <table:table-cell office:value-type="float" office:value="0.007529444" calcext:value-type="float">
            <text:p>0.007529444</text:p>
          </table:table-cell>
          <table:table-cell office:value-type="float" office:value="0.005877883" calcext:value-type="float">
            <text:p>0.005877883</text:p>
          </table:table-cell>
          <table:table-cell office:value-type="float" office:value="0.004399059" calcext:value-type="float">
            <text:p>0.004399059</text:p>
          </table:table-cell>
          <table:table-cell office:value-type="float" office:value="0.003281869" calcext:value-type="float">
            <text:p>0.003281869</text:p>
          </table:table-cell>
          <table:table-cell office:value-type="float" office:value="0.003087574" calcext:value-type="float">
            <text:p>0.003087574</text:p>
          </table:table-cell>
          <table:table-cell office:value-type="float" office:value="0.00274986" calcext:value-type="float">
            <text:p>0.00274986</text:p>
          </table:table-cell>
          <table:table-cell office:value-type="float" office:value="0.002044557" calcext:value-type="float">
            <text:p>0.002044557</text:p>
          </table:table-cell>
          <table:table-cell office:value-type="float" office:value="0.001736207" calcext:value-type="float">
            <text:p>0.001736207</text:p>
          </table:table-cell>
          <table:table-cell office:value-type="float" office:value="0.001414686" calcext:value-type="float">
            <text:p>0.001414686</text:p>
          </table:table-cell>
          <table:table-cell office:value-type="float" office:value="0.001126969" calcext:value-type="float">
            <text:p>0.001126969</text:p>
          </table:table-cell>
          <table:table-cell office:value-type="float" office:value="0.0009860964" calcext:value-type="float">
            <text:p>0.0009860964</text:p>
          </table:table-cell>
        </table:table-row>
        <table:table-row table:style-name="ro1">
          <table:table-cell office:value-type="float" office:value="0.00769484251277764" calcext:value-type="float">
            <text:p>0.007694842512778</text:p>
          </table:table-cell>
          <table:table-cell office:value-type="float" office:value="0.02631574" calcext:value-type="float">
            <text:p>0.02631574</text:p>
          </table:table-cell>
          <table:table-cell office:value-type="float" office:value="0.01435145" calcext:value-type="float">
            <text:p>0.01435145</text:p>
          </table:table-cell>
          <table:table-cell office:value-type="float" office:value="0.01147809" calcext:value-type="float">
            <text:p>0.01147809</text:p>
          </table:table-cell>
          <table:table-cell office:value-type="float" office:value="0.007311974" calcext:value-type="float">
            <text:p>0.007311974</text:p>
          </table:table-cell>
          <table:table-cell office:value-type="float" office:value="0.005809207" calcext:value-type="float">
            <text:p>0.005809207</text:p>
          </table:table-cell>
          <table:table-cell office:value-type="float" office:value="0.004268299" calcext:value-type="float">
            <text:p>0.004268299</text:p>
          </table:table-cell>
          <table:table-cell office:value-type="float" office:value="0.003239477" calcext:value-type="float">
            <text:p>0.003239477</text:p>
          </table:table-cell>
          <table:table-cell office:value-type="float" office:value="0.003050576" calcext:value-type="float">
            <text:p>0.003050576</text:p>
          </table:table-cell>
          <table:table-cell office:value-type="float" office:value="0.002687609" calcext:value-type="float">
            <text:p>0.002687609</text:p>
          </table:table-cell>
          <table:table-cell office:value-type="float" office:value="0.001998129" calcext:value-type="float">
            <text:p>0.001998129</text:p>
          </table:table-cell>
          <table:table-cell office:value-type="float" office:value="0.001712158" calcext:value-type="float">
            <text:p>0.001712158</text:p>
          </table:table-cell>
          <table:table-cell office:value-type="float" office:value="0.001374943" calcext:value-type="float">
            <text:p>0.001374943</text:p>
          </table:table-cell>
          <table:table-cell office:value-type="float" office:value="0.001111611" calcext:value-type="float">
            <text:p>0.001111611</text:p>
          </table:table-cell>
          <table:table-cell office:value-type="float" office:value="0.0009657454" calcext:value-type="float">
            <text:p>0.0009657454</text:p>
          </table:table-cell>
        </table:table-row>
        <table:table-row table:style-name="ro1">
          <table:table-cell office:value-type="float" office:value="0.00772981891098761" calcext:value-type="float">
            <text:p>0.007729818910988</text:p>
          </table:table-cell>
          <table:table-cell office:value-type="float" office:value="0.02556978" calcext:value-type="float">
            <text:p>0.02556978</text:p>
          </table:table-cell>
          <table:table-cell office:value-type="float" office:value="0.01405895" calcext:value-type="float">
            <text:p>0.01405895</text:p>
          </table:table-cell>
          <table:table-cell office:value-type="float" office:value="0.0112403" calcext:value-type="float">
            <text:p>0.0112403</text:p>
          </table:table-cell>
          <table:table-cell office:value-type="float" office:value="0.007114972" calcext:value-type="float">
            <text:p>0.007114972</text:p>
          </table:table-cell>
          <table:table-cell office:value-type="float" office:value="0.005735995" calcext:value-type="float">
            <text:p>0.005735995</text:p>
          </table:table-cell>
          <table:table-cell office:value-type="float" office:value="0.004142426" calcext:value-type="float">
            <text:p>0.004142426</text:p>
          </table:table-cell>
          <table:table-cell office:value-type="float" office:value="0.003200798" calcext:value-type="float">
            <text:p>0.003200798</text:p>
          </table:table-cell>
          <table:table-cell office:value-type="float" office:value="0.003011584" calcext:value-type="float">
            <text:p>0.003011584</text:p>
          </table:table-cell>
          <table:table-cell office:value-type="float" office:value="0.002622681" calcext:value-type="float">
            <text:p>0.002622681</text:p>
          </table:table-cell>
          <table:table-cell office:value-type="float" office:value="0.001956849" calcext:value-type="float">
            <text:p>0.001956849</text:p>
          </table:table-cell>
          <table:table-cell office:value-type="float" office:value="0.00168635" calcext:value-type="float">
            <text:p>0.00168635</text:p>
          </table:table-cell>
          <table:table-cell office:value-type="float" office:value="0.001335982" calcext:value-type="float">
            <text:p>0.001335982</text:p>
          </table:table-cell>
          <table:table-cell office:value-type="float" office:value="0.00109778" calcext:value-type="float">
            <text:p>0.00109778</text:p>
          </table:table-cell>
          <table:table-cell office:value-type="float" office:value="0.0009442461" calcext:value-type="float">
            <text:p>0.0009442461</text:p>
          </table:table-cell>
        </table:table-row>
        <table:table-row table:style-name="ro1">
          <table:table-cell office:value-type="float" office:value="0.00776479530919757" calcext:value-type="float">
            <text:p>0.007764795309198</text:p>
          </table:table-cell>
          <table:table-cell office:value-type="float" office:value="0.02478614" calcext:value-type="float">
            <text:p>0.02478614</text:p>
          </table:table-cell>
          <table:table-cell office:value-type="float" office:value="0.01381146" calcext:value-type="float">
            <text:p>0.01381146</text:p>
          </table:table-cell>
          <table:table-cell office:value-type="float" office:value="0.01098545" calcext:value-type="float">
            <text:p>0.01098545</text:p>
          </table:table-cell>
          <table:table-cell office:value-type="float" office:value="0.006938613" calcext:value-type="float">
            <text:p>0.006938613</text:p>
          </table:table-cell>
          <table:table-cell office:value-type="float" office:value="0.00565681" calcext:value-type="float">
            <text:p>0.00565681</text:p>
          </table:table-cell>
          <table:table-cell office:value-type="float" office:value="0.004022839" calcext:value-type="float">
            <text:p>0.004022839</text:p>
          </table:table-cell>
          <table:table-cell office:value-type="float" office:value="0.003164425" calcext:value-type="float">
            <text:p>0.003164425</text:p>
          </table:table-cell>
          <table:table-cell office:value-type="float" office:value="0.002969739" calcext:value-type="float">
            <text:p>0.002969739</text:p>
          </table:table-cell>
          <table:table-cell office:value-type="float" office:value="0.00255586" calcext:value-type="float">
            <text:p>0.00255586</text:p>
          </table:table-cell>
          <table:table-cell office:value-type="float" office:value="0.001920534" calcext:value-type="float">
            <text:p>0.001920534</text:p>
          </table:table-cell>
          <table:table-cell office:value-type="float" office:value="0.001658472" calcext:value-type="float">
            <text:p>0.001658472</text:p>
          </table:table-cell>
          <table:table-cell office:value-type="float" office:value="0.001298554" calcext:value-type="float">
            <text:p>0.001298554</text:p>
          </table:table-cell>
          <table:table-cell office:value-type="float" office:value="0.001084898" calcext:value-type="float">
            <text:p>0.001084898</text:p>
          </table:table-cell>
          <table:table-cell office:value-type="float" office:value="0.0009218956" calcext:value-type="float">
            <text:p>0.0009218956</text:p>
          </table:table-cell>
        </table:table-row>
        <table:table-row table:style-name="ro1">
          <table:table-cell office:value-type="float" office:value="0.00779977170740754" calcext:value-type="float">
            <text:p>0.007799771707408</text:p>
          </table:table-cell>
          <table:table-cell office:value-type="float" office:value="0.02397409" calcext:value-type="float">
            <text:p>0.02397409</text:p>
          </table:table-cell>
          <table:table-cell office:value-type="float" office:value="0.01360343" calcext:value-type="float">
            <text:p>0.01360343</text:p>
          </table:table-cell>
          <table:table-cell office:value-type="float" office:value="0.01071537" calcext:value-type="float">
            <text:p>0.01071537</text:p>
          </table:table-cell>
          <table:table-cell office:value-type="float" office:value="0.006782504" calcext:value-type="float">
            <text:p>0.006782504</text:p>
          </table:table-cell>
          <table:table-cell office:value-type="float" office:value="0.005570622" calcext:value-type="float">
            <text:p>0.005570622</text:p>
          </table:table-cell>
          <table:table-cell office:value-type="float" office:value="0.003910702" calcext:value-type="float">
            <text:p>0.003910702</text:p>
          </table:table-cell>
          <table:table-cell office:value-type="float" office:value="0.003129" calcext:value-type="float">
            <text:p>0.003129</text:p>
          </table:table-cell>
          <table:table-cell office:value-type="float" office:value="0.002924409" calcext:value-type="float">
            <text:p>0.002924409</text:p>
          </table:table-cell>
          <table:table-cell office:value-type="float" office:value="0.002488041" calcext:value-type="float">
            <text:p>0.002488041</text:p>
          </table:table-cell>
          <table:table-cell office:value-type="float" office:value="0.001888805" calcext:value-type="float">
            <text:p>0.001888805</text:p>
          </table:table-cell>
          <table:table-cell office:value-type="float" office:value="0.001628399" calcext:value-type="float">
            <text:p>0.001628399</text:p>
          </table:table-cell>
          <table:table-cell office:value-type="float" office:value="0.001263316" calcext:value-type="float">
            <text:p>0.001263316</text:p>
          </table:table-cell>
          <table:table-cell office:value-type="float" office:value="0.001072373" calcext:value-type="float">
            <text:p>0.001072373</text:p>
          </table:table-cell>
          <table:table-cell office:value-type="float" office:value="0.0008990848" calcext:value-type="float">
            <text:p>0.0008990848</text:p>
          </table:table-cell>
        </table:table-row>
        <table:table-row table:style-name="ro1">
          <table:table-cell office:value-type="float" office:value="0.00783474810561751" calcext:value-type="float">
            <text:p>0.007834748105618</text:p>
          </table:table-cell>
          <table:table-cell office:value-type="float" office:value="0.02314354" calcext:value-type="float">
            <text:p>0.02314354</text:p>
          </table:table-cell>
          <table:table-cell office:value-type="float" office:value="0.01342877" calcext:value-type="float">
            <text:p>0.01342877</text:p>
          </table:table-cell>
          <table:table-cell office:value-type="float" office:value="0.01043254" calcext:value-type="float">
            <text:p>0.01043254</text:p>
          </table:table-cell>
          <table:table-cell office:value-type="float" office:value="0.006645723" calcext:value-type="float">
            <text:p>0.006645723</text:p>
          </table:table-cell>
          <table:table-cell office:value-type="float" office:value="0.005476825" calcext:value-type="float">
            <text:p>0.005476825</text:p>
          </table:table-cell>
          <table:table-cell office:value-type="float" office:value="0.003806875" calcext:value-type="float">
            <text:p>0.003806875</text:p>
          </table:table-cell>
          <table:table-cell office:value-type="float" office:value="0.003093255" calcext:value-type="float">
            <text:p>0.003093255</text:p>
          </table:table-cell>
          <table:table-cell office:value-type="float" office:value="0.002875232" calcext:value-type="float">
            <text:p>0.002875232</text:p>
          </table:table-cell>
          <table:table-cell office:value-type="float" office:value="0.002420209" calcext:value-type="float">
            <text:p>0.002420209</text:p>
          </table:table-cell>
          <table:table-cell office:value-type="float" office:value="0.001861106" calcext:value-type="float">
            <text:p>0.001861106</text:p>
          </table:table-cell>
          <table:table-cell office:value-type="float" office:value="0.001596179" calcext:value-type="float">
            <text:p>0.001596179</text:p>
          </table:table-cell>
          <table:table-cell office:value-type="float" office:value="0.001230807" calcext:value-type="float">
            <text:p>0.001230807</text:p>
          </table:table-cell>
          <table:table-cell office:value-type="float" office:value="0.001059656" calcext:value-type="float">
            <text:p>0.001059656</text:p>
          </table:table-cell>
          <table:table-cell office:value-type="float" office:value="0.0008762364" calcext:value-type="float">
            <text:p>0.0008762364</text:p>
          </table:table-cell>
        </table:table-row>
        <table:table-row table:style-name="ro1">
          <table:table-cell office:value-type="float" office:value="0.00786972450382747" calcext:value-type="float">
            <text:p>0.007869724503827</text:p>
          </table:table-cell>
          <table:table-cell office:value-type="float" office:value="0.02230478" calcext:value-type="float">
            <text:p>0.02230478</text:p>
          </table:table-cell>
          <table:table-cell office:value-type="float" office:value="0.01328105" calcext:value-type="float">
            <text:p>0.01328105</text:p>
          </table:table-cell>
          <table:table-cell office:value-type="float" office:value="0.01013979" calcext:value-type="float">
            <text:p>0.01013979</text:p>
          </table:table-cell>
          <table:table-cell office:value-type="float" office:value="0.006526863" calcext:value-type="float">
            <text:p>0.006526863</text:p>
          </table:table-cell>
          <table:table-cell office:value-type="float" office:value="0.005375259" calcext:value-type="float">
            <text:p>0.005375259</text:p>
          </table:table-cell>
          <table:table-cell office:value-type="float" office:value="0.003711968" calcext:value-type="float">
            <text:p>0.003711968</text:p>
          </table:table-cell>
          <table:table-cell office:value-type="float" office:value="0.003056068" calcext:value-type="float">
            <text:p>0.003056068</text:p>
          </table:table-cell>
          <table:table-cell office:value-type="float" office:value="0.002822097" calcext:value-type="float">
            <text:p>0.002822097</text:p>
          </table:table-cell>
          <table:table-cell office:value-type="float" office:value="0.002353334" calcext:value-type="float">
            <text:p>0.002353334</text:p>
          </table:table-cell>
          <table:table-cell office:value-type="float" office:value="0.00183675" calcext:value-type="float">
            <text:p>0.00183675</text:p>
          </table:table-cell>
          <table:table-cell office:value-type="float" office:value="0.001562011" calcext:value-type="float">
            <text:p>0.001562011</text:p>
          </table:table-cell>
          <table:table-cell office:value-type="float" office:value="0.001201412" calcext:value-type="float">
            <text:p>0.001201412</text:p>
          </table:table-cell>
          <table:table-cell office:value-type="float" office:value="0.001046264" calcext:value-type="float">
            <text:p>0.001046264</text:p>
          </table:table-cell>
          <table:table-cell office:value-type="float" office:value="0.0008537946" calcext:value-type="float">
            <text:p>0.0008537946</text:p>
          </table:table-cell>
        </table:table-row>
        <table:table-row table:style-name="ro1">
          <table:table-cell office:value-type="float" office:value="0.00790470090203744" calcext:value-type="float">
            <text:p>0.007904700902037</text:p>
          </table:table-cell>
          <table:table-cell office:value-type="float" office:value="0.02146807" calcext:value-type="float">
            <text:p>0.02146807</text:p>
          </table:table-cell>
          <table:table-cell office:value-type="float" office:value="0.01315376" calcext:value-type="float">
            <text:p>0.01315376</text:p>
          </table:table-cell>
          <table:table-cell office:value-type="float" office:value="0.009840408" calcext:value-type="float">
            <text:p>0.009840408</text:p>
          </table:table-cell>
          <table:table-cell office:value-type="float" office:value="0.006424108" calcext:value-type="float">
            <text:p>0.006424108</text:p>
          </table:table-cell>
          <table:table-cell office:value-type="float" office:value="0.005266154" calcext:value-type="float">
            <text:p>0.005266154</text:p>
          </table:table-cell>
          <table:table-cell office:value-type="float" office:value="0.003626248" calcext:value-type="float">
            <text:p>0.003626248</text:p>
          </table:table-cell>
          <table:table-cell office:value-type="float" office:value="0.003016499" calcext:value-type="float">
            <text:p>0.003016499</text:p>
          </table:table-cell>
          <table:table-cell office:value-type="float" office:value="0.002765151" calcext:value-type="float">
            <text:p>0.002765151</text:p>
          </table:table-cell>
          <table:table-cell office:value-type="float" office:value="0.00228839" calcext:value-type="float">
            <text:p>0.00228839</text:p>
          </table:table-cell>
          <table:table-cell office:value-type="float" office:value="0.001814946" calcext:value-type="float">
            <text:p>0.001814946</text:p>
          </table:table-cell>
          <table:table-cell office:value-type="float" office:value="0.001526264" calcext:value-type="float">
            <text:p>0.001526264</text:p>
          </table:table-cell>
          <table:table-cell office:value-type="float" office:value="0.001175344" calcext:value-type="float">
            <text:p>0.001175344</text:p>
          </table:table-cell>
          <table:table-cell office:value-type="float" office:value="0.00103181" calcext:value-type="float">
            <text:p>0.00103181</text:p>
          </table:table-cell>
          <table:table-cell office:value-type="float" office:value="0.0008321821" calcext:value-type="float">
            <text:p>0.0008321821</text:p>
          </table:table-cell>
        </table:table-row>
        <table:table-row table:style-name="ro1">
          <table:table-cell office:value-type="float" office:value="0.0079396773002474" calcext:value-type="float">
            <text:p>0.007939677300247</text:p>
          </table:table-cell>
          <table:table-cell office:value-type="float" office:value="0.0206433" calcext:value-type="float">
            <text:p>0.0206433</text:p>
          </table:table-cell>
          <table:table-cell office:value-type="float" office:value="0.01304041" calcext:value-type="float">
            <text:p>0.01304041</text:p>
          </table:table-cell>
          <table:table-cell office:value-type="float" office:value="0.009537851" calcext:value-type="float">
            <text:p>0.009537851</text:p>
          </table:table-cell>
          <table:table-cell office:value-type="float" office:value="0.006335323" calcext:value-type="float">
            <text:p>0.006335323</text:p>
          </table:table-cell>
          <table:table-cell office:value-type="float" office:value="0.005150125" calcext:value-type="float">
            <text:p>0.005150125</text:p>
          </table:table-cell>
          <table:table-cell office:value-type="float" office:value="0.00354969" calcext:value-type="float">
            <text:p>0.00354969</text:p>
          </table:table-cell>
          <table:table-cell office:value-type="float" office:value="0.002973828" calcext:value-type="float">
            <text:p>0.002973828</text:p>
          </table:table-cell>
          <table:table-cell office:value-type="float" office:value="0.002704765" calcext:value-type="float">
            <text:p>0.002704765</text:p>
          </table:table-cell>
          <table:table-cell office:value-type="float" office:value="0.002226238" calcext:value-type="float">
            <text:p>0.002226238</text:p>
          </table:table-cell>
          <table:table-cell office:value-type="float" office:value="0.001794852" calcext:value-type="float">
            <text:p>0.001794852</text:p>
          </table:table-cell>
          <table:table-cell office:value-type="float" office:value="0.001489398" calcext:value-type="float">
            <text:p>0.001489398</text:p>
          </table:table-cell>
          <table:table-cell office:value-type="float" office:value="0.001152635" calcext:value-type="float">
            <text:p>0.001152635</text:p>
          </table:table-cell>
          <table:table-cell office:value-type="float" office:value="0.001016024" calcext:value-type="float">
            <text:p>0.001016024</text:p>
          </table:table-cell>
          <table:table-cell office:value-type="float" office:value="0.000811778" calcext:value-type="float">
            <text:p>0.000811778</text:p>
          </table:table-cell>
        </table:table-row>
        <table:table-row table:style-name="ro1">
          <table:table-cell office:value-type="float" office:value="0.00797465369845737" calcext:value-type="float">
            <text:p>0.007974653698457</text:p>
          </table:table-cell>
          <table:table-cell office:value-type="float" office:value="0.01983986" calcext:value-type="float">
            <text:p>0.01983986</text:p>
          </table:table-cell>
          <table:table-cell office:value-type="float" office:value="0.01293483" calcext:value-type="float">
            <text:p>0.01293483</text:p>
          </table:table-cell>
          <table:table-cell office:value-type="float" office:value="0.009235661" calcext:value-type="float">
            <text:p>0.009235661</text:p>
          </table:table-cell>
          <table:table-cell office:value-type="float" office:value="0.006258137" calcext:value-type="float">
            <text:p>0.006258137</text:p>
          </table:table-cell>
          <table:table-cell office:value-type="float" office:value="0.005028102" calcext:value-type="float">
            <text:p>0.005028102</text:p>
          </table:table-cell>
          <table:table-cell office:value-type="float" office:value="0.003481978" calcext:value-type="float">
            <text:p>0.003481978</text:p>
          </table:table-cell>
          <table:table-cell office:value-type="float" office:value="0.002927569" calcext:value-type="float">
            <text:p>0.002927569</text:p>
          </table:table-cell>
          <table:table-cell office:value-type="float" office:value="0.002641507" calcext:value-type="float">
            <text:p>0.002641507</text:p>
          </table:table-cell>
          <table:table-cell office:value-type="float" office:value="0.002167633" calcext:value-type="float">
            <text:p>0.002167633</text:p>
          </table:table-cell>
          <table:table-cell office:value-type="float" office:value="0.001775626" calcext:value-type="float">
            <text:p>0.001775626</text:p>
          </table:table-cell>
          <table:table-cell office:value-type="float" office:value="0.001451954" calcext:value-type="float">
            <text:p>0.001451954</text:p>
          </table:table-cell>
          <table:table-cell office:value-type="float" office:value="0.001133149" calcext:value-type="float">
            <text:p>0.001133149</text:p>
          </table:table-cell>
          <table:table-cell office:value-type="float" office:value="0.000998766" calcext:value-type="float">
            <text:p>0.000998766</text:p>
          </table:table-cell>
          <table:table-cell office:value-type="float" office:value="0.0007928789" calcext:value-type="float">
            <text:p>0.0007928789</text:p>
          </table:table-cell>
        </table:table-row>
        <table:table-row table:style-name="ro1">
          <table:table-cell office:value-type="float" office:value="0.00800963009666734" calcext:value-type="float">
            <text:p>0.008009630096667</text:p>
          </table:table-cell>
          <table:table-cell office:value-type="float" office:value="0.01906623" calcext:value-type="float">
            <text:p>0.01906623</text:p>
          </table:table-cell>
          <table:table-cell office:value-type="float" office:value="0.01283119" calcext:value-type="float">
            <text:p>0.01283119</text:p>
          </table:table-cell>
          <table:table-cell office:value-type="float" office:value="0.008937316" calcext:value-type="float">
            <text:p>0.008937316</text:p>
          </table:table-cell>
          <table:table-cell office:value-type="float" office:value="0.006190019" calcext:value-type="float">
            <text:p>0.006190019</text:p>
          </table:table-cell>
          <table:table-cell office:value-type="float" office:value="0.004901297" calcext:value-type="float">
            <text:p>0.004901297</text:p>
          </table:table-cell>
          <table:table-cell office:value-type="float" office:value="0.00342252" calcext:value-type="float">
            <text:p>0.00342252</text:p>
          </table:table-cell>
          <table:table-cell office:value-type="float" office:value="0.002877478" calcext:value-type="float">
            <text:p>0.002877478</text:p>
          </table:table-cell>
          <table:table-cell office:value-type="float" office:value="0.002576117" calcext:value-type="float">
            <text:p>0.002576117</text:p>
          </table:table-cell>
          <table:table-cell office:value-type="float" office:value="0.002113182" calcext:value-type="float">
            <text:p>0.002113182</text:p>
          </table:table-cell>
          <table:table-cell office:value-type="float" office:value="0.001756453" calcext:value-type="float">
            <text:p>0.001756453</text:p>
          </table:table-cell>
          <table:table-cell office:value-type="float" office:value="0.00141454" calcext:value-type="float">
            <text:p>0.00141454</text:p>
          </table:table-cell>
          <table:table-cell office:value-type="float" office:value="0.001116587" calcext:value-type="float">
            <text:p>0.001116587</text:p>
          </table:table-cell>
          <table:table-cell office:value-type="float" office:value="0.0009800277" calcext:value-type="float">
            <text:p>0.0009800277</text:p>
          </table:table-cell>
          <table:table-cell office:value-type="float" office:value="0.0007756955" calcext:value-type="float">
            <text:p>0.0007756955</text:p>
          </table:table-cell>
        </table:table-row>
        <table:table-row table:style-name="ro1">
          <table:table-cell office:value-type="float" office:value="0.0080446064948773" calcext:value-type="float">
            <text:p>0.008044606494877</text:p>
          </table:table-cell>
          <table:table-cell office:value-type="float" office:value="0.01832995" calcext:value-type="float">
            <text:p>0.01832995</text:p>
          </table:table-cell>
          <table:table-cell office:value-type="float" office:value="0.01272425" calcext:value-type="float">
            <text:p>0.01272425</text:p>
          </table:table-cell>
          <table:table-cell office:value-type="float" office:value="0.008646197" calcext:value-type="float">
            <text:p>0.008646197</text:p>
          </table:table-cell>
          <table:table-cell office:value-type="float" office:value="0.006128391" calcext:value-type="float">
            <text:p>0.006128391</text:p>
          </table:table-cell>
          <table:table-cell office:value-type="float" office:value="0.004771124" calcext:value-type="float">
            <text:p>0.004771124</text:p>
          </table:table-cell>
          <table:table-cell office:value-type="float" office:value="0.003370493" calcext:value-type="float">
            <text:p>0.003370493</text:p>
          </table:table-cell>
          <table:table-cell office:value-type="float" office:value="0.002823546" calcext:value-type="float">
            <text:p>0.002823546</text:p>
          </table:table-cell>
          <table:table-cell office:value-type="float" office:value="0.002509452" calcext:value-type="float">
            <text:p>0.002509452</text:p>
          </table:table-cell>
          <table:table-cell office:value-type="float" office:value="0.002063303" calcext:value-type="float">
            <text:p>0.002063303</text:p>
          </table:table-cell>
          <table:table-cell office:value-type="float" office:value="0.001736596" calcext:value-type="float">
            <text:p>0.001736596</text:p>
          </table:table-cell>
          <table:table-cell office:value-type="float" office:value="0.001377758" calcext:value-type="float">
            <text:p>0.001377758</text:p>
          </table:table-cell>
          <table:table-cell office:value-type="float" office:value="0.00110252" calcext:value-type="float">
            <text:p>0.00110252</text:p>
          </table:table-cell>
          <table:table-cell office:value-type="float" office:value="0.0009599261" calcext:value-type="float">
            <text:p>0.0009599261</text:p>
          </table:table-cell>
          <table:table-cell office:value-type="float" office:value="0.0007603273" calcext:value-type="float">
            <text:p>0.0007603273</text:p>
          </table:table-cell>
        </table:table-row>
        <table:table-row table:style-name="ro1">
          <table:table-cell office:value-type="float" office:value="0.00807958289308727" calcext:value-type="float">
            <text:p>0.008079582893087</text:p>
          </table:table-cell>
          <table:table-cell office:value-type="float" office:value="0.01763745" calcext:value-type="float">
            <text:p>0.01763745</text:p>
          </table:table-cell>
          <table:table-cell office:value-type="float" office:value="0.01260937" calcext:value-type="float">
            <text:p>0.01260937</text:p>
          </table:table-cell>
          <table:table-cell office:value-type="float" office:value="0.008365432" calcext:value-type="float">
            <text:p>0.008365432</text:p>
          </table:table-cell>
          <table:table-cell office:value-type="float" office:value="0.006070694" calcext:value-type="float">
            <text:p>0.006070694</text:p>
          </table:table-cell>
          <table:table-cell office:value-type="float" office:value="0.004639167" calcext:value-type="float">
            <text:p>0.004639167</text:p>
          </table:table-cell>
          <table:table-cell office:value-type="float" office:value="0.003324887" calcext:value-type="float">
            <text:p>0.003324887</text:p>
          </table:table-cell>
          <table:table-cell office:value-type="float" office:value="0.002766004" calcext:value-type="float">
            <text:p>0.002766004</text:p>
          </table:table-cell>
          <table:table-cell office:value-type="float" office:value="0.002442445" calcext:value-type="float">
            <text:p>0.002442445</text:p>
          </table:table-cell>
          <table:table-cell office:value-type="float" office:value="0.002018239" calcext:value-type="float">
            <text:p>0.002018239</text:p>
          </table:table-cell>
          <table:table-cell office:value-type="float" office:value="0.001715426" calcext:value-type="float">
            <text:p>0.001715426</text:p>
          </table:table-cell>
          <table:table-cell office:value-type="float" office:value="0.001342193" calcext:value-type="float">
            <text:p>0.001342193</text:p>
          </table:table-cell>
          <table:table-cell office:value-type="float" office:value="0.00109041" calcext:value-type="float">
            <text:p>0.00109041</text:p>
          </table:table-cell>
          <table:table-cell office:value-type="float" office:value="0.0009386945" calcext:value-type="float">
            <text:p>0.0009386945</text:p>
          </table:table-cell>
          <table:table-cell office:value-type="float" office:value="0.0007467684" calcext:value-type="float">
            <text:p>0.0007467684</text:p>
          </table:table-cell>
        </table:table-row>
        <table:table-row table:style-name="ro1">
          <table:table-cell office:value-type="float" office:value="0.00811455929129724" calcext:value-type="float">
            <text:p>0.008114559291297</text:p>
          </table:table-cell>
          <table:table-cell office:value-type="float" office:value="0.01699376" calcext:value-type="float">
            <text:p>0.01699376</text:p>
          </table:table-cell>
          <table:table-cell office:value-type="float" office:value="0.01248268" calcext:value-type="float">
            <text:p>0.01248268</text:p>
          </table:table-cell>
          <table:table-cell office:value-type="float" office:value="0.008097744" calcext:value-type="float">
            <text:p>0.008097744</text:p>
          </table:table-cell>
          <table:table-cell office:value-type="float" office:value="0.006014485" calcext:value-type="float">
            <text:p>0.006014485</text:p>
          </table:table-cell>
          <table:table-cell office:value-type="float" office:value="0.004507039" calcext:value-type="float">
            <text:p>0.004507039</text:p>
          </table:table-cell>
          <table:table-cell office:value-type="float" office:value="0.003284545" calcext:value-type="float">
            <text:p>0.003284545</text:p>
          </table:table-cell>
          <table:table-cell office:value-type="float" office:value="0.002705265" calcext:value-type="float">
            <text:p>0.002705265</text:p>
          </table:table-cell>
          <table:table-cell office:value-type="float" office:value="0.002376045" calcext:value-type="float">
            <text:p>0.002376045</text:p>
          </table:table-cell>
          <table:table-cell office:value-type="float" office:value="0.001978032" calcext:value-type="float">
            <text:p>0.001978032</text:p>
          </table:table-cell>
          <table:table-cell office:value-type="float" office:value="0.001692448" calcext:value-type="float">
            <text:p>0.001692448</text:p>
          </table:table-cell>
          <table:table-cell office:value-type="float" office:value="0.001308364" calcext:value-type="float">
            <text:p>0.001308364</text:p>
          </table:table-cell>
          <table:table-cell office:value-type="float" office:value="0.001079655" calcext:value-type="float">
            <text:p>0.001079655</text:p>
          </table:table-cell>
          <table:table-cell office:value-type="float" office:value="0.0009166475" calcext:value-type="float">
            <text:p>0.0009166475</text:p>
          </table:table-cell>
          <table:table-cell office:value-type="float" office:value="0.0007349091" calcext:value-type="float">
            <text:p>0.0007349091</text:p>
          </table:table-cell>
        </table:table-row>
        <table:table-row table:style-name="ro1">
          <table:table-cell office:value-type="float" office:value="0.0081495356895072" calcext:value-type="float">
            <text:p>0.008149535689507</text:p>
          </table:table-cell>
          <table:table-cell office:value-type="float" office:value="0.01640268" calcext:value-type="float">
            <text:p>0.01640268</text:p>
          </table:table-cell>
          <table:table-cell office:value-type="float" office:value="0.01234106" calcext:value-type="float">
            <text:p>0.01234106</text:p>
          </table:table-cell>
          <table:table-cell office:value-type="float" office:value="0.007845524" calcext:value-type="float">
            <text:p>0.007845524</text:p>
          </table:table-cell>
          <table:table-cell office:value-type="float" office:value="0.005957506" calcext:value-type="float">
            <text:p>0.005957506</text:p>
          </table:table-cell>
          <table:table-cell office:value-type="float" office:value="0.00437642" calcext:value-type="float">
            <text:p>0.00437642</text:p>
          </table:table-cell>
          <table:table-cell office:value-type="float" office:value="0.003248225" calcext:value-type="float">
            <text:p>0.003248225</text:p>
          </table:table-cell>
          <table:table-cell office:value-type="float" office:value="0.002641949" calcext:value-type="float">
            <text:p>0.002641949</text:p>
          </table:table-cell>
          <table:table-cell office:value-type="float" office:value="0.002311192" calcext:value-type="float">
            <text:p>0.002311192</text:p>
          </table:table-cell>
          <table:table-cell office:value-type="float" office:value="0.001942537" calcext:value-type="float">
            <text:p>0.001942537</text:p>
          </table:table-cell>
          <table:table-cell office:value-type="float" office:value="0.001667324" calcext:value-type="float">
            <text:p>0.001667324</text:p>
          </table:table-cell>
          <table:table-cell office:value-type="float" office:value="0.001276714" calcext:value-type="float">
            <text:p>0.001276714</text:p>
          </table:table-cell>
          <table:table-cell office:value-type="float" office:value="0.001069627" calcext:value-type="float">
            <text:p>0.001069627</text:p>
          </table:table-cell>
          <table:table-cell office:value-type="float" office:value="0.0008941779" calcext:value-type="float">
            <text:p>0.0008941779</text:p>
          </table:table-cell>
          <table:table-cell office:value-type="float" office:value="0.0007245439" calcext:value-type="float">
            <text:p>0.0007245439</text:p>
          </table:table-cell>
        </table:table-row>
        <table:table-row table:style-name="ro1">
          <table:table-cell office:value-type="float" office:value="0.00818451208771717" calcext:value-type="float">
            <text:p>0.008184512087717</text:p>
          </table:table-cell>
          <table:table-cell office:value-type="float" office:value="0.01586663" calcext:value-type="float">
            <text:p>0.01586663</text:p>
          </table:table-cell>
          <table:table-cell office:value-type="float" office:value="0.01218222" calcext:value-type="float">
            <text:p>0.01218222</text:p>
          </table:table-cell>
          <table:table-cell office:value-type="float" office:value="0.007610651" calcext:value-type="float">
            <text:p>0.007610651</text:p>
          </table:table-cell>
          <table:table-cell office:value-type="float" office:value="0.005897734" calcext:value-type="float">
            <text:p>0.005897734</text:p>
          </table:table-cell>
          <table:table-cell office:value-type="float" office:value="0.004248891" calcext:value-type="float">
            <text:p>0.004248891</text:p>
          </table:table-cell>
          <table:table-cell office:value-type="float" office:value="0.003214628" calcext:value-type="float">
            <text:p>0.003214628</text:p>
          </table:table-cell>
          <table:table-cell office:value-type="float" office:value="0.002576791" calcext:value-type="float">
            <text:p>0.002576791</text:p>
          </table:table-cell>
          <table:table-cell office:value-type="float" office:value="0.002248768" calcext:value-type="float">
            <text:p>0.002248768</text:p>
          </table:table-cell>
          <table:table-cell office:value-type="float" office:value="0.001911435" calcext:value-type="float">
            <text:p>0.001911435</text:p>
          </table:table-cell>
          <table:table-cell office:value-type="float" office:value="0.001639875" calcext:value-type="float">
            <text:p>0.001639875</text:p>
          </table:table-cell>
          <table:table-cell office:value-type="float" office:value="0.001247569" calcext:value-type="float">
            <text:p>0.001247569</text:p>
          </table:table-cell>
          <table:table-cell office:value-type="float" office:value="0.001059699" calcext:value-type="float">
            <text:p>0.001059699</text:p>
          </table:table-cell>
          <table:table-cell office:value-type="float" office:value="0.0008717146" calcext:value-type="float">
            <text:p>0.0008717146</text:p>
          </table:table-cell>
          <table:table-cell office:value-type="float" office:value="0.0007153922" calcext:value-type="float">
            <text:p>0.0007153922</text:p>
          </table:table-cell>
        </table:table-row>
        <table:table-row table:style-name="ro1">
          <table:table-cell office:value-type="float" office:value="0.00821948848592714" calcext:value-type="float">
            <text:p>0.008219488485927</text:p>
          </table:table-cell>
          <table:table-cell office:value-type="float" office:value="0.01538671" calcext:value-type="float">
            <text:p>0.01538671</text:p>
          </table:table-cell>
          <table:table-cell office:value-type="float" office:value="0.01200468" calcext:value-type="float">
            <text:p>0.01200468</text:p>
          </table:table-cell>
          <table:table-cell office:value-type="float" office:value="0.007394542" calcext:value-type="float">
            <text:p>0.007394542</text:p>
          </table:table-cell>
          <table:table-cell office:value-type="float" office:value="0.00583345" calcext:value-type="float">
            <text:p>0.00583345</text:p>
          </table:table-cell>
          <table:table-cell office:value-type="float" office:value="0.00412595" calcext:value-type="float">
            <text:p>0.00412595</text:p>
          </table:table-cell>
          <table:table-cell office:value-type="float" office:value="0.003182488" calcext:value-type="float">
            <text:p>0.003182488</text:p>
          </table:table-cell>
          <table:table-cell office:value-type="float" office:value="0.002510627" calcext:value-type="float">
            <text:p>0.002510627</text:p>
          </table:table-cell>
          <table:table-cell office:value-type="float" office:value="0.002189539" calcext:value-type="float">
            <text:p>0.002189539</text:p>
          </table:table-cell>
          <table:table-cell office:value-type="float" office:value="0.001884255" calcext:value-type="float">
            <text:p>0.001884255</text:p>
          </table:table-cell>
          <table:table-cell office:value-type="float" office:value="0.001610084" calcext:value-type="float">
            <text:p>0.001610084</text:p>
          </table:table-cell>
          <table:table-cell office:value-type="float" office:value="0.001221135" calcext:value-type="float">
            <text:p>0.001221135</text:p>
          </table:table-cell>
          <table:table-cell office:value-type="float" office:value="0.0010493" calcext:value-type="float">
            <text:p>0.0010493</text:p>
          </table:table-cell>
          <table:table-cell office:value-type="float" office:value="0.0008496839" calcext:value-type="float">
            <text:p>0.0008496839</text:p>
          </table:table-cell>
          <table:table-cell office:value-type="float" office:value="0.0007071237" calcext:value-type="float">
            <text:p>0.0007071237</text:p>
          </table:table-cell>
        </table:table-row>
        <table:table-row table:style-name="ro1">
          <table:table-cell office:value-type="float" office:value="0.0082544648841371" calcext:value-type="float">
            <text:p>0.008254464884137</text:p>
          </table:table-cell>
          <table:table-cell office:value-type="float" office:value="0.0149627" calcext:value-type="float">
            <text:p>0.0149627</text:p>
          </table:table-cell>
          <table:table-cell office:value-type="float" office:value="0.01180778" calcext:value-type="float">
            <text:p>0.01180778</text:p>
          </table:table-cell>
          <table:table-cell office:value-type="float" office:value="0.007198074" calcext:value-type="float">
            <text:p>0.007198074</text:p>
          </table:table-cell>
          <table:table-cell office:value-type="float" office:value="0.005763261" calcext:value-type="float">
            <text:p>0.005763261</text:p>
          </table:table-cell>
          <table:table-cell office:value-type="float" office:value="0.004008929" calcext:value-type="float">
            <text:p>0.004008929</text:p>
          </table:table-cell>
          <table:table-cell office:value-type="float" office:value="0.00315059" calcext:value-type="float">
            <text:p>0.00315059</text:p>
          </table:table-cell>
          <table:table-cell office:value-type="float" office:value="0.002444363" calcext:value-type="float">
            <text:p>0.002444363</text:p>
          </table:table-cell>
          <table:table-cell office:value-type="float" office:value="0.002134159" calcext:value-type="float">
            <text:p>0.002134159</text:p>
          </table:table-cell>
          <table:table-cell office:value-type="float" office:value="0.0018604" calcext:value-type="float">
            <text:p>0.0018604</text:p>
          </table:table-cell>
          <table:table-cell office:value-type="float" office:value="0.001578098" calcext:value-type="float">
            <text:p>0.001578098</text:p>
          </table:table-cell>
          <table:table-cell office:value-type="float" office:value="0.001197494" calcext:value-type="float">
            <text:p>0.001197494</text:p>
          </table:table-cell>
          <table:table-cell office:value-type="float" office:value="0.001037931" calcext:value-type="float">
            <text:p>0.001037931</text:p>
          </table:table-cell>
          <table:table-cell office:value-type="float" office:value="0.0008285044" calcext:value-type="float">
            <text:p>0.0008285044</text:p>
          </table:table-cell>
          <table:table-cell office:value-type="float" office:value="0.0006993749" calcext:value-type="float">
            <text:p>0.0006993749</text:p>
          </table:table-cell>
        </table:table-row>
        <table:table-row table:style-name="ro1">
          <table:table-cell office:value-type="float" office:value="0.00828944128234707" calcext:value-type="float">
            <text:p>0.008289441282347</text:p>
          </table:table-cell>
          <table:table-cell office:value-type="float" office:value="0.01459322" calcext:value-type="float">
            <text:p>0.01459322</text:p>
          </table:table-cell>
          <table:table-cell office:value-type="float" office:value="0.0115916" calcext:value-type="float">
            <text:p>0.0115916</text:p>
          </table:table-cell>
          <table:table-cell office:value-type="float" office:value="0.007021588" calcext:value-type="float">
            <text:p>0.007021588</text:p>
          </table:table-cell>
          <table:table-cell office:value-type="float" office:value="0.005686141" calcext:value-type="float">
            <text:p>0.005686141</text:p>
          </table:table-cell>
          <table:table-cell office:value-type="float" office:value="0.003898945" calcext:value-type="float">
            <text:p>0.003898945</text:p>
          </table:table-cell>
          <table:table-cell office:value-type="float" office:value="0.003117815" calcext:value-type="float">
            <text:p>0.003117815</text:p>
          </table:table-cell>
          <table:table-cell office:value-type="float" office:value="0.002378902" calcext:value-type="float">
            <text:p>0.002378902</text:p>
          </table:table-cell>
          <table:table-cell office:value-type="float" office:value="0.002083116" calcext:value-type="float">
            <text:p>0.002083116</text:p>
          </table:table-cell>
          <table:table-cell office:value-type="float" office:value="0.001839183" calcext:value-type="float">
            <text:p>0.001839183</text:p>
          </table:table-cell>
          <table:table-cell office:value-type="float" office:value="0.001544205" calcext:value-type="float">
            <text:p>0.001544205</text:p>
          </table:table-cell>
          <table:table-cell office:value-type="float" office:value="0.001176592" calcext:value-type="float">
            <text:p>0.001176592</text:p>
          </table:table-cell>
          <table:table-cell office:value-type="float" office:value="0.001025201" calcext:value-type="float">
            <text:p>0.001025201</text:p>
          </table:table-cell>
          <table:table-cell office:value-type="float" office:value="0.0008085316" calcext:value-type="float">
            <text:p>0.0008085316</text:p>
          </table:table-cell>
          <table:table-cell office:value-type="float" office:value="0.0006917844" calcext:value-type="float">
            <text:p>0.0006917844</text:p>
          </table:table-cell>
        </table:table-row>
        <table:table-row table:style-name="ro1">
          <table:table-cell office:value-type="float" office:value="0.00832441768055703" calcext:value-type="float">
            <text:p>0.008324417680557</text:p>
          </table:table-cell>
          <table:table-cell office:value-type="float" office:value="0.01427572" calcext:value-type="float">
            <text:p>0.01427572</text:p>
          </table:table-cell>
          <table:table-cell office:value-type="float" office:value="0.01135696" calcext:value-type="float">
            <text:p>0.01135696</text:p>
          </table:table-cell>
          <table:table-cell office:value-type="float" office:value="0.006864929" calcext:value-type="float">
            <text:p>0.006864929</text:p>
          </table:table-cell>
          <table:table-cell office:value-type="float" office:value="0.00560143" calcext:value-type="float">
            <text:p>0.00560143</text:p>
          </table:table-cell>
          <table:table-cell office:value-type="float" office:value="0.003796887" calcext:value-type="float">
            <text:p>0.003796887</text:p>
          </table:table-cell>
          <table:table-cell office:value-type="float" office:value="0.003083196" calcext:value-type="float">
            <text:p>0.003083196</text:p>
          </table:table-cell>
          <table:table-cell office:value-type="float" office:value="0.002315144" calcext:value-type="float">
            <text:p>0.002315144</text:p>
          </table:table-cell>
          <table:table-cell office:value-type="float" office:value="0.002036721" calcext:value-type="float">
            <text:p>0.002036721</text:p>
          </table:table-cell>
          <table:table-cell office:value-type="float" office:value="0.001819855" calcext:value-type="float">
            <text:p>0.001819855</text:p>
          </table:table-cell>
          <table:table-cell office:value-type="float" office:value="0.001508804" calcext:value-type="float">
            <text:p>0.001508804</text:p>
          </table:table-cell>
          <table:table-cell office:value-type="float" office:value="0.001158254" calcext:value-type="float">
            <text:p>0.001158254</text:p>
          </table:table-cell>
          <table:table-cell office:value-type="float" office:value="0.001010838" calcext:value-type="float">
            <text:p>0.001010838</text:p>
          </table:table-cell>
          <table:table-cell office:value-type="float" office:value="0.000790059" calcext:value-type="float">
            <text:p>0.000790059</text:p>
          </table:table-cell>
          <table:table-cell office:value-type="float" office:value="0.0006840082" calcext:value-type="float">
            <text:p>0.0006840082</text:p>
          </table:table-cell>
        </table:table-row>
        <table:table-row table:style-name="ro1">
          <table:table-cell office:value-type="float" office:value="0.008359394078767" calcext:value-type="float">
            <text:p>0.008359394078767</text:p>
          </table:table-cell>
          <table:table-cell office:value-type="float" office:value="0.01400677" calcext:value-type="float">
            <text:p>0.01400677</text:p>
          </table:table-cell>
          <table:table-cell office:value-type="float" office:value="0.0111053" calcext:value-type="float">
            <text:p>0.0111053</text:p>
          </table:table-cell>
          <table:table-cell office:value-type="float" office:value="0.006727468" calcext:value-type="float">
            <text:p>0.006727468</text:p>
          </table:table-cell>
          <table:table-cell office:value-type="float" office:value="0.005508847" calcext:value-type="float">
            <text:p>0.005508847</text:p>
          </table:table-cell>
          <table:table-cell office:value-type="float" office:value="0.003703374" calcext:value-type="float">
            <text:p>0.003703374</text:p>
          </table:table-cell>
          <table:table-cell office:value-type="float" office:value="0.003045934" calcext:value-type="float">
            <text:p>0.003045934</text:p>
          </table:table-cell>
          <table:table-cell office:value-type="float" office:value="0.002253896" calcext:value-type="float">
            <text:p>0.002253896</text:p>
          </table:table-cell>
          <table:table-cell office:value-type="float" office:value="0.001995115" calcext:value-type="float">
            <text:p>0.001995115</text:p>
          </table:table-cell>
          <table:table-cell office:value-type="float" office:value="0.001801656" calcext:value-type="float">
            <text:p>0.001801656</text:p>
          </table:table-cell>
          <table:table-cell office:value-type="float" office:value="0.001472401" calcext:value-type="float">
            <text:p>0.001472401</text:p>
          </table:table-cell>
          <table:table-cell office:value-type="float" office:value="0.001142196" calcext:value-type="float">
            <text:p>0.001142196</text:p>
          </table:table-cell>
          <table:table-cell office:value-type="float" office:value="0.0009947123" calcext:value-type="float">
            <text:p>0.0009947123</text:p>
          </table:table-cell>
          <table:table-cell office:value-type="float" office:value="0.000773291" calcext:value-type="float">
            <text:p>0.000773291</text:p>
          </table:table-cell>
          <table:table-cell office:value-type="float" office:value="0.0006757543" calcext:value-type="float">
            <text:p>0.0006757543</text:p>
          </table:table-cell>
        </table:table-row>
        <table:table-row table:style-name="ro1">
          <table:table-cell office:value-type="float" office:value="0.00839437047697697" calcext:value-type="float">
            <text:p>0.008394370476977</text:p>
          </table:table-cell>
          <table:table-cell office:value-type="float" office:value="0.01378205" calcext:value-type="float">
            <text:p>0.01378205</text:p>
          </table:table-cell>
          <table:table-cell office:value-type="float" office:value="0.01083862" calcext:value-type="float">
            <text:p>0.01083862</text:p>
          </table:table-cell>
          <table:table-cell office:value-type="float" office:value="0.006608123" calcext:value-type="float">
            <text:p>0.006608123</text:p>
          </table:table-cell>
          <table:table-cell office:value-type="float" office:value="0.005408461" calcext:value-type="float">
            <text:p>0.005408461</text:p>
          </table:table-cell>
          <table:table-cell office:value-type="float" office:value="0.003618774" calcext:value-type="float">
            <text:p>0.003618774</text:p>
          </table:table-cell>
          <table:table-cell office:value-type="float" office:value="0.003005416" calcext:value-type="float">
            <text:p>0.003005416</text:p>
          </table:table-cell>
          <table:table-cell office:value-type="float" office:value="0.00219588" calcext:value-type="float">
            <text:p>0.00219588</text:p>
          </table:table-cell>
          <table:table-cell office:value-type="float" office:value="0.001958252" calcext:value-type="float">
            <text:p>0.001958252</text:p>
          </table:table-cell>
          <table:table-cell office:value-type="float" office:value="0.001783826" calcext:value-type="float">
            <text:p>0.001783826</text:p>
          </table:table-cell>
          <table:table-cell office:value-type="float" office:value="0.001435556" calcext:value-type="float">
            <text:p>0.001435556</text:p>
          </table:table-cell>
          <table:table-cell office:value-type="float" office:value="0.001128048" calcext:value-type="float">
            <text:p>0.001128048</text:p>
          </table:table-cell>
          <table:table-cell office:value-type="float" office:value="0.00097682" calcext:value-type="float">
            <text:p>0.00097682</text:p>
          </table:table-cell>
          <table:table-cell office:value-type="float" office:value="0.0007583351" calcext:value-type="float">
            <text:p>0.0007583351</text:p>
          </table:table-cell>
          <table:table-cell office:value-type="float" office:value="0.0006667884" calcext:value-type="float">
            <text:p>0.0006667884</text:p>
          </table:table-cell>
        </table:table-row>
        <table:table-row table:style-name="ro1">
          <table:table-cell office:value-type="float" office:value="0.00842934687518693" calcext:value-type="float">
            <text:p>0.008429346875187</text:p>
          </table:table-cell>
          <table:table-cell office:value-type="float" office:value="0.01359663" calcext:value-type="float">
            <text:p>0.01359663</text:p>
          </table:table-cell>
          <table:table-cell office:value-type="float" office:value="0.0105594" calcext:value-type="float">
            <text:p>0.0105594</text:p>
          </table:table-cell>
          <table:table-cell office:value-type="float" office:value="0.006505444" calcext:value-type="float">
            <text:p>0.006505444</text:p>
          </table:table-cell>
          <table:table-cell office:value-type="float" office:value="0.005300679" calcext:value-type="float">
            <text:p>0.005300679</text:p>
          </table:table-cell>
          <table:table-cell office:value-type="float" office:value="0.003543162" calcext:value-type="float">
            <text:p>0.003543162</text:p>
          </table:table-cell>
          <table:table-cell office:value-type="float" office:value="0.00296125" calcext:value-type="float">
            <text:p>0.00296125</text:p>
          </table:table-cell>
          <table:table-cell office:value-type="float" office:value="0.002141682" calcext:value-type="float">
            <text:p>0.002141682</text:p>
          </table:table-cell>
          <table:table-cell office:value-type="float" office:value="0.001925918" calcext:value-type="float">
            <text:p>0.001925918</text:p>
          </table:table-cell>
          <table:table-cell office:value-type="float" office:value="0.001765672" calcext:value-type="float">
            <text:p>0.001765672</text:p>
          </table:table-cell>
          <table:table-cell office:value-type="float" office:value="0.001398856" calcext:value-type="float">
            <text:p>0.001398856</text:p>
          </table:table-cell>
          <table:table-cell office:value-type="float" office:value="0.001115376" calcext:value-type="float">
            <text:p>0.001115376</text:p>
          </table:table-cell>
          <table:table-cell office:value-type="float" office:value="0.0009572851" calcext:value-type="float">
            <text:p>0.0009572851</text:p>
          </table:table-cell>
          <table:table-cell office:value-type="float" office:value="0.0007451964" calcext:value-type="float">
            <text:p>0.0007451964</text:p>
          </table:table-cell>
          <table:table-cell office:value-type="float" office:value="0.0006569546" calcext:value-type="float">
            <text:p>0.0006569546</text:p>
          </table:table-cell>
        </table:table-row>
        <table:table-row table:style-name="ro1">
          <table:table-cell office:value-type="float" office:value="0.0084643232733969" calcext:value-type="float">
            <text:p>0.008464323273397</text:p>
          </table:table-cell>
          <table:table-cell office:value-type="float" office:value="0.01344505" calcext:value-type="float">
            <text:p>0.01344505</text:p>
          </table:table-cell>
          <table:table-cell office:value-type="float" office:value="0.01027044" calcext:value-type="float">
            <text:p>0.01027044</text:p>
          </table:table-cell>
          <table:table-cell office:value-type="float" office:value="0.006417636" calcext:value-type="float">
            <text:p>0.006417636</text:p>
          </table:table-cell>
          <table:table-cell office:value-type="float" office:value="0.005186219" calcext:value-type="float">
            <text:p>0.005186219</text:p>
          </table:table-cell>
          <table:table-cell office:value-type="float" office:value="0.003476344" calcext:value-type="float">
            <text:p>0.003476344</text:p>
          </table:table-cell>
          <table:table-cell office:value-type="float" office:value="0.002913237" calcext:value-type="float">
            <text:p>0.002913237</text:p>
          </table:table-cell>
          <table:table-cell office:value-type="float" office:value="0.002091753" calcext:value-type="float">
            <text:p>0.002091753</text:p>
          </table:table-cell>
          <table:table-cell office:value-type="float" office:value="0.001897745" calcext:value-type="float">
            <text:p>0.001897745</text:p>
          </table:table-cell>
          <table:table-cell office:value-type="float" office:value="0.001746568" calcext:value-type="float">
            <text:p>0.001746568</text:p>
          </table:table-cell>
          <table:table-cell office:value-type="float" office:value="0.001362898" calcext:value-type="float">
            <text:p>0.001362898</text:p>
          </table:table-cell>
          <table:table-cell office:value-type="float" office:value="0.001103697" calcext:value-type="float">
            <text:p>0.001103697</text:p>
          </table:table-cell>
          <table:table-cell office:value-type="float" office:value="0.0009363682" calcext:value-type="float">
            <text:p>0.0009363682</text:p>
          </table:table-cell>
          <table:table-cell office:value-type="float" office:value="0.0007337754" calcext:value-type="float">
            <text:p>0.0007337754</text:p>
          </table:table-cell>
          <table:table-cell office:value-type="float" office:value="0.0006461858" calcext:value-type="float">
            <text:p>0.0006461858</text:p>
          </table:table-cell>
        </table:table-row>
        <table:table-row table:style-name="ro1">
          <table:table-cell office:value-type="float" office:value="0.00849929967160687" calcext:value-type="float">
            <text:p>0.008499299671607</text:p>
          </table:table-cell>
          <table:table-cell office:value-type="float" office:value="0.01332153" calcext:value-type="float">
            <text:p>0.01332153</text:p>
          </table:table-cell>
          <table:table-cell office:value-type="float" office:value="0.009974864" calcext:value-type="float">
            <text:p>0.009974864</text:p>
          </table:table-cell>
          <table:table-cell office:value-type="float" office:value="0.00634266" calcext:value-type="float">
            <text:p>0.00634266</text:p>
          </table:table-cell>
          <table:table-cell office:value-type="float" office:value="0.005066055" calcext:value-type="float">
            <text:p>0.005066055</text:p>
          </table:table-cell>
          <table:table-cell office:value-type="float" office:value="0.003417888" calcext:value-type="float">
            <text:p>0.003417888</text:p>
          </table:table-cell>
          <table:table-cell office:value-type="float" office:value="0.002861411" calcext:value-type="float">
            <text:p>0.002861411</text:p>
          </table:table-cell>
          <table:table-cell office:value-type="float" office:value="0.002046376" calcext:value-type="float">
            <text:p>0.002046376</text:p>
          </table:table-cell>
          <table:table-cell office:value-type="float" office:value="0.001873228" calcext:value-type="float">
            <text:p>0.001873228</text:p>
          </table:table-cell>
          <table:table-cell office:value-type="float" office:value="0.001725994" calcext:value-type="float">
            <text:p>0.001725994</text:p>
          </table:table-cell>
          <table:table-cell office:value-type="float" office:value="0.001328236" calcext:value-type="float">
            <text:p>0.001328236</text:p>
          </table:table-cell>
          <table:table-cell office:value-type="float" office:value="0.001092526" calcext:value-type="float">
            <text:p>0.001092526</text:p>
          </table:table-cell>
          <table:table-cell office:value-type="float" office:value="0.0009144036" calcext:value-type="float">
            <text:p>0.0009144036</text:p>
          </table:table-cell>
          <table:table-cell office:value-type="float" office:value="0.0007238915" calcext:value-type="float">
            <text:p>0.0007238915</text:p>
          </table:table-cell>
          <table:table-cell office:value-type="float" office:value="0.0006344947" calcext:value-type="float">
            <text:p>0.0006344947</text:p>
          </table:table-cell>
        </table:table-row>
        <table:table-row table:style-name="ro1">
          <table:table-cell office:value-type="float" office:value="0.00853427606981683" calcext:value-type="float">
            <text:p>0.008534276069817</text:p>
          </table:table-cell>
          <table:table-cell office:value-type="float" office:value="0.01322011" calcext:value-type="float">
            <text:p>0.01322011</text:p>
          </table:table-cell>
          <table:table-cell office:value-type="float" office:value="0.009675929" calcext:value-type="float">
            <text:p>0.009675929</text:p>
          </table:table-cell>
          <table:table-cell office:value-type="float" office:value="0.006278286" calcext:value-type="float">
            <text:p>0.006278286</text:p>
          </table:table-cell>
          <table:table-cell office:value-type="float" office:value="0.004941382" calcext:value-type="float">
            <text:p>0.004941382</text:p>
          </table:table-cell>
          <table:table-cell office:value-type="float" office:value="0.003367136" calcext:value-type="float">
            <text:p>0.003367136</text:p>
          </table:table-cell>
          <table:table-cell office:value-type="float" office:value="0.002805973" calcext:value-type="float">
            <text:p>0.002805973</text:p>
          </table:table-cell>
          <table:table-cell office:value-type="float" office:value="0.002005656" calcext:value-type="float">
            <text:p>0.002005656</text:p>
          </table:table-cell>
          <table:table-cell office:value-type="float" office:value="0.001851758" calcext:value-type="float">
            <text:p>0.001851758</text:p>
          </table:table-cell>
          <table:table-cell office:value-type="float" office:value="0.001703554" calcext:value-type="float">
            <text:p>0.001703554</text:p>
          </table:table-cell>
          <table:table-cell office:value-type="float" office:value="0.001295375" calcext:value-type="float">
            <text:p>0.001295375</text:p>
          </table:table-cell>
          <table:table-cell office:value-type="float" office:value="0.001081393" calcext:value-type="float">
            <text:p>0.001081393</text:p>
          </table:table-cell>
          <table:table-cell office:value-type="float" office:value="0.0008917984" calcext:value-type="float">
            <text:p>0.0008917984</text:p>
          </table:table-cell>
          <table:table-cell office:value-type="float" office:value="0.0007152875" calcext:value-type="float">
            <text:p>0.0007152875</text:p>
          </table:table-cell>
          <table:table-cell office:value-type="float" office:value="0.0006219785" calcext:value-type="float">
            <text:p>0.0006219785</text:p>
          </table:table-cell>
        </table:table-row>
        <table:table-row table:style-name="ro1">
          <table:table-cell office:value-type="float" office:value="0.0085692524680268" calcext:value-type="float">
            <text:p>0.008569252468027</text:p>
          </table:table-cell>
          <table:table-cell office:value-type="float" office:value="0.01313485" calcext:value-type="float">
            <text:p>0.01313485</text:p>
          </table:table-cell>
          <table:table-cell office:value-type="float" office:value="0.009376924" calcext:value-type="float">
            <text:p>0.009376924</text:p>
          </table:table-cell>
          <table:table-cell office:value-type="float" office:value="0.006222175" calcext:value-type="float">
            <text:p>0.006222175</text:p>
          </table:table-cell>
          <table:table-cell office:value-type="float" office:value="0.004813554" calcext:value-type="float">
            <text:p>0.004813554</text:p>
          </table:table-cell>
          <table:table-cell office:value-type="float" office:value="0.003323238" calcext:value-type="float">
            <text:p>0.003323238</text:p>
          </table:table-cell>
          <table:table-cell office:value-type="float" office:value="0.002747321" calcext:value-type="float">
            <text:p>0.002747321</text:p>
          </table:table-cell>
          <table:table-cell office:value-type="float" office:value="0.001969543" calcext:value-type="float">
            <text:p>0.001969543</text:p>
          </table:table-cell>
          <table:table-cell office:value-type="float" office:value="0.001832649" calcext:value-type="float">
            <text:p>0.001832649</text:p>
          </table:table-cell>
          <table:table-cell office:value-type="float" office:value="0.00167899" calcext:value-type="float">
            <text:p>0.00167899</text:p>
          </table:table-cell>
          <table:table-cell office:value-type="float" office:value="0.001264722" calcext:value-type="float">
            <text:p>0.001264722</text:p>
          </table:table-cell>
          <table:table-cell office:value-type="float" office:value="0.001069861" calcext:value-type="float">
            <text:p>0.001069861</text:p>
          </table:table-cell>
          <table:table-cell office:value-type="float" office:value="0.0008690291" calcext:value-type="float">
            <text:p>0.0008690291</text:p>
          </table:table-cell>
          <table:table-cell office:value-type="float" office:value="0.0007076483" calcext:value-type="float">
            <text:p>0.0007076483</text:p>
          </table:table-cell>
          <table:table-cell office:value-type="float" office:value="0.0006088078" calcext:value-type="float">
            <text:p>0.0006088078</text:p>
          </table:table-cell>
        </table:table-row>
        <table:table-row table:style-name="ro1">
          <table:table-cell office:value-type="float" office:value="0.00860422886623677" calcext:value-type="float">
            <text:p>0.008604228866237</text:p>
          </table:table-cell>
          <table:table-cell office:value-type="float" office:value="0.01305992" calcext:value-type="float">
            <text:p>0.01305992</text:p>
          </table:table-cell>
          <table:table-cell office:value-type="float" office:value="0.009081144" calcext:value-type="float">
            <text:p>0.009081144</text:p>
          </table:table-cell>
          <table:table-cell office:value-type="float" office:value="0.006171948" calcext:value-type="float">
            <text:p>0.006171948</text:p>
          </table:table-cell>
          <table:table-cell office:value-type="float" office:value="0.00468405" calcext:value-type="float">
            <text:p>0.00468405</text:p>
          </table:table-cell>
          <table:table-cell office:value-type="float" office:value="0.003285194" calcext:value-type="float">
            <text:p>0.003285194</text:p>
          </table:table-cell>
          <table:table-cell office:value-type="float" office:value="0.002686007" calcext:value-type="float">
            <text:p>0.002686007</text:p>
          </table:table-cell>
          <table:table-cell office:value-type="float" office:value="0.00193782" calcext:value-type="float">
            <text:p>0.00193782</text:p>
          </table:table-cell>
          <table:table-cell office:value-type="float" office:value="0.001815172" calcext:value-type="float">
            <text:p>0.001815172</text:p>
          </table:table-cell>
          <table:table-cell office:value-type="float" office:value="0.001652179" calcext:value-type="float">
            <text:p>0.001652179</text:p>
          </table:table-cell>
          <table:table-cell office:value-type="float" office:value="0.001236595" calcext:value-type="float">
            <text:p>0.001236595</text:p>
          </table:table-cell>
          <table:table-cell office:value-type="float" office:value="0.001057562" calcext:value-type="float">
            <text:p>0.001057562</text:p>
          </table:table-cell>
          <table:table-cell office:value-type="float" office:value="0.0008465503" calcext:value-type="float">
            <text:p>0.0008465503</text:p>
          </table:table-cell>
          <table:table-cell office:value-type="float" office:value="0.0007006282" calcext:value-type="float">
            <text:p>0.0007006282</text:p>
          </table:table-cell>
          <table:table-cell office:value-type="float" office:value="0.0005951974" calcext:value-type="float">
            <text:p>0.0005951974</text:p>
          </table:table-cell>
        </table:table-row>
        <table:table-row table:style-name="ro1">
          <table:table-cell office:value-type="float" office:value="0.00863920526444673" calcext:value-type="float">
            <text:p>0.008639205264447</text:p>
          </table:table-cell>
          <table:table-cell office:value-type="float" office:value="0.01298976" calcext:value-type="float">
            <text:p>0.01298976</text:p>
          </table:table-cell>
          <table:table-cell office:value-type="float" office:value="0.008791711" calcext:value-type="float">
            <text:p>0.008791711</text:p>
          </table:table-cell>
          <table:table-cell office:value-type="float" office:value="0.006125252" calcext:value-type="float">
            <text:p>0.006125252</text:p>
          </table:table-cell>
          <table:table-cell office:value-type="float" office:value="0.004554366" calcext:value-type="float">
            <text:p>0.004554366</text:p>
          </table:table-cell>
          <table:table-cell office:value-type="float" office:value="0.003251885" calcext:value-type="float">
            <text:p>0.003251885</text:p>
          </table:table-cell>
          <table:table-cell office:value-type="float" office:value="0.002622697" calcext:value-type="float">
            <text:p>0.002622697</text:p>
          </table:table-cell>
          <table:table-cell office:value-type="float" office:value="0.001910132" calcext:value-type="float">
            <text:p>0.001910132</text:p>
          </table:table-cell>
          <table:table-cell office:value-type="float" office:value="0.001798594" calcext:value-type="float">
            <text:p>0.001798594</text:p>
          </table:table-cell>
          <table:table-cell office:value-type="float" office:value="0.001623144" calcext:value-type="float">
            <text:p>0.001623144</text:p>
          </table:table-cell>
          <table:table-cell office:value-type="float" office:value="0.00121119" calcext:value-type="float">
            <text:p>0.00121119</text:p>
          </table:table-cell>
          <table:table-cell office:value-type="float" office:value="0.001044199" calcext:value-type="float">
            <text:p>0.001044199</text:p>
          </table:table-cell>
          <table:table-cell office:value-type="float" office:value="0.0008248232" calcext:value-type="float">
            <text:p>0.0008248232</text:p>
          </table:table-cell>
          <table:table-cell office:value-type="float" office:value="0.0006938719" calcext:value-type="float">
            <text:p>0.0006938719</text:p>
          </table:table-cell>
          <table:table-cell office:value-type="float" office:value="0.000581417" calcext:value-type="float">
            <text:p>0.000581417</text:p>
          </table:table-cell>
        </table:table-row>
        <table:table-row table:style-name="ro1">
          <table:table-cell office:value-type="float" office:value="0.0086741816626567" calcext:value-type="float">
            <text:p>0.008674181662657</text:p>
          </table:table-cell>
          <table:table-cell office:value-type="float" office:value="0.01291917" calcext:value-type="float">
            <text:p>0.01291917</text:p>
          </table:table-cell>
          <table:table-cell office:value-type="float" office:value="0.008511583" calcext:value-type="float">
            <text:p>0.008511583</text:p>
          </table:table-cell>
          <table:table-cell office:value-type="float" office:value="0.006079825" calcext:value-type="float">
            <text:p>0.006079825</text:p>
          </table:table-cell>
          <table:table-cell office:value-type="float" office:value="0.004426063" calcext:value-type="float">
            <text:p>0.004426063</text:p>
          </table:table-cell>
          <table:table-cell office:value-type="float" office:value="0.003222123" calcext:value-type="float">
            <text:p>0.003222123</text:p>
          </table:table-cell>
          <table:table-cell office:value-type="float" office:value="0.002558167" calcext:value-type="float">
            <text:p>0.002558167</text:p>
          </table:table-cell>
          <table:table-cell office:value-type="float" office:value="0.001885994" calcext:value-type="float">
            <text:p>0.001885994</text:p>
          </table:table-cell>
          <table:table-cell office:value-type="float" office:value="0.001782199" calcext:value-type="float">
            <text:p>0.001782199</text:p>
          </table:table-cell>
          <table:table-cell office:value-type="float" office:value="0.001592025" calcext:value-type="float">
            <text:p>0.001592025</text:p>
          </table:table-cell>
          <table:table-cell office:value-type="float" office:value="0.00118858" calcext:value-type="float">
            <text:p>0.00118858</text:p>
          </table:table-cell>
          <table:table-cell office:value-type="float" office:value="0.001029577" calcext:value-type="float">
            <text:p>0.001029577</text:p>
          </table:table-cell>
          <table:table-cell office:value-type="float" office:value="0.000804256" calcext:value-type="float">
            <text:p>0.000804256</text:p>
          </table:table-cell>
          <table:table-cell office:value-type="float" office:value="0.0006870365" calcext:value-type="float">
            <text:p>0.0006870365</text:p>
          </table:table-cell>
          <table:table-cell office:value-type="float" office:value="0.0005677405" calcext:value-type="float">
            <text:p>0.0005677405</text:p>
          </table:table-cell>
        </table:table-row>
        <table:table-row table:style-name="ro1">
          <table:table-cell office:value-type="float" office:value="0.00870915806086666" calcext:value-type="float">
            <text:p>0.008709158060867</text:p>
          </table:table-cell>
          <table:table-cell office:value-type="float" office:value="0.01284348" calcext:value-type="float">
            <text:p>0.01284348</text:p>
          </table:table-cell>
          <table:table-cell office:value-type="float" office:value="0.008243391" calcext:value-type="float">
            <text:p>0.008243391</text:p>
          </table:table-cell>
          <table:table-cell office:value-type="float" office:value="0.00603357" calcext:value-type="float">
            <text:p>0.00603357</text:p>
          </table:table-cell>
          <table:table-cell office:value-type="float" office:value="0.004300608" calcext:value-type="float">
            <text:p>0.004300608</text:p>
          </table:table-cell>
          <table:table-cell office:value-type="float" office:value="0.003194706" calcext:value-type="float">
            <text:p>0.003194706</text:p>
          </table:table-cell>
          <table:table-cell office:value-type="float" office:value="0.002493212" calcext:value-type="float">
            <text:p>0.002493212</text:p>
          </table:table-cell>
          <table:table-cell office:value-type="float" office:value="0.001864837" calcext:value-type="float">
            <text:p>0.001864837</text:p>
          </table:table-cell>
          <table:table-cell office:value-type="float" office:value="0.001765316" calcext:value-type="float">
            <text:p>0.001765316</text:p>
          </table:table-cell>
          <table:table-cell office:value-type="float" office:value="0.001559109" calcext:value-type="float">
            <text:p>0.001559109</text:p>
          </table:table-cell>
          <table:table-cell office:value-type="float" office:value="0.001168722" calcext:value-type="float">
            <text:p>0.001168722</text:p>
          </table:table-cell>
          <table:table-cell office:value-type="float" office:value="0.001013588" calcext:value-type="float">
            <text:p>0.001013588</text:p>
          </table:table-cell>
          <table:table-cell office:value-type="float" office:value="0.0007851984" calcext:value-type="float">
            <text:p>0.0007851984</text:p>
          </table:table-cell>
          <table:table-cell office:value-type="float" office:value="0.0006798083" calcext:value-type="float">
            <text:p>0.0006798083</text:p>
          </table:table-cell>
          <table:table-cell office:value-type="float" office:value="0.0005544395" calcext:value-type="float">
            <text:p>0.0005544395</text:p>
          </table:table-cell>
        </table:table-row>
        <table:table-row table:style-name="ro1">
          <table:table-cell office:value-type="float" office:value="0.00874413445907663" calcext:value-type="float">
            <text:p>0.008744134459077</text:p>
          </table:table-cell>
          <table:table-cell office:value-type="float" office:value="0.01275853" calcext:value-type="float">
            <text:p>0.01275853</text:p>
          </table:table-cell>
          <table:table-cell office:value-type="float" office:value="0.007989454" calcext:value-type="float">
            <text:p>0.007989454</text:p>
          </table:table-cell>
          <table:table-cell office:value-type="float" office:value="0.005984589" calcext:value-type="float">
            <text:p>0.005984589</text:p>
          </table:table-cell>
          <table:table-cell office:value-type="float" office:value="0.004179366" calcext:value-type="float">
            <text:p>0.004179366</text:p>
          </table:table-cell>
          <table:table-cell office:value-type="float" office:value="0.003168432" calcext:value-type="float">
            <text:p>0.003168432</text:p>
          </table:table-cell>
          <table:table-cell office:value-type="float" office:value="0.002428703" calcext:value-type="float">
            <text:p>0.002428703</text:p>
          </table:table-cell>
          <table:table-cell office:value-type="float" office:value="0.001845995" calcext:value-type="float">
            <text:p>0.001845995</text:p>
          </table:table-cell>
          <table:table-cell office:value-type="float" office:value="0.001747367" calcext:value-type="float">
            <text:p>0.001747367</text:p>
          </table:table-cell>
          <table:table-cell office:value-type="float" office:value="0.001524764" calcext:value-type="float">
            <text:p>0.001524764</text:p>
          </table:table-cell>
          <table:table-cell office:value-type="float" office:value="0.001151453" calcext:value-type="float">
            <text:p>0.001151453</text:p>
          </table:table-cell>
          <table:table-cell office:value-type="float" office:value="0.0009962345" calcext:value-type="float">
            <text:p>0.0009962345</text:p>
          </table:table-cell>
          <table:table-cell office:value-type="float" office:value="0.0007679096" calcext:value-type="float">
            <text:p>0.0007679096</text:p>
          </table:table-cell>
          <table:table-cell office:value-type="float" office:value="0.0006719372" calcext:value-type="float">
            <text:p>0.0006719372</text:p>
          </table:table-cell>
          <table:table-cell office:value-type="float" office:value="0.0005417783" calcext:value-type="float">
            <text:p>0.0005417783</text:p>
          </table:table-cell>
        </table:table-row>
        <table:table-row table:style-name="ro1">
          <table:table-cell office:value-type="float" office:value="0.0087791108572866" calcext:value-type="float">
            <text:p>0.008779110857287</text:p>
          </table:table-cell>
          <table:table-cell office:value-type="float" office:value="0.01266082" calcext:value-type="float">
            <text:p>0.01266082</text:p>
          </table:table-cell>
          <table:table-cell office:value-type="float" office:value="0.007751684" calcext:value-type="float">
            <text:p>0.007751684</text:p>
          </table:table-cell>
          <table:table-cell office:value-type="float" office:value="0.005931238" calcext:value-type="float">
            <text:p>0.005931238</text:p>
          </table:table-cell>
          <table:table-cell office:value-type="float" office:value="0.004063603" calcext:value-type="float">
            <text:p>0.004063603</text:p>
          </table:table-cell>
          <table:table-cell office:value-type="float" office:value="0.003142176" calcext:value-type="float">
            <text:p>0.003142176</text:p>
          </table:table-cell>
          <table:table-cell office:value-type="float" office:value="0.002365449" calcext:value-type="float">
            <text:p>0.002365449</text:p>
          </table:table-cell>
          <table:table-cell office:value-type="float" office:value="0.001828785" calcext:value-type="float">
            <text:p>0.001828785</text:p>
          </table:table-cell>
          <table:table-cell office:value-type="float" office:value="0.001727861" calcext:value-type="float">
            <text:p>0.001727861</text:p>
          </table:table-cell>
          <table:table-cell office:value-type="float" office:value="0.001489434" calcext:value-type="float">
            <text:p>0.001489434</text:p>
          </table:table-cell>
          <table:table-cell office:value-type="float" office:value="0.001136518" calcext:value-type="float">
            <text:p>0.001136518</text:p>
          </table:table-cell>
          <table:table-cell office:value-type="float" office:value="0.0009775998" calcext:value-type="float">
            <text:p>0.0009775998</text:p>
          </table:table-cell>
          <table:table-cell office:value-type="float" office:value="0.0007525524" calcext:value-type="float">
            <text:p>0.0007525524</text:p>
          </table:table-cell>
          <table:table-cell office:value-type="float" office:value="0.0006632269" calcext:value-type="float">
            <text:p>0.0006632269</text:p>
          </table:table-cell>
          <table:table-cell office:value-type="float" office:value="0.0005299643" calcext:value-type="float">
            <text:p>0.0005299643</text:p>
          </table:table-cell>
        </table:table-row>
        <table:table-row table:style-name="ro1">
          <table:table-cell office:value-type="float" office:value="0.00881408725549656" calcext:value-type="float">
            <text:p>0.008814087255497</text:p>
          </table:table-cell>
          <table:table-cell office:value-type="float" office:value="0.01254747" calcext:value-type="float">
            <text:p>0.01254747</text:p>
          </table:table-cell>
          <table:table-cell office:value-type="float" office:value="0.007531588" calcext:value-type="float">
            <text:p>0.007531588</text:p>
          </table:table-cell>
          <table:table-cell office:value-type="float" office:value="0.005872139" calcext:value-type="float">
            <text:p>0.005872139</text:p>
          </table:table-cell>
          <table:table-cell office:value-type="float" office:value="0.003954382" calcext:value-type="float">
            <text:p>0.003954382</text:p>
          </table:table-cell>
          <table:table-cell office:value-type="float" office:value="0.003114885" calcext:value-type="float">
            <text:p>0.003114885</text:p>
          </table:table-cell>
          <table:table-cell office:value-type="float" office:value="0.002304237" calcext:value-type="float">
            <text:p>0.002304237</text:p>
          </table:table-cell>
          <table:table-cell office:value-type="float" office:value="0.001812504" calcext:value-type="float">
            <text:p>0.001812504</text:p>
          </table:table-cell>
          <table:table-cell office:value-type="float" office:value="0.001706426" calcext:value-type="float">
            <text:p>0.001706426</text:p>
          </table:table-cell>
          <table:table-cell office:value-type="float" office:value="0.001453634" calcext:value-type="float">
            <text:p>0.001453634</text:p>
          </table:table-cell>
          <table:table-cell office:value-type="float" office:value="0.001123561" calcext:value-type="float">
            <text:p>0.001123561</text:p>
          </table:table-cell>
          <table:table-cell office:value-type="float" office:value="0.0009578755" calcext:value-type="float">
            <text:p>0.0009578755</text:p>
          </table:table-cell>
          <table:table-cell office:value-type="float" office:value="0.0007391867" calcext:value-type="float">
            <text:p>0.0007391867</text:p>
          </table:table-cell>
          <table:table-cell office:value-type="float" office:value="0.0006535717" calcext:value-type="float">
            <text:p>0.0006535717</text:p>
          </table:table-cell>
          <table:table-cell office:value-type="float" office:value="0.0005191587" calcext:value-type="float">
            <text:p>0.0005191587</text:p>
          </table:table-cell>
        </table:table-row>
        <table:table-row table:style-name="ro1">
          <table:table-cell office:value-type="float" office:value="0.00884906365370653" calcext:value-type="float">
            <text:p>0.008849063653707</text:p>
          </table:table-cell>
          <table:table-cell office:value-type="float" office:value="0.01241634" calcext:value-type="float">
            <text:p>0.01241634</text:p>
          </table:table-cell>
          <table:table-cell office:value-type="float" office:value="0.007330186" calcext:value-type="float">
            <text:p>0.007330186</text:p>
          </table:table-cell>
          <table:table-cell office:value-type="float" office:value="0.005806229" calcext:value-type="float">
            <text:p>0.005806229</text:p>
          </table:table-cell>
          <table:table-cell office:value-type="float" office:value="0.003852576" calcext:value-type="float">
            <text:p>0.003852576</text:p>
          </table:table-cell>
          <table:table-cell office:value-type="float" office:value="0.003085647" calcext:value-type="float">
            <text:p>0.003085647</text:p>
          </table:table-cell>
          <table:table-cell office:value-type="float" office:value="0.002245791" calcext:value-type="float">
            <text:p>0.002245791</text:p>
          </table:table-cell>
          <table:table-cell office:value-type="float" office:value="0.001796459" calcext:value-type="float">
            <text:p>0.001796459</text:p>
          </table:table-cell>
          <table:table-cell office:value-type="float" office:value="0.001682824" calcext:value-type="float">
            <text:p>0.001682824</text:p>
          </table:table-cell>
          <table:table-cell office:value-type="float" office:value="0.001417881" calcext:value-type="float">
            <text:p>0.001417881</text:p>
          </table:table-cell>
          <table:table-cell office:value-type="float" office:value="0.001112177" calcext:value-type="float">
            <text:p>0.001112177</text:p>
          </table:table-cell>
          <table:table-cell office:value-type="float" office:value="0.0009373058" calcext:value-type="float">
            <text:p>0.0009373058</text:p>
          </table:table-cell>
          <table:table-cell office:value-type="float" office:value="0.0007277624" calcext:value-type="float">
            <text:p>0.0007277624</text:p>
          </table:table-cell>
          <table:table-cell office:value-type="float" office:value="0.0006429309" calcext:value-type="float">
            <text:p>0.0006429309</text:p>
          </table:table-cell>
          <table:table-cell office:value-type="float" office:value="0.0005094606" calcext:value-type="float">
            <text:p>0.0005094606</text:p>
          </table:table-cell>
        </table:table-row>
        <table:table-row table:style-name="ro1">
          <table:table-cell office:value-type="float" office:value="0.0088840400519165" calcext:value-type="float">
            <text:p>0.008884040051917</text:p>
          </table:table-cell>
          <table:table-cell office:value-type="float" office:value="0.01226595" calcext:value-type="float">
            <text:p>0.01226595</text:p>
          </table:table-cell>
          <table:table-cell office:value-type="float" office:value="0.007148126" calcext:value-type="float">
            <text:p>0.007148126</text:p>
          </table:table-cell>
          <table:table-cell office:value-type="float" office:value="0.005732767" calcext:value-type="float">
            <text:p>0.005732767</text:p>
          </table:table-cell>
          <table:table-cell office:value-type="float" office:value="0.003758834" calcext:value-type="float">
            <text:p>0.003758834</text:p>
          </table:table-cell>
          <table:table-cell office:value-type="float" office:value="0.003053688" calcext:value-type="float">
            <text:p>0.003053688</text:p>
          </table:table-cell>
          <table:table-cell office:value-type="float" office:value="0.0021907" calcext:value-type="float">
            <text:p>0.0021907</text:p>
          </table:table-cell>
          <table:table-cell office:value-type="float" office:value="0.00178002" calcext:value-type="float">
            <text:p>0.00178002</text:p>
          </table:table-cell>
          <table:table-cell office:value-type="float" office:value="0.001656942" calcext:value-type="float">
            <text:p>0.001656942</text:p>
          </table:table-cell>
          <table:table-cell office:value-type="float" office:value="0.001382733" calcext:value-type="float">
            <text:p>0.001382733</text:p>
          </table:table-cell>
          <table:table-cell office:value-type="float" office:value="0.001101904" calcext:value-type="float">
            <text:p>0.001101904</text:p>
          </table:table-cell>
          <table:table-cell office:value-type="float" office:value="0.0009162063" calcext:value-type="float">
            <text:p>0.0009162063</text:p>
          </table:table-cell>
          <table:table-cell office:value-type="float" office:value="0.0007181415" calcext:value-type="float">
            <text:p>0.0007181415</text:p>
          </table:table-cell>
          <table:table-cell office:value-type="float" office:value="0.0006313486" calcext:value-type="float">
            <text:p>0.0006313486</text:p>
          </table:table-cell>
          <table:table-cell office:value-type="float" office:value="0.0005009014" calcext:value-type="float">
            <text:p>0.0005009014</text:p>
          </table:table-cell>
        </table:table-row>
        <table:table-row table:style-name="ro1">
          <table:table-cell office:value-type="float" office:value="0.00891901645012646" calcext:value-type="float">
            <text:p>0.008919016450126</text:p>
          </table:table-cell>
          <table:table-cell office:value-type="float" office:value="0.01209553" calcext:value-type="float">
            <text:p>0.01209553</text:p>
          </table:table-cell>
          <table:table-cell office:value-type="float" office:value="0.006985519" calcext:value-type="float">
            <text:p>0.006985519</text:p>
          </table:table-cell>
          <table:table-cell office:value-type="float" office:value="0.005651327" calcext:value-type="float">
            <text:p>0.005651327</text:p>
          </table:table-cell>
          <table:table-cell office:value-type="float" office:value="0.003673572" calcext:value-type="float">
            <text:p>0.003673572</text:p>
          </table:table-cell>
          <table:table-cell office:value-type="float" office:value="0.003018412" calcext:value-type="float">
            <text:p>0.003018412</text:p>
          </table:table-cell>
          <table:table-cell office:value-type="float" office:value="0.00213946" calcext:value-type="float">
            <text:p>0.00213946</text:p>
          </table:table-cell>
          <table:table-cell office:value-type="float" office:value="0.001762611" calcext:value-type="float">
            <text:p>0.001762611</text:p>
          </table:table-cell>
          <table:table-cell office:value-type="float" office:value="0.001628808" calcext:value-type="float">
            <text:p>0.001628808</text:p>
          </table:table-cell>
          <table:table-cell office:value-type="float" office:value="0.001348699" calcext:value-type="float">
            <text:p>0.001348699</text:p>
          </table:table-cell>
          <table:table-cell office:value-type="float" office:value="0.001092268" calcext:value-type="float">
            <text:p>0.001092268</text:p>
          </table:table-cell>
          <table:table-cell office:value-type="float" office:value="0.000894914" calcext:value-type="float">
            <text:p>0.000894914</text:p>
          </table:table-cell>
          <table:table-cell office:value-type="float" office:value="0.0007100886" calcext:value-type="float">
            <text:p>0.0007100886</text:p>
          </table:table-cell>
          <table:table-cell office:value-type="float" office:value="0.0006189483" calcext:value-type="float">
            <text:p>0.0006189483</text:p>
          </table:table-cell>
          <table:table-cell office:value-type="float" office:value="0.0004934418" calcext:value-type="float">
            <text:p>0.0004934418</text:p>
          </table:table-cell>
        </table:table-row>
        <table:table-row table:style-name="ro1">
          <table:table-cell office:value-type="float" office:value="0.00895399284833643" calcext:value-type="float">
            <text:p>0.008953992848336</text:p>
          </table:table-cell>
          <table:table-cell office:value-type="float" office:value="0.01190494" calcext:value-type="float">
            <text:p>0.01190494</text:p>
          </table:table-cell>
          <table:table-cell office:value-type="float" office:value="0.006842104" calcext:value-type="float">
            <text:p>0.006842104</text:p>
          </table:table-cell>
          <table:table-cell office:value-type="float" office:value="0.005561796" calcext:value-type="float">
            <text:p>0.005561796</text:p>
          </table:table-cell>
          <table:table-cell office:value-type="float" office:value="0.003596976" calcext:value-type="float">
            <text:p>0.003596976</text:p>
          </table:table-cell>
          <table:table-cell office:value-type="float" office:value="0.002979399" calcext:value-type="float">
            <text:p>0.002979399</text:p>
          </table:table-cell>
          <table:table-cell office:value-type="float" office:value="0.002092422" calcext:value-type="float">
            <text:p>0.002092422</text:p>
          </table:table-cell>
          <table:table-cell office:value-type="float" office:value="0.001743756" calcext:value-type="float">
            <text:p>0.001743756</text:p>
          </table:table-cell>
          <table:table-cell office:value-type="float" office:value="0.001598551" calcext:value-type="float">
            <text:p>0.001598551</text:p>
          </table:table-cell>
          <table:table-cell office:value-type="float" office:value="0.001316226" calcext:value-type="float">
            <text:p>0.001316226</text:p>
          </table:table-cell>
          <table:table-cell office:value-type="float" office:value="0.001082804" calcext:value-type="float">
            <text:p>0.001082804</text:p>
          </table:table-cell>
          <table:table-cell office:value-type="float" office:value="0.0008737828" calcext:value-type="float">
            <text:p>0.0008737828</text:p>
          </table:table-cell>
          <table:table-cell office:value-type="float" office:value="0.0007033068" calcext:value-type="float">
            <text:p>0.0007033068</text:p>
          </table:table-cell>
          <table:table-cell office:value-type="float" office:value="0.0006059116" calcext:value-type="float">
            <text:p>0.0006059116</text:p>
          </table:table-cell>
          <table:table-cell office:value-type="float" office:value="0.000486981" calcext:value-type="float">
            <text:p>0.000486981</text:p>
          </table:table-cell>
        </table:table-row>
        <table:table-row table:style-name="ro1">
          <table:table-cell office:value-type="float" office:value="0.0089889692465464" calcext:value-type="float">
            <text:p>0.008988969246546</text:p>
          </table:table-cell>
          <table:table-cell office:value-type="float" office:value="0.0116947" calcext:value-type="float">
            <text:p>0.0116947</text:p>
          </table:table-cell>
          <table:table-cell office:value-type="float" office:value="0.006717186" calcext:value-type="float">
            <text:p>0.006717186</text:p>
          </table:table-cell>
          <table:table-cell office:value-type="float" office:value="0.005464382" calcext:value-type="float">
            <text:p>0.005464382</text:p>
          </table:table-cell>
          <table:table-cell office:value-type="float" office:value="0.003528976" calcext:value-type="float">
            <text:p>0.003528976</text:p>
          </table:table-cell>
          <table:table-cell office:value-type="float" office:value="0.002936417" calcext:value-type="float">
            <text:p>0.002936417</text:p>
          </table:table-cell>
          <table:table-cell office:value-type="float" office:value="0.002049807" calcext:value-type="float">
            <text:p>0.002049807</text:p>
          </table:table-cell>
          <table:table-cell office:value-type="float" office:value="0.001723082" calcext:value-type="float">
            <text:p>0.001723082</text:p>
          </table:table-cell>
          <table:table-cell office:value-type="float" office:value="0.001566435" calcext:value-type="float">
            <text:p>0.001566435</text:p>
          </table:table-cell>
          <table:table-cell office:value-type="float" office:value="0.001285725" calcext:value-type="float">
            <text:p>0.001285725</text:p>
          </table:table-cell>
          <table:table-cell office:value-type="float" office:value="0.001073067" calcext:value-type="float">
            <text:p>0.001073067</text:p>
          </table:table-cell>
          <table:table-cell office:value-type="float" office:value="0.0008531835" calcext:value-type="float">
            <text:p>0.0008531835</text:p>
          </table:table-cell>
          <table:table-cell office:value-type="float" office:value="0.0006974442" calcext:value-type="float">
            <text:p>0.0006974442</text:p>
          </table:table-cell>
          <table:table-cell office:value-type="float" office:value="0.000592463" calcext:value-type="float">
            <text:p>0.000592463</text:p>
          </table:table-cell>
          <table:table-cell office:value-type="float" office:value="0.0004813673" calcext:value-type="float">
            <text:p>0.0004813673</text:p>
          </table:table-cell>
        </table:table-row>
        <table:table-row table:style-name="ro1">
          <table:table-cell office:value-type="float" office:value="0.00902394564475636" calcext:value-type="float">
            <text:p>0.009023945644756</text:p>
          </table:table-cell>
          <table:table-cell office:value-type="float" office:value="0.01146587" calcext:value-type="float">
            <text:p>0.01146587</text:p>
          </table:table-cell>
          <table:table-cell office:value-type="float" office:value="0.006609711" calcext:value-type="float">
            <text:p>0.006609711</text:p>
          </table:table-cell>
          <table:table-cell office:value-type="float" office:value="0.005359557" calcext:value-type="float">
            <text:p>0.005359557</text:p>
          </table:table-cell>
          <table:table-cell office:value-type="float" office:value="0.003469311" calcext:value-type="float">
            <text:p>0.003469311</text:p>
          </table:table-cell>
          <table:table-cell office:value-type="float" office:value="0.002889435" calcext:value-type="float">
            <text:p>0.002889435</text:p>
          </table:table-cell>
          <table:table-cell office:value-type="float" office:value="0.002011663" calcext:value-type="float">
            <text:p>0.002011663</text:p>
          </table:table-cell>
          <table:table-cell office:value-type="float" office:value="0.001700332" calcext:value-type="float">
            <text:p>0.001700332</text:p>
          </table:table-cell>
          <table:table-cell office:value-type="float" office:value="0.001532815" calcext:value-type="float">
            <text:p>0.001532815</text:p>
          </table:table-cell>
          <table:table-cell office:value-type="float" office:value="0.001257504" calcext:value-type="float">
            <text:p>0.001257504</text:p>
          </table:table-cell>
          <table:table-cell office:value-type="float" office:value="0.001062666" calcext:value-type="float">
            <text:p>0.001062666</text:p>
          </table:table-cell>
          <table:table-cell office:value-type="float" office:value="0.0008334276" calcext:value-type="float">
            <text:p>0.0008334276</text:p>
          </table:table-cell>
          <table:table-cell office:value-type="float" office:value="0.0006921237" calcext:value-type="float">
            <text:p>0.0006921237</text:p>
          </table:table-cell>
          <table:table-cell office:value-type="float" office:value="0.0005788662" calcext:value-type="float">
            <text:p>0.0005788662</text:p>
          </table:table-cell>
          <table:table-cell office:value-type="float" office:value="0.0004764024" calcext:value-type="float">
            <text:p>0.0004764024</text:p>
          </table:table-cell>
        </table:table-row>
        <table:table-row table:style-name="ro1">
          <table:table-cell office:value-type="float" office:value="0.00905892204296633" calcext:value-type="float">
            <text:p>0.009058922042966</text:p>
          </table:table-cell>
          <table:table-cell office:value-type="float" office:value="0.01122004" calcext:value-type="float">
            <text:p>0.01122004</text:p>
          </table:table-cell>
          <table:table-cell office:value-type="float" office:value="0.006518295" calcext:value-type="float">
            <text:p>0.006518295</text:p>
          </table:table-cell>
          <table:table-cell office:value-type="float" office:value="0.005248044" calcext:value-type="float">
            <text:p>0.005248044</text:p>
          </table:table-cell>
          <table:table-cell office:value-type="float" office:value="0.003417488" calcext:value-type="float">
            <text:p>0.003417488</text:p>
          </table:table-cell>
          <table:table-cell office:value-type="float" office:value="0.002838563" calcext:value-type="float">
            <text:p>0.002838563</text:p>
          </table:table-cell>
          <table:table-cell office:value-type="float" office:value="0.001977925" calcext:value-type="float">
            <text:p>0.001977925</text:p>
          </table:table-cell>
          <table:table-cell office:value-type="float" office:value="0.001675374" calcext:value-type="float">
            <text:p>0.001675374</text:p>
          </table:table-cell>
          <table:table-cell office:value-type="float" office:value="0.001498124" calcext:value-type="float">
            <text:p>0.001498124</text:p>
          </table:table-cell>
          <table:table-cell office:value-type="float" office:value="0.001231782" calcext:value-type="float">
            <text:p>0.001231782</text:p>
          </table:table-cell>
          <table:table-cell office:value-type="float" office:value="0.001051278" calcext:value-type="float">
            <text:p>0.001051278</text:p>
          </table:table-cell>
          <table:table-cell office:value-type="float" office:value="0.00081481" calcext:value-type="float">
            <text:p>0.00081481</text:p>
          </table:table-cell>
          <table:table-cell office:value-type="float" office:value="0.0006869627" calcext:value-type="float">
            <text:p>0.0006869627</text:p>
          </table:table-cell>
          <table:table-cell office:value-type="float" office:value="0.0005653947" calcext:value-type="float">
            <text:p>0.0005653947</text:p>
          </table:table-cell>
          <table:table-cell office:value-type="float" office:value="0.000471861" calcext:value-type="float">
            <text:p>0.000471861</text:p>
          </table:table-cell>
        </table:table-row>
        <table:table-row table:style-name="ro1">
          <table:table-cell office:value-type="float" office:value="0.0090938984411763" calcext:value-type="float">
            <text:p>0.009093898441176</text:p>
          </table:table-cell>
          <table:table-cell office:value-type="float" office:value="0.01095921" calcext:value-type="float">
            <text:p>0.01095921</text:p>
          </table:table-cell>
          <table:table-cell office:value-type="float" office:value="0.006441279" calcext:value-type="float">
            <text:p>0.006441279</text:p>
          </table:table-cell>
          <table:table-cell office:value-type="float" office:value="0.005130806" calcext:value-type="float">
            <text:p>0.005130806</text:p>
          </table:table-cell>
          <table:table-cell office:value-type="float" office:value="0.003372835" calcext:value-type="float">
            <text:p>0.003372835</text:p>
          </table:table-cell>
          <table:table-cell office:value-type="float" office:value="0.002784118" calcext:value-type="float">
            <text:p>0.002784118</text:p>
          </table:table-cell>
          <table:table-cell office:value-type="float" office:value="0.001948362" calcext:value-type="float">
            <text:p>0.001948362</text:p>
          </table:table-cell>
          <table:table-cell office:value-type="float" office:value="0.001648196" calcext:value-type="float">
            <text:p>0.001648196</text:p>
          </table:table-cell>
          <table:table-cell office:value-type="float" office:value="0.001462828" calcext:value-type="float">
            <text:p>0.001462828</text:p>
          </table:table-cell>
          <table:table-cell office:value-type="float" office:value="0.00120868" calcext:value-type="float">
            <text:p>0.00120868</text:p>
          </table:table-cell>
          <table:table-cell office:value-type="float" office:value="0.001038652" calcext:value-type="float">
            <text:p>0.001038652</text:p>
          </table:table-cell>
          <table:table-cell office:value-type="float" office:value="0.0007975654" calcext:value-type="float">
            <text:p>0.0007975654</text:p>
          </table:table-cell>
          <table:table-cell office:value-type="float" office:value="0.0006815972" calcext:value-type="float">
            <text:p>0.0006815972</text:p>
          </table:table-cell>
          <table:table-cell office:value-type="float" office:value="0.0005523172" calcext:value-type="float">
            <text:p>0.0005523172</text:p>
          </table:table-cell>
          <table:table-cell office:value-type="float" office:value="0.0004675138" calcext:value-type="float">
            <text:p>0.0004675138</text:p>
          </table:table-cell>
        </table:table-row>
        <table:table-row table:style-name="ro1">
          <table:table-cell office:value-type="float" office:value="0.00912887483938626" calcext:value-type="float">
            <text:p>0.009128874839386</text:p>
          </table:table-cell>
          <table:table-cell office:value-type="float" office:value="0.01068579" calcext:value-type="float">
            <text:p>0.01068579</text:p>
          </table:table-cell>
          <table:table-cell office:value-type="float" office:value="0.006376789" calcext:value-type="float">
            <text:p>0.006376789</text:p>
          </table:table-cell>
          <table:table-cell office:value-type="float" office:value="0.005008955" calcext:value-type="float">
            <text:p>0.005008955</text:p>
          </table:table-cell>
          <table:table-cell office:value-type="float" office:value="0.003334538" calcext:value-type="float">
            <text:p>0.003334538</text:p>
          </table:table-cell>
          <table:table-cell office:value-type="float" office:value="0.00272655" calcext:value-type="float">
            <text:p>0.00272655</text:p>
          </table:table-cell>
          <table:table-cell office:value-type="float" office:value="0.001922642" calcext:value-type="float">
            <text:p>0.001922642</text:p>
          </table:table-cell>
          <table:table-cell office:value-type="float" office:value="0.001618904" calcext:value-type="float">
            <text:p>0.001618904</text:p>
          </table:table-cell>
          <table:table-cell office:value-type="float" office:value="0.00142745" calcext:value-type="float">
            <text:p>0.00142745</text:p>
          </table:table-cell>
          <table:table-cell office:value-type="float" office:value="0.001188205" calcext:value-type="float">
            <text:p>0.001188205</text:p>
          </table:table-cell>
          <table:table-cell office:value-type="float" office:value="0.001024633" calcext:value-type="float">
            <text:p>0.001024633</text:p>
          </table:table-cell>
          <table:table-cell office:value-type="float" office:value="0.000781848" calcext:value-type="float">
            <text:p>0.000781848</text:p>
          </table:table-cell>
          <table:table-cell office:value-type="float" office:value="0.0006756982" calcext:value-type="float">
            <text:p>0.0006756982</text:p>
          </table:table-cell>
          <table:table-cell office:value-type="float" office:value="0.0005398748" calcext:value-type="float">
            <text:p>0.0005398748</text:p>
          </table:table-cell>
          <table:table-cell office:value-type="float" office:value="0.0004631275" calcext:value-type="float">
            <text:p>0.0004631275</text:p>
          </table:table-cell>
        </table:table-row>
        <table:table-row table:style-name="ro1">
          <table:table-cell office:value-type="float" office:value="0.00916385123759623" calcext:value-type="float">
            <text:p>0.009163851237596</text:p>
          </table:table-cell>
          <table:table-cell office:value-type="float" office:value="0.01040247" calcext:value-type="float">
            <text:p>0.01040247</text:p>
          </table:table-cell>
          <table:table-cell office:value-type="float" office:value="0.006322773" calcext:value-type="float">
            <text:p>0.006322773</text:p>
          </table:table-cell>
          <table:table-cell office:value-type="float" office:value="0.004883776" calcext:value-type="float">
            <text:p>0.004883776</text:p>
          </table:table-cell>
          <table:table-cell office:value-type="float" office:value="0.003301652" calcext:value-type="float">
            <text:p>0.003301652</text:p>
          </table:table-cell>
          <table:table-cell office:value-type="float" office:value="0.002666411" calcext:value-type="float">
            <text:p>0.002666411</text:p>
          </table:table-cell>
          <table:table-cell office:value-type="float" office:value="0.001900317" calcext:value-type="float">
            <text:p>0.001900317</text:p>
          </table:table-cell>
          <table:table-cell office:value-type="float" office:value="0.001587709" calcext:value-type="float">
            <text:p>0.001587709</text:p>
          </table:table-cell>
          <table:table-cell office:value-type="float" office:value="0.001392511" calcext:value-type="float">
            <text:p>0.001392511</text:p>
          </table:table-cell>
          <table:table-cell office:value-type="float" office:value="0.001170271" calcext:value-type="float">
            <text:p>0.001170271</text:p>
          </table:table-cell>
          <table:table-cell office:value-type="float" office:value="0.001009157" calcext:value-type="float">
            <text:p>0.001009157</text:p>
          </table:table-cell>
          <table:table-cell office:value-type="float" office:value="0.0007677529" calcext:value-type="float">
            <text:p>0.0007677529</text:p>
          </table:table-cell>
          <table:table-cell office:value-type="float" office:value="0.0006689985" calcext:value-type="float">
            <text:p>0.0006689985</text:p>
          </table:table-cell>
          <table:table-cell office:value-type="float" office:value="0.0005282807" calcext:value-type="float">
            <text:p>0.0005282807</text:p>
          </table:table-cell>
          <table:table-cell office:value-type="float" office:value="0.0004584947" calcext:value-type="float">
            <text:p>0.0004584947</text:p>
          </table:table-cell>
        </table:table-row>
        <table:table-row table:style-name="ro1">
          <table:table-cell office:value-type="float" office:value="0.00919882763580619" calcext:value-type="float">
            <text:p>0.009198827635806</text:p>
          </table:table-cell>
          <table:table-cell office:value-type="float" office:value="0.01011213" calcext:value-type="float">
            <text:p>0.01011213</text:p>
          </table:table-cell>
          <table:table-cell office:value-type="float" office:value="0.006277092" calcext:value-type="float">
            <text:p>0.006277092</text:p>
          </table:table-cell>
          <table:table-cell office:value-type="float" office:value="0.004756628" calcext:value-type="float">
            <text:p>0.004756628</text:p>
          </table:table-cell>
          <table:table-cell office:value-type="float" office:value="0.003273129" calcext:value-type="float">
            <text:p>0.003273129</text:p>
          </table:table-cell>
          <table:table-cell office:value-type="float" office:value="0.002604405" calcext:value-type="float">
            <text:p>0.002604405</text:p>
          </table:table-cell>
          <table:table-cell office:value-type="float" office:value="0.001880851" calcext:value-type="float">
            <text:p>0.001880851</text:p>
          </table:table-cell>
          <table:table-cell office:value-type="float" office:value="0.001554939" calcext:value-type="float">
            <text:p>0.001554939</text:p>
          </table:table-cell>
          <table:table-cell office:value-type="float" office:value="0.001358504" calcext:value-type="float">
            <text:p>0.001358504</text:p>
          </table:table-cell>
          <table:table-cell office:value-type="float" office:value="0.00115469" calcext:value-type="float">
            <text:p>0.00115469</text:p>
          </table:table-cell>
          <table:table-cell office:value-type="float" office:value="0.000992251" calcext:value-type="float">
            <text:p>0.000992251</text:p>
          </table:table-cell>
          <table:table-cell office:value-type="float" office:value="0.000755289" calcext:value-type="float">
            <text:p>0.000755289</text:p>
          </table:table-cell>
          <table:table-cell office:value-type="float" office:value="0.0006612966" calcext:value-type="float">
            <text:p>0.0006612966</text:p>
          </table:table-cell>
          <table:table-cell office:value-type="float" office:value="0.0005176949" calcext:value-type="float">
            <text:p>0.0005176949</text:p>
          </table:table-cell>
          <table:table-cell office:value-type="float" office:value="0.000453444" calcext:value-type="float">
            <text:p>0.000453444</text:p>
          </table:table-cell>
        </table:table-row>
        <table:table-row table:style-name="ro1">
          <table:table-cell office:value-type="float" office:value="0.00923380403401616" calcext:value-type="float">
            <text:p>0.009233804034016</text:p>
          </table:table-cell>
          <table:table-cell office:value-type="float" office:value="0.009817769" calcext:value-type="float">
            <text:p>0.009817769</text:p>
          </table:table-cell>
          <table:table-cell office:value-type="float" office:value="0.006237546" calcext:value-type="float">
            <text:p>0.006237546</text:p>
          </table:table-cell>
          <table:table-cell office:value-type="float" office:value="0.004628916" calcext:value-type="float">
            <text:p>0.004628916</text:p>
          </table:table-cell>
          <table:table-cell office:value-type="float" office:value="0.003247888" calcext:value-type="float">
            <text:p>0.003247888</text:p>
          </table:table-cell>
          <table:table-cell office:value-type="float" office:value="0.002541245" calcext:value-type="float">
            <text:p>0.002541245</text:p>
          </table:table-cell>
          <table:table-cell office:value-type="float" office:value="0.001863658" calcext:value-type="float">
            <text:p>0.001863658</text:p>
          </table:table-cell>
          <table:table-cell office:value-type="float" office:value="0.001520955" calcext:value-type="float">
            <text:p>0.001520955</text:p>
          </table:table-cell>
          <table:table-cell office:value-type="float" office:value="0.001325914" calcext:value-type="float">
            <text:p>0.001325914</text:p>
          </table:table-cell>
          <table:table-cell office:value-type="float" office:value="0.001141197" calcext:value-type="float">
            <text:p>0.001141197</text:p>
          </table:table-cell>
          <table:table-cell office:value-type="float" office:value="0.0009740249" calcext:value-type="float">
            <text:p>0.0009740249</text:p>
          </table:table-cell>
          <table:table-cell office:value-type="float" office:value="0.0007443933" calcext:value-type="float">
            <text:p>0.0007443933</text:p>
          </table:table-cell>
          <table:table-cell office:value-type="float" office:value="0.0006524705" calcext:value-type="float">
            <text:p>0.0006524705</text:p>
          </table:table-cell>
          <table:table-cell office:value-type="float" office:value="0.00050821" calcext:value-type="float">
            <text:p>0.00050821</text:p>
          </table:table-cell>
          <table:table-cell office:value-type="float" office:value="0.0004478457" calcext:value-type="float">
            <text:p>0.0004478457</text:p>
          </table:table-cell>
        </table:table-row>
        <table:table-row table:style-name="ro1">
          <table:table-cell office:value-type="float" office:value="0.00926878043222613" calcext:value-type="float">
            <text:p>0.009268780432226</text:p>
          </table:table-cell>
          <table:table-cell office:value-type="float" office:value="0.00952248" calcext:value-type="float">
            <text:p>0.00952248</text:p>
          </table:table-cell>
          <table:table-cell office:value-type="float" office:value="0.006201952" calcext:value-type="float">
            <text:p>0.006201952</text:p>
          </table:table-cell>
          <table:table-cell office:value-type="float" office:value="0.004502052" calcext:value-type="float">
            <text:p>0.004502052</text:p>
          </table:table-cell>
          <table:table-cell office:value-type="float" office:value="0.003224814" calcext:value-type="float">
            <text:p>0.003224814</text:p>
          </table:table-cell>
          <table:table-cell office:value-type="float" office:value="0.002477747" calcext:value-type="float">
            <text:p>0.002477747</text:p>
          </table:table-cell>
          <table:table-cell office:value-type="float" office:value="0.001848098" calcext:value-type="float">
            <text:p>0.001848098</text:p>
          </table:table-cell>
          <table:table-cell office:value-type="float" office:value="0.001486223" calcext:value-type="float">
            <text:p>0.001486223</text:p>
          </table:table-cell>
          <table:table-cell office:value-type="float" office:value="0.001295133" calcext:value-type="float">
            <text:p>0.001295133</text:p>
          </table:table-cell>
          <table:table-cell office:value-type="float" office:value="0.001129461" calcext:value-type="float">
            <text:p>0.001129461</text:p>
          </table:table-cell>
          <table:table-cell office:value-type="float" office:value="0.0009546701" calcext:value-type="float">
            <text:p>0.0009546701</text:p>
          </table:table-cell>
          <table:table-cell office:value-type="float" office:value="0.0007349311" calcext:value-type="float">
            <text:p>0.0007349311</text:p>
          </table:table-cell>
          <table:table-cell office:value-type="float" office:value="0.0006424839" calcext:value-type="float">
            <text:p>0.0006424839</text:p>
          </table:table-cell>
          <table:table-cell office:value-type="float" office:value="0.0004998666" calcext:value-type="float">
            <text:p>0.0004998666</text:p>
          </table:table-cell>
          <table:table-cell office:value-type="float" office:value="0.0004416235" calcext:value-type="float">
            <text:p>0.0004416235</text:p>
          </table:table-cell>
        </table:table-row>
        <table:table-row table:style-name="ro1">
          <table:table-cell office:value-type="float" office:value="0.00930375683043609" calcext:value-type="float">
            <text:p>0.009303756830436</text:p>
          </table:table-cell>
          <table:table-cell office:value-type="float" office:value="0.009229258" calcext:value-type="float">
            <text:p>0.009229258</text:p>
          </table:table-cell>
          <table:table-cell office:value-type="float" office:value="0.006168199" calcext:value-type="float">
            <text:p>0.006168199</text:p>
          </table:table-cell>
          <table:table-cell office:value-type="float" office:value="0.004377442" calcext:value-type="float">
            <text:p>0.004377442</text:p>
          </table:table-cell>
          <table:table-cell office:value-type="float" office:value="0.003202816" calcext:value-type="float">
            <text:p>0.003202816</text:p>
          </table:table-cell>
          <table:table-cell office:value-type="float" office:value="0.002414671" calcext:value-type="float">
            <text:p>0.002414671</text:p>
          </table:table-cell>
          <table:table-cell office:value-type="float" office:value="0.001833528" calcext:value-type="float">
            <text:p>0.001833528</text:p>
          </table:table-cell>
          <table:table-cell office:value-type="float" office:value="0.001451207" calcext:value-type="float">
            <text:p>0.001451207</text:p>
          </table:table-cell>
          <table:table-cell office:value-type="float" office:value="0.001266489" calcext:value-type="float">
            <text:p>0.001266489</text:p>
          </table:table-cell>
          <table:table-cell office:value-type="float" office:value="0.001119097" calcext:value-type="float">
            <text:p>0.001119097</text:p>
          </table:table-cell>
          <table:table-cell office:value-type="float" office:value="0.000934447" calcext:value-type="float">
            <text:p>0.000934447</text:p>
          </table:table-cell>
          <table:table-cell office:value-type="float" office:value="0.0007267118" calcext:value-type="float">
            <text:p>0.0007267118</text:p>
          </table:table-cell>
          <table:table-cell office:value-type="float" office:value="0.0006313766" calcext:value-type="float">
            <text:p>0.0006313766</text:p>
          </table:table-cell>
          <table:table-cell office:value-type="float" office:value="0.0004926354" calcext:value-type="float">
            <text:p>0.0004926354</text:p>
          </table:table-cell>
          <table:table-cell office:value-type="float" office:value="0.0004347559" calcext:value-type="float">
            <text:p>0.0004347559</text:p>
          </table:table-cell>
        </table:table-row>
        <table:table-row table:style-name="ro1">
          <table:table-cell office:value-type="float" office:value="0.00933873322864606" calcext:value-type="float">
            <text:p>0.009338733228646</text:p>
          </table:table-cell>
          <table:table-cell office:value-type="float" office:value="0.008941103" calcext:value-type="float">
            <text:p>0.008941103</text:p>
          </table:table-cell>
          <table:table-cell office:value-type="float" office:value="0.006134256" calcext:value-type="float">
            <text:p>0.006134256</text:p>
          </table:table-cell>
          <table:table-cell office:value-type="float" office:value="0.004256402" calcext:value-type="float">
            <text:p>0.004256402</text:p>
          </table:table-cell>
          <table:table-cell office:value-type="float" office:value="0.003180836" calcext:value-type="float">
            <text:p>0.003180836</text:p>
          </table:table-cell>
          <table:table-cell office:value-type="float" office:value="0.002352838" calcext:value-type="float">
            <text:p>0.002352838</text:p>
          </table:table-cell>
          <table:table-cell office:value-type="float" office:value="0.001819311" calcext:value-type="float">
            <text:p>0.001819311</text:p>
          </table:table-cell>
          <table:table-cell office:value-type="float" office:value="0.001416409" calcext:value-type="float">
            <text:p>0.001416409</text:p>
          </table:table-cell>
          <table:table-cell office:value-type="float" office:value="0.001240242" calcext:value-type="float">
            <text:p>0.001240242</text:p>
          </table:table-cell>
          <table:table-cell office:value-type="float" office:value="0.001109686" calcext:value-type="float">
            <text:p>0.001109686</text:p>
          </table:table-cell>
          <table:table-cell office:value-type="float" office:value="0.0009136706" calcext:value-type="float">
            <text:p>0.0009136706</text:p>
          </table:table-cell>
          <table:table-cell office:value-type="float" office:value="0.000719493" calcext:value-type="float">
            <text:p>0.000719493</text:p>
          </table:table-cell>
          <table:table-cell office:value-type="float" office:value="0.0006192729" calcext:value-type="float">
            <text:p>0.0006192729</text:p>
          </table:table-cell>
          <table:table-cell office:value-type="float" office:value="0.0004864311" calcext:value-type="float">
            <text:p>0.0004864311</text:p>
          </table:table-cell>
          <table:table-cell office:value-type="float" office:value="0.0004272741" calcext:value-type="float">
            <text:p>0.0004272741</text:p>
          </table:table-cell>
        </table:table-row>
        <table:table-row table:style-name="ro1">
          <table:table-cell office:value-type="float" office:value="0.00937370962685602" calcext:value-type="float">
            <text:p>0.009373709626856</text:p>
          </table:table-cell>
          <table:table-cell office:value-type="float" office:value="0.008660714" calcext:value-type="float">
            <text:p>0.008660714</text:p>
          </table:table-cell>
          <table:table-cell office:value-type="float" office:value="0.006098284" calcext:value-type="float">
            <text:p>0.006098284</text:p>
          </table:table-cell>
          <table:table-cell office:value-type="float" office:value="0.004140132" calcext:value-type="float">
            <text:p>0.004140132</text:p>
          </table:table-cell>
          <table:table-cell office:value-type="float" office:value="0.003157913" calcext:value-type="float">
            <text:p>0.003157913</text:p>
          </table:table-cell>
          <table:table-cell office:value-type="float" office:value="0.002292954" calcext:value-type="float">
            <text:p>0.002292954</text:p>
          </table:table-cell>
          <table:table-cell office:value-type="float" office:value="0.001804851" calcext:value-type="float">
            <text:p>0.001804851</text:p>
          </table:table-cell>
          <table:table-cell office:value-type="float" office:value="0.001382322" calcext:value-type="float">
            <text:p>0.001382322</text:p>
          </table:table-cell>
          <table:table-cell office:value-type="float" office:value="0.001216542" calcext:value-type="float">
            <text:p>0.001216542</text:p>
          </table:table-cell>
          <table:table-cell office:value-type="float" office:value="0.001100803" calcext:value-type="float">
            <text:p>0.001100803</text:p>
          </table:table-cell>
          <table:table-cell office:value-type="float" office:value="0.0008926656" calcext:value-type="float">
            <text:p>0.0008926656</text:p>
          </table:table-cell>
          <table:table-cell office:value-type="float" office:value="0.0007129982" calcext:value-type="float">
            <text:p>0.0007129982</text:p>
          </table:table-cell>
          <table:table-cell office:value-type="float" office:value="0.0006063515" calcext:value-type="float">
            <text:p>0.0006063515</text:p>
          </table:table-cell>
          <table:table-cell office:value-type="float" office:value="0.0004811132" calcext:value-type="float">
            <text:p>0.0004811132</text:p>
          </table:table-cell>
          <table:table-cell office:value-type="float" office:value="0.0004192595" calcext:value-type="float">
            <text:p>0.0004192595</text:p>
          </table:table-cell>
        </table:table-row>
        <table:table-row table:style-name="ro1">
          <table:table-cell office:value-type="float" office:value="0.00940868602506599" calcext:value-type="float">
            <text:p>0.009408686025066</text:p>
          </table:table-cell>
          <table:table-cell office:value-type="float" office:value="0.008390687" calcext:value-type="float">
            <text:p>0.008390687</text:p>
          </table:table-cell>
          <table:table-cell office:value-type="float" office:value="0.006058624" calcext:value-type="float">
            <text:p>0.006058624</text:p>
          </table:table-cell>
          <table:table-cell office:value-type="float" office:value="0.004029675" calcext:value-type="float">
            <text:p>0.004029675</text:p>
          </table:table-cell>
          <table:table-cell office:value-type="float" office:value="0.003133178" calcext:value-type="float">
            <text:p>0.003133178</text:p>
          </table:table-cell>
          <table:table-cell office:value-type="float" office:value="0.002235719" calcext:value-type="float">
            <text:p>0.002235719</text:p>
          </table:table-cell>
          <table:table-cell office:value-type="float" office:value="0.001789597" calcext:value-type="float">
            <text:p>0.001789597</text:p>
          </table:table-cell>
          <table:table-cell office:value-type="float" office:value="0.001349396" calcext:value-type="float">
            <text:p>0.001349396</text:p>
          </table:table-cell>
          <table:table-cell office:value-type="float" office:value="0.001195442" calcext:value-type="float">
            <text:p>0.001195442</text:p>
          </table:table-cell>
          <table:table-cell office:value-type="float" office:value="0.001092027" calcext:value-type="float">
            <text:p>0.001092027</text:p>
          </table:table-cell>
          <table:table-cell office:value-type="float" office:value="0.0008717864" calcext:value-type="float">
            <text:p>0.0008717864</text:p>
          </table:table-cell>
          <table:table-cell office:value-type="float" office:value="0.0007069415" calcext:value-type="float">
            <text:p>0.0007069415</text:p>
          </table:table-cell>
          <table:table-cell office:value-type="float" office:value="0.0005928544" calcext:value-type="float">
            <text:p>0.0005928544</text:p>
          </table:table-cell>
          <table:table-cell office:value-type="float" office:value="0.0004764977" calcext:value-type="float">
            <text:p>0.0004764977</text:p>
          </table:table-cell>
          <table:table-cell office:value-type="float" office:value="0.0004108494" calcext:value-type="float">
            <text:p>0.0004108494</text:p>
          </table:table-cell>
        </table:table-row>
        <table:table-row table:style-name="ro1">
          <table:table-cell office:value-type="float" office:value="0.00944366242327596" calcext:value-type="float">
            <text:p>0.009443662423276</text:p>
          </table:table-cell>
          <table:table-cell office:value-type="float" office:value="0.008133261" calcext:value-type="float">
            <text:p>0.008133261</text:p>
          </table:table-cell>
          <table:table-cell office:value-type="float" office:value="0.006013845" calcext:value-type="float">
            <text:p>0.006013845</text:p>
          </table:table-cell>
          <table:table-cell office:value-type="float" office:value="0.003925958" calcext:value-type="float">
            <text:p>0.003925958</text:p>
          </table:table-cell>
          <table:table-cell office:value-type="float" office:value="0.00310588" calcext:value-type="float">
            <text:p>0.00310588</text:p>
          </table:table-cell>
          <table:table-cell office:value-type="float" office:value="0.002181696" calcext:value-type="float">
            <text:p>0.002181696</text:p>
          </table:table-cell>
          <table:table-cell office:value-type="float" office:value="0.001773076" calcext:value-type="float">
            <text:p>0.001773076</text:p>
          </table:table-cell>
          <table:table-cell office:value-type="float" office:value="0.001318056" calcext:value-type="float">
            <text:p>0.001318056</text:p>
          </table:table-cell>
          <table:table-cell office:value-type="float" office:value="0.001176907" calcext:value-type="float">
            <text:p>0.001176907</text:p>
          </table:table-cell>
          <table:table-cell office:value-type="float" office:value="0.001082964" calcext:value-type="float">
            <text:p>0.001082964</text:p>
          </table:table-cell>
          <table:table-cell office:value-type="float" office:value="0.0008513842" calcext:value-type="float">
            <text:p>0.0008513842</text:p>
          </table:table-cell>
          <table:table-cell office:value-type="float" office:value="0.0007010221" calcext:value-type="float">
            <text:p>0.0007010221</text:p>
          </table:table-cell>
          <table:table-cell office:value-type="float" office:value="0.0005790577" calcext:value-type="float">
            <text:p>0.0005790577</text:p>
          </table:table-cell>
          <table:table-cell office:value-type="float" office:value="0.0004723738" calcext:value-type="float">
            <text:p>0.0004723738</text:p>
          </table:table-cell>
          <table:table-cell office:value-type="float" office:value="0.0004021896" calcext:value-type="float">
            <text:p>0.0004021896</text:p>
          </table:table-cell>
        </table:table-row>
        <table:table-row table:style-name="ro1">
          <table:table-cell office:value-type="float" office:value="0.00947863882148592" calcext:value-type="float">
            <text:p>0.009478638821486</text:p>
          </table:table-cell>
          <table:table-cell office:value-type="float" office:value="0.007890457" calcext:value-type="float">
            <text:p>0.007890457</text:p>
          </table:table-cell>
          <table:table-cell office:value-type="float" office:value="0.005962759" calcext:value-type="float">
            <text:p>0.005962759</text:p>
          </table:table-cell>
          <table:table-cell office:value-type="float" office:value="0.00382969" calcext:value-type="float">
            <text:p>0.00382969</text:p>
          </table:table-cell>
          <table:table-cell office:value-type="float" office:value="0.003075421" calcext:value-type="float">
            <text:p>0.003075421</text:p>
          </table:table-cell>
          <table:table-cell office:value-type="float" office:value="0.00213137" calcext:value-type="float">
            <text:p>0.00213137</text:p>
          </table:table-cell>
          <table:table-cell office:value-type="float" office:value="0.001754899" calcext:value-type="float">
            <text:p>0.001754899</text:p>
          </table:table-cell>
          <table:table-cell office:value-type="float" office:value="0.00128865" calcext:value-type="float">
            <text:p>0.00128865</text:p>
          </table:table-cell>
          <table:table-cell office:value-type="float" office:value="0.0011608" calcext:value-type="float">
            <text:p>0.0011608</text:p>
          </table:table-cell>
          <table:table-cell office:value-type="float" office:value="0.001073259" calcext:value-type="float">
            <text:p>0.001073259</text:p>
          </table:table-cell>
          <table:table-cell office:value-type="float" office:value="0.000831785" calcext:value-type="float">
            <text:p>0.000831785</text:p>
          </table:table-cell>
          <table:table-cell office:value-type="float" office:value="0.0006949672" calcext:value-type="float">
            <text:p>0.0006949672</text:p>
          </table:table-cell>
          <table:table-cell office:value-type="float" office:value="0.0005652586" calcext:value-type="float">
            <text:p>0.0005652586</text:p>
          </table:table-cell>
          <table:table-cell office:value-type="float" office:value="0.0004685151" calcext:value-type="float">
            <text:p>0.0004685151</text:p>
          </table:table-cell>
          <table:table-cell office:value-type="float" office:value="0.0003934636" calcext:value-type="float">
            <text:p>0.0003934636</text:p>
          </table:table-cell>
        </table:table-row>
        <table:table-row table:style-name="ro1">
          <table:table-cell office:value-type="float" office:value="0.00951361521969589" calcext:value-type="float">
            <text:p>0.009513615219696</text:p>
          </table:table-cell>
          <table:table-cell office:value-type="float" office:value="0.007663828" calcext:value-type="float">
            <text:p>0.007663828</text:p>
          </table:table-cell>
          <table:table-cell office:value-type="float" office:value="0.005904458" calcext:value-type="float">
            <text:p>0.005904458</text:p>
          </table:table-cell>
          <table:table-cell office:value-type="float" office:value="0.003741397" calcext:value-type="float">
            <text:p>0.003741397</text:p>
          </table:table-cell>
          <table:table-cell office:value-type="float" office:value="0.003041355" calcext:value-type="float">
            <text:p>0.003041355</text:p>
          </table:table-cell>
          <table:table-cell office:value-type="float" office:value="0.002085094" calcext:value-type="float">
            <text:p>0.002085094</text:p>
          </table:table-cell>
          <table:table-cell office:value-type="float" office:value="0.001734783" calcext:value-type="float">
            <text:p>0.001734783</text:p>
          </table:table-cell>
          <table:table-cell office:value-type="float" office:value="0.001261458" calcext:value-type="float">
            <text:p>0.001261458</text:p>
          </table:table-cell>
          <table:table-cell office:value-type="float" office:value="0.00114691" calcext:value-type="float">
            <text:p>0.00114691</text:p>
          </table:table-cell>
          <table:table-cell office:value-type="float" office:value="0.001062622" calcext:value-type="float">
            <text:p>0.001062622</text:p>
          </table:table-cell>
          <table:table-cell office:value-type="float" office:value="0.0008132779" calcext:value-type="float">
            <text:p>0.0008132779</text:p>
          </table:table-cell>
          <table:table-cell office:value-type="float" office:value="0.0006885231" calcext:value-type="float">
            <text:p>0.0006885231</text:p>
          </table:table-cell>
          <table:table-cell office:value-type="float" office:value="0.0005517474" calcext:value-type="float">
            <text:p>0.0005517474</text:p>
          </table:table-cell>
          <table:table-cell office:value-type="float" office:value="0.0004646968" calcext:value-type="float">
            <text:p>0.0004646968</text:p>
          </table:table-cell>
          <table:table-cell office:value-type="float" office:value="0.0003848572" calcext:value-type="float">
            <text:p>0.0003848572</text:p>
          </table:table-cell>
        </table:table-row>
        <table:table-row table:style-name="ro1">
          <table:table-cell office:value-type="float" office:value="0.00954859161790586" calcext:value-type="float">
            <text:p>0.009548591617906</text:p>
          </table:table-cell>
          <table:table-cell office:value-type="float" office:value="0.007454655" calcext:value-type="float">
            <text:p>0.007454655</text:p>
          </table:table-cell>
          <table:table-cell office:value-type="float" office:value="0.005838278" calcext:value-type="float">
            <text:p>0.005838278</text:p>
          </table:table-cell>
          <table:table-cell office:value-type="float" office:value="0.003661414" calcext:value-type="float">
            <text:p>0.003661414</text:p>
          </table:table-cell>
          <table:table-cell office:value-type="float" office:value="0.003003386" calcext:value-type="float">
            <text:p>0.003003386</text:p>
          </table:table-cell>
          <table:table-cell office:value-type="float" office:value="0.002043113" calcext:value-type="float">
            <text:p>0.002043113</text:p>
          </table:table-cell>
          <table:table-cell office:value-type="float" office:value="0.001712535" calcext:value-type="float">
            <text:p>0.001712535</text:p>
          </table:table-cell>
          <table:table-cell office:value-type="float" office:value="0.001236671" calcext:value-type="float">
            <text:p>0.001236671</text:p>
          </table:table-cell>
          <table:table-cell office:value-type="float" office:value="0.00113495" calcext:value-type="float">
            <text:p>0.00113495</text:p>
          </table:table-cell>
          <table:table-cell office:value-type="float" office:value="0.001050822" calcext:value-type="float">
            <text:p>0.001050822</text:p>
          </table:table-cell>
          <table:table-cell office:value-type="float" office:value="0.0007960945" calcext:value-type="float">
            <text:p>0.0007960945</text:p>
          </table:table-cell>
          <table:table-cell office:value-type="float" office:value="0.0006814808" calcext:value-type="float">
            <text:p>0.0006814808</text:p>
          </table:table-cell>
          <table:table-cell office:value-type="float" office:value="0.0005388068" calcext:value-type="float">
            <text:p>0.0005388068</text:p>
          </table:table-cell>
          <table:table-cell office:value-type="float" office:value="0.0004607018" calcext:value-type="float">
            <text:p>0.0004607018</text:p>
          </table:table-cell>
          <table:table-cell office:value-type="float" office:value="0.0003765515" calcext:value-type="float">
            <text:p>0.0003765515</text:p>
          </table:table-cell>
        </table:table-row>
        <table:table-row table:style-name="ro1">
          <table:table-cell office:value-type="float" office:value="0.00958356801611582" calcext:value-type="float">
            <text:p>0.009583568016116</text:p>
          </table:table-cell>
          <table:table-cell office:value-type="float" office:value="0.00726378" calcext:value-type="float">
            <text:p>0.00726378</text:p>
          </table:table-cell>
          <table:table-cell office:value-type="float" office:value="0.005763866" calcext:value-type="float">
            <text:p>0.005763866</text:p>
          </table:table-cell>
          <table:table-cell office:value-type="float" office:value="0.003589828" calcext:value-type="float">
            <text:p>0.003589828</text:p>
          </table:table-cell>
          <table:table-cell office:value-type="float" office:value="0.00296139" calcext:value-type="float">
            <text:p>0.00296139</text:p>
          </table:table-cell>
          <table:table-cell office:value-type="float" office:value="0.002005517" calcext:value-type="float">
            <text:p>0.002005517</text:p>
          </table:table-cell>
          <table:table-cell office:value-type="float" office:value="0.001688082" calcext:value-type="float">
            <text:p>0.001688082</text:p>
          </table:table-cell>
          <table:table-cell office:value-type="float" office:value="0.001214392" calcext:value-type="float">
            <text:p>0.001214392</text:p>
          </table:table-cell>
          <table:table-cell office:value-type="float" office:value="0.001124572" calcext:value-type="float">
            <text:p>0.001124572</text:p>
          </table:table-cell>
          <table:table-cell office:value-type="float" office:value="0.001037705" calcext:value-type="float">
            <text:p>0.001037705</text:p>
          </table:table-cell>
          <table:table-cell office:value-type="float" office:value="0.000780415" calcext:value-type="float">
            <text:p>0.000780415</text:p>
          </table:table-cell>
          <table:table-cell office:value-type="float" office:value="0.0006736783" calcext:value-type="float">
            <text:p>0.0006736783</text:p>
          </table:table-cell>
          <table:table-cell office:value-type="float" office:value="0.0005266776" calcext:value-type="float">
            <text:p>0.0005266776</text:p>
          </table:table-cell>
          <table:table-cell office:value-type="float" office:value="0.0004563477" calcext:value-type="float">
            <text:p>0.0004563477</text:p>
          </table:table-cell>
          <table:table-cell office:value-type="float" office:value="0.0003687057" calcext:value-type="float">
            <text:p>0.0003687057</text:p>
          </table:table-cell>
        </table:table-row>
        <table:table-row table:style-name="ro1">
          <table:table-cell office:value-type="float" office:value="0.00961854441432579" calcext:value-type="float">
            <text:p>0.009618544414326</text:p>
          </table:table-cell>
          <table:table-cell office:value-type="float" office:value="0.007091695" calcext:value-type="float">
            <text:p>0.007091695</text:p>
          </table:table-cell>
          <table:table-cell office:value-type="float" office:value="0.005681125" calcext:value-type="float">
            <text:p>0.005681125</text:p>
          </table:table-cell>
          <table:table-cell office:value-type="float" office:value="0.00352657" calcext:value-type="float">
            <text:p>0.00352657</text:p>
          </table:table-cell>
          <table:table-cell office:value-type="float" office:value="0.002915403" calcext:value-type="float">
            <text:p>0.002915403</text:p>
          </table:table-cell>
          <table:table-cell office:value-type="float" office:value="0.001972282" calcext:value-type="float">
            <text:p>0.001972282</text:p>
          </table:table-cell>
          <table:table-cell office:value-type="float" office:value="0.001661454" calcext:value-type="float">
            <text:p>0.001661454</text:p>
          </table:table-cell>
          <table:table-cell office:value-type="float" office:value="0.001194639" calcext:value-type="float">
            <text:p>0.001194639</text:p>
          </table:table-cell>
          <table:table-cell office:value-type="float" office:value="0.0011154" calcext:value-type="float">
            <text:p>0.0011154</text:p>
          </table:table-cell>
          <table:table-cell office:value-type="float" office:value="0.001023205" calcext:value-type="float">
            <text:p>0.001023205</text:p>
          </table:table-cell>
          <table:table-cell office:value-type="float" office:value="0.0007663453" calcext:value-type="float">
            <text:p>0.0007663453</text:p>
          </table:table-cell>
          <table:table-cell office:value-type="float" office:value="0.0006650161" calcext:value-type="float">
            <text:p>0.0006650161</text:p>
          </table:table-cell>
          <table:table-cell office:value-type="float" office:value="0.0005155645" calcext:value-type="float">
            <text:p>0.0005155645</text:p>
          </table:table-cell>
          <table:table-cell office:value-type="float" office:value="0.000451483" calcext:value-type="float">
            <text:p>0.000451483</text:p>
          </table:table-cell>
          <table:table-cell office:value-type="float" office:value="0.0003614496" calcext:value-type="float">
            <text:p>0.0003614496</text:p>
          </table:table-cell>
        </table:table-row>
        <table:table-row table:style-name="ro1">
          <table:table-cell office:value-type="float" office:value="0.00965352081253576" calcext:value-type="float">
            <text:p>0.009653520812536</text:p>
          </table:table-cell>
          <table:table-cell office:value-type="float" office:value="0.006938493" calcext:value-type="float">
            <text:p>0.006938493</text:p>
          </table:table-cell>
          <table:table-cell office:value-type="float" office:value="0.005590218" calcext:value-type="float">
            <text:p>0.005590218</text:p>
          </table:table-cell>
          <table:table-cell office:value-type="float" office:value="0.003471359" calcext:value-type="float">
            <text:p>0.003471359</text:p>
          </table:table-cell>
          <table:table-cell office:value-type="float" office:value="0.002865602" calcext:value-type="float">
            <text:p>0.002865602</text:p>
          </table:table-cell>
          <table:table-cell office:value-type="float" office:value="0.001943261" calcext:value-type="float">
            <text:p>0.001943261</text:p>
          </table:table-cell>
          <table:table-cell office:value-type="float" office:value="0.001632774" calcext:value-type="float">
            <text:p>0.001632774</text:p>
          </table:table-cell>
          <table:table-cell office:value-type="float" office:value="0.001177335" calcext:value-type="float">
            <text:p>0.001177335</text:p>
          </table:table-cell>
          <table:table-cell office:value-type="float" office:value="0.001107015" calcext:value-type="float">
            <text:p>0.001107015</text:p>
          </table:table-cell>
          <table:table-cell office:value-type="float" office:value="0.001007317" calcext:value-type="float">
            <text:p>0.001007317</text:p>
          </table:table-cell>
          <table:table-cell office:value-type="float" office:value="0.0007539237" calcext:value-type="float">
            <text:p>0.0007539237</text:p>
          </table:table-cell>
          <table:table-cell office:value-type="float" office:value="0.0006554539" calcext:value-type="float">
            <text:p>0.0006554539</text:p>
          </table:table-cell>
          <table:table-cell office:value-type="float" office:value="0.0005056082" calcext:value-type="float">
            <text:p>0.0005056082</text:p>
          </table:table-cell>
          <table:table-cell office:value-type="float" office:value="0.0004460045" calcext:value-type="float">
            <text:p>0.0004460045</text:p>
          </table:table-cell>
          <table:table-cell office:value-type="float" office:value="0.0003548789" calcext:value-type="float">
            <text:p>0.0003548789</text:p>
          </table:table-cell>
        </table:table-row>
        <table:table-row table:style-name="ro1">
          <table:table-cell office:value-type="float" office:value="0.00968849721074572" calcext:value-type="float">
            <text:p>0.009688497210746</text:p>
          </table:table-cell>
          <table:table-cell office:value-type="float" office:value="0.006803932" calcext:value-type="float">
            <text:p>0.006803932</text:p>
          </table:table-cell>
          <table:table-cell office:value-type="float" office:value="0.005491573" calcext:value-type="float">
            <text:p>0.005491573</text:p>
          </table:table-cell>
          <table:table-cell office:value-type="float" office:value="0.003423739" calcext:value-type="float">
            <text:p>0.003423739</text:p>
          </table:table-cell>
          <table:table-cell office:value-type="float" office:value="0.002812306" calcext:value-type="float">
            <text:p>0.002812306</text:p>
          </table:table-cell>
          <table:table-cell office:value-type="float" office:value="0.001918184" calcext:value-type="float">
            <text:p>0.001918184</text:p>
          </table:table-cell>
          <table:table-cell office:value-type="float" office:value="0.001602261" calcext:value-type="float">
            <text:p>0.001602261</text:p>
          </table:table-cell>
          <table:table-cell office:value-type="float" office:value="0.001162322" calcext:value-type="float">
            <text:p>0.001162322</text:p>
          </table:table-cell>
          <table:table-cell office:value-type="float" office:value="0.001099013" calcext:value-type="float">
            <text:p>0.001099013</text:p>
          </table:table-cell>
          <table:table-cell office:value-type="float" office:value="0.0009901313" calcext:value-type="float">
            <text:p>0.0009901313</text:p>
          </table:table-cell>
          <table:table-cell office:value-type="float" office:value="0.000743112" calcext:value-type="float">
            <text:p>0.000743112</text:p>
          </table:table-cell>
          <table:table-cell office:value-type="float" office:value="0.0006450078" calcext:value-type="float">
            <text:p>0.0006450078</text:p>
          </table:table-cell>
          <table:table-cell office:value-type="float" office:value="0.0004968863" calcext:value-type="float">
            <text:p>0.0004968863</text:p>
          </table:table-cell>
          <table:table-cell office:value-type="float" office:value="0.0004398622" calcext:value-type="float">
            <text:p>0.0004398622</text:p>
          </table:table-cell>
          <table:table-cell office:value-type="float" office:value="0.0003490467" calcext:value-type="float">
            <text:p>0.0003490467</text:p>
          </table:table-cell>
        </table:table-row>
        <table:table-row table:style-name="ro1">
          <table:table-cell office:value-type="float" office:value="0.00972347360895569" calcext:value-type="float">
            <text:p>0.009723473608956</text:p>
          </table:table-cell>
          <table:table-cell office:value-type="float" office:value="0.006687375" calcext:value-type="float">
            <text:p>0.006687375</text:p>
          </table:table-cell>
          <table:table-cell office:value-type="float" office:value="0.005385798" calcext:value-type="float">
            <text:p>0.005385798</text:p>
          </table:table-cell>
          <table:table-cell office:value-type="float" office:value="0.003383103" calcext:value-type="float">
            <text:p>0.003383103</text:p>
          </table:table-cell>
          <table:table-cell office:value-type="float" office:value="0.002755963" calcext:value-type="float">
            <text:p>0.002755963</text:p>
          </table:table-cell>
          <table:table-cell office:value-type="float" office:value="0.001896682" calcext:value-type="float">
            <text:p>0.001896682</text:p>
          </table:table-cell>
          <table:table-cell office:value-type="float" office:value="0.001570222" calcext:value-type="float">
            <text:p>0.001570222</text:p>
          </table:table-cell>
          <table:table-cell office:value-type="float" office:value="0.001149368" calcext:value-type="float">
            <text:p>0.001149368</text:p>
          </table:table-cell>
          <table:table-cell office:value-type="float" office:value="0.001090994" calcext:value-type="float">
            <text:p>0.001090994</text:p>
          </table:table-cell>
          <table:table-cell office:value-type="float" office:value="0.0009717979" calcext:value-type="float">
            <text:p>0.0009717979</text:p>
          </table:table-cell>
          <table:table-cell office:value-type="float" office:value="0.0007338117" calcext:value-type="float">
            <text:p>0.0007338117</text:p>
          </table:table-cell>
          <table:table-cell office:value-type="float" office:value="0.0006337484" calcext:value-type="float">
            <text:p>0.0006337484</text:p>
          </table:table-cell>
          <table:table-cell office:value-type="float" office:value="0.0004894121" calcext:value-type="float">
            <text:p>0.0004894121</text:p>
          </table:table-cell>
          <table:table-cell office:value-type="float" office:value="0.0004330528" calcext:value-type="float">
            <text:p>0.0004330528</text:p>
          </table:table-cell>
          <table:table-cell office:value-type="float" office:value="0.0003439562" calcext:value-type="float">
            <text:p>0.0003439562</text:p>
          </table:table-cell>
        </table:table-row>
        <table:table-row table:style-name="ro1">
          <table:table-cell office:value-type="float" office:value="0.00975845000716565" calcext:value-type="float">
            <text:p>0.009758450007166</text:p>
          </table:table-cell>
          <table:table-cell office:value-type="float" office:value="0.006587906" calcext:value-type="float">
            <text:p>0.006587906</text:p>
          </table:table-cell>
          <table:table-cell office:value-type="float" office:value="0.005273738" calcext:value-type="float">
            <text:p>0.005273738</text:p>
          </table:table-cell>
          <table:table-cell office:value-type="float" office:value="0.003348704" calcext:value-type="float">
            <text:p>0.003348704</text:p>
          </table:table-cell>
          <table:table-cell office:value-type="float" office:value="0.002697105" calcext:value-type="float">
            <text:p>0.002697105</text:p>
          </table:table-cell>
          <table:table-cell office:value-type="float" office:value="0.001878299" calcext:value-type="float">
            <text:p>0.001878299</text:p>
          </table:table-cell>
          <table:table-cell office:value-type="float" office:value="0.00153701" calcext:value-type="float">
            <text:p>0.00153701</text:p>
          </table:table-cell>
          <table:table-cell office:value-type="float" office:value="0.001138181" calcext:value-type="float">
            <text:p>0.001138181</text:p>
          </table:table-cell>
          <table:table-cell office:value-type="float" office:value="0.001082584" calcext:value-type="float">
            <text:p>0.001082584</text:p>
          </table:table-cell>
          <table:table-cell office:value-type="float" office:value="0.0009525302" calcext:value-type="float">
            <text:p>0.0009525302</text:p>
          </table:table-cell>
          <table:table-cell office:value-type="float" office:value="0.0007258588" calcext:value-type="float">
            <text:p>0.0007258588</text:p>
          </table:table-cell>
          <table:table-cell office:value-type="float" office:value="0.0006218146" calcext:value-type="float">
            <text:p>0.0006218146</text:p>
          </table:table-cell>
          <table:table-cell office:value-type="float" office:value="0.0004831368" calcext:value-type="float">
            <text:p>0.0004831368</text:p>
          </table:table-cell>
          <table:table-cell office:value-type="float" office:value="0.0004256261" calcext:value-type="float">
            <text:p>0.0004256261</text:p>
          </table:table-cell>
          <table:table-cell office:value-type="float" office:value="0.0003395719" calcext:value-type="float">
            <text:p>0.0003395719</text:p>
          </table:table-cell>
        </table:table-row>
        <table:table-row table:style-name="ro1">
          <table:table-cell office:value-type="float" office:value="0.00979342640537562" calcext:value-type="float">
            <text:p>0.009793426405376</text:p>
          </table:table-cell>
          <table:table-cell office:value-type="float" office:value="0.006504313" calcext:value-type="float">
            <text:p>0.006504313</text:p>
          </table:table-cell>
          <table:table-cell office:value-type="float" office:value="0.005156393" calcext:value-type="float">
            <text:p>0.005156393</text:p>
          </table:table-cell>
          <table:table-cell office:value-type="float" office:value="0.003319682" calcext:value-type="float">
            <text:p>0.003319682</text:p>
          </table:table-cell>
          <table:table-cell office:value-type="float" office:value="0.002636381" calcext:value-type="float">
            <text:p>0.002636381</text:p>
          </table:table-cell>
          <table:table-cell office:value-type="float" office:value="0.001862511" calcext:value-type="float">
            <text:p>0.001862511</text:p>
          </table:table-cell>
          <table:table-cell office:value-type="float" office:value="0.001503033" calcext:value-type="float">
            <text:p>0.001503033</text:p>
          </table:table-cell>
          <table:table-cell office:value-type="float" office:value="0.001128419" calcext:value-type="float">
            <text:p>0.001128419</text:p>
          </table:table-cell>
          <table:table-cell office:value-type="float" office:value="0.001073453" calcext:value-type="float">
            <text:p>0.001073453</text:p>
          </table:table-cell>
          <table:table-cell office:value-type="float" office:value="0.0009325824" calcext:value-type="float">
            <text:p>0.0009325824</text:p>
          </table:table-cell>
          <table:table-cell office:value-type="float" office:value="0.0007190405" calcext:value-type="float">
            <text:p>0.0007190405</text:p>
          </table:table-cell>
          <table:table-cell office:value-type="float" office:value="0.000609364" calcext:value-type="float">
            <text:p>0.000609364</text:p>
          </table:table-cell>
          <table:table-cell office:value-type="float" office:value="0.0004779468" calcext:value-type="float">
            <text:p>0.0004779468</text:p>
          </table:table-cell>
          <table:table-cell office:value-type="float" office:value="0.0004176769" calcext:value-type="float">
            <text:p>0.0004176769</text:p>
          </table:table-cell>
          <table:table-cell office:value-type="float" office:value="0.0003358135" calcext:value-type="float">
            <text:p>0.0003358135</text:p>
          </table:table-cell>
        </table:table-row>
        <table:table-row table:style-name="ro1">
          <table:table-cell office:value-type="float" office:value="0.00982840280358559" calcext:value-type="float">
            <text:p>0.009828402803586</text:p>
          </table:table-cell>
          <table:table-cell office:value-type="float" office:value="0.00643514" calcext:value-type="float">
            <text:p>0.00643514</text:p>
          </table:table-cell>
          <table:table-cell office:value-type="float" office:value="0.005034873" calcext:value-type="float">
            <text:p>0.005034873</text:p>
          </table:table-cell>
          <table:table-cell office:value-type="float" office:value="0.003295099" calcext:value-type="float">
            <text:p>0.003295099</text:p>
          </table:table-cell>
          <table:table-cell office:value-type="float" office:value="0.002574458" calcext:value-type="float">
            <text:p>0.002574458</text:p>
          </table:table-cell>
          <table:table-cell office:value-type="float" office:value="0.001848748" calcext:value-type="float">
            <text:p>0.001848748</text:p>
          </table:table-cell>
          <table:table-cell office:value-type="float" office:value="0.001468742" calcext:value-type="float">
            <text:p>0.001468742</text:p>
          </table:table-cell>
          <table:table-cell office:value-type="float" office:value="0.001119708" calcext:value-type="float">
            <text:p>0.001119708</text:p>
          </table:table-cell>
          <table:table-cell office:value-type="float" office:value="0.001063329" calcext:value-type="float">
            <text:p>0.001063329</text:p>
          </table:table-cell>
          <table:table-cell office:value-type="float" office:value="0.0009122434" calcext:value-type="float">
            <text:p>0.0009122434</text:p>
          </table:table-cell>
          <table:table-cell office:value-type="float" office:value="0.0007131063" calcext:value-type="float">
            <text:p>0.0007131063</text:p>
          </table:table-cell>
          <table:table-cell office:value-type="float" office:value="0.0005966013" calcext:value-type="float">
            <text:p>0.0005966013</text:p>
          </table:table-cell>
          <table:table-cell office:value-type="float" office:value="0.0004736764" calcext:value-type="float">
            <text:p>0.0004736764</text:p>
          </table:table-cell>
          <table:table-cell office:value-type="float" office:value="0.0004093394" calcext:value-type="float">
            <text:p>0.0004093394</text:p>
          </table:table-cell>
          <table:table-cell office:value-type="float" office:value="0.0003325701" calcext:value-type="float">
            <text:p>0.0003325701</text:p>
          </table:table-cell>
        </table:table-row>
        <table:table-row table:style-name="ro1">
          <table:table-cell office:value-type="float" office:value="0.00986337920179555" calcext:value-type="float">
            <text:p>0.009863379201796</text:p>
          </table:table-cell>
          <table:table-cell office:value-type="float" office:value="0.006378742" calcext:value-type="float">
            <text:p>0.006378742</text:p>
          </table:table-cell>
          <table:table-cell office:value-type="float" office:value="0.004910433" calcext:value-type="float">
            <text:p>0.004910433</text:p>
          </table:table-cell>
          <table:table-cell office:value-type="float" office:value="0.003273966" calcext:value-type="float">
            <text:p>0.003273966</text:p>
          </table:table-cell>
          <table:table-cell office:value-type="float" office:value="0.002512084" calcext:value-type="float">
            <text:p>0.002512084</text:p>
          </table:table-cell>
          <table:table-cell office:value-type="float" office:value="0.001836412" calcext:value-type="float">
            <text:p>0.001836412</text:p>
          </table:table-cell>
          <table:table-cell office:value-type="float" office:value="0.001434598" calcext:value-type="float">
            <text:p>0.001434598</text:p>
          </table:table-cell>
          <table:table-cell office:value-type="float" office:value="0.001111656" calcext:value-type="float">
            <text:p>0.001111656</text:p>
          </table:table-cell>
          <table:table-cell office:value-type="float" office:value="0.001052004" calcext:value-type="float">
            <text:p>0.001052004</text:p>
          </table:table-cell>
          <table:table-cell office:value-type="float" office:value="0.0008918375" calcext:value-type="float">
            <text:p>0.0008918375</text:p>
          </table:table-cell>
          <table:table-cell office:value-type="float" office:value="0.0007077833" calcext:value-type="float">
            <text:p>0.0007077833</text:p>
          </table:table-cell>
          <table:table-cell office:value-type="float" office:value="0.0005837474" calcext:value-type="float">
            <text:p>0.0005837474</text:p>
          </table:table-cell>
          <table:table-cell office:value-type="float" office:value="0.0004701238" calcext:value-type="float">
            <text:p>0.0004701238</text:p>
          </table:table-cell>
          <table:table-cell office:value-type="float" office:value="0.0004007679" calcext:value-type="float">
            <text:p>0.0004007679</text:p>
          </table:table-cell>
          <table:table-cell office:value-type="float" office:value="0.0003297025" calcext:value-type="float">
            <text:p>0.0003297025</text:p>
          </table:table-cell>
        </table:table-row>
        <table:table-row table:style-name="ro1">
          <table:table-cell office:value-type="float" office:value="0.00989835560000552" calcext:value-type="float">
            <text:p>0.009898355600006</text:p>
          </table:table-cell>
          <table:table-cell office:value-type="float" office:value="0.0063333" calcext:value-type="float">
            <text:p>0.0063333</text:p>
          </table:table-cell>
          <table:table-cell office:value-type="float" office:value="0.004784342" calcext:value-type="float">
            <text:p>0.004784342</text:p>
          </table:table-cell>
          <table:table-cell office:value-type="float" office:value="0.003255258" calcext:value-type="float">
            <text:p>0.003255258</text:p>
          </table:table-cell>
          <table:table-cell office:value-type="float" office:value="0.002449976" calcext:value-type="float">
            <text:p>0.002449976</text:p>
          </table:table-cell>
          <table:table-cell office:value-type="float" office:value="0.001824891" calcext:value-type="float">
            <text:p>0.001824891</text:p>
          </table:table-cell>
          <table:table-cell office:value-type="float" office:value="0.001401031" calcext:value-type="float">
            <text:p>0.001401031</text:p>
          </table:table-cell>
          <table:table-cell office:value-type="float" office:value="0.001103876" calcext:value-type="float">
            <text:p>0.001103876</text:p>
          </table:table-cell>
          <table:table-cell office:value-type="float" office:value="0.001039338" calcext:value-type="float">
            <text:p>0.001039338</text:p>
          </table:table-cell>
          <table:table-cell office:value-type="float" office:value="0.0008716705" calcext:value-type="float">
            <text:p>0.0008716705</text:p>
          </table:table-cell>
          <table:table-cell office:value-type="float" office:value="0.0007027795" calcext:value-type="float">
            <text:p>0.0007027795</text:p>
          </table:table-cell>
          <table:table-cell office:value-type="float" office:value="0.0005710245" calcext:value-type="float">
            <text:p>0.0005710245</text:p>
          </table:table-cell>
          <table:table-cell office:value-type="float" office:value="0.0004670575" calcext:value-type="float">
            <text:p>0.0004670575</text:p>
          </table:table-cell>
          <table:table-cell office:value-type="float" office:value="0.0003921456" calcext:value-type="float">
            <text:p>0.0003921456</text:p>
          </table:table-cell>
          <table:table-cell office:value-type="float" office:value="0.0003270596" calcext:value-type="float">
            <text:p>0.0003270596</text:p>
          </table:table-cell>
        </table:table-row>
        <table:table-row table:style-name="ro1">
          <table:table-cell office:value-type="float" office:value="0.00993333199821549" calcext:value-type="float">
            <text:p>0.009933331998215</text:p>
          </table:table-cell>
          <table:table-cell office:value-type="float" office:value="0.006296883" calcext:value-type="float">
            <text:p>0.006296883</text:p>
          </table:table-cell>
          <table:table-cell office:value-type="float" office:value="0.00465792" calcext:value-type="float">
            <text:p>0.00465792</text:p>
          </table:table-cell>
          <table:table-cell office:value-type="float" office:value="0.003237956" calcext:value-type="float">
            <text:p>0.003237956</text:p>
          </table:table-cell>
          <table:table-cell office:value-type="float" office:value="0.002388861" calcext:value-type="float">
            <text:p>0.002388861</text:p>
          </table:table-cell>
          <table:table-cell office:value-type="float" office:value="0.001813593" calcext:value-type="float">
            <text:p>0.001813593</text:p>
          </table:table-cell>
          <table:table-cell office:value-type="float" office:value="0.00136849" calcext:value-type="float">
            <text:p>0.00136849</text:p>
          </table:table-cell>
          <table:table-cell office:value-type="float" office:value="0.001095988" calcext:value-type="float">
            <text:p>0.001095988</text:p>
          </table:table-cell>
          <table:table-cell office:value-type="float" office:value="0.001025268" calcext:value-type="float">
            <text:p>0.001025268</text:p>
          </table:table-cell>
          <table:table-cell office:value-type="float" office:value="0.0008520625" calcext:value-type="float">
            <text:p>0.0008520625</text:p>
          </table:table-cell>
          <table:table-cell office:value-type="float" office:value="0.0006978121" calcext:value-type="float">
            <text:p>0.0006978121</text:p>
          </table:table-cell>
          <table:table-cell office:value-type="float" office:value="0.0005586568" calcext:value-type="float">
            <text:p>0.0005586568</text:p>
          </table:table-cell>
          <table:table-cell office:value-type="float" office:value="0.0004642303" calcext:value-type="float">
            <text:p>0.0004642303</text:p>
          </table:table-cell>
          <table:table-cell office:value-type="float" office:value="0.0003836481" calcext:value-type="float">
            <text:p>0.0003836481</text:p>
          </table:table-cell>
          <table:table-cell office:value-type="float" office:value="0.0003244829" calcext:value-type="float">
            <text:p>0.0003244829</text:p>
          </table:table-cell>
        </table:table-row>
        <table:table-row table:style-name="ro1">
          <table:table-cell office:value-type="float" office:value="0.00996830839642545" calcext:value-type="float">
            <text:p>0.009968308396425</text:p>
          </table:table-cell>
          <table:table-cell office:value-type="float" office:value="0.006267508" calcext:value-type="float">
            <text:p>0.006267508</text:p>
          </table:table-cell>
          <table:table-cell office:value-type="float" office:value="0.004532485" calcext:value-type="float">
            <text:p>0.004532485</text:p>
          </table:table-cell>
          <table:table-cell office:value-type="float" office:value="0.003221075" calcext:value-type="float">
            <text:p>0.003221075</text:p>
          </table:table-cell>
          <table:table-cell office:value-type="float" office:value="0.002329427" calcext:value-type="float">
            <text:p>0.002329427</text:p>
          </table:table-cell>
          <table:table-cell office:value-type="float" office:value="0.001801946" calcext:value-type="float">
            <text:p>0.001801946</text:p>
          </table:table-cell>
          <table:table-cell office:value-type="float" office:value="0.001337357" calcext:value-type="float">
            <text:p>0.001337357</text:p>
          </table:table-cell>
          <table:table-cell office:value-type="float" office:value="0.001087646" calcext:value-type="float">
            <text:p>0.001087646</text:p>
          </table:table-cell>
          <table:table-cell office:value-type="float" office:value="0.001009806" calcext:value-type="float">
            <text:p>0.001009806</text:p>
          </table:table-cell>
          <table:table-cell office:value-type="float" office:value="0.0008332903" calcext:value-type="float">
            <text:p>0.0008332903</text:p>
          </table:table-cell>
          <table:table-cell office:value-type="float" office:value="0.0006926171" calcext:value-type="float">
            <text:p>0.0006926171</text:p>
          </table:table-cell>
          <table:table-cell office:value-type="float" office:value="0.0005468492" calcext:value-type="float">
            <text:p>0.0005468492</text:p>
          </table:table-cell>
          <table:table-cell office:value-type="float" office:value="0.0004613994" calcext:value-type="float">
            <text:p>0.0004613994</text:p>
          </table:table-cell>
          <table:table-cell office:value-type="float" office:value="0.0003754556" calcext:value-type="float">
            <text:p>0.0003754556</text:p>
          </table:table-cell>
          <table:table-cell office:value-type="float" office:value="0.0003218206" calcext:value-type="float">
            <text:p>0.0003218206</text:p>
          </table:table-cell>
        </table:table-row>
        <table:table-row table:style-name="ro1">
          <table:table-cell office:value-type="float" office:value="0.0100032847946354" calcext:value-type="float">
            <text:p>0.010003284794636</text:p>
          </table:table-cell>
          <table:table-cell office:value-type="float" office:value="0.006243171" calcext:value-type="float">
            <text:p>0.006243171</text:p>
          </table:table-cell>
          <table:table-cell office:value-type="float" office:value="0.004409342" calcext:value-type="float">
            <text:p>0.004409342</text:p>
          </table:table-cell>
          <table:table-cell office:value-type="float" office:value="0.003203673" calcext:value-type="float">
            <text:p>0.003203673</text:p>
          </table:table-cell>
          <table:table-cell office:value-type="float" office:value="0.00227231" calcext:value-type="float">
            <text:p>0.00227231</text:p>
          </table:table-cell>
          <table:table-cell office:value-type="float" office:value="0.001789451" calcext:value-type="float">
            <text:p>0.001789451</text:p>
          </table:table-cell>
          <table:table-cell office:value-type="float" office:value="0.001307985" calcext:value-type="float">
            <text:p>0.001307985</text:p>
          </table:table-cell>
          <table:table-cell office:value-type="float" office:value="0.001078549" calcext:value-type="float">
            <text:p>0.001078549</text:p>
          </table:table-cell>
          <table:table-cell office:value-type="float" office:value="0.000993027" calcext:value-type="float">
            <text:p>0.000993027</text:p>
          </table:table-cell>
          <table:table-cell office:value-type="float" office:value="0.0008155999" calcext:value-type="float">
            <text:p>0.0008155999</text:p>
          </table:table-cell>
          <table:table-cell office:value-type="float" office:value="0.0006869552" calcext:value-type="float">
            <text:p>0.0006869552</text:p>
          </table:table-cell>
          <table:table-cell office:value-type="float" office:value="0.0005357763" calcext:value-type="float">
            <text:p>0.0005357763</text:p>
          </table:table-cell>
          <table:table-cell office:value-type="float" office:value="0.0004583363" calcext:value-type="float">
            <text:p>0.0004583363</text:p>
          </table:table-cell>
          <table:table-cell office:value-type="float" office:value="0.0003677192" calcext:value-type="float">
            <text:p>0.0003677192</text:p>
          </table:table-cell>
          <table:table-cell office:value-type="float" office:value="0.0003189397" calcext:value-type="float">
            <text:p>0.0003189397</text:p>
          </table:table-cell>
        </table:table-row>
        <table:table-row table:style-name="ro1">
          <table:table-cell office:value-type="float" office:value="0.0100382611928454" calcext:value-type="float">
            <text:p>0.010038261192845</text:p>
          </table:table-cell>
          <table:table-cell office:value-type="float" office:value="0.006221869" calcext:value-type="float">
            <text:p>0.006221869</text:p>
          </table:table-cell>
          <table:table-cell office:value-type="float" office:value="0.004289659" calcext:value-type="float">
            <text:p>0.004289659</text:p>
          </table:table-cell>
          <table:table-cell office:value-type="float" office:value="0.003184896" calcext:value-type="float">
            <text:p>0.003184896</text:p>
          </table:table-cell>
          <table:table-cell office:value-type="float" office:value="0.0022181" calcext:value-type="float">
            <text:p>0.0022181</text:p>
          </table:table-cell>
          <table:table-cell office:value-type="float" office:value="0.001775644" calcext:value-type="float">
            <text:p>0.001775644</text:p>
          </table:table-cell>
          <table:table-cell office:value-type="float" office:value="0.001280641" calcext:value-type="float">
            <text:p>0.001280641</text:p>
          </table:table-cell>
          <table:table-cell office:value-type="float" office:value="0.001068445" calcext:value-type="float">
            <text:p>0.001068445</text:p>
          </table:table-cell>
          <table:table-cell office:value-type="float" office:value="0.0009750844" calcext:value-type="float">
            <text:p>0.0009750844</text:p>
          </table:table-cell>
          <table:table-cell office:value-type="float" office:value="0.0007991954" calcext:value-type="float">
            <text:p>0.0007991954</text:p>
          </table:table-cell>
          <table:table-cell office:value-type="float" office:value="0.0006806281" calcext:value-type="float">
            <text:p>0.0006806281</text:p>
          </table:table-cell>
          <table:table-cell office:value-type="float" office:value="0.0005255745" calcext:value-type="float">
            <text:p>0.0005255745</text:p>
          </table:table-cell>
          <table:table-cell office:value-type="float" office:value="0.0004548388" calcext:value-type="float">
            <text:p>0.0004548388</text:p>
          </table:table-cell>
          <table:table-cell office:value-type="float" office:value="0.0003605733" calcext:value-type="float">
            <text:p>0.0003605733</text:p>
          </table:table-cell>
          <table:table-cell office:value-type="float" office:value="0.00031573" calcext:value-type="float">
            <text:p>0.00031573</text:p>
          </table:table-cell>
        </table:table-row>
        <table:table-row table:style-name="ro1">
          <table:table-cell office:value-type="float" office:value="0.0100732375910554" calcext:value-type="float">
            <text:p>0.010073237591055</text:p>
          </table:table-cell>
          <table:table-cell office:value-type="float" office:value="0.006201707" calcext:value-type="float">
            <text:p>0.006201707</text:p>
          </table:table-cell>
          <table:table-cell office:value-type="float" office:value="0.00417456" calcext:value-type="float">
            <text:p>0.00417456</text:p>
          </table:table-cell>
          <table:table-cell office:value-type="float" office:value="0.003163979" calcext:value-type="float">
            <text:p>0.003163979</text:p>
          </table:table-cell>
          <table:table-cell office:value-type="float" office:value="0.002167241" calcext:value-type="float">
            <text:p>0.002167241</text:p>
          </table:table-cell>
          <table:table-cell office:value-type="float" office:value="0.001760162" calcext:value-type="float">
            <text:p>0.001760162</text:p>
          </table:table-cell>
          <table:table-cell office:value-type="float" office:value="0.001255542" calcext:value-type="float">
            <text:p>0.001255542</text:p>
          </table:table-cell>
          <table:table-cell office:value-type="float" office:value="0.001057145" calcext:value-type="float">
            <text:p>0.001057145</text:p>
          </table:table-cell>
          <table:table-cell office:value-type="float" office:value="0.0009561728" calcext:value-type="float">
            <text:p>0.0009561728</text:p>
          </table:table-cell>
          <table:table-cell office:value-type="float" office:value="0.0007842261" calcext:value-type="float">
            <text:p>0.0007842261</text:p>
          </table:table-cell>
          <table:table-cell office:value-type="float" office:value="0.000673488" calcext:value-type="float">
            <text:p>0.000673488</text:p>
          </table:table-cell>
          <table:table-cell office:value-type="float" office:value="0.0005163403" calcext:value-type="float">
            <text:p>0.0005163403</text:p>
          </table:table-cell>
          <table:table-cell office:value-type="float" office:value="0.0004507454" calcext:value-type="float">
            <text:p>0.0004507454</text:p>
          </table:table-cell>
          <table:table-cell office:value-type="float" office:value="0.0003541081" calcext:value-type="float">
            <text:p>0.0003541081</text:p>
          </table:table-cell>
          <table:table-cell office:value-type="float" office:value="0.0003121136" calcext:value-type="float">
            <text:p>0.0003121136</text:p>
          </table:table-cell>
        </table:table-row>
        <table:table-row table:style-name="ro1">
          <table:table-cell office:value-type="float" office:value="0.0101082139892653" calcext:value-type="float">
            <text:p>0.010108213989265</text:p>
          </table:table-cell>
          <table:table-cell office:value-type="float" office:value="0.006180843" calcext:value-type="float">
            <text:p>0.006180843</text:p>
          </table:table-cell>
          <table:table-cell office:value-type="float" office:value="0.004065061" calcext:value-type="float">
            <text:p>0.004065061</text:p>
          </table:table-cell>
          <table:table-cell office:value-type="float" office:value="0.003140268" calcext:value-type="float">
            <text:p>0.003140268</text:p>
          </table:table-cell>
          <table:table-cell office:value-type="float" office:value="0.002120146" calcext:value-type="float">
            <text:p>0.002120146</text:p>
          </table:table-cell>
          <table:table-cell office:value-type="float" office:value="0.001742709" calcext:value-type="float">
            <text:p>0.001742709</text:p>
          </table:table-cell>
          <table:table-cell office:value-type="float" office:value="0.001232816" calcext:value-type="float">
            <text:p>0.001232816</text:p>
          </table:table-cell>
          <table:table-cell office:value-type="float" office:value="0.001044531" calcext:value-type="float">
            <text:p>0.001044531</text:p>
          </table:table-cell>
          <table:table-cell office:value-type="float" office:value="0.0009365487" calcext:value-type="float">
            <text:p>0.0009365487</text:p>
          </table:table-cell>
          <table:table-cell office:value-type="float" office:value="0.0007707789" calcext:value-type="float">
            <text:p>0.0007707789</text:p>
          </table:table-cell>
          <table:table-cell office:value-type="float" office:value="0.0006654381" calcext:value-type="float">
            <text:p>0.0006654381</text:p>
          </table:table-cell>
          <table:table-cell office:value-type="float" office:value="0.0005081248" calcext:value-type="float">
            <text:p>0.0005081248</text:p>
          </table:table-cell>
          <table:table-cell office:value-type="float" office:value="0.0004459403" calcext:value-type="float">
            <text:p>0.0004459403</text:p>
          </table:table-cell>
          <table:table-cell office:value-type="float" office:value="0.0003483811" calcext:value-type="float">
            <text:p>0.0003483811</text:p>
          </table:table-cell>
          <table:table-cell office:value-type="float" office:value="0.0003080461" calcext:value-type="float">
            <text:p>0.0003080461</text:p>
          </table:table-cell>
        </table:table-row>
        <table:table-row table:style-name="ro1">
          <table:table-cell office:value-type="float" office:value="0.0101431903874753" calcext:value-type="float">
            <text:p>0.010143190387475</text:p>
          </table:table-cell>
          <table:table-cell office:value-type="float" office:value="0.006157597" calcext:value-type="float">
            <text:p>0.006157597</text:p>
          </table:table-cell>
          <table:table-cell office:value-type="float" office:value="0.003961959" calcext:value-type="float">
            <text:p>0.003961959</text:p>
          </table:table-cell>
          <table:table-cell office:value-type="float" office:value="0.003113238" calcext:value-type="float">
            <text:p>0.003113238</text:p>
          </table:table-cell>
          <table:table-cell office:value-type="float" office:value="0.002077068" calcext:value-type="float">
            <text:p>0.002077068</text:p>
          </table:table-cell>
          <table:table-cell office:value-type="float" office:value="0.001723095" calcext:value-type="float">
            <text:p>0.001723095</text:p>
          </table:table-cell>
          <table:table-cell office:value-type="float" office:value="0.001212523" calcext:value-type="float">
            <text:p>0.001212523</text:p>
          </table:table-cell>
          <table:table-cell office:value-type="float" office:value="0.001030546" calcext:value-type="float">
            <text:p>0.001030546</text:p>
          </table:table-cell>
          <table:table-cell office:value-type="float" office:value="0.0009164848" calcext:value-type="float">
            <text:p>0.0009164848</text:p>
          </table:table-cell>
          <table:table-cell office:value-type="float" office:value="0.0007588866" calcext:value-type="float">
            <text:p>0.0007588866</text:p>
          </table:table-cell>
          <table:table-cell office:value-type="float" office:value="0.0006564393" calcext:value-type="float">
            <text:p>0.0006564393</text:p>
          </table:table-cell>
          <table:table-cell office:value-type="float" office:value="0.0005009257" calcext:value-type="float">
            <text:p>0.0005009257</text:p>
          </table:table-cell>
          <table:table-cell office:value-type="float" office:value="0.0004403597" calcext:value-type="float">
            <text:p>0.0004403597</text:p>
          </table:table-cell>
          <table:table-cell office:value-type="float" office:value="0.000343401" calcext:value-type="float">
            <text:p>0.000343401</text:p>
          </table:table-cell>
          <table:table-cell office:value-type="float" office:value="0.000303523" calcext:value-type="float">
            <text:p>0.000303523</text:p>
          </table:table-cell>
        </table:table-row>
        <table:table-row table:style-name="ro1">
          <table:table-cell office:value-type="float" office:value="0.0101781667856853" calcext:value-type="float">
            <text:p>0.010178166785685</text:p>
          </table:table-cell>
          <table:table-cell office:value-type="float" office:value="0.006130461" calcext:value-type="float">
            <text:p>0.006130461</text:p>
          </table:table-cell>
          <table:table-cell office:value-type="float" office:value="0.003866004" calcext:value-type="float">
            <text:p>0.003866004</text:p>
          </table:table-cell>
          <table:table-cell office:value-type="float" office:value="0.003082498" calcext:value-type="float">
            <text:p>0.003082498</text:p>
          </table:table-cell>
          <table:table-cell office:value-type="float" office:value="0.002038189" calcext:value-type="float">
            <text:p>0.002038189</text:p>
          </table:table-cell>
          <table:table-cell office:value-type="float" office:value="0.001701214" calcext:value-type="float">
            <text:p>0.001701214</text:p>
          </table:table-cell>
          <table:table-cell office:value-type="float" office:value="0.001194636" calcext:value-type="float">
            <text:p>0.001194636</text:p>
          </table:table-cell>
          <table:table-cell office:value-type="float" office:value="0.001015209" calcext:value-type="float">
            <text:p>0.001015209</text:p>
          </table:table-cell>
          <table:table-cell office:value-type="float" office:value="0.0008962825" calcext:value-type="float">
            <text:p>0.0008962825</text:p>
          </table:table-cell>
          <table:table-cell office:value-type="float" office:value="0.0007485098" calcext:value-type="float">
            <text:p>0.0007485098</text:p>
          </table:table-cell>
          <table:table-cell office:value-type="float" office:value="0.0006465054" calcext:value-type="float">
            <text:p>0.0006465054</text:p>
          </table:table-cell>
          <table:table-cell office:value-type="float" office:value="0.0004946946" calcext:value-type="float">
            <text:p>0.0004946946</text:p>
          </table:table-cell>
          <table:table-cell office:value-type="float" office:value="0.000433993" calcext:value-type="float">
            <text:p>0.000433993</text:p>
          </table:table-cell>
          <table:table-cell office:value-type="float" office:value="0.0003391416" calcext:value-type="float">
            <text:p>0.0003391416</text:p>
          </table:table-cell>
          <table:table-cell office:value-type="float" office:value="0.0002985766" calcext:value-type="float">
            <text:p>0.0002985766</text:p>
          </table:table-cell>
        </table:table-row>
        <table:table-row table:style-name="ro1">
          <table:table-cell office:value-type="float" office:value="0.0102131431838952" calcext:value-type="float">
            <text:p>0.010213143183895</text:p>
          </table:table-cell>
          <table:table-cell office:value-type="float" office:value="0.006098099" calcext:value-type="float">
            <text:p>0.006098099</text:p>
          </table:table-cell>
          <table:table-cell office:value-type="float" office:value="0.003777698" calcext:value-type="float">
            <text:p>0.003777698</text:p>
          </table:table-cell>
          <table:table-cell office:value-type="float" office:value="0.003047788" calcext:value-type="float">
            <text:p>0.003047788</text:p>
          </table:table-cell>
          <table:table-cell office:value-type="float" office:value="0.002003549" calcext:value-type="float">
            <text:p>0.002003549</text:p>
          </table:table-cell>
          <table:table-cell office:value-type="float" office:value="0.001677064" calcext:value-type="float">
            <text:p>0.001677064</text:p>
          </table:table-cell>
          <table:table-cell office:value-type="float" office:value="0.001179055" calcext:value-type="float">
            <text:p>0.001179055</text:p>
          </table:table-cell>
          <table:table-cell office:value-type="float" office:value="0.0009985995" calcext:value-type="float">
            <text:p>0.0009985995</text:p>
          </table:table-cell>
          <table:table-cell office:value-type="float" office:value="0.0008762564" calcext:value-type="float">
            <text:p>0.0008762564</text:p>
          </table:table-cell>
          <table:table-cell office:value-type="float" office:value="0.0007395616" calcext:value-type="float">
            <text:p>0.0007395616</text:p>
          </table:table-cell>
          <table:table-cell office:value-type="float" office:value="0.0006357072" calcext:value-type="float">
            <text:p>0.0006357072</text:p>
          </table:table-cell>
          <table:table-cell office:value-type="float" office:value="0.0004893444" calcext:value-type="float">
            <text:p>0.0004893444</text:p>
          </table:table-cell>
          <table:table-cell office:value-type="float" office:value="0.0004268817" calcext:value-type="float">
            <text:p>0.0004268817</text:p>
          </table:table-cell>
          <table:table-cell office:value-type="float" office:value="0.0003355328" calcext:value-type="float">
            <text:p>0.0003355328</text:p>
          </table:table-cell>
          <table:table-cell office:value-type="float" office:value="0.0002932757" calcext:value-type="float">
            <text:p>0.0002932757</text:p>
          </table:table-cell>
        </table:table-row>
        <table:table-row table:style-name="ro1">
          <table:table-cell office:value-type="float" office:value="0.0102481195821052" calcext:value-type="float">
            <text:p>0.010248119582105</text:p>
          </table:table-cell>
          <table:table-cell office:value-type="float" office:value="0.006059388" calcext:value-type="float">
            <text:p>0.006059388</text:p>
          </table:table-cell>
          <table:table-cell office:value-type="float" office:value="0.003697407" calcext:value-type="float">
            <text:p>0.003697407</text:p>
          </table:table-cell>
          <table:table-cell office:value-type="float" office:value="0.003008999" calcext:value-type="float">
            <text:p>0.003008999</text:p>
          </table:table-cell>
          <table:table-cell office:value-type="float" office:value="0.001973093" calcext:value-type="float">
            <text:p>0.001973093</text:p>
          </table:table-cell>
          <table:table-cell office:value-type="float" office:value="0.001650726" calcext:value-type="float">
            <text:p>0.001650726</text:p>
          </table:table-cell>
          <table:table-cell office:value-type="float" office:value="0.001165615" calcext:value-type="float">
            <text:p>0.001165615</text:p>
          </table:table-cell>
          <table:table-cell office:value-type="float" office:value="0.000980858" calcext:value-type="float">
            <text:p>0.000980858</text:p>
          </table:table-cell>
          <table:table-cell office:value-type="float" office:value="0.0008567002" calcext:value-type="float">
            <text:p>0.0008567002</text:p>
          </table:table-cell>
          <table:table-cell office:value-type="float" office:value="0.0007319031" calcext:value-type="float">
            <text:p>0.0007319031</text:p>
          </table:table-cell>
          <table:table-cell office:value-type="float" office:value="0.0006241621" calcext:value-type="float">
            <text:p>0.0006241621</text:p>
          </table:table-cell>
          <table:table-cell office:value-type="float" office:value="0.0004847446" calcext:value-type="float">
            <text:p>0.0004847446</text:p>
          </table:table-cell>
          <table:table-cell office:value-type="float" office:value="0.0004191178" calcext:value-type="float">
            <text:p>0.0004191178</text:p>
          </table:table-cell>
          <table:table-cell office:value-type="float" office:value="0.0003324747" calcext:value-type="float">
            <text:p>0.0003324747</text:p>
          </table:table-cell>
          <table:table-cell office:value-type="float" office:value="0.0002877044" calcext:value-type="float">
            <text:p>0.0002877044</text:p>
          </table:table-cell>
        </table:table-row>
        <table:table-row table:style-name="ro1">
          <table:table-cell office:value-type="float" office:value="0.0102830959803152" calcext:value-type="float">
            <text:p>0.010283095980315</text:p>
          </table:table-cell>
          <table:table-cell office:value-type="float" office:value="0.006013443" calcext:value-type="float">
            <text:p>0.006013443</text:p>
          </table:table-cell>
          <table:table-cell office:value-type="float" office:value="0.003625293" calcext:value-type="float">
            <text:p>0.003625293</text:p>
          </table:table-cell>
          <table:table-cell office:value-type="float" office:value="0.002966143" calcext:value-type="float">
            <text:p>0.002966143</text:p>
          </table:table-cell>
          <table:table-cell office:value-type="float" office:value="0.001946657" calcext:value-type="float">
            <text:p>0.001946657</text:p>
          </table:table-cell>
          <table:table-cell office:value-type="float" office:value="0.001622369" calcext:value-type="float">
            <text:p>0.001622369</text:p>
          </table:table-cell>
          <table:table-cell office:value-type="float" office:value="0.001154085" calcext:value-type="float">
            <text:p>0.001154085</text:p>
          </table:table-cell>
          <table:table-cell office:value-type="float" office:value="0.0009621824" calcext:value-type="float">
            <text:p>0.0009621824</text:p>
          </table:table-cell>
          <table:table-cell office:value-type="float" office:value="0.0008378961" calcext:value-type="float">
            <text:p>0.0008378961</text:p>
          </table:table-cell>
          <table:table-cell office:value-type="float" office:value="0.000725341" calcext:value-type="float">
            <text:p>0.000725341</text:p>
          </table:table-cell>
          <table:table-cell office:value-type="float" office:value="0.0006120297" calcext:value-type="float">
            <text:p>0.0006120297</text:p>
          </table:table-cell>
          <table:table-cell office:value-type="float" office:value="0.0004807416" calcext:value-type="float">
            <text:p>0.0004807416</text:p>
          </table:table-cell>
          <table:table-cell office:value-type="float" office:value="0.0004108317" calcext:value-type="float">
            <text:p>0.0004108317</text:p>
          </table:table-cell>
          <table:table-cell office:value-type="float" office:value="0.0003298364" calcext:value-type="float">
            <text:p>0.0003298364</text:p>
          </table:table-cell>
          <table:table-cell office:value-type="float" office:value="0.000281982" calcext:value-type="float">
            <text:p>0.000281982</text:p>
          </table:table-cell>
        </table:table-row>
        <table:table-row table:style-name="ro1">
          <table:table-cell office:value-type="float" office:value="0.0103180723785251" calcext:value-type="float">
            <text:p>0.010318072378525</text:p>
          </table:table-cell>
          <table:table-cell office:value-type="float" office:value="0.005959592" calcext:value-type="float">
            <text:p>0.005959592</text:p>
          </table:table-cell>
          <table:table-cell office:value-type="float" office:value="0.003561367" calcext:value-type="float">
            <text:p>0.003561367</text:p>
          </table:table-cell>
          <table:table-cell office:value-type="float" office:value="0.002919388" calcext:value-type="float">
            <text:p>0.002919388</text:p>
          </table:table-cell>
          <table:table-cell office:value-type="float" office:value="0.001923981" calcext:value-type="float">
            <text:p>0.001923981</text:p>
          </table:table-cell>
          <table:table-cell office:value-type="float" office:value="0.001592238" calcext:value-type="float">
            <text:p>0.001592238</text:p>
          </table:table-cell>
          <table:table-cell office:value-type="float" office:value="0.001144187" calcext:value-type="float">
            <text:p>0.001144187</text:p>
          </table:table-cell>
          <table:table-cell office:value-type="float" office:value="0.0009427977" calcext:value-type="float">
            <text:p>0.0009427977</text:p>
          </table:table-cell>
          <table:table-cell office:value-type="float" office:value="0.0008200909" calcext:value-type="float">
            <text:p>0.0008200909</text:p>
          </table:table-cell>
          <table:table-cell office:value-type="float" office:value="0.0007196629" calcext:value-type="float">
            <text:p>0.0007196629</text:p>
          </table:table-cell>
          <table:table-cell office:value-type="float" office:value="0.0005995008" calcext:value-type="float">
            <text:p>0.0005995008</text:p>
          </table:table-cell>
          <table:table-cell office:value-type="float" office:value="0.0004771587" calcext:value-type="float">
            <text:p>0.0004771587</text:p>
          </table:table-cell>
          <table:table-cell office:value-type="float" office:value="0.00040219" calcext:value-type="float">
            <text:p>0.00040219</text:p>
          </table:table-cell>
          <table:table-cell office:value-type="float" office:value="0.0003274761" calcext:value-type="float">
            <text:p>0.0003274761</text:p>
          </table:table-cell>
          <table:table-cell office:value-type="float" office:value="0.0002762287" calcext:value-type="float">
            <text:p>0.0002762287</text:p>
          </table:table-cell>
        </table:table-row>
        <table:table-row table:style-name="ro1">
          <table:table-cell office:value-type="float" office:value="0.0103530487767351" calcext:value-type="float">
            <text:p>0.010353048776735</text:p>
          </table:table-cell>
          <table:table-cell office:value-type="float" office:value="0.005897393" calcext:value-type="float">
            <text:p>0.005897393</text:p>
          </table:table-cell>
          <table:table-cell office:value-type="float" office:value="0.003505466" calcext:value-type="float">
            <text:p>0.003505466</text:p>
          </table:table-cell>
          <table:table-cell office:value-type="float" office:value="0.002868982" calcext:value-type="float">
            <text:p>0.002868982</text:p>
          </table:table-cell>
          <table:table-cell office:value-type="float" office:value="0.001904715" calcext:value-type="float">
            <text:p>0.001904715</text:p>
          </table:table-cell>
          <table:table-cell office:value-type="float" office:value="0.001560647" calcext:value-type="float">
            <text:p>0.001560647</text:p>
          </table:table-cell>
          <table:table-cell office:value-type="float" office:value="0.001135598" calcext:value-type="float">
            <text:p>0.001135598</text:p>
          </table:table-cell>
          <table:table-cell office:value-type="float" office:value="0.0009229902" calcext:value-type="float">
            <text:p>0.0009229902</text:p>
          </table:table-cell>
          <table:table-cell office:value-type="float" office:value="0.0008035048" calcext:value-type="float">
            <text:p>0.0008035048</text:p>
          </table:table-cell>
          <table:table-cell office:value-type="float" office:value="0.0007146172" calcext:value-type="float">
            <text:p>0.0007146172</text:p>
          </table:table-cell>
          <table:table-cell office:value-type="float" office:value="0.0005867916" calcext:value-type="float">
            <text:p>0.0005867916</text:p>
          </table:table-cell>
          <table:table-cell office:value-type="float" office:value="0.0004738046" calcext:value-type="float">
            <text:p>0.0004738046</text:p>
          </table:table-cell>
          <table:table-cell office:value-type="float" office:value="0.0003933749" calcext:value-type="float">
            <text:p>0.0003933749</text:p>
          </table:table-cell>
          <table:table-cell office:value-type="float" office:value="0.0003252375" calcext:value-type="float">
            <text:p>0.0003252375</text:p>
          </table:table-cell>
          <table:table-cell office:value-type="float" office:value="0.0002705725" calcext:value-type="float">
            <text:p>0.0002705725</text:p>
          </table:table-cell>
        </table:table-row>
        <table:table-row table:style-name="ro1">
          <table:table-cell office:value-type="float" office:value="0.0103880251749451" calcext:value-type="float">
            <text:p>0.010388025174945</text:p>
          </table:table-cell>
          <table:table-cell office:value-type="float" office:value="0.005826662" calcext:value-type="float">
            <text:p>0.005826662</text:p>
          </table:table-cell>
          <table:table-cell office:value-type="float" office:value="0.00345726" calcext:value-type="float">
            <text:p>0.00345726</text:p>
          </table:table-cell>
          <table:table-cell office:value-type="float" office:value="0.00281533" calcext:value-type="float">
            <text:p>0.00281533</text:p>
          </table:table-cell>
          <table:table-cell office:value-type="float" office:value="0.001888442" calcext:value-type="float">
            <text:p>0.001888442</text:p>
          </table:table-cell>
          <table:table-cell office:value-type="float" office:value="0.001527955" calcext:value-type="float">
            <text:p>0.001527955</text:p>
          </table:table-cell>
          <table:table-cell office:value-type="float" office:value="0.001127972" calcext:value-type="float">
            <text:p>0.001127972</text:p>
          </table:table-cell>
          <table:table-cell office:value-type="float" office:value="0.0009030236" calcext:value-type="float">
            <text:p>0.0009030236</text:p>
          </table:table-cell>
          <table:table-cell office:value-type="float" office:value="0.0007882849" calcext:value-type="float">
            <text:p>0.0007882849</text:p>
          </table:table-cell>
          <table:table-cell office:value-type="float" office:value="0.0007099528" calcext:value-type="float">
            <text:p>0.0007099528</text:p>
          </table:table-cell>
          <table:table-cell office:value-type="float" office:value="0.0005741125" calcext:value-type="float">
            <text:p>0.0005741125</text:p>
          </table:table-cell>
          <table:table-cell office:value-type="float" office:value="0.0004704942" calcext:value-type="float">
            <text:p>0.0004704942</text:p>
          </table:table-cell>
          <table:table-cell office:value-type="float" office:value="0.0003845852" calcext:value-type="float">
            <text:p>0.0003845852</text:p>
          </table:table-cell>
          <table:table-cell office:value-type="float" office:value="0.0003229716" calcext:value-type="float">
            <text:p>0.0003229716</text:p>
          </table:table-cell>
          <table:table-cell office:value-type="float" office:value="0.0002651387" calcext:value-type="float">
            <text:p>0.0002651387</text:p>
          </table:table-cell>
        </table:table-row>
        <table:table-row table:style-name="ro1">
          <table:table-cell office:value-type="float" office:value="0.010423001573155" calcext:value-type="float">
            <text:p>0.010423001573155</text:p>
          </table:table-cell>
          <table:table-cell office:value-type="float" office:value="0.005747427" calcext:value-type="float">
            <text:p>0.005747427</text:p>
          </table:table-cell>
          <table:table-cell office:value-type="float" office:value="0.003416277" calcext:value-type="float">
            <text:p>0.003416277</text:p>
          </table:table-cell>
          <table:table-cell office:value-type="float" office:value="0.002758898" calcext:value-type="float">
            <text:p>0.002758898</text:p>
          </table:table-cell>
          <table:table-cell office:value-type="float" office:value="0.001874681" calcext:value-type="float">
            <text:p>0.001874681</text:p>
          </table:table-cell>
          <table:table-cell office:value-type="float" office:value="0.001494556" calcext:value-type="float">
            <text:p>0.001494556</text:p>
          </table:table-cell>
          <table:table-cell office:value-type="float" office:value="0.001120956" calcext:value-type="float">
            <text:p>0.001120956</text:p>
          </table:table-cell>
          <table:table-cell office:value-type="float" office:value="0.0008832057" calcext:value-type="float">
            <text:p>0.0008832057</text:p>
          </table:table-cell>
          <table:table-cell office:value-type="float" office:value="0.0007745482" calcext:value-type="float">
            <text:p>0.0007745482</text:p>
          </table:table-cell>
          <table:table-cell office:value-type="float" office:value="0.0007054077" calcext:value-type="float">
            <text:p>0.0007054077</text:p>
          </table:table-cell>
          <table:table-cell office:value-type="float" office:value="0.000561695" calcext:value-type="float">
            <text:p>0.000561695</text:p>
          </table:table-cell>
          <table:table-cell office:value-type="float" office:value="0.0004670497" calcext:value-type="float">
            <text:p>0.0004670497</text:p>
          </table:table-cell>
          <table:table-cell office:value-type="float" office:value="0.0003760187" calcext:value-type="float">
            <text:p>0.0003760187</text:p>
          </table:table-cell>
          <table:table-cell office:value-type="float" office:value="0.0003205381" calcext:value-type="float">
            <text:p>0.0003205381</text:p>
          </table:table-cell>
          <table:table-cell office:value-type="float" office:value="0.0002600347" calcext:value-type="float">
            <text:p>0.0002600347</text:p>
          </table:table-cell>
        </table:table-row>
        <table:table-row table:style-name="ro1">
          <table:table-cell office:value-type="float" office:value="0.010457977971365" calcext:value-type="float">
            <text:p>0.010457977971365</text:p>
          </table:table-cell>
          <table:table-cell office:value-type="float" office:value="0.00565993" calcext:value-type="float">
            <text:p>0.00565993</text:p>
          </table:table-cell>
          <table:table-cell office:value-type="float" office:value="0.003381919" calcext:value-type="float">
            <text:p>0.003381919</text:p>
          </table:table-cell>
          <table:table-cell office:value-type="float" office:value="0.002700232" calcext:value-type="float">
            <text:p>0.002700232</text:p>
          </table:table-cell>
          <table:table-cell office:value-type="float" office:value="0.001862913" calcext:value-type="float">
            <text:p>0.001862913</text:p>
          </table:table-cell>
          <table:table-cell office:value-type="float" office:value="0.001460887" calcext:value-type="float">
            <text:p>0.001460887</text:p>
          </table:table-cell>
          <table:table-cell office:value-type="float" office:value="0.001114189" calcext:value-type="float">
            <text:p>0.001114189</text:p>
          </table:table-cell>
          <table:table-cell office:value-type="float" office:value="0.0008638145" calcext:value-type="float">
            <text:p>0.0008638145</text:p>
          </table:table-cell>
          <table:table-cell office:value-type="float" office:value="0.0007623411" calcext:value-type="float">
            <text:p>0.0007623411</text:p>
          </table:table-cell>
          <table:table-cell office:value-type="float" office:value="0.0007007381" calcext:value-type="float">
            <text:p>0.0007007381</text:p>
          </table:table-cell>
          <table:table-cell office:value-type="float" office:value="0.0005497389" calcext:value-type="float">
            <text:p>0.0005497389</text:p>
          </table:table-cell>
          <table:table-cell office:value-type="float" office:value="0.0004633121" calcext:value-type="float">
            <text:p>0.0004633121</text:p>
          </table:table-cell>
          <table:table-cell office:value-type="float" office:value="0.0003678492" calcext:value-type="float">
            <text:p>0.0003678492</text:p>
          </table:table-cell>
          <table:table-cell office:value-type="float" office:value="0.0003178137" calcext:value-type="float">
            <text:p>0.0003178137</text:p>
          </table:table-cell>
          <table:table-cell office:value-type="float" office:value="0.0002553445" calcext:value-type="float">
            <text:p>0.0002553445</text:p>
          </table:table-cell>
        </table:table-row>
        <table:table-row table:style-name="ro1">
          <table:table-cell office:value-type="float" office:value="0.010492954369575" calcext:value-type="float">
            <text:p>0.010492954369575</text:p>
          </table:table-cell>
          <table:table-cell office:value-type="float" office:value="0.005564609" calcext:value-type="float">
            <text:p>0.005564609</text:p>
          </table:table-cell>
          <table:table-cell office:value-type="float" office:value="0.003353475" calcext:value-type="float">
            <text:p>0.003353475</text:p>
          </table:table-cell>
          <table:table-cell office:value-type="float" office:value="0.002639958" calcext:value-type="float">
            <text:p>0.002639958</text:p>
          </table:table-cell>
          <table:table-cell office:value-type="float" office:value="0.001852584" calcext:value-type="float">
            <text:p>0.001852584</text:p>
          </table:table-cell>
          <table:table-cell office:value-type="float" office:value="0.001427367" calcext:value-type="float">
            <text:p>0.001427367</text:p>
          </table:table-cell>
          <table:table-cell office:value-type="float" office:value="0.00110732" calcext:value-type="float">
            <text:p>0.00110732</text:p>
          </table:table-cell>
          <table:table-cell office:value-type="float" office:value="0.0008451233" calcext:value-type="float">
            <text:p>0.0008451233</text:p>
          </table:table-cell>
          <table:table-cell office:value-type="float" office:value="0.0007516575" calcext:value-type="float">
            <text:p>0.0007516575</text:p>
          </table:table-cell>
          <table:table-cell office:value-type="float" office:value="0.0006957179" calcext:value-type="float">
            <text:p>0.0006957179</text:p>
          </table:table-cell>
          <table:table-cell office:value-type="float" office:value="0.0005384295" calcext:value-type="float">
            <text:p>0.0005384295</text:p>
          </table:table-cell>
          <table:table-cell office:value-type="float" office:value="0.0004591467" calcext:value-type="float">
            <text:p>0.0004591467</text:p>
          </table:table-cell>
          <table:table-cell office:value-type="float" office:value="0.0003602424" calcext:value-type="float">
            <text:p>0.0003602424</text:p>
          </table:table-cell>
          <table:table-cell office:value-type="float" office:value="0.0003147094" calcext:value-type="float">
            <text:p>0.0003147094</text:p>
          </table:table-cell>
          <table:table-cell office:value-type="float" office:value="0.0002511307" calcext:value-type="float">
            <text:p>0.0002511307</text:p>
          </table:table-cell>
        </table:table-row>
        <table:table-row table:style-name="ro1">
          <table:table-cell office:value-type="float" office:value="0.0105279307677849" calcext:value-type="float">
            <text:p>0.010527930767785</text:p>
          </table:table-cell>
          <table:table-cell office:value-type="float" office:value="0.005462111" calcext:value-type="float">
            <text:p>0.005462111</text:p>
          </table:table-cell>
          <table:table-cell office:value-type="float" office:value="0.003330141" calcext:value-type="float">
            <text:p>0.003330141</text:p>
          </table:table-cell>
          <table:table-cell office:value-type="float" office:value="0.002578735" calcext:value-type="float">
            <text:p>0.002578735</text:p>
          </table:table-cell>
          <table:table-cell office:value-type="float" office:value="0.001843141" calcext:value-type="float">
            <text:p>0.001843141</text:p>
          </table:table-cell>
          <table:table-cell office:value-type="float" office:value="0.001394431" calcext:value-type="float">
            <text:p>0.001394431</text:p>
          </table:table-cell>
          <table:table-cell office:value-type="float" office:value="0.001100034" calcext:value-type="float">
            <text:p>0.001100034</text:p>
          </table:table-cell>
          <table:table-cell office:value-type="float" office:value="0.0008273732" calcext:value-type="float">
            <text:p>0.0008273732</text:p>
          </table:table-cell>
          <table:table-cell office:value-type="float" office:value="0.0007424338" calcext:value-type="float">
            <text:p>0.0007424338</text:p>
          </table:table-cell>
          <table:table-cell office:value-type="float" office:value="0.0006901495" calcext:value-type="float">
            <text:p>0.0006901495</text:p>
          </table:table-cell>
          <table:table-cell office:value-type="float" office:value="0.0005279307" calcext:value-type="float">
            <text:p>0.0005279307</text:p>
          </table:table-cell>
          <table:table-cell office:value-type="float" office:value="0.0004544555" calcext:value-type="float">
            <text:p>0.0004544555</text:p>
          </table:table-cell>
          <table:table-cell office:value-type="float" office:value="0.0003533197" calcext:value-type="float">
            <text:p>0.0003533197</text:p>
          </table:table-cell>
          <table:table-cell office:value-type="float" office:value="0.0003111619" calcext:value-type="float">
            <text:p>0.0003111619</text:p>
          </table:table-cell>
          <table:table-cell office:value-type="float" office:value="0.0002474231" calcext:value-type="float">
            <text:p>0.0002474231</text:p>
          </table:table-cell>
        </table:table-row>
        <table:table-row table:style-name="ro1">
          <table:table-cell office:value-type="float" office:value="0.0105629071659949" calcext:value-type="float">
            <text:p>0.010562907165995</text:p>
          </table:table-cell>
          <table:table-cell office:value-type="float" office:value="0.005353215" calcext:value-type="float">
            <text:p>0.005353215</text:p>
          </table:table-cell>
          <table:table-cell office:value-type="float" office:value="0.00331105" calcext:value-type="float">
            <text:p>0.00331105</text:p>
          </table:table-cell>
          <table:table-cell office:value-type="float" office:value="0.002517221" calcext:value-type="float">
            <text:p>0.002517221</text:p>
          </table:table-cell>
          <table:table-cell office:value-type="float" office:value="0.00183403" calcext:value-type="float">
            <text:p>0.00183403</text:p>
          </table:table-cell>
          <table:table-cell office:value-type="float" office:value="0.001362478" calcext:value-type="float">
            <text:p>0.001362478</text:p>
          </table:table-cell>
          <table:table-cell office:value-type="float" office:value="0.001092046" calcext:value-type="float">
            <text:p>0.001092046</text:p>
          </table:table-cell>
          <table:table-cell office:value-type="float" office:value="0.0008107717" calcext:value-type="float">
            <text:p>0.0008107717</text:p>
          </table:table-cell>
          <table:table-cell office:value-type="float" office:value="0.000734559" calcext:value-type="float">
            <text:p>0.000734559</text:p>
          </table:table-cell>
          <table:table-cell office:value-type="float" office:value="0.0006838773" calcext:value-type="float">
            <text:p>0.0006838773</text:p>
          </table:table-cell>
          <table:table-cell office:value-type="float" office:value="0.0005183558" calcext:value-type="float">
            <text:p>0.0005183558</text:p>
          </table:table-cell>
          <table:table-cell office:value-type="float" office:value="0.0004491728" calcext:value-type="float">
            <text:p>0.0004491728</text:p>
          </table:table-cell>
          <table:table-cell office:value-type="float" office:value="0.0003471726" calcext:value-type="float">
            <text:p>0.0003471726</text:p>
          </table:table-cell>
          <table:table-cell office:value-type="float" office:value="0.0003071391" calcext:value-type="float">
            <text:p>0.0003071391</text:p>
          </table:table-cell>
          <table:table-cell office:value-type="float" office:value="0.000244222" calcext:value-type="float">
            <text:p>0.000244222</text:p>
          </table:table-cell>
        </table:table-row>
        <table:table-row table:style-name="ro1">
          <table:table-cell office:value-type="float" office:value="0.0105978835642048" calcext:value-type="float">
            <text:p>0.010597883564205</text:p>
          </table:table-cell>
          <table:table-cell office:value-type="float" office:value="0.005238838" calcext:value-type="float">
            <text:p>0.005238838</text:p>
          </table:table-cell>
          <table:table-cell office:value-type="float" office:value="0.003295285" calcext:value-type="float">
            <text:p>0.003295285</text:p>
          </table:table-cell>
          <table:table-cell office:value-type="float" office:value="0.002456111" calcext:value-type="float">
            <text:p>0.002456111</text:p>
          </table:table-cell>
          <table:table-cell office:value-type="float" office:value="0.001824731" calcext:value-type="float">
            <text:p>0.001824731</text:p>
          </table:table-cell>
          <table:table-cell office:value-type="float" office:value="0.00133188" calcext:value-type="float">
            <text:p>0.00133188</text:p>
          </table:table-cell>
          <table:table-cell office:value-type="float" office:value="0.001083117" calcext:value-type="float">
            <text:p>0.001083117</text:p>
          </table:table-cell>
          <table:table-cell office:value-type="float" office:value="0.0007954795" calcext:value-type="float">
            <text:p>0.0007954795</text:p>
          </table:table-cell>
          <table:table-cell office:value-type="float" office:value="0.0007278731" calcext:value-type="float">
            <text:p>0.0007278731</text:p>
          </table:table-cell>
          <table:table-cell office:value-type="float" office:value="0.0006767858" calcext:value-type="float">
            <text:p>0.0006767858</text:p>
          </table:table-cell>
          <table:table-cell office:value-type="float" office:value="0.000509779" calcext:value-type="float">
            <text:p>0.000509779</text:p>
          </table:table-cell>
          <table:table-cell office:value-type="float" office:value="0.0004432766" calcext:value-type="float">
            <text:p>0.0004432766</text:p>
          </table:table-cell>
          <table:table-cell office:value-type="float" office:value="0.0003418461" calcext:value-type="float">
            <text:p>0.0003418461</text:p>
          </table:table-cell>
          <table:table-cell office:value-type="float" office:value="0.0003026516" calcext:value-type="float">
            <text:p>0.0003026516</text:p>
          </table:table-cell>
          <table:table-cell office:value-type="float" office:value="0.0002414944" calcext:value-type="float">
            <text:p>0.0002414944</text:p>
          </table:table-cell>
        </table:table-row>
        <table:table-row table:style-name="ro1">
          <table:table-cell office:value-type="float" office:value="0.0106328599624148" calcext:value-type="float">
            <text:p>0.010632859962415</text:p>
          </table:table-cell>
          <table:table-cell office:value-type="float" office:value="0.005120046" calcext:value-type="float">
            <text:p>0.005120046</text:p>
          </table:table-cell>
          <table:table-cell office:value-type="float" office:value="0.0032819" calcext:value-type="float">
            <text:p>0.0032819</text:p>
          </table:table-cell>
          <table:table-cell office:value-type="float" office:value="0.002396069" calcext:value-type="float">
            <text:p>0.002396069</text:p>
          </table:table-cell>
          <table:table-cell office:value-type="float" office:value="0.001814747" calcext:value-type="float">
            <text:p>0.001814747</text:p>
          </table:table-cell>
          <table:table-cell office:value-type="float" office:value="0.001302972" calcext:value-type="float">
            <text:p>0.001302972</text:p>
          </table:table-cell>
          <table:table-cell office:value-type="float" office:value="0.001073053" calcext:value-type="float">
            <text:p>0.001073053</text:p>
          </table:table-cell>
          <table:table-cell office:value-type="float" office:value="0.0007816076" calcext:value-type="float">
            <text:p>0.0007816076</text:p>
          </table:table-cell>
          <table:table-cell office:value-type="float" office:value="0.0007221802" calcext:value-type="float">
            <text:p>0.0007221802</text:p>
          </table:table-cell>
          <table:table-cell office:value-type="float" office:value="0.0006688075" calcext:value-type="float">
            <text:p>0.0006688075</text:p>
          </table:table-cell>
          <table:table-cell office:value-type="float" office:value="0.0005022343" calcext:value-type="float">
            <text:p>0.0005022343</text:p>
          </table:table-cell>
          <table:table-cell office:value-type="float" office:value="0.0004367808" calcext:value-type="float">
            <text:p>0.0004367808</text:p>
          </table:table-cell>
          <table:table-cell office:value-type="float" office:value="0.0003373426" calcext:value-type="float">
            <text:p>0.0003373426</text:p>
          </table:table-cell>
          <table:table-cell office:value-type="float" office:value="0.0002977402" calcext:value-type="float">
            <text:p>0.0002977402</text:p>
          </table:table-cell>
          <table:table-cell office:value-type="float" office:value="0.0002391846" calcext:value-type="float">
            <text:p>0.0002391846</text:p>
          </table:table-cell>
        </table:table-row>
        <table:table-row table:style-name="ro1">
          <table:table-cell office:value-type="float" office:value="0.0106678363606248" calcext:value-type="float">
            <text:p>0.010667836360625</text:p>
          </table:table-cell>
          <table:table-cell office:value-type="float" office:value="0.004997957" calcext:value-type="float">
            <text:p>0.004997957</text:p>
          </table:table-cell>
          <table:table-cell office:value-type="float" office:value="0.003269966" calcext:value-type="float">
            <text:p>0.003269966</text:p>
          </table:table-cell>
          <table:table-cell office:value-type="float" office:value="0.002337728" calcext:value-type="float">
            <text:p>0.002337728</text:p>
          </table:table-cell>
          <table:table-cell office:value-type="float" office:value="0.001803642" calcext:value-type="float">
            <text:p>0.001803642</text:p>
          </table:table-cell>
          <table:table-cell office:value-type="float" office:value="0.00127602" calcext:value-type="float">
            <text:p>0.00127602</text:p>
          </table:table-cell>
          <table:table-cell office:value-type="float" office:value="0.001061725" calcext:value-type="float">
            <text:p>0.001061725</text:p>
          </table:table-cell>
          <table:table-cell office:value-type="float" office:value="0.0007692161" calcext:value-type="float">
            <text:p>0.0007692161</text:p>
          </table:table-cell>
          <table:table-cell office:value-type="float" office:value="0.0007172574" calcext:value-type="float">
            <text:p>0.0007172574</text:p>
          </table:table-cell>
          <table:table-cell office:value-type="float" office:value="0.0006599235" calcext:value-type="float">
            <text:p>0.0006599235</text:p>
          </table:table-cell>
          <table:table-cell office:value-type="float" office:value="0.0004957085" calcext:value-type="float">
            <text:p>0.0004957085</text:p>
          </table:table-cell>
          <table:table-cell office:value-type="float" office:value="0.000429736" calcext:value-type="float">
            <text:p>0.000429736</text:p>
          </table:table-cell>
          <table:table-cell office:value-type="float" office:value="0.0003336198" calcext:value-type="float">
            <text:p>0.0003336198</text:p>
          </table:table-cell>
          <table:table-cell office:value-type="float" office:value="0.000292474" calcext:value-type="float">
            <text:p>0.000292474</text:p>
          </table:table-cell>
          <table:table-cell office:value-type="float" office:value="0.00023721" calcext:value-type="float">
            <text:p>0.00023721</text:p>
          </table:table-cell>
        </table:table-row>
        <table:table-row table:style-name="ro1">
          <table:table-cell office:value-type="float" office:value="0.0107028127588347" calcext:value-type="float">
            <text:p>0.010702812758835</text:p>
          </table:table-cell>
          <table:table-cell office:value-type="float" office:value="0.004873737" calcext:value-type="float">
            <text:p>0.004873737</text:p>
          </table:table-cell>
          <table:table-cell office:value-type="float" office:value="0.003258553" calcext:value-type="float">
            <text:p>0.003258553</text:p>
          </table:table-cell>
          <table:table-cell office:value-type="float" office:value="0.002281648" calcext:value-type="float">
            <text:p>0.002281648</text:p>
          </table:table-cell>
          <table:table-cell office:value-type="float" office:value="0.001791035" calcext:value-type="float">
            <text:p>0.001791035</text:p>
          </table:table-cell>
          <table:table-cell office:value-type="float" office:value="0.00125123" calcext:value-type="float">
            <text:p>0.00125123</text:p>
          </table:table-cell>
          <table:table-cell office:value-type="float" office:value="0.00104906" calcext:value-type="float">
            <text:p>0.00104906</text:p>
          </table:table-cell>
          <table:table-cell office:value-type="float" office:value="0.00075831" calcext:value-type="float">
            <text:p>0.00075831</text:p>
          </table:table-cell>
          <table:table-cell office:value-type="float" office:value="0.0007128631" calcext:value-type="float">
            <text:p>0.0007128631</text:p>
          </table:table-cell>
          <table:table-cell office:value-type="float" office:value="0.0006501612" calcext:value-type="float">
            <text:p>0.0006501612</text:p>
          </table:table-cell>
          <table:table-cell office:value-type="float" office:value="0.0004901461" calcext:value-type="float">
            <text:p>0.0004901461</text:p>
          </table:table-cell>
          <table:table-cell office:value-type="float" office:value="0.0004222249" calcext:value-type="float">
            <text:p>0.0004222249</text:p>
          </table:table-cell>
          <table:table-cell office:value-type="float" office:value="0.0003306009" calcext:value-type="float">
            <text:p>0.0003306009</text:p>
          </table:table-cell>
          <table:table-cell office:value-type="float" office:value="0.0002869447" calcext:value-type="float">
            <text:p>0.0002869447</text:p>
          </table:table-cell>
          <table:table-cell office:value-type="float" office:value="0.0002354731" calcext:value-type="float">
            <text:p>0.0002354731</text:p>
          </table:table-cell>
        </table:table-row>
        <table:table-row table:style-name="ro1">
          <table:table-cell office:value-type="float" office:value="0.0107377891570447" calcext:value-type="float">
            <text:p>0.010737789157045</text:p>
          </table:table-cell>
          <table:table-cell office:value-type="float" office:value="0.004748605" calcext:value-type="float">
            <text:p>0.004748605</text:p>
          </table:table-cell>
          <table:table-cell office:value-type="float" office:value="0.003246786" calcext:value-type="float">
            <text:p>0.003246786</text:p>
          </table:table-cell>
          <table:table-cell office:value-type="float" office:value="0.002228379" calcext:value-type="float">
            <text:p>0.002228379</text:p>
          </table:table-cell>
          <table:table-cell office:value-type="float" office:value="0.001776616" calcext:value-type="float">
            <text:p>0.001776616</text:p>
          </table:table-cell>
          <table:table-cell office:value-type="float" office:value="0.00122876" calcext:value-type="float">
            <text:p>0.00122876</text:p>
          </table:table-cell>
          <table:table-cell office:value-type="float" office:value="0.001035047" calcext:value-type="float">
            <text:p>0.001035047</text:p>
          </table:table-cell>
          <table:table-cell office:value-type="float" office:value="0.0007488437" calcext:value-type="float">
            <text:p>0.0007488437</text:p>
          </table:table-cell>
          <table:table-cell office:value-type="float" office:value="0.0007087461" calcext:value-type="float">
            <text:p>0.0007087461</text:p>
          </table:table-cell>
          <table:table-cell office:value-type="float" office:value="0.0006395949" calcext:value-type="float">
            <text:p>0.0006395949</text:p>
          </table:table-cell>
          <table:table-cell office:value-type="float" office:value="0.0004854489" calcext:value-type="float">
            <text:p>0.0004854489</text:p>
          </table:table-cell>
          <table:table-cell office:value-type="float" office:value="0.0004143627" calcext:value-type="float">
            <text:p>0.0004143627</text:p>
          </table:table-cell>
          <table:table-cell office:value-type="float" office:value="0.000328168" calcext:value-type="float">
            <text:p>0.000328168</text:p>
          </table:table-cell>
          <table:table-cell office:value-type="float" office:value="0.0002812717" calcext:value-type="float">
            <text:p>0.0002812717</text:p>
          </table:table-cell>
          <table:table-cell office:value-type="float" office:value="0.0002338668" calcext:value-type="float">
            <text:p>0.0002338668</text:p>
          </table:table-cell>
        </table:table-row>
        <table:table-row table:style-name="ro1">
          <table:table-cell office:value-type="float" office:value="0.0107727655552547" calcext:value-type="float">
            <text:p>0.010772765555255</text:p>
          </table:table-cell>
          <table:table-cell office:value-type="float" office:value="0.004623802" calcext:value-type="float">
            <text:p>0.004623802</text:p>
          </table:table-cell>
          <table:table-cell office:value-type="float" office:value="0.00323385" calcext:value-type="float">
            <text:p>0.00323385</text:p>
          </table:table-cell>
          <table:table-cell office:value-type="float" office:value="0.002178342" calcext:value-type="float">
            <text:p>0.002178342</text:p>
          </table:table-cell>
          <table:table-cell office:value-type="float" office:value="0.001760156" calcext:value-type="float">
            <text:p>0.001760156</text:p>
          </table:table-cell>
          <table:table-cell office:value-type="float" office:value="0.00120867" calcext:value-type="float">
            <text:p>0.00120867</text:p>
          </table:table-cell>
          <table:table-cell office:value-type="float" office:value="0.001019727" calcext:value-type="float">
            <text:p>0.001019727</text:p>
          </table:table-cell>
          <table:table-cell office:value-type="float" office:value="0.0007407229" calcext:value-type="float">
            <text:p>0.0007407229</text:p>
          </table:table-cell>
          <table:table-cell office:value-type="float" office:value="0.0007046607" calcext:value-type="float">
            <text:p>0.0007046607</text:p>
          </table:table-cell>
          <table:table-cell office:value-type="float" office:value="0.0006283383" calcext:value-type="float">
            <text:p>0.0006283383</text:p>
          </table:table-cell>
          <table:table-cell office:value-type="float" office:value="0.0004814891" calcext:value-type="float">
            <text:p>0.0004814891</text:p>
          </table:table-cell>
          <table:table-cell office:value-type="float" office:value="0.0004062766" calcext:value-type="float">
            <text:p>0.0004062766</text:p>
          </table:table-cell>
          <table:table-cell office:value-type="float" office:value="0.0003261858" calcext:value-type="float">
            <text:p>0.0003261858</text:p>
          </table:table-cell>
          <table:table-cell office:value-type="float" office:value="0.0002755714" calcext:value-type="float">
            <text:p>0.0002755714</text:p>
          </table:table-cell>
          <table:table-cell office:value-type="float" office:value="0.0002322818" calcext:value-type="float">
            <text:p>0.0002322818</text:p>
          </table:table-cell>
        </table:table-row>
        <table:table-row table:style-name="ro1">
          <table:table-cell office:value-type="float" office:value="0.0108077419534646" calcext:value-type="float">
            <text:p>0.010807741953465</text:p>
          </table:table-cell>
          <table:table-cell office:value-type="float" office:value="0.004500484" calcext:value-type="float">
            <text:p>0.004500484</text:p>
          </table:table-cell>
          <table:table-cell office:value-type="float" office:value="0.003219003" calcext:value-type="float">
            <text:p>0.003219003</text:p>
          </table:table-cell>
          <table:table-cell office:value-type="float" office:value="0.002131906" calcext:value-type="float">
            <text:p>0.002131906</text:p>
          </table:table-cell>
          <table:table-cell office:value-type="float" office:value="0.001741496" calcext:value-type="float">
            <text:p>0.001741496</text:p>
          </table:table-cell>
          <table:table-cell office:value-type="float" office:value="0.001190971" calcext:value-type="float">
            <text:p>0.001190971</text:p>
          </table:table-cell>
          <table:table-cell office:value-type="float" office:value="0.001003215" calcext:value-type="float">
            <text:p>0.001003215</text:p>
          </table:table-cell>
          <table:table-cell office:value-type="float" office:value="0.0007338084" calcext:value-type="float">
            <text:p>0.0007338084</text:p>
          </table:table-cell>
          <table:table-cell office:value-type="float" office:value="0.0007003754" calcext:value-type="float">
            <text:p>0.0007003754</text:p>
          </table:table-cell>
          <table:table-cell office:value-type="float" office:value="0.0006165349" calcext:value-type="float">
            <text:p>0.0006165349</text:p>
          </table:table-cell>
          <table:table-cell office:value-type="float" office:value="0.0004781119" calcext:value-type="float">
            <text:p>0.0004781119</text:p>
          </table:table-cell>
          <table:table-cell office:value-type="float" office:value="0.0003981176" calcext:value-type="float">
            <text:p>0.0003981176</text:p>
          </table:table-cell>
          <table:table-cell office:value-type="float" office:value="0.0003244941" calcext:value-type="float">
            <text:p>0.0003244941</text:p>
          </table:table-cell>
          <table:table-cell office:value-type="float" office:value="0.0002699736" calcext:value-type="float">
            <text:p>0.0002699736</text:p>
          </table:table-cell>
          <table:table-cell office:value-type="float" office:value="0.0002306133" calcext:value-type="float">
            <text:p>0.0002306133</text:p>
          </table:table-cell>
        </table:table-row>
        <table:table-row table:style-name="ro1">
          <table:table-cell office:value-type="float" office:value="0.0108427183516746" calcext:value-type="float">
            <text:p>0.010842718351675</text:p>
          </table:table-cell>
          <table:table-cell office:value-type="float" office:value="0.004379843" calcext:value-type="float">
            <text:p>0.004379843</text:p>
          </table:table-cell>
          <table:table-cell office:value-type="float" office:value="0.003201586" calcext:value-type="float">
            <text:p>0.003201586</text:p>
          </table:table-cell>
          <table:table-cell office:value-type="float" office:value="0.002089342" calcext:value-type="float">
            <text:p>0.002089342</text:p>
          </table:table-cell>
          <table:table-cell office:value-type="float" office:value="0.001720573" calcext:value-type="float">
            <text:p>0.001720573</text:p>
          </table:table-cell>
          <table:table-cell office:value-type="float" office:value="0.001175599" calcext:value-type="float">
            <text:p>0.001175599</text:p>
          </table:table-cell>
          <table:table-cell office:value-type="float" office:value="0.0009856396" calcext:value-type="float">
            <text:p>0.0009856396</text:p>
          </table:table-cell>
          <table:table-cell office:value-type="float" office:value="0.0007279253" calcext:value-type="float">
            <text:p>0.0007279253</text:p>
          </table:table-cell>
          <table:table-cell office:value-type="float" office:value="0.0006956771" calcext:value-type="float">
            <text:p>0.0006956771</text:p>
          </table:table-cell>
          <table:table-cell office:value-type="float" office:value="0.0006043673" calcext:value-type="float">
            <text:p>0.0006043673</text:p>
          </table:table-cell>
          <table:table-cell office:value-type="float" office:value="0.0004751418" calcext:value-type="float">
            <text:p>0.0004751418</text:p>
          </table:table-cell>
          <table:table-cell office:value-type="float" office:value="0.0003900358" calcext:value-type="float">
            <text:p>0.0003900358</text:p>
          </table:table-cell>
          <table:table-cell office:value-type="float" office:value="0.0003229279" calcext:value-type="float">
            <text:p>0.0003229279</text:p>
          </table:table-cell>
          <table:table-cell office:value-type="float" office:value="0.0002645964" calcext:value-type="float">
            <text:p>0.0002645964</text:p>
          </table:table-cell>
          <table:table-cell office:value-type="float" office:value="0.0002287681" calcext:value-type="float">
            <text:p>0.0002287681</text:p>
          </table:table-cell>
        </table:table-row>
        <table:table-row table:style-name="ro1">
          <table:table-cell office:value-type="float" office:value="0.0108776947498846" calcext:value-type="float">
            <text:p>0.010877694749885</text:p>
          </table:table-cell>
          <table:table-cell office:value-type="float" office:value="0.004262908" calcext:value-type="float">
            <text:p>0.004262908</text:p>
          </table:table-cell>
          <table:table-cell office:value-type="float" office:value="0.003181056" calcext:value-type="float">
            <text:p>0.003181056</text:p>
          </table:table-cell>
          <table:table-cell office:value-type="float" office:value="0.002050827" calcext:value-type="float">
            <text:p>0.002050827</text:p>
          </table:table-cell>
          <table:table-cell office:value-type="float" office:value="0.001697392" calcext:value-type="float">
            <text:p>0.001697392</text:p>
          </table:table-cell>
          <table:table-cell office:value-type="float" office:value="0.001162425" calcext:value-type="float">
            <text:p>0.001162425</text:p>
          </table:table-cell>
          <table:table-cell office:value-type="float" office:value="0.000967209" calcext:value-type="float">
            <text:p>0.000967209</text:p>
          </table:table-cell>
          <table:table-cell office:value-type="float" office:value="0.0007228691" calcext:value-type="float">
            <text:p>0.0007228691</text:p>
          </table:table-cell>
          <table:table-cell office:value-type="float" office:value="0.0006903871" calcext:value-type="float">
            <text:p>0.0006903871</text:p>
          </table:table-cell>
          <table:table-cell office:value-type="float" office:value="0.000592015" calcext:value-type="float">
            <text:p>0.000592015</text:p>
          </table:table-cell>
          <table:table-cell office:value-type="float" office:value="0.0004723979" calcext:value-type="float">
            <text:p>0.0004723979</text:p>
          </table:table-cell>
          <table:table-cell office:value-type="float" office:value="0.0003821725" calcext:value-type="float">
            <text:p>0.0003821725</text:p>
          </table:table-cell>
          <table:table-cell office:value-type="float" office:value="0.0003213247" calcext:value-type="float">
            <text:p>0.0003213247</text:p>
          </table:table-cell>
          <table:table-cell office:value-type="float" office:value="0.0002595427" calcext:value-type="float">
            <text:p>0.0002595427</text:p>
          </table:table-cell>
          <table:table-cell office:value-type="float" office:value="0.0002266746" calcext:value-type="float">
            <text:p>0.0002266746</text:p>
          </table:table-cell>
        </table:table-row>
        <table:table-row table:style-name="ro1">
          <table:table-cell office:value-type="float" office:value="0.0109126886013871" calcext:value-type="float">
            <text:p>0.010912688601387</text:p>
          </table:table-cell>
          <table:table-cell office:value-type="float" office:value="0.00415071" calcext:value-type="float">
            <text:p>0.00415071</text:p>
          </table:table-cell>
          <table:table-cell office:value-type="float" office:value="0.003156973" calcext:value-type="float">
            <text:p>0.003156973</text:p>
          </table:table-cell>
          <table:table-cell office:value-type="float" office:value="0.002016426" calcext:value-type="float">
            <text:p>0.002016426</text:p>
          </table:table-cell>
          <table:table-cell office:value-type="float" office:value="0.001672043" calcext:value-type="float">
            <text:p>0.001672043</text:p>
          </table:table-cell>
          <table:table-cell office:value-type="float" office:value="0.001151262" calcext:value-type="float">
            <text:p>0.001151262</text:p>
          </table:table-cell>
          <table:table-cell office:value-type="float" office:value="0.0009481472" calcext:value-type="float">
            <text:p>0.0009481472</text:p>
          </table:table-cell>
          <table:table-cell office:value-type="float" office:value="0.0007184125" calcext:value-type="float">
            <text:p>0.0007184125</text:p>
          </table:table-cell>
          <table:table-cell office:value-type="float" office:value="0.0006843599" calcext:value-type="float">
            <text:p>0.0006843599</text:p>
          </table:table-cell>
          <table:table-cell office:value-type="float" office:value="0.0005796818" calcext:value-type="float">
            <text:p>0.0005796818</text:p>
          </table:table-cell>
          <table:table-cell office:value-type="float" office:value="0.0004696954" calcext:value-type="float">
            <text:p>0.0004696954</text:p>
          </table:table-cell>
          <table:table-cell office:value-type="float" office:value="0.0003746655" calcext:value-type="float">
            <text:p>0.0003746655</text:p>
          </table:table-cell>
          <table:table-cell office:value-type="float" office:value="0.0003195289" calcext:value-type="float">
            <text:p>0.0003195289</text:p>
          </table:table-cell>
          <table:table-cell office:value-type="float" office:value="0.0002548997" calcext:value-type="float">
            <text:p>0.0002548997</text:p>
          </table:table-cell>
          <table:table-cell office:value-type="float" office:value="0.0002242783" calcext:value-type="float">
            <text:p>0.0002242783</text:p>
          </table:table-cell>
        </table:table-row>
        <table:table-row table:style-name="ro1">
          <table:table-cell office:value-type="float" office:value="0.010947664999597" calcext:value-type="float">
            <text:p>0.010947664999597</text:p>
          </table:table-cell>
          <table:table-cell office:value-type="float" office:value="0.004044091" calcext:value-type="float">
            <text:p>0.004044091</text:p>
          </table:table-cell>
          <table:table-cell office:value-type="float" office:value="0.003129011" calcext:value-type="float">
            <text:p>0.003129011</text:p>
          </table:table-cell>
          <table:table-cell office:value-type="float" office:value="0.001986132" calcext:value-type="float">
            <text:p>0.001986132</text:p>
          </table:table-cell>
          <table:table-cell office:value-type="float" office:value="0.001644684" calcext:value-type="float">
            <text:p>0.001644684</text:p>
          </table:table-cell>
          <table:table-cell office:value-type="float" office:value="0.001141875" calcext:value-type="float">
            <text:p>0.001141875</text:p>
          </table:table-cell>
          <table:table-cell office:value-type="float" office:value="0.000928697" calcext:value-type="float">
            <text:p>0.000928697</text:p>
          </table:table-cell>
          <table:table-cell office:value-type="float" office:value="0.000714321" calcext:value-type="float">
            <text:p>0.000714321</text:p>
          </table:table-cell>
          <table:table-cell office:value-type="float" office:value="0.0006774936" calcext:value-type="float">
            <text:p>0.0006774936</text:p>
          </table:table-cell>
          <table:table-cell office:value-type="float" office:value="0.000567569" calcext:value-type="float">
            <text:p>0.000567569</text:p>
          </table:table-cell>
          <table:table-cell office:value-type="float" office:value="0.0004668595" calcext:value-type="float">
            <text:p>0.0004668595</text:p>
          </table:table-cell>
          <table:table-cell office:value-type="float" office:value="0.0003676323" calcext:value-type="float">
            <text:p>0.0003676323</text:p>
          </table:table-cell>
          <table:table-cell office:value-type="float" office:value="0.0003174119" calcext:value-type="float">
            <text:p>0.0003174119</text:p>
          </table:table-cell>
          <table:table-cell office:value-type="float" office:value="0.000250731" calcext:value-type="float">
            <text:p>0.000250731</text:p>
          </table:table-cell>
          <table:table-cell office:value-type="float" office:value="0.0002215545" calcext:value-type="float">
            <text:p>0.0002215545</text:p>
          </table:table-cell>
        </table:table-row>
        <table:table-row table:style-name="ro1">
          <table:table-cell office:value-type="float" office:value="0.010982641397807" calcext:value-type="float">
            <text:p>0.010982641397807</text:p>
          </table:table-cell>
          <table:table-cell office:value-type="float" office:value="0.003943827" calcext:value-type="float">
            <text:p>0.003943827</text:p>
          </table:table-cell>
          <table:table-cell office:value-type="float" office:value="0.003096967" calcext:value-type="float">
            <text:p>0.003096967</text:p>
          </table:table-cell>
          <table:table-cell office:value-type="float" office:value="0.001959827" calcext:value-type="float">
            <text:p>0.001959827</text:p>
          </table:table-cell>
          <table:table-cell office:value-type="float" office:value="0.001615538" calcext:value-type="float">
            <text:p>0.001615538</text:p>
          </table:table-cell>
          <table:table-cell office:value-type="float" office:value="0.001133985" calcext:value-type="float">
            <text:p>0.001133985</text:p>
          </table:table-cell>
          <table:table-cell office:value-type="float" office:value="0.0009091317" calcext:value-type="float">
            <text:p>0.0009091317</text:p>
          </table:table-cell>
          <table:table-cell office:value-type="float" office:value="0.0007103607" calcext:value-type="float">
            <text:p>0.0007103607</text:p>
          </table:table-cell>
          <table:table-cell office:value-type="float" office:value="0.0006697272" calcext:value-type="float">
            <text:p>0.0006697272</text:p>
          </table:table-cell>
          <table:table-cell office:value-type="float" office:value="0.0005558635" calcext:value-type="float">
            <text:p>0.0005558635</text:p>
          </table:table-cell>
          <table:table-cell office:value-type="float" office:value="0.0004637326" calcext:value-type="float">
            <text:p>0.0004637326</text:p>
          </table:table-cell>
          <table:table-cell office:value-type="float" office:value="0.0003611665" calcext:value-type="float">
            <text:p>0.0003611665</text:p>
          </table:table-cell>
          <table:table-cell office:value-type="float" office:value="0.0003148626" calcext:value-type="float">
            <text:p>0.0003148626</text:p>
          </table:table-cell>
          <table:table-cell office:value-type="float" office:value="0.0002470693" calcext:value-type="float">
            <text:p>0.0002470693</text:p>
          </table:table-cell>
          <table:table-cell office:value-type="float" office:value="0.0002185002" calcext:value-type="float">
            <text:p>0.0002185002</text:p>
          </table:table-cell>
        </table:table-row>
        <table:table-row table:style-name="ro1">
          <table:table-cell office:value-type="float" office:value="0.011017617796017" calcext:value-type="float">
            <text:p>0.011017617796017</text:p>
          </table:table-cell>
          <table:table-cell office:value-type="float" office:value="0.00385053" calcext:value-type="float">
            <text:p>0.00385053</text:p>
          </table:table-cell>
          <table:table-cell office:value-type="float" office:value="0.003060756" calcext:value-type="float">
            <text:p>0.003060756</text:p>
          </table:table-cell>
          <table:table-cell office:value-type="float" office:value="0.001937315" calcext:value-type="float">
            <text:p>0.001937315</text:p>
          </table:table-cell>
          <table:table-cell office:value-type="float" office:value="0.001584898" calcext:value-type="float">
            <text:p>0.001584898</text:p>
          </table:table-cell>
          <table:table-cell office:value-type="float" office:value="0.001127281" calcext:value-type="float">
            <text:p>0.001127281</text:p>
          </table:table-cell>
          <table:table-cell office:value-type="float" office:value="0.0008897174" calcext:value-type="float">
            <text:p>0.0008897174</text:p>
          </table:table-cell>
          <table:table-cell office:value-type="float" office:value="0.0007062997" calcext:value-type="float">
            <text:p>0.0007062997</text:p>
          </table:table-cell>
          <table:table-cell office:value-type="float" office:value="0.0006610504" calcext:value-type="float">
            <text:p>0.0006610504</text:p>
          </table:table-cell>
          <table:table-cell office:value-type="float" office:value="0.0005447315" calcext:value-type="float">
            <text:p>0.0005447315</text:p>
          </table:table-cell>
          <table:table-cell office:value-type="float" office:value="0.0004601798" calcext:value-type="float">
            <text:p>0.0004601798</text:p>
          </table:table-cell>
          <table:table-cell office:value-type="float" office:value="0.0003553356" calcext:value-type="float">
            <text:p>0.0003553356</text:p>
          </table:table-cell>
          <table:table-cell office:value-type="float" office:value="0.0003118073" calcext:value-type="float">
            <text:p>0.0003118073</text:p>
          </table:table-cell>
          <table:table-cell office:value-type="float" office:value="0.0002439186" calcext:value-type="float">
            <text:p>0.0002439186</text:p>
          </table:table-cell>
          <table:table-cell office:value-type="float" office:value="0.000215141" calcext:value-type="float">
            <text:p>0.000215141</text:p>
          </table:table-cell>
        </table:table-row>
        <table:table-row table:style-name="ro1">
          <table:table-cell office:value-type="float" office:value="0.0110525941942269" calcext:value-type="float">
            <text:p>0.011052594194227</text:p>
          </table:table-cell>
          <table:table-cell office:value-type="float" office:value="0.003764671" calcext:value-type="float">
            <text:p>0.003764671</text:p>
          </table:table-cell>
          <table:table-cell office:value-type="float" office:value="0.00302041" calcext:value-type="float">
            <text:p>0.00302041</text:p>
          </table:table-cell>
          <table:table-cell office:value-type="float" office:value="0.001918313" calcext:value-type="float">
            <text:p>0.001918313</text:p>
          </table:table-cell>
          <table:table-cell office:value-type="float" office:value="0.001553077" calcext:value-type="float">
            <text:p>0.001553077</text:p>
          </table:table-cell>
          <table:table-cell office:value-type="float" office:value="0.001121437" calcext:value-type="float">
            <text:p>0.001121437</text:p>
          </table:table-cell>
          <table:table-cell office:value-type="float" office:value="0.0008707091" calcext:value-type="float">
            <text:p>0.0008707091</text:p>
          </table:table-cell>
          <table:table-cell office:value-type="float" office:value="0.0007019304" calcext:value-type="float">
            <text:p>0.0007019304</text:p>
          </table:table-cell>
          <table:table-cell office:value-type="float" office:value="0.0006514881" calcext:value-type="float">
            <text:p>0.0006514881</text:p>
          </table:table-cell>
          <table:table-cell office:value-type="float" office:value="0.000534329" calcext:value-type="float">
            <text:p>0.000534329</text:p>
          </table:table-cell>
          <table:table-cell office:value-type="float" office:value="0.0004560938" calcext:value-type="float">
            <text:p>0.0004560938</text:p>
          </table:table-cell>
          <table:table-cell office:value-type="float" office:value="0.0003501703" calcext:value-type="float">
            <text:p>0.0003501703</text:p>
          </table:table-cell>
          <table:table-cell office:value-type="float" office:value="0.0003082049" calcext:value-type="float">
            <text:p>0.0003082049</text:p>
          </table:table-cell>
          <table:table-cell office:value-type="float" office:value="0.0002412569" calcext:value-type="float">
            <text:p>0.0002412569</text:p>
          </table:table-cell>
          <table:table-cell office:value-type="float" office:value="0.0002115277" calcext:value-type="float">
            <text:p>0.0002115277</text:p>
          </table:table-cell>
        </table:table-row>
        <table:table-row table:style-name="ro1">
          <table:table-cell office:value-type="float" office:value="0.0110875705924369" calcext:value-type="float">
            <text:p>0.011087570592437</text:p>
          </table:table-cell>
          <table:table-cell office:value-type="float" office:value="0.003686605" calcext:value-type="float">
            <text:p>0.003686605</text:p>
          </table:table-cell>
          <table:table-cell office:value-type="float" office:value="0.002976078" calcext:value-type="float">
            <text:p>0.002976078</text:p>
          </table:table-cell>
          <table:table-cell office:value-type="float" office:value="0.001902478" calcext:value-type="float">
            <text:p>0.001902478</text:p>
          </table:table-cell>
          <table:table-cell office:value-type="float" office:value="0.001520449" calcext:value-type="float">
            <text:p>0.001520449</text:p>
          </table:table-cell>
          <table:table-cell office:value-type="float" office:value="0.00111611" calcext:value-type="float">
            <text:p>0.00111611</text:p>
          </table:table-cell>
          <table:table-cell office:value-type="float" office:value="0.0008523656" calcext:value-type="float">
            <text:p>0.0008523656</text:p>
          </table:table-cell>
          <table:table-cell office:value-type="float" office:value="0.0006970634" calcext:value-type="float">
            <text:p>0.0006970634</text:p>
          </table:table-cell>
          <table:table-cell office:value-type="float" office:value="0.000641125" calcext:value-type="float">
            <text:p>0.000641125</text:p>
          </table:table-cell>
          <table:table-cell office:value-type="float" office:value="0.0005247645" calcext:value-type="float">
            <text:p>0.0005247645</text:p>
          </table:table-cell>
          <table:table-cell office:value-type="float" office:value="0.0004514056" calcext:value-type="float">
            <text:p>0.0004514056</text:p>
          </table:table-cell>
          <table:table-cell office:value-type="float" office:value="0.0003456753" calcext:value-type="float">
            <text:p>0.0003456753</text:p>
          </table:table-cell>
          <table:table-cell office:value-type="float" office:value="0.0003040516" calcext:value-type="float">
            <text:p>0.0003040516</text:p>
          </table:table-cell>
          <table:table-cell office:value-type="float" office:value="0.0002390321" calcext:value-type="float">
            <text:p>0.0002390321</text:p>
          </table:table-cell>
          <table:table-cell office:value-type="float" office:value="0.0002077277" calcext:value-type="float">
            <text:p>0.0002077277</text:p>
          </table:table-cell>
        </table:table-row>
        <table:table-row table:style-name="ro1">
          <table:table-cell office:value-type="float" office:value="0.0111225469906469" calcext:value-type="float">
            <text:p>0.011122546990647</text:p>
          </table:table-cell>
          <table:table-cell office:value-type="float" office:value="0.003616495" calcext:value-type="float">
            <text:p>0.003616495</text:p>
          </table:table-cell>
          <table:table-cell office:value-type="float" office:value="0.002927996" calcext:value-type="float">
            <text:p>0.002927996</text:p>
          </table:table-cell>
          <table:table-cell office:value-type="float" office:value="0.0018894" calcext:value-type="float">
            <text:p>0.0018894</text:p>
          </table:table-cell>
          <table:table-cell office:value-type="float" office:value="0.00148739" calcext:value-type="float">
            <text:p>0.00148739</text:p>
          </table:table-cell>
          <table:table-cell office:value-type="float" office:value="0.001110964" calcext:value-type="float">
            <text:p>0.001110964</text:p>
          </table:table-cell>
          <table:table-cell office:value-type="float" office:value="0.000834899" calcext:value-type="float">
            <text:p>0.000834899</text:p>
          </table:table-cell>
          <table:table-cell office:value-type="float" office:value="0.0006915454" calcext:value-type="float">
            <text:p>0.0006915454</text:p>
          </table:table-cell>
          <table:table-cell office:value-type="float" office:value="0.0006300593" calcext:value-type="float">
            <text:p>0.0006300593</text:p>
          </table:table-cell>
          <table:table-cell office:value-type="float" office:value="0.0005161238" calcext:value-type="float">
            <text:p>0.0005161238</text:p>
          </table:table-cell>
          <table:table-cell office:value-type="float" office:value="0.0004460753" calcext:value-type="float">
            <text:p>0.0004460753</text:p>
          </table:table-cell>
          <table:table-cell office:value-type="float" office:value="0.0003418188" calcext:value-type="float">
            <text:p>0.0003418188</text:p>
          </table:table-cell>
          <table:table-cell office:value-type="float" office:value="0.0002993816" calcext:value-type="float">
            <text:p>0.0002993816</text:p>
          </table:table-cell>
          <table:table-cell office:value-type="float" office:value="0.0002371737" calcext:value-type="float">
            <text:p>0.0002371737</text:p>
          </table:table-cell>
          <table:table-cell office:value-type="float" office:value="0.0002038155" calcext:value-type="float">
            <text:p>0.0002038155</text:p>
          </table:table-cell>
        </table:table-row>
        <table:table-row table:style-name="ro1">
          <table:table-cell office:value-type="float" office:value="0.0111575233888568" calcext:value-type="float">
            <text:p>0.011157523388857</text:p>
          </table:table-cell>
          <table:table-cell office:value-type="float" office:value="0.003554368" calcext:value-type="float">
            <text:p>0.003554368</text:p>
          </table:table-cell>
          <table:table-cell office:value-type="float" office:value="0.002876519" calcext:value-type="float">
            <text:p>0.002876519</text:p>
          </table:table-cell>
          <table:table-cell office:value-type="float" office:value="0.001878628" calcext:value-type="float">
            <text:p>0.001878628</text:p>
          </table:table-cell>
          <table:table-cell office:value-type="float" office:value="0.001454303" calcext:value-type="float">
            <text:p>0.001454303</text:p>
          </table:table-cell>
          <table:table-cell office:value-type="float" office:value="0.001105676" calcext:value-type="float">
            <text:p>0.001105676</text:p>
          </table:table-cell>
          <table:table-cell office:value-type="float" office:value="0.0008185129" calcext:value-type="float">
            <text:p>0.0008185129</text:p>
          </table:table-cell>
          <table:table-cell office:value-type="float" office:value="0.0006852582" calcext:value-type="float">
            <text:p>0.0006852582</text:p>
          </table:table-cell>
          <table:table-cell office:value-type="float" office:value="0.0006184392" calcext:value-type="float">
            <text:p>0.0006184392</text:p>
          </table:table-cell>
          <table:table-cell office:value-type="float" office:value="0.0005084479" calcext:value-type="float">
            <text:p>0.0005084479</text:p>
          </table:table-cell>
          <table:table-cell office:value-type="float" office:value="0.0004401032" calcext:value-type="float">
            <text:p>0.0004401032</text:p>
          </table:table-cell>
          <table:table-cell office:value-type="float" office:value="0.0003385471" calcext:value-type="float">
            <text:p>0.0003385471</text:p>
          </table:table-cell>
          <table:table-cell office:value-type="float" office:value="0.0002942573" calcext:value-type="float">
            <text:p>0.0002942573</text:p>
          </table:table-cell>
          <table:table-cell office:value-type="float" office:value="0.0002355888" calcext:value-type="float">
            <text:p>0.0002355888</text:p>
          </table:table-cell>
          <table:table-cell office:value-type="float" office:value="0.0001998856" calcext:value-type="float">
            <text:p>0.0001998856</text:p>
          </table:table-cell>
        </table:table-row>
        <table:table-row table:style-name="ro1">
          <table:table-cell office:value-type="float" office:value="0.0111924997870668" calcext:value-type="float">
            <text:p>0.011192499787067</text:p>
          </table:table-cell>
          <table:table-cell office:value-type="float" office:value="0.003500126" calcext:value-type="float">
            <text:p>0.003500126</text:p>
          </table:table-cell>
          <table:table-cell office:value-type="float" office:value="0.002822074" calcext:value-type="float">
            <text:p>0.002822074</text:p>
          </table:table-cell>
          <table:table-cell office:value-type="float" office:value="0.001869676" calcext:value-type="float">
            <text:p>0.001869676</text:p>
          </table:table-cell>
          <table:table-cell office:value-type="float" office:value="0.001421578" calcext:value-type="float">
            <text:p>0.001421578</text:p>
          </table:table-cell>
          <table:table-cell office:value-type="float" office:value="0.001099943" calcext:value-type="float">
            <text:p>0.001099943</text:p>
          </table:table-cell>
          <table:table-cell office:value-type="float" office:value="0.0008033544" calcext:value-type="float">
            <text:p>0.0008033544</text:p>
          </table:table-cell>
          <table:table-cell office:value-type="float" office:value="0.0006781216" calcext:value-type="float">
            <text:p>0.0006781216</text:p>
          </table:table-cell>
          <table:table-cell office:value-type="float" office:value="0.0006064276" calcext:value-type="float">
            <text:p>0.0006064276</text:p>
          </table:table-cell>
          <table:table-cell office:value-type="float" office:value="0.0005017431" calcext:value-type="float">
            <text:p>0.0005017431</text:p>
          </table:table-cell>
          <table:table-cell office:value-type="float" office:value="0.0004335305" calcext:value-type="float">
            <text:p>0.0004335305</text:p>
          </table:table-cell>
          <table:table-cell office:value-type="float" office:value="0.0003357748" calcext:value-type="float">
            <text:p>0.0003357748</text:p>
          </table:table-cell>
          <table:table-cell office:value-type="float" office:value="0.0002887697" calcext:value-type="float">
            <text:p>0.0002887697</text:p>
          </table:table-cell>
          <table:table-cell office:value-type="float" office:value="0.0002341768" calcext:value-type="float">
            <text:p>0.0002341768</text:p>
          </table:table-cell>
          <table:table-cell office:value-type="float" office:value="0.000196029" calcext:value-type="float">
            <text:p>0.000196029</text:p>
          </table:table-cell>
        </table:table-row>
        <table:table-row table:style-name="ro1">
          <table:table-cell office:value-type="float" office:value="0.0112274761852768" calcext:value-type="float">
            <text:p>0.011227476185277</text:p>
          </table:table-cell>
          <table:table-cell office:value-type="float" office:value="0.003453503" calcext:value-type="float">
            <text:p>0.003453503</text:p>
          </table:table-cell>
          <table:table-cell office:value-type="float" office:value="0.002765144" calcext:value-type="float">
            <text:p>0.002765144</text:p>
          </table:table-cell>
          <table:table-cell office:value-type="float" office:value="0.001862038" calcext:value-type="float">
            <text:p>0.001862038</text:p>
          </table:table-cell>
          <table:table-cell office:value-type="float" office:value="0.001389604" calcext:value-type="float">
            <text:p>0.001389604</text:p>
          </table:table-cell>
          <table:table-cell office:value-type="float" office:value="0.001093492" calcext:value-type="float">
            <text:p>0.001093492</text:p>
          </table:table-cell>
          <table:table-cell office:value-type="float" office:value="0.0007895433" calcext:value-type="float">
            <text:p>0.0007895433</text:p>
          </table:table-cell>
          <table:table-cell office:value-type="float" office:value="0.0006700982" calcext:value-type="float">
            <text:p>0.0006700982</text:p>
          </table:table-cell>
          <table:table-cell office:value-type="float" office:value="0.0005942069" calcext:value-type="float">
            <text:p>0.0005942069</text:p>
          </table:table-cell>
          <table:table-cell office:value-type="float" office:value="0.0004959746" calcext:value-type="float">
            <text:p>0.0004959746</text:p>
          </table:table-cell>
          <table:table-cell office:value-type="float" office:value="0.0004264204" calcext:value-type="float">
            <text:p>0.0004264204</text:p>
          </table:table-cell>
          <table:table-cell office:value-type="float" office:value="0.0003333984" calcext:value-type="float">
            <text:p>0.0003333984</text:p>
          </table:table-cell>
          <table:table-cell office:value-type="float" office:value="0.0002830341" calcext:value-type="float">
            <text:p>0.0002830341</text:p>
          </table:table-cell>
          <table:table-cell office:value-type="float" office:value="0.0002328296" calcext:value-type="float">
            <text:p>0.0002328296</text:p>
          </table:table-cell>
          <table:table-cell office:value-type="float" office:value="0.0001923288" calcext:value-type="float">
            <text:p>0.0001923288</text:p>
          </table:table-cell>
        </table:table-row>
        <table:table-row table:style-name="ro1">
          <table:table-cell office:value-type="float" office:value="0.0112624525834867" calcext:value-type="float">
            <text:p>0.011262452583487</text:p>
          </table:table-cell>
          <table:table-cell office:value-type="float" office:value="0.003414134" calcext:value-type="float">
            <text:p>0.003414134</text:p>
          </table:table-cell>
          <table:table-cell office:value-type="float" office:value="0.002706278" calcext:value-type="float">
            <text:p>0.002706278</text:p>
          </table:table-cell>
          <table:table-cell office:value-type="float" office:value="0.001855196" calcext:value-type="float">
            <text:p>0.001855196</text:p>
          </table:table-cell>
          <table:table-cell office:value-type="float" office:value="0.001358734" calcext:value-type="float">
            <text:p>0.001358734</text:p>
          </table:table-cell>
          <table:table-cell office:value-type="float" office:value="0.001086094" calcext:value-type="float">
            <text:p>0.001086094</text:p>
          </table:table-cell>
          <table:table-cell office:value-type="float" office:value="0.0007771434" calcext:value-type="float">
            <text:p>0.0007771434</text:p>
          </table:table-cell>
          <table:table-cell office:value-type="float" office:value="0.0006611978" calcext:value-type="float">
            <text:p>0.0006611978</text:p>
          </table:table-cell>
          <table:table-cell office:value-type="float" office:value="0.0005819742" calcext:value-type="float">
            <text:p>0.0005819742</text:p>
          </table:table-cell>
          <table:table-cell office:value-type="float" office:value="0.0004910749" calcext:value-type="float">
            <text:p>0.0004910749</text:p>
          </table:table-cell>
          <table:table-cell office:value-type="float" office:value="0.0004188681" calcext:value-type="float">
            <text:p>0.0004188681</text:p>
          </table:table-cell>
          <table:table-cell office:value-type="float" office:value="0.0003313022" calcext:value-type="float">
            <text:p>0.0003313022</text:p>
          </table:table-cell>
          <table:table-cell office:value-type="float" office:value="0.0002771751" calcext:value-type="float">
            <text:p>0.0002771751</text:p>
          </table:table-cell>
          <table:table-cell office:value-type="float" office:value="0.0002314435" calcext:value-type="float">
            <text:p>0.0002314435</text:p>
          </table:table-cell>
          <table:table-cell office:value-type="float" office:value="0.0001888657" calcext:value-type="float">
            <text:p>0.0001888657</text:p>
          </table:table-cell>
        </table:table-row>
        <table:table-row table:style-name="ro1">
          <table:table-cell office:value-type="float" office:value="0.0112974289816967" calcext:value-type="float">
            <text:p>0.011297428981697</text:p>
          </table:table-cell>
          <table:table-cell office:value-type="float" office:value="0.003381517" calcext:value-type="float">
            <text:p>0.003381517</text:p>
          </table:table-cell>
          <table:table-cell office:value-type="float" office:value="0.002646106" calcext:value-type="float">
            <text:p>0.002646106</text:p>
          </table:table-cell>
          <table:table-cell office:value-type="float" office:value="0.001848651" calcext:value-type="float">
            <text:p>0.001848651</text:p>
          </table:table-cell>
          <table:table-cell office:value-type="float" office:value="0.001329295" calcext:value-type="float">
            <text:p>0.001329295</text:p>
          </table:table-cell>
          <table:table-cell office:value-type="float" office:value="0.001077562" calcext:value-type="float">
            <text:p>0.001077562</text:p>
          </table:table-cell>
          <table:table-cell office:value-type="float" office:value="0.0007661768" calcext:value-type="float">
            <text:p>0.0007661768</text:p>
          </table:table-cell>
          <table:table-cell office:value-type="float" office:value="0.0006514598" calcext:value-type="float">
            <text:p>0.0006514598</text:p>
          </table:table-cell>
          <table:table-cell office:value-type="float" office:value="0.0005699205" calcext:value-type="float">
            <text:p>0.0005699205</text:p>
          </table:table-cell>
          <table:table-cell office:value-type="float" office:value="0.0004869459" calcext:value-type="float">
            <text:p>0.0004869459</text:p>
          </table:table-cell>
          <table:table-cell office:value-type="float" office:value="0.0004109963" calcext:value-type="float">
            <text:p>0.0004109963</text:p>
          </table:table-cell>
          <table:table-cell office:value-type="float" office:value="0.0003293582" calcext:value-type="float">
            <text:p>0.0003293582</text:p>
          </table:table-cell>
          <table:table-cell office:value-type="float" office:value="0.000271336" calcext:value-type="float">
            <text:p>0.000271336</text:p>
          </table:table-cell>
          <table:table-cell office:value-type="float" office:value="0.0002299206" calcext:value-type="float">
            <text:p>0.0002299206</text:p>
          </table:table-cell>
          <table:table-cell office:value-type="float" office:value="0.0001856966" calcext:value-type="float">
            <text:p>0.0001856966</text:p>
          </table:table-cell>
        </table:table-row>
        <table:table-row table:style-name="ro1">
          <table:table-cell office:value-type="float" office:value="0.0113324053799067" calcext:value-type="float">
            <text:p>0.011332405379907</text:p>
          </table:table-cell>
          <table:table-cell office:value-type="float" office:value="0.003355055" calcext:value-type="float">
            <text:p>0.003355055</text:p>
          </table:table-cell>
          <table:table-cell office:value-type="float" office:value="0.002585195" calcext:value-type="float">
            <text:p>0.002585195</text:p>
          </table:table-cell>
          <table:table-cell office:value-type="float" office:value="0.001841911" calcext:value-type="float">
            <text:p>0.001841911</text:p>
          </table:table-cell>
          <table:table-cell office:value-type="float" office:value="0.001301569" calcext:value-type="float">
            <text:p>0.001301569</text:p>
          </table:table-cell>
          <table:table-cell office:value-type="float" office:value="0.001067756" calcext:value-type="float">
            <text:p>0.001067756</text:p>
          </table:table-cell>
          <table:table-cell office:value-type="float" office:value="0.000756618" calcext:value-type="float">
            <text:p>0.000756618</text:p>
          </table:table-cell>
          <table:table-cell office:value-type="float" office:value="0.0006409741" calcext:value-type="float">
            <text:p>0.0006409741</text:p>
          </table:table-cell>
          <table:table-cell office:value-type="float" office:value="0.0005582243" calcext:value-type="float">
            <text:p>0.0005582243</text:p>
          </table:table-cell>
          <table:table-cell office:value-type="float" office:value="0.0004834603" calcext:value-type="float">
            <text:p>0.0004834603</text:p>
          </table:table-cell>
          <table:table-cell office:value-type="float" office:value="0.0004029407" calcext:value-type="float">
            <text:p>0.0004029407</text:p>
          </table:table-cell>
          <table:table-cell office:value-type="float" office:value="0.000327443" calcext:value-type="float">
            <text:p>0.000327443</text:p>
          </table:table-cell>
          <table:table-cell office:value-type="float" office:value="0.0002656442" calcext:value-type="float">
            <text:p>0.0002656442</text:p>
          </table:table-cell>
          <table:table-cell office:value-type="float" office:value="0.0002281793" calcext:value-type="float">
            <text:p>0.0002281793</text:p>
          </table:table-cell>
          <table:table-cell office:value-type="float" office:value="0.0001828655" calcext:value-type="float">
            <text:p>0.0001828655</text:p>
          </table:table-cell>
        </table:table-row>
        <table:table-row table:style-name="ro1">
          <table:table-cell office:value-type="float" office:value="0.0113673817781166" calcext:value-type="float">
            <text:p>0.011367381778117</text:p>
          </table:table-cell>
          <table:table-cell office:value-type="float" office:value="0.003334067" calcext:value-type="float">
            <text:p>0.003334067</text:p>
          </table:table-cell>
          <table:table-cell office:value-type="float" office:value="0.002524205" calcext:value-type="float">
            <text:p>0.002524205</text:p>
          </table:table-cell>
          <table:table-cell office:value-type="float" office:value="0.001834519" calcext:value-type="float">
            <text:p>0.001834519</text:p>
          </table:table-cell>
          <table:table-cell office:value-type="float" office:value="0.001275793" calcext:value-type="float">
            <text:p>0.001275793</text:p>
          </table:table-cell>
          <table:table-cell office:value-type="float" office:value="0.001056594" calcext:value-type="float">
            <text:p>0.001056594</text:p>
          </table:table-cell>
          <table:table-cell office:value-type="float" office:value="0.0007484021" calcext:value-type="float">
            <text:p>0.0007484021</text:p>
          </table:table-cell>
          <table:table-cell office:value-type="float" office:value="0.0006298516" calcext:value-type="float">
            <text:p>0.0006298516</text:p>
          </table:table-cell>
          <table:table-cell office:value-type="float" office:value="0.0005470638" calcext:value-type="float">
            <text:p>0.0005470638</text:p>
          </table:table-cell>
          <table:table-cell office:value-type="float" office:value="0.0004804744" calcext:value-type="float">
            <text:p>0.0004804744</text:p>
          </table:table-cell>
          <table:table-cell office:value-type="float" office:value="0.0003948413" calcext:value-type="float">
            <text:p>0.0003948413</text:p>
          </table:table-cell>
          <table:table-cell office:value-type="float" office:value="0.0003254333" calcext:value-type="float">
            <text:p>0.0003254333</text:p>
          </table:table-cell>
          <table:table-cell office:value-type="float" office:value="0.0002602262" calcext:value-type="float">
            <text:p>0.0002602262</text:p>
          </table:table-cell>
          <table:table-cell office:value-type="float" office:value="0.0002261544" calcext:value-type="float">
            <text:p>0.0002261544</text:p>
          </table:table-cell>
          <table:table-cell office:value-type="float" office:value="0.0001803934" calcext:value-type="float">
            <text:p>0.0001803934</text:p>
          </table:table-cell>
        </table:table-row>
        <table:table-row table:style-name="ro1">
          <table:table-cell office:value-type="float" office:value="0.0114023581763266" calcext:value-type="float">
            <text:p>0.011402358176327</text:p>
          </table:table-cell>
          <table:table-cell office:value-type="float" office:value="0.003317801" calcext:value-type="float">
            <text:p>0.003317801</text:p>
          </table:table-cell>
          <table:table-cell office:value-type="float" office:value="0.002463766" calcext:value-type="float">
            <text:p>0.002463766</text:p>
          </table:table-cell>
          <table:table-cell office:value-type="float" office:value="0.001826066" calcext:value-type="float">
            <text:p>0.001826066</text:p>
          </table:table-cell>
          <table:table-cell office:value-type="float" office:value="0.001252141" calcext:value-type="float">
            <text:p>0.001252141</text:p>
          </table:table-cell>
          <table:table-cell office:value-type="float" office:value="0.001044046" calcext:value-type="float">
            <text:p>0.001044046</text:p>
          </table:table-cell>
          <table:table-cell office:value-type="float" office:value="0.0007414176" calcext:value-type="float">
            <text:p>0.0007414176</text:p>
          </table:table-cell>
          <table:table-cell office:value-type="float" office:value="0.0006182388" calcext:value-type="float">
            <text:p>0.0006182388</text:p>
          </table:table-cell>
          <table:table-cell office:value-type="float" office:value="0.0005365821" calcext:value-type="float">
            <text:p>0.0005365821</text:p>
          </table:table-cell>
          <table:table-cell office:value-type="float" office:value="0.0004778251" calcext:value-type="float">
            <text:p>0.0004778251</text:p>
          </table:table-cell>
          <table:table-cell office:value-type="float" office:value="0.0003868536" calcext:value-type="float">
            <text:p>0.0003868536</text:p>
          </table:table-cell>
          <table:table-cell office:value-type="float" office:value="0.0003232224" calcext:value-type="float">
            <text:p>0.0003232224</text:p>
          </table:table-cell>
          <table:table-cell office:value-type="float" office:value="0.0002551925" calcext:value-type="float">
            <text:p>0.0002551925</text:p>
          </table:table-cell>
          <table:table-cell office:value-type="float" office:value="0.0002238041" calcext:value-type="float">
            <text:p>0.0002238041</text:p>
          </table:table-cell>
          <table:table-cell office:value-type="float" office:value="0.000178278" calcext:value-type="float">
            <text:p>0.000178278</text:p>
          </table:table-cell>
        </table:table-row>
        <table:table-row table:style-name="ro1">
          <table:table-cell office:value-type="float" office:value="0.0114373345745366" calcext:value-type="float">
            <text:p>0.011437334574537</text:p>
          </table:table-cell>
          <table:table-cell office:value-type="float" office:value="0.003305443" calcext:value-type="float">
            <text:p>0.003305443</text:p>
          </table:table-cell>
          <table:table-cell office:value-type="float" office:value="0.00240447" calcext:value-type="float">
            <text:p>0.00240447</text:p>
          </table:table-cell>
          <table:table-cell office:value-type="float" office:value="0.001816185" calcext:value-type="float">
            <text:p>0.001816185</text:p>
          </table:table-cell>
          <table:table-cell office:value-type="float" office:value="0.00123074" calcext:value-type="float">
            <text:p>0.00123074</text:p>
          </table:table-cell>
          <table:table-cell office:value-type="float" office:value="0.001030131" calcext:value-type="float">
            <text:p>0.001030131</text:p>
          </table:table-cell>
          <table:table-cell office:value-type="float" office:value="0.0007355244" calcext:value-type="float">
            <text:p>0.0007355244</text:p>
          </table:table-cell>
          <table:table-cell office:value-type="float" office:value="0.000606294" calcext:value-type="float">
            <text:p>0.000606294</text:p>
          </table:table-cell>
          <table:table-cell office:value-type="float" office:value="0.0005269034" calcext:value-type="float">
            <text:p>0.0005269034</text:p>
          </table:table-cell>
          <table:table-cell office:value-type="float" office:value="0.0004753495" calcext:value-type="float">
            <text:p>0.0004753495</text:p>
          </table:table-cell>
          <table:table-cell office:value-type="float" office:value="0.0003791109" calcext:value-type="float">
            <text:p>0.0003791109</text:p>
          </table:table-cell>
          <table:table-cell office:value-type="float" office:value="0.0003207169" calcext:value-type="float">
            <text:p>0.0003207169</text:p>
          </table:table-cell>
          <table:table-cell office:value-type="float" office:value="0.0002506287" calcext:value-type="float">
            <text:p>0.0002506287</text:p>
          </table:table-cell>
          <table:table-cell office:value-type="float" office:value="0.0002211126" calcext:value-type="float">
            <text:p>0.0002211126</text:p>
          </table:table-cell>
          <table:table-cell office:value-type="float" office:value="0.0001764969" calcext:value-type="float">
            <text:p>0.0001764969</text:p>
          </table:table-cell>
        </table:table-row>
        <table:table-row table:style-name="ro1">
          <table:table-cell office:value-type="float" office:value="0.0114723109727465" calcext:value-type="float">
            <text:p>0.011472310972747</text:p>
          </table:table-cell>
          <table:table-cell office:value-type="float" office:value="0.003296159" calcext:value-type="float">
            <text:p>0.003296159</text:p>
          </table:table-cell>
          <table:table-cell office:value-type="float" office:value="0.002346902" calcext:value-type="float">
            <text:p>0.002346902</text:p>
          </table:table-cell>
          <table:table-cell office:value-type="float" office:value="0.001804568" calcext:value-type="float">
            <text:p>0.001804568</text:p>
          </table:table-cell>
          <table:table-cell office:value-type="float" office:value="0.001211647" calcext:value-type="float">
            <text:p>0.001211647</text:p>
          </table:table-cell>
          <table:table-cell office:value-type="float" office:value="0.001014925" calcext:value-type="float">
            <text:p>0.001014925</text:p>
          </table:table-cell>
          <table:table-cell office:value-type="float" office:value="0.0007305489" calcext:value-type="float">
            <text:p>0.0007305489</text:p>
          </table:table-cell>
          <table:table-cell office:value-type="float" office:value="0.0005942043" calcext:value-type="float">
            <text:p>0.0005942043</text:p>
          </table:table-cell>
          <table:table-cell office:value-type="float" office:value="0.0005181155" calcext:value-type="float">
            <text:p>0.0005181155</text:p>
          </table:table-cell>
          <table:table-cell office:value-type="float" office:value="0.0004728838" calcext:value-type="float">
            <text:p>0.0004728838</text:p>
          </table:table-cell>
          <table:table-cell office:value-type="float" office:value="0.0003717469" calcext:value-type="float">
            <text:p>0.0003717469</text:p>
          </table:table-cell>
          <table:table-cell office:value-type="float" office:value="0.0003178469" calcext:value-type="float">
            <text:p>0.0003178469</text:p>
          </table:table-cell>
          <table:table-cell office:value-type="float" office:value="0.0002465981" calcext:value-type="float">
            <text:p>0.0002465981</text:p>
          </table:table-cell>
          <table:table-cell office:value-type="float" office:value="0.0002180841" calcext:value-type="float">
            <text:p>0.0002180841</text:p>
          </table:table-cell>
          <table:table-cell office:value-type="float" office:value="0.0001750072" calcext:value-type="float">
            <text:p>0.0001750072</text:p>
          </table:table-cell>
        </table:table-row>
        <table:table-row table:style-name="ro1">
          <table:table-cell office:value-type="float" office:value="0.0115072873709565" calcext:value-type="float">
            <text:p>0.011507287370957</text:p>
          </table:table-cell>
          <table:table-cell office:value-type="float" office:value="0.003289083" calcext:value-type="float">
            <text:p>0.003289083</text:p>
          </table:table-cell>
          <table:table-cell office:value-type="float" office:value="0.002291589" calcext:value-type="float">
            <text:p>0.002291589</text:p>
          </table:table-cell>
          <table:table-cell office:value-type="float" office:value="0.001790973" calcext:value-type="float">
            <text:p>0.001790973</text:p>
          </table:table-cell>
          <table:table-cell office:value-type="float" office:value="0.001194864" calcext:value-type="float">
            <text:p>0.001194864</text:p>
          </table:table-cell>
          <table:table-cell office:value-type="float" office:value="0.000998544" calcext:value-type="float">
            <text:p>0.000998544</text:p>
          </table:table-cell>
          <table:table-cell office:value-type="float" office:value="0.0007262938" calcext:value-type="float">
            <text:p>0.0007262938</text:p>
          </table:table-cell>
          <table:table-cell office:value-type="float" office:value="0.0005821493" calcext:value-type="float">
            <text:p>0.0005821493</text:p>
          </table:table-cell>
          <table:table-cell office:value-type="float" office:value="0.0005102697" calcext:value-type="float">
            <text:p>0.0005102697</text:p>
          </table:table-cell>
          <table:table-cell office:value-type="float" office:value="0.0004702723" calcext:value-type="float">
            <text:p>0.0004702723</text:p>
          </table:table-cell>
          <table:table-cell office:value-type="float" office:value="0.0003648741" calcext:value-type="float">
            <text:p>0.0003648741</text:p>
          </table:table-cell>
          <table:table-cell office:value-type="float" office:value="0.000314564" calcext:value-type="float">
            <text:p>0.000314564</text:p>
          </table:table-cell>
          <table:table-cell office:value-type="float" office:value="0.0002431326" calcext:value-type="float">
            <text:p>0.0002431326</text:p>
          </table:table-cell>
          <table:table-cell office:value-type="float" office:value="0.0002147473" calcext:value-type="float">
            <text:p>0.0002147473</text:p>
          </table:table-cell>
          <table:table-cell office:value-type="float" office:value="0.0001737503" calcext:value-type="float">
            <text:p>0.0001737503</text:p>
          </table:table-cell>
        </table:table-row>
        <table:table-row table:style-name="ro1">
          <table:table-cell office:value-type="float" office:value="0.0115422637691665" calcext:value-type="float">
            <text:p>0.011542263769167</text:p>
          </table:table-cell>
          <table:table-cell office:value-type="float" office:value="0.003283353" calcext:value-type="float">
            <text:p>0.003283353</text:p>
          </table:table-cell>
          <table:table-cell office:value-type="float" office:value="0.002239014" calcext:value-type="float">
            <text:p>0.002239014</text:p>
          </table:table-cell>
          <table:table-cell office:value-type="float" office:value="0.001775232" calcext:value-type="float">
            <text:p>0.001775232</text:p>
          </table:table-cell>
          <table:table-cell office:value-type="float" office:value="0.001180333" calcext:value-type="float">
            <text:p>0.001180333</text:p>
          </table:table-cell>
          <table:table-cell office:value-type="float" office:value="0.0009811473" calcext:value-type="float">
            <text:p>0.0009811473</text:p>
          </table:table-cell>
          <table:table-cell office:value-type="float" office:value="0.0007225542" calcext:value-type="float">
            <text:p>0.0007225542</text:p>
          </table:table-cell>
          <table:table-cell office:value-type="float" office:value="0.0005703046" calcext:value-type="float">
            <text:p>0.0005703046</text:p>
          </table:table-cell>
          <table:table-cell office:value-type="float" office:value="0.000503389" calcext:value-type="float">
            <text:p>0.000503389</text:p>
          </table:table-cell>
          <table:table-cell office:value-type="float" office:value="0.0004673743" calcext:value-type="float">
            <text:p>0.0004673743</text:p>
          </table:table-cell>
          <table:table-cell office:value-type="float" office:value="0.0003585787" calcext:value-type="float">
            <text:p>0.0003585787</text:p>
          </table:table-cell>
          <table:table-cell office:value-type="float" office:value="0.0003108531" calcext:value-type="float">
            <text:p>0.0003108531</text:p>
          </table:table-cell>
          <table:table-cell office:value-type="float" office:value="0.0002402312" calcext:value-type="float">
            <text:p>0.0002402312</text:p>
          </table:table-cell>
          <table:table-cell office:value-type="float" office:value="0.0002111601" calcext:value-type="float">
            <text:p>0.0002111601</text:p>
          </table:table-cell>
          <table:table-cell office:value-type="float" office:value="0.0001726569" calcext:value-type="float">
            <text:p>0.0001726569</text:p>
          </table:table-cell>
        </table:table-row>
        <table:table-row table:style-name="ro1">
          <table:table-cell office:value-type="float" office:value="0.0115772401673764" calcext:value-type="float">
            <text:p>0.011577240167377</text:p>
          </table:table-cell>
          <table:table-cell office:value-type="float" office:value="0.003278129" calcext:value-type="float">
            <text:p>0.003278129</text:p>
          </table:table-cell>
          <table:table-cell office:value-type="float" office:value="0.002189565" calcext:value-type="float">
            <text:p>0.002189565</text:p>
          </table:table-cell>
          <table:table-cell office:value-type="float" office:value="0.001757233" calcext:value-type="float">
            <text:p>0.001757233</text:p>
          </table:table-cell>
          <table:table-cell office:value-type="float" office:value="0.001167939" calcext:value-type="float">
            <text:p>0.001167939</text:p>
          </table:table-cell>
          <table:table-cell office:value-type="float" office:value="0.0009629223" calcext:value-type="float">
            <text:p>0.0009629223</text:p>
          </table:table-cell>
          <table:table-cell office:value-type="float" office:value="0.0007191096" calcext:value-type="float">
            <text:p>0.0007191096</text:p>
          </table:table-cell>
          <table:table-cell office:value-type="float" office:value="0.0005588479" calcext:value-type="float">
            <text:p>0.0005588479</text:p>
          </table:table-cell>
          <table:table-cell office:value-type="float" office:value="0.0004974537" calcext:value-type="float">
            <text:p>0.0004974537</text:p>
          </table:table-cell>
          <table:table-cell office:value-type="float" office:value="0.0004640676" calcext:value-type="float">
            <text:p>0.0004640676</text:p>
          </table:table-cell>
          <table:table-cell office:value-type="float" office:value="0.0003529257" calcext:value-type="float">
            <text:p>0.0003529257</text:p>
          </table:table-cell>
          <table:table-cell office:value-type="float" office:value="0.0003067135" calcext:value-type="float">
            <text:p>0.0003067135</text:p>
          </table:table-cell>
          <table:table-cell office:value-type="float" office:value="0.0002378691" calcext:value-type="float">
            <text:p>0.0002378691</text:p>
          </table:table-cell>
          <table:table-cell office:value-type="float" office:value="0.0002073839" calcext:value-type="float">
            <text:p>0.0002073839</text:p>
          </table:table-cell>
          <table:table-cell office:value-type="float" office:value="0.0001716488" calcext:value-type="float">
            <text:p>0.0001716488</text:p>
          </table:table-cell>
        </table:table-row>
        <table:table-row table:style-name="ro1">
          <table:table-cell office:value-type="float" office:value="0.0116122165655864" calcext:value-type="float">
            <text:p>0.011612216565586</text:p>
          </table:table-cell>
          <table:table-cell office:value-type="float" office:value="0.003272601" calcext:value-type="float">
            <text:p>0.003272601</text:p>
          </table:table-cell>
          <table:table-cell office:value-type="float" office:value="0.002143613" calcext:value-type="float">
            <text:p>0.002143613</text:p>
          </table:table-cell>
          <table:table-cell office:value-type="float" office:value="0.001736946" calcext:value-type="float">
            <text:p>0.001736946</text:p>
          </table:table-cell>
          <table:table-cell office:value-type="float" office:value="0.001157519" calcext:value-type="float">
            <text:p>0.001157519</text:p>
          </table:table-cell>
          <table:table-cell office:value-type="float" office:value="0.0009441089" calcext:value-type="float">
            <text:p>0.0009441089</text:p>
          </table:table-cell>
          <table:table-cell office:value-type="float" office:value="0.0007157463" calcext:value-type="float">
            <text:p>0.0007157463</text:p>
          </table:table-cell>
          <table:table-cell office:value-type="float" office:value="0.0005479378" calcext:value-type="float">
            <text:p>0.0005479378</text:p>
          </table:table-cell>
          <table:table-cell office:value-type="float" office:value="0.0004924144" calcext:value-type="float">
            <text:p>0.0004924144</text:p>
          </table:table-cell>
          <table:table-cell office:value-type="float" office:value="0.0004602585" calcext:value-type="float">
            <text:p>0.0004602585</text:p>
          </table:table-cell>
          <table:table-cell office:value-type="float" office:value="0.0003479462" calcext:value-type="float">
            <text:p>0.0003479462</text:p>
          </table:table-cell>
          <table:table-cell office:value-type="float" office:value="0.0003021807" calcext:value-type="float">
            <text:p>0.0003021807</text:p>
          </table:table-cell>
          <table:table-cell office:value-type="float" office:value="0.0002359897" calcext:value-type="float">
            <text:p>0.0002359897</text:p>
          </table:table-cell>
          <table:table-cell office:value-type="float" office:value="0.0002035006" calcext:value-type="float">
            <text:p>0.0002035006</text:p>
          </table:table-cell>
          <table:table-cell office:value-type="float" office:value="0.0001706474" calcext:value-type="float">
            <text:p>0.0001706474</text:p>
          </table:table-cell>
        </table:table-row>
        <table:table-row table:style-name="ro1">
          <table:table-cell office:value-type="float" office:value="0.0116471929637964" calcext:value-type="float">
            <text:p>0.011647192963796</text:p>
          </table:table-cell>
          <table:table-cell office:value-type="float" office:value="0.003266008" calcext:value-type="float">
            <text:p>0.003266008</text:p>
          </table:table-cell>
          <table:table-cell office:value-type="float" office:value="0.00210139" calcext:value-type="float">
            <text:p>0.00210139</text:p>
          </table:table-cell>
          <table:table-cell office:value-type="float" office:value="0.001714407" calcext:value-type="float">
            <text:p>0.001714407</text:p>
          </table:table-cell>
          <table:table-cell office:value-type="float" office:value="0.001148864" calcext:value-type="float">
            <text:p>0.001148864</text:p>
          </table:table-cell>
          <table:table-cell office:value-type="float" office:value="0.0009249324" calcext:value-type="float">
            <text:p>0.0009249324</text:p>
          </table:table-cell>
          <table:table-cell office:value-type="float" office:value="0.000712255" calcext:value-type="float">
            <text:p>0.000712255</text:p>
          </table:table-cell>
          <table:table-cell office:value-type="float" office:value="0.0005377113" calcext:value-type="float">
            <text:p>0.0005377113</text:p>
          </table:table-cell>
          <table:table-cell office:value-type="float" office:value="0.0004881852" calcext:value-type="float">
            <text:p>0.0004881852</text:p>
          </table:table-cell>
          <table:table-cell office:value-type="float" office:value="0.0004558792" calcext:value-type="float">
            <text:p>0.0004558792</text:p>
          </table:table-cell>
          <table:table-cell office:value-type="float" office:value="0.0003436475" calcext:value-type="float">
            <text:p>0.0003436475</text:p>
          </table:table-cell>
          <table:table-cell office:value-type="float" office:value="0.0002973089" calcext:value-type="float">
            <text:p>0.0002973089</text:p>
          </table:table-cell>
          <table:table-cell office:value-type="float" office:value="0.0002345142" calcext:value-type="float">
            <text:p>0.0002345142</text:p>
          </table:table-cell>
          <table:table-cell office:value-type="float" office:value="0.0001996019" calcext:value-type="float">
            <text:p>0.0001996019</text:p>
          </table:table-cell>
          <table:table-cell office:value-type="float" office:value="0.0001695778" calcext:value-type="float">
            <text:p>0.0001695778</text:p>
          </table:table-cell>
        </table:table-row>
        <table:table-row table:style-name="ro1">
          <table:table-cell office:value-type="float" office:value="0.0116821693620063" calcext:value-type="float">
            <text:p>0.011682169362006</text:p>
          </table:table-cell>
          <table:table-cell office:value-type="float" office:value="0.003257642" calcext:value-type="float">
            <text:p>0.003257642</text:p>
          </table:table-cell>
          <table:table-cell office:value-type="float" office:value="0.00206309" calcext:value-type="float">
            <text:p>0.00206309</text:p>
          </table:table-cell>
          <table:table-cell office:value-type="float" office:value="0.001689715" calcext:value-type="float">
            <text:p>0.001689715</text:p>
          </table:table-cell>
          <table:table-cell office:value-type="float" office:value="0.001141729" calcext:value-type="float">
            <text:p>0.001141729</text:p>
          </table:table-cell>
          <table:table-cell office:value-type="float" office:value="0.0009056479" calcext:value-type="float">
            <text:p>0.0009056479</text:p>
          </table:table-cell>
          <table:table-cell office:value-type="float" office:value="0.0007084436" calcext:value-type="float">
            <text:p>0.0007084436</text:p>
          </table:table-cell>
          <table:table-cell office:value-type="float" office:value="0.0005282754" calcext:value-type="float">
            <text:p>0.0005282754</text:p>
          </table:table-cell>
          <table:table-cell office:value-type="float" office:value="0.0004846604" calcext:value-type="float">
            <text:p>0.0004846604</text:p>
          </table:table-cell>
          <table:table-cell office:value-type="float" office:value="0.0004508951" calcext:value-type="float">
            <text:p>0.0004508951</text:p>
          </table:table-cell>
          <table:table-cell office:value-type="float" office:value="0.0003400005" calcext:value-type="float">
            <text:p>0.0003400005</text:p>
          </table:table-cell>
          <table:table-cell office:value-type="float" office:value="0.0002921725" calcext:value-type="float">
            <text:p>0.0002921725</text:p>
          </table:table-cell>
          <table:table-cell office:value-type="float" office:value="0.000233347" calcext:value-type="float">
            <text:p>0.000233347</text:p>
          </table:table-cell>
          <table:table-cell office:value-type="float" office:value="0.0001957703" calcext:value-type="float">
            <text:p>0.0001957703</text:p>
          </table:table-cell>
          <table:table-cell office:value-type="float" office:value="0.0001683747" calcext:value-type="float">
            <text:p>0.0001683747</text:p>
          </table:table-cell>
        </table:table-row>
        <table:table-row table:style-name="ro1">
          <table:table-cell office:value-type="float" office:value="0.0117171457602163" calcext:value-type="float">
            <text:p>0.011717145760216</text:p>
          </table:table-cell>
          <table:table-cell office:value-type="float" office:value="0.003246882" calcext:value-type="float">
            <text:p>0.003246882</text:p>
          </table:table-cell>
          <table:table-cell office:value-type="float" office:value="0.002028809" calcext:value-type="float">
            <text:p>0.002028809</text:p>
          </table:table-cell>
          <table:table-cell office:value-type="float" office:value="0.001663036" calcext:value-type="float">
            <text:p>0.001663036</text:p>
          </table:table-cell>
          <table:table-cell office:value-type="float" office:value="0.001135838" calcext:value-type="float">
            <text:p>0.001135838</text:p>
          </table:table-cell>
          <table:table-cell office:value-type="float" office:value="0.0008865105" calcext:value-type="float">
            <text:p>0.0008865105</text:p>
          </table:table-cell>
          <table:table-cell office:value-type="float" office:value="0.0007041438" calcext:value-type="float">
            <text:p>0.0007041438</text:p>
          </table:table-cell>
          <table:table-cell office:value-type="float" office:value="0.0005197136" calcext:value-type="float">
            <text:p>0.0005197136</text:p>
          </table:table-cell>
          <table:table-cell office:value-type="float" office:value="0.0004817074" calcext:value-type="float">
            <text:p>0.0004817074</text:p>
          </table:table-cell>
          <table:table-cell office:value-type="float" office:value="0.0004452986" calcext:value-type="float">
            <text:p>0.0004452986</text:p>
          </table:table-cell>
          <table:table-cell office:value-type="float" office:value="0.0003369554" calcext:value-type="float">
            <text:p>0.0003369554</text:p>
          </table:table-cell>
          <table:table-cell office:value-type="float" office:value="0.000286859" calcext:value-type="float">
            <text:p>0.000286859</text:p>
          </table:table-cell>
          <table:table-cell office:value-type="float" office:value="0.0002323777" calcext:value-type="float">
            <text:p>0.0002323777</text:p>
          </table:table-cell>
          <table:table-cell office:value-type="float" office:value="0.0001920947" calcext:value-type="float">
            <text:p>0.0001920947</text:p>
          </table:table-cell>
          <table:table-cell office:value-type="float" office:value="0.000166984" calcext:value-type="float">
            <text:p>0.000166984</text:p>
          </table:table-cell>
        </table:table-row>
        <table:table-row table:style-name="ro1">
          <table:table-cell office:value-type="float" office:value="0.0117521221584263" calcext:value-type="float">
            <text:p>0.011752122158426</text:p>
          </table:table-cell>
          <table:table-cell office:value-type="float" office:value="0.003233173" calcext:value-type="float">
            <text:p>0.003233173</text:p>
          </table:table-cell>
          <table:table-cell office:value-type="float" office:value="0.001998555" calcext:value-type="float">
            <text:p>0.001998555</text:p>
          </table:table-cell>
          <table:table-cell office:value-type="float" office:value="0.00163458" calcext:value-type="float">
            <text:p>0.00163458</text:p>
          </table:table-cell>
          <table:table-cell office:value-type="float" office:value="0.001130895" calcext:value-type="float">
            <text:p>0.001130895</text:p>
          </table:table-cell>
          <table:table-cell office:value-type="float" office:value="0.0008677734" calcext:value-type="float">
            <text:p>0.0008677734</text:p>
          </table:table-cell>
          <table:table-cell office:value-type="float" office:value="0.0006992099" calcext:value-type="float">
            <text:p>0.0006992099</text:p>
          </table:table-cell>
          <table:table-cell office:value-type="float" office:value="0.0005120735" calcext:value-type="float">
            <text:p>0.0005120735</text:p>
          </table:table-cell>
          <table:table-cell office:value-type="float" office:value="0.0004791769" calcext:value-type="float">
            <text:p>0.0004791769</text:p>
          </table:table-cell>
          <table:table-cell office:value-type="float" office:value="0.0004391179" calcext:value-type="float">
            <text:p>0.0004391179</text:p>
          </table:table-cell>
          <table:table-cell office:value-type="float" office:value="0.0003344343" calcext:value-type="float">
            <text:p>0.0003344343</text:p>
          </table:table-cell>
          <table:table-cell office:value-type="float" office:value="0.0002814667" calcext:value-type="float">
            <text:p>0.0002814667</text:p>
          </table:table-cell>
          <table:table-cell office:value-type="float" office:value="0.0002314908" calcext:value-type="float">
            <text:p>0.0002314908</text:p>
          </table:table-cell>
          <table:table-cell office:value-type="float" office:value="0.0001886478" calcext:value-type="float">
            <text:p>0.0001886478</text:p>
          </table:table-cell>
          <table:table-cell office:value-type="float" office:value="0.0001653671" calcext:value-type="float">
            <text:p>0.0001653671</text:p>
          </table:table-cell>
        </table:table-row>
        <table:table-row table:style-name="ro1">
          <table:table-cell office:value-type="float" office:value="0.0117870985566362" calcext:value-type="float">
            <text:p>0.011787098556636</text:p>
          </table:table-cell>
          <table:table-cell office:value-type="float" office:value="0.003216068" calcext:value-type="float">
            <text:p>0.003216068</text:p>
          </table:table-cell>
          <table:table-cell office:value-type="float" office:value="0.001972259" calcext:value-type="float">
            <text:p>0.001972259</text:p>
          </table:table-cell>
          <table:table-cell office:value-type="float" office:value="0.001604606" calcext:value-type="float">
            <text:p>0.001604606</text:p>
          </table:table-cell>
          <table:table-cell office:value-type="float" office:value="0.001126592" calcext:value-type="float">
            <text:p>0.001126592</text:p>
          </table:table-cell>
          <table:table-cell office:value-type="float" office:value="0.0008496618" calcext:value-type="float">
            <text:p>0.0008496618</text:p>
          </table:table-cell>
          <table:table-cell office:value-type="float" office:value="0.0006935298" calcext:value-type="float">
            <text:p>0.0006935298</text:p>
          </table:table-cell>
          <table:table-cell office:value-type="float" office:value="0.0005053661" calcext:value-type="float">
            <text:p>0.0005053661</text:p>
          </table:table-cell>
          <table:table-cell office:value-type="float" office:value="0.0004769157" calcext:value-type="float">
            <text:p>0.0004769157</text:p>
          </table:table-cell>
          <table:table-cell office:value-type="float" office:value="0.0004324024" calcext:value-type="float">
            <text:p>0.0004324024</text:p>
          </table:table-cell>
          <table:table-cell office:value-type="float" office:value="0.0003323388" calcext:value-type="float">
            <text:p>0.0003323388</text:p>
          </table:table-cell>
          <table:table-cell office:value-type="float" office:value="0.0002760963" calcext:value-type="float">
            <text:p>0.0002760963</text:p>
          </table:table-cell>
          <table:table-cell office:value-type="float" office:value="0.0002305733" calcext:value-type="float">
            <text:p>0.0002305733</text:p>
          </table:table-cell>
          <table:table-cell office:value-type="float" office:value="0.0001854927" calcext:value-type="float">
            <text:p>0.0001854927</text:p>
          </table:table-cell>
          <table:table-cell office:value-type="float" office:value="0.0001635057" calcext:value-type="float">
            <text:p>0.0001635057</text:p>
          </table:table-cell>
        </table:table-row>
        <table:table-row table:style-name="ro1">
          <table:table-cell office:value-type="float" office:value="0.0118220749548462" calcext:value-type="float">
            <text:p>0.011822074954846</text:p>
          </table:table-cell>
          <table:table-cell office:value-type="float" office:value="0.003195197" calcext:value-type="float">
            <text:p>0.003195197</text:p>
          </table:table-cell>
          <table:table-cell office:value-type="float" office:value="0.001949785" calcext:value-type="float">
            <text:p>0.001949785</text:p>
          </table:table-cell>
          <table:table-cell office:value-type="float" office:value="0.001573436" calcext:value-type="float">
            <text:p>0.001573436</text:p>
          </table:table-cell>
          <table:table-cell office:value-type="float" office:value="0.001122618" calcext:value-type="float">
            <text:p>0.001122618</text:p>
          </table:table-cell>
          <table:table-cell office:value-type="float" office:value="0.0008323974" calcext:value-type="float">
            <text:p>0.0008323974</text:p>
          </table:table-cell>
          <table:table-cell office:value-type="float" office:value="0.0006870291" calcext:value-type="float">
            <text:p>0.0006870291</text:p>
          </table:table-cell>
          <table:table-cell office:value-type="float" office:value="0.0004995773" calcext:value-type="float">
            <text:p>0.0004995773</text:p>
          </table:table-cell>
          <table:table-cell office:value-type="float" office:value="0.0004747589" calcext:value-type="float">
            <text:p>0.0004747589</text:p>
          </table:table-cell>
          <table:table-cell office:value-type="float" office:value="0.0004252354" calcext:value-type="float">
            <text:p>0.0004252354</text:p>
          </table:table-cell>
          <table:table-cell office:value-type="float" office:value="0.0003305607" calcext:value-type="float">
            <text:p>0.0003305607</text:p>
          </table:table-cell>
          <table:table-cell office:value-type="float" office:value="0.0002708553" calcext:value-type="float">
            <text:p>0.0002708553</text:p>
          </table:table-cell>
          <table:table-cell office:value-type="float" office:value="0.0002295153" calcext:value-type="float">
            <text:p>0.0002295153</text:p>
          </table:table-cell>
          <table:table-cell office:value-type="float" office:value="0.0001826732" calcext:value-type="float">
            <text:p>0.0001826732</text:p>
          </table:table-cell>
          <table:table-cell office:value-type="float" office:value="0.0001614024" calcext:value-type="float">
            <text:p>0.0001614024</text:p>
          </table:table-cell>
        </table:table-row>
        <table:table-row table:style-name="ro1">
          <table:table-cell office:value-type="float" office:value="0.0118570513530562" calcext:value-type="float">
            <text:p>0.011857051353056</text:p>
          </table:table-cell>
          <table:table-cell office:value-type="float" office:value="0.003170307" calcext:value-type="float">
            <text:p>0.003170307</text:p>
          </table:table-cell>
          <table:table-cell office:value-type="float" office:value="0.00193091" calcext:value-type="float">
            <text:p>0.00193091</text:p>
          </table:table-cell>
          <table:table-cell office:value-type="float" office:value="0.001541383" calcext:value-type="float">
            <text:p>0.001541383</text:p>
          </table:table-cell>
          <table:table-cell office:value-type="float" office:value="0.001118665" calcext:value-type="float">
            <text:p>0.001118665</text:p>
          </table:table-cell>
          <table:table-cell office:value-type="float" office:value="0.0008161633" calcext:value-type="float">
            <text:p>0.0008161633</text:p>
          </table:table-cell>
          <table:table-cell office:value-type="float" office:value="0.0006796653" calcext:value-type="float">
            <text:p>0.0006796653</text:p>
          </table:table-cell>
          <table:table-cell office:value-type="float" office:value="0.0004946527" calcext:value-type="float">
            <text:p>0.0004946527</text:p>
          </table:table-cell>
          <table:table-cell office:value-type="float" office:value="0.0004725543" calcext:value-type="float">
            <text:p>0.0004725543</text:p>
          </table:table-cell>
          <table:table-cell office:value-type="float" office:value="0.0004177139" calcext:value-type="float">
            <text:p>0.0004177139</text:p>
          </table:table-cell>
          <table:table-cell office:value-type="float" office:value="0.0003289752" calcext:value-type="float">
            <text:p>0.0003289752</text:p>
          </table:table-cell>
          <table:table-cell office:value-type="float" office:value="0.0002658347" calcext:value-type="float">
            <text:p>0.0002658347</text:p>
          </table:table-cell>
          <table:table-cell office:value-type="float" office:value="0.000228225" calcext:value-type="float">
            <text:p>0.000228225</text:p>
          </table:table-cell>
          <table:table-cell office:value-type="float" office:value="0.0001802117" calcext:value-type="float">
            <text:p>0.0001802117</text:p>
          </table:table-cell>
          <table:table-cell office:value-type="float" office:value="0.0001590695" calcext:value-type="float">
            <text:p>0.0001590695</text:p>
          </table:table-cell>
        </table:table-row>
        <table:table-row table:style-name="ro1">
          <table:table-cell office:value-type="float" office:value="0.0118920277512661" calcext:value-type="float">
            <text:p>0.011892027751266</text:p>
          </table:table-cell>
          <table:table-cell office:value-type="float" office:value="0.003141231" calcext:value-type="float">
            <text:p>0.003141231</text:p>
          </table:table-cell>
          <table:table-cell office:value-type="float" office:value="0.001915354" calcext:value-type="float">
            <text:p>0.001915354</text:p>
          </table:table-cell>
          <table:table-cell office:value-type="float" office:value="0.00150882" calcext:value-type="float">
            <text:p>0.00150882</text:p>
          </table:table-cell>
          <table:table-cell office:value-type="float" office:value="0.001114449" calcext:value-type="float">
            <text:p>0.001114449</text:p>
          </table:table-cell>
          <table:table-cell office:value-type="float" office:value="0.0008011155" calcext:value-type="float">
            <text:p>0.0008011155</text:p>
          </table:table-cell>
          <table:table-cell office:value-type="float" office:value="0.0006714315" calcext:value-type="float">
            <text:p>0.0006714315</text:p>
          </table:table-cell>
          <table:table-cell office:value-type="float" office:value="0.0004905148" calcext:value-type="float">
            <text:p>0.0004905148</text:p>
          </table:table-cell>
          <table:table-cell office:value-type="float" office:value="0.0004701549" calcext:value-type="float">
            <text:p>0.0004701549</text:p>
          </table:table-cell>
          <table:table-cell office:value-type="float" office:value="0.0004099567" calcext:value-type="float">
            <text:p>0.0004099567</text:p>
          </table:table-cell>
          <table:table-cell office:value-type="float" office:value="0.0003274617" calcext:value-type="float">
            <text:p>0.0003274617</text:p>
          </table:table-cell>
          <table:table-cell office:value-type="float" office:value="0.0002611218" calcext:value-type="float">
            <text:p>0.0002611218</text:p>
          </table:table-cell>
          <table:table-cell office:value-type="float" office:value="0.0002266243" calcext:value-type="float">
            <text:p>0.0002266243</text:p>
          </table:table-cell>
          <table:table-cell office:value-type="float" office:value="0.0001781136" calcext:value-type="float">
            <text:p>0.0001781136</text:p>
          </table:table-cell>
          <table:table-cell office:value-type="float" office:value="0.0001565475" calcext:value-type="float">
            <text:p>0.0001565475</text:p>
          </table:table-cell>
        </table:table-row>
        <table:table-row table:style-name="ro1">
          <table:table-cell office:value-type="float" office:value="0.0119270041494761" calcext:value-type="float">
            <text:p>0.011927004149476</text:p>
          </table:table-cell>
          <table:table-cell office:value-type="float" office:value="0.003107916" calcext:value-type="float">
            <text:p>0.003107916</text:p>
          </table:table-cell>
          <table:table-cell office:value-type="float" office:value="0.001902775" calcext:value-type="float">
            <text:p>0.001902775</text:p>
          </table:table-cell>
          <table:table-cell office:value-type="float" office:value="0.001476093" calcext:value-type="float">
            <text:p>0.001476093</text:p>
          </table:table-cell>
          <table:table-cell office:value-type="float" office:value="0.001109695" calcext:value-type="float">
            <text:p>0.001109695</text:p>
          </table:table-cell>
          <table:table-cell office:value-type="float" office:value="0.0007873635" calcext:value-type="float">
            <text:p>0.0007873635</text:p>
          </table:table-cell>
          <table:table-cell office:value-type="float" office:value="0.0006623572" calcext:value-type="float">
            <text:p>0.0006623572</text:p>
          </table:table-cell>
          <table:table-cell office:value-type="float" office:value="0.0004870594" calcext:value-type="float">
            <text:p>0.0004870594</text:p>
          </table:table-cell>
          <table:table-cell office:value-type="float" office:value="0.0004674279" calcext:value-type="float">
            <text:p>0.0004674279</text:p>
          </table:table-cell>
          <table:table-cell office:value-type="float" office:value="0.0004020912" calcext:value-type="float">
            <text:p>0.0004020912</text:p>
          </table:table-cell>
          <table:table-cell office:value-type="float" office:value="0.0003258987" calcext:value-type="float">
            <text:p>0.0003258987</text:p>
          </table:table-cell>
          <table:table-cell office:value-type="float" office:value="0.0002567824" calcext:value-type="float">
            <text:p>0.0002567824</text:p>
          </table:table-cell>
          <table:table-cell office:value-type="float" office:value="0.0002246617" calcext:value-type="float">
            <text:p>0.0002246617</text:p>
          </table:table-cell>
          <table:table-cell office:value-type="float" office:value="0.0001763603" calcext:value-type="float">
            <text:p>0.0001763603</text:p>
          </table:table-cell>
          <table:table-cell office:value-type="float" office:value="0.0001538833" calcext:value-type="float">
            <text:p>0.0001538833</text:p>
          </table:table-cell>
        </table:table-row>
        <table:table-row table:style-name="ro1">
          <table:table-cell office:value-type="float" office:value="0.0119619805476861" calcext:value-type="float">
            <text:p>0.011961980547686</text:p>
          </table:table-cell>
          <table:table-cell office:value-type="float" office:value="0.003070397" calcext:value-type="float">
            <text:p>0.003070397</text:p>
          </table:table-cell>
          <table:table-cell office:value-type="float" office:value="0.001892795" calcext:value-type="float">
            <text:p>0.001892795</text:p>
          </table:table-cell>
          <table:table-cell office:value-type="float" office:value="0.001443581" calcext:value-type="float">
            <text:p>0.001443581</text:p>
          </table:table-cell>
          <table:table-cell office:value-type="float" office:value="0.001104164" calcext:value-type="float">
            <text:p>0.001104164</text:p>
          </table:table-cell>
          <table:table-cell office:value-type="float" office:value="0.0007749928" calcext:value-type="float">
            <text:p>0.0007749928</text:p>
          </table:table-cell>
          <table:table-cell office:value-type="float" office:value="0.0006525069" calcext:value-type="float">
            <text:p>0.0006525069</text:p>
          </table:table-cell>
          <table:table-cell office:value-type="float" office:value="0.0004841603" calcext:value-type="float">
            <text:p>0.0004841603</text:p>
          </table:table-cell>
          <table:table-cell office:value-type="float" office:value="0.0004642658" calcext:value-type="float">
            <text:p>0.0004642658</text:p>
          </table:table-cell>
          <table:table-cell office:value-type="float" office:value="0.0003942492" calcext:value-type="float">
            <text:p>0.0003942492</text:p>
          </table:table-cell>
          <table:table-cell office:value-type="float" office:value="0.000324173" calcext:value-type="float">
            <text:p>0.000324173</text:p>
          </table:table-cell>
          <table:table-cell office:value-type="float" office:value="0.0002528677" calcext:value-type="float">
            <text:p>0.0002528677</text:p>
          </table:table-cell>
          <table:table-cell office:value-type="float" office:value="0.0002223053" calcext:value-type="float">
            <text:p>0.0002223053</text:p>
          </table:table-cell>
          <table:table-cell office:value-type="float" office:value="0.0001749173" calcext:value-type="float">
            <text:p>0.0001749173</text:p>
          </table:table-cell>
          <table:table-cell office:value-type="float" office:value="0.0001511371" calcext:value-type="float">
            <text:p>0.0001511371</text:p>
          </table:table-cell>
        </table:table-row>
        <table:table-row table:style-name="ro1">
          <table:table-cell office:value-type="float" office:value="0.011996956945896" calcext:value-type="float">
            <text:p>0.011996956945896</text:p>
          </table:table-cell>
          <table:table-cell office:value-type="float" office:value="0.003028815" calcext:value-type="float">
            <text:p>0.003028815</text:p>
          </table:table-cell>
          <table:table-cell office:value-type="float" office:value="0.001884986" calcext:value-type="float">
            <text:p>0.001884986</text:p>
          </table:table-cell>
          <table:table-cell office:value-type="float" office:value="0.001411633" calcext:value-type="float">
            <text:p>0.001411633</text:p>
          </table:table-cell>
          <table:table-cell office:value-type="float" office:value="0.001097656" calcext:value-type="float">
            <text:p>0.001097656</text:p>
          </table:table-cell>
          <table:table-cell office:value-type="float" office:value="0.0007640345" calcext:value-type="float">
            <text:p>0.0007640345</text:p>
          </table:table-cell>
          <table:table-cell office:value-type="float" office:value="0.0006419786" calcext:value-type="float">
            <text:p>0.0006419786</text:p>
          </table:table-cell>
          <table:table-cell office:value-type="float" office:value="0.0004816814" calcext:value-type="float">
            <text:p>0.0004816814</text:p>
          </table:table-cell>
          <table:table-cell office:value-type="float" office:value="0.0004605792" calcext:value-type="float">
            <text:p>0.0004605792</text:p>
          </table:table-cell>
          <table:table-cell office:value-type="float" office:value="0.0003865601" calcext:value-type="float">
            <text:p>0.0003865601</text:p>
          </table:table-cell>
          <table:table-cell office:value-type="float" office:value="0.0003221863" calcext:value-type="float">
            <text:p>0.0003221863</text:p>
          </table:table-cell>
          <table:table-cell office:value-type="float" office:value="0.0002494056" calcext:value-type="float">
            <text:p>0.0002494056</text:p>
          </table:table-cell>
          <table:table-cell office:value-type="float" office:value="0.0002195511" calcext:value-type="float">
            <text:p>0.0002195511</text:p>
          </table:table-cell>
          <table:table-cell office:value-type="float" office:value="0.0001737317" calcext:value-type="float">
            <text:p>0.0001737317</text:p>
          </table:table-cell>
          <table:table-cell office:value-type="float" office:value="0.0001483701" calcext:value-type="float">
            <text:p>0.0001483701</text:p>
          </table:table-cell>
        </table:table-row>
        <table:table-row table:style-name="ro1">
          <table:table-cell office:value-type="float" office:value="0.012031933344106" calcext:value-type="float">
            <text:p>0.012031933344106</text:p>
          </table:table-cell>
          <table:table-cell office:value-type="float" office:value="0.00298338" calcext:value-type="float">
            <text:p>0.00298338</text:p>
          </table:table-cell>
          <table:table-cell office:value-type="float" office:value="0.001878899" calcext:value-type="float">
            <text:p>0.001878899</text:p>
          </table:table-cell>
          <table:table-cell office:value-type="float" office:value="0.001380605" calcext:value-type="float">
            <text:p>0.001380605</text:p>
          </table:table-cell>
          <table:table-cell office:value-type="float" office:value="0.001090002" calcext:value-type="float">
            <text:p>0.001090002</text:p>
          </table:table-cell>
          <table:table-cell office:value-type="float" office:value="0.0007544886" calcext:value-type="float">
            <text:p>0.0007544886</text:p>
          </table:table-cell>
          <table:table-cell office:value-type="float" office:value="0.0006308913" calcext:value-type="float">
            <text:p>0.0006308913</text:p>
          </table:table-cell>
          <table:table-cell office:value-type="float" office:value="0.0004794688" calcext:value-type="float">
            <text:p>0.0004794688</text:p>
          </table:table-cell>
          <table:table-cell office:value-type="float" office:value="0.0004563119" calcext:value-type="float">
            <text:p>0.0004563119</text:p>
          </table:table-cell>
          <table:table-cell office:value-type="float" office:value="0.0003791493" calcext:value-type="float">
            <text:p>0.0003791493</text:p>
          </table:table-cell>
          <table:table-cell office:value-type="float" office:value="0.0003198563" calcext:value-type="float">
            <text:p>0.0003198563</text:p>
          </table:table-cell>
          <table:table-cell office:value-type="float" office:value="0.0002464031" calcext:value-type="float">
            <text:p>0.0002464031</text:p>
          </table:table-cell>
          <table:table-cell office:value-type="float" office:value="0.0002164203" calcext:value-type="float">
            <text:p>0.0002164203</text:p>
          </table:table-cell>
          <table:table-cell office:value-type="float" office:value="0.0001727388" calcext:value-type="float">
            <text:p>0.0001727388</text:p>
          </table:table-cell>
          <table:table-cell office:value-type="float" office:value="0.0001456517" calcext:value-type="float">
            <text:p>0.0001456517</text:p>
          </table:table-cell>
        </table:table-row>
        <table:table-row table:style-name="ro1">
          <table:table-cell office:value-type="float" office:value="0.012066909742316" calcext:value-type="float">
            <text:p>0.012066909742316</text:p>
          </table:table-cell>
          <table:table-cell office:value-type="float" office:value="0.002934411" calcext:value-type="float">
            <text:p>0.002934411</text:p>
          </table:table-cell>
          <table:table-cell office:value-type="float" office:value="0.001874067" calcext:value-type="float">
            <text:p>0.001874067</text:p>
          </table:table-cell>
          <table:table-cell office:value-type="float" office:value="0.001350798" calcext:value-type="float">
            <text:p>0.001350798</text:p>
          </table:table-cell>
          <table:table-cell office:value-type="float" office:value="0.00108108" calcext:value-type="float">
            <text:p>0.00108108</text:p>
          </table:table-cell>
          <table:table-cell office:value-type="float" office:value="0.0007463096" calcext:value-type="float">
            <text:p>0.0007463096</text:p>
          </table:table-cell>
          <table:table-cell office:value-type="float" office:value="0.0006193788" calcext:value-type="float">
            <text:p>0.0006193788</text:p>
          </table:table-cell>
          <table:table-cell office:value-type="float" office:value="0.0004773745" calcext:value-type="float">
            <text:p>0.0004773745</text:p>
          </table:table-cell>
          <table:table-cell office:value-type="float" office:value="0.0004514326" calcext:value-type="float">
            <text:p>0.0004514326</text:p>
          </table:table-cell>
          <table:table-cell office:value-type="float" office:value="0.0003721279" calcext:value-type="float">
            <text:p>0.0003721279</text:p>
          </table:table-cell>
          <table:table-cell office:value-type="float" office:value="0.0003171214" calcext:value-type="float">
            <text:p>0.0003171214</text:p>
          </table:table-cell>
          <table:table-cell office:value-type="float" office:value="0.0002438472" calcext:value-type="float">
            <text:p>0.0002438472</text:p>
          </table:table-cell>
          <table:table-cell office:value-type="float" office:value="0.0002129557" calcext:value-type="float">
            <text:p>0.0002129557</text:p>
          </table:table-cell>
          <table:table-cell office:value-type="float" office:value="0.0001718652" calcext:value-type="float">
            <text:p>0.0001718652</text:p>
          </table:table-cell>
          <table:table-cell office:value-type="float" office:value="0.0001430468" calcext:value-type="float">
            <text:p>0.0001430468</text:p>
          </table:table-cell>
        </table:table-row>
        <table:table-row table:style-name="ro1">
          <table:table-cell office:value-type="float" office:value="0.0121018861405259" calcext:value-type="float">
            <text:p>0.012101886140526</text:p>
          </table:table-cell>
          <table:table-cell office:value-type="float" office:value="0.00288227" calcext:value-type="float">
            <text:p>0.00288227</text:p>
          </table:table-cell>
          <table:table-cell office:value-type="float" office:value="0.00187002" calcext:value-type="float">
            <text:p>0.00187002</text:p>
          </table:table-cell>
          <table:table-cell office:value-type="float" office:value="0.001322496" calcext:value-type="float">
            <text:p>0.001322496</text:p>
          </table:table-cell>
          <table:table-cell office:value-type="float" office:value="0.001070816" calcext:value-type="float">
            <text:p>0.001070816</text:p>
          </table:table-cell>
          <table:table-cell office:value-type="float" office:value="0.0007394114" calcext:value-type="float">
            <text:p>0.0007394114</text:p>
          </table:table-cell>
          <table:table-cell office:value-type="float" office:value="0.0006076089" calcext:value-type="float">
            <text:p>0.0006076089</text:p>
          </table:table-cell>
          <table:table-cell office:value-type="float" office:value="0.0004752493" calcext:value-type="float">
            <text:p>0.0004752493</text:p>
          </table:table-cell>
          <table:table-cell office:value-type="float" office:value="0.0004459375" calcext:value-type="float">
            <text:p>0.0004459375</text:p>
          </table:table-cell>
          <table:table-cell office:value-type="float" office:value="0.0003655915" calcext:value-type="float">
            <text:p>0.0003655915</text:p>
          </table:table-cell>
          <table:table-cell office:value-type="float" office:value="0.0003139499" calcext:value-type="float">
            <text:p>0.0003139499</text:p>
          </table:table-cell>
          <table:table-cell office:value-type="float" office:value="0.0002417005" calcext:value-type="float">
            <text:p>0.0002417005</text:p>
          </table:table-cell>
          <table:table-cell office:value-type="float" office:value="0.0002092221" calcext:value-type="float">
            <text:p>0.0002092221</text:p>
          </table:table-cell>
          <table:table-cell office:value-type="float" office:value="0.0001710343" calcext:value-type="float">
            <text:p>0.0001710343</text:p>
          </table:table-cell>
          <table:table-cell office:value-type="float" office:value="0.0001406086" calcext:value-type="float">
            <text:p>0.0001406086</text:p>
          </table:table-cell>
        </table:table-row>
        <table:table-row table:style-name="ro1">
          <table:table-cell office:value-type="float" office:value="0.0121368625387359" calcext:value-type="float">
            <text:p>0.012136862538736</text:p>
          </table:table-cell>
          <table:table-cell office:value-type="float" office:value="0.002827401" calcext:value-type="float">
            <text:p>0.002827401</text:p>
          </table:table-cell>
          <table:table-cell office:value-type="float" office:value="0.001866286" calcext:value-type="float">
            <text:p>0.001866286</text:p>
          </table:table-cell>
          <table:table-cell office:value-type="float" office:value="0.001295948" calcext:value-type="float">
            <text:p>0.001295948</text:p>
          </table:table-cell>
          <table:table-cell office:value-type="float" office:value="0.001059175" calcext:value-type="float">
            <text:p>0.001059175</text:p>
          </table:table-cell>
          <table:table-cell office:value-type="float" office:value="0.0007336818" calcext:value-type="float">
            <text:p>0.0007336818</text:p>
          </table:table-cell>
          <table:table-cell office:value-type="float" office:value="0.0005957423" calcext:value-type="float">
            <text:p>0.0005957423</text:p>
          </table:table-cell>
          <table:table-cell office:value-type="float" office:value="0.0004729498" calcext:value-type="float">
            <text:p>0.0004729498</text:p>
          </table:table-cell>
          <table:table-cell office:value-type="float" office:value="0.0004398574" calcext:value-type="float">
            <text:p>0.0004398574</text:p>
          </table:table-cell>
          <table:table-cell office:value-type="float" office:value="0.0003596141" calcext:value-type="float">
            <text:p>0.0003596141</text:p>
          </table:table-cell>
          <table:table-cell office:value-type="float" office:value="0.0003103248" calcext:value-type="float">
            <text:p>0.0003103248</text:p>
          </table:table-cell>
          <table:table-cell office:value-type="float" office:value="0.0002399101" calcext:value-type="float">
            <text:p>0.0002399101</text:p>
          </table:table-cell>
          <table:table-cell office:value-type="float" office:value="0.0002052998" calcext:value-type="float">
            <text:p>0.0002052998</text:p>
          </table:table-cell>
          <table:table-cell office:value-type="float" office:value="0.0001701706" calcext:value-type="float">
            <text:p>0.0001701706</text:p>
          </table:table-cell>
          <table:table-cell office:value-type="float" office:value="0.0001383831" calcext:value-type="float">
            <text:p>0.0001383831</text:p>
          </table:table-cell>
        </table:table-row>
        <table:table-row table:style-name="ro1">
          <table:table-cell office:value-type="float" office:value="0.0121718389369459" calcext:value-type="float">
            <text:p>0.012171838936946</text:p>
          </table:table-cell>
          <table:table-cell office:value-type="float" office:value="0.002770298" calcext:value-type="float">
            <text:p>0.002770298</text:p>
          </table:table-cell>
          <table:table-cell office:value-type="float" office:value="0.001862419" calcext:value-type="float">
            <text:p>0.001862419</text:p>
          </table:table-cell>
          <table:table-cell office:value-type="float" office:value="0.00127135" calcext:value-type="float">
            <text:p>0.00127135</text:p>
          </table:table-cell>
          <table:table-cell office:value-type="float" office:value="0.001046175" calcext:value-type="float">
            <text:p>0.001046175</text:p>
          </table:table-cell>
          <table:table-cell office:value-type="float" office:value="0.0007289735" calcext:value-type="float">
            <text:p>0.0007289735</text:p>
          </table:table-cell>
          <table:table-cell office:value-type="float" office:value="0.000583939" calcext:value-type="float">
            <text:p>0.000583939</text:p>
          </table:table-cell>
          <table:table-cell office:value-type="float" office:value="0.0004703519" calcext:value-type="float">
            <text:p>0.0004703519</text:p>
          </table:table-cell>
          <table:table-cell office:value-type="float" office:value="0.0004332455" calcext:value-type="float">
            <text:p>0.0004332455</text:p>
          </table:table-cell>
          <table:table-cell office:value-type="float" office:value="0.0003542474" calcext:value-type="float">
            <text:p>0.0003542474</text:p>
          </table:table-cell>
          <table:table-cell office:value-type="float" office:value="0.0003062589" calcext:value-type="float">
            <text:p>0.0003062589</text:p>
          </table:table-cell>
          <table:table-cell office:value-type="float" office:value="0.0002384101" calcext:value-type="float">
            <text:p>0.0002384101</text:p>
          </table:table-cell>
          <table:table-cell office:value-type="float" office:value="0.0002012791" calcext:value-type="float">
            <text:p>0.0002012791</text:p>
          </table:table-cell>
          <table:table-cell office:value-type="float" office:value="0.0001692037" calcext:value-type="float">
            <text:p>0.0001692037</text:p>
          </table:table-cell>
          <table:table-cell office:value-type="float" office:value="0.0001364022" calcext:value-type="float">
            <text:p>0.0001364022</text:p>
          </table:table-cell>
        </table:table-row>
        <table:table-row table:style-name="ro1">
          <table:table-cell office:value-type="float" office:value="0.0122068153351558" calcext:value-type="float">
            <text:p>0.012206815335156</text:p>
          </table:table-cell>
          <table:table-cell office:value-type="float" office:value="0.002711484" calcext:value-type="float">
            <text:p>0.002711484</text:p>
          </table:table-cell>
          <table:table-cell office:value-type="float" office:value="0.001857981" calcext:value-type="float">
            <text:p>0.001857981</text:p>
          </table:table-cell>
          <table:table-cell office:value-type="float" office:value="0.001248857" calcext:value-type="float">
            <text:p>0.001248857</text:p>
          </table:table-cell>
          <table:table-cell office:value-type="float" office:value="0.001031871" calcext:value-type="float">
            <text:p>0.001031871</text:p>
          </table:table-cell>
          <table:table-cell office:value-type="float" office:value="0.0007251174" calcext:value-type="float">
            <text:p>0.0007251174</text:p>
          </table:table-cell>
          <table:table-cell office:value-type="float" office:value="0.0005723748" calcext:value-type="float">
            <text:p>0.0005723748</text:p>
          </table:table-cell>
          <table:table-cell office:value-type="float" office:value="0.0004673461" calcext:value-type="float">
            <text:p>0.0004673461</text:p>
          </table:table-cell>
          <table:table-cell office:value-type="float" office:value="0.0004261804" calcext:value-type="float">
            <text:p>0.0004261804</text:p>
          </table:table-cell>
          <table:table-cell office:value-type="float" office:value="0.0003495177" calcext:value-type="float">
            <text:p>0.0003495177</text:p>
          </table:table-cell>
          <table:table-cell office:value-type="float" office:value="0.0003017897" calcext:value-type="float">
            <text:p>0.0003017897</text:p>
          </table:table-cell>
          <table:table-cell office:value-type="float" office:value="0.0002371164" calcext:value-type="float">
            <text:p>0.0002371164</text:p>
          </table:table-cell>
          <table:table-cell office:value-type="float" office:value="0.0001972559" calcext:value-type="float">
            <text:p>0.0001972559</text:p>
          </table:table-cell>
          <table:table-cell office:value-type="float" office:value="0.0001680736" calcext:value-type="float">
            <text:p>0.0001680736</text:p>
          </table:table-cell>
          <table:table-cell office:value-type="float" office:value="0.0001346813" calcext:value-type="float">
            <text:p>0.0001346813</text:p>
          </table:table-cell>
        </table:table-row>
        <table:table-row table:style-name="ro1">
          <table:table-cell office:value-type="float" office:value="0.0122417917333658" calcext:value-type="float">
            <text:p>0.012241791733366</text:p>
          </table:table-cell>
          <table:table-cell office:value-type="float" office:value="0.00265152" calcext:value-type="float">
            <text:p>0.00265152</text:p>
          </table:table-cell>
          <table:table-cell office:value-type="float" office:value="0.001852588" calcext:value-type="float">
            <text:p>0.001852588</text:p>
          </table:table-cell>
          <table:table-cell office:value-type="float" office:value="0.001228568" calcext:value-type="float">
            <text:p>0.001228568</text:p>
          </table:table-cell>
          <table:table-cell office:value-type="float" office:value="0.001016361" calcext:value-type="float">
            <text:p>0.001016361</text:p>
          </table:table-cell>
          <table:table-cell office:value-type="float" office:value="0.0007219278" calcext:value-type="float">
            <text:p>0.0007219278</text:p>
          </table:table-cell>
          <table:table-cell office:value-type="float" office:value="0.0005612072" calcext:value-type="float">
            <text:p>0.0005612072</text:p>
          </table:table-cell>
          <table:table-cell office:value-type="float" office:value="0.0004638462" calcext:value-type="float">
            <text:p>0.0004638462</text:p>
          </table:table-cell>
          <table:table-cell office:value-type="float" office:value="0.0004187582" calcext:value-type="float">
            <text:p>0.0004187582</text:p>
          </table:table-cell>
          <table:table-cell office:value-type="float" office:value="0.0003454266" calcext:value-type="float">
            <text:p>0.0003454266</text:p>
          </table:table-cell>
          <table:table-cell office:value-type="float" office:value="0.0002969731" calcext:value-type="float">
            <text:p>0.0002969731</text:p>
          </table:table-cell>
          <table:table-cell office:value-type="float" office:value="0.0002359462" calcext:value-type="float">
            <text:p>0.0002359462</text:p>
          </table:table-cell>
          <table:table-cell office:value-type="float" office:value="0.0001933238" calcext:value-type="float">
            <text:p>0.0001933238</text:p>
          </table:table-cell>
          <table:table-cell office:value-type="float" office:value="0.0001667341" calcext:value-type="float">
            <text:p>0.0001667341</text:p>
          </table:table-cell>
          <table:table-cell office:value-type="float" office:value="0.0001332213" calcext:value-type="float">
            <text:p>0.0001332213</text:p>
          </table:table-cell>
        </table:table-row>
        <table:table-row table:style-name="ro1">
          <table:table-cell office:value-type="float" office:value="0.0122767681315758" calcext:value-type="float">
            <text:p>0.012276768131576</text:p>
          </table:table-cell>
          <table:table-cell office:value-type="float" office:value="0.002590982" calcext:value-type="float">
            <text:p>0.002590982</text:p>
          </table:table-cell>
          <table:table-cell office:value-type="float" office:value="0.001845875" calcext:value-type="float">
            <text:p>0.001845875</text:p>
          </table:table-cell>
          <table:table-cell office:value-type="float" office:value="0.00121053" calcext:value-type="float">
            <text:p>0.00121053</text:p>
          </table:table-cell>
          <table:table-cell office:value-type="float" office:value="0.0009997889" calcext:value-type="float">
            <text:p>0.0009997889</text:p>
          </table:table-cell>
          <table:table-cell office:value-type="float" office:value="0.0007192013" calcext:value-type="float">
            <text:p>0.0007192013</text:p>
          </table:table-cell>
          <table:table-cell office:value-type="float" office:value="0.000550578" calcext:value-type="float">
            <text:p>0.000550578</text:p>
          </table:table-cell>
          <table:table-cell office:value-type="float" office:value="0.0004597903" calcext:value-type="float">
            <text:p>0.0004597903</text:p>
          </table:table-cell>
          <table:table-cell office:value-type="float" office:value="0.0004110862" calcext:value-type="float">
            <text:p>0.0004110862</text:p>
          </table:table-cell>
          <table:table-cell office:value-type="float" office:value="0.0003419518" calcext:value-type="float">
            <text:p>0.0003419518</text:p>
          </table:table-cell>
          <table:table-cell office:value-type="float" office:value="0.0002918844" calcext:value-type="float">
            <text:p>0.0002918844</text:p>
          </table:table-cell>
          <table:table-cell office:value-type="float" office:value="0.0002348093" calcext:value-type="float">
            <text:p>0.0002348093</text:p>
          </table:table-cell>
          <table:table-cell office:value-type="float" office:value="0.0001895772" calcext:value-type="float">
            <text:p>0.0001895772</text:p>
          </table:table-cell>
          <table:table-cell office:value-type="float" office:value="0.0001651545" calcext:value-type="float">
            <text:p>0.0001651545</text:p>
          </table:table-cell>
          <table:table-cell office:value-type="float" office:value="0.0001320049" calcext:value-type="float">
            <text:p>0.0001320049</text:p>
          </table:table-cell>
        </table:table-row>
        <table:table-row table:style-name="ro1">
          <table:table-cell office:value-type="float" office:value="0.0123117445297857" calcext:value-type="float">
            <text:p>0.012311744529786</text:p>
          </table:table-cell>
          <table:table-cell office:value-type="float" office:value="0.002530449" calcext:value-type="float">
            <text:p>0.002530449</text:p>
          </table:table-cell>
          <table:table-cell office:value-type="float" office:value="0.001837543" calcext:value-type="float">
            <text:p>0.001837543</text:p>
          </table:table-cell>
          <table:table-cell office:value-type="float" office:value="0.001194741" calcext:value-type="float">
            <text:p>0.001194741</text:p>
          </table:table-cell>
          <table:table-cell office:value-type="float" office:value="0.000982309" calcext:value-type="float">
            <text:p>0.000982309</text:p>
          </table:table-cell>
          <table:table-cell office:value-type="float" office:value="0.0007167358" calcext:value-type="float">
            <text:p>0.0007167358</text:p>
          </table:table-cell>
          <table:table-cell office:value-type="float" office:value="0.0005406028" calcext:value-type="float">
            <text:p>0.0005406028</text:p>
          </table:table-cell>
          <table:table-cell office:value-type="float" office:value="0.0004551459" calcext:value-type="float">
            <text:p>0.0004551459</text:p>
          </table:table-cell>
          <table:table-cell office:value-type="float" office:value="0.0004032917" calcext:value-type="float">
            <text:p>0.0004032917</text:p>
          </table:table-cell>
          <table:table-cell office:value-type="float" office:value="0.0003390441" calcext:value-type="float">
            <text:p>0.0003390441</text:p>
          </table:table-cell>
          <table:table-cell office:value-type="float" office:value="0.0002866086" calcext:value-type="float">
            <text:p>0.0002866086</text:p>
          </table:table-cell>
          <table:table-cell office:value-type="float" office:value="0.0002336219" calcext:value-type="float">
            <text:p>0.0002336219</text:p>
          </table:table-cell>
          <table:table-cell office:value-type="float" office:value="0.0001860925" calcext:value-type="float">
            <text:p>0.0001860925</text:p>
          </table:table-cell>
          <table:table-cell office:value-type="float" office:value="0.0001633205" calcext:value-type="float">
            <text:p>0.0001633205</text:p>
          </table:table-cell>
          <table:table-cell office:value-type="float" office:value="0.0001310021" calcext:value-type="float">
            <text:p>0.0001310021</text:p>
          </table:table-cell>
        </table:table-row>
        <table:table-row table:style-name="ro1">
          <table:table-cell office:value-type="float" office:value="0.0123467209279957" calcext:value-type="float">
            <text:p>0.012346720927996</text:p>
          </table:table-cell>
          <table:table-cell office:value-type="float" office:value="0.002470495" calcext:value-type="float">
            <text:p>0.002470495</text:p>
          </table:table-cell>
          <table:table-cell office:value-type="float" office:value="0.001827331" calcext:value-type="float">
            <text:p>0.001827331</text:p>
          </table:table-cell>
          <table:table-cell office:value-type="float" office:value="0.001181146" calcext:value-type="float">
            <text:p>0.001181146</text:p>
          </table:table-cell>
          <table:table-cell office:value-type="float" office:value="0.0009641282" calcext:value-type="float">
            <text:p>0.0009641282</text:p>
          </table:table-cell>
          <table:table-cell office:value-type="float" office:value="0.0007143274" calcext:value-type="float">
            <text:p>0.0007143274</text:p>
          </table:table-cell>
          <table:table-cell office:value-type="float" office:value="0.0005313877" calcext:value-type="float">
            <text:p>0.0005313877</text:p>
          </table:table-cell>
          <table:table-cell office:value-type="float" office:value="0.0004498994" calcext:value-type="float">
            <text:p>0.0004498994</text:p>
          </table:table-cell>
          <table:table-cell office:value-type="float" office:value="0.0003955005" calcext:value-type="float">
            <text:p>0.0003955005</text:p>
          </table:table-cell>
          <table:table-cell office:value-type="float" office:value="0.0003366375" calcext:value-type="float">
            <text:p>0.0003366375</text:p>
          </table:table-cell>
          <table:table-cell office:value-type="float" office:value="0.0002812424" calcext:value-type="float">
            <text:p>0.0002812424</text:p>
          </table:table-cell>
          <table:table-cell office:value-type="float" office:value="0.0002323036" calcext:value-type="float">
            <text:p>0.0002323036</text:p>
          </table:table-cell>
          <table:table-cell office:value-type="float" office:value="0.0001829348" calcext:value-type="float">
            <text:p>0.0001829348</text:p>
          </table:table-cell>
          <table:table-cell office:value-type="float" office:value="0.0001612364" calcext:value-type="float">
            <text:p>0.0001612364</text:p>
          </table:table-cell>
          <table:table-cell office:value-type="float" office:value="0.0001301712" calcext:value-type="float">
            <text:p>0.0001301712</text:p>
          </table:table-cell>
        </table:table-row>
        <table:table-row table:style-name="ro1">
          <table:table-cell office:value-type="float" office:value="0.0123816973262057" calcext:value-type="float">
            <text:p>0.012381697326206</text:p>
          </table:table-cell>
          <table:table-cell office:value-type="float" office:value="0.002411679" calcext:value-type="float">
            <text:p>0.002411679</text:p>
          </table:table-cell>
          <table:table-cell office:value-type="float" office:value="0.001815043" calcext:value-type="float">
            <text:p>0.001815043</text:p>
          </table:table-cell>
          <table:table-cell office:value-type="float" office:value="0.001169644" calcext:value-type="float">
            <text:p>0.001169644</text:p>
          </table:table-cell>
          <table:table-cell office:value-type="float" office:value="0.0009454503" calcext:value-type="float">
            <text:p>0.0009454503</text:p>
          </table:table-cell>
          <table:table-cell office:value-type="float" office:value="0.0007117786" calcext:value-type="float">
            <text:p>0.0007117786</text:p>
          </table:table-cell>
          <table:table-cell office:value-type="float" office:value="0.0005230085" calcext:value-type="float">
            <text:p>0.0005230085</text:p>
          </table:table-cell>
          <table:table-cell office:value-type="float" office:value="0.0004440755" calcext:value-type="float">
            <text:p>0.0004440755</text:p>
          </table:table-cell>
          <table:table-cell office:value-type="float" office:value="0.0003878412" calcext:value-type="float">
            <text:p>0.0003878412</text:p>
          </table:table-cell>
          <table:table-cell office:value-type="float" office:value="0.0003346455" calcext:value-type="float">
            <text:p>0.0003346455</text:p>
          </table:table-cell>
          <table:table-cell office:value-type="float" office:value="0.0002758898" calcext:value-type="float">
            <text:p>0.0002758898</text:p>
          </table:table-cell>
          <table:table-cell office:value-type="float" office:value="0.0002307873" calcext:value-type="float">
            <text:p>0.0002307873</text:p>
          </table:table-cell>
          <table:table-cell office:value-type="float" office:value="0.0001801513" calcext:value-type="float">
            <text:p>0.0001801513</text:p>
          </table:table-cell>
          <table:table-cell office:value-type="float" office:value="0.0001589251" calcext:value-type="float">
            <text:p>0.0001589251</text:p>
          </table:table-cell>
          <table:table-cell office:value-type="float" office:value="0.0001294591" calcext:value-type="float">
            <text:p>0.0001294591</text:p>
          </table:table-cell>
        </table:table-row>
        <table:table-row table:style-name="ro1">
          <table:table-cell office:value-type="float" office:value="0.0124166737244156" calcext:value-type="float">
            <text:p>0.012416673724416</text:p>
          </table:table-cell>
          <table:table-cell office:value-type="float" office:value="0.002354514" calcext:value-type="float">
            <text:p>0.002354514</text:p>
          </table:table-cell>
          <table:table-cell office:value-type="float" office:value="0.00180054" calcext:value-type="float">
            <text:p>0.00180054</text:p>
          </table:table-cell>
          <table:table-cell office:value-type="float" office:value="0.001160091" calcext:value-type="float">
            <text:p>0.001160091</text:p>
          </table:table-cell>
          <table:table-cell office:value-type="float" office:value="0.000926508" calcext:value-type="float">
            <text:p>0.000926508</text:p>
          </table:table-cell>
          <table:table-cell office:value-type="float" office:value="0.0007089074" calcext:value-type="float">
            <text:p>0.0007089074</text:p>
          </table:table-cell>
          <table:table-cell office:value-type="float" office:value="0.0005155133" calcext:value-type="float">
            <text:p>0.0005155133</text:p>
          </table:table-cell>
          <table:table-cell office:value-type="float" office:value="0.0004377156" calcext:value-type="float">
            <text:p>0.0004377156</text:p>
          </table:table-cell>
          <table:table-cell office:value-type="float" office:value="0.0003804351" calcext:value-type="float">
            <text:p>0.0003804351</text:p>
          </table:table-cell>
          <table:table-cell office:value-type="float" office:value="0.0003329703" calcext:value-type="float">
            <text:p>0.0003329703</text:p>
          </table:table-cell>
          <table:table-cell office:value-type="float" office:value="0.000270647" calcext:value-type="float">
            <text:p>0.000270647</text:p>
          </table:table-cell>
          <table:table-cell office:value-type="float" office:value="0.0002290191" calcext:value-type="float">
            <text:p>0.0002290191</text:p>
          </table:table-cell>
          <table:table-cell office:value-type="float" office:value="0.0001777666" calcext:value-type="float">
            <text:p>0.0001777666</text:p>
          </table:table-cell>
          <table:table-cell office:value-type="float" office:value="0.0001564214" calcext:value-type="float">
            <text:p>0.0001564214</text:p>
          </table:table-cell>
          <table:table-cell office:value-type="float" office:value="0.00012881" calcext:value-type="float">
            <text:p>0.00012881</text:p>
          </table:table-cell>
        </table:table-row>
        <table:table-row table:style-name="ro1">
          <table:table-cell office:value-type="float" office:value="0.0124516501226256" calcext:value-type="float">
            <text:p>0.012451650122626</text:p>
          </table:table-cell>
          <table:table-cell office:value-type="float" office:value="0.002299499" calcext:value-type="float">
            <text:p>0.002299499</text:p>
          </table:table-cell>
          <table:table-cell office:value-type="float" office:value="0.00178374" calcext:value-type="float">
            <text:p>0.00178374</text:p>
          </table:table-cell>
          <table:table-cell office:value-type="float" office:value="0.001152302" calcext:value-type="float">
            <text:p>0.001152302</text:p>
          </table:table-cell>
          <table:table-cell office:value-type="float" office:value="0.0009075302" calcext:value-type="float">
            <text:p>0.0009075302</text:p>
          </table:table-cell>
          <table:table-cell office:value-type="float" office:value="0.0007055529" calcext:value-type="float">
            <text:p>0.0007055529</text:p>
          </table:table-cell>
          <table:table-cell office:value-type="float" office:value="0.000508916" calcext:value-type="float">
            <text:p>0.000508916</text:p>
          </table:table-cell>
          <table:table-cell office:value-type="float" office:value="0.0004308876" calcext:value-type="float">
            <text:p>0.0004308876</text:p>
          </table:table-cell>
          <table:table-cell office:value-type="float" office:value="0.0003733897" calcext:value-type="float">
            <text:p>0.0003733897</text:p>
          </table:table-cell>
          <table:table-cell office:value-type="float" office:value="0.0003315059" calcext:value-type="float">
            <text:p>0.0003315059</text:p>
          </table:table-cell>
          <table:table-cell office:value-type="float" office:value="0.0002656142" calcext:value-type="float">
            <text:p>0.0002656142</text:p>
          </table:table-cell>
          <table:table-cell office:value-type="float" office:value="0.00022696" calcext:value-type="float">
            <text:p>0.00022696</text:p>
          </table:table-cell>
          <table:table-cell office:value-type="float" office:value="0.000175785" calcext:value-type="float">
            <text:p>0.000175785</text:p>
          </table:table-cell>
          <table:table-cell office:value-type="float" office:value="0.0001537755" calcext:value-type="float">
            <text:p>0.0001537755</text:p>
          </table:table-cell>
          <table:table-cell office:value-type="float" office:value="0.0001281664" calcext:value-type="float">
            <text:p>0.0001281664</text:p>
          </table:table-cell>
        </table:table-row>
        <table:table-row table:style-name="ro1">
          <table:table-cell office:value-type="float" office:value="0.0124866265208356" calcext:value-type="float">
            <text:p>0.012486626520836</text:p>
          </table:table-cell>
          <table:table-cell office:value-type="float" office:value="0.002247075" calcext:value-type="float">
            <text:p>0.002247075</text:p>
          </table:table-cell>
          <table:table-cell office:value-type="float" office:value="0.001764628" calcext:value-type="float">
            <text:p>0.001764628</text:p>
          </table:table-cell>
          <table:table-cell office:value-type="float" office:value="0.00114606" calcext:value-type="float">
            <text:p>0.00114606</text:p>
          </table:table-cell>
          <table:table-cell office:value-type="float" office:value="0.0008887476" calcext:value-type="float">
            <text:p>0.0008887476</text:p>
          </table:table-cell>
          <table:table-cell office:value-type="float" office:value="0.0007015726" calcext:value-type="float">
            <text:p>0.0007015726</text:p>
          </table:table-cell>
          <table:table-cell office:value-type="float" office:value="0.0005032072" calcext:value-type="float">
            <text:p>0.0005032072</text:p>
          </table:table-cell>
          <table:table-cell office:value-type="float" office:value="0.0004236716" calcext:value-type="float">
            <text:p>0.0004236716</text:p>
          </table:table-cell>
          <table:table-cell office:value-type="float" office:value="0.0003668022" calcext:value-type="float">
            <text:p>0.0003668022</text:p>
          </table:table-cell>
          <table:table-cell office:value-type="float" office:value="0.0003301404" calcext:value-type="float">
            <text:p>0.0003301404</text:p>
          </table:table-cell>
          <table:table-cell office:value-type="float" office:value="0.0002608694" calcext:value-type="float">
            <text:p>0.0002608694</text:p>
          </table:table-cell>
          <table:table-cell office:value-type="float" office:value="0.0002245918" calcext:value-type="float">
            <text:p>0.0002245918</text:p>
          </table:table-cell>
          <table:table-cell office:value-type="float" office:value="0.00017419" calcext:value-type="float">
            <text:p>0.00017419</text:p>
          </table:table-cell>
          <table:table-cell office:value-type="float" office:value="0.0001510446" calcext:value-type="float">
            <text:p>0.0001510446</text:p>
          </table:table-cell>
          <table:table-cell office:value-type="float" office:value="0.0001274715" calcext:value-type="float">
            <text:p>0.0001274715</text:p>
          </table:table-cell>
        </table:table-row>
        <table:table-row table:style-name="ro1">
          <table:table-cell office:value-type="float" office:value="0.0125216029190455" calcext:value-type="float">
            <text:p>0.012521602919046</text:p>
          </table:table-cell>
          <table:table-cell office:value-type="float" office:value="0.002197622" calcext:value-type="float">
            <text:p>0.002197622</text:p>
          </table:table-cell>
          <table:table-cell office:value-type="float" office:value="0.001743235" calcext:value-type="float">
            <text:p>0.001743235</text:p>
          </table:table-cell>
          <table:table-cell office:value-type="float" office:value="0.001141118" calcext:value-type="float">
            <text:p>0.001141118</text:p>
          </table:table-cell>
          <table:table-cell office:value-type="float" office:value="0.0008703897" calcext:value-type="float">
            <text:p>0.0008703897</text:p>
          </table:table-cell>
          <table:table-cell office:value-type="float" office:value="0.0006968533" calcext:value-type="float">
            <text:p>0.0006968533</text:p>
          </table:table-cell>
          <table:table-cell office:value-type="float" office:value="0.0004983487" calcext:value-type="float">
            <text:p>0.0004983487</text:p>
          </table:table-cell>
          <table:table-cell office:value-type="float" office:value="0.0004161802" calcext:value-type="float">
            <text:p>0.0004161802</text:p>
          </table:table-cell>
          <table:table-cell office:value-type="float" office:value="0.0003607514" calcext:value-type="float">
            <text:p>0.0003607514</text:p>
          </table:table-cell>
          <table:table-cell office:value-type="float" office:value="0.0003287651" calcext:value-type="float">
            <text:p>0.0003287651</text:p>
          </table:table-cell>
          <table:table-cell office:value-type="float" office:value="0.0002564879" calcext:value-type="float">
            <text:p>0.0002564879</text:p>
          </table:table-cell>
          <table:table-cell office:value-type="float" office:value="0.0002219135" calcext:value-type="float">
            <text:p>0.0002219135</text:p>
          </table:table-cell>
          <table:table-cell office:value-type="float" office:value="0.0001729444" calcext:value-type="float">
            <text:p>0.0001729444</text:p>
          </table:table-cell>
          <table:table-cell office:value-type="float" office:value="0.0001482918" calcext:value-type="float">
            <text:p>0.0001482918</text:p>
          </table:table-cell>
          <table:table-cell office:value-type="float" office:value="0.0001266766" calcext:value-type="float">
            <text:p>0.0001266766</text:p>
          </table:table-cell>
        </table:table-row>
        <table:table-row table:style-name="ro1">
          <table:table-cell office:value-type="float" office:value="0.0125565793172555" calcext:value-type="float">
            <text:p>0.012556579317256</text:p>
          </table:table-cell>
          <table:table-cell office:value-type="float" office:value="0.002151482" calcext:value-type="float">
            <text:p>0.002151482</text:p>
          </table:table-cell>
          <table:table-cell office:value-type="float" office:value="0.001719667" calcext:value-type="float">
            <text:p>0.001719667</text:p>
          </table:table-cell>
          <table:table-cell office:value-type="float" office:value="0.001137208" calcext:value-type="float">
            <text:p>0.001137208</text:p>
          </table:table-cell>
          <table:table-cell office:value-type="float" office:value="0.0008526719" calcext:value-type="float">
            <text:p>0.0008526719</text:p>
          </table:table-cell>
          <table:table-cell office:value-type="float" office:value="0.0006913131" calcext:value-type="float">
            <text:p>0.0006913131</text:p>
          </table:table-cell>
          <table:table-cell office:value-type="float" office:value="0.0004942758" calcext:value-type="float">
            <text:p>0.0004942758</text:p>
          </table:table-cell>
          <table:table-cell office:value-type="float" office:value="0.000408519" calcext:value-type="float">
            <text:p>0.000408519</text:p>
          </table:table-cell>
          <table:table-cell office:value-type="float" office:value="0.0003552934" calcext:value-type="float">
            <text:p>0.0003552934</text:p>
          </table:table-cell>
          <table:table-cell office:value-type="float" office:value="0.0003272729" calcext:value-type="float">
            <text:p>0.0003272729</text:p>
          </table:table-cell>
          <table:table-cell office:value-type="float" office:value="0.0002525225" calcext:value-type="float">
            <text:p>0.0002525225</text:p>
          </table:table-cell>
          <table:table-cell office:value-type="float" office:value="0.0002189408" calcext:value-type="float">
            <text:p>0.0002189408</text:p>
          </table:table-cell>
          <table:table-cell office:value-type="float" office:value="0.0001719923" calcext:value-type="float">
            <text:p>0.0001719923</text:p>
          </table:table-cell>
          <table:table-cell office:value-type="float" office:value="0.0001455855" calcext:value-type="float">
            <text:p>0.0001455855</text:p>
          </table:table-cell>
          <table:table-cell office:value-type="float" office:value="0.000125741" calcext:value-type="float">
            <text:p>0.000125741</text:p>
          </table:table-cell>
        </table:table-row>
        <table:table-row table:style-name="ro1">
          <table:table-cell office:value-type="float" office:value="0.0125915557154654" calcext:value-type="float">
            <text:p>0.012591555715466</text:p>
          </table:table-cell>
          <table:table-cell office:value-type="float" office:value="0.002108901" calcext:value-type="float">
            <text:p>0.002108901</text:p>
          </table:table-cell>
          <table:table-cell office:value-type="float" office:value="0.001694063" calcext:value-type="float">
            <text:p>0.001694063</text:p>
          </table:table-cell>
          <table:table-cell office:value-type="float" office:value="0.001134056" calcext:value-type="float">
            <text:p>0.001134056</text:p>
          </table:table-cell>
          <table:table-cell office:value-type="float" office:value="0.0008357767" calcext:value-type="float">
            <text:p>0.0008357767</text:p>
          </table:table-cell>
          <table:table-cell office:value-type="float" office:value="0.0006849007" calcext:value-type="float">
            <text:p>0.0006849007</text:p>
          </table:table-cell>
          <table:table-cell office:value-type="float" office:value="0.0004909027" calcext:value-type="float">
            <text:p>0.0004909027</text:p>
          </table:table-cell>
          <table:table-cell office:value-type="float" office:value="0.0004008067" calcext:value-type="float">
            <text:p>0.0004008067</text:p>
          </table:table-cell>
          <table:table-cell office:value-type="float" office:value="0.0003504606" calcext:value-type="float">
            <text:p>0.0003504606</text:p>
          </table:table-cell>
          <table:table-cell office:value-type="float" office:value="0.000325571" calcext:value-type="float">
            <text:p>0.000325571</text:p>
          </table:table-cell>
          <table:table-cell office:value-type="float" office:value="0.000249009" calcext:value-type="float">
            <text:p>0.000249009</text:p>
          </table:table-cell>
          <table:table-cell office:value-type="float" office:value="0.0002157088" calcext:value-type="float">
            <text:p>0.0002157088</text:p>
          </table:table-cell>
          <table:table-cell office:value-type="float" office:value="0.0001712697" calcext:value-type="float">
            <text:p>0.0001712697</text:p>
          </table:table-cell>
          <table:table-cell office:value-type="float" office:value="0.0001429857" calcext:value-type="float">
            <text:p>0.0001429857</text:p>
          </table:table-cell>
          <table:table-cell office:value-type="float" office:value="0.0001246364" calcext:value-type="float">
            <text:p>0.0001246364</text:p>
          </table:table-cell>
        </table:table-row>
        <table:table-row table:style-name="ro1">
          <table:table-cell office:value-type="float" office:value="0.0126265321136754" calcext:value-type="float">
            <text:p>0.012626532113676</text:p>
          </table:table-cell>
          <table:table-cell office:value-type="float" office:value="0.002070084" calcext:value-type="float">
            <text:p>0.002070084</text:p>
          </table:table-cell>
          <table:table-cell office:value-type="float" office:value="0.00166663" calcext:value-type="float">
            <text:p>0.00166663</text:p>
          </table:table-cell>
          <table:table-cell office:value-type="float" office:value="0.00113137" calcext:value-type="float">
            <text:p>0.00113137</text:p>
          </table:table-cell>
          <table:table-cell office:value-type="float" office:value="0.0008198855" calcext:value-type="float">
            <text:p>0.0008198855</text:p>
          </table:table-cell>
          <table:table-cell office:value-type="float" office:value="0.0006775981" calcext:value-type="float">
            <text:p>0.0006775981</text:p>
          </table:table-cell>
          <table:table-cell office:value-type="float" office:value="0.0004881179" calcext:value-type="float">
            <text:p>0.0004881179</text:p>
          </table:table-cell>
          <table:table-cell office:value-type="float" office:value="0.0003931735" calcext:value-type="float">
            <text:p>0.0003931735</text:p>
          </table:table-cell>
          <table:table-cell office:value-type="float" office:value="0.0003462641" calcext:value-type="float">
            <text:p>0.0003462641</text:p>
          </table:table-cell>
          <table:table-cell office:value-type="float" office:value="0.0003235786" calcext:value-type="float">
            <text:p>0.0003235786</text:p>
          </table:table-cell>
          <table:table-cell office:value-type="float" office:value="0.000245962" calcext:value-type="float">
            <text:p>0.000245962</text:p>
          </table:table-cell>
          <table:table-cell office:value-type="float" office:value="0.0002122656" calcext:value-type="float">
            <text:p>0.0002122656</text:p>
          </table:table-cell>
          <table:table-cell office:value-type="float" office:value="0.0001706964" calcext:value-type="float">
            <text:p>0.0001706964</text:p>
          </table:table-cell>
          <table:table-cell office:value-type="float" office:value="0.0001405471" calcext:value-type="float">
            <text:p>0.0001405471</text:p>
          </table:table-cell>
          <table:table-cell office:value-type="float" office:value="0.0001233465" calcext:value-type="float">
            <text:p>0.0001233465</text:p>
          </table:table-cell>
        </table:table-row>
        <table:table-row table:style-name="ro1">
          <table:table-cell office:value-type="float" office:value="0.0126615085118854" calcext:value-type="float">
            <text:p>0.012661508511885</text:p>
          </table:table-cell>
          <table:table-cell office:value-type="float" office:value="0.002035154" calcext:value-type="float">
            <text:p>0.002035154</text:p>
          </table:table-cell>
          <table:table-cell office:value-type="float" office:value="0.001637587" calcext:value-type="float">
            <text:p>0.001637587</text:p>
          </table:table-cell>
          <table:table-cell office:value-type="float" office:value="0.00112887" calcext:value-type="float">
            <text:p>0.00112887</text:p>
          </table:table-cell>
          <table:table-cell office:value-type="float" office:value="0.0008051261" calcext:value-type="float">
            <text:p>0.0008051261</text:p>
          </table:table-cell>
          <table:table-cell office:value-type="float" office:value="0.0006694152" calcext:value-type="float">
            <text:p>0.0006694152</text:p>
          </table:table-cell>
          <table:table-cell office:value-type="float" office:value="0.0004858057" calcext:value-type="float">
            <text:p>0.0004858057</text:p>
          </table:table-cell>
          <table:table-cell office:value-type="float" office:value="0.0003857273" calcext:value-type="float">
            <text:p>0.0003857273</text:p>
          </table:table-cell>
          <table:table-cell office:value-type="float" office:value="0.0003426895" calcext:value-type="float">
            <text:p>0.0003426895</text:p>
          </table:table-cell>
          <table:table-cell office:value-type="float" office:value="0.0003212317" calcext:value-type="float">
            <text:p>0.0003212317</text:p>
          </table:table-cell>
          <table:table-cell office:value-type="float" office:value="0.0002433764" calcext:value-type="float">
            <text:p>0.0002433764</text:p>
          </table:table-cell>
          <table:table-cell office:value-type="float" office:value="0.0002086679" calcext:value-type="float">
            <text:p>0.0002086679</text:p>
          </table:table-cell>
          <table:table-cell office:value-type="float" office:value="0.0001701901" calcext:value-type="float">
            <text:p>0.0001701901</text:p>
          </table:table-cell>
          <table:table-cell office:value-type="float" office:value="0.0001383173" calcext:value-type="float">
            <text:p>0.0001383173</text:p>
          </table:table-cell>
          <table:table-cell office:value-type="float" office:value="0.0001218729" calcext:value-type="float">
            <text:p>0.0001218729</text:p>
          </table:table-cell>
        </table:table-row>
        <table:table-row table:style-name="ro1">
          <table:table-cell office:value-type="float" office:value="0.0126964849100954" calcext:value-type="float">
            <text:p>0.012696484910095</text:p>
          </table:table-cell>
          <table:table-cell office:value-type="float" office:value="0.002004164" calcext:value-type="float">
            <text:p>0.002004164</text:p>
          </table:table-cell>
          <table:table-cell office:value-type="float" office:value="0.001607223" calcext:value-type="float">
            <text:p>0.001607223</text:p>
          </table:table-cell>
          <table:table-cell office:value-type="float" office:value="0.001126276" calcext:value-type="float">
            <text:p>0.001126276</text:p>
          </table:table-cell>
          <table:table-cell office:value-type="float" office:value="0.0007916203" calcext:value-type="float">
            <text:p>0.0007916203</text:p>
          </table:table-cell>
          <table:table-cell office:value-type="float" office:value="0.0006604012" calcext:value-type="float">
            <text:p>0.0006604012</text:p>
          </table:table-cell>
          <table:table-cell office:value-type="float" office:value="0.0004838289" calcext:value-type="float">
            <text:p>0.0004838289</text:p>
          </table:table-cell>
          <table:table-cell office:value-type="float" office:value="0.0003785859" calcext:value-type="float">
            <text:p>0.0003785859</text:p>
          </table:table-cell>
          <table:table-cell office:value-type="float" office:value="0.0003396998" calcext:value-type="float">
            <text:p>0.0003396998</text:p>
          </table:table-cell>
          <table:table-cell office:value-type="float" office:value="0.0003184835" calcext:value-type="float">
            <text:p>0.0003184835</text:p>
          </table:table-cell>
          <table:table-cell office:value-type="float" office:value="0.0002412279" calcext:value-type="float">
            <text:p>0.0002412279</text:p>
          </table:table-cell>
          <table:table-cell office:value-type="float" office:value="0.0002049895" calcext:value-type="float">
            <text:p>0.0002049895</text:p>
          </table:table-cell>
          <table:table-cell office:value-type="float" office:value="0.000169668" calcext:value-type="float">
            <text:p>0.000169668</text:p>
          </table:table-cell>
          <table:table-cell office:value-type="float" office:value="0.0001363287" calcext:value-type="float">
            <text:p>0.0001363287</text:p>
          </table:table-cell>
          <table:table-cell office:value-type="float" office:value="0.0001202245" calcext:value-type="float">
            <text:p>0.0001202245</text:p>
          </table:table-cell>
        </table:table-row>
        <table:table-row table:style-name="ro1">
          <table:table-cell office:value-type="float" office:value="0.0127314613083053" calcext:value-type="float">
            <text:p>0.012731461308305</text:p>
          </table:table-cell>
          <table:table-cell office:value-type="float" office:value="0.001977091" calcext:value-type="float">
            <text:p>0.001977091</text:p>
          </table:table-cell>
          <table:table-cell office:value-type="float" office:value="0.001575821" calcext:value-type="float">
            <text:p>0.001575821</text:p>
          </table:table-cell>
          <table:table-cell office:value-type="float" office:value="0.001123327" calcext:value-type="float">
            <text:p>0.001123327</text:p>
          </table:table-cell>
          <table:table-cell office:value-type="float" office:value="0.0007794373" calcext:value-type="float">
            <text:p>0.0007794373</text:p>
          </table:table-cell>
          <table:table-cell office:value-type="float" office:value="0.0006506277" calcext:value-type="float">
            <text:p>0.0006506277</text:p>
          </table:table-cell>
          <table:table-cell office:value-type="float" office:value="0.0004820513" calcext:value-type="float">
            <text:p>0.0004820513</text:p>
          </table:table-cell>
          <table:table-cell office:value-type="float" office:value="0.0003718433" calcext:value-type="float">
            <text:p>0.0003718433</text:p>
          </table:table-cell>
          <table:table-cell office:value-type="float" office:value="0.0003372385" calcext:value-type="float">
            <text:p>0.0003372385</text:p>
          </table:table-cell>
          <table:table-cell office:value-type="float" office:value="0.0003153129" calcext:value-type="float">
            <text:p>0.0003153129</text:p>
          </table:table-cell>
          <table:table-cell office:value-type="float" office:value="0.0002394716" calcext:value-type="float">
            <text:p>0.0002394716</text:p>
          </table:table-cell>
          <table:table-cell office:value-type="float" office:value="0.0002012985" calcext:value-type="float">
            <text:p>0.0002012985</text:p>
          </table:table-cell>
          <table:table-cell office:value-type="float" office:value="0.0001690516" calcext:value-type="float">
            <text:p>0.0001690516</text:p>
          </table:table-cell>
          <table:table-cell office:value-type="float" office:value="0.0001346006" calcext:value-type="float">
            <text:p>0.0001346006</text:p>
          </table:table-cell>
          <table:table-cell office:value-type="float" office:value="0.0001184281" calcext:value-type="float">
            <text:p>0.0001184281</text:p>
          </table:table-cell>
        </table:table-row>
        <table:table-row table:style-name="ro1">
          <table:table-cell office:value-type="float" office:value="0.0127664377065153" calcext:value-type="float">
            <text:p>0.012766437706515</text:p>
          </table:table-cell>
          <table:table-cell office:value-type="float" office:value="0.001953862" calcext:value-type="float">
            <text:p>0.001953862</text:p>
          </table:table-cell>
          <table:table-cell office:value-type="float" office:value="0.001543715" calcext:value-type="float">
            <text:p>0.001543715</text:p>
          </table:table-cell>
          <table:table-cell office:value-type="float" office:value="0.001119782" calcext:value-type="float">
            <text:p>0.001119782</text:p>
          </table:table-cell>
          <table:table-cell office:value-type="float" office:value="0.0007686178" calcext:value-type="float">
            <text:p>0.0007686178</text:p>
          </table:table-cell>
          <table:table-cell office:value-type="float" office:value="0.0006401896" calcext:value-type="float">
            <text:p>0.0006401896</text:p>
          </table:table-cell>
          <table:table-cell office:value-type="float" office:value="0.0004803356" calcext:value-type="float">
            <text:p>0.0004803356</text:p>
          </table:table-cell>
          <table:table-cell office:value-type="float" office:value="0.0003655841" calcext:value-type="float">
            <text:p>0.0003655841</text:p>
          </table:table-cell>
          <table:table-cell office:value-type="float" office:value="0.0003352321" calcext:value-type="float">
            <text:p>0.0003352321</text:p>
          </table:table-cell>
          <table:table-cell office:value-type="float" office:value="0.0003117129" calcext:value-type="float">
            <text:p>0.0003117129</text:p>
          </table:table-cell>
          <table:table-cell office:value-type="float" office:value="0.0002380492" calcext:value-type="float">
            <text:p>0.0002380492</text:p>
          </table:table-cell>
          <table:table-cell office:value-type="float" office:value="0.0001976714" calcext:value-type="float">
            <text:p>0.0001976714</text:p>
          </table:table-cell>
          <table:table-cell office:value-type="float" office:value="0.0001682714" calcext:value-type="float">
            <text:p>0.0001682714</text:p>
          </table:table-cell>
          <table:table-cell office:value-type="float" office:value="0.0001331373" calcext:value-type="float">
            <text:p>0.0001331373</text:p>
          </table:table-cell>
          <table:table-cell office:value-type="float" office:value="0.0001165204" calcext:value-type="float">
            <text:p>0.0001165204</text:p>
          </table:table-cell>
        </table:table-row>
        <table:table-row table:style-name="ro1">
          <table:table-cell office:value-type="float" office:value="0.0128014141047252" calcext:value-type="float">
            <text:p>0.012801414104725</text:p>
          </table:table-cell>
          <table:table-cell office:value-type="float" office:value="0.001934325" calcext:value-type="float">
            <text:p>0.001934325</text:p>
          </table:table-cell>
          <table:table-cell office:value-type="float" office:value="0.001511235" calcext:value-type="float">
            <text:p>0.001511235</text:p>
          </table:table-cell>
          <table:table-cell office:value-type="float" office:value="0.001115422" calcext:value-type="float">
            <text:p>0.001115422</text:p>
          </table:table-cell>
          <table:table-cell office:value-type="float" office:value="0.0007591678" calcext:value-type="float">
            <text:p>0.0007591678</text:p>
          </table:table-cell>
          <table:table-cell office:value-type="float" office:value="0.0006292085" calcext:value-type="float">
            <text:p>0.0006292085</text:p>
          </table:table-cell>
          <table:table-cell office:value-type="float" office:value="0.0004785445" calcext:value-type="float">
            <text:p>0.0004785445</text:p>
          </table:table-cell>
          <table:table-cell office:value-type="float" office:value="0.0003598716" calcext:value-type="float">
            <text:p>0.0003598716</text:p>
          </table:table-cell>
          <table:table-cell office:value-type="float" office:value="0.0003335892" calcext:value-type="float">
            <text:p>0.0003335892</text:p>
          </table:table-cell>
          <table:table-cell office:value-type="float" office:value="0.0003077041" calcext:value-type="float">
            <text:p>0.0003077041</text:p>
          </table:table-cell>
          <table:table-cell office:value-type="float" office:value="0.0002368894" calcext:value-type="float">
            <text:p>0.0002368894</text:p>
          </table:table-cell>
          <table:table-cell office:value-type="float" office:value="0.0001941741" calcext:value-type="float">
            <text:p>0.0001941741</text:p>
          </table:table-cell>
          <table:table-cell office:value-type="float" office:value="0.0001672704" calcext:value-type="float">
            <text:p>0.0001672704</text:p>
          </table:table-cell>
          <table:table-cell office:value-type="float" office:value="0.0001319274" calcext:value-type="float">
            <text:p>0.0001319274</text:p>
          </table:table-cell>
          <table:table-cell office:value-type="float" office:value="0.0001145434" calcext:value-type="float">
            <text:p>0.0001145434</text:p>
          </table:table-cell>
        </table:table-row>
        <table:table-row table:style-name="ro1">
          <table:table-cell office:value-type="float" office:value="0.0128363905029352" calcext:value-type="float">
            <text:p>0.012836390502935</text:p>
          </table:table-cell>
          <table:table-cell office:value-type="float" office:value="0.001918271" calcext:value-type="float">
            <text:p>0.001918271</text:p>
          </table:table-cell>
          <table:table-cell office:value-type="float" office:value="0.001478725" calcext:value-type="float">
            <text:p>0.001478725</text:p>
          </table:table-cell>
          <table:table-cell office:value-type="float" office:value="0.001110066" calcext:value-type="float">
            <text:p>0.001110066</text:p>
          </table:table-cell>
          <table:table-cell office:value-type="float" office:value="0.0007510592" calcext:value-type="float">
            <text:p>0.0007510592</text:p>
          </table:table-cell>
          <table:table-cell office:value-type="float" office:value="0.0006178257" calcext:value-type="float">
            <text:p>0.0006178257</text:p>
          </table:table-cell>
          <table:table-cell office:value-type="float" office:value="0.0004765521" calcext:value-type="float">
            <text:p>0.0004765521</text:p>
          </table:table-cell>
          <table:table-cell office:value-type="float" office:value="0.0003547512" calcext:value-type="float">
            <text:p>0.0003547512</text:p>
          </table:table-cell>
          <table:table-cell office:value-type="float" office:value="0.0003322121" calcext:value-type="float">
            <text:p>0.0003322121</text:p>
          </table:table-cell>
          <table:table-cell office:value-type="float" office:value="0.0003033187" calcext:value-type="float">
            <text:p>0.0003033187</text:p>
          </table:table-cell>
          <table:table-cell office:value-type="float" office:value="0.0002359107" calcext:value-type="float">
            <text:p>0.0002359107</text:p>
          </table:table-cell>
          <table:table-cell office:value-type="float" office:value="0.0001908719" calcext:value-type="float">
            <text:p>0.0001908719</text:p>
          </table:table-cell>
          <table:table-cell office:value-type="float" office:value="0.0001660057" calcext:value-type="float">
            <text:p>0.0001660057</text:p>
          </table:table-cell>
          <table:table-cell office:value-type="float" office:value="0.0001309459" calcext:value-type="float">
            <text:p>0.0001309459</text:p>
          </table:table-cell>
          <table:table-cell office:value-type="float" office:value="0.0001125454" calcext:value-type="float">
            <text:p>0.0001125454</text:p>
          </table:table-cell>
        </table:table-row>
        <table:table-row table:style-name="ro1">
          <table:table-cell office:value-type="float" office:value="0.0128713669011452" calcext:value-type="float">
            <text:p>0.012871366901145</text:p>
          </table:table-cell>
          <table:table-cell office:value-type="float" office:value="0.001905443" calcext:value-type="float">
            <text:p>0.001905443</text:p>
          </table:table-cell>
          <table:table-cell office:value-type="float" office:value="0.001446504" calcext:value-type="float">
            <text:p>0.001446504</text:p>
          </table:table-cell>
          <table:table-cell office:value-type="float" office:value="0.00110356" calcext:value-type="float">
            <text:p>0.00110356</text:p>
          </table:table-cell>
          <table:table-cell office:value-type="float" office:value="0.0007442268" calcext:value-type="float">
            <text:p>0.0007442268</text:p>
          </table:table-cell>
          <table:table-cell office:value-type="float" office:value="0.0006061837" calcext:value-type="float">
            <text:p>0.0006061837</text:p>
          </table:table-cell>
          <table:table-cell office:value-type="float" office:value="0.0004742466" calcext:value-type="float">
            <text:p>0.0004742466</text:p>
          </table:table-cell>
          <table:table-cell office:value-type="float" office:value="0.0003502457" calcext:value-type="float">
            <text:p>0.0003502457</text:p>
          </table:table-cell>
          <table:table-cell office:value-type="float" office:value="0.0003309963" calcext:value-type="float">
            <text:p>0.0003309963</text:p>
          </table:table-cell>
          <table:table-cell office:value-type="float" office:value="0.0002986146" calcext:value-type="float">
            <text:p>0.0002986146</text:p>
          </table:table-cell>
          <table:table-cell office:value-type="float" office:value="0.0002350288" calcext:value-type="float">
            <text:p>0.0002350288</text:p>
          </table:table-cell>
          <table:table-cell office:value-type="float" office:value="0.0001878192" calcext:value-type="float">
            <text:p>0.0001878192</text:p>
          </table:table-cell>
          <table:table-cell office:value-type="float" office:value="0.0001644518" calcext:value-type="float">
            <text:p>0.0001644518</text:p>
          </table:table-cell>
          <table:table-cell office:value-type="float" office:value="0.0001301556" calcext:value-type="float">
            <text:p>0.0001301556</text:p>
          </table:table-cell>
          <table:table-cell office:value-type="float" office:value="0.0001105765" calcext:value-type="float">
            <text:p>0.0001105765</text:p>
          </table:table-cell>
        </table:table-row>
        <table:table-row table:style-name="ro1">
          <table:table-cell office:value-type="float" office:value="0.0129063432993552" calcext:value-type="float">
            <text:p>0.012906343299355</text:p>
          </table:table-cell>
          <table:table-cell office:value-type="float" office:value="0.001895528" calcext:value-type="float">
            <text:p>0.001895528</text:p>
          </table:table-cell>
          <table:table-cell office:value-type="float" office:value="0.001414918" calcext:value-type="float">
            <text:p>0.001414918</text:p>
          </table:table-cell>
          <table:table-cell office:value-type="float" office:value="0.001095792" calcext:value-type="float">
            <text:p>0.001095792</text:p>
          </table:table-cell>
          <table:table-cell office:value-type="float" office:value="0.0007385781" calcext:value-type="float">
            <text:p>0.0007385781</text:p>
          </table:table-cell>
          <table:table-cell office:value-type="float" office:value="0.0005944481" calcext:value-type="float">
            <text:p>0.0005944481</text:p>
          </table:table-cell>
          <table:table-cell office:value-type="float" office:value="0.0004715318" calcext:value-type="float">
            <text:p>0.0004715318</text:p>
          </table:table-cell>
          <table:table-cell office:value-type="float" office:value="0.0003463536" calcext:value-type="float">
            <text:p>0.0003463536</text:p>
          </table:table-cell>
          <table:table-cell office:value-type="float" office:value="0.0003298334" calcext:value-type="float">
            <text:p>0.0003298334</text:p>
          </table:table-cell>
          <table:table-cell office:value-type="float" office:value="0.0002936608" calcext:value-type="float">
            <text:p>0.0002936608</text:p>
          </table:table-cell>
          <table:table-cell office:value-type="float" office:value="0.0002341588" calcext:value-type="float">
            <text:p>0.0002341588</text:p>
          </table:table-cell>
          <table:table-cell office:value-type="float" office:value="0.0001850551" calcext:value-type="float">
            <text:p>0.0001850551</text:p>
          </table:table-cell>
          <table:table-cell office:value-type="float" office:value="0.0001626044" calcext:value-type="float">
            <text:p>0.0001626044</text:p>
          </table:table-cell>
          <table:table-cell office:value-type="float" office:value="0.0001295087" calcext:value-type="float">
            <text:p>0.0001295087</text:p>
          </table:table-cell>
          <table:table-cell office:value-type="float" office:value="0.0001086859" calcext:value-type="float">
            <text:p>0.0001086859</text:p>
          </table:table-cell>
        </table:table-row>
        <table:table-row table:style-name="ro1">
          <table:table-cell office:value-type="float" office:value="0.0129413196975651" calcext:value-type="float">
            <text:p>0.012941319697565</text:p>
          </table:table-cell>
          <table:table-cell office:value-type="float" office:value="0.001888176" calcext:value-type="float">
            <text:p>0.001888176</text:p>
          </table:table-cell>
          <table:table-cell office:value-type="float" office:value="0.001384272" calcext:value-type="float">
            <text:p>0.001384272</text:p>
          </table:table-cell>
          <table:table-cell office:value-type="float" office:value="0.001086682" calcext:value-type="float">
            <text:p>0.001086682</text:p>
          </table:table-cell>
          <table:table-cell office:value-type="float" office:value="0.0007339935" calcext:value-type="float">
            <text:p>0.0007339935</text:p>
          </table:table-cell>
          <table:table-cell office:value-type="float" office:value="0.0005827727" calcext:value-type="float">
            <text:p>0.0005827727</text:p>
          </table:table-cell>
          <table:table-cell office:value-type="float" office:value="0.0004683275" calcext:value-type="float">
            <text:p>0.0004683275</text:p>
          </table:table-cell>
          <table:table-cell office:value-type="float" office:value="0.0003430538" calcext:value-type="float">
            <text:p>0.0003430538</text:p>
          </table:table-cell>
          <table:table-cell office:value-type="float" office:value="0.0003286178" calcext:value-type="float">
            <text:p>0.0003286178</text:p>
          </table:table-cell>
          <table:table-cell office:value-type="float" office:value="0.0002885303" calcext:value-type="float">
            <text:p>0.0002885303</text:p>
          </table:table-cell>
          <table:table-cell office:value-type="float" office:value="0.0002332142" calcext:value-type="float">
            <text:p>0.0002332142</text:p>
          </table:table-cell>
          <table:table-cell office:value-type="float" office:value="0.0001826051" calcext:value-type="float">
            <text:p>0.0001826051</text:p>
          </table:table-cell>
          <table:table-cell office:value-type="float" office:value="0.0001604741" calcext:value-type="float">
            <text:p>0.0001604741</text:p>
          </table:table-cell>
          <table:table-cell office:value-type="float" office:value="0.0001289534" calcext:value-type="float">
            <text:p>0.0001289534</text:p>
          </table:table-cell>
          <table:table-cell office:value-type="float" office:value="0.0001069151" calcext:value-type="float">
            <text:p>0.0001069151</text:p>
          </table:table-cell>
        </table:table-row>
        <table:table-row table:style-name="ro1">
          <table:table-cell office:value-type="float" office:value="0.0129762960957751" calcext:value-type="float">
            <text:p>0.012976296095775</text:p>
          </table:table-cell>
          <table:table-cell office:value-type="float" office:value="0.001883005" calcext:value-type="float">
            <text:p>0.001883005</text:p>
          </table:table-cell>
          <table:table-cell office:value-type="float" office:value="0.001354845" calcext:value-type="float">
            <text:p>0.001354845</text:p>
          </table:table-cell>
          <table:table-cell office:value-type="float" office:value="0.001076198" calcext:value-type="float">
            <text:p>0.001076198</text:p>
          </table:table-cell>
          <table:table-cell office:value-type="float" office:value="0.0007303298" calcext:value-type="float">
            <text:p>0.0007303298</text:p>
          </table:table-cell>
          <table:table-cell office:value-type="float" office:value="0.0005713149" calcext:value-type="float">
            <text:p>0.0005713149</text:p>
          </table:table-cell>
          <table:table-cell office:value-type="float" office:value="0.0004645799" calcext:value-type="float">
            <text:p>0.0004645799</text:p>
          </table:table-cell>
          <table:table-cell office:value-type="float" office:value="0.0003403047" calcext:value-type="float">
            <text:p>0.0003403047</text:p>
          </table:table-cell>
          <table:table-cell office:value-type="float" office:value="0.0003272529" calcext:value-type="float">
            <text:p>0.0003272529</text:p>
          </table:table-cell>
          <table:table-cell office:value-type="float" office:value="0.0002833169" calcext:value-type="float">
            <text:p>0.0002833169</text:p>
          </table:table-cell>
          <table:table-cell office:value-type="float" office:value="0.0002321229" calcext:value-type="float">
            <text:p>0.0002321229</text:p>
          </table:table-cell>
          <table:table-cell office:value-type="float" office:value="0.0001804814" calcext:value-type="float">
            <text:p>0.0001804814</text:p>
          </table:table-cell>
          <table:table-cell office:value-type="float" office:value="0.0001580888" calcext:value-type="float">
            <text:p>0.0001580888</text:p>
          </table:table-cell>
          <table:table-cell office:value-type="float" office:value="0.0001284318" calcext:value-type="float">
            <text:p>0.0001284318</text:p>
          </table:table-cell>
          <table:table-cell office:value-type="float" office:value="0.0001052994" calcext:value-type="float">
            <text:p>0.0001052994</text:p>
          </table:table-cell>
        </table:table-row>
        <table:table-row table:style-name="ro1">
          <table:table-cell office:value-type="float" office:value="0.013011272493985" calcext:value-type="float">
            <text:p>0.013011272493985</text:p>
          </table:table-cell>
          <table:table-cell office:value-type="float" office:value="0.001879611" calcext:value-type="float">
            <text:p>0.001879611</text:p>
          </table:table-cell>
          <table:table-cell office:value-type="float" office:value="0.001326902" calcext:value-type="float">
            <text:p>0.001326902</text:p>
          </table:table-cell>
          <table:table-cell office:value-type="float" office:value="0.001064343" calcext:value-type="float">
            <text:p>0.001064343</text:p>
          </table:table-cell>
          <table:table-cell office:value-type="float" office:value="0.0007274235" calcext:value-type="float">
            <text:p>0.0007274235</text:p>
          </table:table-cell>
          <table:table-cell office:value-type="float" office:value="0.0005602276" calcext:value-type="float">
            <text:p>0.0005602276</text:p>
          </table:table-cell>
          <table:table-cell office:value-type="float" office:value="0.0004602564" calcext:value-type="float">
            <text:p>0.0004602564</text:p>
          </table:table-cell>
          <table:table-cell office:value-type="float" office:value="0.0003380463" calcext:value-type="float">
            <text:p>0.0003380463</text:p>
          </table:table-cell>
          <table:table-cell office:value-type="float" office:value="0.0003256506" calcext:value-type="float">
            <text:p>0.0003256506</text:p>
          </table:table-cell>
          <table:table-cell office:value-type="float" office:value="0.0002781111" calcext:value-type="float">
            <text:p>0.0002781111</text:p>
          </table:table-cell>
          <table:table-cell office:value-type="float" office:value="0.0002308175" calcext:value-type="float">
            <text:p>0.0002308175</text:p>
          </table:table-cell>
          <table:table-cell office:value-type="float" office:value="0.0001786792" calcext:value-type="float">
            <text:p>0.0001786792</text:p>
          </table:table-cell>
          <table:table-cell office:value-type="float" office:value="0.0001554952" calcext:value-type="float">
            <text:p>0.0001554952</text:p>
          </table:table-cell>
          <table:table-cell office:value-type="float" office:value="0.000127888" calcext:value-type="float">
            <text:p>0.000127888</text:p>
          </table:table-cell>
          <table:table-cell office:value-type="float" office:value="0.000103863" calcext:value-type="float">
            <text:p>0.000103863</text:p>
          </table:table-cell>
        </table:table-row>
        <table:table-row table:style-name="ro1">
          <table:table-cell office:value-type="float" office:value="0.013046248892195" calcext:value-type="float">
            <text:p>0.013046248892195</text:p>
          </table:table-cell>
          <table:table-cell office:value-type="float" office:value="0.001877568" calcext:value-type="float">
            <text:p>0.001877568</text:p>
          </table:table-cell>
          <table:table-cell office:value-type="float" office:value="0.001300668" calcext:value-type="float">
            <text:p>0.001300668</text:p>
          </table:table-cell>
          <table:table-cell office:value-type="float" office:value="0.001051156" calcext:value-type="float">
            <text:p>0.001051156</text:p>
          </table:table-cell>
          <table:table-cell office:value-type="float" office:value="0.0007250968" calcext:value-type="float">
            <text:p>0.0007250968</text:p>
          </table:table-cell>
          <table:table-cell office:value-type="float" office:value="0.0005496474" calcext:value-type="float">
            <text:p>0.0005496474</text:p>
          </table:table-cell>
          <table:table-cell office:value-type="float" office:value="0.0004553464" calcext:value-type="float">
            <text:p>0.0004553464</text:p>
          </table:table-cell>
          <table:table-cell office:value-type="float" office:value="0.0003362044" calcext:value-type="float">
            <text:p>0.0003362044</text:p>
          </table:table-cell>
          <table:table-cell office:value-type="float" office:value="0.0003237365" calcext:value-type="float">
            <text:p>0.0003237365</text:p>
          </table:table-cell>
          <table:table-cell office:value-type="float" office:value="0.0002729984" calcext:value-type="float">
            <text:p>0.0002729984</text:p>
          </table:table-cell>
          <table:table-cell office:value-type="float" office:value="0.0002292475" calcext:value-type="float">
            <text:p>0.0002292475</text:p>
          </table:table-cell>
          <table:table-cell office:value-type="float" office:value="0.0001771779" calcext:value-type="float">
            <text:p>0.0001771779</text:p>
          </table:table-cell>
          <table:table-cell office:value-type="float" office:value="0.0001527488" calcext:value-type="float">
            <text:p>0.0001527488</text:p>
          </table:table-cell>
          <table:table-cell office:value-type="float" office:value="0.0001272704" calcext:value-type="float">
            <text:p>0.0001272704</text:p>
          </table:table-cell>
          <table:table-cell office:value-type="float" office:value="0.0001026196" calcext:value-type="float">
            <text:p>0.0001026196</text:p>
          </table:table-cell>
        </table:table-row>
        <table:table-row table:style-name="ro1">
          <table:table-cell office:value-type="float" office:value="0.013081225290405" calcext:value-type="float">
            <text:p>0.013081225290405</text:p>
          </table:table-cell>
          <table:table-cell office:value-type="float" office:value="0.001876448" calcext:value-type="float">
            <text:p>0.001876448</text:p>
          </table:table-cell>
          <table:table-cell office:value-type="float" office:value="0.001276318" calcext:value-type="float">
            <text:p>0.001276318</text:p>
          </table:table-cell>
          <table:table-cell office:value-type="float" office:value="0.001036717" calcext:value-type="float">
            <text:p>0.001036717</text:p>
          </table:table-cell>
          <table:table-cell office:value-type="float" office:value="0.0007231711" calcext:value-type="float">
            <text:p>0.0007231711</text:p>
          </table:table-cell>
          <table:table-cell office:value-type="float" office:value="0.0005396904" calcext:value-type="float">
            <text:p>0.0005396904</text:p>
          </table:table-cell>
          <table:table-cell office:value-type="float" office:value="0.0004498635" calcext:value-type="float">
            <text:p>0.0004498635</text:p>
          </table:table-cell>
          <table:table-cell office:value-type="float" office:value="0.0003346899" calcext:value-type="float">
            <text:p>0.0003346899</text:p>
          </table:table-cell>
          <table:table-cell office:value-type="float" office:value="0.0003214534" calcext:value-type="float">
            <text:p>0.0003214534</text:p>
          </table:table-cell>
          <table:table-cell office:value-type="float" office:value="0.0002680682" calcext:value-type="float">
            <text:p>0.0002680682</text:p>
          </table:table-cell>
          <table:table-cell office:value-type="float" office:value="0.0002273736" calcext:value-type="float">
            <text:p>0.0002273736</text:p>
          </table:table-cell>
          <table:table-cell office:value-type="float" office:value="0.0001759446" calcext:value-type="float">
            <text:p>0.0001759446</text:p>
          </table:table-cell>
          <table:table-cell office:value-type="float" office:value="0.0001499117" calcext:value-type="float">
            <text:p>0.0001499117</text:p>
          </table:table-cell>
          <table:table-cell office:value-type="float" office:value="0.0001265327" calcext:value-type="float">
            <text:p>0.0001265327</text:p>
          </table:table-cell>
          <table:table-cell office:value-type="float" office:value="0.0001015715" calcext:value-type="float">
            <text:p>0.0001015715</text:p>
          </table:table-cell>
        </table:table-row>
        <table:table-row table:style-name="ro1">
          <table:table-cell office:value-type="float" office:value="0.0131162016886149" calcext:value-type="float">
            <text:p>0.013116201688615</text:p>
          </table:table-cell>
          <table:table-cell office:value-type="float" office:value="0.001875813" calcext:value-type="float">
            <text:p>0.001875813</text:p>
          </table:table-cell>
          <table:table-cell office:value-type="float" office:value="0.001254012" calcext:value-type="float">
            <text:p>0.001254012</text:p>
          </table:table-cell>
          <table:table-cell office:value-type="float" office:value="0.001021135" calcext:value-type="float">
            <text:p>0.001021135</text:p>
          </table:table-cell>
          <table:table-cell office:value-type="float" office:value="0.0007214529" calcext:value-type="float">
            <text:p>0.0007214529</text:p>
          </table:table-cell>
          <table:table-cell office:value-type="float" office:value="0.000530462" calcext:value-type="float">
            <text:p>0.000530462</text:p>
          </table:table-cell>
          <table:table-cell office:value-type="float" office:value="0.0004438437" calcext:value-type="float">
            <text:p>0.0004438437</text:p>
          </table:table-cell>
          <table:table-cell office:value-type="float" office:value="0.0003334053" calcext:value-type="float">
            <text:p>0.0003334053</text:p>
          </table:table-cell>
          <table:table-cell office:value-type="float" office:value="0.0003187627" calcext:value-type="float">
            <text:p>0.0003187627</text:p>
          </table:table-cell>
          <table:table-cell office:value-type="float" office:value="0.0002633982" calcext:value-type="float">
            <text:p>0.0002633982</text:p>
          </table:table-cell>
          <table:table-cell office:value-type="float" office:value="0.0002251791" calcext:value-type="float">
            <text:p>0.0002251791</text:p>
          </table:table-cell>
          <table:table-cell office:value-type="float" office:value="0.0001749332" calcext:value-type="float">
            <text:p>0.0001749332</text:p>
          </table:table-cell>
          <table:table-cell office:value-type="float" office:value="0.0001470581" calcext:value-type="float">
            <text:p>0.0001470581</text:p>
          </table:table-cell>
          <table:table-cell office:value-type="float" office:value="0.0001256388" calcext:value-type="float">
            <text:p>0.0001256388</text:p>
          </table:table-cell>
          <table:table-cell office:value-type="float" office:value="0.0001007065" calcext:value-type="float">
            <text:p>0.0001007065</text:p>
          </table:table-cell>
        </table:table-row>
        <table:table-row table:style-name="ro1">
          <table:table-cell office:value-type="float" office:value="0.0131511780868249" calcext:value-type="float">
            <text:p>0.013151178086825</text:p>
          </table:table-cell>
          <table:table-cell office:value-type="float" office:value="0.001875246" calcext:value-type="float">
            <text:p>0.001875246</text:p>
          </table:table-cell>
          <table:table-cell office:value-type="float" office:value="0.001233844" calcext:value-type="float">
            <text:p>0.001233844</text:p>
          </table:table-cell>
          <table:table-cell office:value-type="float" office:value="0.00100455" calcext:value-type="float">
            <text:p>0.00100455</text:p>
          </table:table-cell>
          <table:table-cell office:value-type="float" office:value="0.0007197594" calcext:value-type="float">
            <text:p>0.0007197594</text:p>
          </table:table-cell>
          <table:table-cell office:value-type="float" office:value="0.000522037" calcext:value-type="float">
            <text:p>0.000522037</text:p>
          </table:table-cell>
          <table:table-cell office:value-type="float" office:value="0.0004373431" calcext:value-type="float">
            <text:p>0.0004373431</text:p>
          </table:table-cell>
          <table:table-cell office:value-type="float" office:value="0.000332251" calcext:value-type="float">
            <text:p>0.000332251</text:p>
          </table:table-cell>
          <table:table-cell office:value-type="float" office:value="0.0003156427" calcext:value-type="float">
            <text:p>0.0003156427</text:p>
          </table:table-cell>
          <table:table-cell office:value-type="float" office:value="0.0002590522" calcext:value-type="float">
            <text:p>0.0002590522</text:p>
          </table:table-cell>
          <table:table-cell office:value-type="float" office:value="0.0002226605" calcext:value-type="float">
            <text:p>0.0002226605</text:p>
          </table:table-cell>
          <table:table-cell office:value-type="float" office:value="0.0001740906" calcext:value-type="float">
            <text:p>0.0001740906</text:p>
          </table:table-cell>
          <table:table-cell office:value-type="float" office:value="0.0001442542" calcext:value-type="float">
            <text:p>0.0001442542</text:p>
          </table:table-cell>
          <table:table-cell office:value-type="float" office:value="0.0001245661" calcext:value-type="float">
            <text:p>0.0001245661</text:p>
          </table:table-cell>
          <table:table-cell office:value-type="float" office:value="0.0001000044" calcext:value-type="float">
            <text:p>0.0001000044</text:p>
          </table:table-cell>
        </table:table-row>
        <table:table-row table:style-name="ro1">
          <table:table-cell office:value-type="float" office:value="0.0131861544850349" calcext:value-type="float">
            <text:p>0.013186154485035</text:p>
          </table:table-cell>
          <table:table-cell office:value-type="float" office:value="0.001874341" calcext:value-type="float">
            <text:p>0.001874341</text:p>
          </table:table-cell>
          <table:table-cell office:value-type="float" office:value="0.00121587" calcext:value-type="float">
            <text:p>0.00121587</text:p>
          </table:table-cell>
          <table:table-cell office:value-type="float" office:value="0.0009871293" calcext:value-type="float">
            <text:p>0.0009871293</text:p>
          </table:table-cell>
          <table:table-cell office:value-type="float" office:value="0.0007179132" calcext:value-type="float">
            <text:p>0.0007179132</text:p>
          </table:table-cell>
          <table:table-cell office:value-type="float" office:value="0.0005144715" calcext:value-type="float">
            <text:p>0.0005144715</text:p>
          </table:table-cell>
          <table:table-cell office:value-type="float" office:value="0.0004304356" calcext:value-type="float">
            <text:p>0.0004304356</text:p>
          </table:table-cell>
          <table:table-cell office:value-type="float" office:value="0.0003311254" calcext:value-type="float">
            <text:p>0.0003311254</text:p>
          </table:table-cell>
          <table:table-cell office:value-type="float" office:value="0.0003120958" calcext:value-type="float">
            <text:p>0.0003120958</text:p>
          </table:table-cell>
          <table:table-cell office:value-type="float" office:value="0.0002550869" calcext:value-type="float">
            <text:p>0.0002550869</text:p>
          </table:table-cell>
          <table:table-cell office:value-type="float" office:value="0.00021983" calcext:value-type="float">
            <text:p>0.00021983</text:p>
          </table:table-cell>
          <table:table-cell office:value-type="float" office:value="0.0001733564" calcext:value-type="float">
            <text:p>0.0001733564</text:p>
          </table:table-cell>
          <table:table-cell office:value-type="float" office:value="0.0001415703" calcext:value-type="float">
            <text:p>0.0001415703</text:p>
          </table:table-cell>
          <table:table-cell office:value-type="float" office:value="0.0001233016" calcext:value-type="float">
            <text:p>0.0001233016</text:p>
          </table:table-cell>
          <table:table-cell office:value-type="float" office:value="0.00009943354" calcext:value-type="float">
            <text:p>9.943354E-05</text:p>
          </table:table-cell>
        </table:table-row>
        <table:table-row table:style-name="ro1">
          <table:table-cell office:value-type="float" office:value="0.0132211308832448" calcext:value-type="float">
            <text:p>0.013221130883245</text:p>
          </table:table-cell>
          <table:table-cell office:value-type="float" office:value="0.001872713" calcext:value-type="float">
            <text:p>0.001872713</text:p>
          </table:table-cell>
          <table:table-cell office:value-type="float" office:value="0.001200108" calcext:value-type="float">
            <text:p>0.001200108</text:p>
          </table:table-cell>
          <table:table-cell office:value-type="float" office:value="0.0009690561" calcext:value-type="float">
            <text:p>0.0009690561</text:p>
          </table:table-cell>
          <table:table-cell office:value-type="float" office:value="0.0007157424" calcext:value-type="float">
            <text:p>0.0007157424</text:p>
          </table:table-cell>
          <table:table-cell office:value-type="float" office:value="0.0005077936" calcext:value-type="float">
            <text:p>0.0005077936</text:p>
          </table:table-cell>
          <table:table-cell office:value-type="float" office:value="0.0004232072" calcext:value-type="float">
            <text:p>0.0004232072</text:p>
          </table:table-cell>
          <table:table-cell office:value-type="float" office:value="0.00032993" calcext:value-type="float">
            <text:p>0.00032993</text:p>
          </table:table-cell>
          <table:table-cell office:value-type="float" office:value="0.0003081384" calcext:value-type="float">
            <text:p>0.0003081384</text:p>
          </table:table-cell>
          <table:table-cell office:value-type="float" office:value="0.0002515379" calcext:value-type="float">
            <text:p>0.0002515379</text:p>
          </table:table-cell>
          <table:table-cell office:value-type="float" office:value="0.0002167204" calcext:value-type="float">
            <text:p>0.0002167204</text:p>
          </table:table-cell>
          <table:table-cell office:value-type="float" office:value="0.0001726675" calcext:value-type="float">
            <text:p>0.0001726675</text:p>
          </table:table-cell>
          <table:table-cell office:value-type="float" office:value="0.0001390643" calcext:value-type="float">
            <text:p>0.0001390643</text:p>
          </table:table-cell>
          <table:table-cell office:value-type="float" office:value="0.0001218467" calcext:value-type="float">
            <text:p>0.0001218467</text:p>
          </table:table-cell>
          <table:table-cell office:value-type="float" office:value="0.00009895598" calcext:value-type="float">
            <text:p>9.895598E-05</text:p>
          </table:table-cell>
        </table:table-row>
        <table:table-row table:style-name="ro1">
          <table:table-cell office:value-type="float" office:value="0.0132561072814548" calcext:value-type="float">
            <text:p>0.013256107281455</text:p>
          </table:table-cell>
          <table:table-cell office:value-type="float" office:value="0.001870008" calcext:value-type="float">
            <text:p>0.001870008</text:p>
          </table:table-cell>
          <table:table-cell office:value-type="float" office:value="0.001186521" calcext:value-type="float">
            <text:p>0.001186521</text:p>
          </table:table-cell>
          <table:table-cell office:value-type="float" office:value="0.0009505318" calcext:value-type="float">
            <text:p>0.0009505318</text:p>
          </table:table-cell>
          <table:table-cell office:value-type="float" office:value="0.0007131015" calcext:value-type="float">
            <text:p>0.0007131015</text:p>
          </table:table-cell>
          <table:table-cell office:value-type="float" office:value="0.0005020064" calcext:value-type="float">
            <text:p>0.0005020064</text:p>
          </table:table-cell>
          <table:table-cell office:value-type="float" office:value="0.0004157636" calcext:value-type="float">
            <text:p>0.0004157636</text:p>
          </table:table-cell>
          <table:table-cell office:value-type="float" office:value="0.0003285724" calcext:value-type="float">
            <text:p>0.0003285724</text:p>
          </table:table-cell>
          <table:table-cell office:value-type="float" office:value="0.0003038091" calcext:value-type="float">
            <text:p>0.0003038091</text:p>
          </table:table-cell>
          <table:table-cell office:value-type="float" office:value="0.0002484245" calcext:value-type="float">
            <text:p>0.0002484245</text:p>
          </table:table-cell>
          <table:table-cell office:value-type="float" office:value="0.0002133723" calcext:value-type="float">
            <text:p>0.0002133723</text:p>
          </table:table-cell>
          <table:table-cell office:value-type="float" office:value="0.0001719592" calcext:value-type="float">
            <text:p>0.0001719592</text:p>
          </table:table-cell>
          <table:table-cell office:value-type="float" office:value="0.0001367882" calcext:value-type="float">
            <text:p>0.0001367882</text:p>
          </table:table-cell>
          <table:table-cell office:value-type="float" office:value="0.0001202173" calcext:value-type="float">
            <text:p>0.0001202173</text:p>
          </table:table-cell>
          <table:table-cell office:value-type="float" office:value="0.00009852927" calcext:value-type="float">
            <text:p>9.852927E-05</text:p>
          </table:table-cell>
        </table:table-row>
        <table:table-row table:style-name="ro1">
          <table:table-cell office:value-type="float" office:value="0.0132910836796648" calcext:value-type="float">
            <text:p>0.013291083679665</text:p>
          </table:table-cell>
          <table:table-cell office:value-type="float" office:value="0.001865912" calcext:value-type="float">
            <text:p>0.001865912</text:p>
          </table:table-cell>
          <table:table-cell office:value-type="float" office:value="0.001175041" calcext:value-type="float">
            <text:p>0.001175041</text:p>
          </table:table-cell>
          <table:table-cell office:value-type="float" office:value="0.0009317708" calcext:value-type="float">
            <text:p>0.0009317708</text:p>
          </table:table-cell>
          <table:table-cell office:value-type="float" office:value="0.0007098569" calcext:value-type="float">
            <text:p>0.0007098569</text:p>
          </table:table-cell>
          <table:table-cell office:value-type="float" office:value="0.0004970887" calcext:value-type="float">
            <text:p>0.0004970887</text:p>
          </table:table-cell>
          <table:table-cell office:value-type="float" office:value="0.0004082078" calcext:value-type="float">
            <text:p>0.0004082078</text:p>
          </table:table-cell>
          <table:table-cell office:value-type="float" office:value="0.0003269729" calcext:value-type="float">
            <text:p>0.0003269729</text:p>
          </table:table-cell>
          <table:table-cell office:value-type="float" office:value="0.0002991605" calcext:value-type="float">
            <text:p>0.0002991605</text:p>
          </table:table-cell>
          <table:table-cell office:value-type="float" office:value="0.0002457512" calcext:value-type="float">
            <text:p>0.0002457512</text:p>
          </table:table-cell>
          <table:table-cell office:value-type="float" office:value="0.0002098459" calcext:value-type="float">
            <text:p>0.0002098459</text:p>
          </table:table-cell>
          <table:table-cell office:value-type="float" office:value="0.0001711753" calcext:value-type="float">
            <text:p>0.0001711753</text:p>
          </table:table-cell>
          <table:table-cell office:value-type="float" office:value="0.0001347776" calcext:value-type="float">
            <text:p>0.0001347776</text:p>
          </table:table-cell>
          <table:table-cell office:value-type="float" office:value="0.0001184361" calcext:value-type="float">
            <text:p>0.0001184361</text:p>
          </table:table-cell>
          <table:table-cell office:value-type="float" office:value="0.00009810974" calcext:value-type="float">
            <text:p>9.810974E-05</text:p>
          </table:table-cell>
        </table:table-row>
        <table:table-row table:style-name="ro1">
          <table:table-cell office:value-type="float" office:value="0.0133260600778747" calcext:value-type="float">
            <text:p>0.013326060077875</text:p>
          </table:table-cell>
          <table:table-cell office:value-type="float" office:value="0.001860144" calcext:value-type="float">
            <text:p>0.001860144</text:p>
          </table:table-cell>
          <table:table-cell office:value-type="float" office:value="0.001165554" calcext:value-type="float">
            <text:p>0.001165554</text:p>
          </table:table-cell>
          <table:table-cell office:value-type="float" office:value="0.0009129815" calcext:value-type="float">
            <text:p>0.0009129815</text:p>
          </table:table-cell>
          <table:table-cell office:value-type="float" office:value="0.0007059011" calcext:value-type="float">
            <text:p>0.0007059011</text:p>
          </table:table-cell>
          <table:table-cell office:value-type="float" office:value="0.0004929919" calcext:value-type="float">
            <text:p>0.0004929919</text:p>
          </table:table-cell>
          <table:table-cell office:value-type="float" office:value="0.0004006529" calcext:value-type="float">
            <text:p>0.0004006529</text:p>
          </table:table-cell>
          <table:table-cell office:value-type="float" office:value="0.0003250612" calcext:value-type="float">
            <text:p>0.0003250612</text:p>
          </table:table-cell>
          <table:table-cell office:value-type="float" office:value="0.0002942573" calcext:value-type="float">
            <text:p>0.0002942573</text:p>
          </table:table-cell>
          <table:table-cell office:value-type="float" office:value="0.0002435019" calcext:value-type="float">
            <text:p>0.0002435019</text:p>
          </table:table-cell>
          <table:table-cell office:value-type="float" office:value="0.0002062038" calcext:value-type="float">
            <text:p>0.0002062038</text:p>
          </table:table-cell>
          <table:table-cell office:value-type="float" office:value="0.0001702606" calcext:value-type="float">
            <text:p>0.0001702606</text:p>
          </table:table-cell>
          <table:table-cell office:value-type="float" office:value="0.0001330559" calcext:value-type="float">
            <text:p>0.0001330559</text:p>
          </table:table-cell>
          <table:table-cell office:value-type="float" office:value="0.0001165417" calcext:value-type="float">
            <text:p>0.0001165417</text:p>
          </table:table-cell>
          <table:table-cell office:value-type="float" office:value="0.00009765495" calcext:value-type="float">
            <text:p>9.765495E-05</text:p>
          </table:table-cell>
        </table:table-row>
        <table:table-row table:style-name="ro1">
          <table:table-cell office:value-type="float" office:value="0.0133610364760847" calcext:value-type="float">
            <text:p>0.013361036476085</text:p>
          </table:table-cell>
          <table:table-cell office:value-type="float" office:value="0.001852471" calcext:value-type="float">
            <text:p>0.001852471</text:p>
          </table:table-cell>
          <table:table-cell office:value-type="float" office:value="0.001157913" calcext:value-type="float">
            <text:p>0.001157913</text:p>
          </table:table-cell>
          <table:table-cell office:value-type="float" office:value="0.0008943804" calcext:value-type="float">
            <text:p>0.0008943804</text:p>
          </table:table-cell>
          <table:table-cell office:value-type="float" office:value="0.000701152" calcext:value-type="float">
            <text:p>0.000701152</text:p>
          </table:table-cell>
          <table:table-cell office:value-type="float" office:value="0.0004896473" calcext:value-type="float">
            <text:p>0.0004896473</text:p>
          </table:table-cell>
          <table:table-cell office:value-type="float" office:value="0.0003932076" calcext:value-type="float">
            <text:p>0.0003932076</text:p>
          </table:table-cell>
          <table:table-cell office:value-type="float" office:value="0.0003227866" calcext:value-type="float">
            <text:p>0.0003227866</text:p>
          </table:table-cell>
          <table:table-cell office:value-type="float" office:value="0.0002891799" calcext:value-type="float">
            <text:p>0.0002891799</text:p>
          </table:table-cell>
          <table:table-cell office:value-type="float" office:value="0.0002416466" calcext:value-type="float">
            <text:p>0.0002416466</text:p>
          </table:table-cell>
          <table:table-cell office:value-type="float" office:value="0.000202517" calcext:value-type="float">
            <text:p>0.000202517</text:p>
          </table:table-cell>
          <table:table-cell office:value-type="float" office:value="0.0001691736" calcext:value-type="float">
            <text:p>0.0001691736</text:p>
          </table:table-cell>
          <table:table-cell office:value-type="float" office:value="0.0001316299" calcext:value-type="float">
            <text:p>0.0001316299</text:p>
          </table:table-cell>
          <table:table-cell office:value-type="float" office:value="0.0001145769" calcext:value-type="float">
            <text:p>0.0001145769</text:p>
          </table:table-cell>
          <table:table-cell office:value-type="float" office:value="0.00009712636" calcext:value-type="float">
            <text:p>9.712636E-05</text:p>
          </table:table-cell>
        </table:table-row>
        <table:table-row table:style-name="ro1">
          <table:table-cell office:value-type="float" office:value="0.0133960128742947" calcext:value-type="float">
            <text:p>0.013396012874295</text:p>
          </table:table-cell>
          <table:table-cell office:value-type="float" office:value="0.001842711" calcext:value-type="float">
            <text:p>0.001842711</text:p>
          </table:table-cell>
          <table:table-cell office:value-type="float" office:value="0.001151936" calcext:value-type="float">
            <text:p>0.001151936</text:p>
          </table:table-cell>
          <table:table-cell office:value-type="float" office:value="0.00087618" calcext:value-type="float">
            <text:p>0.00087618</text:p>
          </table:table-cell>
          <table:table-cell office:value-type="float" office:value="0.0006955548" calcext:value-type="float">
            <text:p>0.0006955548</text:p>
          </table:table-cell>
          <table:table-cell office:value-type="float" office:value="0.0004869676" calcext:value-type="float">
            <text:p>0.0004869676</text:p>
          </table:table-cell>
          <table:table-cell office:value-type="float" office:value="0.0003859812" calcext:value-type="float">
            <text:p>0.0003859812</text:p>
          </table:table-cell>
          <table:table-cell office:value-type="float" office:value="0.0003201124" calcext:value-type="float">
            <text:p>0.0003201124</text:p>
          </table:table-cell>
          <table:table-cell office:value-type="float" office:value="0.0002840082" calcext:value-type="float">
            <text:p>0.0002840082</text:p>
          </table:table-cell>
          <table:table-cell office:value-type="float" office:value="0.0002401393" calcext:value-type="float">
            <text:p>0.0002401393</text:p>
          </table:table-cell>
          <table:table-cell office:value-type="float" office:value="0.0001988553" calcext:value-type="float">
            <text:p>0.0001988553</text:p>
          </table:table-cell>
          <table:table-cell office:value-type="float" office:value="0.0001678812" calcext:value-type="float">
            <text:p>0.0001678812</text:p>
          </table:table-cell>
          <table:table-cell office:value-type="float" office:value="0.0001304899" calcext:value-type="float">
            <text:p>0.0001304899</text:p>
          </table:table-cell>
          <table:table-cell office:value-type="float" office:value="0.0001125853" calcext:value-type="float">
            <text:p>0.0001125853</text:p>
          </table:table-cell>
          <table:table-cell office:value-type="float" office:value="0.00009649291" calcext:value-type="float">
            <text:p>9.649291E-05</text:p>
          </table:table-cell>
        </table:table-row>
        <table:table-row table:style-name="ro1">
          <table:table-cell office:value-type="float" office:value="0.0134309892725046" calcext:value-type="float">
            <text:p>0.013430989272505</text:p>
          </table:table-cell>
          <table:table-cell office:value-type="float" office:value="0.001830727" calcext:value-type="float">
            <text:p>0.001830727</text:p>
          </table:table-cell>
          <table:table-cell office:value-type="float" office:value="0.001147417" calcext:value-type="float">
            <text:p>0.001147417</text:p>
          </table:table-cell>
          <table:table-cell office:value-type="float" office:value="0.000858568" calcext:value-type="float">
            <text:p>0.000858568</text:p>
          </table:table-cell>
          <table:table-cell office:value-type="float" office:value="0.0006890803" calcext:value-type="float">
            <text:p>0.0006890803</text:p>
          </table:table-cell>
          <table:table-cell office:value-type="float" office:value="0.0004848473" calcext:value-type="float">
            <text:p>0.0004848473</text:p>
          </table:table-cell>
          <table:table-cell office:value-type="float" office:value="0.0003790679" calcext:value-type="float">
            <text:p>0.0003790679</text:p>
          </table:table-cell>
          <table:table-cell office:value-type="float" office:value="0.0003170223" calcext:value-type="float">
            <text:p>0.0003170223</text:p>
          </table:table-cell>
          <table:table-cell office:value-type="float" office:value="0.0002788301" calcext:value-type="float">
            <text:p>0.0002788301</text:p>
          </table:table-cell>
          <table:table-cell office:value-type="float" office:value="0.0002389233" calcext:value-type="float">
            <text:p>0.0002389233</text:p>
          </table:table-cell>
          <table:table-cell office:value-type="float" office:value="0.0001952896" calcext:value-type="float">
            <text:p>0.0001952896</text:p>
          </table:table-cell>
          <table:table-cell office:value-type="float" office:value="0.0001663637" calcext:value-type="float">
            <text:p>0.0001663637</text:p>
          </table:table-cell>
          <table:table-cell office:value-type="float" office:value="0.0001296127" calcext:value-type="float">
            <text:p>0.0001296127</text:p>
          </table:table-cell>
          <table:table-cell office:value-type="float" office:value="0.0001106206" calcext:value-type="float">
            <text:p>0.0001106206</text:p>
          </table:table-cell>
          <table:table-cell office:value-type="float" office:value="0.00009573159" calcext:value-type="float">
            <text:p>9.573159E-05</text:p>
          </table:table-cell>
        </table:table-row>
        <table:table-row table:style-name="ro1">
          <table:table-cell office:value-type="float" office:value="0.0134659656707146" calcext:value-type="float">
            <text:p>0.013465965670715</text:p>
          </table:table-cell>
          <table:table-cell office:value-type="float" office:value="0.001816437" calcext:value-type="float">
            <text:p>0.001816437</text:p>
          </table:table-cell>
          <table:table-cell office:value-type="float" office:value="0.001144125" calcext:value-type="float">
            <text:p>0.001144125</text:p>
          </table:table-cell>
          <table:table-cell office:value-type="float" office:value="0.0008417381" calcext:value-type="float">
            <text:p>0.0008417381</text:p>
          </table:table-cell>
          <table:table-cell office:value-type="float" office:value="0.0006817263" calcext:value-type="float">
            <text:p>0.0006817263</text:p>
          </table:table-cell>
          <table:table-cell office:value-type="float" office:value="0.0004831707" calcext:value-type="float">
            <text:p>0.0004831707</text:p>
          </table:table-cell>
          <table:table-cell office:value-type="float" office:value="0.000372558" calcext:value-type="float">
            <text:p>0.000372558</text:p>
          </table:table-cell>
          <table:table-cell office:value-type="float" office:value="0.0003135162" calcext:value-type="float">
            <text:p>0.0003135162</text:p>
          </table:table-cell>
          <table:table-cell office:value-type="float" office:value="0.0002737367" calcext:value-type="float">
            <text:p>0.0002737367</text:p>
          </table:table-cell>
          <table:table-cell office:value-type="float" office:value="0.0002379315" calcext:value-type="float">
            <text:p>0.0002379315</text:p>
          </table:table-cell>
          <table:table-cell office:value-type="float" office:value="0.000191888" calcext:value-type="float">
            <text:p>0.000191888</text:p>
          </table:table-cell>
          <table:table-cell office:value-type="float" office:value="0.0001646158" calcext:value-type="float">
            <text:p>0.0001646158</text:p>
          </table:table-cell>
          <table:table-cell office:value-type="float" office:value="0.0001289607" calcext:value-type="float">
            <text:p>0.0001289607</text:p>
          </table:table-cell>
          <table:table-cell office:value-type="float" office:value="0.0001087258" calcext:value-type="float">
            <text:p>0.0001087258</text:p>
          </table:table-cell>
          <table:table-cell office:value-type="float" office:value="0.00009482829" calcext:value-type="float">
            <text:p>9.482829E-05</text:p>
          </table:table-cell>
        </table:table-row>
        <table:table-row table:style-name="ro1">
          <table:table-cell office:value-type="float" office:value="0.0135009420689246" calcext:value-type="float">
            <text:p>0.013500942068925</text:p>
          </table:table-cell>
          <table:table-cell office:value-type="float" office:value="0.001799803" calcext:value-type="float">
            <text:p>0.001799803</text:p>
          </table:table-cell>
          <table:table-cell office:value-type="float" office:value="0.001141816" calcext:value-type="float">
            <text:p>0.001141816</text:p>
          </table:table-cell>
          <table:table-cell office:value-type="float" office:value="0.0008258346" calcext:value-type="float">
            <text:p>0.0008258346</text:p>
          </table:table-cell>
          <table:table-cell office:value-type="float" office:value="0.0006735244" calcext:value-type="float">
            <text:p>0.0006735244</text:p>
          </table:table-cell>
          <table:table-cell office:value-type="float" office:value="0.0004818121" calcext:value-type="float">
            <text:p>0.0004818121</text:p>
          </table:table-cell>
          <table:table-cell office:value-type="float" office:value="0.0003665236" calcext:value-type="float">
            <text:p>0.0003665236</text:p>
          </table:table-cell>
          <table:table-cell office:value-type="float" office:value="0.0003096116" calcext:value-type="float">
            <text:p>0.0003096116</text:p>
          </table:table-cell>
          <table:table-cell office:value-type="float" office:value="0.0002688071" calcext:value-type="float">
            <text:p>0.0002688071</text:p>
          </table:table-cell>
          <table:table-cell office:value-type="float" office:value="0.000237089" calcext:value-type="float">
            <text:p>0.000237089</text:p>
          </table:table-cell>
          <table:table-cell office:value-type="float" office:value="0.0001887057" calcext:value-type="float">
            <text:p>0.0001887057</text:p>
          </table:table-cell>
          <table:table-cell office:value-type="float" office:value="0.0001626435" calcext:value-type="float">
            <text:p>0.0001626435</text:p>
          </table:table-cell>
          <table:table-cell office:value-type="float" office:value="0.0001284877" calcext:value-type="float">
            <text:p>0.0001284877</text:p>
          </table:table-cell>
          <table:table-cell office:value-type="float" office:value="0.0001069449" calcext:value-type="float">
            <text:p>0.0001069449</text:p>
          </table:table-cell>
          <table:table-cell office:value-type="float" office:value="0.00009378253" calcext:value-type="float">
            <text:p>9.378253E-05</text:p>
          </table:table-cell>
        </table:table-row>
        <table:table-row table:style-name="ro1">
          <table:table-cell office:value-type="float" office:value="0.0135359184671345" calcext:value-type="float">
            <text:p>0.013535918467135</text:p>
          </table:table-cell>
          <table:table-cell office:value-type="float" office:value="0.001780848" calcext:value-type="float">
            <text:p>0.001780848</text:p>
          </table:table-cell>
          <table:table-cell office:value-type="float" office:value="0.001140227" calcext:value-type="float">
            <text:p>0.001140227</text:p>
          </table:table-cell>
          <table:table-cell office:value-type="float" office:value="0.0008110063" calcext:value-type="float">
            <text:p>0.0008110063</text:p>
          </table:table-cell>
          <table:table-cell office:value-type="float" office:value="0.0006645254" calcext:value-type="float">
            <text:p>0.0006645254</text:p>
          </table:table-cell>
          <table:table-cell office:value-type="float" office:value="0.0004806379" calcext:value-type="float">
            <text:p>0.0004806379</text:p>
          </table:table-cell>
          <table:table-cell office:value-type="float" office:value="0.0003610206" calcext:value-type="float">
            <text:p>0.0003610206</text:p>
          </table:table-cell>
          <table:table-cell office:value-type="float" office:value="0.0003053476" calcext:value-type="float">
            <text:p>0.0003053476</text:p>
          </table:table-cell>
          <table:table-cell office:value-type="float" office:value="0.0002641218" calcext:value-type="float">
            <text:p>0.0002641218</text:p>
          </table:table-cell>
          <table:table-cell office:value-type="float" office:value="0.0002363188" calcext:value-type="float">
            <text:p>0.0002363188</text:p>
          </table:table-cell>
          <table:table-cell office:value-type="float" office:value="0.0001857917" calcext:value-type="float">
            <text:p>0.0001857917</text:p>
          </table:table-cell>
          <table:table-cell office:value-type="float" office:value="0.0001604669" calcext:value-type="float">
            <text:p>0.0001604669</text:p>
          </table:table-cell>
          <table:table-cell office:value-type="float" office:value="0.0001281357" calcext:value-type="float">
            <text:p>0.0001281357</text:p>
          </table:table-cell>
          <table:table-cell office:value-type="float" office:value="0.0001053156" calcext:value-type="float">
            <text:p>0.0001053156</text:p>
          </table:table-cell>
          <table:table-cell office:value-type="float" office:value="0.00009260063" calcext:value-type="float">
            <text:p>9.260063E-05</text:p>
          </table:table-cell>
        </table:table-row>
        <table:table-row table:style-name="ro1">
          <table:table-cell office:value-type="float" office:value="0.0135708948653445" calcext:value-type="float">
            <text:p>0.013570894865345</text:p>
          </table:table-cell>
          <table:table-cell office:value-type="float" office:value="0.00175963" calcext:value-type="float">
            <text:p>0.00175963</text:p>
          </table:table-cell>
          <table:table-cell office:value-type="float" office:value="0.001139101" calcext:value-type="float">
            <text:p>0.001139101</text:p>
          </table:table-cell>
          <table:table-cell office:value-type="float" office:value="0.0007973599" calcext:value-type="float">
            <text:p>0.0007973599</text:p>
          </table:table-cell>
          <table:table-cell office:value-type="float" office:value="0.0006548024" calcext:value-type="float">
            <text:p>0.0006548024</text:p>
          </table:table-cell>
          <table:table-cell office:value-type="float" office:value="0.0004795204" calcext:value-type="float">
            <text:p>0.0004795204</text:p>
          </table:table-cell>
          <table:table-cell office:value-type="float" office:value="0.000356088" calcext:value-type="float">
            <text:p>0.000356088</text:p>
          </table:table-cell>
          <table:table-cell office:value-type="float" office:value="0.0003007697" calcext:value-type="float">
            <text:p>0.0003007697</text:p>
          </table:table-cell>
          <table:table-cell office:value-type="float" office:value="0.0002597449" calcext:value-type="float">
            <text:p>0.0002597449</text:p>
          </table:table-cell>
          <table:table-cell office:value-type="float" office:value="0.000235544" calcext:value-type="float">
            <text:p>0.000235544</text:p>
          </table:table-cell>
          <table:table-cell office:value-type="float" office:value="0.0001831811" calcext:value-type="float">
            <text:p>0.0001831811</text:p>
          </table:table-cell>
          <table:table-cell office:value-type="float" office:value="0.0001581157" calcext:value-type="float">
            <text:p>0.0001581157</text:p>
          </table:table-cell>
          <table:table-cell office:value-type="float" office:value="0.0001278465" calcext:value-type="float">
            <text:p>0.0001278465</text:p>
          </table:table-cell>
          <table:table-cell office:value-type="float" office:value="0.0001038617" calcext:value-type="float">
            <text:p>0.0001038617</text:p>
          </table:table-cell>
          <table:table-cell office:value-type="float" office:value="0.00009130041" calcext:value-type="float">
            <text:p>9.130041E-05</text:p>
          </table:table-cell>
        </table:table-row>
        <table:table-row table:style-name="ro1">
          <table:table-cell office:value-type="float" office:value="0.0136058712635545" calcext:value-type="float">
            <text:p>0.013605871263555</text:p>
          </table:table-cell>
          <table:table-cell office:value-type="float" office:value="0.00173627" calcext:value-type="float">
            <text:p>0.00173627</text:p>
          </table:table-cell>
          <table:table-cell office:value-type="float" office:value="0.001138172" calcext:value-type="float">
            <text:p>0.001138172</text:p>
          </table:table-cell>
          <table:table-cell office:value-type="float" office:value="0.0007849729" calcext:value-type="float">
            <text:p>0.0007849729</text:p>
          </table:table-cell>
          <table:table-cell office:value-type="float" office:value="0.0006444568" calcext:value-type="float">
            <text:p>0.0006444568</text:p>
          </table:table-cell>
          <table:table-cell office:value-type="float" office:value="0.0004783303" calcext:value-type="float">
            <text:p>0.0004783303</text:p>
          </table:table-cell>
          <table:table-cell office:value-type="float" office:value="0.0003517466" calcext:value-type="float">
            <text:p>0.0003517466</text:p>
          </table:table-cell>
          <table:table-cell office:value-type="float" office:value="0.0002959437" calcext:value-type="float">
            <text:p>0.0002959437</text:p>
          </table:table-cell>
          <table:table-cell office:value-type="float" office:value="0.0002557329" calcext:value-type="float">
            <text:p>0.0002557329</text:p>
          </table:table-cell>
          <table:table-cell office:value-type="float" office:value="0.0002346916" calcext:value-type="float">
            <text:p>0.0002346916</text:p>
          </table:table-cell>
          <table:table-cell office:value-type="float" office:value="0.0001808948" calcext:value-type="float">
            <text:p>0.0001808948</text:p>
          </table:table-cell>
          <table:table-cell office:value-type="float" office:value="0.0001556306" calcext:value-type="float">
            <text:p>0.0001556306</text:p>
          </table:table-cell>
          <table:table-cell office:value-type="float" office:value="0.0001275575" calcext:value-type="float">
            <text:p>0.0001275575</text:p>
          </table:table-cell>
          <table:table-cell office:value-type="float" office:value="0.0001026005" calcext:value-type="float">
            <text:p>0.0001026005</text:p>
          </table:table-cell>
          <table:table-cell office:value-type="float" office:value="0.00008990905" calcext:value-type="float">
            <text:p>8.990905E-05</text:p>
          </table:table-cell>
        </table:table-row>
        <table:table-row table:style-name="ro1">
          <table:table-cell office:value-type="float" office:value="0.0136408476617644" calcext:value-type="float">
            <text:p>0.013640847661765</text:p>
          </table:table-cell>
          <table:table-cell office:value-type="float" office:value="0.001710911" calcext:value-type="float">
            <text:p>0.001710911</text:p>
          </table:table-cell>
          <table:table-cell office:value-type="float" office:value="0.001137185" calcext:value-type="float">
            <text:p>0.001137185</text:p>
          </table:table-cell>
          <table:table-cell office:value-type="float" office:value="0.000773906" calcext:value-type="float">
            <text:p>0.000773906</text:p>
          </table:table-cell>
          <table:table-cell office:value-type="float" office:value="0.0006336023" calcext:value-type="float">
            <text:p>0.0006336023</text:p>
          </table:table-cell>
          <table:table-cell office:value-type="float" office:value="0.0004769489" calcext:value-type="float">
            <text:p>0.0004769489</text:p>
          </table:table-cell>
          <table:table-cell office:value-type="float" office:value="0.0003479981" calcext:value-type="float">
            <text:p>0.0003479981</text:p>
          </table:table-cell>
          <table:table-cell office:value-type="float" office:value="0.000290941" calcext:value-type="float">
            <text:p>0.000290941</text:p>
          </table:table-cell>
          <table:table-cell office:value-type="float" office:value="0.000252124" calcext:value-type="float">
            <text:p>0.000252124</text:p>
          </table:table-cell>
          <table:table-cell office:value-type="float" office:value="0.0002336941" calcext:value-type="float">
            <text:p>0.0002336941</text:p>
          </table:table-cell>
          <table:table-cell office:value-type="float" office:value="0.0001789403" calcext:value-type="float">
            <text:p>0.0001789403</text:p>
          </table:table-cell>
          <table:table-cell office:value-type="float" office:value="0.000153059" calcext:value-type="float">
            <text:p>0.000153059</text:p>
          </table:table-cell>
          <table:table-cell office:value-type="float" office:value="0.0001272093" calcext:value-type="float">
            <text:p>0.0001272093</text:p>
          </table:table-cell>
          <table:table-cell office:value-type="float" office:value="0.0001015375" calcext:value-type="float">
            <text:p>0.0001015375</text:p>
          </table:table-cell>
          <table:table-cell office:value-type="float" office:value="0.0000884577" calcext:value-type="float">
            <text:p>8.84577E-05</text:p>
          </table:table-cell>
        </table:table-row>
        <table:table-row table:style-name="ro1">
          <table:table-cell office:value-type="float" office:value="0.0136758240599744" calcext:value-type="float">
            <text:p>0.013675824059974</text:p>
          </table:table-cell>
          <table:table-cell office:value-type="float" office:value="0.00168375" calcext:value-type="float">
            <text:p>0.00168375</text:p>
          </table:table-cell>
          <table:table-cell office:value-type="float" office:value="0.001135892" calcext:value-type="float">
            <text:p>0.001135892</text:p>
          </table:table-cell>
          <table:table-cell office:value-type="float" office:value="0.000764175" calcext:value-type="float">
            <text:p>0.000764175</text:p>
          </table:table-cell>
          <table:table-cell office:value-type="float" office:value="0.0006223699" calcext:value-type="float">
            <text:p>0.0006223699</text:p>
          </table:table-cell>
          <table:table-cell office:value-type="float" office:value="0.0004752635" calcext:value-type="float">
            <text:p>0.0004752635</text:p>
          </table:table-cell>
          <table:table-cell office:value-type="float" office:value="0.0003448225" calcext:value-type="float">
            <text:p>0.0003448225</text:p>
          </table:table-cell>
          <table:table-cell office:value-type="float" office:value="0.0002858424" calcext:value-type="float">
            <text:p>0.0002858424</text:p>
          </table:table-cell>
          <table:table-cell office:value-type="float" office:value="0.000248944" calcext:value-type="float">
            <text:p>0.000248944</text:p>
          </table:table-cell>
          <table:table-cell office:value-type="float" office:value="0.0002324925" calcext:value-type="float">
            <text:p>0.0002324925</text:p>
          </table:table-cell>
          <table:table-cell office:value-type="float" office:value="0.0001773094" calcext:value-type="float">
            <text:p>0.0001773094</text:p>
          </table:table-cell>
          <table:table-cell office:value-type="float" office:value="0.0001504547" calcext:value-type="float">
            <text:p>0.0001504547</text:p>
          </table:table-cell>
          <table:table-cell office:value-type="float" office:value="0.0001267483" calcext:value-type="float">
            <text:p>0.0001267483</text:p>
          </table:table-cell>
          <table:table-cell office:value-type="float" office:value="0.0001006649" calcext:value-type="float">
            <text:p>0.0001006649</text:p>
          </table:table-cell>
          <table:table-cell office:value-type="float" office:value="0.00008698349" calcext:value-type="float">
            <text:p>8.698349E-05</text:p>
          </table:table-cell>
        </table:table-row>
        <table:table-row table:style-name="ro1">
          <table:table-cell office:value-type="float" office:value="0.0137108004581844" calcext:value-type="float">
            <text:p>0.013710800458184</text:p>
          </table:table-cell>
          <table:table-cell office:value-type="float" office:value="0.001655016" calcext:value-type="float">
            <text:p>0.001655016</text:p>
          </table:table-cell>
          <table:table-cell office:value-type="float" office:value="0.00113407" calcext:value-type="float">
            <text:p>0.00113407</text:p>
          </table:table-cell>
          <table:table-cell office:value-type="float" office:value="0.0007557722" calcext:value-type="float">
            <text:p>0.0007557722</text:p>
          </table:table-cell>
          <table:table-cell office:value-type="float" office:value="0.0006108885" calcext:value-type="float">
            <text:p>0.0006108885</text:p>
          </table:table-cell>
          <table:table-cell office:value-type="float" office:value="0.0004731823" calcext:value-type="float">
            <text:p>0.0004731823</text:p>
          </table:table-cell>
          <table:table-cell office:value-type="float" office:value="0.0003421862" calcext:value-type="float">
            <text:p>0.0003421862</text:p>
          </table:table-cell>
          <table:table-cell office:value-type="float" office:value="0.0002807293" calcext:value-type="float">
            <text:p>0.0002807293</text:p>
          </table:table-cell>
          <table:table-cell office:value-type="float" office:value="0.0002462013" calcext:value-type="float">
            <text:p>0.0002462013</text:p>
          </table:table-cell>
          <table:table-cell office:value-type="float" office:value="0.0002310403" calcext:value-type="float">
            <text:p>0.0002310403</text:p>
          </table:table-cell>
          <table:table-cell office:value-type="float" office:value="0.0001759824" calcext:value-type="float">
            <text:p>0.0001759824</text:p>
          </table:table-cell>
          <table:table-cell office:value-type="float" office:value="0.000147868" calcext:value-type="float">
            <text:p>0.000147868</text:p>
          </table:table-cell>
          <table:table-cell office:value-type="float" office:value="0.0001261304" calcext:value-type="float">
            <text:p>0.0001261304</text:p>
          </table:table-cell>
          <table:table-cell office:value-type="float" office:value="0.00009996748" calcext:value-type="float">
            <text:p>9.996748E-05</text:p>
          </table:table-cell>
          <table:table-cell office:value-type="float" office:value="0.00008552503" calcext:value-type="float">
            <text:p>8.552503E-05</text:p>
          </table:table-cell>
        </table:table-row>
        <table:table-row table:style-name="ro1">
          <table:table-cell office:value-type="float" office:value="0.0137457768563943" calcext:value-type="float">
            <text:p>0.013745776856394</text:p>
          </table:table-cell>
          <table:table-cell office:value-type="float" office:value="0.00162496" calcext:value-type="float">
            <text:p>0.00162496</text:p>
          </table:table-cell>
          <table:table-cell office:value-type="float" office:value="0.001131505" calcext:value-type="float">
            <text:p>0.001131505</text:p>
          </table:table-cell>
          <table:table-cell office:value-type="float" office:value="0.0007486606" calcext:value-type="float">
            <text:p>0.0007486606</text:p>
          </table:table-cell>
          <table:table-cell office:value-type="float" office:value="0.0005993125" calcext:value-type="float">
            <text:p>0.0005993125</text:p>
          </table:table-cell>
          <table:table-cell office:value-type="float" office:value="0.0004706248" calcext:value-type="float">
            <text:p>0.0004706248</text:p>
          </table:table-cell>
          <table:table-cell office:value-type="float" office:value="0.0003400362" calcext:value-type="float">
            <text:p>0.0003400362</text:p>
          </table:table-cell>
          <table:table-cell office:value-type="float" office:value="0.0002756826" calcext:value-type="float">
            <text:p>0.0002756826</text:p>
          </table:table-cell>
          <table:table-cell office:value-type="float" office:value="0.0002438865" calcext:value-type="float">
            <text:p>0.0002438865</text:p>
          </table:table-cell>
          <table:table-cell office:value-type="float" office:value="0.0002293048" calcext:value-type="float">
            <text:p>0.0002293048</text:p>
          </table:table-cell>
          <table:table-cell office:value-type="float" office:value="0.0001749231" calcext:value-type="float">
            <text:p>0.0001749231</text:p>
          </table:table-cell>
          <table:table-cell office:value-type="float" office:value="0.0001453536" calcext:value-type="float">
            <text:p>0.0001453536</text:p>
          </table:table-cell>
          <table:table-cell office:value-type="float" office:value="0.0001253192" calcext:value-type="float">
            <text:p>0.0001253192</text:p>
          </table:table-cell>
          <table:table-cell office:value-type="float" office:value="0.00009941705" calcext:value-type="float">
            <text:p>9.941705E-05</text:p>
          </table:table-cell>
          <table:table-cell office:value-type="float" office:value="0.00008411804" calcext:value-type="float">
            <text:p>8.411804E-05</text:p>
          </table:table-cell>
        </table:table-row>
        <table:table-row table:style-name="ro1">
          <table:table-cell office:value-type="float" office:value="0.0137807532546043" calcext:value-type="float">
            <text:p>0.013780753254604</text:p>
          </table:table-cell>
          <table:table-cell office:value-type="float" office:value="0.00159386" calcext:value-type="float">
            <text:p>0.00159386</text:p>
          </table:table-cell>
          <table:table-cell office:value-type="float" office:value="0.001128015" calcext:value-type="float">
            <text:p>0.001128015</text:p>
          </table:table-cell>
          <table:table-cell office:value-type="float" office:value="0.0007427739" calcext:value-type="float">
            <text:p>0.0007427739</text:p>
          </table:table-cell>
          <table:table-cell office:value-type="float" office:value="0.0005877889" calcext:value-type="float">
            <text:p>0.0005877889</text:p>
          </table:table-cell>
          <table:table-cell office:value-type="float" office:value="0.0004675301" calcext:value-type="float">
            <text:p>0.0004675301</text:p>
          </table:table-cell>
          <table:table-cell office:value-type="float" office:value="0.0003383063" calcext:value-type="float">
            <text:p>0.0003383063</text:p>
          </table:table-cell>
          <table:table-cell office:value-type="float" office:value="0.0002707876" calcext:value-type="float">
            <text:p>0.0002707876</text:p>
          </table:table-cell>
          <table:table-cell office:value-type="float" office:value="0.0002419764" calcext:value-type="float">
            <text:p>0.0002419764</text:p>
          </table:table-cell>
          <table:table-cell office:value-type="float" office:value="0.0002272645" calcext:value-type="float">
            <text:p>0.0002272645</text:p>
          </table:table-cell>
          <table:table-cell office:value-type="float" office:value="0.0001740883" calcext:value-type="float">
            <text:p>0.0001740883</text:p>
          </table:table-cell>
          <table:table-cell office:value-type="float" office:value="0.0001429594" calcext:value-type="float">
            <text:p>0.0001429594</text:p>
          </table:table-cell>
          <table:table-cell office:value-type="float" office:value="0.0001242958" calcext:value-type="float">
            <text:p>0.0001242958</text:p>
          </table:table-cell>
          <table:table-cell office:value-type="float" office:value="0.00009898" calcext:value-type="float">
            <text:p>9.898E-05</text:p>
          </table:table-cell>
          <table:table-cell office:value-type="float" office:value="0.00008279606" calcext:value-type="float">
            <text:p>8.279606E-05</text:p>
          </table:table-cell>
        </table:table-row>
        <table:table-row table:style-name="ro1">
          <table:table-cell office:value-type="float" office:value="0.0138157296528143" calcext:value-type="float">
            <text:p>0.013815729652814</text:p>
          </table:table-cell>
          <table:table-cell office:value-type="float" office:value="0.00156201" calcext:value-type="float">
            <text:p>0.00156201</text:p>
          </table:table-cell>
          <table:table-cell office:value-type="float" office:value="0.001123443" calcext:value-type="float">
            <text:p>0.001123443</text:p>
          </table:table-cell>
          <table:table-cell office:value-type="float" office:value="0.0007380217" calcext:value-type="float">
            <text:p>0.0007380217</text:p>
          </table:table-cell>
          <table:table-cell office:value-type="float" office:value="0.000576457" calcext:value-type="float">
            <text:p>0.000576457</text:p>
          </table:table-cell>
          <table:table-cell office:value-type="float" office:value="0.0004638607" calcext:value-type="float">
            <text:p>0.0004638607</text:p>
          </table:table-cell>
          <table:table-cell office:value-type="float" office:value="0.0003369219" calcext:value-type="float">
            <text:p>0.0003369219</text:p>
          </table:table-cell>
          <table:table-cell office:value-type="float" office:value="0.0002661137" calcext:value-type="float">
            <text:p>0.0002661137</text:p>
          </table:table-cell>
          <table:table-cell office:value-type="float" office:value="0.0002404334" calcext:value-type="float">
            <text:p>0.0002404334</text:p>
          </table:table-cell>
          <table:table-cell office:value-type="float" office:value="0.000224917" calcext:value-type="float">
            <text:p>0.000224917</text:p>
          </table:table-cell>
          <table:table-cell office:value-type="float" office:value="0.0001734242" calcext:value-type="float">
            <text:p>0.0001734242</text:p>
          </table:table-cell>
          <table:table-cell office:value-type="float" office:value="0.0001407275" calcext:value-type="float">
            <text:p>0.0001407275</text:p>
          </table:table-cell>
          <table:table-cell office:value-type="float" office:value="0.0001230499" calcext:value-type="float">
            <text:p>0.0001230499</text:p>
          </table:table-cell>
          <table:table-cell office:value-type="float" office:value="0.00009861685" calcext:value-type="float">
            <text:p>9.861685E-05</text:p>
          </table:table-cell>
          <table:table-cell office:value-type="float" office:value="0.00008158764" calcext:value-type="float">
            <text:p>8.158764E-05</text:p>
          </table:table-cell>
        </table:table-row>
        <table:table-row table:style-name="ro1">
          <table:table-cell office:value-type="float" office:value="0.0138507060510242" calcext:value-type="float">
            <text:p>0.013850706051024</text:p>
          </table:table-cell>
          <table:table-cell office:value-type="float" office:value="0.001529715" calcext:value-type="float">
            <text:p>0.001529715</text:p>
          </table:table-cell>
          <table:table-cell office:value-type="float" office:value="0.001117665" calcext:value-type="float">
            <text:p>0.001117665</text:p>
          </table:table-cell>
          <table:table-cell office:value-type="float" office:value="0.0007342889" calcext:value-type="float">
            <text:p>0.0007342889</text:p>
          </table:table-cell>
          <table:table-cell office:value-type="float" office:value="0.000565451" calcext:value-type="float">
            <text:p>0.000565451</text:p>
          </table:table-cell>
          <table:table-cell office:value-type="float" office:value="0.0004595927" calcext:value-type="float">
            <text:p>0.0004595927</text:p>
          </table:table-cell>
          <table:table-cell office:value-type="float" office:value="0.0003357949" calcext:value-type="float">
            <text:p>0.0003357949</text:p>
          </table:table-cell>
          <table:table-cell office:value-type="float" office:value="0.0002617277" calcext:value-type="float">
            <text:p>0.0002617277</text:p>
          </table:table-cell>
          <table:table-cell office:value-type="float" office:value="0.0002392063" calcext:value-type="float">
            <text:p>0.0002392063</text:p>
          </table:table-cell>
          <table:table-cell office:value-type="float" office:value="0.0002222682" calcext:value-type="float">
            <text:p>0.0002222682</text:p>
          </table:table-cell>
          <table:table-cell office:value-type="float" office:value="0.0001728729" calcext:value-type="float">
            <text:p>0.0001728729</text:p>
          </table:table-cell>
          <table:table-cell office:value-type="float" office:value="0.0001386942" calcext:value-type="float">
            <text:p>0.0001386942</text:p>
          </table:table-cell>
          <table:table-cell office:value-type="float" office:value="0.0001215862" calcext:value-type="float">
            <text:p>0.0001215862</text:p>
          </table:table-cell>
          <table:table-cell office:value-type="float" office:value="0.00009828511" calcext:value-type="float">
            <text:p>9.828511E-05</text:p>
          </table:table-cell>
          <table:table-cell office:value-type="float" office:value="0.00008051392" calcext:value-type="float">
            <text:p>8.051392E-05</text:p>
          </table:table-cell>
        </table:table-row>
        <table:table-row table:style-name="ro1">
          <table:table-cell office:value-type="float" office:value="0.0138856824492342" calcext:value-type="float">
            <text:p>0.013885682449234</text:p>
          </table:table-cell>
          <table:table-cell office:value-type="float" office:value="0.001497287" calcext:value-type="float">
            <text:p>0.001497287</text:p>
          </table:table-cell>
          <table:table-cell office:value-type="float" office:value="0.001110586" calcext:value-type="float">
            <text:p>0.001110586</text:p>
          </table:table-cell>
          <table:table-cell office:value-type="float" office:value="0.0007314408" calcext:value-type="float">
            <text:p>0.0007314408</text:p>
          </table:table-cell>
          <table:table-cell office:value-type="float" office:value="0.0005549081" calcext:value-type="float">
            <text:p>0.0005549081</text:p>
          </table:table-cell>
          <table:table-cell office:value-type="float" office:value="0.0004547322" calcext:value-type="float">
            <text:p>0.0004547322</text:p>
          </table:table-cell>
          <table:table-cell office:value-type="float" office:value="0.0003348343" calcext:value-type="float">
            <text:p>0.0003348343</text:p>
          </table:table-cell>
          <table:table-cell office:value-type="float" office:value="0.0002576865" calcext:value-type="float">
            <text:p>0.0002576865</text:p>
          </table:table-cell>
          <table:table-cell office:value-type="float" office:value="0.0002382352" calcext:value-type="float">
            <text:p>0.0002382352</text:p>
          </table:table-cell>
          <table:table-cell office:value-type="float" office:value="0.0002193472" calcext:value-type="float">
            <text:p>0.0002193472</text:p>
          </table:table-cell>
          <table:table-cell office:value-type="float" office:value="0.0001723709" calcext:value-type="float">
            <text:p>0.0001723709</text:p>
          </table:table-cell>
          <table:table-cell office:value-type="float" office:value="0.0001368817" calcext:value-type="float">
            <text:p>0.0001368817</text:p>
          </table:table-cell>
          <table:table-cell office:value-type="float" office:value="0.0001199233" calcext:value-type="float">
            <text:p>0.0001199233</text:p>
          </table:table-cell>
          <table:table-cell office:value-type="float" office:value="0.00009794239" calcext:value-type="float">
            <text:p>9.794239E-05</text:p>
          </table:table-cell>
          <table:table-cell office:value-type="float" office:value="0.00007958506" calcext:value-type="float">
            <text:p>7.958506E-05</text:p>
          </table:table-cell>
        </table:table-row>
        <table:table-row table:style-name="ro1">
          <table:table-cell office:value-type="float" office:value="0.0139206588474442" calcext:value-type="float">
            <text:p>0.013920658847444</text:p>
          </table:table-cell>
          <table:table-cell office:value-type="float" office:value="0.00146504" calcext:value-type="float">
            <text:p>0.00146504</text:p>
          </table:table-cell>
          <table:table-cell office:value-type="float" office:value="0.001102148" calcext:value-type="float">
            <text:p>0.001102148</text:p>
          </table:table-cell>
          <table:table-cell office:value-type="float" office:value="0.0007293315" calcext:value-type="float">
            <text:p>0.0007293315</text:p>
          </table:table-cell>
          <table:table-cell office:value-type="float" office:value="0.000544934" calcext:value-type="float">
            <text:p>0.000544934</text:p>
          </table:table-cell>
          <table:table-cell office:value-type="float" office:value="0.0004492981" calcext:value-type="float">
            <text:p>0.0004492981</text:p>
          </table:table-cell>
          <table:table-cell office:value-type="float" office:value="0.0003339497" calcext:value-type="float">
            <text:p>0.0003339497</text:p>
          </table:table-cell>
          <table:table-cell office:value-type="float" office:value="0.0002540283" calcext:value-type="float">
            <text:p>0.0002540283</text:p>
          </table:table-cell>
          <table:table-cell office:value-type="float" office:value="0.0002374509" calcext:value-type="float">
            <text:p>0.0002374509</text:p>
          </table:table-cell>
          <table:table-cell office:value-type="float" office:value="0.0002161842" calcext:value-type="float">
            <text:p>0.0002161842</text:p>
          </table:table-cell>
          <table:table-cell office:value-type="float" office:value="0.0001718582" calcext:value-type="float">
            <text:p>0.0001718582</text:p>
          </table:table-cell>
          <table:table-cell office:value-type="float" office:value="0.0001353048" calcext:value-type="float">
            <text:p>0.0001353048</text:p>
          </table:table-cell>
          <table:table-cell office:value-type="float" office:value="0.0001180926" calcext:value-type="float">
            <text:p>0.0001180926</text:p>
          </table:table-cell>
          <table:table-cell office:value-type="float" office:value="0.000097548" calcext:value-type="float">
            <text:p>9.7548E-05</text:p>
          </table:table-cell>
          <table:table-cell office:value-type="float" office:value="0.00007880502" calcext:value-type="float">
            <text:p>7.880502E-05</text:p>
          </table:table-cell>
        </table:table-row>
        <table:table-row table:style-name="ro1">
          <table:table-cell office:value-type="float" office:value="0.0139556352456541" calcext:value-type="float">
            <text:p>0.013955635245654</text:p>
          </table:table-cell>
          <table:table-cell office:value-type="float" office:value="0.001433272" calcext:value-type="float">
            <text:p>0.001433272</text:p>
          </table:table-cell>
          <table:table-cell office:value-type="float" office:value="0.001092321" calcext:value-type="float">
            <text:p>0.001092321</text:p>
          </table:table-cell>
          <table:table-cell office:value-type="float" office:value="0.0007277967" calcext:value-type="float">
            <text:p>0.0007277967</text:p>
          </table:table-cell>
          <table:table-cell office:value-type="float" office:value="0.0005356363" calcext:value-type="float">
            <text:p>0.0005356363</text:p>
          </table:table-cell>
          <table:table-cell office:value-type="float" office:value="0.0004433328" calcext:value-type="float">
            <text:p>0.0004433328</text:p>
          </table:table-cell>
          <table:table-cell office:value-type="float" office:value="0.0003330449" calcext:value-type="float">
            <text:p>0.0003330449</text:p>
          </table:table-cell>
          <table:table-cell office:value-type="float" office:value="0.0002507809" calcext:value-type="float">
            <text:p>0.0002507809</text:p>
          </table:table-cell>
          <table:table-cell office:value-type="float" office:value="0.000236779" calcext:value-type="float">
            <text:p>0.000236779</text:p>
          </table:table-cell>
          <table:table-cell office:value-type="float" office:value="0.0002128294" calcext:value-type="float">
            <text:p>0.0002128294</text:p>
          </table:table-cell>
          <table:table-cell office:value-type="float" office:value="0.000171275" calcext:value-type="float">
            <text:p>0.000171275</text:p>
          </table:table-cell>
          <table:table-cell office:value-type="float" office:value="0.0001339648" calcext:value-type="float">
            <text:p>0.0001339648</text:p>
          </table:table-cell>
          <table:table-cell office:value-type="float" office:value="0.0001161323" calcext:value-type="float">
            <text:p>0.0001161323</text:p>
          </table:table-cell>
          <table:table-cell office:value-type="float" office:value="0.0000970665" calcext:value-type="float">
            <text:p>9.70665E-05</text:p>
          </table:table-cell>
          <table:table-cell office:value-type="float" office:value="0.00007816724" calcext:value-type="float">
            <text:p>7.816724E-05</text:p>
          </table:table-cell>
        </table:table-row>
        <table:table-row table:style-name="ro1">
          <table:table-cell office:value-type="float" office:value="0.0139906116438641" calcext:value-type="float">
            <text:p>0.013990611643864</text:p>
          </table:table-cell>
          <table:table-cell office:value-type="float" office:value="0.001402281" calcext:value-type="float">
            <text:p>0.001402281</text:p>
          </table:table-cell>
          <table:table-cell office:value-type="float" office:value="0.001081117" calcext:value-type="float">
            <text:p>0.001081117</text:p>
          </table:table-cell>
          <table:table-cell office:value-type="float" office:value="0.0007266671" calcext:value-type="float">
            <text:p>0.0007266671</text:p>
          </table:table-cell>
          <table:table-cell office:value-type="float" office:value="0.0005270865" calcext:value-type="float">
            <text:p>0.0005270865</text:p>
          </table:table-cell>
          <table:table-cell office:value-type="float" office:value="0.0004368932" calcext:value-type="float">
            <text:p>0.0004368932</text:p>
          </table:table-cell>
          <table:table-cell office:value-type="float" office:value="0.0003320336" calcext:value-type="float">
            <text:p>0.0003320336</text:p>
          </table:table-cell>
          <table:table-cell office:value-type="float" office:value="0.0002479578" calcext:value-type="float">
            <text:p>0.0002479578</text:p>
          </table:table-cell>
          <table:table-cell office:value-type="float" office:value="0.0002361472" calcext:value-type="float">
            <text:p>0.0002361472</text:p>
          </table:table-cell>
          <table:table-cell office:value-type="float" office:value="0.0002093361" calcext:value-type="float">
            <text:p>0.0002093361</text:p>
          </table:table-cell>
          <table:table-cell office:value-type="float" office:value="0.0001705693" calcext:value-type="float">
            <text:p>0.0001705693</text:p>
          </table:table-cell>
          <table:table-cell office:value-type="float" office:value="0.0001328526" calcext:value-type="float">
            <text:p>0.0001328526</text:p>
          </table:table-cell>
          <table:table-cell office:value-type="float" office:value="0.0001140888" calcext:value-type="float">
            <text:p>0.0001140888</text:p>
          </table:table-cell>
          <table:table-cell office:value-type="float" office:value="0.00009646956" calcext:value-type="float">
            <text:p>9.646956E-05</text:p>
          </table:table-cell>
          <table:table-cell office:value-type="float" office:value="0.00007765627" calcext:value-type="float">
            <text:p>7.765627E-05</text:p>
          </table:table-cell>
        </table:table-row>
        <table:table-row table:style-name="ro1">
          <table:table-cell office:value-type="float" office:value="0.0140255880420741" calcext:value-type="float">
            <text:p>0.014025588042074</text:p>
          </table:table-cell>
          <table:table-cell office:value-type="float" office:value="0.001372328" calcext:value-type="float">
            <text:p>0.001372328</text:p>
          </table:table-cell>
          <table:table-cell office:value-type="float" office:value="0.001068571" calcext:value-type="float">
            <text:p>0.001068571</text:p>
          </table:table-cell>
          <table:table-cell office:value-type="float" office:value="0.0007257726" calcext:value-type="float">
            <text:p>0.0007257726</text:p>
          </table:table-cell>
          <table:table-cell office:value-type="float" office:value="0.0005193501" calcext:value-type="float">
            <text:p>0.0005193501</text:p>
          </table:table-cell>
          <table:table-cell office:value-type="float" office:value="0.000430053" calcext:value-type="float">
            <text:p>0.000430053</text:p>
          </table:table-cell>
          <table:table-cell office:value-type="float" office:value="0.0003308361" calcext:value-type="float">
            <text:p>0.0003308361</text:p>
          </table:table-cell>
          <table:table-cell office:value-type="float" office:value="0.0002455527" calcext:value-type="float">
            <text:p>0.0002455527</text:p>
          </table:table-cell>
          <table:table-cell office:value-type="float" office:value="0.0002354809" calcext:value-type="float">
            <text:p>0.0002354809</text:p>
          </table:table-cell>
          <table:table-cell office:value-type="float" office:value="0.0002057661" calcext:value-type="float">
            <text:p>0.0002057661</text:p>
          </table:table-cell>
          <table:table-cell office:value-type="float" office:value="0.0001696948" calcext:value-type="float">
            <text:p>0.0001696948</text:p>
          </table:table-cell>
          <table:table-cell office:value-type="float" office:value="0.0001319479" calcext:value-type="float">
            <text:p>0.0001319479</text:p>
          </table:table-cell>
          <table:table-cell office:value-type="float" office:value="0.0001120147" calcext:value-type="float">
            <text:p>0.0001120147</text:p>
          </table:table-cell>
          <table:table-cell office:value-type="float" office:value="0.00009573707" calcext:value-type="float">
            <text:p>9.573707E-05</text:p>
          </table:table-cell>
          <table:table-cell office:value-type="float" office:value="0.0000772495" calcext:value-type="float">
            <text:p>7.72495E-05</text:p>
          </table:table-cell>
        </table:table-row>
        <table:table-row table:style-name="ro1">
          <table:table-cell office:value-type="float" office:value="0.014060564440284" calcext:value-type="float">
            <text:p>0.014060564440284</text:p>
          </table:table-cell>
          <table:table-cell office:value-type="float" office:value="0.001343679" calcext:value-type="float">
            <text:p>0.001343679</text:p>
          </table:table-cell>
          <table:table-cell office:value-type="float" office:value="0.001054758" calcext:value-type="float">
            <text:p>0.001054758</text:p>
          </table:table-cell>
          <table:table-cell office:value-type="float" office:value="0.0007249379" calcext:value-type="float">
            <text:p>0.0007249379</text:p>
          </table:table-cell>
          <table:table-cell office:value-type="float" office:value="0.0005124581" calcext:value-type="float">
            <text:p>0.0005124581</text:p>
          </table:table-cell>
          <table:table-cell office:value-type="float" office:value="0.0004228993" calcext:value-type="float">
            <text:p>0.0004228993</text:p>
          </table:table-cell>
          <table:table-cell office:value-type="float" office:value="0.0003293804" calcext:value-type="float">
            <text:p>0.0003293804</text:p>
          </table:table-cell>
          <table:table-cell office:value-type="float" office:value="0.0002435499" calcext:value-type="float">
            <text:p>0.0002435499</text:p>
          </table:table-cell>
          <table:table-cell office:value-type="float" office:value="0.000234711" calcext:value-type="float">
            <text:p>0.000234711</text:p>
          </table:table-cell>
          <table:table-cell office:value-type="float" office:value="0.0002021826" calcext:value-type="float">
            <text:p>0.0002021826</text:p>
          </table:table-cell>
          <table:table-cell office:value-type="float" office:value="0.0001686175" calcext:value-type="float">
            <text:p>0.0001686175</text:p>
          </table:table-cell>
          <table:table-cell office:value-type="float" office:value="0.0001312214" calcext:value-type="float">
            <text:p>0.0001312214</text:p>
          </table:table-cell>
          <table:table-cell office:value-type="float" office:value="0.0001099634" calcext:value-type="float">
            <text:p>0.0001099634</text:p>
          </table:table-cell>
          <table:table-cell office:value-type="float" office:value="0.00009485834" calcext:value-type="float">
            <text:p>9.485834E-05</text:p>
          </table:table-cell>
          <table:table-cell office:value-type="float" office:value="0.00007691921" calcext:value-type="float">
            <text:p>7.691921E-05</text:p>
          </table:table-cell>
        </table:table-row>
        <table:table-row table:style-name="ro1">
          <table:table-cell office:value-type="float" office:value="0.014095540838494" calcext:value-type="float">
            <text:p>0.014095540838494</text:p>
          </table:table-cell>
          <table:table-cell office:value-type="float" office:value="0.001316549" calcext:value-type="float">
            <text:p>0.001316549</text:p>
          </table:table-cell>
          <table:table-cell office:value-type="float" office:value="0.001039774" calcext:value-type="float">
            <text:p>0.001039774</text:p>
          </table:table-cell>
          <table:table-cell office:value-type="float" office:value="0.0007240017" calcext:value-type="float">
            <text:p>0.0007240017</text:p>
          </table:table-cell>
          <table:table-cell office:value-type="float" office:value="0.0005064313" calcext:value-type="float">
            <text:p>0.0005064313</text:p>
          </table:table-cell>
          <table:table-cell office:value-type="float" office:value="0.0004155272" calcext:value-type="float">
            <text:p>0.0004155272</text:p>
          </table:table-cell>
          <table:table-cell office:value-type="float" office:value="0.0003276082" calcext:value-type="float">
            <text:p>0.0003276082</text:p>
          </table:table-cell>
          <table:table-cell office:value-type="float" office:value="0.0002419176" calcext:value-type="float">
            <text:p>0.0002419176</text:p>
          </table:table-cell>
          <table:table-cell office:value-type="float" office:value="0.0002337757" calcext:value-type="float">
            <text:p>0.0002337757</text:p>
          </table:table-cell>
          <table:table-cell office:value-type="float" office:value="0.000198654" calcext:value-type="float">
            <text:p>0.000198654</text:p>
          </table:table-cell>
          <table:table-cell office:value-type="float" office:value="0.0001673115" calcext:value-type="float">
            <text:p>0.0001673115</text:p>
          </table:table-cell>
          <table:table-cell office:value-type="float" office:value="0.0001306377" calcext:value-type="float">
            <text:p>0.0001306377</text:p>
          </table:table-cell>
          <table:table-cell office:value-type="float" office:value="0.0001079838" calcext:value-type="float">
            <text:p>0.0001079838</text:p>
          </table:table-cell>
          <table:table-cell office:value-type="float" office:value="0.00009383199" calcext:value-type="float">
            <text:p>9.383199E-05</text:p>
          </table:table-cell>
          <table:table-cell office:value-type="float" office:value="0.00007663282" calcext:value-type="float">
            <text:p>7.663282E-05</text:p>
          </table:table-cell>
        </table:table-row>
        <table:table-row table:style-name="ro1">
          <table:table-cell office:value-type="float" office:value="0.014130517236704" calcext:value-type="float">
            <text:p>0.014130517236704</text:p>
          </table:table-cell>
          <table:table-cell office:value-type="float" office:value="0.001291136" calcext:value-type="float">
            <text:p>0.001291136</text:p>
          </table:table-cell>
          <table:table-cell office:value-type="float" office:value="0.001023749" calcext:value-type="float">
            <text:p>0.001023749</text:p>
          </table:table-cell>
          <table:table-cell office:value-type="float" office:value="0.0007228008" calcext:value-type="float">
            <text:p>0.0007228008</text:p>
          </table:table-cell>
          <table:table-cell office:value-type="float" office:value="0.0005012614" calcext:value-type="float">
            <text:p>0.0005012614</text:p>
          </table:table-cell>
          <table:table-cell office:value-type="float" office:value="0.0004080379" calcext:value-type="float">
            <text:p>0.0004080379</text:p>
          </table:table-cell>
          <table:table-cell office:value-type="float" office:value="0.0003254737" calcext:value-type="float">
            <text:p>0.0003254737</text:p>
          </table:table-cell>
          <table:table-cell office:value-type="float" office:value="0.0002406101" calcext:value-type="float">
            <text:p>0.0002406101</text:p>
          </table:table-cell>
          <table:table-cell office:value-type="float" office:value="0.0002326208" calcext:value-type="float">
            <text:p>0.0002326208</text:p>
          </table:table-cell>
          <table:table-cell office:value-type="float" office:value="0.0001952356" calcext:value-type="float">
            <text:p>0.0001952356</text:p>
          </table:table-cell>
          <table:table-cell office:value-type="float" office:value="0.0001657663" calcext:value-type="float">
            <text:p>0.0001657663</text:p>
          </table:table-cell>
          <table:table-cell office:value-type="float" office:value="0.0001301521" calcext:value-type="float">
            <text:p>0.0001301521</text:p>
          </table:table-cell>
          <table:table-cell office:value-type="float" office:value="0.0001061247" calcext:value-type="float">
            <text:p>0.0001061247</text:p>
          </table:table-cell>
          <table:table-cell office:value-type="float" office:value="0.00009266692" calcext:value-type="float">
            <text:p>9.266692E-05</text:p>
          </table:table-cell>
          <table:table-cell office:value-type="float" office:value="0.00007635698" calcext:value-type="float">
            <text:p>7.635698E-05</text:p>
          </table:table-cell>
        </table:table-row>
        <table:table-row table:style-name="ro1">
          <table:table-cell office:value-type="float" office:value="0.0141654936349139" calcext:value-type="float">
            <text:p>0.014165493634914</text:p>
          </table:table-cell>
          <table:table-cell office:value-type="float" office:value="0.001267605" calcext:value-type="float">
            <text:p>0.001267605</text:p>
          </table:table-cell>
          <table:table-cell office:value-type="float" office:value="0.001006821" calcext:value-type="float">
            <text:p>0.001006821</text:p>
          </table:table-cell>
          <table:table-cell office:value-type="float" office:value="0.0007211915" calcext:value-type="float">
            <text:p>0.0007211915</text:p>
          </table:table-cell>
          <table:table-cell office:value-type="float" office:value="0.0004969226" calcext:value-type="float">
            <text:p>0.0004969226</text:p>
          </table:table-cell>
          <table:table-cell office:value-type="float" office:value="0.0004005374" calcext:value-type="float">
            <text:p>0.0004005374</text:p>
          </table:table-cell>
          <table:table-cell office:value-type="float" office:value="0.000322947" calcext:value-type="float">
            <text:p>0.000322947</text:p>
          </table:table-cell>
          <table:table-cell office:value-type="float" office:value="0.0002395747" calcext:value-type="float">
            <text:p>0.0002395747</text:p>
          </table:table-cell>
          <table:table-cell office:value-type="float" office:value="0.0002312039" calcext:value-type="float">
            <text:p>0.0002312039</text:p>
          </table:table-cell>
          <table:table-cell office:value-type="float" office:value="0.0001919889" calcext:value-type="float">
            <text:p>0.0001919889</text:p>
          </table:table-cell>
          <table:table-cell office:value-type="float" office:value="0.0001639838" calcext:value-type="float">
            <text:p>0.0001639838</text:p>
          </table:table-cell>
          <table:table-cell office:value-type="float" office:value="0.000129721" calcext:value-type="float">
            <text:p>0.000129721</text:p>
          </table:table-cell>
          <table:table-cell office:value-type="float" office:value="0.0001044269" calcext:value-type="float">
            <text:p>0.0001044269</text:p>
          </table:table-cell>
          <table:table-cell office:value-type="float" office:value="0.00009138231" calcext:value-type="float">
            <text:p>9.138231E-05</text:p>
          </table:table-cell>
          <table:table-cell office:value-type="float" office:value="0.00007605863" calcext:value-type="float">
            <text:p>7.605863E-05</text:p>
          </table:table-cell>
        </table:table-row>
        <table:table-row table:style-name="ro1">
          <table:table-cell office:value-type="float" office:value="0.0142004700331239" calcext:value-type="float">
            <text:p>0.014200470033124</text:p>
          </table:table-cell>
          <table:table-cell office:value-type="float" office:value="0.001246081" calcext:value-type="float">
            <text:p>0.001246081</text:p>
          </table:table-cell>
          <table:table-cell office:value-type="float" office:value="0.0009891652" calcext:value-type="float">
            <text:p>0.0009891652</text:p>
          </table:table-cell>
          <table:table-cell office:value-type="float" office:value="0.0007190444" calcext:value-type="float">
            <text:p>0.0007190444</text:p>
          </table:table-cell>
          <table:table-cell office:value-type="float" office:value="0.0004933638" calcext:value-type="float">
            <text:p>0.0004933638</text:p>
          </table:table-cell>
          <table:table-cell office:value-type="float" office:value="0.0003931304" calcext:value-type="float">
            <text:p>0.0003931304</text:p>
          </table:table-cell>
          <table:table-cell office:value-type="float" office:value="0.000320012" calcext:value-type="float">
            <text:p>0.000320012</text:p>
          </table:table-cell>
          <table:table-cell office:value-type="float" office:value="0.0002387483" calcext:value-type="float">
            <text:p>0.0002387483</text:p>
          </table:table-cell>
          <table:table-cell office:value-type="float" office:value="0.0002294975" calcext:value-type="float">
            <text:p>0.0002294975</text:p>
          </table:table-cell>
          <table:table-cell office:value-type="float" office:value="0.0001889618" calcext:value-type="float">
            <text:p>0.0001889618</text:p>
          </table:table-cell>
          <table:table-cell office:value-type="float" office:value="0.0001619743" calcext:value-type="float">
            <text:p>0.0001619743</text:p>
          </table:table-cell>
          <table:table-cell office:value-type="float" office:value="0.0001292954" calcext:value-type="float">
            <text:p>0.0001292954</text:p>
          </table:table-cell>
          <table:table-cell office:value-type="float" office:value="0.0001029202" calcext:value-type="float">
            <text:p>0.0001029202</text:p>
          </table:table-cell>
          <table:table-cell office:value-type="float" office:value="0.00009000266" calcext:value-type="float">
            <text:p>9.000266E-05</text:p>
          </table:table-cell>
          <table:table-cell office:value-type="float" office:value="0.00007570699" calcext:value-type="float">
            <text:p>7.570699E-05</text:p>
          </table:table-cell>
        </table:table-row>
        <table:table-row table:style-name="ro1">
          <table:table-cell office:value-type="float" office:value="0.0142354464313339" calcext:value-type="float">
            <text:p>0.014235446431334</text:p>
          </table:table-cell>
          <table:table-cell office:value-type="float" office:value="0.001226655" calcext:value-type="float">
            <text:p>0.001226655</text:p>
          </table:table-cell>
          <table:table-cell office:value-type="float" office:value="0.0009709561" calcext:value-type="float">
            <text:p>0.0009709561</text:p>
          </table:table-cell>
          <table:table-cell office:value-type="float" office:value="0.0007162457" calcext:value-type="float">
            <text:p>0.0007162457</text:p>
          </table:table-cell>
          <table:table-cell office:value-type="float" office:value="0.0004905205" calcext:value-type="float">
            <text:p>0.0004905205</text:p>
          </table:table-cell>
          <table:table-cell office:value-type="float" office:value="0.0003859219" calcext:value-type="float">
            <text:p>0.0003859219</text:p>
          </table:table-cell>
          <table:table-cell office:value-type="float" office:value="0.0003166724" calcext:value-type="float">
            <text:p>0.0003166724</text:p>
          </table:table-cell>
          <table:table-cell office:value-type="float" office:value="0.0002380629" calcext:value-type="float">
            <text:p>0.0002380629</text:p>
          </table:table-cell>
          <table:table-cell office:value-type="float" office:value="0.0002274836" calcext:value-type="float">
            <text:p>0.0002274836</text:p>
          </table:table-cell>
          <table:table-cell office:value-type="float" office:value="0.0001861956" calcext:value-type="float">
            <text:p>0.0001861956</text:p>
          </table:table-cell>
          <table:table-cell office:value-type="float" office:value="0.0001597655" calcext:value-type="float">
            <text:p>0.0001597655</text:p>
          </table:table-cell>
          <table:table-cell office:value-type="float" office:value="0.0001288316" calcext:value-type="float">
            <text:p>0.0001288316</text:p>
          </table:table-cell>
          <table:table-cell office:value-type="float" office:value="0.000101625" calcext:value-type="float">
            <text:p>0.000101625</text:p>
          </table:table-cell>
          <table:table-cell office:value-type="float" office:value="0.00008856015" calcext:value-type="float">
            <text:p>8.856015E-05</text:p>
          </table:table-cell>
          <table:table-cell office:value-type="float" office:value="0.00007527688" calcext:value-type="float">
            <text:p>7.527688E-05</text:p>
          </table:table-cell>
        </table:table-row>
        <table:table-row table:style-name="ro1">
          <table:table-cell office:value-type="float" office:value="0.0142704228295438" calcext:value-type="float">
            <text:p>0.014270422829544</text:p>
          </table:table-cell>
          <table:table-cell office:value-type="float" office:value="0.001209376" calcext:value-type="float">
            <text:p>0.001209376</text:p>
          </table:table-cell>
          <table:table-cell office:value-type="float" office:value="0.0009523893" calcext:value-type="float">
            <text:p>0.0009523893</text:p>
          </table:table-cell>
          <table:table-cell office:value-type="float" office:value="0.0007127072" calcext:value-type="float">
            <text:p>0.0007127072</text:p>
          </table:table-cell>
          <table:table-cell office:value-type="float" office:value="0.0004883096" calcext:value-type="float">
            <text:p>0.0004883096</text:p>
          </table:table-cell>
          <table:table-cell office:value-type="float" office:value="0.0003789989" calcext:value-type="float">
            <text:p>0.0003789989</text:p>
          </table:table-cell>
          <table:table-cell office:value-type="float" office:value="0.0003129418" calcext:value-type="float">
            <text:p>0.0003129418</text:p>
          </table:table-cell>
          <table:table-cell office:value-type="float" office:value="0.0002374481" calcext:value-type="float">
            <text:p>0.0002374481</text:p>
          </table:table-cell>
          <table:table-cell office:value-type="float" office:value="0.0002251605" calcext:value-type="float">
            <text:p>0.0002251605</text:p>
          </table:table-cell>
          <table:table-cell office:value-type="float" office:value="0.0001837194" calcext:value-type="float">
            <text:p>0.0001837194</text:p>
          </table:table-cell>
          <table:table-cell office:value-type="float" office:value="0.000157385" calcext:value-type="float">
            <text:p>0.000157385</text:p>
          </table:table-cell>
          <table:table-cell office:value-type="float" office:value="0.0001282872" calcext:value-type="float">
            <text:p>0.0001282872</text:p>
          </table:table-cell>
          <table:table-cell office:value-type="float" office:value="0.0001005505" calcext:value-type="float">
            <text:p>0.0001005505</text:p>
          </table:table-cell>
          <table:table-cell office:value-type="float" office:value="0.00008709028" calcext:value-type="float">
            <text:p>8.709028E-05</text:p>
          </table:table-cell>
          <table:table-cell office:value-type="float" office:value="0.00007474963" calcext:value-type="float">
            <text:p>7.474963E-05</text:p>
          </table:table-cell>
        </table:table-row>
        <table:table-row table:style-name="ro1">
          <table:table-cell office:value-type="float" office:value="0.0143053992277538" calcext:value-type="float">
            <text:p>0.014305399227754</text:p>
          </table:table-cell>
          <table:table-cell office:value-type="float" office:value="0.001194264" calcext:value-type="float">
            <text:p>0.001194264</text:p>
          </table:table-cell>
          <table:table-cell office:value-type="float" office:value="0.000933658" calcext:value-type="float">
            <text:p>0.000933658</text:p>
          </table:table-cell>
          <table:table-cell office:value-type="float" office:value="0.0007083584" calcext:value-type="float">
            <text:p>0.0007083584</text:p>
          </table:table-cell>
          <table:table-cell office:value-type="float" office:value="0.0004866326" calcext:value-type="float">
            <text:p>0.0004866326</text:p>
          </table:table-cell>
          <table:table-cell office:value-type="float" office:value="0.0003724512" calcext:value-type="float">
            <text:p>0.0003724512</text:p>
          </table:table-cell>
          <table:table-cell office:value-type="float" office:value="0.000308853" calcext:value-type="float">
            <text:p>0.000308853</text:p>
          </table:table-cell>
          <table:table-cell office:value-type="float" office:value="0.0002368332" calcext:value-type="float">
            <text:p>0.0002368332</text:p>
          </table:table-cell>
          <table:table-cell office:value-type="float" office:value="0.0002225402" calcext:value-type="float">
            <text:p>0.0002225402</text:p>
          </table:table-cell>
          <table:table-cell office:value-type="float" office:value="0.0001815494" calcext:value-type="float">
            <text:p>0.0001815494</text:p>
          </table:table-cell>
          <table:table-cell office:value-type="float" office:value="0.0001548816" calcext:value-type="float">
            <text:p>0.0001548816</text:p>
          </table:table-cell>
          <table:table-cell office:value-type="float" office:value="0.0001276274" calcext:value-type="float">
            <text:p>0.0001276274</text:p>
          </table:table-cell>
          <table:table-cell office:value-type="float" office:value="0.00009969337" calcext:value-type="float">
            <text:p>9.969337E-05</text:p>
          </table:table-cell>
          <table:table-cell office:value-type="float" office:value="0.00008562967" calcext:value-type="float">
            <text:p>8.562967E-05</text:p>
          </table:table-cell>
          <table:table-cell office:value-type="float" office:value="0.00007411401" calcext:value-type="float">
            <text:p>7.411401E-05</text:p>
          </table:table-cell>
        </table:table-row>
        <table:table-row table:style-name="ro1">
          <table:table-cell office:value-type="float" office:value="0.0143403756259638" calcext:value-type="float">
            <text:p>0.014340375625964</text:p>
          </table:table-cell>
          <table:table-cell office:value-type="float" office:value="0.00118129" calcext:value-type="float">
            <text:p>0.00118129</text:p>
          </table:table-cell>
          <table:table-cell office:value-type="float" office:value="0.0009149586" calcext:value-type="float">
            <text:p>0.0009149586</text:p>
          </table:table-cell>
          <table:table-cell office:value-type="float" office:value="0.000703153" calcext:value-type="float">
            <text:p>0.000703153</text:p>
          </table:table-cell>
          <table:table-cell office:value-type="float" office:value="0.0004853853" calcext:value-type="float">
            <text:p>0.0004853853</text:p>
          </table:table-cell>
          <table:table-cell office:value-type="float" office:value="0.0003663528" calcext:value-type="float">
            <text:p>0.0003663528</text:p>
          </table:table-cell>
          <table:table-cell office:value-type="float" office:value="0.0003044498" calcext:value-type="float">
            <text:p>0.0003044498</text:p>
          </table:table-cell>
          <table:table-cell office:value-type="float" office:value="0.0002361501" calcext:value-type="float">
            <text:p>0.0002361501</text:p>
          </table:table-cell>
          <table:table-cell office:value-type="float" office:value="0.0002196466" calcext:value-type="float">
            <text:p>0.0002196466</text:p>
          </table:table-cell>
          <table:table-cell office:value-type="float" office:value="0.0001796923" calcext:value-type="float">
            <text:p>0.0001796923</text:p>
          </table:table-cell>
          <table:table-cell office:value-type="float" office:value="0.0001523006" calcext:value-type="float">
            <text:p>0.0001523006</text:p>
          </table:table-cell>
          <table:table-cell office:value-type="float" office:value="0.0001268229" calcext:value-type="float">
            <text:p>0.0001268229</text:p>
          </table:table-cell>
          <table:table-cell office:value-type="float" office:value="0.00009903956" calcext:value-type="float">
            <text:p>9.903956E-05</text:p>
          </table:table-cell>
          <table:table-cell office:value-type="float" office:value="0.00008421471" calcext:value-type="float">
            <text:p>8.421471E-05</text:p>
          </table:table-cell>
          <table:table-cell office:value-type="float" office:value="0.00007336483" calcext:value-type="float">
            <text:p>7.336483E-05</text:p>
          </table:table-cell>
        </table:table-row>
        <table:table-row table:style-name="ro1">
          <table:table-cell office:value-type="float" office:value="0.0143753520241737" calcext:value-type="float">
            <text:p>0.014375352024174</text:p>
          </table:table-cell>
          <table:table-cell office:value-type="float" office:value="0.001170403" calcext:value-type="float">
            <text:p>0.001170403</text:p>
          </table:table-cell>
          <table:table-cell office:value-type="float" office:value="0.0008964954" calcext:value-type="float">
            <text:p>0.0008964954</text:p>
          </table:table-cell>
          <table:table-cell office:value-type="float" office:value="0.0006970714" calcext:value-type="float">
            <text:p>0.0006970714</text:p>
          </table:table-cell>
          <table:table-cell office:value-type="float" office:value="0.0004844499" calcext:value-type="float">
            <text:p>0.0004844499</text:p>
          </table:table-cell>
          <table:table-cell office:value-type="float" office:value="0.0003607607" calcext:value-type="float">
            <text:p>0.0003607607</text:p>
          </table:table-cell>
          <table:table-cell office:value-type="float" office:value="0.0002997888" calcext:value-type="float">
            <text:p>0.0002997888</text:p>
          </table:table-cell>
          <table:table-cell office:value-type="float" office:value="0.000235336" calcext:value-type="float">
            <text:p>0.000235336</text:p>
          </table:table-cell>
          <table:table-cell office:value-type="float" office:value="0.0002165141" calcext:value-type="float">
            <text:p>0.0002165141</text:p>
          </table:table-cell>
          <table:table-cell office:value-type="float" office:value="0.0001781401" calcext:value-type="float">
            <text:p>0.0001781401</text:p>
          </table:table-cell>
          <table:table-cell office:value-type="float" office:value="0.0001496929" calcext:value-type="float">
            <text:p>0.0001496929</text:p>
          </table:table-cell>
          <table:table-cell office:value-type="float" office:value="0.0001258552" calcext:value-type="float">
            <text:p>0.0001258552</text:p>
          </table:table-cell>
          <table:table-cell office:value-type="float" office:value="0.00009856424" calcext:value-type="float">
            <text:p>9.856424E-05</text:p>
          </table:table-cell>
          <table:table-cell office:value-type="float" office:value="0.00008287961" calcext:value-type="float">
            <text:p>8.287961E-05</text:p>
          </table:table-cell>
          <table:table-cell office:value-type="float" office:value="0.00007250733" calcext:value-type="float">
            <text:p>7.250733E-05</text:p>
          </table:table-cell>
        </table:table-row>
        <table:table-row table:style-name="ro1">
          <table:table-cell office:value-type="float" office:value="0.0144103284223837" calcext:value-type="float">
            <text:p>0.014410328422384</text:p>
          </table:table-cell>
          <table:table-cell office:value-type="float" office:value="0.001161509" calcext:value-type="float">
            <text:p>0.001161509</text:p>
          </table:table-cell>
          <table:table-cell office:value-type="float" office:value="0.0008784531" calcext:value-type="float">
            <text:p>0.0008784531</text:p>
          </table:table-cell>
          <table:table-cell office:value-type="float" office:value="0.0006901146" calcext:value-type="float">
            <text:p>0.0006901146</text:p>
          </table:table-cell>
          <table:table-cell office:value-type="float" office:value="0.0004837106" calcext:value-type="float">
            <text:p>0.0004837106</text:p>
          </table:table-cell>
          <table:table-cell office:value-type="float" office:value="0.000355721" calcext:value-type="float">
            <text:p>0.000355721</text:p>
          </table:table-cell>
          <table:table-cell office:value-type="float" office:value="0.0002949314" calcext:value-type="float">
            <text:p>0.0002949314</text:p>
          </table:table-cell>
          <table:table-cell office:value-type="float" office:value="0.0002343357" calcext:value-type="float">
            <text:p>0.0002343357</text:p>
          </table:table-cell>
          <table:table-cell office:value-type="float" office:value="0.0002131895" calcext:value-type="float">
            <text:p>0.0002131895</text:p>
          </table:table-cell>
          <table:table-cell office:value-type="float" office:value="0.0001768738" calcext:value-type="float">
            <text:p>0.0001768738</text:p>
          </table:table-cell>
          <table:table-cell office:value-type="float" office:value="0.0001471112" calcext:value-type="float">
            <text:p>0.0001471112</text:p>
          </table:table-cell>
          <table:table-cell office:value-type="float" office:value="0.0001247141" calcext:value-type="float">
            <text:p>0.0001247141</text:p>
          </table:table-cell>
          <table:table-cell office:value-type="float" office:value="0.00009823384" calcext:value-type="float">
            <text:p>9.823384E-05</text:p>
          </table:table-cell>
          <table:table-cell office:value-type="float" office:value="0.00008165311" calcext:value-type="float">
            <text:p>8.165311E-05</text:p>
          </table:table-cell>
          <table:table-cell office:value-type="float" office:value="0.00007155447" calcext:value-type="float">
            <text:p>7.155447E-05</text:p>
          </table:table-cell>
        </table:table-row>
        <table:table-row table:style-name="ro1">
          <table:table-cell office:value-type="float" office:value="0.0144453048205937" calcext:value-type="float">
            <text:p>0.014445304820594</text:p>
          </table:table-cell>
          <table:table-cell office:value-type="float" office:value="0.001154483" calcext:value-type="float">
            <text:p>0.001154483</text:p>
          </table:table-cell>
          <table:table-cell office:value-type="float" office:value="0.0008610098" calcext:value-type="float">
            <text:p>0.0008610098</text:p>
          </table:table-cell>
          <table:table-cell office:value-type="float" office:value="0.0006823096" calcext:value-type="float">
            <text:p>0.0006823096</text:p>
          </table:table-cell>
          <table:table-cell office:value-type="float" office:value="0.0004830439" calcext:value-type="float">
            <text:p>0.0004830439</text:p>
          </table:table-cell>
          <table:table-cell office:value-type="float" office:value="0.0003512614" calcext:value-type="float">
            <text:p>0.0003512614</text:p>
          </table:table-cell>
          <table:table-cell office:value-type="float" office:value="0.000289953" calcext:value-type="float">
            <text:p>0.000289953</text:p>
          </table:table-cell>
          <table:table-cell office:value-type="float" office:value="0.0002331031" calcext:value-type="float">
            <text:p>0.0002331031</text:p>
          </table:table-cell>
          <table:table-cell office:value-type="float" office:value="0.0002097269" calcext:value-type="float">
            <text:p>0.0002097269</text:p>
          </table:table-cell>
          <table:table-cell office:value-type="float" office:value="0.0001758642" calcext:value-type="float">
            <text:p>0.0001758642</text:p>
          </table:table-cell>
          <table:table-cell office:value-type="float" office:value="0.0001446079" calcext:value-type="float">
            <text:p>0.0001446079</text:p>
          </table:table-cell>
          <table:table-cell office:value-type="float" office:value="0.0001234003" calcext:value-type="float">
            <text:p>0.0001234003</text:p>
          </table:table-cell>
          <table:table-cell office:value-type="float" office:value="0.00009800751" calcext:value-type="float">
            <text:p>9.800751E-05</text:p>
          </table:table-cell>
          <table:table-cell office:value-type="float" office:value="0.00008055664" calcext:value-type="float">
            <text:p>8.055664E-05</text:p>
          </table:table-cell>
          <table:table-cell office:value-type="float" office:value="0.00007052452" calcext:value-type="float">
            <text:p>7.052452E-05</text:p>
          </table:table-cell>
        </table:table-row>
        <table:table-row table:style-name="ro1">
          <table:table-cell office:value-type="float" office:value="0.0144802812188036" calcext:value-type="float">
            <text:p>0.014480281218804</text:p>
          </table:table-cell>
          <table:table-cell office:value-type="float" office:value="0.001149173" calcext:value-type="float">
            <text:p>0.001149173</text:p>
          </table:table-cell>
          <table:table-cell office:value-type="float" office:value="0.000844326" calcext:value-type="float">
            <text:p>0.000844326</text:p>
          </table:table-cell>
          <table:table-cell office:value-type="float" office:value="0.0006737026" calcext:value-type="float">
            <text:p>0.0006737026</text:p>
          </table:table-cell>
          <table:table-cell office:value-type="float" office:value="0.0004823341" calcext:value-type="float">
            <text:p>0.0004823341</text:p>
          </table:table-cell>
          <table:table-cell office:value-type="float" office:value="0.0003473917" calcext:value-type="float">
            <text:p>0.0003473917</text:p>
          </table:table-cell>
          <table:table-cell office:value-type="float" office:value="0.000284923" calcext:value-type="float">
            <text:p>0.000284923</text:p>
          </table:table-cell>
          <table:table-cell office:value-type="float" office:value="0.0002316038" calcext:value-type="float">
            <text:p>0.0002316038</text:p>
          </table:table-cell>
          <table:table-cell office:value-type="float" office:value="0.0002061821" calcext:value-type="float">
            <text:p>0.0002061821</text:p>
          </table:table-cell>
          <table:table-cell office:value-type="float" office:value="0.0001750706" calcext:value-type="float">
            <text:p>0.0001750706</text:p>
          </table:table-cell>
          <table:table-cell office:value-type="float" office:value="0.0001422289" calcext:value-type="float">
            <text:p>0.0001422289</text:p>
          </table:table-cell>
          <table:table-cell office:value-type="float" office:value="0.0001219234" calcext:value-type="float">
            <text:p>0.0001219234</text:p>
          </table:table-cell>
          <table:table-cell office:value-type="float" office:value="0.00009784159" calcext:value-type="float">
            <text:p>9.784159E-05</text:p>
          </table:table-cell>
          <table:table-cell office:value-type="float" office:value="0.00007960518" calcext:value-type="float">
            <text:p>7.960518E-05</text:p>
          </table:table-cell>
          <table:table-cell office:value-type="float" office:value="0.00006944334" calcext:value-type="float">
            <text:p>6.944334E-05</text:p>
          </table:table-cell>
        </table:table-row>
        <table:table-row table:style-name="ro1">
          <table:table-cell office:value-type="float" office:value="0.0145152576170136" calcext:value-type="float">
            <text:p>0.014515257617014</text:p>
          </table:table-cell>
          <table:table-cell office:value-type="float" office:value="0.001145404" calcext:value-type="float">
            <text:p>0.001145404</text:p>
          </table:table-cell>
          <table:table-cell office:value-type="float" office:value="0.0008285576" calcext:value-type="float">
            <text:p>0.0008285576</text:p>
          </table:table-cell>
          <table:table-cell office:value-type="float" office:value="0.0006643602" calcext:value-type="float">
            <text:p>0.0006643602</text:p>
          </table:table-cell>
          <table:table-cell office:value-type="float" office:value="0.0004814671" calcext:value-type="float">
            <text:p>0.0004814671</text:p>
          </table:table-cell>
          <table:table-cell office:value-type="float" office:value="0.0003441058" calcext:value-type="float">
            <text:p>0.0003441058</text:p>
          </table:table-cell>
          <table:table-cell office:value-type="float" office:value="0.0002799215" calcext:value-type="float">
            <text:p>0.0002799215</text:p>
          </table:table-cell>
          <table:table-cell office:value-type="float" office:value="0.0002298139" calcext:value-type="float">
            <text:p>0.0002298139</text:p>
          </table:table-cell>
          <table:table-cell office:value-type="float" office:value="0.0002026202" calcext:value-type="float">
            <text:p>0.0002026202</text:p>
          </table:table-cell>
          <table:table-cell office:value-type="float" office:value="0.0001744483" calcext:value-type="float">
            <text:p>0.0001744483</text:p>
          </table:table-cell>
          <table:table-cell office:value-type="float" office:value="0.0001400164" calcext:value-type="float">
            <text:p>0.0001400164</text:p>
          </table:table-cell>
          <table:table-cell office:value-type="float" office:value="0.0001203003" calcext:value-type="float">
            <text:p>0.0001203003</text:p>
          </table:table-cell>
          <table:table-cell office:value-type="float" office:value="0.0000976884" calcext:value-type="float">
            <text:p>9.76884E-05</text:p>
          </table:table-cell>
          <table:table-cell office:value-type="float" office:value="0.00007880358" calcext:value-type="float">
            <text:p>7.880358E-05</text:p>
          </table:table-cell>
          <table:table-cell office:value-type="float" office:value="0.00006833548" calcext:value-type="float">
            <text:p>6.833548E-05</text:p>
          </table:table-cell>
        </table:table-row>
        <table:table-row table:style-name="ro1">
          <table:table-cell office:value-type="float" office:value="0.0145502340152236" calcext:value-type="float">
            <text:p>0.014550234015224</text:p>
          </table:table-cell>
          <table:table-cell office:value-type="float" office:value="0.001142975" calcext:value-type="float">
            <text:p>0.001142975</text:p>
          </table:table-cell>
          <table:table-cell office:value-type="float" office:value="0.0008138273" calcext:value-type="float">
            <text:p>0.0008138273</text:p>
          </table:table-cell>
          <table:table-cell office:value-type="float" office:value="0.000654374" calcext:value-type="float">
            <text:p>0.000654374</text:p>
          </table:table-cell>
          <table:table-cell office:value-type="float" office:value="0.0004803406" calcext:value-type="float">
            <text:p>0.0004803406</text:p>
          </table:table-cell>
          <table:table-cell office:value-type="float" office:value="0.0003413817" calcext:value-type="float">
            <text:p>0.0003413817</text:p>
          </table:table-cell>
          <table:table-cell office:value-type="float" office:value="0.0002750245" calcext:value-type="float">
            <text:p>0.0002750245</text:p>
          </table:table-cell>
          <table:table-cell office:value-type="float" office:value="0.0002277238" calcext:value-type="float">
            <text:p>0.0002277238</text:p>
          </table:table-cell>
          <table:table-cell office:value-type="float" office:value="0.0001990985" calcext:value-type="float">
            <text:p>0.0001990985</text:p>
          </table:table-cell>
          <table:table-cell office:value-type="float" office:value="0.0001739444" calcext:value-type="float">
            <text:p>0.0001739444</text:p>
          </table:table-cell>
          <table:table-cell office:value-type="float" office:value="0.0001380032" calcext:value-type="float">
            <text:p>0.0001380032</text:p>
          </table:table-cell>
          <table:table-cell office:value-type="float" office:value="0.0001185595" calcext:value-type="float">
            <text:p>0.0001185595</text:p>
          </table:table-cell>
          <table:table-cell office:value-type="float" office:value="0.00009750339" calcext:value-type="float">
            <text:p>9.750339E-05</text:p>
          </table:table-cell>
          <table:table-cell office:value-type="float" office:value="0.00007815011" calcext:value-type="float">
            <text:p>7.815011E-05</text:p>
          </table:table-cell>
          <table:table-cell office:value-type="float" office:value="0.00006723203" calcext:value-type="float">
            <text:p>6.723203E-05</text:p>
          </table:table-cell>
        </table:table-row>
        <table:table-row table:style-name="ro1">
          <table:table-cell office:value-type="float" office:value="0.0145852104134335" calcext:value-type="float">
            <text:p>0.014585210413434</text:p>
          </table:table-cell>
          <table:table-cell office:value-type="float" office:value="0.00114167" calcext:value-type="float">
            <text:p>0.00114167</text:p>
          </table:table-cell>
          <table:table-cell office:value-type="float" office:value="0.00080024" calcext:value-type="float">
            <text:p>0.00080024</text:p>
          </table:table-cell>
          <table:table-cell office:value-type="float" office:value="0.0006438387" calcext:value-type="float">
            <text:p>0.0006438387</text:p>
          </table:table-cell>
          <table:table-cell office:value-type="float" office:value="0.0004788605" calcext:value-type="float">
            <text:p>0.0004788605</text:p>
          </table:table-cell>
          <table:table-cell office:value-type="float" office:value="0.0003391796" calcext:value-type="float">
            <text:p>0.0003391796</text:p>
          </table:table-cell>
          <table:table-cell office:value-type="float" office:value="0.0002703011" calcext:value-type="float">
            <text:p>0.0002703011</text:p>
          </table:table-cell>
          <table:table-cell office:value-type="float" office:value="0.0002253364" calcext:value-type="float">
            <text:p>0.0002253364</text:p>
          </table:table-cell>
          <table:table-cell office:value-type="float" office:value="0.0001956838" calcext:value-type="float">
            <text:p>0.0001956838</text:p>
          </table:table-cell>
          <table:table-cell office:value-type="float" office:value="0.0001735031" calcext:value-type="float">
            <text:p>0.0001735031</text:p>
          </table:table-cell>
          <table:table-cell office:value-type="float" office:value="0.0001362146" calcext:value-type="float">
            <text:p>0.0001362146</text:p>
          </table:table-cell>
          <table:table-cell office:value-type="float" office:value="0.0001167329" calcext:value-type="float">
            <text:p>0.0001167329</text:p>
          </table:table-cell>
          <table:table-cell office:value-type="float" office:value="0.00009724394" calcext:value-type="float">
            <text:p>9.724394E-05</text:p>
          </table:table-cell>
          <table:table-cell office:value-type="float" office:value="0.00007763242" calcext:value-type="float">
            <text:p>7.763242E-05</text:p>
          </table:table-cell>
          <table:table-cell office:value-type="float" office:value="0.0000661621" calcext:value-type="float">
            <text:p>6.61621E-05</text:p>
          </table:table-cell>
        </table:table-row>
        <table:table-row table:style-name="ro1">
          <table:table-cell office:value-type="float" office:value="0.0146201868116435" calcext:value-type="float">
            <text:p>0.014620186811644</text:p>
          </table:table-cell>
          <table:table-cell office:value-type="float" office:value="0.001141264" calcext:value-type="float">
            <text:p>0.001141264</text:p>
          </table:table-cell>
          <table:table-cell office:value-type="float" office:value="0.0007878775" calcext:value-type="float">
            <text:p>0.0007878775</text:p>
          </table:table-cell>
          <table:table-cell office:value-type="float" office:value="0.0006328752" calcext:value-type="float">
            <text:p>0.0006328752</text:p>
          </table:table-cell>
          <table:table-cell office:value-type="float" office:value="0.0004769478" calcext:value-type="float">
            <text:p>0.0004769478</text:p>
          </table:table-cell>
          <table:table-cell office:value-type="float" office:value="0.0003374495" calcext:value-type="float">
            <text:p>0.0003374495</text:p>
          </table:table-cell>
          <table:table-cell office:value-type="float" office:value="0.0002658172" calcext:value-type="float">
            <text:p>0.0002658172</text:p>
          </table:table-cell>
          <table:table-cell office:value-type="float" office:value="0.0002226677" calcext:value-type="float">
            <text:p>0.0002226677</text:p>
          </table:table-cell>
          <table:table-cell office:value-type="float" office:value="0.0001924283" calcext:value-type="float">
            <text:p>0.0001924283</text:p>
          </table:table-cell>
          <table:table-cell office:value-type="float" office:value="0.0001730707" calcext:value-type="float">
            <text:p>0.0001730707</text:p>
          </table:table-cell>
          <table:table-cell office:value-type="float" office:value="0.0001346644" calcext:value-type="float">
            <text:p>0.0001346644</text:p>
          </table:table-cell>
          <table:table-cell office:value-type="float" office:value="0.0001148586" calcext:value-type="float">
            <text:p>0.0001148586</text:p>
          </table:table-cell>
          <table:table-cell office:value-type="float" office:value="0.00009687326" calcext:value-type="float">
            <text:p>9.687326E-05</text:p>
          </table:table-cell>
          <table:table-cell office:value-type="float" office:value="0.00007723262" calcext:value-type="float">
            <text:p>7.723262E-05</text:p>
          </table:table-cell>
          <table:table-cell office:value-type="float" office:value="0.0000651533" calcext:value-type="float">
            <text:p>6.51533E-05</text:p>
          </table:table-cell>
        </table:table-row>
        <table:table-row table:style-name="ro1">
          <table:table-cell office:value-type="float" office:value="0.0146551632098535" calcext:value-type="float">
            <text:p>0.014655163209854</text:p>
          </table:table-cell>
          <table:table-cell office:value-type="float" office:value="0.001141518" calcext:value-type="float">
            <text:p>0.001141518</text:p>
          </table:table-cell>
          <table:table-cell office:value-type="float" office:value="0.0007767896" calcext:value-type="float">
            <text:p>0.0007767896</text:p>
          </table:table-cell>
          <table:table-cell office:value-type="float" office:value="0.0006216076" calcext:value-type="float">
            <text:p>0.0006216076</text:p>
          </table:table-cell>
          <table:table-cell office:value-type="float" office:value="0.0004745383" calcext:value-type="float">
            <text:p>0.0004745383</text:p>
          </table:table-cell>
          <table:table-cell office:value-type="float" office:value="0.0003361257" calcext:value-type="float">
            <text:p>0.0003361257</text:p>
          </table:table-cell>
          <table:table-cell office:value-type="float" office:value="0.0002616277" calcext:value-type="float">
            <text:p>0.0002616277</text:p>
          </table:table-cell>
          <table:table-cell office:value-type="float" office:value="0.0002197409" calcext:value-type="float">
            <text:p>0.0002197409</text:p>
          </table:table-cell>
          <table:table-cell office:value-type="float" office:value="0.0001893809" calcext:value-type="float">
            <text:p>0.0001893809</text:p>
          </table:table-cell>
          <table:table-cell office:value-type="float" office:value="0.0001725923" calcext:value-type="float">
            <text:p>0.0001725923</text:p>
          </table:table-cell>
          <table:table-cell office:value-type="float" office:value="0.0001333556" calcext:value-type="float">
            <text:p>0.0001333556</text:p>
          </table:table-cell>
          <table:table-cell office:value-type="float" office:value="0.0001129747" calcext:value-type="float">
            <text:p>0.0001129747</text:p>
          </table:table-cell>
          <table:table-cell office:value-type="float" office:value="0.00009636274" calcext:value-type="float">
            <text:p>9.636274E-05</text:p>
          </table:table-cell>
          <table:table-cell office:value-type="float" office:value="0.00007692527" calcext:value-type="float">
            <text:p>7.692527E-05</text:p>
          </table:table-cell>
          <table:table-cell office:value-type="float" office:value="0.00006422689" calcext:value-type="float">
            <text:p>6.422689E-05</text:p>
          </table:table-cell>
        </table:table-row>
        <table:table-row table:style-name="ro1">
          <table:table-cell office:value-type="float" office:value="0.0146901396080634" calcext:value-type="float">
            <text:p>0.014690139608064</text:p>
          </table:table-cell>
          <table:table-cell office:value-type="float" office:value="0.00114219" calcext:value-type="float">
            <text:p>0.00114219</text:p>
          </table:table-cell>
          <table:table-cell office:value-type="float" office:value="0.0007670108" calcext:value-type="float">
            <text:p>0.0007670108</text:p>
          </table:table-cell>
          <table:table-cell office:value-type="float" office:value="0.0006101612" calcext:value-type="float">
            <text:p>0.0006101612</text:p>
          </table:table-cell>
          <table:table-cell office:value-type="float" office:value="0.0004715821" calcext:value-type="float">
            <text:p>0.0004715821</text:p>
          </table:table-cell>
          <table:table-cell office:value-type="float" office:value="0.0003351345" calcext:value-type="float">
            <text:p>0.0003351345</text:p>
          </table:table-cell>
          <table:table-cell office:value-type="float" office:value="0.0002577802" calcext:value-type="float">
            <text:p>0.0002577802</text:p>
          </table:table-cell>
          <table:table-cell office:value-type="float" office:value="0.0002165941" calcext:value-type="float">
            <text:p>0.0002165941</text:p>
          </table:table-cell>
          <table:table-cell office:value-type="float" office:value="0.0001865833" calcext:value-type="float">
            <text:p>0.0001865833</text:p>
          </table:table-cell>
          <table:table-cell office:value-type="float" office:value="0.0001720172" calcext:value-type="float">
            <text:p>0.0001720172</text:p>
          </table:table-cell>
          <table:table-cell office:value-type="float" office:value="0.0001322824" calcext:value-type="float">
            <text:p>0.0001322824</text:p>
          </table:table-cell>
          <table:table-cell office:value-type="float" office:value="0.0001111221" calcext:value-type="float">
            <text:p>0.0001111221</text:p>
          </table:table-cell>
          <table:table-cell office:value-type="float" office:value="0.00009569189" calcext:value-type="float">
            <text:p>9.569189E-05</text:p>
          </table:table-cell>
          <table:table-cell office:value-type="float" office:value="0.00007668082" calcext:value-type="float">
            <text:p>7.668082E-05</text:p>
          </table:table-cell>
          <table:table-cell office:value-type="float" office:value="0.00006340155" calcext:value-type="float">
            <text:p>6.340155E-05</text:p>
          </table:table-cell>
        </table:table-row>
        <table:table-row table:style-name="ro1">
          <table:table-cell office:value-type="float" office:value="0.0147251160062734" calcext:value-type="float">
            <text:p>0.014725116006273</text:p>
          </table:table-cell>
          <table:table-cell office:value-type="float" office:value="0.001143042" calcext:value-type="float">
            <text:p>0.001143042</text:p>
          </table:table-cell>
          <table:table-cell office:value-type="float" office:value="0.0007585415" calcext:value-type="float">
            <text:p>0.0007585415</text:p>
          </table:table-cell>
          <table:table-cell office:value-type="float" office:value="0.0005986826" calcext:value-type="float">
            <text:p>0.0005986826</text:p>
          </table:table-cell>
          <table:table-cell office:value-type="float" office:value="0.0004680496" calcext:value-type="float">
            <text:p>0.0004680496</text:p>
          </table:table-cell>
          <table:table-cell office:value-type="float" office:value="0.0003343963" calcext:value-type="float">
            <text:p>0.0003343963</text:p>
          </table:table-cell>
          <table:table-cell office:value-type="float" office:value="0.0002543099" calcext:value-type="float">
            <text:p>0.0002543099</text:p>
          </table:table-cell>
          <table:table-cell office:value-type="float" office:value="0.0002132736" calcext:value-type="float">
            <text:p>0.0002132736</text:p>
          </table:table-cell>
          <table:table-cell office:value-type="float" office:value="0.0001840676" calcext:value-type="float">
            <text:p>0.0001840676</text:p>
          </table:table-cell>
          <table:table-cell office:value-type="float" office:value="0.0001713027" calcext:value-type="float">
            <text:p>0.0001713027</text:p>
          </table:table-cell>
          <table:table-cell office:value-type="float" office:value="0.0001314261" calcext:value-type="float">
            <text:p>0.0001314261</text:p>
          </table:table-cell>
          <table:table-cell office:value-type="float" office:value="0.0001093384" calcext:value-type="float">
            <text:p>0.0001093384</text:p>
          </table:table-cell>
          <table:table-cell office:value-type="float" office:value="0.00009485297" calcext:value-type="float">
            <text:p>9.485297E-05</text:p>
          </table:table-cell>
          <table:table-cell office:value-type="float" office:value="0.00007646758" calcext:value-type="float">
            <text:p>7.646758E-05</text:p>
          </table:table-cell>
          <table:table-cell office:value-type="float" office:value="0.00006268723" calcext:value-type="float">
            <text:p>6.268723E-05</text:p>
          </table:table-cell>
        </table:table-row>
        <table:table-row table:style-name="ro1">
          <table:table-cell office:value-type="float" office:value="0.0147600924044834" calcext:value-type="float">
            <text:p>0.014760092404483</text:p>
          </table:table-cell>
          <table:table-cell office:value-type="float" office:value="0.001143837" calcext:value-type="float">
            <text:p>0.001143837</text:p>
          </table:table-cell>
          <table:table-cell office:value-type="float" office:value="0.0007513609" calcext:value-type="float">
            <text:p>0.0007513609</text:p>
          </table:table-cell>
          <table:table-cell office:value-type="float" office:value="0.0005872908" calcext:value-type="float">
            <text:p>0.0005872908</text:p>
          </table:table-cell>
          <table:table-cell office:value-type="float" office:value="0.000463928" calcext:value-type="float">
            <text:p>0.000463928</text:p>
          </table:table-cell>
          <table:table-cell office:value-type="float" office:value="0.0003338219" calcext:value-type="float">
            <text:p>0.0003338219</text:p>
          </table:table-cell>
          <table:table-cell office:value-type="float" office:value="0.0002512369" calcext:value-type="float">
            <text:p>0.0002512369</text:p>
          </table:table-cell>
          <table:table-cell office:value-type="float" office:value="0.0002098328" calcext:value-type="float">
            <text:p>0.0002098328</text:p>
          </table:table-cell>
          <table:table-cell office:value-type="float" office:value="0.0001818529" calcext:value-type="float">
            <text:p>0.0001818529</text:p>
          </table:table-cell>
          <table:table-cell office:value-type="float" office:value="0.0001704117" calcext:value-type="float">
            <text:p>0.0001704117</text:p>
          </table:table-cell>
          <table:table-cell office:value-type="float" office:value="0.0001307619" calcext:value-type="float">
            <text:p>0.0001307619</text:p>
          </table:table-cell>
          <table:table-cell office:value-type="float" office:value="0.0001076597" calcext:value-type="float">
            <text:p>0.0001076597</text:p>
          </table:table-cell>
          <table:table-cell office:value-type="float" office:value="0.00009384286" calcext:value-type="float">
            <text:p>9.384286E-05</text:p>
          </table:table-cell>
          <table:table-cell office:value-type="float" office:value="0.00007625149" calcext:value-type="float">
            <text:p>7.625149E-05</text:p>
          </table:table-cell>
          <table:table-cell office:value-type="float" office:value="0.00006208845" calcext:value-type="float">
            <text:p>6.208845E-05</text:p>
          </table:table-cell>
        </table:table-row>
        <table:table-row table:style-name="ro1">
          <table:table-cell office:value-type="float" office:value="0.0147950688026933" calcext:value-type="float">
            <text:p>0.014795068802693</text:p>
          </table:table-cell>
          <table:table-cell office:value-type="float" office:value="0.001144349" calcext:value-type="float">
            <text:p>0.001144349</text:p>
          </table:table-cell>
          <table:table-cell office:value-type="float" office:value="0.0007454203" calcext:value-type="float">
            <text:p>0.0007454203</text:p>
          </table:table-cell>
          <table:table-cell office:value-type="float" office:value="0.000576129" calcext:value-type="float">
            <text:p>0.000576129</text:p>
          </table:table-cell>
          <table:table-cell office:value-type="float" office:value="0.0004592245" calcext:value-type="float">
            <text:p>0.0004592245</text:p>
          </table:table-cell>
          <table:table-cell office:value-type="float" office:value="0.0003333252" calcext:value-type="float">
            <text:p>0.0003333252</text:p>
          </table:table-cell>
          <table:table-cell office:value-type="float" office:value="0.0002485723" calcext:value-type="float">
            <text:p>0.0002485723</text:p>
          </table:table-cell>
          <table:table-cell office:value-type="float" office:value="0.0002063262" calcext:value-type="float">
            <text:p>0.0002063262</text:p>
          </table:table-cell>
          <table:table-cell office:value-type="float" office:value="0.0001799476" calcext:value-type="float">
            <text:p>0.0001799476</text:p>
          </table:table-cell>
          <table:table-cell office:value-type="float" office:value="0.0001693164" calcext:value-type="float">
            <text:p>0.0001693164</text:p>
          </table:table-cell>
          <table:table-cell office:value-type="float" office:value="0.0001302552" calcext:value-type="float">
            <text:p>0.0001302552</text:p>
          </table:table-cell>
          <table:table-cell office:value-type="float" office:value="0.0001061148" calcext:value-type="float">
            <text:p>0.0001061148</text:p>
          </table:table-cell>
          <table:table-cell office:value-type="float" office:value="0.00009267591" calcext:value-type="float">
            <text:p>9.267591E-05</text:p>
          </table:table-cell>
          <table:table-cell office:value-type="float" office:value="0.0000760023" calcext:value-type="float">
            <text:p>7.60023E-05</text:p>
          </table:table-cell>
          <table:table-cell office:value-type="float" office:value="0.00006160084" calcext:value-type="float">
            <text:p>6.160084E-05</text:p>
          </table:table-cell>
        </table:table-row>
        <table:table-row table:style-name="ro1">
          <table:table-cell office:value-type="float" office:value="0.0148300452009033" calcext:value-type="float">
            <text:p>0.014830045200903</text:p>
          </table:table-cell>
          <table:table-cell office:value-type="float" office:value="0.001144367" calcext:value-type="float">
            <text:p>0.001144367</text:p>
          </table:table-cell>
          <table:table-cell office:value-type="float" office:value="0.0007406511" calcext:value-type="float">
            <text:p>0.0007406511</text:p>
          </table:table-cell>
          <table:table-cell office:value-type="float" office:value="0.0005653166" calcext:value-type="float">
            <text:p>0.0005653166</text:p>
          </table:table-cell>
          <table:table-cell office:value-type="float" office:value="0.0004539575" calcext:value-type="float">
            <text:p>0.0004539575</text:p>
          </table:table-cell>
          <table:table-cell office:value-type="float" office:value="0.0003328184" calcext:value-type="float">
            <text:p>0.0003328184</text:p>
          </table:table-cell>
          <table:table-cell office:value-type="float" office:value="0.0002463117" calcext:value-type="float">
            <text:p>0.0002463117</text:p>
          </table:table-cell>
          <table:table-cell office:value-type="float" office:value="0.0002028129" calcext:value-type="float">
            <text:p>0.0002028129</text:p>
          </table:table-cell>
          <table:table-cell office:value-type="float" office:value="0.0001783488" calcext:value-type="float">
            <text:p>0.0001783488</text:p>
          </table:table-cell>
          <table:table-cell office:value-type="float" office:value="0.0001680013" calcext:value-type="float">
            <text:p>0.0001680013</text:p>
          </table:table-cell>
          <table:table-cell office:value-type="float" office:value="0.0001298663" calcext:value-type="float">
            <text:p>0.0001298663</text:p>
          </table:table-cell>
          <table:table-cell office:value-type="float" office:value="0.0001047251" calcext:value-type="float">
            <text:p>0.0001047251</text:p>
          </table:table-cell>
          <table:table-cell office:value-type="float" office:value="0.00009136778" calcext:value-type="float">
            <text:p>9.136778E-05</text:p>
          </table:table-cell>
          <table:table-cell office:value-type="float" office:value="0.00007569055" calcext:value-type="float">
            <text:p>7.569055E-05</text:p>
          </table:table-cell>
          <table:table-cell office:value-type="float" office:value="0.00006121544" calcext:value-type="float">
            <text:p>6.121544E-05</text:p>
          </table:table-cell>
        </table:table-row>
        <table:table-row table:style-name="ro1">
          <table:table-cell office:value-type="float" office:value="0.0148650215991133" calcext:value-type="float">
            <text:p>0.014865021599113</text:p>
          </table:table-cell>
          <table:table-cell office:value-type="float" office:value="0.001143693" calcext:value-type="float">
            <text:p>0.001143693</text:p>
          </table:table-cell>
          <table:table-cell office:value-type="float" office:value="0.0007369607" calcext:value-type="float">
            <text:p>0.0007369607</text:p>
          </table:table-cell>
          <table:table-cell office:value-type="float" office:value="0.0005549697" calcext:value-type="float">
            <text:p>0.0005549697</text:p>
          </table:table-cell>
          <table:table-cell office:value-type="float" office:value="0.0004481702" calcext:value-type="float">
            <text:p>0.0004481702</text:p>
          </table:table-cell>
          <table:table-cell office:value-type="float" office:value="0.0003322189" calcext:value-type="float">
            <text:p>0.0003322189</text:p>
          </table:table-cell>
          <table:table-cell office:value-type="float" office:value="0.0002444377" calcext:value-type="float">
            <text:p>0.0002444377</text:p>
          </table:table-cell>
          <table:table-cell office:value-type="float" office:value="0.0001993523" calcext:value-type="float">
            <text:p>0.0001993523</text:p>
          </table:table-cell>
          <table:table-cell office:value-type="float" office:value="0.0001770429" calcext:value-type="float">
            <text:p>0.0001770429</text:p>
          </table:table-cell>
          <table:table-cell office:value-type="float" office:value="0.0001664576" calcext:value-type="float">
            <text:p>0.0001664576</text:p>
          </table:table-cell>
          <table:table-cell office:value-type="float" office:value="0.0001295521" calcext:value-type="float">
            <text:p>0.0001295521</text:p>
          </table:table-cell>
          <table:table-cell office:value-type="float" office:value="0.0001035064" calcext:value-type="float">
            <text:p>0.0001035064</text:p>
          </table:table-cell>
          <table:table-cell office:value-type="float" office:value="0.00008994992" calcext:value-type="float">
            <text:p>8.994992E-05</text:p>
          </table:table-cell>
          <table:table-cell office:value-type="float" office:value="0.00007529354" calcext:value-type="float">
            <text:p>7.529354E-05</text:p>
          </table:table-cell>
          <table:table-cell office:value-type="float" office:value="0.00006091539" calcext:value-type="float">
            <text:p>6.091539E-05</text:p>
          </table:table-cell>
        </table:table-row>
        <table:table-row table:style-name="ro1">
          <table:table-cell office:value-type="float" office:value="0.0148999979973232" calcext:value-type="float">
            <text:p>0.014899997997323</text:p>
          </table:table-cell>
          <table:table-cell office:value-type="float" office:value="0.00114215" calcext:value-type="float">
            <text:p>0.00114215</text:p>
          </table:table-cell>
          <table:table-cell office:value-type="float" office:value="0.0007342396" calcext:value-type="float">
            <text:p>0.0007342396</text:p>
          </table:table-cell>
          <table:table-cell office:value-type="float" office:value="0.0005451923" calcext:value-type="float">
            <text:p>0.0005451923</text:p>
          </table:table-cell>
          <table:table-cell office:value-type="float" office:value="0.0004419145" calcext:value-type="float">
            <text:p>0.0004419145</text:p>
          </table:table-cell>
          <table:table-cell office:value-type="float" office:value="0.0003314451" calcext:value-type="float">
            <text:p>0.0003314451</text:p>
          </table:table-cell>
          <table:table-cell office:value-type="float" office:value="0.0002429215" calcext:value-type="float">
            <text:p>0.0002429215</text:p>
          </table:table-cell>
          <table:table-cell office:value-type="float" office:value="0.0001960022" calcext:value-type="float">
            <text:p>0.0001960022</text:p>
          </table:table-cell>
          <table:table-cell office:value-type="float" office:value="0.0001760049" calcext:value-type="float">
            <text:p>0.0001760049</text:p>
          </table:table-cell>
          <table:table-cell office:value-type="float" office:value="0.0001646905" calcext:value-type="float">
            <text:p>0.0001646905</text:p>
          </table:table-cell>
          <table:table-cell office:value-type="float" office:value="0.0001292663" calcext:value-type="float">
            <text:p>0.0001292663</text:p>
          </table:table-cell>
          <table:table-cell office:value-type="float" office:value="0.000102465" calcext:value-type="float">
            <text:p>0.000102465</text:p>
          </table:table-cell>
          <table:table-cell office:value-type="float" office:value="0.00008845379" calcext:value-type="float">
            <text:p>8.845379E-05</text:p>
          </table:table-cell>
          <table:table-cell office:value-type="float" office:value="0.00007479354" calcext:value-type="float">
            <text:p>7.479354E-05</text:p>
          </table:table-cell>
          <table:table-cell office:value-type="float" office:value="0.00006067904" calcext:value-type="float">
            <text:p>6.067904E-05</text:p>
          </table:table-cell>
        </table:table-row>
        <table:table-row table:style-name="ro1">
          <table:table-cell office:value-type="float" office:value="0.0149349743955332" calcext:value-type="float">
            <text:p>0.014934974395533</text:p>
          </table:table-cell>
          <table:table-cell office:value-type="float" office:value="0.001139582" calcext:value-type="float">
            <text:p>0.001139582</text:p>
          </table:table-cell>
          <table:table-cell office:value-type="float" office:value="0.0007323617" calcext:value-type="float">
            <text:p>0.0007323617</text:p>
          </table:table-cell>
          <table:table-cell office:value-type="float" office:value="0.0005360742" calcext:value-type="float">
            <text:p>0.0005360742</text:p>
          </table:table-cell>
          <table:table-cell office:value-type="float" office:value="0.0004352556" calcext:value-type="float">
            <text:p>0.0004352556</text:p>
          </table:table-cell>
          <table:table-cell office:value-type="float" office:value="0.0003304302" calcext:value-type="float">
            <text:p>0.0003304302</text:p>
          </table:table-cell>
          <table:table-cell office:value-type="float" office:value="0.000241724" calcext:value-type="float">
            <text:p>0.000241724</text:p>
          </table:table-cell>
          <table:table-cell office:value-type="float" office:value="0.0001928121" calcext:value-type="float">
            <text:p>0.0001928121</text:p>
          </table:table-cell>
          <table:table-cell office:value-type="float" office:value="0.0001751996" calcext:value-type="float">
            <text:p>0.0001751996</text:p>
          </table:table-cell>
          <table:table-cell office:value-type="float" office:value="0.0001627124" calcext:value-type="float">
            <text:p>0.0001627124</text:p>
          </table:table-cell>
          <table:table-cell office:value-type="float" office:value="0.0001289638" calcext:value-type="float">
            <text:p>0.0001289638</text:p>
          </table:table-cell>
          <table:table-cell office:value-type="float" office:value="0.0001015982" calcext:value-type="float">
            <text:p>0.0001015982</text:p>
          </table:table-cell>
          <table:table-cell office:value-type="float" office:value="0.00008691891" calcext:value-type="float">
            <text:p>8.691891E-05</text:p>
          </table:table-cell>
          <table:table-cell office:value-type="float" office:value="0.00007417961" calcext:value-type="float">
            <text:p>7.417961E-05</text:p>
          </table:table-cell>
          <table:table-cell office:value-type="float" office:value="0.0000604824" calcext:value-type="float">
            <text:p>6.04824E-05</text:p>
          </table:table-cell>
        </table:table-row>
        <table:table-row table:style-name="ro1">
          <table:table-cell office:value-type="float" office:value="0.0149699507937432" calcext:value-type="float">
            <text:p>0.014969950793743</text:p>
          </table:table-cell>
          <table:table-cell office:value-type="float" office:value="0.001135863" calcext:value-type="float">
            <text:p>0.001135863</text:p>
          </table:table-cell>
          <table:table-cell office:value-type="float" office:value="0.0007311903" calcext:value-type="float">
            <text:p>0.0007311903</text:p>
          </table:table-cell>
          <table:table-cell office:value-type="float" office:value="0.0005276842" calcext:value-type="float">
            <text:p>0.0005276842</text:p>
          </table:table-cell>
          <table:table-cell office:value-type="float" office:value="0.0004282744" calcext:value-type="float">
            <text:p>0.0004282744</text:p>
          </table:table-cell>
          <table:table-cell office:value-type="float" office:value="0.000329113" calcext:value-type="float">
            <text:p>0.000329113</text:p>
          </table:table-cell>
          <table:table-cell office:value-type="float" office:value="0.0002407983" calcext:value-type="float">
            <text:p>0.0002407983</text:p>
          </table:table-cell>
          <table:table-cell office:value-type="float" office:value="0.000189831" calcext:value-type="float">
            <text:p>0.000189831</text:p>
          </table:table-cell>
          <table:table-cell office:value-type="float" office:value="0.0001745867" calcext:value-type="float">
            <text:p>0.0001745867</text:p>
          </table:table-cell>
          <table:table-cell office:value-type="float" office:value="0.0001605503" calcext:value-type="float">
            <text:p>0.0001605503</text:p>
          </table:table-cell>
          <table:table-cell office:value-type="float" office:value="0.0001286012" calcext:value-type="float">
            <text:p>0.0001286012</text:p>
          </table:table-cell>
          <table:table-cell office:value-type="float" office:value="0.0001008959" calcext:value-type="float">
            <text:p>0.0001008959</text:p>
          </table:table-cell>
          <table:table-cell office:value-type="float" office:value="0.00008538568" calcext:value-type="float">
            <text:p>8.538568E-05</text:p>
          </table:table-cell>
          <table:table-cell office:value-type="float" office:value="0.00007345041" calcext:value-type="float">
            <text:p>7.345041E-05</text:p>
          </table:table-cell>
          <table:table-cell office:value-type="float" office:value="0.00006029946" calcext:value-type="float">
            <text:p>6.029946E-05</text:p>
          </table:table-cell>
        </table:table-row>
        <table:table-row table:style-name="ro1">
          <table:table-cell office:value-type="float" office:value="0.0150049271919531" calcext:value-type="float">
            <text:p>0.015004927191953</text:p>
          </table:table-cell>
          <table:table-cell office:value-type="float" office:value="0.001130888" calcext:value-type="float">
            <text:p>0.001130888</text:p>
          </table:table-cell>
          <table:table-cell office:value-type="float" office:value="0.0007305738" calcext:value-type="float">
            <text:p>0.0007305738</text:p>
          </table:table-cell>
          <table:table-cell office:value-type="float" office:value="0.0005200856" calcext:value-type="float">
            <text:p>0.0005200856</text:p>
          </table:table-cell>
          <table:table-cell office:value-type="float" office:value="0.0004210539" calcext:value-type="float">
            <text:p>0.0004210539</text:p>
          </table:table-cell>
          <table:table-cell office:value-type="float" office:value="0.0003274438" calcext:value-type="float">
            <text:p>0.0003274438</text:p>
          </table:table-cell>
          <table:table-cell office:value-type="float" office:value="0.0002400857" calcext:value-type="float">
            <text:p>0.0002400857</text:p>
          </table:table-cell>
          <table:table-cell office:value-type="float" office:value="0.0001870942" calcext:value-type="float">
            <text:p>0.0001870942</text:p>
          </table:table-cell>
          <table:table-cell office:value-type="float" office:value="0.0001741169" calcext:value-type="float">
            <text:p>0.0001741169</text:p>
          </table:table-cell>
          <table:table-cell office:value-type="float" office:value="0.0001582306" calcext:value-type="float">
            <text:p>0.0001582306</text:p>
          </table:table-cell>
          <table:table-cell office:value-type="float" office:value="0.0001281399" calcext:value-type="float">
            <text:p>0.0001281399</text:p>
          </table:table-cell>
          <table:table-cell office:value-type="float" office:value="0.0001003399" calcext:value-type="float">
            <text:p>0.0001003399</text:p>
          </table:table-cell>
          <table:table-cell office:value-type="float" office:value="0.00008389354" calcext:value-type="float">
            <text:p>8.389354E-05</text:p>
          </table:table-cell>
          <table:table-cell office:value-type="float" office:value="0.00007261186" calcext:value-type="float">
            <text:p>7.261186E-05</text:p>
          </table:table-cell>
          <table:table-cell office:value-type="float" office:value="0.00006010379" calcext:value-type="float">
            <text:p>6.010379E-05</text:p>
          </table:table-cell>
        </table:table-row>
        <table:table-row table:style-name="ro1">
          <table:table-cell office:value-type="float" office:value="0.0150399035901631" calcext:value-type="float">
            <text:p>0.015039903590163</text:p>
          </table:table-cell>
          <table:table-cell office:value-type="float" office:value="0.00112458" calcext:value-type="float">
            <text:p>0.00112458</text:p>
          </table:table-cell>
          <table:table-cell office:value-type="float" office:value="0.0007303584" calcext:value-type="float">
            <text:p>0.0007303584</text:p>
          </table:table-cell>
          <table:table-cell office:value-type="float" office:value="0.0005133069" calcext:value-type="float">
            <text:p>0.0005133069</text:p>
          </table:table-cell>
          <table:table-cell office:value-type="float" office:value="0.0004136855" calcext:value-type="float">
            <text:p>0.0004136855</text:p>
          </table:table-cell>
          <table:table-cell office:value-type="float" office:value="0.0003253899" calcext:value-type="float">
            <text:p>0.0003253899</text:p>
          </table:table-cell>
          <table:table-cell office:value-type="float" office:value="0.0002395277" calcext:value-type="float">
            <text:p>0.0002395277</text:p>
          </table:table-cell>
          <table:table-cell office:value-type="float" office:value="0.0001846323" calcext:value-type="float">
            <text:p>0.0001846323</text:p>
          </table:table-cell>
          <table:table-cell office:value-type="float" office:value="0.0001737391" calcext:value-type="float">
            <text:p>0.0001737391</text:p>
          </table:table-cell>
          <table:table-cell office:value-type="float" office:value="0.0001557963" calcext:value-type="float">
            <text:p>0.0001557963</text:p>
          </table:table-cell>
          <table:table-cell office:value-type="float" office:value="0.0001275481" calcext:value-type="float">
            <text:p>0.0001275481</text:p>
          </table:table-cell>
          <table:table-cell office:value-type="float" office:value="0.0000999051" calcext:value-type="float">
            <text:p>9.99051E-05</text:p>
          </table:table-cell>
          <table:table-cell office:value-type="float" office:value="0.00008247937" calcext:value-type="float">
            <text:p>8.247937E-05</text:p>
          </table:table-cell>
          <table:table-cell office:value-type="float" office:value="0.00007167391" calcext:value-type="float">
            <text:p>7.167391E-05</text:p>
          </table:table-cell>
          <table:table-cell office:value-type="float" office:value="0.00005987094" calcext:value-type="float">
            <text:p>5.987094E-05</text:p>
          </table:table-cell>
        </table:table-row>
        <table:table-row table:style-name="ro1">
          <table:table-cell office:value-type="float" office:value="0.0150748799883731" calcext:value-type="float">
            <text:p>0.015074879988373</text:p>
          </table:table-cell>
          <table:table-cell office:value-type="float" office:value="0.001116893" calcext:value-type="float">
            <text:p>0.001116893</text:p>
          </table:table-cell>
          <table:table-cell office:value-type="float" office:value="0.0007303858" calcext:value-type="float">
            <text:p>0.0007303858</text:p>
          </table:table-cell>
          <table:table-cell office:value-type="float" office:value="0.0005073722" calcext:value-type="float">
            <text:p>0.0005073722</text:p>
          </table:table-cell>
          <table:table-cell office:value-type="float" office:value="0.000406272" calcext:value-type="float">
            <text:p>0.000406272</text:p>
          </table:table-cell>
          <table:table-cell office:value-type="float" office:value="0.0003229276" calcext:value-type="float">
            <text:p>0.0003229276</text:p>
          </table:table-cell>
          <table:table-cell office:value-type="float" office:value="0.0002390583" calcext:value-type="float">
            <text:p>0.0002390583</text:p>
          </table:table-cell>
          <table:table-cell office:value-type="float" office:value="0.000182463" calcext:value-type="float">
            <text:p>0.000182463</text:p>
          </table:table-cell>
          <table:table-cell office:value-type="float" office:value="0.0001733999" calcext:value-type="float">
            <text:p>0.0001733999</text:p>
          </table:table-cell>
          <table:table-cell office:value-type="float" office:value="0.0001532882" calcext:value-type="float">
            <text:p>0.0001532882</text:p>
          </table:table-cell>
          <table:table-cell office:value-type="float" office:value="0.0001267999" calcext:value-type="float">
            <text:p>0.0001267999</text:p>
          </table:table-cell>
          <table:table-cell office:value-type="float" office:value="0.000099563" calcext:value-type="float">
            <text:p>9.9563E-05</text:p>
          </table:table-cell>
          <table:table-cell office:value-type="float" office:value="0.00008117648" calcext:value-type="float">
            <text:p>8.117648E-05</text:p>
          </table:table-cell>
          <table:table-cell office:value-type="float" office:value="0.00007065529" calcext:value-type="float">
            <text:p>7.065529E-05</text:p>
          </table:table-cell>
          <table:table-cell office:value-type="float" office:value="0.00005958036" calcext:value-type="float">
            <text:p>5.958036E-05</text:p>
          </table:table-cell>
        </table:table-row>
        <table:table-row table:style-name="ro1">
          <table:table-cell office:value-type="float" office:value="0.015109856386583" calcext:value-type="float">
            <text:p>0.015109856386583</text:p>
          </table:table-cell>
          <table:table-cell office:value-type="float" office:value="0.001107809" calcext:value-type="float">
            <text:p>0.001107809</text:p>
          </table:table-cell>
          <table:table-cell office:value-type="float" office:value="0.0007304959" calcext:value-type="float">
            <text:p>0.0007304959</text:p>
          </table:table-cell>
          <table:table-cell office:value-type="float" office:value="0.0005022786" calcext:value-type="float">
            <text:p>0.0005022786</text:p>
          </table:table-cell>
          <table:table-cell office:value-type="float" office:value="0.0003989025" calcext:value-type="float">
            <text:p>0.0003989025</text:p>
          </table:table-cell>
          <table:table-cell office:value-type="float" office:value="0.0003200487" calcext:value-type="float">
            <text:p>0.0003200487</text:p>
          </table:table-cell>
          <table:table-cell office:value-type="float" office:value="0.0002386139" calcext:value-type="float">
            <text:p>0.0002386139</text:p>
          </table:table-cell>
          <table:table-cell office:value-type="float" office:value="0.0001805939" calcext:value-type="float">
            <text:p>0.0001805939</text:p>
          </table:table-cell>
          <table:table-cell office:value-type="float" office:value="0.000173046" calcext:value-type="float">
            <text:p>0.000173046</text:p>
          </table:table-cell>
          <table:table-cell office:value-type="float" office:value="0.0001507526" calcext:value-type="float">
            <text:p>0.0001507526</text:p>
          </table:table-cell>
          <table:table-cell office:value-type="float" office:value="0.0001258788" calcext:value-type="float">
            <text:p>0.0001258788</text:p>
          </table:table-cell>
          <table:table-cell office:value-type="float" office:value="0.00009927843" calcext:value-type="float">
            <text:p>9.927843E-05</text:p>
          </table:table-cell>
          <table:table-cell office:value-type="float" office:value="0.00008001184" calcext:value-type="float">
            <text:p>8.001184E-05</text:p>
          </table:table-cell>
          <table:table-cell office:value-type="float" office:value="0.00006957896" calcext:value-type="float">
            <text:p>6.957896E-05</text:p>
          </table:table-cell>
          <table:table-cell office:value-type="float" office:value="0.0000592156" calcext:value-type="float">
            <text:p>5.92156E-05</text:p>
          </table:table-cell>
        </table:table-row>
        <table:table-row table:style-name="ro1">
          <table:table-cell office:value-type="float" office:value="0.0151448502380855" calcext:value-type="float">
            <text:p>0.015144850238086</text:p>
          </table:table-cell>
          <table:table-cell office:value-type="float" office:value="0.001097338" calcext:value-type="float">
            <text:p>0.001097338</text:p>
          </table:table-cell>
          <table:table-cell office:value-type="float" office:value="0.0007305345" calcext:value-type="float">
            <text:p>0.0007305345</text:p>
          </table:table-cell>
          <table:table-cell office:value-type="float" office:value="0.000498006" calcext:value-type="float">
            <text:p>0.000498006</text:p>
          </table:table-cell>
          <table:table-cell office:value-type="float" office:value="0.0003916739" calcext:value-type="float">
            <text:p>0.0003916739</text:p>
          </table:table-cell>
          <table:table-cell office:value-type="float" office:value="0.000316761" calcext:value-type="float">
            <text:p>0.000316761</text:p>
          </table:table-cell>
          <table:table-cell office:value-type="float" office:value="0.0002381299" calcext:value-type="float">
            <text:p>0.0002381299</text:p>
          </table:table-cell>
          <table:table-cell office:value-type="float" office:value="0.0001790223" calcext:value-type="float">
            <text:p>0.0001790223</text:p>
          </table:table-cell>
          <table:table-cell office:value-type="float" office:value="0.0001726264" calcext:value-type="float">
            <text:p>0.0001726264</text:p>
          </table:table-cell>
          <table:table-cell office:value-type="float" office:value="0.0001482376" calcext:value-type="float">
            <text:p>0.0001482376</text:p>
          </table:table-cell>
          <table:table-cell office:value-type="float" office:value="0.0001247769" calcext:value-type="float">
            <text:p>0.0001247769</text:p>
          </table:table-cell>
          <table:table-cell office:value-type="float" office:value="0.00009901765" calcext:value-type="float">
            <text:p>9.901765E-05</text:p>
          </table:table-cell>
          <table:table-cell office:value-type="float" office:value="0.00007900405" calcext:value-type="float">
            <text:p>7.900405E-05</text:p>
          </table:table-cell>
          <table:table-cell office:value-type="float" office:value="0.00006847447" calcext:value-type="float">
            <text:p>6.847447E-05</text:p>
          </table:table-cell>
          <table:table-cell office:value-type="float" office:value="0.00005876568" calcext:value-type="float">
            <text:p>5.876568E-05</text:p>
          </table:table-cell>
        </table:table-row>
        <table:table-row table:style-name="ro1">
          <table:table-cell office:value-type="float" office:value="0.015179809183003" calcext:value-type="float">
            <text:p>0.015179809183003</text:p>
          </table:table-cell>
          <table:table-cell office:value-type="float" office:value="0.001085518" calcext:value-type="float">
            <text:p>0.001085518</text:p>
          </table:table-cell>
          <table:table-cell office:value-type="float" office:value="0.000730355" calcext:value-type="float">
            <text:p>0.000730355</text:p>
          </table:table-cell>
          <table:table-cell office:value-type="float" office:value="0.0004945191" calcext:value-type="float">
            <text:p>0.0004945191</text:p>
          </table:table-cell>
          <table:table-cell office:value-type="float" office:value="0.0003846771" calcext:value-type="float">
            <text:p>0.0003846771</text:p>
          </table:table-cell>
          <table:table-cell office:value-type="float" office:value="0.0003130844" calcext:value-type="float">
            <text:p>0.0003130844</text:p>
          </table:table-cell>
          <table:table-cell office:value-type="float" office:value="0.0002375479" calcext:value-type="float">
            <text:p>0.0002375479</text:p>
          </table:table-cell>
          <table:table-cell office:value-type="float" office:value="0.0001777345" calcext:value-type="float">
            <text:p>0.0001777345</text:p>
          </table:table-cell>
          <table:table-cell office:value-type="float" office:value="0.0001720939" calcext:value-type="float">
            <text:p>0.0001720939</text:p>
          </table:table-cell>
          <table:table-cell office:value-type="float" office:value="0.0001457884" calcext:value-type="float">
            <text:p>0.0001457884</text:p>
          </table:table-cell>
          <table:table-cell office:value-type="float" office:value="0.0001234947" calcext:value-type="float">
            <text:p>0.0001234947</text:p>
          </table:table-cell>
          <table:table-cell office:value-type="float" office:value="0.00009874548" calcext:value-type="float">
            <text:p>9.874548E-05</text:p>
          </table:table-cell>
          <table:table-cell office:value-type="float" office:value="0.00007816268" calcext:value-type="float">
            <text:p>7.816268E-05</text:p>
          </table:table-cell>
          <table:table-cell office:value-type="float" office:value="0.00006736985" calcext:value-type="float">
            <text:p>6.736985E-05</text:p>
          </table:table-cell>
          <table:table-cell office:value-type="float" office:value="0.00005822635" calcext:value-type="float">
            <text:p>5.822635E-05</text:p>
          </table:table-cell>
        </table:table-row>
        <table:table-row table:style-name="ro1">
          <table:table-cell office:value-type="float" office:value="0.0152148030345054" calcext:value-type="float">
            <text:p>0.015214803034506</text:p>
          </table:table-cell>
          <table:table-cell office:value-type="float" office:value="0.001072408" calcext:value-type="float">
            <text:p>0.001072408</text:p>
          </table:table-cell>
          <table:table-cell office:value-type="float" office:value="0.0007298171" calcext:value-type="float">
            <text:p>0.0007298171</text:p>
          </table:table-cell>
          <table:table-cell office:value-type="float" office:value="0.0004917614" calcext:value-type="float">
            <text:p>0.0004917614</text:p>
          </table:table-cell>
          <table:table-cell office:value-type="float" office:value="0.0003779953" calcext:value-type="float">
            <text:p>0.0003779953</text:p>
          </table:table-cell>
          <table:table-cell office:value-type="float" office:value="0.0003090499" calcext:value-type="float">
            <text:p>0.0003090499</text:p>
          </table:table-cell>
          <table:table-cell office:value-type="float" office:value="0.0002368119" calcext:value-type="float">
            <text:p>0.0002368119</text:p>
          </table:table-cell>
          <table:table-cell office:value-type="float" office:value="0.0001767074" calcext:value-type="float">
            <text:p>0.0001767074</text:p>
          </table:table-cell>
          <table:table-cell office:value-type="float" office:value="0.0001714093" calcext:value-type="float">
            <text:p>0.0001714093</text:p>
          </table:table-cell>
          <table:table-cell office:value-type="float" office:value="0.0001434491" calcext:value-type="float">
            <text:p>0.0001434491</text:p>
          </table:table-cell>
          <table:table-cell office:value-type="float" office:value="0.0001220441" calcext:value-type="float">
            <text:p>0.0001220441</text:p>
          </table:table-cell>
          <table:table-cell office:value-type="float" office:value="0.00009842876" calcext:value-type="float">
            <text:p>9.842876E-05</text:p>
          </table:table-cell>
          <table:table-cell office:value-type="float" office:value="0.0000774892" calcext:value-type="float">
            <text:p>7.74892E-05</text:p>
          </table:table-cell>
          <table:table-cell office:value-type="float" office:value="0.00006629061" calcext:value-type="float">
            <text:p>6.629061E-05</text:p>
          </table:table-cell>
          <table:table-cell office:value-type="float" office:value="0.000057601" calcext:value-type="float">
            <text:p>5.7601E-05</text:p>
          </table:table-cell>
        </table:table-row>
        <table:table-row table:style-name="ro1">
          <table:table-cell office:value-type="float" office:value="0.0152497794327154" calcext:value-type="float">
            <text:p>0.015249779432716</text:p>
          </table:table-cell>
          <table:table-cell office:value-type="float" office:value="0.001058103" calcext:value-type="float">
            <text:p>0.001058103</text:p>
          </table:table-cell>
          <table:table-cell office:value-type="float" office:value="0.0007287947" calcext:value-type="float">
            <text:p>0.0007287947</text:p>
          </table:table-cell>
          <table:table-cell office:value-type="float" office:value="0.0004896654" calcext:value-type="float">
            <text:p>0.0004896654</text:p>
          </table:table-cell>
          <table:table-cell office:value-type="float" office:value="0.0003716997" calcext:value-type="float">
            <text:p>0.0003716997</text:p>
          </table:table-cell>
          <table:table-cell office:value-type="float" office:value="0.0003047014" calcext:value-type="float">
            <text:p>0.0003047014</text:p>
          </table:table-cell>
          <table:table-cell office:value-type="float" office:value="0.0002358746" calcext:value-type="float">
            <text:p>0.0002358746</text:p>
          </table:table-cell>
          <table:table-cell office:value-type="float" office:value="0.000175909" calcext:value-type="float">
            <text:p>0.000175909</text:p>
          </table:table-cell>
          <table:table-cell office:value-type="float" office:value="0.0001705391" calcext:value-type="float">
            <text:p>0.0001705391</text:p>
          </table:table-cell>
          <table:table-cell office:value-type="float" office:value="0.0001412572" calcext:value-type="float">
            <text:p>0.0001412572</text:p>
          </table:table-cell>
          <table:table-cell office:value-type="float" office:value="0.0001204427" calcext:value-type="float">
            <text:p>0.0001204427</text:p>
          </table:table-cell>
          <table:table-cell office:value-type="float" office:value="0.00009803743" calcext:value-type="float">
            <text:p>9.803743E-05</text:p>
          </table:table-cell>
          <table:table-cell office:value-type="float" office:value="0.00007697649" calcext:value-type="float">
            <text:p>7.697649E-05</text:p>
          </table:table-cell>
          <table:table-cell office:value-type="float" office:value="0.00006526776" calcext:value-type="float">
            <text:p>6.526776E-05</text:p>
          </table:table-cell>
          <table:table-cell office:value-type="float" office:value="0.0000568954" calcext:value-type="float">
            <text:p>5.68954E-05</text:p>
          </table:table-cell>
        </table:table-row>
        <table:table-row table:style-name="ro1">
          <table:table-cell office:value-type="float" office:value="0.0152847383776329" calcext:value-type="float">
            <text:p>0.015284738377633</text:p>
          </table:table-cell>
          <table:table-cell office:value-type="float" office:value="0.001042705" calcext:value-type="float">
            <text:p>0.001042705</text:p>
          </table:table-cell>
          <table:table-cell office:value-type="float" office:value="0.0007271763" calcext:value-type="float">
            <text:p>0.0007271763</text:p>
          </table:table-cell>
          <table:table-cell office:value-type="float" office:value="0.0004881494" calcext:value-type="float">
            <text:p>0.0004881494</text:p>
          </table:table-cell>
          <table:table-cell office:value-type="float" office:value="0.0003658592" calcext:value-type="float">
            <text:p>0.0003658592</text:p>
          </table:table-cell>
          <table:table-cell office:value-type="float" office:value="0.0003000937" calcext:value-type="float">
            <text:p>0.0003000937</text:p>
          </table:table-cell>
          <table:table-cell office:value-type="float" office:value="0.0002346992" calcext:value-type="float">
            <text:p>0.0002346992</text:p>
          </table:table-cell>
          <table:table-cell office:value-type="float" office:value="0.0001752992" calcext:value-type="float">
            <text:p>0.0001752992</text:p>
          </table:table-cell>
          <table:table-cell office:value-type="float" office:value="0.0001694601" calcext:value-type="float">
            <text:p>0.0001694601</text:p>
          </table:table-cell>
          <table:table-cell office:value-type="float" office:value="0.0001392458" calcext:value-type="float">
            <text:p>0.0001392458</text:p>
          </table:table-cell>
          <table:table-cell office:value-type="float" office:value="0.0001187191" calcext:value-type="float">
            <text:p>0.0001187191</text:p>
          </table:table-cell>
          <table:table-cell office:value-type="float" office:value="0.00009754665" calcext:value-type="float">
            <text:p>9.754665E-05</text:p>
          </table:table-cell>
          <table:table-cell office:value-type="float" office:value="0.00007660734" calcext:value-type="float">
            <text:p>7.660734E-05</text:p>
          </table:table-cell>
          <table:table-cell office:value-type="float" office:value="0.00006432149" calcext:value-type="float">
            <text:p>6.432149E-05</text:p>
          </table:table-cell>
          <table:table-cell office:value-type="float" office:value="0.00005612398" calcext:value-type="float">
            <text:p>5.612398E-05</text:p>
          </table:table-cell>
        </table:table-row>
        <table:table-row table:style-name="ro1">
          <table:table-cell office:value-type="float" office:value="0.0153197322291353" calcext:value-type="float">
            <text:p>0.015319732229135</text:p>
          </table:table-cell>
          <table:table-cell office:value-type="float" office:value="0.001026349" calcext:value-type="float">
            <text:p>0.001026349</text:p>
          </table:table-cell>
          <table:table-cell office:value-type="float" office:value="0.0007248676" calcext:value-type="float">
            <text:p>0.0007248676</text:p>
          </table:table-cell>
          <table:table-cell office:value-type="float" office:value="0.0004871227" calcext:value-type="float">
            <text:p>0.0004871227</text:p>
          </table:table-cell>
          <table:table-cell office:value-type="float" office:value="0.0003605188" calcext:value-type="float">
            <text:p>0.0003605188</text:p>
          </table:table-cell>
          <table:table-cell office:value-type="float" office:value="0.0002952866" calcext:value-type="float">
            <text:p>0.0002952866</text:p>
          </table:table-cell>
          <table:table-cell office:value-type="float" office:value="0.0002332549" calcext:value-type="float">
            <text:p>0.0002332549</text:p>
          </table:table-cell>
          <table:table-cell office:value-type="float" office:value="0.0001748347" calcext:value-type="float">
            <text:p>0.0001748347</text:p>
          </table:table-cell>
          <table:table-cell office:value-type="float" office:value="0.000168157" calcext:value-type="float">
            <text:p>0.000168157</text:p>
          </table:table-cell>
          <table:table-cell office:value-type="float" office:value="0.0001374382" calcext:value-type="float">
            <text:p>0.0001374382</text:p>
          </table:table-cell>
          <table:table-cell office:value-type="float" office:value="0.0001169027" calcext:value-type="float">
            <text:p>0.0001169027</text:p>
          </table:table-cell>
          <table:table-cell office:value-type="float" office:value="0.00009693831" calcext:value-type="float">
            <text:p>9.693831E-05</text:p>
          </table:table-cell>
          <table:table-cell office:value-type="float" office:value="0.0000763595" calcext:value-type="float">
            <text:p>7.63595E-05</text:p>
          </table:table-cell>
          <table:table-cell office:value-type="float" office:value="0.00006347248" calcext:value-type="float">
            <text:p>6.347248E-05</text:p>
          </table:table-cell>
          <table:table-cell office:value-type="float" office:value="0.00005530577" calcext:value-type="float">
            <text:p>5.530577E-05</text:p>
          </table:table-cell>
        </table:table-row>
        <table:table-row table:style-name="ro1">
          <table:table-cell office:value-type="float" office:value="0.0153547086273453" calcext:value-type="float">
            <text:p>0.015354708627345</text:p>
          </table:table-cell>
          <table:table-cell office:value-type="float" office:value="0.001009176" calcext:value-type="float">
            <text:p>0.001009176</text:p>
          </table:table-cell>
          <table:table-cell office:value-type="float" office:value="0.00072179" calcext:value-type="float">
            <text:p>0.00072179</text:p>
          </table:table-cell>
          <table:table-cell office:value-type="float" office:value="0.0004864809" calcext:value-type="float">
            <text:p>0.0004864809</text:p>
          </table:table-cell>
          <table:table-cell office:value-type="float" office:value="0.0003557199" calcext:value-type="float">
            <text:p>0.0003557199</text:p>
          </table:table-cell>
          <table:table-cell office:value-type="float" office:value="0.0002903479" calcext:value-type="float">
            <text:p>0.0002903479</text:p>
          </table:table-cell>
          <table:table-cell office:value-type="float" office:value="0.0002315247" calcext:value-type="float">
            <text:p>0.0002315247</text:p>
          </table:table-cell>
          <table:table-cell office:value-type="float" office:value="0.0001744651" calcext:value-type="float">
            <text:p>0.0001744651</text:p>
          </table:table-cell>
          <table:table-cell office:value-type="float" office:value="0.0001666246" calcext:value-type="float">
            <text:p>0.0001666246</text:p>
          </table:table-cell>
          <table:table-cell office:value-type="float" office:value="0.0001358508" calcext:value-type="float">
            <text:p>0.0001358508</text:p>
          </table:table-cell>
          <table:table-cell office:value-type="float" office:value="0.0001150288" calcext:value-type="float">
            <text:p>0.0001150288</text:p>
          </table:table-cell>
          <table:table-cell office:value-type="float" office:value="0.00009619982" calcext:value-type="float">
            <text:p>9.619982E-05</text:p>
          </table:table-cell>
          <table:table-cell office:value-type="float" office:value="0.00007620327" calcext:value-type="float">
            <text:p>7.620327E-05</text:p>
          </table:table-cell>
          <table:table-cell office:value-type="float" office:value="0.00006273286" calcext:value-type="float">
            <text:p>6.273286E-05</text:p>
          </table:table-cell>
          <table:table-cell office:value-type="float" office:value="0.00005446108" calcext:value-type="float">
            <text:p>5.446108E-05</text:p>
          </table:table-cell>
        </table:table-row>
        <table:table-row table:style-name="ro1">
          <table:table-cell office:value-type="float" office:value="0.0153896850255553" calcext:value-type="float">
            <text:p>0.015389685025555</text:p>
          </table:table-cell>
          <table:table-cell office:value-type="float" office:value="0.0009913574" calcext:value-type="float">
            <text:p>0.0009913574</text:p>
          </table:table-cell>
          <table:table-cell office:value-type="float" office:value="0.000717886" calcext:value-type="float">
            <text:p>0.000717886</text:p>
          </table:table-cell>
          <table:table-cell office:value-type="float" office:value="0.0004861182" calcext:value-type="float">
            <text:p>0.0004861182</text:p>
          </table:table-cell>
          <table:table-cell office:value-type="float" office:value="0.0003514826" calcext:value-type="float">
            <text:p>0.0003514826</text:p>
          </table:table-cell>
          <table:table-cell office:value-type="float" office:value="0.0002853485" calcext:value-type="float">
            <text:p>0.0002853485</text:p>
          </table:table-cell>
          <table:table-cell office:value-type="float" office:value="0.0002295021" calcext:value-type="float">
            <text:p>0.0002295021</text:p>
          </table:table-cell>
          <table:table-cell office:value-type="float" office:value="0.0001741404" calcext:value-type="float">
            <text:p>0.0001741404</text:p>
          </table:table-cell>
          <table:table-cell office:value-type="float" office:value="0.0001648711" calcext:value-type="float">
            <text:p>0.0001648711</text:p>
          </table:table-cell>
          <table:table-cell office:value-type="float" office:value="0.0001344909" calcext:value-type="float">
            <text:p>0.0001344909</text:p>
          </table:table-cell>
          <table:table-cell office:value-type="float" office:value="0.0001131381" calcext:value-type="float">
            <text:p>0.0001131381</text:p>
          </table:table-cell>
          <table:table-cell office:value-type="float" office:value="0.00009532798" calcext:value-type="float">
            <text:p>9.532798E-05</text:p>
          </table:table-cell>
          <table:table-cell office:value-type="float" office:value="0.00007610497" calcext:value-type="float">
            <text:p>7.610497E-05</text:p>
          </table:table-cell>
          <table:table-cell office:value-type="float" office:value="0.00006210924" calcext:value-type="float">
            <text:p>6.210924E-05</text:p>
          </table:table-cell>
          <table:table-cell office:value-type="float" office:value="0.00005361344" calcext:value-type="float">
            <text:p>5.361344E-05</text:p>
          </table:table-cell>
        </table:table-row>
        <table:table-row table:style-name="ro1">
          <table:table-cell office:value-type="float" office:value="0.0154246614237652" calcext:value-type="float">
            <text:p>0.015424661423765</text:p>
          </table:table-cell>
          <table:table-cell office:value-type="float" office:value="0.0009730505" calcext:value-type="float">
            <text:p>0.0009730505</text:p>
          </table:table-cell>
          <table:table-cell office:value-type="float" office:value="0.0007131182" calcext:value-type="float">
            <text:p>0.0007131182</text:p>
          </table:table-cell>
          <table:table-cell office:value-type="float" office:value="0.0004859262" calcext:value-type="float">
            <text:p>0.0004859262</text:p>
          </table:table-cell>
          <table:table-cell office:value-type="float" office:value="0.0003478185" calcext:value-type="float">
            <text:p>0.0003478185</text:p>
          </table:table-cell>
          <table:table-cell office:value-type="float" office:value="0.0002803594" calcext:value-type="float">
            <text:p>0.0002803594</text:p>
          </table:table-cell>
          <table:table-cell office:value-type="float" office:value="0.0002271902" calcext:value-type="float">
            <text:p>0.0002271902</text:p>
          </table:table-cell>
          <table:table-cell office:value-type="float" office:value="0.0001738099" calcext:value-type="float">
            <text:p>0.0001738099</text:p>
          </table:table-cell>
          <table:table-cell office:value-type="float" office:value="0.0001629077" calcext:value-type="float">
            <text:p>0.0001629077</text:p>
          </table:table-cell>
          <table:table-cell office:value-type="float" office:value="0.0001333572" calcext:value-type="float">
            <text:p>0.0001333572</text:p>
          </table:table-cell>
          <table:table-cell office:value-type="float" office:value="0.0001112693" calcext:value-type="float">
            <text:p>0.0001112693</text:p>
          </table:table-cell>
          <table:table-cell office:value-type="float" office:value="0.00009432469" calcext:value-type="float">
            <text:p>9.432469E-05</text:p>
          </table:table-cell>
          <table:table-cell office:value-type="float" office:value="0.00007603002" calcext:value-type="float">
            <text:p>7.603002E-05</text:p>
          </table:table-cell>
          <table:table-cell office:value-type="float" office:value="0.00006160118" calcext:value-type="float">
            <text:p>6.160118E-05</text:p>
          </table:table-cell>
          <table:table-cell office:value-type="float" office:value="0.00005278599" calcext:value-type="float">
            <text:p>5.278599E-05</text:p>
          </table:table-cell>
        </table:table-row>
        <table:table-row table:style-name="ro1">
          <table:table-cell office:value-type="float" office:value="0.0154596378219752" calcext:value-type="float">
            <text:p>0.015459637821975</text:p>
          </table:table-cell>
          <table:table-cell office:value-type="float" office:value="0.0009544375" calcext:value-type="float">
            <text:p>0.0009544375</text:p>
          </table:table-cell>
          <table:table-cell office:value-type="float" office:value="0.0007074707" calcext:value-type="float">
            <text:p>0.0007074707</text:p>
          </table:table-cell>
          <table:table-cell office:value-type="float" office:value="0.0004857932" calcext:value-type="float">
            <text:p>0.0004857932</text:p>
          </table:table-cell>
          <table:table-cell office:value-type="float" office:value="0.0003447204" calcext:value-type="float">
            <text:p>0.0003447204</text:p>
          </table:table-cell>
          <table:table-cell office:value-type="float" office:value="0.0002754568" calcext:value-type="float">
            <text:p>0.0002754568</text:p>
          </table:table-cell>
          <table:table-cell office:value-type="float" office:value="0.000224603" calcext:value-type="float">
            <text:p>0.000224603</text:p>
          </table:table-cell>
          <table:table-cell office:value-type="float" office:value="0.0001734241" calcext:value-type="float">
            <text:p>0.0001734241</text:p>
          </table:table-cell>
          <table:table-cell office:value-type="float" office:value="0.0001607613" calcext:value-type="float">
            <text:p>0.0001607613</text:p>
          </table:table-cell>
          <table:table-cell office:value-type="float" office:value="0.0001324377" calcext:value-type="float">
            <text:p>0.0001324377</text:p>
          </table:table-cell>
          <table:table-cell office:value-type="float" office:value="0.0001094593" calcext:value-type="float">
            <text:p>0.0001094593</text:p>
          </table:table-cell>
          <table:table-cell office:value-type="float" office:value="0.00009319974" calcext:value-type="float">
            <text:p>9.319974E-05</text:p>
          </table:table-cell>
          <table:table-cell office:value-type="float" office:value="0.00007594264" calcext:value-type="float">
            <text:p>7.594264E-05</text:p>
          </table:table-cell>
          <table:table-cell office:value-type="float" office:value="0.00006120202" calcext:value-type="float">
            <text:p>6.120202E-05</text:p>
          </table:table-cell>
          <table:table-cell office:value-type="float" office:value="0.00005200004" calcext:value-type="float">
            <text:p>5.200004E-05</text:p>
          </table:table-cell>
        </table:table-row>
        <table:table-row table:style-name="ro1">
          <table:table-cell office:value-type="float" office:value="0.0154946142201852" calcext:value-type="float">
            <text:p>0.015494614220185</text:p>
          </table:table-cell>
          <table:table-cell office:value-type="float" office:value="0.0009357086" calcext:value-type="float">
            <text:p>0.0009357086</text:p>
          </table:table-cell>
          <table:table-cell office:value-type="float" office:value="0.0007009454" calcext:value-type="float">
            <text:p>0.0007009454</text:p>
          </table:table-cell>
          <table:table-cell office:value-type="float" office:value="0.0004856099" calcext:value-type="float">
            <text:p>0.0004856099</text:p>
          </table:table-cell>
          <table:table-cell office:value-type="float" office:value="0.0003421679" calcext:value-type="float">
            <text:p>0.0003421679</text:p>
          </table:table-cell>
          <table:table-cell office:value-type="float" office:value="0.000270706" calcext:value-type="float">
            <text:p>0.000270706</text:p>
          </table:table-cell>
          <table:table-cell office:value-type="float" office:value="0.0002217671" calcext:value-type="float">
            <text:p>0.0002217671</text:p>
          </table:table-cell>
          <table:table-cell office:value-type="float" office:value="0.0001729386" calcext:value-type="float">
            <text:p>0.0001729386</text:p>
          </table:table-cell>
          <table:table-cell office:value-type="float" office:value="0.0001584609" calcext:value-type="float">
            <text:p>0.0001584609</text:p>
          </table:table-cell>
          <table:table-cell office:value-type="float" office:value="0.0001317136" calcext:value-type="float">
            <text:p>0.0001317136</text:p>
          </table:table-cell>
          <table:table-cell office:value-type="float" office:value="0.0001077461" calcext:value-type="float">
            <text:p>0.0001077461</text:p>
          </table:table-cell>
          <table:table-cell office:value-type="float" office:value="0.00009197147" calcext:value-type="float">
            <text:p>9.197147E-05</text:p>
          </table:table-cell>
          <table:table-cell office:value-type="float" office:value="0.00007580894" calcext:value-type="float">
            <text:p>7.580894E-05</text:p>
          </table:table-cell>
          <table:table-cell office:value-type="float" office:value="0.00006089871" calcext:value-type="float">
            <text:p>6.089871E-05</text:p>
          </table:table-cell>
          <table:table-cell office:value-type="float" office:value="0.00005127508" calcext:value-type="float">
            <text:p>5.127508E-05</text:p>
          </table:table-cell>
        </table:table-row>
        <table:table-row table:style-name="ro1">
          <table:table-cell office:value-type="float" office:value="0.0155295906183951" calcext:value-type="float">
            <text:p>0.015529590618395</text:p>
          </table:table-cell>
          <table:table-cell office:value-type="float" office:value="0.0009170326" calcext:value-type="float">
            <text:p>0.0009170326</text:p>
          </table:table-cell>
          <table:table-cell office:value-type="float" office:value="0.0006935664" calcext:value-type="float">
            <text:p>0.0006935664</text:p>
          </table:table-cell>
          <table:table-cell office:value-type="float" office:value="0.0004852767" calcext:value-type="float">
            <text:p>0.0004852767</text:p>
          </table:table-cell>
          <table:table-cell office:value-type="float" office:value="0.0003401277" calcext:value-type="float">
            <text:p>0.0003401277</text:p>
          </table:table-cell>
          <table:table-cell office:value-type="float" office:value="0.0002661693" calcext:value-type="float">
            <text:p>0.0002661693</text:p>
          </table:table-cell>
          <table:table-cell office:value-type="float" office:value="0.0002187127" calcext:value-type="float">
            <text:p>0.0002187127</text:p>
          </table:table-cell>
          <table:table-cell office:value-type="float" office:value="0.0001723132" calcext:value-type="float">
            <text:p>0.0001723132</text:p>
          </table:table-cell>
          <table:table-cell office:value-type="float" office:value="0.0001560428" calcext:value-type="float">
            <text:p>0.0001560428</text:p>
          </table:table-cell>
          <table:table-cell office:value-type="float" office:value="0.0001311595" calcext:value-type="float">
            <text:p>0.0001311595</text:p>
          </table:table-cell>
          <table:table-cell office:value-type="float" office:value="0.0001061575" calcext:value-type="float">
            <text:p>0.0001061575</text:p>
          </table:table-cell>
          <table:table-cell office:value-type="float" office:value="0.00009066096" calcext:value-type="float">
            <text:p>9.066096E-05</text:p>
          </table:table-cell>
          <table:table-cell office:value-type="float" office:value="0.00007559889" calcext:value-type="float">
            <text:p>7.559889E-05</text:p>
          </table:table-cell>
          <table:table-cell office:value-type="float" office:value="0.00006067314" calcext:value-type="float">
            <text:p>6.067314E-05</text:p>
          </table:table-cell>
          <table:table-cell office:value-type="float" office:value="0.00005062561" calcext:value-type="float">
            <text:p>5.062561E-05</text:p>
          </table:table-cell>
        </table:table-row>
        <table:table-row table:style-name="ro1">
          <table:table-cell office:value-type="float" office:value="0.0155645670166051" calcext:value-type="float">
            <text:p>0.015564567016605</text:p>
          </table:table-cell>
          <table:table-cell office:value-type="float" office:value="0.000898596" calcext:value-type="float">
            <text:p>0.000898596</text:p>
          </table:table-cell>
          <table:table-cell office:value-type="float" office:value="0.0006853744" calcext:value-type="float">
            <text:p>0.0006853744</text:p>
          </table:table-cell>
          <table:table-cell office:value-type="float" office:value="0.0004846931" calcext:value-type="float">
            <text:p>0.0004846931</text:p>
          </table:table-cell>
          <table:table-cell office:value-type="float" office:value="0.0003385543" calcext:value-type="float">
            <text:p>0.0003385543</text:p>
          </table:table-cell>
          <table:table-cell office:value-type="float" office:value="0.0002619036" calcext:value-type="float">
            <text:p>0.0002619036</text:p>
          </table:table-cell>
          <table:table-cell office:value-type="float" office:value="0.0002154849" calcext:value-type="float">
            <text:p>0.0002154849</text:p>
          </table:table-cell>
          <table:table-cell office:value-type="float" office:value="0.0001715154" calcext:value-type="float">
            <text:p>0.0001715154</text:p>
          </table:table-cell>
          <table:table-cell office:value-type="float" office:value="0.0001535504" calcext:value-type="float">
            <text:p>0.0001535504</text:p>
          </table:table-cell>
          <table:table-cell office:value-type="float" office:value="0.0001307425" calcext:value-type="float">
            <text:p>0.0001307425</text:p>
          </table:table-cell>
          <table:table-cell office:value-type="float" office:value="0.0001047195" calcext:value-type="float">
            <text:p>0.0001047195</text:p>
          </table:table-cell>
          <table:table-cell office:value-type="float" office:value="0.00008929526" calcext:value-type="float">
            <text:p>8.929526E-05</text:p>
          </table:table-cell>
          <table:table-cell office:value-type="float" office:value="0.00007528703" calcext:value-type="float">
            <text:p>7.528703E-05</text:p>
          </table:table-cell>
          <table:table-cell office:value-type="float" office:value="0.00006050265" calcext:value-type="float">
            <text:p>6.050265E-05</text:p>
          </table:table-cell>
          <table:table-cell office:value-type="float" office:value="0.00005006221" calcext:value-type="float">
            <text:p>5.006221E-05</text:p>
          </table:table-cell>
        </table:table-row>
        <table:table-row table:style-name="ro1">
          <table:table-cell office:value-type="float" office:value="0.0155995434148151" calcext:value-type="float">
            <text:p>0.015599543414815</text:p>
          </table:table-cell>
          <table:table-cell office:value-type="float" office:value="0.0008805719" calcext:value-type="float">
            <text:p>0.0008805719</text:p>
          </table:table-cell>
          <table:table-cell office:value-type="float" office:value="0.0006764316" calcext:value-type="float">
            <text:p>0.0006764316</text:p>
          </table:table-cell>
          <table:table-cell office:value-type="float" office:value="0.0004837731" calcext:value-type="float">
            <text:p>0.0004837731</text:p>
          </table:table-cell>
          <table:table-cell office:value-type="float" office:value="0.0003373922" calcext:value-type="float">
            <text:p>0.0003373922</text:p>
          </table:table-cell>
          <table:table-cell office:value-type="float" office:value="0.0002579596" calcext:value-type="float">
            <text:p>0.0002579596</text:p>
          </table:table-cell>
          <table:table-cell office:value-type="float" office:value="0.0002121264" calcext:value-type="float">
            <text:p>0.0002121264</text:p>
          </table:table-cell>
          <table:table-cell office:value-type="float" office:value="0.0001705205" calcext:value-type="float">
            <text:p>0.0001705205</text:p>
          </table:table-cell>
          <table:table-cell office:value-type="float" office:value="0.0001510283" calcext:value-type="float">
            <text:p>0.0001510283</text:p>
          </table:table-cell>
          <table:table-cell office:value-type="float" office:value="0.0001304255" calcext:value-type="float">
            <text:p>0.0001304255</text:p>
          </table:table-cell>
          <table:table-cell office:value-type="float" office:value="0.0001034495" calcext:value-type="float">
            <text:p>0.0001034495</text:p>
          </table:table-cell>
          <table:table-cell office:value-type="float" office:value="0.00008790255" calcext:value-type="float">
            <text:p>8.790255E-05</text:p>
          </table:table-cell>
          <table:table-cell office:value-type="float" office:value="0.00007485646" calcext:value-type="float">
            <text:p>7.485646E-05</text:p>
          </table:table-cell>
          <table:table-cell office:value-type="float" office:value="0.00006036301" calcext:value-type="float">
            <text:p>6.036301E-05</text:p>
          </table:table-cell>
          <table:table-cell office:value-type="float" office:value="0.00004958901" calcext:value-type="float">
            <text:p>4.958901E-05</text:p>
          </table:table-cell>
        </table:table-row>
        <table:table-row table:style-name="ro1">
          <table:table-cell office:value-type="float" office:value="0.015634519813025" calcext:value-type="float">
            <text:p>0.015634519813025</text:p>
          </table:table-cell>
          <table:table-cell office:value-type="float" office:value="0.0008631202" calcext:value-type="float">
            <text:p>0.0008631202</text:p>
          </table:table-cell>
          <table:table-cell office:value-type="float" office:value="0.000666811" calcext:value-type="float">
            <text:p>0.000666811</text:p>
          </table:table-cell>
          <table:table-cell office:value-type="float" office:value="0.0004824403" calcext:value-type="float">
            <text:p>0.0004824403</text:p>
          </table:table-cell>
          <table:table-cell office:value-type="float" office:value="0.0003365756" calcext:value-type="float">
            <text:p>0.0003365756</text:p>
          </table:table-cell>
          <table:table-cell office:value-type="float" office:value="0.0002543725" calcext:value-type="float">
            <text:p>0.0002543725</text:p>
          </table:table-cell>
          <table:table-cell office:value-type="float" office:value="0.0002086903" calcext:value-type="float">
            <text:p>0.0002086903</text:p>
          </table:table-cell>
          <table:table-cell office:value-type="float" office:value="0.0001693114" calcext:value-type="float">
            <text:p>0.0001693114</text:p>
          </table:table-cell>
          <table:table-cell office:value-type="float" office:value="0.0001485206" calcext:value-type="float">
            <text:p>0.0001485206</text:p>
          </table:table-cell>
          <table:table-cell office:value-type="float" office:value="0.0001301689" calcext:value-type="float">
            <text:p>0.0001301689</text:p>
          </table:table-cell>
          <table:table-cell office:value-type="float" office:value="0.000102358" calcext:value-type="float">
            <text:p>0.000102358</text:p>
          </table:table-cell>
          <table:table-cell office:value-type="float" office:value="0.00008651552" calcext:value-type="float">
            <text:p>8.651552E-05</text:p>
          </table:table-cell>
          <table:table-cell office:value-type="float" office:value="0.00007429461" calcext:value-type="float">
            <text:p>7.429461E-05</text:p>
          </table:table-cell>
          <table:table-cell office:value-type="float" office:value="0.00006022831" calcext:value-type="float">
            <text:p>6.022831E-05</text:p>
          </table:table-cell>
          <table:table-cell office:value-type="float" office:value="0.00004920532" calcext:value-type="float">
            <text:p>4.920532E-05</text:p>
          </table:table-cell>
        </table:table-row>
        <table:table-row table:style-name="ro1">
          <table:table-cell office:value-type="float" office:value="0.015669496211235" calcext:value-type="float">
            <text:p>0.015669496211235</text:p>
          </table:table-cell>
          <table:table-cell office:value-type="float" office:value="0.0008463984" calcext:value-type="float">
            <text:p>0.0008463984</text:p>
          </table:table-cell>
          <table:table-cell office:value-type="float" office:value="0.0006566027" calcext:value-type="float">
            <text:p>0.0006566027</text:p>
          </table:table-cell>
          <table:table-cell office:value-type="float" office:value="0.0004806316" calcext:value-type="float">
            <text:p>0.0004806316</text:p>
          </table:table-cell>
          <table:table-cell office:value-type="float" office:value="0.0003360317" calcext:value-type="float">
            <text:p>0.0003360317</text:p>
          </table:table-cell>
          <table:table-cell office:value-type="float" office:value="0.0002511714" calcext:value-type="float">
            <text:p>0.0002511714</text:p>
          </table:table-cell>
          <table:table-cell office:value-type="float" office:value="0.0002052319" calcext:value-type="float">
            <text:p>0.0002052319</text:p>
          </table:table-cell>
          <table:table-cell office:value-type="float" office:value="0.0001678806" calcext:value-type="float">
            <text:p>0.0001678806</text:p>
          </table:table-cell>
          <table:table-cell office:value-type="float" office:value="0.000146074" calcext:value-type="float">
            <text:p>0.000146074</text:p>
          </table:table-cell>
          <table:table-cell office:value-type="float" office:value="0.0001299316" calcext:value-type="float">
            <text:p>0.0001299316</text:p>
          </table:table-cell>
          <table:table-cell office:value-type="float" office:value="0.0001014471" calcext:value-type="float">
            <text:p>0.0001014471</text:p>
          </table:table-cell>
          <table:table-cell office:value-type="float" office:value="0.00008516164" calcext:value-type="float">
            <text:p>8.516164E-05</text:p>
          </table:table-cell>
          <table:table-cell office:value-type="float" office:value="0.00007360028" calcext:value-type="float">
            <text:p>7.360028E-05</text:p>
          </table:table-cell>
          <table:table-cell office:value-type="float" office:value="0.00006007336" calcext:value-type="float">
            <text:p>6.007336E-05</text:p>
          </table:table-cell>
          <table:table-cell office:value-type="float" office:value="0.00004890406" calcext:value-type="float">
            <text:p>4.890406E-05</text:p>
          </table:table-cell>
        </table:table-row>
        <table:table-row table:style-name="ro1">
          <table:table-cell office:value-type="float" office:value="0.015704472609445" calcext:value-type="float">
            <text:p>0.015704472609445</text:p>
          </table:table-cell>
          <table:table-cell office:value-type="float" office:value="0.0008305372" calcext:value-type="float">
            <text:p>0.0008305372</text:p>
          </table:table-cell>
          <table:table-cell office:value-type="float" office:value="0.0006459123" calcext:value-type="float">
            <text:p>0.0006459123</text:p>
          </table:table-cell>
          <table:table-cell office:value-type="float" office:value="0.0004782962" calcext:value-type="float">
            <text:p>0.0004782962</text:p>
          </table:table-cell>
          <table:table-cell office:value-type="float" office:value="0.0003356842" calcext:value-type="float">
            <text:p>0.0003356842</text:p>
          </table:table-cell>
          <table:table-cell office:value-type="float" office:value="0.0002483726" calcext:value-type="float">
            <text:p>0.0002483726</text:p>
          </table:table-cell>
          <table:table-cell office:value-type="float" office:value="0.0002018022" calcext:value-type="float">
            <text:p>0.0002018022</text:p>
          </table:table-cell>
          <table:table-cell office:value-type="float" office:value="0.0001662311" calcext:value-type="float">
            <text:p>0.0001662311</text:p>
          </table:table-cell>
          <table:table-cell office:value-type="float" office:value="0.0001437295" calcext:value-type="float">
            <text:p>0.0001437295</text:p>
          </table:table-cell>
          <table:table-cell office:value-type="float" office:value="0.0001296729" calcext:value-type="float">
            <text:p>0.0001296729</text:p>
          </table:table-cell>
          <table:table-cell office:value-type="float" office:value="0.000100711" calcext:value-type="float">
            <text:p>0.000100711</text:p>
          </table:table-cell>
          <table:table-cell office:value-type="float" office:value="0.00008387017" calcext:value-type="float">
            <text:p>8.387017E-05</text:p>
          </table:table-cell>
          <table:table-cell office:value-type="float" office:value="0.00007277821" calcext:value-type="float">
            <text:p>7.277821E-05</text:p>
          </table:table-cell>
          <table:table-cell office:value-type="float" office:value="0.00005987505" calcext:value-type="float">
            <text:p>5.987505E-05</text:p>
          </table:table-cell>
          <table:table-cell office:value-type="float" office:value="0.00004867404" calcext:value-type="float">
            <text:p>4.867404E-05</text:p>
          </table:table-cell>
        </table:table-row>
        <table:table-row table:style-name="ro1">
          <table:table-cell office:value-type="float" office:value="0.0157394490076549" calcext:value-type="float">
            <text:p>0.015739449007655</text:p>
          </table:table-cell>
          <table:table-cell office:value-type="float" office:value="0.0008156637" calcext:value-type="float">
            <text:p>0.0008156637</text:p>
          </table:table-cell>
          <table:table-cell office:value-type="float" office:value="0.0006348463" calcext:value-type="float">
            <text:p>0.0006348463</text:p>
          </table:table-cell>
          <table:table-cell office:value-type="float" office:value="0.000475398" calcext:value-type="float">
            <text:p>0.000475398</text:p>
          </table:table-cell>
          <table:table-cell office:value-type="float" office:value="0.0003354533" calcext:value-type="float">
            <text:p>0.0003354533</text:p>
          </table:table-cell>
          <table:table-cell office:value-type="float" office:value="0.0002459808" calcext:value-type="float">
            <text:p>0.0002459808</text:p>
          </table:table-cell>
          <table:table-cell office:value-type="float" office:value="0.0001984572" calcext:value-type="float">
            <text:p>0.0001984572</text:p>
          </table:table-cell>
          <table:table-cell office:value-type="float" office:value="0.0001643731" calcext:value-type="float">
            <text:p>0.0001643731</text:p>
          </table:table-cell>
          <table:table-cell office:value-type="float" office:value="0.0001415244" calcext:value-type="float">
            <text:p>0.0001415244</text:p>
          </table:table-cell>
          <table:table-cell office:value-type="float" office:value="0.0001293544" calcext:value-type="float">
            <text:p>0.0001293544</text:p>
          </table:table-cell>
          <table:table-cell office:value-type="float" office:value="0.0001001369" calcext:value-type="float">
            <text:p>0.0001001369</text:p>
          </table:table-cell>
          <table:table-cell office:value-type="float" office:value="0.00008266753" calcext:value-type="float">
            <text:p>8.266753E-05</text:p>
          </table:table-cell>
          <table:table-cell office:value-type="float" office:value="0.00007183884" calcext:value-type="float">
            <text:p>7.183884E-05</text:p>
          </table:table-cell>
          <table:table-cell office:value-type="float" office:value="0.00005961383" calcext:value-type="float">
            <text:p>5.961383E-05</text:p>
          </table:table-cell>
          <table:table-cell office:value-type="float" office:value="0.00004849867" calcext:value-type="float">
            <text:p>4.849867E-05</text:p>
          </table:table-cell>
        </table:table-row>
        <table:table-row table:style-name="ro1">
          <table:table-cell office:value-type="float" office:value="0.0157744254058649" calcext:value-type="float">
            <text:p>0.015774425405865</text:p>
          </table:table-cell>
          <table:table-cell office:value-type="float" office:value="0.0008018774" calcext:value-type="float">
            <text:p>0.0008018774</text:p>
          </table:table-cell>
          <table:table-cell office:value-type="float" office:value="0.0006235247" calcext:value-type="float">
            <text:p>0.0006235247</text:p>
          </table:table-cell>
          <table:table-cell office:value-type="float" office:value="0.0004719182" calcext:value-type="float">
            <text:p>0.0004719182</text:p>
          </table:table-cell>
          <table:table-cell office:value-type="float" office:value="0.0003352576" calcext:value-type="float">
            <text:p>0.0003352576</text:p>
          </table:table-cell>
          <table:table-cell office:value-type="float" office:value="0.0002439866" calcext:value-type="float">
            <text:p>0.0002439866</text:p>
          </table:table-cell>
          <table:table-cell office:value-type="float" office:value="0.0001952434" calcext:value-type="float">
            <text:p>0.0001952434</text:p>
          </table:table-cell>
          <table:table-cell office:value-type="float" office:value="0.0001623265" calcext:value-type="float">
            <text:p>0.0001623265</text:p>
          </table:table-cell>
          <table:table-cell office:value-type="float" office:value="0.0001394929" calcext:value-type="float">
            <text:p>0.0001394929</text:p>
          </table:table-cell>
          <table:table-cell office:value-type="float" office:value="0.0001289427" calcext:value-type="float">
            <text:p>0.0001289427</text:p>
          </table:table-cell>
          <table:table-cell office:value-type="float" office:value="0.0000997044" calcext:value-type="float">
            <text:p>9.97044E-05</text:p>
          </table:table-cell>
          <table:table-cell office:value-type="float" office:value="0.00008157298" calcext:value-type="float">
            <text:p>8.157298E-05</text:p>
          </table:table-cell>
          <table:table-cell office:value-type="float" office:value="0.00007080326" calcext:value-type="float">
            <text:p>7.080326E-05</text:p>
          </table:table-cell>
          <table:table-cell office:value-type="float" office:value="0.00005927413" calcext:value-type="float">
            <text:p>5.927413E-05</text:p>
          </table:table-cell>
          <table:table-cell office:value-type="float" office:value="0.00004836036" calcext:value-type="float">
            <text:p>4.836036E-05</text:p>
          </table:table-cell>
        </table:table-row>
        <table:table-row table:style-name="ro1">
          <table:table-cell office:value-type="float" office:value="0.0158094018040749" calcext:value-type="float">
            <text:p>0.015809401804075</text:p>
          </table:table-cell>
          <table:table-cell office:value-type="float" office:value="0.0007892578" calcext:value-type="float">
            <text:p>0.0007892578</text:p>
          </table:table-cell>
          <table:table-cell office:value-type="float" office:value="0.0006120717" calcext:value-type="float">
            <text:p>0.0006120717</text:p>
          </table:table-cell>
          <table:table-cell office:value-type="float" office:value="0.0004678541" calcext:value-type="float">
            <text:p>0.0004678541</text:p>
          </table:table-cell>
          <table:table-cell office:value-type="float" office:value="0.0003350188" calcext:value-type="float">
            <text:p>0.0003350188</text:p>
          </table:table-cell>
          <table:table-cell office:value-type="float" office:value="0.0002423734" calcext:value-type="float">
            <text:p>0.0002423734</text:p>
          </table:table-cell>
          <table:table-cell office:value-type="float" office:value="0.0001922093" calcext:value-type="float">
            <text:p>0.0001922093</text:p>
          </table:table-cell>
          <table:table-cell office:value-type="float" office:value="0.0001601166" calcext:value-type="float">
            <text:p>0.0001601166</text:p>
          </table:table-cell>
          <table:table-cell office:value-type="float" office:value="0.0001376579" calcext:value-type="float">
            <text:p>0.0001376579</text:p>
          </table:table-cell>
          <table:table-cell office:value-type="float" office:value="0.0001284073" calcext:value-type="float">
            <text:p>0.0001284073</text:p>
          </table:table-cell>
          <table:table-cell office:value-type="float" office:value="0.00009938813" calcext:value-type="float">
            <text:p>9.938813E-05</text:p>
          </table:table-cell>
          <table:table-cell office:value-type="float" office:value="0.000080602" calcext:value-type="float">
            <text:p>8.0602E-05</text:p>
          </table:table-cell>
          <table:table-cell office:value-type="float" office:value="0.00006969558" calcext:value-type="float">
            <text:p>6.969558E-05</text:p>
          </table:table-cell>
          <table:table-cell office:value-type="float" office:value="0.00005884668" calcext:value-type="float">
            <text:p>5.884668E-05</text:p>
          </table:table-cell>
          <table:table-cell office:value-type="float" office:value="0.00004823748" calcext:value-type="float">
            <text:p>4.823748E-05</text:p>
          </table:table-cell>
        </table:table-row>
        <table:table-row table:style-name="ro1">
          <table:table-cell office:value-type="float" office:value="0.0158443782022848" calcext:value-type="float">
            <text:p>0.015844378202285</text:p>
          </table:table-cell>
          <table:table-cell office:value-type="float" office:value="0.0007778712" calcext:value-type="float">
            <text:p>0.0007778712</text:p>
          </table:table-cell>
          <table:table-cell office:value-type="float" office:value="0.0006006084" calcext:value-type="float">
            <text:p>0.0006006084</text:p>
          </table:table-cell>
          <table:table-cell office:value-type="float" office:value="0.0004632122" calcext:value-type="float">
            <text:p>0.0004632122</text:p>
          </table:table-cell>
          <table:table-cell office:value-type="float" office:value="0.0003346607" calcext:value-type="float">
            <text:p>0.0003346607</text:p>
          </table:table-cell>
          <table:table-cell office:value-type="float" office:value="0.0002411116" calcext:value-type="float">
            <text:p>0.0002411116</text:p>
          </table:table-cell>
          <table:table-cell office:value-type="float" office:value="0.0001893918" calcext:value-type="float">
            <text:p>0.0001893918</text:p>
          </table:table-cell>
          <table:table-cell office:value-type="float" office:value="0.000157777" calcext:value-type="float">
            <text:p>0.000157777</text:p>
          </table:table-cell>
          <table:table-cell office:value-type="float" office:value="0.000136039" calcext:value-type="float">
            <text:p>0.000136039</text:p>
          </table:table-cell>
          <table:table-cell office:value-type="float" office:value="0.0001277255" calcext:value-type="float">
            <text:p>0.0001277255</text:p>
          </table:table-cell>
          <table:table-cell office:value-type="float" office:value="0.00009915757" calcext:value-type="float">
            <text:p>9.915757E-05</text:p>
          </table:table-cell>
          <table:table-cell office:value-type="float" office:value="0.00007976343" calcext:value-type="float">
            <text:p>7.976343E-05</text:p>
          </table:table-cell>
          <table:table-cell office:value-type="float" office:value="0.00006854423" calcext:value-type="float">
            <text:p>6.854423E-05</text:p>
          </table:table-cell>
          <table:table-cell office:value-type="float" office:value="0.00005832718" calcext:value-type="float">
            <text:p>5.832718E-05</text:p>
          </table:table-cell>
          <table:table-cell office:value-type="float" office:value="0.00004810985" calcext:value-type="float">
            <text:p>4.810985E-05</text:p>
          </table:table-cell>
        </table:table-row>
        <table:table-row table:style-name="ro1">
          <table:table-cell office:value-type="float" office:value="0.0158793546004948" calcext:value-type="float">
            <text:p>0.015879354600495</text:p>
          </table:table-cell>
          <table:table-cell office:value-type="float" office:value="0.0007677524" calcext:value-type="float">
            <text:p>0.0007677524</text:p>
          </table:table-cell>
          <table:table-cell office:value-type="float" office:value="0.0005892603" calcext:value-type="float">
            <text:p>0.0005892603</text:p>
          </table:table-cell>
          <table:table-cell office:value-type="float" office:value="0.0004580226" calcext:value-type="float">
            <text:p>0.0004580226</text:p>
          </table:table-cell>
          <table:table-cell office:value-type="float" office:value="0.0003341149" calcext:value-type="float">
            <text:p>0.0003341149</text:p>
          </table:table-cell>
          <table:table-cell office:value-type="float" office:value="0.0002401634" calcext:value-type="float">
            <text:p>0.0002401634</text:p>
          </table:table-cell>
          <table:table-cell office:value-type="float" office:value="0.0001868212" calcext:value-type="float">
            <text:p>0.0001868212</text:p>
          </table:table-cell>
          <table:table-cell office:value-type="float" office:value="0.0001553474" calcext:value-type="float">
            <text:p>0.0001553474</text:p>
          </table:table-cell>
          <table:table-cell office:value-type="float" office:value="0.000134645" calcext:value-type="float">
            <text:p>0.000134645</text:p>
          </table:table-cell>
          <table:table-cell office:value-type="float" office:value="0.0001268817" calcext:value-type="float">
            <text:p>0.0001268817</text:p>
          </table:table-cell>
          <table:table-cell office:value-type="float" office:value="0.0000989801" calcext:value-type="float">
            <text:p>9.89801E-05</text:p>
          </table:table-cell>
          <table:table-cell office:value-type="float" office:value="0.00007905983" calcext:value-type="float">
            <text:p>7.905983E-05</text:p>
          </table:table-cell>
          <table:table-cell office:value-type="float" office:value="0.00006738013" calcext:value-type="float">
            <text:p>6.738013E-05</text:p>
          </table:table-cell>
          <table:table-cell office:value-type="float" office:value="0.00005771872" calcext:value-type="float">
            <text:p>5.771872E-05</text:p>
          </table:table-cell>
          <table:table-cell office:value-type="float" office:value="0.00004795755" calcext:value-type="float">
            <text:p>4.795755E-05</text:p>
          </table:table-cell>
        </table:table-row>
        <table:table-row table:style-name="ro1">
          <table:table-cell office:value-type="float" office:value="0.0159143309987048" calcext:value-type="float">
            <text:p>0.015914330998705</text:p>
          </table:table-cell>
          <table:table-cell office:value-type="float" office:value="0.0007589213" calcext:value-type="float">
            <text:p>0.0007589213</text:p>
          </table:table-cell>
          <table:table-cell office:value-type="float" office:value="0.0005781481" calcext:value-type="float">
            <text:p>0.0005781481</text:p>
          </table:table-cell>
          <table:table-cell office:value-type="float" office:value="0.0004523188" calcext:value-type="float">
            <text:p>0.0004523188</text:p>
          </table:table-cell>
          <table:table-cell office:value-type="float" office:value="0.000333318" calcext:value-type="float">
            <text:p>0.000333318</text:p>
          </table:table-cell>
          <table:table-cell office:value-type="float" office:value="0.0002394818" calcext:value-type="float">
            <text:p>0.0002394818</text:p>
          </table:table-cell>
          <table:table-cell office:value-type="float" office:value="0.0001845228" calcext:value-type="float">
            <text:p>0.0001845228</text:p>
          </table:table-cell>
          <table:table-cell office:value-type="float" office:value="0.0001528673" calcext:value-type="float">
            <text:p>0.0001528673</text:p>
          </table:table-cell>
          <table:table-cell office:value-type="float" office:value="0.0001334761" calcext:value-type="float">
            <text:p>0.0001334761</text:p>
          </table:table-cell>
          <table:table-cell office:value-type="float" office:value="0.0001258668" calcext:value-type="float">
            <text:p>0.0001258668</text:p>
          </table:table-cell>
          <table:table-cell office:value-type="float" office:value="0.0000988203" calcext:value-type="float">
            <text:p>9.88203E-05</text:p>
          </table:table-cell>
          <table:table-cell office:value-type="float" office:value="0.0000784872" calcext:value-type="float">
            <text:p>7.84872E-05</text:p>
          </table:table-cell>
          <table:table-cell office:value-type="float" office:value="0.00006623481" calcext:value-type="float">
            <text:p>6.623481E-05</text:p>
          </table:table-cell>
          <table:table-cell office:value-type="float" office:value="0.00005702866" calcext:value-type="float">
            <text:p>5.702866E-05</text:p>
          </table:table-cell>
          <table:table-cell office:value-type="float" office:value="0.00004776297" calcext:value-type="float">
            <text:p>4.776297E-05</text:p>
          </table:table-cell>
        </table:table-row>
        <table:table-row table:style-name="ro1">
          <table:table-cell office:value-type="float" office:value="0.0159493073969147" calcext:value-type="float">
            <text:p>0.015949307396915</text:p>
          </table:table-cell>
          <table:table-cell office:value-type="float" office:value="0.0007513728" calcext:value-type="float">
            <text:p>0.0007513728</text:p>
          </table:table-cell>
          <table:table-cell office:value-type="float" office:value="0.0005673837" calcext:value-type="float">
            <text:p>0.0005673837</text:p>
          </table:table-cell>
          <table:table-cell office:value-type="float" office:value="0.0004461564" calcext:value-type="float">
            <text:p>0.0004461564</text:p>
          </table:table-cell>
          <table:table-cell office:value-type="float" office:value="0.0003322165" calcext:value-type="float">
            <text:p>0.0003322165</text:p>
          </table:table-cell>
          <table:table-cell office:value-type="float" office:value="0.0002390151" calcext:value-type="float">
            <text:p>0.0002390151</text:p>
          </table:table-cell>
          <table:table-cell office:value-type="float" office:value="0.0001825086" calcext:value-type="float">
            <text:p>0.0001825086</text:p>
          </table:table-cell>
          <table:table-cell office:value-type="float" office:value="0.0001503809" calcext:value-type="float">
            <text:p>0.0001503809</text:p>
          </table:table-cell>
          <table:table-cell office:value-type="float" office:value="0.000132526" calcext:value-type="float">
            <text:p>0.000132526</text:p>
          </table:table-cell>
          <table:table-cell office:value-type="float" office:value="0.0001246821" calcext:value-type="float">
            <text:p>0.0001246821</text:p>
          </table:table-cell>
          <table:table-cell office:value-type="float" office:value="0.00009864551" calcext:value-type="float">
            <text:p>9.864551E-05</text:p>
          </table:table-cell>
          <table:table-cell office:value-type="float" office:value="0.0000780359" calcext:value-type="float">
            <text:p>7.80359E-05</text:p>
          </table:table-cell>
          <table:table-cell office:value-type="float" office:value="0.00006513739" calcext:value-type="float">
            <text:p>6.513739E-05</text:p>
          </table:table-cell>
          <table:table-cell office:value-type="float" office:value="0.00005626975" calcext:value-type="float">
            <text:p>5.626975E-05</text:p>
          </table:table-cell>
          <table:table-cell office:value-type="float" office:value="0.00004751128" calcext:value-type="float">
            <text:p>4.751128E-05</text:p>
          </table:table-cell>
        </table:table-row>
        <table:table-row table:style-name="ro1">
          <table:table-cell office:value-type="float" office:value="0.0159842837951247" calcext:value-type="float">
            <text:p>0.015984283795125</text:p>
          </table:table-cell>
          <table:table-cell office:value-type="float" office:value="0.0007450808" calcext:value-type="float">
            <text:p>0.0007450808</text:p>
          </table:table-cell>
          <table:table-cell office:value-type="float" office:value="0.0005570748" calcext:value-type="float">
            <text:p>0.0005570748</text:p>
          </table:table-cell>
          <table:table-cell office:value-type="float" office:value="0.0004395979" calcext:value-type="float">
            <text:p>0.0004395979</text:p>
          </table:table-cell>
          <table:table-cell office:value-type="float" office:value="0.0003307681" calcext:value-type="float">
            <text:p>0.0003307681</text:p>
          </table:table-cell>
          <table:table-cell office:value-type="float" office:value="0.000238705" calcext:value-type="float">
            <text:p>0.000238705</text:p>
          </table:table-cell>
          <table:table-cell office:value-type="float" office:value="0.0001807833" calcext:value-type="float">
            <text:p>0.0001807833</text:p>
          </table:table-cell>
          <table:table-cell office:value-type="float" office:value="0.0001479293" calcext:value-type="float">
            <text:p>0.0001479293</text:p>
          </table:table-cell>
          <table:table-cell office:value-type="float" office:value="0.0001317782" calcext:value-type="float">
            <text:p>0.0001317782</text:p>
          </table:table-cell>
          <table:table-cell office:value-type="float" office:value="0.0001233324" calcext:value-type="float">
            <text:p>0.0001233324</text:p>
          </table:table-cell>
          <table:table-cell office:value-type="float" office:value="0.00009842202" calcext:value-type="float">
            <text:p>9.842202E-05</text:p>
          </table:table-cell>
          <table:table-cell office:value-type="float" office:value="0.0000776889" calcext:value-type="float">
            <text:p>7.76889E-05</text:p>
          </table:table-cell>
          <table:table-cell office:value-type="float" office:value="0.00006411641" calcext:value-type="float">
            <text:p>6.411641E-05</text:p>
          </table:table-cell>
          <table:table-cell office:value-type="float" office:value="0.00005545834" calcext:value-type="float">
            <text:p>5.545834E-05</text:p>
          </table:table-cell>
          <table:table-cell office:value-type="float" office:value="0.00004719395" calcext:value-type="float">
            <text:p>4.719395E-05</text:p>
          </table:table-cell>
        </table:table-row>
        <table:table-row table:style-name="ro1">
          <table:table-cell office:value-type="float" office:value="0.0160192601933347" calcext:value-type="float">
            <text:p>0.016019260193335</text:p>
          </table:table-cell>
          <table:table-cell office:value-type="float" office:value="0.0007399958" calcext:value-type="float">
            <text:p>0.0007399958</text:p>
          </table:table-cell>
          <table:table-cell office:value-type="float" office:value="0.0005473135" calcext:value-type="float">
            <text:p>0.0005473135</text:p>
          </table:table-cell>
          <table:table-cell office:value-type="float" office:value="0.0004327111" calcext:value-type="float">
            <text:p>0.0004327111</text:p>
          </table:table-cell>
          <table:table-cell office:value-type="float" office:value="0.0003289397" calcext:value-type="float">
            <text:p>0.0003289397</text:p>
          </table:table-cell>
          <table:table-cell office:value-type="float" office:value="0.000238491" calcext:value-type="float">
            <text:p>0.000238491</text:p>
          </table:table-cell>
          <table:table-cell office:value-type="float" office:value="0.000179344" calcext:value-type="float">
            <text:p>0.000179344</text:p>
          </table:table-cell>
          <table:table-cell office:value-type="float" office:value="0.0001455546" calcext:value-type="float">
            <text:p>0.0001455546</text:p>
          </table:table-cell>
          <table:table-cell office:value-type="float" office:value="0.0001312104" calcext:value-type="float">
            <text:p>0.0001312104</text:p>
          </table:table-cell>
          <table:table-cell office:value-type="float" office:value="0.0001218348" calcext:value-type="float">
            <text:p>0.0001218348</text:p>
          </table:table-cell>
          <table:table-cell office:value-type="float" office:value="0.00009812097" calcext:value-type="float">
            <text:p>9.812097E-05</text:p>
          </table:table-cell>
          <table:table-cell office:value-type="float" office:value="0.00007742699" calcext:value-type="float">
            <text:p>7.742699E-05</text:p>
          </table:table-cell>
          <table:table-cell office:value-type="float" office:value="0.00006319381" calcext:value-type="float">
            <text:p>6.319381E-05</text:p>
          </table:table-cell>
          <table:table-cell office:value-type="float" office:value="0.0000546176" calcext:value-type="float">
            <text:p>5.46176E-05</text:p>
          </table:table-cell>
          <table:table-cell office:value-type="float" office:value="0.00004680523" calcext:value-type="float">
            <text:p>4.680523E-05</text:p>
          </table:table-cell>
        </table:table-row>
        <table:table-row table:style-name="ro1">
          <table:table-cell office:value-type="float" office:value="0.0160542365915446" calcext:value-type="float">
            <text:p>0.016054236591545</text:p>
          </table:table-cell>
          <table:table-cell office:value-type="float" office:value="0.0007360557" calcext:value-type="float">
            <text:p>0.0007360557</text:p>
          </table:table-cell>
          <table:table-cell office:value-type="float" office:value="0.0005381849" calcext:value-type="float">
            <text:p>0.0005381849</text:p>
          </table:table-cell>
          <table:table-cell office:value-type="float" office:value="0.0004255818" calcext:value-type="float">
            <text:p>0.0004255818</text:p>
          </table:table-cell>
          <table:table-cell office:value-type="float" office:value="0.0003267111" calcext:value-type="float">
            <text:p>0.0003267111</text:p>
          </table:table-cell>
          <table:table-cell office:value-type="float" office:value="0.0002383136" calcext:value-type="float">
            <text:p>0.0002383136</text:p>
          </table:table-cell>
          <table:table-cell office:value-type="float" office:value="0.0001781763" calcext:value-type="float">
            <text:p>0.0001781763</text:p>
          </table:table-cell>
          <table:table-cell office:value-type="float" office:value="0.0001432992" calcext:value-type="float">
            <text:p>0.0001432992</text:p>
          </table:table-cell>
          <table:table-cell office:value-type="float" office:value="0.0001307939" calcext:value-type="float">
            <text:p>0.0001307939</text:p>
          </table:table-cell>
          <table:table-cell office:value-type="float" office:value="0.0001202096" calcext:value-type="float">
            <text:p>0.0001202096</text:p>
          </table:table-cell>
          <table:table-cell office:value-type="float" office:value="0.00009771923" calcext:value-type="float">
            <text:p>9.771923E-05</text:p>
          </table:table-cell>
          <table:table-cell office:value-type="float" office:value="0.00007722513" calcext:value-type="float">
            <text:p>7.722513E-05</text:p>
          </table:table-cell>
          <table:table-cell office:value-type="float" office:value="0.00006238699" calcext:value-type="float">
            <text:p>6.238699E-05</text:p>
          </table:table-cell>
          <table:table-cell office:value-type="float" office:value="0.00005376643" calcext:value-type="float">
            <text:p>5.376643E-05</text:p>
          </table:table-cell>
          <table:table-cell office:value-type="float" office:value="0.00004634526" calcext:value-type="float">
            <text:p>4.634526E-05</text:p>
          </table:table-cell>
        </table:table-row>
        <table:table-row table:style-name="ro1">
          <table:table-cell office:value-type="float" office:value="0.0160892129897546" calcext:value-type="float">
            <text:p>0.016089212989755</text:p>
          </table:table-cell>
          <table:table-cell office:value-type="float" office:value="0.0007331745" calcext:value-type="float">
            <text:p>0.0007331745</text:p>
          </table:table-cell>
          <table:table-cell office:value-type="float" office:value="0.0005297623" calcext:value-type="float">
            <text:p>0.0005297623</text:p>
          </table:table-cell>
          <table:table-cell office:value-type="float" office:value="0.0004182877" calcext:value-type="float">
            <text:p>0.0004182877</text:p>
          </table:table-cell>
          <table:table-cell office:value-type="float" office:value="0.0003240736" calcext:value-type="float">
            <text:p>0.0003240736</text:p>
          </table:table-cell>
          <table:table-cell office:value-type="float" office:value="0.0002381097" calcext:value-type="float">
            <text:p>0.0002381097</text:p>
          </table:table-cell>
          <table:table-cell office:value-type="float" office:value="0.0001772575" calcext:value-type="float">
            <text:p>0.0001772575</text:p>
          </table:table-cell>
          <table:table-cell office:value-type="float" office:value="0.0001411909" calcext:value-type="float">
            <text:p>0.0001411909</text:p>
          </table:table-cell>
          <table:table-cell office:value-type="float" office:value="0.0001304949" calcext:value-type="float">
            <text:p>0.0001304949</text:p>
          </table:table-cell>
          <table:table-cell office:value-type="float" office:value="0.0001184848" calcext:value-type="float">
            <text:p>0.0001184848</text:p>
          </table:table-cell>
          <table:table-cell office:value-type="float" office:value="0.00009719621" calcext:value-type="float">
            <text:p>9.719621E-05</text:p>
          </table:table-cell>
          <table:table-cell office:value-type="float" office:value="0.0000770571" calcext:value-type="float">
            <text:p>7.70571E-05</text:p>
          </table:table-cell>
          <table:table-cell office:value-type="float" office:value="0.00006170684" calcext:value-type="float">
            <text:p>6.170684E-05</text:p>
          </table:table-cell>
          <table:table-cell office:value-type="float" office:value="0.00005293031" calcext:value-type="float">
            <text:p>5.293031E-05</text:p>
          </table:table-cell>
          <table:table-cell office:value-type="float" office:value="0.00004581915" calcext:value-type="float">
            <text:p>4.581915E-05</text:p>
          </table:table-cell>
        </table:table-row>
        <table:table-row table:style-name="ro1">
          <table:table-cell office:value-type="float" office:value="0.0161241893879646" calcext:value-type="float">
            <text:p>0.016124189387965</text:p>
          </table:table-cell>
          <table:table-cell office:value-type="float" office:value="0.0007312538" calcext:value-type="float">
            <text:p>0.0007312538</text:p>
          </table:table-cell>
          <table:table-cell office:value-type="float" office:value="0.0005220964" calcext:value-type="float">
            <text:p>0.0005220964</text:p>
          </table:table-cell>
          <table:table-cell office:value-type="float" office:value="0.0004109204" calcext:value-type="float">
            <text:p>0.0004109204</text:p>
          </table:table-cell>
          <table:table-cell office:value-type="float" office:value="0.0003210322" calcext:value-type="float">
            <text:p>0.0003210322</text:p>
          </table:table-cell>
          <table:table-cell office:value-type="float" office:value="0.0002378221" calcext:value-type="float">
            <text:p>0.0002378221</text:p>
          </table:table-cell>
          <table:table-cell office:value-type="float" office:value="0.000176559" calcext:value-type="float">
            <text:p>0.000176559</text:p>
          </table:table-cell>
          <table:table-cell office:value-type="float" office:value="0.0001392597" calcext:value-type="float">
            <text:p>0.0001392597</text:p>
          </table:table-cell>
          <table:table-cell office:value-type="float" office:value="0.0001302762" calcext:value-type="float">
            <text:p>0.0001302762</text:p>
          </table:table-cell>
          <table:table-cell office:value-type="float" office:value="0.0001166885" calcext:value-type="float">
            <text:p>0.0001166885</text:p>
          </table:table-cell>
          <table:table-cell office:value-type="float" office:value="0.00009654053" calcext:value-type="float">
            <text:p>9.654053E-05</text:p>
          </table:table-cell>
          <table:table-cell office:value-type="float" office:value="0.00007689693" calcext:value-type="float">
            <text:p>7.689693E-05</text:p>
          </table:table-cell>
          <table:table-cell office:value-type="float" office:value="0.00006115828" calcext:value-type="float">
            <text:p>6.115828E-05</text:p>
          </table:table-cell>
          <table:table-cell office:value-type="float" office:value="0.00005213172" calcext:value-type="float">
            <text:p>5.213172E-05</text:p>
          </table:table-cell>
          <table:table-cell office:value-type="float" office:value="0.00004523656" calcext:value-type="float">
            <text:p>4.523656E-05</text:p>
          </table:table-cell>
        </table:table-row>
        <table:table-row table:style-name="ro1">
          <table:table-cell office:value-type="float" office:value="0.0161591657861745" calcext:value-type="float">
            <text:p>0.016159165786175</text:p>
          </table:table-cell>
          <table:table-cell office:value-type="float" office:value="0.0007301806" calcext:value-type="float">
            <text:p>0.0007301806</text:p>
          </table:table-cell>
          <table:table-cell office:value-type="float" office:value="0.0005152299" calcext:value-type="float">
            <text:p>0.0005152299</text:p>
          </table:table-cell>
          <table:table-cell office:value-type="float" office:value="0.0004035682" calcext:value-type="float">
            <text:p>0.0004035682</text:p>
          </table:table-cell>
          <table:table-cell office:value-type="float" office:value="0.0003175995" calcext:value-type="float">
            <text:p>0.0003175995</text:p>
          </table:table-cell>
          <table:table-cell office:value-type="float" office:value="0.000237399" calcext:value-type="float">
            <text:p>0.000237399</text:p>
          </table:table-cell>
          <table:table-cell office:value-type="float" office:value="0.0001760457" calcext:value-type="float">
            <text:p>0.0001760457</text:p>
          </table:table-cell>
          <table:table-cell office:value-type="float" office:value="0.0001375282" calcext:value-type="float">
            <text:p>0.0001375282</text:p>
          </table:table-cell>
          <table:table-cell office:value-type="float" office:value="0.0001300985" calcext:value-type="float">
            <text:p>0.0001300985</text:p>
          </table:table-cell>
          <table:table-cell office:value-type="float" office:value="0.0001148544" calcext:value-type="float">
            <text:p>0.0001148544</text:p>
          </table:table-cell>
          <table:table-cell office:value-type="float" office:value="0.00009574532" calcext:value-type="float">
            <text:p>9.574532E-05</text:p>
          </table:table-cell>
          <table:table-cell office:value-type="float" office:value="0.00007671768" calcext:value-type="float">
            <text:p>7.671768E-05</text:p>
          </table:table-cell>
          <table:table-cell office:value-type="float" office:value="0.00006073744" calcext:value-type="float">
            <text:p>6.073744E-05</text:p>
          </table:table-cell>
          <table:table-cell office:value-type="float" office:value="0.00005138681" calcext:value-type="float">
            <text:p>5.138681E-05</text:p>
          </table:table-cell>
          <table:table-cell office:value-type="float" office:value="0.0000446126" calcext:value-type="float">
            <text:p>4.46126E-05</text:p>
          </table:table-cell>
        </table:table-row>
        <table:table-row table:style-name="ro1">
          <table:table-cell office:value-type="float" office:value="0.0161941421843845" calcext:value-type="float">
            <text:p>0.016194142184385</text:p>
          </table:table-cell>
          <table:table-cell office:value-type="float" office:value="0.0007298284" calcext:value-type="float">
            <text:p>0.0007298284</text:p>
          </table:table-cell>
          <table:table-cell office:value-type="float" office:value="0.0005091822" calcext:value-type="float">
            <text:p>0.0005091822</text:p>
          </table:table-cell>
          <table:table-cell office:value-type="float" office:value="0.0003963195" calcext:value-type="float">
            <text:p>0.0003963195</text:p>
          </table:table-cell>
          <table:table-cell office:value-type="float" office:value="0.0003138053" calcext:value-type="float">
            <text:p>0.0003138053</text:p>
          </table:table-cell>
          <table:table-cell office:value-type="float" office:value="0.0002367902" calcext:value-type="float">
            <text:p>0.0002367902</text:p>
          </table:table-cell>
          <table:table-cell office:value-type="float" office:value="0.0001756742" calcext:value-type="float">
            <text:p>0.0001756742</text:p>
          </table:table-cell>
          <table:table-cell office:value-type="float" office:value="0.0001360095" calcext:value-type="float">
            <text:p>0.0001360095</text:p>
          </table:table-cell>
          <table:table-cell office:value-type="float" office:value="0.0001299226" calcext:value-type="float">
            <text:p>0.0001299226</text:p>
          </table:table-cell>
          <table:table-cell office:value-type="float" office:value="0.0001130179" calcext:value-type="float">
            <text:p>0.0001130179</text:p>
          </table:table-cell>
          <table:table-cell office:value-type="float" office:value="0.00009481216" calcext:value-type="float">
            <text:p>9.481216E-05</text:p>
          </table:table-cell>
          <table:table-cell office:value-type="float" office:value="0.00007649418" calcext:value-type="float">
            <text:p>7.649418E-05</text:p>
          </table:table-cell>
          <table:table-cell office:value-type="float" office:value="0.00006043522" calcext:value-type="float">
            <text:p>6.043522E-05</text:p>
          </table:table-cell>
          <table:table-cell office:value-type="float" office:value="0.00005071438" calcext:value-type="float">
            <text:p>5.071438E-05</text:p>
          </table:table-cell>
          <table:table-cell office:value-type="float" office:value="0.00004395967" calcext:value-type="float">
            <text:p>4.395967E-05</text:p>
          </table:table-cell>
        </table:table-row>
        <table:table-row table:style-name="ro1">
          <table:table-cell office:value-type="float" office:value="0.0162291185825945" calcext:value-type="float">
            <text:p>0.016229118582595</text:p>
          </table:table-cell>
          <table:table-cell office:value-type="float" office:value="0.0007300657" calcext:value-type="float">
            <text:p>0.0007300657</text:p>
          </table:table-cell>
          <table:table-cell office:value-type="float" office:value="0.0005039644" calcext:value-type="float">
            <text:p>0.0005039644</text:p>
          </table:table-cell>
          <table:table-cell office:value-type="float" office:value="0.0003892582" calcext:value-type="float">
            <text:p>0.0003892582</text:p>
          </table:table-cell>
          <table:table-cell office:value-type="float" office:value="0.0003096847" calcext:value-type="float">
            <text:p>0.0003096847</text:p>
          </table:table-cell>
          <table:table-cell office:value-type="float" office:value="0.0002359568" calcext:value-type="float">
            <text:p>0.0002359568</text:p>
          </table:table-cell>
          <table:table-cell office:value-type="float" office:value="0.0001754031" calcext:value-type="float">
            <text:p>0.0001754031</text:p>
          </table:table-cell>
          <table:table-cell office:value-type="float" office:value="0.0001347099" calcext:value-type="float">
            <text:p>0.0001347099</text:p>
          </table:table-cell>
          <table:table-cell office:value-type="float" office:value="0.0001297095" calcext:value-type="float">
            <text:p>0.0001297095</text:p>
          </table:table-cell>
          <table:table-cell office:value-type="float" office:value="0.0001112164" calcext:value-type="float">
            <text:p>0.0001112164</text:p>
          </table:table-cell>
          <table:table-cell office:value-type="float" office:value="0.00009374948" calcext:value-type="float">
            <text:p>9.374948E-05</text:p>
          </table:table-cell>
          <table:table-cell office:value-type="float" office:value="0.00007620482" calcext:value-type="float">
            <text:p>7.620482E-05</text:p>
          </table:table-cell>
          <table:table-cell office:value-type="float" office:value="0.00006023415" calcext:value-type="float">
            <text:p>6.023415E-05</text:p>
          </table:table-cell>
          <table:table-cell office:value-type="float" office:value="0.00005012539" calcext:value-type="float">
            <text:p>5.012539E-05</text:p>
          </table:table-cell>
          <table:table-cell office:value-type="float" office:value="0.00004330051" calcext:value-type="float">
            <text:p>4.330051E-05</text:p>
          </table:table-cell>
        </table:table-row>
        <table:table-row table:style-name="ro1">
          <table:table-cell office:value-type="float" office:value="0.0162640949808044" calcext:value-type="float">
            <text:p>0.016264094980805</text:p>
          </table:table-cell>
          <table:table-cell office:value-type="float" office:value="0.0007307494" calcext:value-type="float">
            <text:p>0.0007307494</text:p>
          </table:table-cell>
          <table:table-cell office:value-type="float" office:value="0.0004995657" calcext:value-type="float">
            <text:p>0.0004995657</text:p>
          </table:table-cell>
          <table:table-cell office:value-type="float" office:value="0.0003824614" calcext:value-type="float">
            <text:p>0.0003824614</text:p>
          </table:table-cell>
          <table:table-cell office:value-type="float" office:value="0.0003052813" calcext:value-type="float">
            <text:p>0.0003052813</text:p>
          </table:table-cell>
          <table:table-cell office:value-type="float" office:value="0.0002348649" calcext:value-type="float">
            <text:p>0.0002348649</text:p>
          </table:table-cell>
          <table:table-cell office:value-type="float" office:value="0.0001751847" calcext:value-type="float">
            <text:p>0.0001751847</text:p>
          </table:table-cell>
          <table:table-cell office:value-type="float" office:value="0.0001336292" calcext:value-type="float">
            <text:p>0.0001336292</text:p>
          </table:table-cell>
          <table:table-cell office:value-type="float" office:value="0.0001294235" calcext:value-type="float">
            <text:p>0.0001294235</text:p>
          </table:table-cell>
          <table:table-cell office:value-type="float" office:value="0.0001094822" calcext:value-type="float">
            <text:p>0.0001094822</text:p>
          </table:table-cell>
          <table:table-cell office:value-type="float" office:value="0.00009257108" calcext:value-type="float">
            <text:p>9.257108E-05</text:p>
          </table:table-cell>
          <table:table-cell office:value-type="float" office:value="0.00007583237" calcext:value-type="float">
            <text:p>7.583237E-05</text:p>
          </table:table-cell>
          <table:table-cell office:value-type="float" office:value="0.00006011603" calcext:value-type="float">
            <text:p>6.011603E-05</text:p>
          </table:table-cell>
          <table:table-cell office:value-type="float" office:value="0.0000496263" calcext:value-type="float">
            <text:p>4.96263E-05</text:p>
          </table:table-cell>
          <table:table-cell office:value-type="float" office:value="0.00004265072" calcext:value-type="float">
            <text:p>4.265072E-05</text:p>
          </table:table-cell>
        </table:table-row>
        <table:table-row table:style-name="ro1">
          <table:table-cell office:value-type="float" office:value="0.0162990713790144" calcext:value-type="float">
            <text:p>0.016299071379014</text:p>
          </table:table-cell>
          <table:table-cell office:value-type="float" office:value="0.0007317374" calcext:value-type="float">
            <text:p>0.0007317374</text:p>
          </table:table-cell>
          <table:table-cell office:value-type="float" office:value="0.0004959627" calcext:value-type="float">
            <text:p>0.0004959627</text:p>
          </table:table-cell>
          <table:table-cell office:value-type="float" office:value="0.0003760074" calcext:value-type="float">
            <text:p>0.0003760074</text:p>
          </table:table-cell>
          <table:table-cell office:value-type="float" office:value="0.0003006525" calcext:value-type="float">
            <text:p>0.0003006525</text:p>
          </table:table-cell>
          <table:table-cell office:value-type="float" office:value="0.0002334931" calcext:value-type="float">
            <text:p>0.0002334931</text:p>
          </table:table-cell>
          <table:table-cell office:value-type="float" office:value="0.0001749724" calcext:value-type="float">
            <text:p>0.0001749724</text:p>
          </table:table-cell>
          <table:table-cell office:value-type="float" office:value="0.0001327549" calcext:value-type="float">
            <text:p>0.0001327549</text:p>
          </table:table-cell>
          <table:table-cell office:value-type="float" office:value="0.0001290325" calcext:value-type="float">
            <text:p>0.0001290325</text:p>
          </table:table-cell>
          <table:table-cell office:value-type="float" office:value="0.0001078443" calcext:value-type="float">
            <text:p>0.0001078443</text:p>
          </table:table-cell>
          <table:table-cell office:value-type="float" office:value="0.0000912998" calcext:value-type="float">
            <text:p>9.12998E-05</text:p>
          </table:table-cell>
          <table:table-cell office:value-type="float" office:value="0.00007536359" calcext:value-type="float">
            <text:p>7.536359E-05</text:p>
          </table:table-cell>
          <table:table-cell office:value-type="float" office:value="0.00006005348" calcext:value-type="float">
            <text:p>6.005348E-05</text:p>
          </table:table-cell>
          <table:table-cell office:value-type="float" office:value="0.00004921954" calcext:value-type="float">
            <text:p>4.921954E-05</text:p>
          </table:table-cell>
          <table:table-cell office:value-type="float" office:value="0.00004202926" calcext:value-type="float">
            <text:p>4.202926E-05</text:p>
          </table:table-cell>
        </table:table-row>
        <table:table-row table:style-name="ro1">
          <table:table-cell office:value-type="float" office:value="0.0163340477772244" calcext:value-type="float">
            <text:p>0.016334047777224</text:p>
          </table:table-cell>
          <table:table-cell office:value-type="float" office:value="0.0007328857" calcext:value-type="float">
            <text:p>0.0007328857</text:p>
          </table:table-cell>
          <table:table-cell office:value-type="float" office:value="0.0004931152" calcext:value-type="float">
            <text:p>0.0004931152</text:p>
          </table:table-cell>
          <table:table-cell office:value-type="float" office:value="0.0003699544" calcext:value-type="float">
            <text:p>0.0003699544</text:p>
          </table:table-cell>
          <table:table-cell office:value-type="float" office:value="0.000295847" calcext:value-type="float">
            <text:p>0.000295847</text:p>
          </table:table-cell>
          <table:table-cell office:value-type="float" office:value="0.0002318262" calcext:value-type="float">
            <text:p>0.0002318262</text:p>
          </table:table-cell>
          <table:table-cell office:value-type="float" office:value="0.0001747223" calcext:value-type="float">
            <text:p>0.0001747223</text:p>
          </table:table-cell>
          <table:table-cell office:value-type="float" office:value="0.000132072" calcext:value-type="float">
            <text:p>0.000132072</text:p>
          </table:table-cell>
          <table:table-cell office:value-type="float" office:value="0.0001285107" calcext:value-type="float">
            <text:p>0.0001285107</text:p>
          </table:table-cell>
          <table:table-cell office:value-type="float" office:value="0.0001063322" calcext:value-type="float">
            <text:p>0.0001063322</text:p>
          </table:table-cell>
          <table:table-cell office:value-type="float" office:value="0.00008995469" calcext:value-type="float">
            <text:p>8.995469E-05</text:p>
          </table:table-cell>
          <table:table-cell office:value-type="float" office:value="0.00007479281" calcext:value-type="float">
            <text:p>7.479281E-05</text:p>
          </table:table-cell>
          <table:table-cell office:value-type="float" office:value="0.00006002018" calcext:value-type="float">
            <text:p>6.002018E-05</text:p>
          </table:table-cell>
          <table:table-cell office:value-type="float" office:value="0.00004889978" calcext:value-type="float">
            <text:p>4.889978E-05</text:p>
          </table:table-cell>
          <table:table-cell office:value-type="float" office:value="0.00004145132" calcext:value-type="float">
            <text:p>4.145132E-05</text:p>
          </table:table-cell>
        </table:table-row>
        <table:table-row table:style-name="ro1">
          <table:table-cell office:value-type="float" office:value="0.0163690241754343" calcext:value-type="float">
            <text:p>0.016369024175434</text:p>
          </table:table-cell>
          <table:table-cell office:value-type="float" office:value="0.0007340458" calcext:value-type="float">
            <text:p>0.0007340458</text:p>
          </table:table-cell>
          <table:table-cell office:value-type="float" office:value="0.0004909679" calcext:value-type="float">
            <text:p>0.0004909679</text:p>
          </table:table-cell>
          <table:table-cell office:value-type="float" office:value="0.0003643611" calcext:value-type="float">
            <text:p>0.0003643611</text:p>
          </table:table-cell>
          <table:table-cell office:value-type="float" office:value="0.0002909411" calcext:value-type="float">
            <text:p>0.0002909411</text:p>
          </table:table-cell>
          <table:table-cell office:value-type="float" office:value="0.0002298623" calcext:value-type="float">
            <text:p>0.0002298623</text:p>
          </table:table-cell>
          <table:table-cell office:value-type="float" office:value="0.0001743906" calcext:value-type="float">
            <text:p>0.0001743906</text:p>
          </table:table-cell>
          <table:table-cell office:value-type="float" office:value="0.0001315574" calcext:value-type="float">
            <text:p>0.0001315574</text:p>
          </table:table-cell>
          <table:table-cell office:value-type="float" office:value="0.0001278391" calcext:value-type="float">
            <text:p>0.0001278391</text:p>
          </table:table-cell>
          <table:table-cell office:value-type="float" office:value="0.0001049632" calcext:value-type="float">
            <text:p>0.0001049632</text:p>
          </table:table-cell>
          <table:table-cell office:value-type="float" office:value="0.00008856763" calcext:value-type="float">
            <text:p>8.856763E-05</text:p>
          </table:table-cell>
          <table:table-cell office:value-type="float" office:value="0.00007411469" calcext:value-type="float">
            <text:p>7.411469E-05</text:p>
          </table:table-cell>
          <table:table-cell office:value-type="float" office:value="0.0000599894" calcext:value-type="float">
            <text:p>5.99894E-05</text:p>
          </table:table-cell>
          <table:table-cell office:value-type="float" office:value="0.00004866071" calcext:value-type="float">
            <text:p>4.866071E-05</text:p>
          </table:table-cell>
          <table:table-cell office:value-type="float" office:value="0.00004093048" calcext:value-type="float">
            <text:p>4.093048E-05</text:p>
          </table:table-cell>
        </table:table-row>
        <table:table-row table:style-name="ro1">
          <table:table-cell office:value-type="float" office:value="0.0164040005736443" calcext:value-type="float">
            <text:p>0.016404000573644</text:p>
          </table:table-cell>
          <table:table-cell office:value-type="float" office:value="0.0007350828" calcext:value-type="float">
            <text:p>0.0007350828</text:p>
          </table:table-cell>
          <table:table-cell office:value-type="float" office:value="0.0004894588" calcext:value-type="float">
            <text:p>0.0004894588</text:p>
          </table:table-cell>
          <table:table-cell office:value-type="float" office:value="0.0003592694" calcext:value-type="float">
            <text:p>0.0003592694</text:p>
          </table:table-cell>
          <table:table-cell office:value-type="float" office:value="0.0002859942" calcext:value-type="float">
            <text:p>0.0002859942</text:p>
          </table:table-cell>
          <table:table-cell office:value-type="float" office:value="0.0002276057" calcext:value-type="float">
            <text:p>0.0002276057</text:p>
          </table:table-cell>
          <table:table-cell office:value-type="float" office:value="0.0001739382" calcext:value-type="float">
            <text:p>0.0001739382</text:p>
          </table:table-cell>
          <table:table-cell office:value-type="float" office:value="0.0001311823" calcext:value-type="float">
            <text:p>0.0001311823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0001037547" calcext:value-type="float">
            <text:p>0.0001037547</text:p>
          </table:table-cell>
          <table:table-cell office:value-type="float" office:value="0.00008716694" calcext:value-type="float">
            <text:p>8.716694E-05</text:p>
          </table:table-cell>
          <table:table-cell office:value-type="float" office:value="0.00007333952" calcext:value-type="float">
            <text:p>7.333952E-05</text:p>
          </table:table-cell>
          <table:table-cell office:value-type="float" office:value="0.00005993271" calcext:value-type="float">
            <text:p>5.993271E-05</text:p>
          </table:table-cell>
          <table:table-cell office:value-type="float" office:value="0.00004848689" calcext:value-type="float">
            <text:p>4.848689E-05</text:p>
          </table:table-cell>
          <table:table-cell office:value-type="float" office:value="0.00004047558" calcext:value-type="float">
            <text:p>4.047558E-05</text:p>
          </table:table-cell>
        </table:table-row>
        <table:table-row table:style-name="ro1">
          <table:table-cell office:value-type="float" office:value="0.0164389769718543" calcext:value-type="float">
            <text:p>0.016438976971854</text:p>
          </table:table-cell>
          <table:table-cell office:value-type="float" office:value="0.00073586" calcext:value-type="float">
            <text:p>0.00073586</text:p>
          </table:table-cell>
          <table:table-cell office:value-type="float" office:value="0.00048851" calcext:value-type="float">
            <text:p>0.00048851</text:p>
          </table:table-cell>
          <table:table-cell office:value-type="float" office:value="0.000354709" calcext:value-type="float">
            <text:p>0.000354709</text:p>
          </table:table-cell>
          <table:table-cell office:value-type="float" office:value="0.000281071" calcext:value-type="float">
            <text:p>0.000281071</text:p>
          </table:table-cell>
          <table:table-cell office:value-type="float" office:value="0.0002250768" calcext:value-type="float">
            <text:p>0.0002250768</text:p>
          </table:table-cell>
          <table:table-cell office:value-type="float" office:value="0.0001733329" calcext:value-type="float">
            <text:p>0.0001733329</text:p>
          </table:table-cell>
          <table:table-cell office:value-type="float" office:value="0.0001309141" calcext:value-type="float">
            <text:p>0.0001309141</text:p>
          </table:table-cell>
          <table:table-cell office:value-type="float" office:value="0.0001259912" calcext:value-type="float">
            <text:p>0.0001259912</text:p>
          </table:table-cell>
          <table:table-cell office:value-type="float" office:value="0.0001027137" calcext:value-type="float">
            <text:p>0.0001027137</text:p>
          </table:table-cell>
          <table:table-cell office:value-type="float" office:value="0.00008578158" calcext:value-type="float">
            <text:p>8.578158E-05</text:p>
          </table:table-cell>
          <table:table-cell office:value-type="float" office:value="0.00007247272" calcext:value-type="float">
            <text:p>7.247272E-05</text:p>
          </table:table-cell>
          <table:table-cell office:value-type="float" office:value="0.0000598253" calcext:value-type="float">
            <text:p>5.98253E-05</text:p>
          </table:table-cell>
          <table:table-cell office:value-type="float" office:value="0.0000483625" calcext:value-type="float">
            <text:p>4.83625E-05</text:p>
          </table:table-cell>
          <table:table-cell office:value-type="float" office:value="0.00004009275" calcext:value-type="float">
            <text:p>4.009275E-05</text:p>
          </table:table-cell>
        </table:table-row>
        <table:table-row table:style-name="ro1">
          <table:table-cell office:value-type="float" office:value="0.0164739533700642" calcext:value-type="float">
            <text:p>0.016473953370064</text:p>
          </table:table-cell>
          <table:table-cell office:value-type="float" office:value="0.0007362533" calcext:value-type="float">
            <text:p>0.0007362533</text:p>
          </table:table-cell>
          <table:table-cell office:value-type="float" office:value="0.0004880335" calcext:value-type="float">
            <text:p>0.0004880335</text:p>
          </table:table-cell>
          <table:table-cell office:value-type="float" office:value="0.0003507028" calcext:value-type="float">
            <text:p>0.0003507028</text:p>
          </table:table-cell>
          <table:table-cell office:value-type="float" office:value="0.0002762406" calcext:value-type="float">
            <text:p>0.0002762406</text:p>
          </table:table-cell>
          <table:table-cell office:value-type="float" office:value="0.0002222922" calcext:value-type="float">
            <text:p>0.0002222922</text:p>
          </table:table-cell>
          <table:table-cell office:value-type="float" office:value="0.000172548" calcext:value-type="float">
            <text:p>0.000172548</text:p>
          </table:table-cell>
          <table:table-cell office:value-type="float" office:value="0.000130717" calcext:value-type="float">
            <text:p>0.000130717</text:p>
          </table:table-cell>
          <table:table-cell office:value-type="float" office:value="0.0001248124" calcext:value-type="float">
            <text:p>0.0001248124</text:p>
          </table:table-cell>
          <table:table-cell office:value-type="float" office:value="0.0001018437" calcext:value-type="float">
            <text:p>0.0001018437</text:p>
          </table:table-cell>
          <table:table-cell office:value-type="float" office:value="0.00008443999" calcext:value-type="float">
            <text:p>8.443999E-05</text:p>
          </table:table-cell>
          <table:table-cell office:value-type="float" office:value="0.00007152643" calcext:value-type="float">
            <text:p>7.152643E-05</text:p>
          </table:table-cell>
          <table:table-cell office:value-type="float" office:value="0.00005964566" calcext:value-type="float">
            <text:p>5.964566E-05</text:p>
          </table:table-cell>
          <table:table-cell office:value-type="float" office:value="0.00004826852" calcext:value-type="float">
            <text:p>4.826852E-05</text:p>
          </table:table-cell>
          <table:table-cell office:value-type="float" office:value="0.00003978157" calcext:value-type="float">
            <text:p>3.978157E-05</text:p>
          </table:table-cell>
        </table:table-row>
        <table:table-row table:style-name="ro1">
          <table:table-cell office:value-type="float" office:value="0.0165089297682742" calcext:value-type="float">
            <text:p>0.016508929768274</text:p>
          </table:table-cell>
          <table:table-cell office:value-type="float" office:value="0.0007361465" calcext:value-type="float">
            <text:p>0.0007361465</text:p>
          </table:table-cell>
          <table:table-cell office:value-type="float" office:value="0.0004879409" calcext:value-type="float">
            <text:p>0.0004879409</text:p>
          </table:table-cell>
          <table:table-cell office:value-type="float" office:value="0.0003472549" calcext:value-type="float">
            <text:p>0.0003472549</text:p>
          </table:table-cell>
          <table:table-cell office:value-type="float" office:value="0.0002715607" calcext:value-type="float">
            <text:p>0.0002715607</text:p>
          </table:table-cell>
          <table:table-cell office:value-type="float" office:value="0.0002192884" calcext:value-type="float">
            <text:p>0.0002192884</text:p>
          </table:table-cell>
          <table:table-cell office:value-type="float" office:value="0.0001715627" calcext:value-type="float">
            <text:p>0.0001715627</text:p>
          </table:table-cell>
          <table:table-cell office:value-type="float" office:value="0.0001305537" calcext:value-type="float">
            <text:p>0.0001305537</text:p>
          </table:table-cell>
          <table:table-cell office:value-type="float" office:value="0.0001234703" calcext:value-type="float">
            <text:p>0.0001234703</text:p>
          </table:table-cell>
          <table:table-cell office:value-type="float" office:value="0.0001011382" calcext:value-type="float">
            <text:p>0.0001011382</text:p>
          </table:table-cell>
          <table:table-cell office:value-type="float" office:value="0.00008317154" calcext:value-type="float">
            <text:p>8.317154E-05</text:p>
          </table:table-cell>
          <table:table-cell office:value-type="float" office:value="0.00007052661" calcext:value-type="float">
            <text:p>7.052661E-05</text:p>
          </table:table-cell>
          <table:table-cell office:value-type="float" office:value="0.00005937832" calcext:value-type="float">
            <text:p>5.937832E-05</text:p>
          </table:table-cell>
          <table:table-cell office:value-type="float" office:value="0.00004818524" calcext:value-type="float">
            <text:p>4.818524E-05</text:p>
          </table:table-cell>
          <table:table-cell office:value-type="float" office:value="0.00003953878" calcext:value-type="float">
            <text:p>3.953878E-05</text:p>
          </table:table-cell>
        </table:table-row>
        <table:table-row table:style-name="ro1">
          <table:table-cell office:value-type="float" office:value="0.0165439061664842" calcext:value-type="float">
            <text:p>0.016543906166484</text:p>
          </table:table-cell>
          <table:table-cell office:value-type="float" office:value="0.000735441" calcext:value-type="float">
            <text:p>0.000735441</text:p>
          </table:table-cell>
          <table:table-cell office:value-type="float" office:value="0.0004881303" calcext:value-type="float">
            <text:p>0.0004881303</text:p>
          </table:table-cell>
          <table:table-cell office:value-type="float" office:value="0.0003443615" calcext:value-type="float">
            <text:p>0.0003443615</text:p>
          </table:table-cell>
          <table:table-cell office:value-type="float" office:value="0.00026709" calcext:value-type="float">
            <text:p>0.00026709</text:p>
          </table:table-cell>
          <table:table-cell office:value-type="float" office:value="0.0002161061" calcext:value-type="float">
            <text:p>0.0002161061</text:p>
          </table:table-cell>
          <table:table-cell office:value-type="float" office:value="0.0001703655" calcext:value-type="float">
            <text:p>0.0001703655</text:p>
          </table:table-cell>
          <table:table-cell office:value-type="float" office:value="0.0001303865" calcext:value-type="float">
            <text:p>0.0001303865</text:p>
          </table:table-cell>
          <table:table-cell office:value-type="float" office:value="0.0001219802" calcext:value-type="float">
            <text:p>0.0001219802</text:p>
          </table:table-cell>
          <table:table-cell office:value-type="float" office:value="0.0001005868" calcext:value-type="float">
            <text:p>0.0001005868</text:p>
          </table:table-cell>
          <table:table-cell office:value-type="float" office:value="0.00008199921" calcext:value-type="float">
            <text:p>8.199921E-05</text:p>
          </table:table-cell>
          <table:table-cell office:value-type="float" office:value="0.00006948896" calcext:value-type="float">
            <text:p>6.948896E-05</text:p>
          </table:table-cell>
          <table:table-cell office:value-type="float" office:value="0.00005900886" calcext:value-type="float">
            <text:p>5.900886E-05</text:p>
          </table:table-cell>
          <table:table-cell office:value-type="float" office:value="0.00004809158" calcext:value-type="float">
            <text:p>4.809158E-05</text:p>
          </table:table-cell>
          <table:table-cell office:value-type="float" office:value="0.00003935574" calcext:value-type="float">
            <text:p>3.935574E-05</text:p>
          </table:table-cell>
        </table:table-row>
        <table:table-row table:style-name="ro1">
          <table:table-cell office:value-type="float" office:value="0.0165788825646941" calcext:value-type="float">
            <text:p>0.016578882564694</text:p>
          </table:table-cell>
          <table:table-cell office:value-type="float" office:value="0.0007340453" calcext:value-type="float">
            <text:p>0.0007340453</text:p>
          </table:table-cell>
          <table:table-cell office:value-type="float" office:value="0.0004885028" calcext:value-type="float">
            <text:p>0.0004885028</text:p>
          </table:table-cell>
          <table:table-cell office:value-type="float" office:value="0.0003420012" calcext:value-type="float">
            <text:p>0.0003420012</text:p>
          </table:table-cell>
          <table:table-cell office:value-type="float" office:value="0.0002628831" calcext:value-type="float">
            <text:p>0.0002628831</text:p>
          </table:table-cell>
          <table:table-cell office:value-type="float" office:value="0.0002127809" calcext:value-type="float">
            <text:p>0.0002127809</text:p>
          </table:table-cell>
          <table:table-cell office:value-type="float" office:value="0.0001689526" calcext:value-type="float">
            <text:p>0.0001689526</text:p>
          </table:table-cell>
          <table:table-cell office:value-type="float" office:value="0.0001301781" calcext:value-type="float">
            <text:p>0.0001301781</text:p>
          </table:table-cell>
          <table:table-cell office:value-type="float" office:value="0.0001203648" calcext:value-type="float">
            <text:p>0.0001203648</text:p>
          </table:table-cell>
          <table:table-cell office:value-type="float" office:value="0.0001001708" calcext:value-type="float">
            <text:p>0.0001001708</text:p>
          </table:table-cell>
          <table:table-cell office:value-type="float" office:value="0.00008094013" calcext:value-type="float">
            <text:p>8.094013E-05</text:p>
          </table:table-cell>
          <table:table-cell office:value-type="float" office:value="0.00006843756" calcext:value-type="float">
            <text:p>6.843756E-05</text:p>
          </table:table-cell>
          <table:table-cell office:value-type="float" office:value="0.00005853569" calcext:value-type="float">
            <text:p>5.853569E-05</text:p>
          </table:table-cell>
          <table:table-cell office:value-type="float" office:value="0.00004796871" calcext:value-type="float">
            <text:p>4.796871E-05</text:p>
          </table:table-cell>
          <table:table-cell office:value-type="float" office:value="0.00003922086" calcext:value-type="float">
            <text:p>3.922086E-05</text:p>
          </table:table-cell>
        </table:table-row>
        <table:table-row table:style-name="ro1">
          <table:table-cell office:value-type="float" office:value="0.0166138589629041" calcext:value-type="float">
            <text:p>0.016613858962904</text:p>
          </table:table-cell>
          <table:table-cell office:value-type="float" office:value="0.0007318914" calcext:value-type="float">
            <text:p>0.0007318914</text:p>
          </table:table-cell>
          <table:table-cell office:value-type="float" office:value="0.0004889606" calcext:value-type="float">
            <text:p>0.0004889606</text:p>
          </table:table-cell>
          <table:table-cell office:value-type="float" office:value="0.0003401487" calcext:value-type="float">
            <text:p>0.0003401487</text:p>
          </table:table-cell>
          <table:table-cell office:value-type="float" office:value="0.0002589799" calcext:value-type="float">
            <text:p>0.0002589799</text:p>
          </table:table-cell>
          <table:table-cell office:value-type="float" office:value="0.0002093694" calcext:value-type="float">
            <text:p>0.0002093694</text:p>
          </table:table-cell>
          <table:table-cell office:value-type="float" office:value="0.0001673287" calcext:value-type="float">
            <text:p>0.0001673287</text:p>
          </table:table-cell>
          <table:table-cell office:value-type="float" office:value="0.0001298974" calcext:value-type="float">
            <text:p>0.0001298974</text:p>
          </table:table-cell>
          <table:table-cell office:value-type="float" office:value="0.0001186491" calcext:value-type="float">
            <text:p>0.0001186491</text:p>
          </table:table-cell>
          <table:table-cell office:value-type="float" office:value="0.00009986913" calcext:value-type="float">
            <text:p>9.986913E-05</text:p>
          </table:table-cell>
          <table:table-cell office:value-type="float" office:value="0.00008000877" calcext:value-type="float">
            <text:p>8.000877E-05</text:p>
          </table:table-cell>
          <table:table-cell office:value-type="float" office:value="0.00006739632" calcext:value-type="float">
            <text:p>6.739632E-05</text:p>
          </table:table-cell>
          <table:table-cell office:value-type="float" office:value="0.0000579575" calcext:value-type="float">
            <text:p>5.79575E-05</text:p>
          </table:table-cell>
          <table:table-cell office:value-type="float" office:value="0.00004780045" calcext:value-type="float">
            <text:p>4.780045E-05</text:p>
          </table:table-cell>
          <table:table-cell office:value-type="float" office:value="0.00003911974" calcext:value-type="float">
            <text:p>3.911974E-05</text:p>
          </table:table-cell>
        </table:table-row>
        <table:table-row table:style-name="ro1">
          <table:table-cell office:value-type="float" office:value="0.0166488353611141" calcext:value-type="float">
            <text:p>0.016648835361114</text:p>
          </table:table-cell>
          <table:table-cell office:value-type="float" office:value="0.0007289174" calcext:value-type="float">
            <text:p>0.0007289174</text:p>
          </table:table-cell>
          <table:table-cell office:value-type="float" office:value="0.0004893947" calcext:value-type="float">
            <text:p>0.0004893947</text:p>
          </table:table-cell>
          <table:table-cell office:value-type="float" office:value="0.000338762" calcext:value-type="float">
            <text:p>0.000338762</text:p>
          </table:table-cell>
          <table:table-cell office:value-type="float" office:value="0.0002554231" calcext:value-type="float">
            <text:p>0.0002554231</text:p>
          </table:table-cell>
          <table:table-cell office:value-type="float" office:value="0.0002059222" calcext:value-type="float">
            <text:p>0.0002059222</text:p>
          </table:table-cell>
          <table:table-cell office:value-type="float" office:value="0.0001655059" calcext:value-type="float">
            <text:p>0.0001655059</text:p>
          </table:table-cell>
          <table:table-cell office:value-type="float" office:value="0.0001295127" calcext:value-type="float">
            <text:p>0.0001295127</text:p>
          </table:table-cell>
          <table:table-cell office:value-type="float" office:value="0.0001168607" calcext:value-type="float">
            <text:p>0.0001168607</text:p>
          </table:table-cell>
          <table:table-cell office:value-type="float" office:value="0.00009965551" calcext:value-type="float">
            <text:p>9.965551E-05</text:p>
          </table:table-cell>
          <table:table-cell office:value-type="float" office:value="0.00007921438" calcext:value-type="float">
            <text:p>7.921438E-05</text:p>
          </table:table-cell>
          <table:table-cell office:value-type="float" office:value="0.0000663897" calcext:value-type="float">
            <text:p>6.63897E-05</text:p>
          </table:table-cell>
          <table:table-cell office:value-type="float" office:value="0.00005728292" calcext:value-type="float">
            <text:p>5.728292E-05</text:p>
          </table:table-cell>
          <table:table-cell office:value-type="float" office:value="0.00004757208" calcext:value-type="float">
            <text:p>4.757208E-05</text:p>
          </table:table-cell>
          <table:table-cell office:value-type="float" office:value="0.00003903626" calcext:value-type="float">
            <text:p>3.903626E-05</text:p>
          </table:table-cell>
        </table:table-row>
        <table:table-row table:style-name="ro1">
          <table:table-cell office:value-type="float" office:value="0.016683811759324" calcext:value-type="float">
            <text:p>0.016683811759324</text:p>
          </table:table-cell>
          <table:table-cell office:value-type="float" office:value="0.0007250843" calcext:value-type="float">
            <text:p>0.0007250843</text:p>
          </table:table-cell>
          <table:table-cell office:value-type="float" office:value="0.0004897158" calcext:value-type="float">
            <text:p>0.0004897158</text:p>
          </table:table-cell>
          <table:table-cell office:value-type="float" office:value="0.0003377903" calcext:value-type="float">
            <text:p>0.0003377903</text:p>
          </table:table-cell>
          <table:table-cell office:value-type="float" office:value="0.0002522327" calcext:value-type="float">
            <text:p>0.0002522327</text:p>
          </table:table-cell>
          <table:table-cell office:value-type="float" office:value="0.0002024857" calcext:value-type="float">
            <text:p>0.0002024857</text:p>
          </table:table-cell>
          <table:table-cell office:value-type="float" office:value="0.0001634981" calcext:value-type="float">
            <text:p>0.0001634981</text:p>
          </table:table-cell>
          <table:table-cell office:value-type="float" office:value="0.0001289993" calcext:value-type="float">
            <text:p>0.0001289993</text:p>
          </table:table-cell>
          <table:table-cell office:value-type="float" office:value="0.0001150355" calcext:value-type="float">
            <text:p>0.0001150355</text:p>
          </table:table-cell>
          <table:table-cell office:value-type="float" office:value="0.00009949969" calcext:value-type="float">
            <text:p>9.949969E-05</text:p>
          </table:table-cell>
          <table:table-cell office:value-type="float" office:value="0.00007855711" calcext:value-type="float">
            <text:p>7.855711E-05</text:p>
          </table:table-cell>
          <table:table-cell office:value-type="float" office:value="0.00006543637" calcext:value-type="float">
            <text:p>6.543637E-05</text:p>
          </table:table-cell>
          <table:table-cell office:value-type="float" office:value="0.00005652301" calcext:value-type="float">
            <text:p>5.652301E-05</text:p>
          </table:table-cell>
          <table:table-cell office:value-type="float" office:value="0.00004727714" calcext:value-type="float">
            <text:p>4.727714E-05</text:p>
          </table:table-cell>
          <table:table-cell office:value-type="float" office:value="0.00003895351" calcext:value-type="float">
            <text:p>3.895351E-05</text:p>
          </table:table-cell>
        </table:table-row>
        <table:table-row table:style-name="ro1">
          <table:table-cell office:value-type="float" office:value="0.016718788157534" calcext:value-type="float">
            <text:p>0.016718788157534</text:p>
          </table:table-cell>
          <table:table-cell office:value-type="float" office:value="0.0007203752" calcext:value-type="float">
            <text:p>0.0007203752</text:p>
          </table:table-cell>
          <table:table-cell office:value-type="float" office:value="0.0004898299" calcext:value-type="float">
            <text:p>0.0004898299</text:p>
          </table:table-cell>
          <table:table-cell office:value-type="float" office:value="0.0003371804" calcext:value-type="float">
            <text:p>0.0003371804</text:p>
          </table:table-cell>
          <table:table-cell office:value-type="float" office:value="0.0002494298" calcext:value-type="float">
            <text:p>0.0002494298</text:p>
          </table:table-cell>
          <table:table-cell office:value-type="float" office:value="0.0001991153" calcext:value-type="float">
            <text:p>0.0001991153</text:p>
          </table:table-cell>
          <table:table-cell office:value-type="float" office:value="0.0001613348" calcext:value-type="float">
            <text:p>0.0001613348</text:p>
          </table:table-cell>
          <table:table-cell office:value-type="float" office:value="0.0001283387" calcext:value-type="float">
            <text:p>0.0001283387</text:p>
          </table:table-cell>
          <table:table-cell office:value-type="float" office:value="0.0001132054" calcext:value-type="float">
            <text:p>0.0001132054</text:p>
          </table:table-cell>
          <table:table-cell office:value-type="float" office:value="0.00009937216" calcext:value-type="float">
            <text:p>9.937216E-05</text:p>
          </table:table-cell>
          <table:table-cell office:value-type="float" office:value="0.0000780334" calcext:value-type="float">
            <text:p>7.80334E-05</text:p>
          </table:table-cell>
          <table:table-cell office:value-type="float" office:value="0.00006455641" calcext:value-type="float">
            <text:p>6.455641E-05</text:p>
          </table:table-cell>
          <table:table-cell office:value-type="float" office:value="0.00005569692" calcext:value-type="float">
            <text:p>5.569692E-05</text:p>
          </table:table-cell>
          <table:table-cell office:value-type="float" office:value="0.0000469076" calcext:value-type="float">
            <text:p>4.69076E-05</text:p>
          </table:table-cell>
          <table:table-cell office:value-type="float" office:value="0.00003885518" calcext:value-type="float">
            <text:p>3.885518E-05</text:p>
          </table:table-cell>
        </table:table-row>
        <table:table-row table:style-name="ro1">
          <table:table-cell office:value-type="float" office:value="0.016753764555744" calcext:value-type="float">
            <text:p>0.016753764555744</text:p>
          </table:table-cell>
          <table:table-cell office:value-type="float" office:value="0.0007147788" calcext:value-type="float">
            <text:p>0.0007147788</text:p>
          </table:table-cell>
          <table:table-cell office:value-type="float" office:value="0.0004896495" calcext:value-type="float">
            <text:p>0.0004896495</text:p>
          </table:table-cell>
          <table:table-cell office:value-type="float" office:value="0.000336863" calcext:value-type="float">
            <text:p>0.000336863</text:p>
          </table:table-cell>
          <table:table-cell office:value-type="float" office:value="0.0002470193" calcext:value-type="float">
            <text:p>0.0002470193</text:p>
          </table:table-cell>
          <table:table-cell office:value-type="float" office:value="0.0001958548" calcext:value-type="float">
            <text:p>0.0001958548</text:p>
          </table:table-cell>
          <table:table-cell office:value-type="float" office:value="0.0001590462" calcext:value-type="float">
            <text:p>0.0001590462</text:p>
          </table:table-cell>
          <table:table-cell office:value-type="float" office:value="0.0001275179" calcext:value-type="float">
            <text:p>0.0001275179</text:p>
          </table:table-cell>
          <table:table-cell office:value-type="float" office:value="0.0001114064" calcext:value-type="float">
            <text:p>0.0001114064</text:p>
          </table:table-cell>
          <table:table-cell office:value-type="float" office:value="0.0000992411" calcext:value-type="float">
            <text:p>9.92411E-05</text:p>
          </table:table-cell>
          <table:table-cell office:value-type="float" office:value="0.00007763371" calcext:value-type="float">
            <text:p>7.763371E-05</text:p>
          </table:table-cell>
          <table:table-cell office:value-type="float" office:value="0.00006376552" calcext:value-type="float">
            <text:p>6.376552E-05</text:p>
          </table:table-cell>
          <table:table-cell office:value-type="float" office:value="0.0000548258" calcext:value-type="float">
            <text:p>5.48258E-05</text:p>
          </table:table-cell>
          <table:table-cell office:value-type="float" office:value="0.00004646531" calcext:value-type="float">
            <text:p>4.646531E-05</text:p>
          </table:table-cell>
          <table:table-cell office:value-type="float" office:value="0.00003872698" calcext:value-type="float">
            <text:p>3.872698E-05</text:p>
          </table:table-cell>
        </table:table-row>
        <table:table-row table:style-name="ro1">
          <table:table-cell office:value-type="float" office:value="0.0167887409539539" calcext:value-type="float">
            <text:p>0.016788740953954</text:p>
          </table:table-cell>
          <table:table-cell office:value-type="float" office:value="0.0007083117" calcext:value-type="float">
            <text:p>0.0007083117</text:p>
          </table:table-cell>
          <table:table-cell office:value-type="float" office:value="0.0004891005" calcext:value-type="float">
            <text:p>0.0004891005</text:p>
          </table:table-cell>
          <table:table-cell office:value-type="float" office:value="0.000336771" calcext:value-type="float">
            <text:p>0.000336771</text:p>
          </table:table-cell>
          <table:table-cell office:value-type="float" office:value="0.0002450014" calcext:value-type="float">
            <text:p>0.0002450014</text:p>
          </table:table-cell>
          <table:table-cell office:value-type="float" office:value="0.0001927516" calcext:value-type="float">
            <text:p>0.0001927516</text:p>
          </table:table-cell>
          <table:table-cell office:value-type="float" office:value="0.0001566659" calcext:value-type="float">
            <text:p>0.0001566659</text:p>
          </table:table-cell>
          <table:table-cell office:value-type="float" office:value="0.0001265311" calcext:value-type="float">
            <text:p>0.0001265311</text:p>
          </table:table-cell>
          <table:table-cell office:value-type="float" office:value="0.0001096707" calcext:value-type="float">
            <text:p>0.0001096707</text:p>
          </table:table-cell>
          <table:table-cell office:value-type="float" office:value="0.00009907746" calcext:value-type="float">
            <text:p>9.907746E-05</text:p>
          </table:table-cell>
          <table:table-cell office:value-type="float" office:value="0.00007734184" calcext:value-type="float">
            <text:p>7.734184E-05</text:p>
          </table:table-cell>
          <table:table-cell office:value-type="float" office:value="0.00006307341" calcext:value-type="float">
            <text:p>6.307341E-05</text:p>
          </table:table-cell>
          <table:table-cell office:value-type="float" office:value="0.00005393232" calcext:value-type="float">
            <text:p>5.393232E-05</text:p>
          </table:table-cell>
          <table:table-cell office:value-type="float" office:value="0.00004595463" calcext:value-type="float">
            <text:p>4.595463E-05</text:p>
          </table:table-cell>
          <table:table-cell office:value-type="float" office:value="0.0000385557" calcext:value-type="float">
            <text:p>3.85557E-05</text:p>
          </table:table-cell>
        </table:table-row>
        <table:table-row table:style-name="ro1">
          <table:table-cell office:value-type="float" office:value="0.0168237173521639" calcext:value-type="float">
            <text:p>0.016823717352164</text:p>
          </table:table-cell>
          <table:table-cell office:value-type="float" office:value="0.0007009989" calcext:value-type="float">
            <text:p>0.0007009989</text:p>
          </table:table-cell>
          <table:table-cell office:value-type="float" office:value="0.0004881151" calcext:value-type="float">
            <text:p>0.0004881151</text:p>
          </table:table-cell>
          <table:table-cell office:value-type="float" office:value="0.000336834" calcext:value-type="float">
            <text:p>0.000336834</text:p>
          </table:table-cell>
          <table:table-cell office:value-type="float" office:value="0.0002433604" calcext:value-type="float">
            <text:p>0.0002433604</text:p>
          </table:table-cell>
          <table:table-cell office:value-type="float" office:value="0.0001898424" calcext:value-type="float">
            <text:p>0.0001898424</text:p>
          </table:table-cell>
          <table:table-cell office:value-type="float" office:value="0.0001542313" calcext:value-type="float">
            <text:p>0.0001542313</text:p>
          </table:table-cell>
          <table:table-cell office:value-type="float" office:value="0.0001253795" calcext:value-type="float">
            <text:p>0.0001253795</text:p>
          </table:table-cell>
          <table:table-cell office:value-type="float" office:value="0.0001080247" calcext:value-type="float">
            <text:p>0.0001080247</text:p>
          </table:table-cell>
          <table:table-cell office:value-type="float" office:value="0.00009885371" calcext:value-type="float">
            <text:p>9.885371E-05</text:p>
          </table:table-cell>
          <table:table-cell office:value-type="float" office:value="0.00007713825" calcext:value-type="float">
            <text:p>7.713825E-05</text:p>
          </table:table-cell>
          <table:table-cell office:value-type="float" office:value="0.00006248432" calcext:value-type="float">
            <text:p>6.248432E-05</text:p>
          </table:table-cell>
          <table:table-cell office:value-type="float" office:value="0.00005304066" calcext:value-type="float">
            <text:p>5.304066E-05</text:p>
          </table:table-cell>
          <table:table-cell office:value-type="float" office:value="0.00004538459" calcext:value-type="float">
            <text:p>4.538459E-05</text:p>
          </table:table-cell>
          <table:table-cell office:value-type="float" office:value="0.00003833259" calcext:value-type="float">
            <text:p>3.833259E-05</text:p>
          </table:table-cell>
        </table:table-row>
        <table:table-row table:style-name="ro1">
          <table:table-cell office:value-type="float" office:value="0.0168586937503739" calcext:value-type="float">
            <text:p>0.016858693750374</text:p>
          </table:table-cell>
          <table:table-cell office:value-type="float" office:value="0.0006928848" calcext:value-type="float">
            <text:p>0.0006928848</text:p>
          </table:table-cell>
          <table:table-cell office:value-type="float" office:value="0.0004866401" calcext:value-type="float">
            <text:p>0.0004866401</text:p>
          </table:table-cell>
          <table:table-cell office:value-type="float" office:value="0.0003369741" calcext:value-type="float">
            <text:p>0.0003369741</text:p>
          </table:table-cell>
          <table:table-cell office:value-type="float" office:value="0.0002420754" calcext:value-type="float">
            <text:p>0.0002420754</text:p>
          </table:table-cell>
          <table:table-cell office:value-type="float" office:value="0.0001871658" calcext:value-type="float">
            <text:p>0.0001871658</text:p>
          </table:table-cell>
          <table:table-cell office:value-type="float" office:value="0.0001517802" calcext:value-type="float">
            <text:p>0.0001517802</text:p>
          </table:table-cell>
          <table:table-cell office:value-type="float" office:value="0.0001240683" calcext:value-type="float">
            <text:p>0.0001240683</text:p>
          </table:table-cell>
          <table:table-cell office:value-type="float" office:value="0.0001064979" calcext:value-type="float">
            <text:p>0.0001064979</text:p>
          </table:table-cell>
          <table:table-cell office:value-type="float" office:value="0.00009854464" calcext:value-type="float">
            <text:p>9.854464E-05</text:p>
          </table:table-cell>
          <table:table-cell office:value-type="float" office:value="0.00007700085" calcext:value-type="float">
            <text:p>7.700085E-05</text:p>
          </table:table-cell>
          <table:table-cell office:value-type="float" office:value="0.00006199983" calcext:value-type="float">
            <text:p>6.199983E-05</text:p>
          </table:table-cell>
          <table:table-cell office:value-type="float" office:value="0.00005217598" calcext:value-type="float">
            <text:p>5.217598E-05</text:p>
          </table:table-cell>
          <table:table-cell office:value-type="float" office:value="0.00004476865" calcext:value-type="float">
            <text:p>4.476865E-05</text:p>
          </table:table-cell>
          <table:table-cell office:value-type="float" office:value="0.00003805345" calcext:value-type="float">
            <text:p>3.805345E-05</text:p>
          </table:table-cell>
        </table:table-row>
        <table:table-row table:style-name="ro1">
          <table:table-cell office:value-type="float" office:value="0.0168936701485838" calcext:value-type="float">
            <text:p>0.016893670148584</text:p>
          </table:table-cell>
          <table:table-cell office:value-type="float" office:value="0.0006840316" calcext:value-type="float">
            <text:p>0.0006840316</text:p>
          </table:table-cell>
          <table:table-cell office:value-type="float" office:value="0.0004846316" calcext:value-type="float">
            <text:p>0.0004846316</text:p>
          </table:table-cell>
          <table:table-cell office:value-type="float" office:value="0.0003371215" calcext:value-type="float">
            <text:p>0.0003371215</text:p>
          </table:table-cell>
          <table:table-cell office:value-type="float" office:value="0.0002411164" calcext:value-type="float">
            <text:p>0.0002411164</text:p>
          </table:table-cell>
          <table:table-cell office:value-type="float" office:value="0.0001847449" calcext:value-type="float">
            <text:p>0.0001847449</text:p>
          </table:table-cell>
          <table:table-cell office:value-type="float" office:value="0.0001493551" calcext:value-type="float">
            <text:p>0.0001493551</text:p>
          </table:table-cell>
          <table:table-cell office:value-type="float" office:value="0.000122613" calcext:value-type="float">
            <text:p>0.000122613</text:p>
          </table:table-cell>
          <table:table-cell office:value-type="float" office:value="0.0001051112" calcext:value-type="float">
            <text:p>0.0001051112</text:p>
          </table:table-cell>
          <table:table-cell office:value-type="float" office:value="0.0000981314" calcext:value-type="float">
            <text:p>9.81314E-05</text:p>
          </table:table-cell>
          <table:table-cell office:value-type="float" office:value="0.00007690325" calcext:value-type="float">
            <text:p>7.690325E-05</text:p>
          </table:table-cell>
          <table:table-cell office:value-type="float" office:value="0.00006161463" calcext:value-type="float">
            <text:p>6.161463E-05</text:p>
          </table:table-cell>
          <table:table-cell office:value-type="float" office:value="0.00005136211" calcext:value-type="float">
            <text:p>5.136211E-05</text:p>
          </table:table-cell>
          <table:table-cell office:value-type="float" office:value="0.00004412086" calcext:value-type="float">
            <text:p>4.412086E-05</text:p>
          </table:table-cell>
          <table:table-cell office:value-type="float" office:value="0.00003771507" calcext:value-type="float">
            <text:p>3.771507E-05</text:p>
          </table:table-cell>
        </table:table-row>
        <table:table-row table:style-name="ro1">
          <table:table-cell office:value-type="float" office:value="0.0169286465467938" calcext:value-type="float">
            <text:p>0.016928646546794</text:p>
          </table:table-cell>
          <table:table-cell office:value-type="float" office:value="0.0006745063" calcext:value-type="float">
            <text:p>0.0006745063</text:p>
          </table:table-cell>
          <table:table-cell office:value-type="float" office:value="0.0004820572" calcext:value-type="float">
            <text:p>0.0004820572</text:p>
          </table:table-cell>
          <table:table-cell office:value-type="float" office:value="0.0003372022" calcext:value-type="float">
            <text:p>0.0003372022</text:p>
          </table:table-cell>
          <table:table-cell office:value-type="float" office:value="0.0002404452" calcext:value-type="float">
            <text:p>0.0002404452</text:p>
          </table:table-cell>
          <table:table-cell office:value-type="float" office:value="0.0001825993" calcext:value-type="float">
            <text:p>0.0001825993</text:p>
          </table:table-cell>
          <table:table-cell office:value-type="float" office:value="0.000146993" calcext:value-type="float">
            <text:p>0.000146993</text:p>
          </table:table-cell>
          <table:table-cell office:value-type="float" office:value="0.0001210329" calcext:value-type="float">
            <text:p>0.0001210329</text:p>
          </table:table-cell>
          <table:table-cell office:value-type="float" office:value="0.0001038793" calcext:value-type="float">
            <text:p>0.0001038793</text:p>
          </table:table-cell>
          <table:table-cell office:value-type="float" office:value="0.00009759938" calcext:value-type="float">
            <text:p>9.759938E-05</text:p>
          </table:table-cell>
          <table:table-cell office:value-type="float" office:value="0.00007681925" calcext:value-type="float">
            <text:p>7.681925E-05</text:p>
          </table:table-cell>
          <table:table-cell office:value-type="float" office:value="0.00006131941" calcext:value-type="float">
            <text:p>6.131941E-05</text:p>
          </table:table-cell>
          <table:table-cell office:value-type="float" office:value="0.00005061747" calcext:value-type="float">
            <text:p>5.061747E-05</text:p>
          </table:table-cell>
          <table:table-cell office:value-type="float" office:value="0.00004345876" calcext:value-type="float">
            <text:p>4.345876E-05</text:p>
          </table:table-cell>
          <table:table-cell office:value-type="float" office:value="0.00003732121" calcext:value-type="float">
            <text:p>3.732121E-05</text:p>
          </table:table-cell>
        </table:table-row>
        <table:table-row table:style-name="ro1">
          <table:table-cell office:value-type="float" office:value="0.0169636229450038" calcext:value-type="float">
            <text:p>0.016963622945004</text:p>
          </table:table-cell>
          <table:table-cell office:value-type="float" office:value="0.0006643953" calcext:value-type="float">
            <text:p>0.0006643953</text:p>
          </table:table-cell>
          <table:table-cell office:value-type="float" office:value="0.0004789001" calcext:value-type="float">
            <text:p>0.0004789001</text:p>
          </table:table-cell>
          <table:table-cell office:value-type="float" office:value="0.0003371466" calcext:value-type="float">
            <text:p>0.0003371466</text:p>
          </table:table-cell>
          <table:table-cell office:value-type="float" office:value="0.000240018" calcext:value-type="float">
            <text:p>0.000240018</text:p>
          </table:table-cell>
          <table:table-cell office:value-type="float" office:value="0.000180741" calcext:value-type="float">
            <text:p>0.000180741</text:p>
          </table:table-cell>
          <table:table-cell office:value-type="float" office:value="0.0001447289" calcext:value-type="float">
            <text:p>0.0001447289</text:p>
          </table:table-cell>
          <table:table-cell office:value-type="float" office:value="0.0001193533" calcext:value-type="float">
            <text:p>0.0001193533</text:p>
          </table:table-cell>
          <table:table-cell office:value-type="float" office:value="0.0001028133" calcext:value-type="float">
            <text:p>0.0001028133</text:p>
          </table:table-cell>
          <table:table-cell office:value-type="float" office:value="0.0000969383" calcext:value-type="float">
            <text:p>9.69383E-05</text:p>
          </table:table-cell>
          <table:table-cell office:value-type="float" office:value="0.0000767239" calcext:value-type="float">
            <text:p>7.67239E-05</text:p>
          </table:table-cell>
          <table:table-cell office:value-type="float" office:value="0.00006110158" calcext:value-type="float">
            <text:p>6.110158E-05</text:p>
          </table:table-cell>
          <table:table-cell office:value-type="float" office:value="0.00004995802" calcext:value-type="float">
            <text:p>4.995802E-05</text:p>
          </table:table-cell>
          <table:table-cell office:value-type="float" office:value="0.0000428031" calcext:value-type="float">
            <text:p>4.28031E-05</text:p>
          </table:table-cell>
          <table:table-cell office:value-type="float" office:value="0.00003687854" calcext:value-type="float">
            <text:p>3.687854E-05</text:p>
          </table:table-cell>
        </table:table-row>
        <table:table-row table:style-name="ro1">
          <table:table-cell office:value-type="float" office:value="0.0169985993432137" calcext:value-type="float">
            <text:p>0.016998599343214</text:p>
          </table:table-cell>
          <table:table-cell office:value-type="float" office:value="0.0006537947" calcext:value-type="float">
            <text:p>0.0006537947</text:p>
          </table:table-cell>
          <table:table-cell office:value-type="float" office:value="0.0004751572" calcext:value-type="float">
            <text:p>0.0004751572</text:p>
          </table:table-cell>
          <table:table-cell office:value-type="float" office:value="0.0003368951" calcext:value-type="float">
            <text:p>0.0003368951</text:p>
          </table:table-cell>
          <table:table-cell office:value-type="float" office:value="0.0002397837" calcext:value-type="float">
            <text:p>0.0002397837</text:p>
          </table:table-cell>
          <table:table-cell office:value-type="float" office:value="0.0001791707" calcext:value-type="float">
            <text:p>0.0001791707</text:p>
          </table:table-cell>
          <table:table-cell office:value-type="float" office:value="0.0001425975" calcext:value-type="float">
            <text:p>0.0001425975</text:p>
          </table:table-cell>
          <table:table-cell office:value-type="float" office:value="0.0001175998" calcext:value-type="float">
            <text:p>0.0001175998</text:p>
          </table:table-cell>
          <table:table-cell office:value-type="float" office:value="0.0001019168" calcext:value-type="float">
            <text:p>0.0001019168</text:p>
          </table:table-cell>
          <table:table-cell office:value-type="float" office:value="0.00009614594" calcext:value-type="float">
            <text:p>9.614594E-05</text:p>
          </table:table-cell>
          <table:table-cell office:value-type="float" office:value="0.00007659037" calcext:value-type="float">
            <text:p>7.659037E-05</text:p>
          </table:table-cell>
          <table:table-cell office:value-type="float" office:value="0.00006094345" calcext:value-type="float">
            <text:p>6.094345E-05</text:p>
          </table:table-cell>
          <table:table-cell office:value-type="float" office:value="0.00004939493" calcext:value-type="float">
            <text:p>4.939493E-05</text:p>
          </table:table-cell>
          <table:table-cell office:value-type="float" office:value="0.00004216806" calcext:value-type="float">
            <text:p>4.216806E-05</text:p>
          </table:table-cell>
          <table:table-cell office:value-type="float" office:value="0.00003639775" calcext:value-type="float">
            <text:p>3.639775E-05</text:p>
          </table:table-cell>
        </table:table-row>
        <table:table-row table:style-name="ro1">
          <table:table-cell office:value-type="float" office:value="0.0170335757414237" calcext:value-type="float">
            <text:p>0.017033575741424</text:p>
          </table:table-cell>
          <table:table-cell office:value-type="float" office:value="0.0006427996" calcext:value-type="float">
            <text:p>0.0006427996</text:p>
          </table:table-cell>
          <table:table-cell office:value-type="float" office:value="0.0004708372" calcext:value-type="float">
            <text:p>0.0004708372</text:p>
          </table:table-cell>
          <table:table-cell office:value-type="float" office:value="0.0003363897" calcext:value-type="float">
            <text:p>0.0003363897</text:p>
          </table:table-cell>
          <table:table-cell office:value-type="float" office:value="0.000239691" calcext:value-type="float">
            <text:p>0.000239691</text:p>
          </table:table-cell>
          <table:table-cell office:value-type="float" office:value="0.0001778835" calcext:value-type="float">
            <text:p>0.0001778835</text:p>
          </table:table-cell>
          <table:table-cell office:value-type="float" office:value="0.0001406256" calcext:value-type="float">
            <text:p>0.0001406256</text:p>
          </table:table-cell>
          <table:table-cell office:value-type="float" office:value="0.0001158029" calcext:value-type="float">
            <text:p>0.0001158029</text:p>
          </table:table-cell>
          <table:table-cell office:value-type="float" office:value="0.0001011866" calcext:value-type="float">
            <text:p>0.0001011866</text:p>
          </table:table-cell>
          <table:table-cell office:value-type="float" office:value="0.00009522565" calcext:value-type="float">
            <text:p>9.522565E-05</text:p>
          </table:table-cell>
          <table:table-cell office:value-type="float" office:value="0.00007639706" calcext:value-type="float">
            <text:p>7.639706E-05</text:p>
          </table:table-cell>
          <table:table-cell office:value-type="float" office:value="0.0000608257" calcext:value-type="float">
            <text:p>6.08257E-05</text:p>
          </table:table-cell>
          <table:table-cell office:value-type="float" office:value="0.00004893439" calcext:value-type="float">
            <text:p>4.893439E-05</text:p>
          </table:table-cell>
          <table:table-cell office:value-type="float" office:value="0.00004157293" calcext:value-type="float">
            <text:p>4.157293E-05</text:p>
          </table:table-cell>
          <table:table-cell office:value-type="float" office:value="0.00003589132" calcext:value-type="float">
            <text:p>3.589132E-05</text:p>
          </table:table-cell>
        </table:table-row>
        <table:table-row table:style-name="ro1">
          <table:table-cell office:value-type="float" office:value="0.0170685521396337" calcext:value-type="float">
            <text:p>0.017068552139634</text:p>
          </table:table-cell>
          <table:table-cell office:value-type="float" office:value="0.000631523" calcext:value-type="float">
            <text:p>0.000631523</text:p>
          </table:table-cell>
          <table:table-cell office:value-type="float" office:value="0.0004659598" calcext:value-type="float">
            <text:p>0.0004659598</text:p>
          </table:table-cell>
          <table:table-cell office:value-type="float" office:value="0.0003355806" calcext:value-type="float">
            <text:p>0.0003355806</text:p>
          </table:table-cell>
          <table:table-cell office:value-type="float" office:value="0.0002396826" calcext:value-type="float">
            <text:p>0.0002396826</text:p>
          </table:table-cell>
          <table:table-cell office:value-type="float" office:value="0.0001768658" calcext:value-type="float">
            <text:p>0.0001768658</text:p>
          </table:table-cell>
          <table:table-cell office:value-type="float" office:value="0.0001388359" calcext:value-type="float">
            <text:p>0.0001388359</text:p>
          </table:table-cell>
          <table:table-cell office:value-type="float" office:value="0.0001139972" calcext:value-type="float">
            <text:p>0.0001139972</text:p>
          </table:table-cell>
          <table:table-cell office:value-type="float" office:value="0.0001006137" calcext:value-type="float">
            <text:p>0.0001006137</text:p>
          </table:table-cell>
          <table:table-cell office:value-type="float" office:value="0.00009418349" calcext:value-type="float">
            <text:p>9.418349E-05</text:p>
          </table:table-cell>
          <table:table-cell office:value-type="float" office:value="0.00007612435" calcext:value-type="float">
            <text:p>7.612435E-05</text:p>
          </table:table-cell>
          <table:table-cell office:value-type="float" office:value="0.00006072829" calcext:value-type="float">
            <text:p>6.072829E-05</text:p>
          </table:table-cell>
          <table:table-cell office:value-type="float" office:value="0.00004857711" calcext:value-type="float">
            <text:p>4.857711E-05</text:p>
          </table:table-cell>
          <table:table-cell office:value-type="float" office:value="0.00004102984" calcext:value-type="float">
            <text:p>4.102984E-05</text:p>
          </table:table-cell>
          <table:table-cell office:value-type="float" office:value="0.00003537033" calcext:value-type="float">
            <text:p>3.537033E-05</text:p>
          </table:table-cell>
        </table:table-row>
        <table:table-row table:style-name="ro1">
          <table:table-cell office:value-type="float" office:value="0.0171035285378436" calcext:value-type="float">
            <text:p>0.017103528537844</text:p>
          </table:table-cell>
          <table:table-cell office:value-type="float" office:value="0.0006200777" calcext:value-type="float">
            <text:p>0.0006200777</text:p>
          </table:table-cell>
          <table:table-cell office:value-type="float" office:value="0.0004605593" calcext:value-type="float">
            <text:p>0.0004605593</text:p>
          </table:table-cell>
          <table:table-cell office:value-type="float" office:value="0.000334428" calcext:value-type="float">
            <text:p>0.000334428</text:p>
          </table:table-cell>
          <table:table-cell office:value-type="float" office:value="0.0002397038" calcext:value-type="float">
            <text:p>0.0002397038</text:p>
          </table:table-cell>
          <table:table-cell office:value-type="float" office:value="0.0001760954" calcext:value-type="float">
            <text:p>0.0001760954</text:p>
          </table:table-cell>
          <table:table-cell office:value-type="float" office:value="0.0001372432" calcext:value-type="float">
            <text:p>0.0001372432</text:p>
          </table:table-cell>
          <table:table-cell office:value-type="float" office:value="0.0001122102" calcext:value-type="float">
            <text:p>0.0001122102</text:p>
          </table:table-cell>
          <table:table-cell office:value-type="float" office:value="0.0001001832" calcext:value-type="float">
            <text:p>0.0001001832</text:p>
          </table:table-cell>
          <table:table-cell office:value-type="float" office:value="0.00009303362" calcext:value-type="float">
            <text:p>9.303362E-05</text:p>
          </table:table-cell>
          <table:table-cell office:value-type="float" office:value="0.00007575731" calcext:value-type="float">
            <text:p>7.575731E-05</text:p>
          </table:table-cell>
          <table:table-cell office:value-type="float" office:value="0.00006062928" calcext:value-type="float">
            <text:p>6.062928E-05</text:p>
          </table:table-cell>
          <table:table-cell office:value-type="float" office:value="0.00004831715" calcext:value-type="float">
            <text:p>4.831715E-05</text:p>
          </table:table-cell>
          <table:table-cell office:value-type="float" office:value="0.00004055096" calcext:value-type="float">
            <text:p>4.055096E-05</text:p>
          </table:table-cell>
          <table:table-cell office:value-type="float" office:value="0.00003485375" calcext:value-type="float">
            <text:p>3.485375E-05</text:p>
          </table:table-cell>
        </table:table-row>
        <table:table-row table:style-name="ro1">
          <table:table-cell office:value-type="float" office:value="0.0171385049360536" calcext:value-type="float">
            <text:p>0.017138504936054</text:p>
          </table:table-cell>
          <table:table-cell office:value-type="float" office:value="0.0006085683" calcext:value-type="float">
            <text:p>0.0006085683</text:p>
          </table:table-cell>
          <table:table-cell office:value-type="float" office:value="0.0004546779" calcext:value-type="float">
            <text:p>0.0004546779</text:p>
          </table:table-cell>
          <table:table-cell office:value-type="float" office:value="0.0003329009" calcext:value-type="float">
            <text:p>0.0003329009</text:p>
          </table:table-cell>
          <table:table-cell office:value-type="float" office:value="0.0002396997" calcext:value-type="float">
            <text:p>0.0002396997</text:p>
          </table:table-cell>
          <table:table-cell office:value-type="float" office:value="0.0001755467" calcext:value-type="float">
            <text:p>0.0001755467</text:p>
          </table:table-cell>
          <table:table-cell office:value-type="float" office:value="0.000135861" calcext:value-type="float">
            <text:p>0.000135861</text:p>
          </table:table-cell>
          <table:table-cell office:value-type="float" office:value="0.0001104801" calcext:value-type="float">
            <text:p>0.0001104801</text:p>
          </table:table-cell>
          <table:table-cell office:value-type="float" office:value="0.00009987714" calcext:value-type="float">
            <text:p>9.987714E-05</text:p>
          </table:table-cell>
          <table:table-cell office:value-type="float" office:value="0.00009179534" calcext:value-type="float">
            <text:p>9.179534E-05</text:p>
          </table:table-cell>
          <table:table-cell office:value-type="float" office:value="0.00007528708" calcext:value-type="float">
            <text:p>7.528708E-05</text:p>
          </table:table-cell>
          <table:table-cell office:value-type="float" office:value="0.00006050824" calcext:value-type="float">
            <text:p>6.050824E-05</text:p>
          </table:table-cell>
          <table:table-cell office:value-type="float" office:value="0.0000481444" calcext:value-type="float">
            <text:p>4.81444E-05</text:p>
          </table:table-cell>
          <table:table-cell office:value-type="float" office:value="0.00004014258" calcext:value-type="float">
            <text:p>4.014258E-05</text:p>
          </table:table-cell>
          <table:table-cell office:value-type="float" office:value="0.00003435541" calcext:value-type="float">
            <text:p>3.435541E-05</text:p>
          </table:table-cell>
        </table:table-row>
        <table:table-row table:style-name="ro1">
          <table:table-cell office:value-type="float" office:value="0.0171734813342636" calcext:value-type="float">
            <text:p>0.017173481334264</text:p>
          </table:table-cell>
          <table:table-cell office:value-type="float" office:value="0.0005971203" calcext:value-type="float">
            <text:p>0.0005971203</text:p>
          </table:table-cell>
          <table:table-cell office:value-type="float" office:value="0.0004483696" calcext:value-type="float">
            <text:p>0.0004483696</text:p>
          </table:table-cell>
          <table:table-cell office:value-type="float" office:value="0.0003309814" calcext:value-type="float">
            <text:p>0.0003309814</text:p>
          </table:table-cell>
          <table:table-cell office:value-type="float" office:value="0.0002396137" calcext:value-type="float">
            <text:p>0.0002396137</text:p>
          </table:table-cell>
          <table:table-cell office:value-type="float" office:value="0.0001751832" calcext:value-type="float">
            <text:p>0.0001751832</text:p>
          </table:table-cell>
          <table:table-cell office:value-type="float" office:value="0.0001346898" calcext:value-type="float">
            <text:p>0.0001346898</text:p>
          </table:table-cell>
          <table:table-cell office:value-type="float" office:value="0.0001088311" calcext:value-type="float">
            <text:p>0.0001088311</text:p>
          </table:table-cell>
          <table:table-cell office:value-type="float" office:value="0.000099669" calcext:value-type="float">
            <text:p>9.9669E-05</text:p>
          </table:table-cell>
          <table:table-cell office:value-type="float" office:value="0.00009049063" calcext:value-type="float">
            <text:p>9.049063E-05</text:p>
          </table:table-cell>
          <table:table-cell office:value-type="float" office:value="0.00007471018" calcext:value-type="float">
            <text:p>7.471018E-05</text:p>
          </table:table-cell>
          <table:table-cell office:value-type="float" office:value="0.00006034604" calcext:value-type="float">
            <text:p>6.034604E-05</text:p>
          </table:table-cell>
          <table:table-cell office:value-type="float" office:value="0.00004804334" calcext:value-type="float">
            <text:p>4.804334E-05</text:p>
          </table:table-cell>
          <table:table-cell office:value-type="float" office:value="0.00003980727" calcext:value-type="float">
            <text:p>3.980727E-05</text:p>
          </table:table-cell>
          <table:table-cell office:value-type="float" office:value="0.00003388823" calcext:value-type="float">
            <text:p>3.388823E-05</text:p>
          </table:table-cell>
        </table:table-row>
        <table:table-row table:style-name="ro1">
          <table:table-cell office:value-type="float" office:value="0.0172084577324735" calcext:value-type="float">
            <text:p>0.017208457732474</text:p>
          </table:table-cell>
          <table:table-cell office:value-type="float" office:value="0.0005858397" calcext:value-type="float">
            <text:p>0.0005858397</text:p>
          </table:table-cell>
          <table:table-cell office:value-type="float" office:value="0.0004417012" calcext:value-type="float">
            <text:p>0.0004417012</text:p>
          </table:table-cell>
          <table:table-cell office:value-type="float" office:value="0.0003286561" calcext:value-type="float">
            <text:p>0.0003286561</text:p>
          </table:table-cell>
          <table:table-cell office:value-type="float" office:value="0.0002394014" calcext:value-type="float">
            <text:p>0.0002394014</text:p>
          </table:table-cell>
          <table:table-cell office:value-type="float" office:value="0.0001749699" calcext:value-type="float">
            <text:p>0.0001749699</text:p>
          </table:table-cell>
          <table:table-cell office:value-type="float" office:value="0.0001337257" calcext:value-type="float">
            <text:p>0.0001337257</text:p>
          </table:table-cell>
          <table:table-cell office:value-type="float" office:value="0.0001072898" calcext:value-type="float">
            <text:p>0.0001072898</text:p>
          </table:table-cell>
          <table:table-cell office:value-type="float" office:value="0.00009953494" calcext:value-type="float">
            <text:p>9.953494E-05</text:p>
          </table:table-cell>
          <table:table-cell office:value-type="float" office:value="0.00008914318" calcext:value-type="float">
            <text:p>8.914318E-05</text:p>
          </table:table-cell>
          <table:table-cell office:value-type="float" office:value="0.00007402302" calcext:value-type="float">
            <text:p>7.402302E-05</text:p>
          </table:table-cell>
          <table:table-cell office:value-type="float" office:value="0.00006012761" calcext:value-type="float">
            <text:p>6.012761E-05</text:p>
          </table:table-cell>
          <table:table-cell office:value-type="float" office:value="0.00004799729" calcext:value-type="float">
            <text:p>4.799729E-05</text:p>
          </table:table-cell>
          <table:table-cell office:value-type="float" office:value="0.00003954357" calcext:value-type="float">
            <text:p>3.954357E-05</text:p>
          </table:table-cell>
          <table:table-cell office:value-type="float" office:value="0.00003346303" calcext:value-type="float">
            <text:p>3.346303E-05</text:p>
          </table:table-cell>
        </table:table-row>
        <table:table-row table:style-name="ro1">
          <table:table-cell office:value-type="float" office:value="0.0172434341306835" calcext:value-type="float">
            <text:p>0.017243434130684</text:p>
          </table:table-cell>
          <table:table-cell office:value-type="float" office:value="0.0005748309" calcext:value-type="float">
            <text:p>0.0005748309</text:p>
          </table:table-cell>
          <table:table-cell office:value-type="float" office:value="0.0004347347" calcext:value-type="float">
            <text:p>0.0004347347</text:p>
          </table:table-cell>
          <table:table-cell office:value-type="float" office:value="0.0003259256" calcext:value-type="float">
            <text:p>0.0003259256</text:p>
          </table:table-cell>
          <table:table-cell office:value-type="float" office:value="0.0002390148" calcext:value-type="float">
            <text:p>0.0002390148</text:p>
          </table:table-cell>
          <table:table-cell office:value-type="float" office:value="0.0001748623" calcext:value-type="float">
            <text:p>0.0001748623</text:p>
          </table:table-cell>
          <table:table-cell office:value-type="float" office:value="0.0001329598" calcext:value-type="float">
            <text:p>0.0001329598</text:p>
          </table:table-cell>
          <table:table-cell office:value-type="float" office:value="0.0001058776" calcext:value-type="float">
            <text:p>0.0001058776</text:p>
          </table:table-cell>
          <table:table-cell office:value-type="float" office:value="0.00009944388" calcext:value-type="float">
            <text:p>9.944388E-05</text:p>
          </table:table-cell>
          <table:table-cell office:value-type="float" office:value="0.00008778136" calcext:value-type="float">
            <text:p>8.778136E-05</text:p>
          </table:table-cell>
          <table:table-cell office:value-type="float" office:value="0.00007323545" calcext:value-type="float">
            <text:p>7.323545E-05</text:p>
          </table:table-cell>
          <table:table-cell office:value-type="float" office:value="0.00005984009" calcext:value-type="float">
            <text:p>5.984009E-05</text:p>
          </table:table-cell>
          <table:table-cell office:value-type="float" office:value="0.0000479854" calcext:value-type="float">
            <text:p>4.79854E-05</text:p>
          </table:table-cell>
          <table:table-cell office:value-type="float" office:value="0.00003934664" calcext:value-type="float">
            <text:p>3.934664E-05</text:p>
          </table:table-cell>
          <table:table-cell office:value-type="float" office:value="0.00003309006" calcext:value-type="float">
            <text:p>3.309006E-05</text:p>
          </table:table-cell>
        </table:table-row>
        <table:table-row table:style-name="ro1">
          <table:table-cell office:value-type="float" office:value="0.0172784105288935" calcext:value-type="float">
            <text:p>0.017278410528894</text:p>
          </table:table-cell>
          <table:table-cell office:value-type="float" office:value="0.0005642009" calcext:value-type="float">
            <text:p>0.0005642009</text:p>
          </table:table-cell>
          <table:table-cell office:value-type="float" office:value="0.0004275549" calcext:value-type="float">
            <text:p>0.0004275549</text:p>
          </table:table-cell>
          <table:table-cell office:value-type="float" office:value="0.0003228017" calcext:value-type="float">
            <text:p>0.0003228017</text:p>
          </table:table-cell>
          <table:table-cell office:value-type="float" office:value="0.0002384154" calcext:value-type="float">
            <text:p>0.0002384154</text:p>
          </table:table-cell>
          <table:table-cell office:value-type="float" office:value="0.0001748201" calcext:value-type="float">
            <text:p>0.0001748201</text:p>
          </table:table-cell>
          <table:table-cell office:value-type="float" office:value="0.0001323738" calcext:value-type="float">
            <text:p>0.0001323738</text:p>
          </table:table-cell>
          <table:table-cell office:value-type="float" office:value="0.0001046125" calcext:value-type="float">
            <text:p>0.0001046125</text:p>
          </table:table-cell>
          <table:table-cell office:value-type="float" office:value="0.00009936699" calcext:value-type="float">
            <text:p>9.936699E-05</text:p>
          </table:table-cell>
          <table:table-cell office:value-type="float" office:value="0.00008642716" calcext:value-type="float">
            <text:p>8.642716E-05</text:p>
          </table:table-cell>
          <table:table-cell office:value-type="float" office:value="0.00007235861" calcext:value-type="float">
            <text:p>7.235861E-05</text:p>
          </table:table-cell>
          <table:table-cell office:value-type="float" office:value="0.00005947448" calcext:value-type="float">
            <text:p>5.947448E-05</text:p>
          </table:table-cell>
          <table:table-cell office:value-type="float" office:value="0.00004798436" calcext:value-type="float">
            <text:p>4.798436E-05</text:p>
          </table:table-cell>
          <table:table-cell office:value-type="float" office:value="0.00003920672" calcext:value-type="float">
            <text:p>3.920672E-05</text:p>
          </table:table-cell>
          <table:table-cell office:value-type="float" office:value="0.00003277367" calcext:value-type="float">
            <text:p>3.277367E-05</text:p>
          </table:table-cell>
        </table:table-row>
        <table:table-row table:style-name="ro1">
          <table:table-cell office:value-type="float" office:value="0.0173133869271034" calcext:value-type="float">
            <text:p>0.017313386927104</text:p>
          </table:table-cell>
          <table:table-cell office:value-type="float" office:value="0.0005540422" calcext:value-type="float">
            <text:p>0.0005540422</text:p>
          </table:table-cell>
          <table:table-cell office:value-type="float" office:value="0.0004202332" calcext:value-type="float">
            <text:p>0.0004202332</text:p>
          </table:table-cell>
          <table:table-cell office:value-type="float" office:value="0.0003192995" calcext:value-type="float">
            <text:p>0.0003192995</text:p>
          </table:table-cell>
          <table:table-cell office:value-type="float" office:value="0.0002375729" calcext:value-type="float">
            <text:p>0.0002375729</text:p>
          </table:table-cell>
          <table:table-cell office:value-type="float" office:value="0.0001747977" calcext:value-type="float">
            <text:p>0.0001747977</text:p>
          </table:table-cell>
          <table:table-cell office:value-type="float" office:value="0.0001319479" calcext:value-type="float">
            <text:p>0.0001319479</text:p>
          </table:table-cell>
          <table:table-cell office:value-type="float" office:value="0.0001035057" calcext:value-type="float">
            <text:p>0.0001035057</text:p>
          </table:table-cell>
          <table:table-cell office:value-type="float" office:value="0.00009927368" calcext:value-type="float">
            <text:p>9.927368E-05</text:p>
          </table:table-cell>
          <table:table-cell office:value-type="float" office:value="0.0000851137" calcext:value-type="float">
            <text:p>8.51137E-05</text:p>
          </table:table-cell>
          <table:table-cell office:value-type="float" office:value="0.00007140332" calcext:value-type="float">
            <text:p>7.140332E-05</text:p>
          </table:table-cell>
          <table:table-cell office:value-type="float" office:value="0.00005902494" calcext:value-type="float">
            <text:p>5.902494E-05</text:p>
          </table:table-cell>
          <table:table-cell office:value-type="float" office:value="0.00004797288" calcext:value-type="float">
            <text:p>4.797288E-05</text:p>
          </table:table-cell>
          <table:table-cell office:value-type="float" office:value="0.00003911141" calcext:value-type="float">
            <text:p>3.911141E-05</text:p>
          </table:table-cell>
          <table:table-cell office:value-type="float" office:value="0.00003251545" calcext:value-type="float">
            <text:p>3.251545E-05</text:p>
          </table:table-cell>
        </table:table-row>
        <table:table-row table:style-name="ro1">
          <table:table-cell office:value-type="float" office:value="0.0173483633253134" calcext:value-type="float">
            <text:p>0.017348363325313</text:p>
          </table:table-cell>
          <table:table-cell office:value-type="float" office:value="0.0005444391" calcext:value-type="float">
            <text:p>0.0005444391</text:p>
          </table:table-cell>
          <table:table-cell office:value-type="float" office:value="0.0004128572" calcext:value-type="float">
            <text:p>0.0004128572</text:p>
          </table:table-cell>
          <table:table-cell office:value-type="float" office:value="0.0003154566" calcext:value-type="float">
            <text:p>0.0003154566</text:p>
          </table:table-cell>
          <table:table-cell office:value-type="float" office:value="0.0002364618" calcext:value-type="float">
            <text:p>0.0002364618</text:p>
          </table:table-cell>
          <table:table-cell office:value-type="float" office:value="0.0001747516" calcext:value-type="float">
            <text:p>0.0001747516</text:p>
          </table:table-cell>
          <table:table-cell office:value-type="float" office:value="0.0001316539" calcext:value-type="float">
            <text:p>0.0001316539</text:p>
          </table:table-cell>
          <table:table-cell office:value-type="float" office:value="0.0001025617" calcext:value-type="float">
            <text:p>0.0001025617</text:p>
          </table:table-cell>
          <table:table-cell office:value-type="float" office:value="0.00009913689" calcext:value-type="float">
            <text:p>9.913689E-05</text:p>
          </table:table-cell>
          <table:table-cell office:value-type="float" office:value="0.00008386144" calcext:value-type="float">
            <text:p>8.386144E-05</text:p>
          </table:table-cell>
          <table:table-cell office:value-type="float" office:value="0.00007039359" calcext:value-type="float">
            <text:p>7.039359E-05</text:p>
          </table:table-cell>
          <table:table-cell office:value-type="float" office:value="0.00005849535" calcext:value-type="float">
            <text:p>5.849535E-05</text:p>
          </table:table-cell>
          <table:table-cell office:value-type="float" office:value="0.00004793002" calcext:value-type="float">
            <text:p>4.793002E-05</text:p>
          </table:table-cell>
          <table:table-cell office:value-type="float" office:value="0.00003904543" calcext:value-type="float">
            <text:p>3.904543E-05</text:p>
          </table:table-cell>
          <table:table-cell office:value-type="float" office:value="0.00003231389" calcext:value-type="float">
            <text:p>3.231389E-05</text:p>
          </table:table-cell>
        </table:table-row>
        <table:table-row table:style-name="ro1">
          <table:table-cell office:value-type="float" office:value="0.0173833397235234" calcext:value-type="float">
            <text:p>0.017383339723523</text:p>
          </table:table-cell>
          <table:table-cell office:value-type="float" office:value="0.0005354641" calcext:value-type="float">
            <text:p>0.0005354641</text:p>
          </table:table-cell>
          <table:table-cell office:value-type="float" office:value="0.0004055046" calcext:value-type="float">
            <text:p>0.0004055046</text:p>
          </table:table-cell>
          <table:table-cell office:value-type="float" office:value="0.0003113014" calcext:value-type="float">
            <text:p>0.0003113014</text:p>
          </table:table-cell>
          <table:table-cell office:value-type="float" office:value="0.0002350675" calcext:value-type="float">
            <text:p>0.0002350675</text:p>
          </table:table-cell>
          <table:table-cell office:value-type="float" office:value="0.0001746401" calcext:value-type="float">
            <text:p>0.0001746401</text:p>
          </table:table-cell>
          <table:table-cell office:value-type="float" office:value="0.0001314625" calcext:value-type="float">
            <text:p>0.0001314625</text:p>
          </table:table-cell>
          <table:table-cell office:value-type="float" office:value="0.0001017813" calcext:value-type="float">
            <text:p>0.0001017813</text:p>
          </table:table-cell>
          <table:table-cell office:value-type="float" office:value="0.00009893002" calcext:value-type="float">
            <text:p>9.893002E-05</text:p>
          </table:table-cell>
          <table:table-cell office:value-type="float" office:value="0.00008269194" calcext:value-type="float">
            <text:p>8.269194E-05</text:p>
          </table:table-cell>
          <table:table-cell office:value-type="float" office:value="0.00006934798" calcext:value-type="float">
            <text:p>6.934798E-05</text:p>
          </table:table-cell>
          <table:table-cell office:value-type="float" office:value="0.00005788592" calcext:value-type="float">
            <text:p>5.788592E-05</text:p>
          </table:table-cell>
          <table:table-cell office:value-type="float" office:value="0.00004783722" calcext:value-type="float">
            <text:p>4.783722E-05</text:p>
          </table:table-cell>
          <table:table-cell office:value-type="float" office:value="0.00003899391" calcext:value-type="float">
            <text:p>3.899391E-05</text:p>
          </table:table-cell>
          <table:table-cell office:value-type="float" office:value="0.00003216326" calcext:value-type="float">
            <text:p>3.216326E-05</text:p>
          </table:table-cell>
        </table:table-row>
        <table:table-row table:style-name="ro1">
          <table:table-cell office:value-type="float" office:value="0.0174183161217333" calcext:value-type="float">
            <text:p>0.017418316121733</text:p>
          </table:table-cell>
          <table:table-cell office:value-type="float" office:value="0.0005271888" calcext:value-type="float">
            <text:p>0.0005271888</text:p>
          </table:table-cell>
          <table:table-cell office:value-type="float" office:value="0.000398253" calcext:value-type="float">
            <text:p>0.000398253</text:p>
          </table:table-cell>
          <table:table-cell office:value-type="float" office:value="0.000306884" calcext:value-type="float">
            <text:p>0.000306884</text:p>
          </table:table-cell>
          <table:table-cell office:value-type="float" office:value="0.0002333812" calcext:value-type="float">
            <text:p>0.0002333812</text:p>
          </table:table-cell>
          <table:table-cell office:value-type="float" office:value="0.0001744251" calcext:value-type="float">
            <text:p>0.0001744251</text:p>
          </table:table-cell>
          <table:table-cell office:value-type="float" office:value="0.0001313411" calcext:value-type="float">
            <text:p>0.0001313411</text:p>
          </table:table-cell>
          <table:table-cell office:value-type="float" office:value="0.0001011576" calcext:value-type="float">
            <text:p>0.0001011576</text:p>
          </table:table-cell>
          <table:table-cell office:value-type="float" office:value="0.00009863205" calcext:value-type="float">
            <text:p>9.863205E-05</text:p>
          </table:table-cell>
          <table:table-cell office:value-type="float" office:value="0.00008162548" calcext:value-type="float">
            <text:p>8.162548E-05</text:p>
          </table:table-cell>
          <table:table-cell office:value-type="float" office:value="0.00006828838" calcext:value-type="float">
            <text:p>6.828838E-05</text:p>
          </table:table-cell>
          <table:table-cell office:value-type="float" office:value="0.00005720784" calcext:value-type="float">
            <text:p>5.720784E-05</text:p>
          </table:table-cell>
          <table:table-cell office:value-type="float" office:value="0.00004767908" calcext:value-type="float">
            <text:p>4.767908E-05</text:p>
          </table:table-cell>
          <table:table-cell office:value-type="float" office:value="0.00003893927" calcext:value-type="float">
            <text:p>3.893927E-05</text:p>
          </table:table-cell>
          <table:table-cell office:value-type="float" office:value="0.00003205512" calcext:value-type="float">
            <text:p>3.205512E-05</text:p>
          </table:table-cell>
        </table:table-row>
        <table:table-row table:style-name="ro1">
          <table:table-cell office:value-type="float" office:value="0.0174532925199433" calcext:value-type="float">
            <text:p>0.017453292519943</text:p>
          </table:table-cell>
          <table:table-cell office:value-type="float" office:value="0.0005196481" calcext:value-type="float">
            <text:p>0.0005196481</text:p>
          </table:table-cell>
          <table:table-cell office:value-type="float" office:value="0.0003911828" calcext:value-type="float">
            <text:p>0.0003911828</text:p>
          </table:table-cell>
          <table:table-cell office:value-type="float" office:value="0.0003022537" calcext:value-type="float">
            <text:p>0.0003022537</text:p>
          </table:table-cell>
          <table:table-cell office:value-type="float" office:value="0.0002314032" calcext:value-type="float">
            <text:p>0.0002314032</text:p>
          </table:table-cell>
          <table:table-cell office:value-type="float" office:value="0.000174073" calcext:value-type="float">
            <text:p>0.000174073</text:p>
          </table:table-cell>
          <table:table-cell office:value-type="float" office:value="0.0001312544" calcext:value-type="float">
            <text:p>0.0001312544</text:p>
          </table:table-cell>
          <table:table-cell office:value-type="float" office:value="0.0001006782" calcext:value-type="float">
            <text:p>0.0001006782</text:p>
          </table:table-cell>
          <table:table-cell office:value-type="float" office:value="0.00009822514" calcext:value-type="float">
            <text:p>9.822514E-05</text:p>
          </table:table-cell>
          <table:table-cell office:value-type="float" office:value="0.00008067457" calcext:value-type="float">
            <text:p>8.067457E-05</text:p>
          </table:table-cell>
          <table:table-cell office:value-type="float" office:value="0.00006724065" calcext:value-type="float">
            <text:p>6.724065E-05</text:p>
          </table:table-cell>
          <table:table-cell office:value-type="float" office:value="0.00005647448" calcext:value-type="float">
            <text:p>5.647448E-05</text:p>
          </table:table-cell>
          <table:table-cell office:value-type="float" office:value="0.00004744457" calcext:value-type="float">
            <text:p>4.744457E-05</text:p>
          </table:table-cell>
          <table:table-cell office:value-type="float" office:value="0.00003886678" calcext:value-type="float">
            <text:p>3.886678E-05</text:p>
          </table:table-cell>
          <table:table-cell office:value-type="float" office:value="0.0000319778" calcext:value-type="float">
            <text:p>3.19778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4T14:17:45.386018704</meta:creation-date>
    <dc:date>2020-05-04T14:32:19.020481725</dc:date>
    <meta:editing-duration>PT14M32S</meta:editing-duration>
    <meta:editing-cycles>3</meta:editing-cycles>
    <meta:generator>LibreOffice/6.3.5.2$Linux_X86_64 LibreOffice_project/30$Build-2</meta:generator>
    <meta:document-statistic meta:table-count="1" meta:cell-count="7514" meta:object-count="0"/>
  </office:meta>
</office:document-meta>
</file>